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Basic/Standard/M11_Expr.xml"/>
  <manifest:file-entry manifest:media-type="text/xml" manifest:full-path="Basic/Standard/M10_Env.xml"/>
  <manifest:file-entry manifest:media-type="text/xml" manifest:full-path="Basic/Standard/M09_Pattern.xml"/>
  <manifest:file-entry manifest:media-type="text/xml" manifest:full-path="Basic/Standard/M02_Array.xml"/>
  <manifest:file-entry manifest:media-type="text/xml" manifest:full-path="Basic/Standard/Mxx_Scratch.xml"/>
  <manifest:file-entry manifest:media-type="text/xml" manifest:full-path="Basic/Standard/M05_Parser.xml"/>
  <manifest:file-entry manifest:media-type="text/xml" manifest:full-path="Basic/Standard/M01_Common.xml"/>
  <manifest:file-entry manifest:media-type="text/xml" manifest:full-path="Basic/Standard/M00_Test.xml"/>
  <manifest:file-entry manifest:media-type="text/xml" manifest:full-path="Basic/Standard/script-lb.xml"/>
  <manifest:file-entry manifest:media-type="text/xml" manifest:full-path="Basic/Standard/M12_Type.xml"/>
  <manifest:file-entry manifest:media-type="text/xml" manifest:full-path="Basic/Standard/M06_AST.xml"/>
  <manifest:file-entry manifest:media-type="text/xml" manifest:full-path="Basic/Standard/M08_PrsGrammar.xml"/>
  <manifest:file-entry manifest:media-type="text/xml" manifest:full-path="Basic/Standard/M07_PrsLogic.xml"/>
  <manifest:file-entry manifest:media-type="text/xml" manifest:full-path="Basic/Standard/M04_Fn.xml"/>
  <manifest:file-entry manifest:media-type="text/xml" manifest:full-path="Basic/Standard/M03_List.xml"/>
  <manifest:file-entry manifest:media-type="text/xml" manifest:full-path="Basic/script-lc.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onotype.com1" svg:font-family="Monotype.com" style:font-adornments="Standard"/>
    <style:font-face style:name="Courier New" svg:font-family="'Courier New'" style:font-family-generic="modern" style:font-pitch="fixed"/>
    <style:font-face style:name="Monotype.com" svg:font-family="Monotype.com" style:font-family-generic="moder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665cm"/>
    </style:style>
    <style:style style:name="co2" style:family="table-column">
      <style:table-column-properties fo:break-before="auto" style:column-width="5.854cm"/>
    </style:style>
    <style:style style:name="co3" style:family="table-column">
      <style:table-column-properties fo:break-before="auto" style:column-width="6.47cm"/>
    </style:style>
    <style:style style:name="co4" style:family="table-column">
      <style:table-column-properties fo:break-before="auto" style:column-width="1.164cm"/>
    </style:style>
    <style:style style:name="co5" style:family="table-column">
      <style:table-column-properties fo:break-before="auto" style:column-width="2.267cm"/>
    </style:style>
    <style:style style:name="co6" style:family="table-column">
      <style:table-column-properties fo:break-before="auto" style:column-width="0.55cm"/>
    </style:style>
    <style:style style:name="co7" style:family="table-column">
      <style:table-column-properties fo:break-before="auto" style:column-width="6.048cm"/>
    </style:style>
    <style:style style:name="co8" style:family="table-column">
      <style:table-column-properties fo:break-before="auto" style:column-width="9.35cm"/>
    </style:style>
    <style:style style:name="co9" style:family="table-column">
      <style:table-column-properties fo:break-before="auto" style:column-width="1.498cm"/>
    </style:style>
    <style:style style:name="co10" style:family="table-column">
      <style:table-column-properties fo:break-before="auto" style:column-width="2.496cm"/>
    </style:style>
    <style:style style:name="co11" style:family="table-column">
      <style:table-column-properties fo:break-before="auto" style:column-width="2.302cm"/>
    </style:style>
    <style:style style:name="co12" style:family="table-column">
      <style:table-column-properties fo:break-before="auto" style:column-width="3.884cm"/>
    </style:style>
    <style:style style:name="co13" style:family="table-column">
      <style:table-column-properties fo:break-before="auto" style:column-width="1.692cm"/>
    </style:style>
    <style:style style:name="co14" style:family="table-column">
      <style:table-column-properties fo:break-before="auto" style:column-width="0.554cm"/>
    </style:style>
    <style:style style:name="co15" style:family="table-column">
      <style:table-column-properties fo:break-before="auto" style:column-width="9.999cm"/>
    </style:style>
    <style:style style:name="co16" style:family="table-column">
      <style:table-column-properties fo:break-before="auto" style:column-width="8.74cm"/>
    </style:style>
    <style:style style:name="co17" style:family="table-column">
      <style:table-column-properties fo:break-before="auto" style:column-width="0.721cm"/>
    </style:style>
    <style:style style:name="co18" style:family="table-column">
      <style:table-column-properties fo:break-before="auto" style:column-width="3.967cm"/>
    </style:style>
    <style:style style:name="ro1" style:family="table-row">
      <style:table-row-properties style:row-height="0.496cm" fo:break-before="auto" style:use-optimal-row-height="true"/>
    </style:style>
    <style:style style:name="ro2" style:family="table-row">
      <style:table-row-properties style:row-height="0.453cm" fo:break-before="auto" style:use-optimal-row-height="true"/>
    </style:style>
    <style:style style:name="ro3" style:family="table-row">
      <style:table-row-properties style:row-height="1.027cm" fo:break-before="auto" style:use-optimal-row-height="false"/>
    </style:style>
    <style:style style:name="ro4" style:family="table-row">
      <style:table-row-properties style:row-height="0.499cm" fo:break-before="auto" style:use-optimal-row-height="false"/>
    </style:style>
    <style:style style:name="ro5" style:family="table-row">
      <style:table-row-properties style:row-height="0.453cm" fo:break-before="auto" style:use-optimal-row-height="false"/>
    </style:style>
    <style:style style:name="ro6" style:family="table-row">
      <style:table-row-properties style:row-height="0.45cm" fo:break-before="auto" style:use-optimal-row-height="false"/>
    </style:style>
    <style:style style:name="ro7" style:family="table-row">
      <style:table-row-properties style:row-height="4.159cm" fo:break-before="auto" style:use-optimal-row-height="false"/>
    </style:style>
    <style:style style:name="ro8" style:family="table-row">
      <style:table-row-properties style:row-height="6.369cm" fo:break-before="auto" style:use-optimal-row-height="false"/>
    </style:style>
    <style:style style:name="ro9" style:family="table-row">
      <style:table-row-properties style:row-height="8.819cm" fo:break-before="auto" style:use-optimal-row-height="false"/>
    </style:style>
    <style:style style:name="ro10" style:family="table-row">
      <style:table-row-properties style:row-height="21.114cm" fo:break-before="auto" style:use-optimal-row-height="false"/>
    </style:style>
    <style:style style:name="ro11" style:family="table-row">
      <style:table-row-properties style:row-height="5.449cm" fo:break-before="auto" style:use-optimal-row-height="false"/>
    </style:style>
    <style:style style:name="ro12" style:family="table-row">
      <style:table-row-properties style:row-height="4.528cm" fo:break-before="auto" style:use-optimal-row-height="false"/>
    </style:style>
    <style:style style:name="ro13" style:family="table-row">
      <style:table-row-properties style:row-height="21.218cm" fo:break-before="auto" style:use-optimal-row-height="false"/>
    </style:style>
    <style:style style:name="ro14" style:family="table-row">
      <style:table-row-properties style:row-height="0.369cm" fo:break-before="auto" style:use-optimal-row-height="true"/>
    </style:style>
    <style:style style:name="ta1" style:family="table" style:master-page-name="Default">
      <style:table-properties table:display="true" style:writing-mode="lr-tb"/>
    </style:style>
    <number:number-style style:name="N60">
      <number:scientific-number number:decimal-places="2" number:min-integer-digits="1" number:min-exponent-digits="3"/>
    </number:number-style>
    <number:text-style style:name="N100">
      <number:text-content/>
    </number:text-style>
    <number:number-style style:name="N8000" number:language="de" number:country="DE">
      <number:number number:min-integer-digits="1"/>
    </number:number-style>
    <number:number-style style:name="N8001" number:language="de" number:country="DE">
      <number:number number:decimal-places="0" number:min-integer-digits="1"/>
    </number:number-style>
    <number:boolean-style style:name="N8099" number:language="de" number:country="DE">
      <number:boolean/>
    </number:boolean-style>
    <style:style style:name="ce1" style:family="table-cell" style:parent-style-name="Default">
      <style:table-cell-properties fo:border-bottom="0.002cm solid #000000" fo:border-left="none" fo:border-right="none" fo:border-top="none"/>
      <style:text-properties fo:font-size="11pt" fo:font-weight="bold" style:font-size-asian="11pt" style:font-weight-asian="bold" style:font-size-complex="11pt" style:font-weight-complex="bold"/>
    </style:style>
    <style:style style:name="ce2" style:family="table-cell" style:parent-style-name="Default">
      <style:table-cell-properties fo:border="none"/>
      <style:text-properties fo:font-size="11pt" fo:font-weight="bold" style:font-size-asian="11pt" style:font-weight-asian="bold" style:font-size-complex="11pt" style:font-weight-complex="bold"/>
    </style:style>
    <style:style style:name="ce3" style:family="table-cell" style:parent-style-name="Default">
      <style:table-cell-properties fo:border-bottom="0.002cm solid #000000" style:text-align-source="fix" style:repeat-content="false" fo:border-left="none" fo:border-right="none" fo:border-top="none"/>
      <style:paragraph-properties fo:text-align="center" fo:margin-left="0cm"/>
      <style:text-properties fo:font-size="11pt" fo:font-weight="bold" style:font-size-asian="11pt" style:font-weight-asian="bold" style:font-size-complex="11pt" style:font-weight-complex="bold"/>
    </style:style>
    <style:style style:name="ce4" style:family="table-cell" style:parent-style-name="seg0">
      <style:table-cell-properties style:text-align-source="value-type" style:repeat-content="false" fo:border="none"/>
      <style:paragraph-properties fo:margin-left="0cm"/>
      <style:text-properties fo:font-size="12pt" fo:font-weight="bold" style:font-size-asian="12pt" style:font-weight-asian="bold" style:font-size-complex="12pt" style:font-weight-complex="bold"/>
    </style:style>
    <style:style style:name="ce5" style:family="table-cell" style:parent-style-name="Default">
      <style:text-properties style:font-name="Arial" fo:font-size="10pt" style:font-size-asian="10pt" style:font-size-complex="10pt"/>
    </style:style>
    <style:style style:name="ce6" style:family="table-cell" style:parent-style-name="Default">
      <style:table-cell-properties fo:border-bottom="none" style:text-align-source="fix" style:repeat-content="false" fo:background-color="transparent" fo:border-left="0.002cm solid #000000" fo:border-right="0.002cm solid #000000" fo:border-top="0.002cm solid #000000" style:vertical-align="middle"/>
      <style:paragraph-properties fo:text-align="center" fo:margin-left="0cm"/>
      <style:text-properties style:font-name="Arial" fo:font-size="12pt" fo:font-weight="bold" style:font-size-asian="12pt" style:font-weight-asian="bold" style:font-size-complex="12pt" style:font-weight-complex="bold"/>
    </style:style>
    <style:style style:name="ce7" style:family="table-cell" style:parent-style-name="Default">
      <style:table-cell-properties fo:background-color="transparent"/>
    </style:style>
    <style:style style:name="ce8" style:family="table-cell" style:parent-style-name="Default">
      <style:table-cell-properties fo:border-bottom="0.002cm solid #000000" style:text-align-source="fix" style:repeat-content="false" fo:background-color="transparent" fo:border-left="0.002cm solid #000000" fo:border-right="0.002cm solid #000000" fo:border-top="none"/>
      <style:paragraph-properties fo:text-align="center" fo:margin-left="0cm"/>
    </style:style>
    <style:style style:name="ce9" style:family="table-cell" style:parent-style-name="Default" style:data-style-name="N100">
      <style:table-cell-properties fo:border-bottom="none" style:text-align-source="fix" style:repeat-content="false" fo:border-left="0.002cm solid #000000" fo:border-right="none" fo:border-top="none" style:vertical-align="middle"/>
      <style:paragraph-properties fo:text-align="center" fo:margin-left="0cm"/>
      <style:text-properties style:font-name="Arial" fo:font-size="10pt" style:font-size-asian="10pt" style:font-size-complex="10pt"/>
    </style:style>
    <style:style style:name="ce10" style:family="table-cell" style:parent-style-name="Default">
      <style:table-cell-properties fo:border-bottom="none" style:text-align-source="fix" style:repeat-content="false" fo:background-color="transparent" fo:border-left="0.002cm solid #000000" fo:border-right="0.002cm solid #000000" fo:border-top="0.002cm solid #000000"/>
      <style:paragraph-properties fo:text-align="start" fo:margin-left="0cm"/>
      <style:text-properties style:font-name="Arial" fo:font-size="10pt" style:font-size-asian="10pt" style:font-size-complex="10pt"/>
    </style:style>
    <style:style style:name="ce11" style:family="table-cell" style:parent-style-name="Default">
      <style:table-cell-properties fo:border-bottom="none" style:text-align-source="fix" style:repeat-content="false" fo:border-left="0.002cm solid #000000" fo:border-right="0.002cm solid #000000" fo:border-top="none"/>
      <style:paragraph-properties fo:text-align="start" fo:margin-left="0cm"/>
    </style:style>
    <style:style style:name="ce12" style:family="table-cell" style:parent-style-name="Default">
      <style:table-cell-properties fo:border-bottom="none" style:text-align-source="fix" style:repeat-content="false" fo:background-color="transparent" fo:border-left="0.002cm solid #000000" fo:border-right="0.002cm solid #000000" fo:border-top="none"/>
      <style:paragraph-properties fo:text-align="start" fo:margin-left="0cm"/>
      <style:text-properties style:font-name="Arial" fo:font-size="10pt" style:font-size-asian="10pt" style:font-size-complex="10pt"/>
    </style:style>
    <style:style style:name="ce13" style:family="table-cell" style:parent-style-name="Default">
      <style:table-cell-properties fo:border-bottom="0.002cm solid #000000" style:text-align-source="fix" style:repeat-content="false" fo:background-color="transparent" fo:border-left="0.002cm solid #000000"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14" style:family="table-cell" style:parent-style-name="Default">
      <style:table-cell-properties style:text-align-source="fix" style:repeat-content="false" fo:wrap-option="wrap" style:vertical-align="middle"/>
      <style:paragraph-properties fo:text-align="center" fo:margin-left="0cm"/>
      <style:text-properties style:use-window-font-color="true" style:text-outline="false" style:text-line-through-style="none" style:font-name="Arial" fo:font-size="11pt" fo:language="de" fo:country="DE" fo:font-style="normal" fo:text-shadow="none" style:text-underline-style="none" fo:font-weight="bold" style:text-underline-mode="continuous" style:text-overline-mode="continuous" style:text-line-through-mode="continuous" style:font-name-asian="Arial Unicode MS" style:font-size-asian="11pt" style:language-asian="zh" style:country-asian="CN" style:font-style-asian="normal" style:font-weight-asian="bold" style:font-size-complex="11pt" style:language-complex="hi" style:country-complex="IN" style:font-style-complex="normal" style:font-weight-complex="bold" style:text-emphasize="none" style:font-relief="none" style:text-overline-style="none" style:text-overline-color="font-color"/>
    </style:style>
    <style:style style:name="ce15" style:family="table-cell" style:parent-style-name="Default">
      <style:table-cell-properties style:text-align-source="fix" style:repeat-content="fals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6" style:family="table-cell" style:parent-style-name="Default">
      <style:table-cell-properties fo:border-bottom="none" style:text-align-source="fix" style:repeat-content="false" fo:wrap-option="wrap" fo:border-left="0.002cm solid #000000" fo:border-right="none" fo:border-top="0.002cm solid #000000"/>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bold" style:text-underline-mode="continuous" style:text-overline-mode="continuous" style:text-line-through-mode="continuous" style:font-name-asian="Arial Unicode M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17" style:family="table-cell" style:parent-style-name="Default">
      <style:table-cell-properties fo:border-bottom="0.002cm solid #000000" style:text-align-source="fix" style:repeat-content="false" fo:wrap-option="wrap" fo:border-left="0.002cm solid #000000"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8" style:family="table-cell" style:parent-style-name="Default">
      <style:table-cell-properties fo:border-bottom="none" style:text-align-source="fix" style:repeat-content="false" fo:wrap-option="wrap" fo:border-left="0.002cm solid #000000" fo:border-right="0.002cm solid #000000" fo:border-top="0.002cm solid #000000"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9" style:family="table-cell" style:parent-style-name="Default">
      <style:table-cell-properties fo:border-bottom="none" style:text-align-source="fix" style:repeat-content="false" fo:wrap-option="wrap" fo:border-left="0.002cm solid #000000"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0" style:family="table-cell" style:parent-style-name="Default">
      <style:table-cell-properties fo:border-bottom="none" fo:border-left="none" fo:border-right="none" fo:border-top="0.002cm solid #000000"/>
    </style:style>
    <style:style style:name="ce21" style:family="table-cell" style:parent-style-name="Default" style:data-style-name="N1">
      <style:table-cell-properties fo:border-bottom="none" style:text-align-source="fix" style:repeat-content="false" fo:background-color="transparent" fo:border-left="none" fo:border-right="0.002cm solid #000000" fo:border-top="none" style:vertical-align="middle"/>
      <style:paragraph-properties fo:text-align="center" fo:margin-left="0cm"/>
      <style:text-properties fo:color="#999999" style:font-name="Arial" fo:font-size="10pt" fo:font-style="italic" style:font-size-asian="10pt" style:font-style-asian="italic" style:font-size-complex="10pt" style:font-style-complex="italic"/>
    </style:style>
    <style:style style:name="ce22" style:family="table-cell" style:parent-style-name="Default">
      <style:table-cell-properties fo:border-bottom="none" fo:background-color="transparent" fo:border-left="none" fo:border-right="0.002cm solid #000000" fo:border-top="none"/>
    </style:style>
    <style:style style:name="ce23" style:family="table-cell" style:parent-style-name="Default" style:data-style-name="N1">
      <style:table-cell-properties fo:border-bottom="none" style:text-align-source="fix" style:repeat-content="false" fo:border-left="none" fo:border-right="0.002cm solid #000000"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24" style:family="table-cell" style:parent-style-name="Default">
      <style:table-cell-properties fo:border-bottom="none" style:text-align-source="fix" style:repeat-content="false" fo:border-left="none" fo:border-right="none" fo:border-top="0.002cm solid #000000"/>
      <style:paragraph-properties fo:text-align="start" fo:margin-left="0cm"/>
      <style:text-properties style:font-name="Arial" fo:font-size="10pt" style:font-size-asian="10pt" style:font-size-complex="10pt"/>
    </style:style>
    <style:style style:name="ce25" style:family="table-cell" style:parent-style-name="Default">
      <style:table-cell-properties style:text-align-source="fix" style:repeat-content="false"/>
      <style:paragraph-properties fo:text-align="start" fo:margin-left="0cm"/>
      <style:text-properties style:font-name="Arial" fo:font-size="10pt" style:font-size-asian="10pt" style:font-size-complex="10pt"/>
    </style:style>
    <style:style style:name="ce26" style:family="table-cell" style:parent-style-name="Default">
      <style:table-cell-properties style:text-align-source="fix" style:repeat-content="false" fo:border="none"/>
      <style:paragraph-properties fo:text-align="start" fo:margin-left="0cm"/>
      <style:text-properties style:font-name="Arial" fo:font-size="10pt" style:font-size-asian="10pt" style:font-size-complex="10pt"/>
    </style:style>
    <style:style style:name="ce27" style:family="table-cell" style:parent-style-name="Default">
      <style:table-cell-properties fo:border-bottom="0.002cm solid #000000" style:text-align-source="fix" style:repeat-content="false" fo:border-left="none" fo:border-right="none" fo:border-top="none"/>
      <style:paragraph-properties fo:text-align="start" fo:margin-left="0cm"/>
      <style:text-properties style:font-name="Arial" fo:font-size="10pt" style:font-size-asian="10pt" style:font-size-complex="10pt"/>
    </style:style>
    <style:style style:name="ce28" style:family="table-cell" style:parent-style-name="Default">
      <style:table-cell-properties fo:border-bottom="0.002cm solid #000000" style:text-align-source="fix" style:repeat-content="false" fo:border-left="none" fo:border-right="none" fo:border-top="none"/>
      <style:paragraph-properties fo:text-align="start" fo:margin-left="0cm"/>
      <style:text-properties style:font-name="Arial" fo:font-size="10pt" fo:font-weight="bold" style:font-size-asian="10pt" style:font-weight-asian="bold" style:font-size-complex="10pt" style:font-weight-complex="bold"/>
    </style:style>
    <style:style style:name="ce29" style:family="table-cell" style:parent-style-name="Default">
      <style:table-cell-properties style:text-align-source="fix" style:repeat-content="false"/>
      <style:paragraph-properties fo:text-align="center" fo:margin-left="0cm"/>
      <style:text-properties style:font-name="Arial" fo:font-size="10pt" style:font-size-asian="10pt" style:font-size-complex="10pt"/>
    </style:style>
    <style:style style:name="ce30" style:family="table-cell" style:parent-style-name="Default">
      <style:table-cell-properties style:text-align-source="fix" style:repeat-content="false" fo:wrap-option="wrap"/>
      <style:paragraph-properties fo:text-align="start" fo:margin-left="0cm"/>
      <style:text-properties style:use-window-font-color="true" style:text-outline="false" style:text-line-through-style="none" style:font-name="Arial" fo:font-size="12pt" fo:language="de" fo:country="DE" fo:font-style="normal" fo:text-shadow="none" style:text-underline-style="none" fo:font-weight="bold" style:text-underline-mode="continuous" style:text-overline-mode="continuous" style:text-line-through-mode="continuous" style:font-name-asian="Arial Unicode MS" style:font-size-asian="12pt" style:language-asian="zh" style:country-asian="CN" style:font-style-asian="normal" style:font-weight-asian="bold" style:font-size-complex="12pt" style:language-complex="hi" style:country-complex="IN" style:font-style-complex="normal" style:font-weight-complex="bold" style:text-emphasize="none" style:font-relief="none" style:text-overline-style="none" style:text-overline-color="font-color"/>
    </style:style>
    <style:style style:name="ce31" style:family="table-cell" style:parent-style-name="Default">
      <style:table-cell-properties style:text-align-source="fix" style:repeat-content="false" fo:wrap-option="wrap" fo:border="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2" style:family="table-cell" style:parent-style-name="Default" style:data-style-name="N1">
      <style:table-cell-properties fo:border-bottom="0.002cm solid #000000" style:text-align-source="fix" style:repeat-content="false" fo:background-color="transparent" fo:border-left="none" fo:border-right="none" fo:border-top="none" style:vertical-align="middle"/>
      <style:paragraph-properties fo:text-align="center" fo:margin-left="0cm"/>
      <style:text-properties fo:color="#808080" style:font-name="Arial" fo:font-size="8pt" fo:font-style="italic" style:font-size-asian="8pt" style:font-style-asian="italic" style:font-size-complex="8pt" style:font-style-complex="italic"/>
    </style:style>
    <style:style style:name="ce33" style:family="table-cell" style:parent-style-name="Default">
      <style:table-cell-properties fo:border-bottom="none" style:text-align-source="fix" style:repeat-content="false" fo:border-left="0.002cm solid #000000" fo:border-right="0.002cm solid #000000" fo:border-top="0.002cm solid #000000"/>
      <style:paragraph-properties fo:text-align="center" fo:margin-left="0cm"/>
      <style:text-properties style:font-name="Arial" fo:font-size="10pt" style:font-size-asian="10pt" style:font-size-complex="10pt"/>
    </style:style>
    <style:style style:name="ce34" style:family="table-cell" style:parent-style-name="Default" style:data-style-name="N1">
      <style:table-cell-properties fo:border-bottom="0.002cm solid #000000" style:text-align-source="fix" style:repeat-content="false" fo:border-left="none" fo:border-right="none"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35" style:family="table-cell" style:parent-style-name="Default">
      <style:table-cell-properties style:text-align-source="fix" style:repeat-content="false" fo:background-color="transparent" fo:border="none" style:vertical-align="middle"/>
      <style:paragraph-properties fo:text-align="center" fo:margin-left="0cm"/>
      <style:text-properties style:font-name="Arial" fo:font-size="10pt" style:font-size-asian="10pt" style:font-size-complex="10pt"/>
    </style:style>
    <style:style style:name="ce36" style:family="table-cell" style:parent-style-name="Default">
      <style:table-cell-properties fo:border-bottom="none" style:text-align-source="fix" style:repeat-content="false" fo:border-left="none" fo:border-right="none" fo:border-top="0.002cm solid #000000"/>
      <style:paragraph-properties fo:text-align="center" fo:margin-left="0cm"/>
      <style:text-properties style:font-name="Arial" fo:font-size="10pt" style:font-size-asian="10pt" style:font-size-complex="10pt"/>
    </style:style>
    <style:style style:name="ce37" style:family="table-cell" style:parent-style-name="Default" style:data-style-name="N100">
      <style:table-cell-properties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38" style:family="table-cell" style:parent-style-name="Default">
      <style:table-cell-properties fo:border="none"/>
    </style:style>
    <style:style style:name="ce39" style:family="table-cell" style:parent-style-name="Default">
      <style:table-cell-properties fo:border-bottom="none" style:text-align-source="fix" style:repeat-content="false" fo:border-left="none" fo:border-right="none"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40" style:family="table-cell" style:parent-style-name="Default">
      <style:table-cell-properties fo:border-bottom="none" style:text-align-source="fix" style:repeat-content="false" fo:border-left="0.002cm solid #000000" fo:border-right="0.002cm solid #000000" fo:border-top="0.002cm solid #000000"/>
      <style:paragraph-properties fo:text-align="end" fo:margin-left="0cm"/>
    </style:style>
    <style:style style:name="ce41" style:family="table-cell" style:parent-style-name="Default">
      <style:table-cell-properties fo:border-bottom="0.002cm solid #000000" style:text-align-source="fix" style:repeat-content="false" fo:border-left="0.002cm solid #000000" fo:border-right="0.002cm solid #000000" fo:border-top="none"/>
      <style:paragraph-properties fo:text-align="end" fo:margin-left="0cm"/>
    </style:style>
    <style:style style:name="ce42" style:family="table-cell" style:parent-style-name="Default">
      <style:table-cell-properties fo:border-bottom="none" style:text-align-source="fix" style:repeat-content="false" fo:border-left="none" fo:border-right="0.002cm solid #000000"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43" style:family="table-cell" style:parent-style-name="Default">
      <style:table-cell-properties fo:border-bottom="none" style:text-align-source="fix" style:repeat-content="false" fo:wrap-option="wrap" fo:border-left="none"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4" style:family="table-cell" style:parent-style-name="Default">
      <style:table-cell-properties fo:border-bottom="none" style:text-align-source="fix" style:repeat-content="false" fo:border-left="none" fo:border-right="0.002cm solid #000000" fo:border-top="0.002cm solid #000000"/>
      <style:paragraph-properties fo:text-align="center" fo:margin-left="0cm"/>
      <style:text-properties style:font-name="Arial" fo:font-size="10pt" style:font-size-asian="10pt" style:font-size-complex="10pt"/>
    </style:style>
    <style:style style:name="ce45" style:family="table-cell" style:parent-style-name="Default" style:data-style-name="N100">
      <style:table-cell-properties fo:border-bottom="none"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46" style:family="table-cell" style:parent-style-name="Default">
      <style:table-cell-properties fo:border-bottom="none" style:text-align-source="fix" style:repeat-content="false" fo:border-left="none" fo:border-right="0.002cm solid #000000" fo:border-top="0.002cm solid #000000"/>
      <style:paragraph-properties fo:text-align="start" fo:margin-left="0cm"/>
      <style:text-properties style:font-name="Arial" fo:font-size="10pt" style:font-size-asian="10pt" style:font-size-complex="10pt"/>
    </style:style>
    <style:style style:name="ce47" style:family="table-cell" style:parent-style-name="Default">
      <style:table-cell-properties fo:border-bottom="none" style:text-align-source="fix" style:repeat-content="false" fo:border-left="none" fo:border-right="0.002cm solid #000000" fo:border-top="none"/>
      <style:paragraph-properties fo:text-align="start" fo:margin-left="0cm"/>
      <style:text-properties style:font-name="Arial" fo:font-size="10pt" style:font-size-asian="10pt" style:font-size-complex="10pt"/>
    </style:style>
    <style:style style:name="ce48"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text-properties style:font-name="Arial" fo:font-size="10pt" style:font-size-asian="10pt" style:font-size-complex="10pt"/>
    </style:style>
    <style:style style:name="ce49"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50" style:family="table-cell" style:parent-style-name="Default">
      <style:table-cell-properties fo:border-bottom="0.002cm solid #000000" fo:border-left="none" fo:border-right="none" fo:border-top="none"/>
    </style:style>
    <style:style style:name="ce51" style:family="table-cell" style:parent-style-name="Default">
      <style:table-cell-properties fo:border-bottom="none" style:text-align-source="fix" style:repeat-content="false" fo:wrap-option="wrap" fo:border-left="0.002cm solid #000000" fo:border-right="0.002cm solid #000000" fo:border-top="0.002cm solid #000000"/>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bold" style:text-underline-mode="continuous" style:text-overline-mode="continuous" style:text-line-through-mode="continuous" style:font-name-asian="Arial Unicode M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52" style:family="table-cell" style:parent-style-name="Default">
      <style:table-cell-properties fo:border-bottom="0.002cm solid #000000" style:text-align-source="fix" style:repeat-content="false" fo:wrap-option="wrap" fo:border-left="0.002cm solid #000000" fo:border-right="none"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3" style:family="table-cell" style:parent-style-name="Default">
      <style:table-cell-properties style:text-align-source="fix" style:repeat-content="false" fo:background-color="transparent"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54" style:family="table-cell" style:parent-style-name="Default">
      <style:table-cell-properties fo:border-bottom="none" fo:border-left="0.002cm solid #000000" fo:border-right="0.002cm solid #000000" fo:border-top="none"/>
    </style:style>
    <style:style style:name="ce55" style:family="table-cell" style:parent-style-name="Default">
      <style:table-cell-properties fo:border-bottom="0.002cm solid #000000" fo:border-left="0.002cm solid #000000" fo:border-right="0.002cm solid #000000" fo:border-top="none"/>
    </style:style>
    <style:style style:name="ce56" style:family="table-cell" style:parent-style-name="Default">
      <style:table-cell-properties fo:border-bottom="0.002cm solid #000000" style:text-align-source="fix" style:repeat-content="false" fo:wrap-option="wrap" fo:border-left="none" fo:border-right="none"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7" style:family="table-cell" style:parent-style-name="Default">
      <style:table-cell-properties fo:border-bottom="none" fo:background-color="#ff9966" style:text-align-source="fix" style:repeat-content="false" fo:border-left="0.002cm solid #000000" fo:border-right="none" fo:border-top="none" style:vertical-align="middle"/>
      <style:paragraph-properties fo:text-align="start" fo:margin-left="0cm"/>
      <style:text-properties style:font-name="Arial" fo:font-size="10pt" style:font-size-asian="10pt" style:font-size-complex="10pt"/>
    </style:style>
    <style:style style:name="ce58" style:family="table-cell" style:parent-style-name="Default">
      <style:table-cell-properties fo:background-color="#00ff00"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59" style:family="table-cell" style:parent-style-name="Default">
      <style:table-cell-properties fo:border-bottom="none" fo:background-color="#00ffff" style:text-align-source="fix" style:repeat-content="false" fo:border-left="0.002cm solid #000000" fo:border-right="0.002cm solid #000000" fo:border-top="none" style:vertical-align="middle"/>
      <style:paragraph-properties fo:text-align="start" fo:margin-left="0cm"/>
      <style:text-properties style:font-name="Arial" fo:font-size="10pt" fo:font-weight="bold" style:font-size-asian="10pt" style:font-weight-asian="bold" style:font-size-complex="10pt" style:font-weight-complex="bold"/>
    </style:style>
    <style:style style:name="ce60" style:family="table-cell" style:parent-style-name="Default">
      <style:table-cell-properties fo:border-bottom="none" fo:border-left="none" fo:border-right="0.002cm solid #000000" fo:border-top="0.002cm solid #000000"/>
    </style:style>
    <style:style style:name="ce61" style:family="table-cell" style:parent-style-name="Default">
      <style:table-cell-properties fo:border-bottom="0.002cm solid #000000" fo:border-left="none" fo:border-right="0.002cm solid #000000" fo:border-top="none"/>
    </style:style>
    <style:style style:name="ce62" style:family="table-cell" style:parent-style-name="Default" style:data-style-name="N127">
      <style:table-cell-properties style:text-align-source="fix" style:repeat-content="false" fo:border="none"/>
      <style:paragraph-properties fo:text-align="center" fo:margin-left="0cm"/>
    </style:style>
    <style:style style:name="ce63" style:family="table-cell" style:parent-style-name="Default">
      <style:table-cell-properties fo:background-color="#00ff0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4" style:family="table-cell" style:parent-style-name="Default" style:data-style-name="N125">
      <style:table-cell-properties style:text-align-source="fix" style:repeat-content="false" fo:border="none"/>
      <style:paragraph-properties fo:text-align="center" fo:margin-left="0cm"/>
    </style:style>
    <style:style style:name="ce65" style:family="table-cell" style:parent-style-name="Default" style:data-style-name="N125">
      <style:table-cell-properties fo:border-bottom="0.002cm solid #000000" style:text-align-source="fix" style:repeat-content="false" fo:border-left="none" fo:border-right="none" fo:border-top="none"/>
      <style:paragraph-properties fo:text-align="center" fo:margin-left="0cm"/>
    </style:style>
    <style:style style:name="ce66" style:family="table-cell" style:parent-style-name="Default">
      <style:table-cell-properties fo:background-color="#00ff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7" style:family="table-cell" style:parent-style-name="Default">
      <style:table-cell-properties fo:background-color="#ff9966"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8" style:family="table-cell" style:parent-style-name="Default">
      <style:table-cell-properties fo:border-bottom="0.002cm solid #000000" style:text-align-source="fix" style:repeat-content="false" fo:wrap-option="wrap" fo:border-left="none"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9" style:family="table-cell" style:parent-style-name="Default">
      <style:table-cell-properties fo:background-color="#9966cc" style:text-align-source="fix" style:repeat-content="false"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70" style:family="table-cell" style:parent-style-name="Default">
      <style:table-cell-properties fo:border-bottom="0.002cm solid #000000" style:text-align-source="fix" style:repeat-content="false" fo:wrap-option="wrap" fo:border-left="none" fo:border-right="0.002cm solid #000000" style:rotation-angle="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1" style:family="table-cell" style:parent-style-name="Default">
      <style:table-cell-properties fo:border-bottom="none" fo:border-left="0.002cm solid #000000" fo:border-right="none" fo:border-top="none"/>
    </style:style>
    <style:style style:name="ce72" style:family="table-cell" style:parent-style-name="Default">
      <style:table-cell-properties fo:border-bottom="0.002cm solid #000000" fo:border-left="0.002cm solid #000000" fo:border-right="none" fo:border-top="none"/>
    </style:style>
    <style:style style:name="ce73" style:family="table-cell" style:parent-style-name="Default">
      <style:table-cell-properties fo:border-bottom="none" fo:background-color="transparent" fo:border-left="0.002cm solid #000000" fo:border-right="none" fo:border-top="none"/>
      <style:text-properties style:font-name="Arial" fo:font-size="10pt" style:font-size-asian="10pt" style:font-size-complex="10pt"/>
    </style:style>
    <style:style style:name="ce74" style:family="table-cell" style:parent-style-name="Default">
      <style:table-cell-properties fo:border-bottom="none" fo:border-left="0.002cm solid #000000" fo:border-right="none" fo:border-top="none"/>
      <style:text-properties style:font-name="Arial" fo:font-size="10pt" style:font-size-asian="10pt" style:font-size-complex="10pt"/>
    </style:style>
    <style:style style:name="ce75" style:family="table-cell" style:parent-style-name="Default">
      <style:table-cell-properties fo:border-bottom="none" style:text-align-source="fix" style:repeat-content="false" fo:border-left="none" fo:border-right="0.002cm solid #000000" fo:border-top="none"/>
      <style:paragraph-properties fo:text-align="center" fo:margin-left="0cm"/>
      <style:text-properties style:font-name="Arial" fo:font-size="10pt" style:font-size-asian="10pt" style:font-size-complex="10pt"/>
    </style:style>
    <style:style style:name="ce76" style:family="table-cell" style:parent-style-name="Default">
      <style:table-cell-properties fo:border-bottom="none" style:text-align-source="fix" style:repeat-content="false" fo:background-color="transparent" fo:border-left="none" fo:border-right="0.002cm solid #000000" fo:border-top="none"/>
      <style:paragraph-properties fo:text-align="center" fo:margin-left="0cm"/>
      <style:text-properties style:font-name="Arial" fo:font-size="10pt" style:font-size-asian="10pt" style:font-size-complex="10pt"/>
    </style:style>
    <style:style style:name="ce77" style:family="table-cell" style:parent-style-name="Default">
      <style:table-cell-properties fo:border-bottom="none" fo:border-left="none" fo:border-right="0.002cm solid #000000" fo:border-top="none"/>
    </style:style>
    <style:style style:name="ce78" style:family="table-cell" style:parent-style-name="Default">
      <style:table-cell-properties style:text-align-source="fix" style:repeat-content="false"/>
      <style:paragraph-properties fo:text-align="start" fo:margin-left="0cm"/>
      <style:text-properties style:font-name="Arial" fo:font-size="11pt" fo:font-weight="bold" style:font-size-asian="11pt" style:font-weight-asian="bold" style:font-size-complex="11pt" style:font-weight-complex="bold"/>
    </style:style>
    <style:style style:name="ce79" style:family="table-cell" style:parent-style-name="Default">
      <style:table-cell-properties fo:border-bottom="none" style:text-align-source="fix" style:repeat-content="false" fo:border-left="0.002cm solid #000000" fo:border-right="0.002cm solid #000000" fo:border-top="0.002cm solid #000000" style:vertical-align="middle"/>
      <style:paragraph-properties fo:text-align="center" fo:margin-left="0cm"/>
      <style:text-properties style:font-name="Arial" fo:font-size="12pt" fo:font-weight="bold" style:font-size-asian="12pt" style:font-weight-asian="bold" style:font-size-complex="12pt" style:font-weight-complex="bold"/>
    </style:style>
    <style:style style:name="ce80" style:family="table-cell" style:parent-style-name="SegBG">
      <style:table-cell-properties fo:border-bottom="none" fo:border-left="0.002cm solid #000000" fo:border-right="0.002cm solid #000000" fo:border-top="none"/>
    </style:style>
    <style:style style:name="ce81" style:family="table-cell" style:parent-style-name="SegBG">
      <style:table-cell-properties fo:border-bottom="none" fo:border-left="0.002cm solid #000000" fo:border-right="none" fo:border-top="none"/>
    </style:style>
    <style:style style:name="ce82" style:family="table-cell" style:parent-style-name="Default">
      <style:table-cell-properties fo:border-bottom="none" fo:border-left="0.002cm solid #000000" fo:border-right="none" fo:border-top="none" style:vertical-align="middle"/>
      <style:text-properties style:font-name="Arial" fo:font-size="10pt" style:font-size-asian="10pt" style:font-size-complex="10pt"/>
    </style:style>
    <style:style style:name="ce83" style:family="table-cell" style:parent-style-name="SegBG">
      <style:table-cell-properties fo:border-bottom="0.002cm solid #000000" fo:border-left="0.002cm solid #000000" fo:border-right="0.002cm solid #000000" fo:border-top="none"/>
    </style:style>
    <style:style style:name="ce84" style:family="table-cell" style:parent-style-name="Default">
      <style:text-properties fo:font-size="11pt" fo:font-weight="bold" style:font-size-asian="11pt" style:font-weight-asian="bold" style:font-size-complex="11pt" style:font-weight-complex="bold"/>
    </style:style>
    <style:style style:name="ce85" style:family="table-cell" style:parent-style-name="Default">
      <style:table-cell-properties fo:border-bottom="none" fo:background-color="#cccccc" style:text-align-source="fix" style:repeat-content="false" fo:border-left="0.002cm solid #000000" fo:border-right="none" fo:border-top="0.002cm solid #000000" style:vertical-align="middle"/>
      <style:paragraph-properties fo:text-align="start" fo:margin-left="0cm"/>
      <style:text-properties style:font-name="Arial" fo:font-size="10pt" style:font-size-asian="10pt" style:font-size-complex="10pt"/>
    </style:style>
    <style:style style:name="ce86" style:family="table-cell" style:parent-style-name="Default">
      <style:table-cell-properties fo:border-bottom="none" fo:background-color="#ff00ff" style:text-align-source="fix" style:repeat-content="false" fo:border-left="0.002cm solid #000000" fo:border-right="none" fo:border-top="none" style:vertical-align="middle"/>
      <style:paragraph-properties fo:text-align="start" fo:margin-left="0cm"/>
      <style:text-properties style:font-name="Arial" fo:font-size="10pt" style:font-size-asian="10pt" style:font-size-complex="10pt"/>
    </style:style>
    <style:style style:name="ce87" style:family="table-cell" style:parent-style-name="Default">
      <style:table-cell-properties fo:background-color="#94bd5e"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88" style:family="table-cell" style:parent-style-name="Default">
      <style:table-cell-properties fo:border-bottom="none" fo:background-color="#ccff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89" style:family="table-cell" style:parent-style-name="Default">
      <style:table-cell-properties fo:border-bottom="0.002cm solid #000000" fo:border-left="0.002cm solid #000000" fo:border-right="0.002cm solid #000000" fo:border-top="none" style:vertical-align="middle"/>
      <style:text-properties fo:font-weight="bold" style:font-weight-asian="bold" style:font-weight-complex="bold"/>
    </style:style>
    <style:style style:name="ce90" style:family="table-cell" style:parent-style-name="Default">
      <style:table-cell-properties fo:border-bottom="none" fo:border-left="none" fo:border-right="none" fo:border-top="0.002cm solid #000000"/>
      <style:text-properties style:font-name="Arial" fo:font-size="10pt" style:font-size-asian="10pt" style:font-size-complex="10pt"/>
    </style:style>
    <style:style style:name="ce91" style:family="table-cell" style:parent-style-name="Default">
      <style:table-cell-properties fo:border-bottom="none" fo:border-left="none" fo:border-right="none" fo:border-top="0.002cm solid #000000" style:vertical-align="middle"/>
    </style:style>
    <style:style style:name="ce92" style:family="table-cell" style:parent-style-name="Default">
      <style:table-cell-properties style:vertical-align="middle"/>
    </style:style>
    <style:style style:name="ce93" style:family="table-cell" style:parent-style-name="Default">
      <style:table-cell-properties fo:border-bottom="0.002cm solid #000000" style:text-align-source="fix" style:repeat-content="false" fo:border-left="0.002cm solid #000000" fo:border-right="0.002cm solid #000000" fo:border-top="none" style:vertical-align="middle"/>
      <style:paragraph-properties fo:text-align="center" fo:margin-left="0cm"/>
      <style:text-properties style:font-name="Arial" fo:font-size="10pt" style:font-size-asian="10pt" style:font-size-complex="10pt"/>
    </style:style>
    <style:style style:name="ce94" style:family="table-cell" style:parent-style-name="Default">
      <style:table-cell-properties fo:border-bottom="0.002cm solid #000000" style:text-align-source="fix" style:repeat-content="false" fo:border-left="none" fo:border-right="none" fo:border-top="none" style:vertical-align="middle"/>
      <style:paragraph-properties fo:text-align="center" fo:margin-left="0cm"/>
      <style:text-properties style:font-name="Arial" fo:font-size="10pt" style:font-size-asian="10pt" style:font-size-complex="10pt"/>
    </style:style>
    <style:style style:name="ce95" style:family="table-cell" style:parent-style-name="Default">
      <style:table-cell-properties fo:border-bottom="0.002cm solid #000000" fo:border-left="none" fo:border-right="none" fo:border-top="none"/>
      <style:text-properties fo:font-weight="bold" style:font-weight-asian="bold" style:font-weight-complex="bold"/>
    </style:style>
    <style:style style:name="ce96" style:family="table-cell" style:parent-style-name="Default">
      <style:table-cell-properties style:text-align-source="fix" style:repeat-content="false" style:vertical-align="middle"/>
      <style:paragraph-properties fo:text-align="center" fo:margin-left="0cm"/>
      <style:text-properties style:font-name="Arial" fo:font-size="10pt" style:font-size-asian="10pt" style:font-size-complex="10pt"/>
    </style:style>
    <style:style style:name="ce97" style:family="table-cell" style:parent-style-name="Default">
      <style:table-cell-properties fo:background-color="#94bd5e"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98" style:family="table-cell" style:parent-style-name="Default">
      <style:table-cell-properties fo:background-color="#ff00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99" style:family="table-cell" style:parent-style-name="Default">
      <style:table-cell-properties fo:background-color="#ccff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00" style:family="table-cell" style:parent-style-name="Default">
      <style:table-cell-properties fo:background-color="#cccccc"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01" style:family="table-cell" style:parent-style-name="Default">
      <style:table-cell-properties fo:border-bottom="none" fo:border-left="none" fo:border-right="0.002cm solid #000000" fo:border-top="0.002cm solid #000000" style:vertical-align="middle"/>
    </style:style>
    <style:style style:name="ce102" style:family="table-cell" style:parent-style-name="Default">
      <style:table-cell-properties fo:border-bottom="none" fo:border-left="none" fo:border-right="0.002cm solid #000000" fo:border-top="none" style:vertical-align="middle"/>
    </style:style>
    <style:style style:name="ce103" style:family="table-cell" style:parent-style-name="SegBG">
      <style:table-cell-properties fo:border-bottom="none" fo:border-left="none" fo:border-right="0.002cm solid #000000" fo:border-top="none"/>
    </style:style>
    <style:style style:name="ce104" style:family="table-cell" style:parent-style-name="Default">
      <style:table-cell-properties fo:border-bottom="none"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05" style:family="table-cell" style:parent-style-name="Default">
      <style:table-cell-properties fo:border-bottom="0.002cm solid #000000"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06" style:family="table-cell" style:parent-style-name="Default">
      <style:table-cell-properties fo:border-bottom="none" style:text-align-source="fix" style:repeat-content="false" fo:border-left="0.002cm solid #000000" fo:border-right="0.002cm solid #000000" fo:border-top="none"/>
      <style:paragraph-properties fo:text-align="center" fo:margin-left="0cm"/>
      <style:text-properties style:font-name="Arial" fo:font-size="10pt" style:font-size-asian="10pt" style:font-size-complex="10pt"/>
    </style:style>
    <style:style style:name="ce107" style:family="table-cell" style:parent-style-name="Default">
      <style:table-cell-properties fo:border-bottom="none" style:text-align-source="fix" style:repeat-content="false" fo:background-color="transparent" fo:border-left="0.002cm solid #000000" fo:border-right="0.002cm solid #000000" fo:border-top="none"/>
      <style:paragraph-properties fo:text-align="center" fo:margin-left="0cm"/>
      <style:text-properties style:font-name="Arial" fo:font-size="10pt" style:font-size-asian="10pt" style:font-size-complex="10pt"/>
    </style:style>
    <style:style style:name="ce108" style:family="table-cell" style:parent-style-name="Default">
      <style:table-cell-properties fo:border-bottom="none"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09" style:family="table-cell" style:parent-style-name="Default">
      <style:table-cell-properties fo:border-bottom="0.002cm solid #000000" fo:border-left="0.002cm solid #000000" fo:border-right="0.002cm solid #000000" fo:border-top="none"/>
      <style:text-properties fo:font-weight="bold" style:font-weight-asian="bold" style:font-weight-complex="bold"/>
    </style:style>
    <style:style style:name="ce110" style:family="table-cell" style:parent-style-name="Default">
      <style:table-cell-properties fo:border-bottom="none" fo:background-color="transparent" fo:border-left="0.002cm solid #000000" fo:border-right="none" fo:border-top="none"/>
    </style:style>
    <style:style style:name="ce111" style:family="table-cell" style:parent-style-name="Default">
      <style:table-cell-properties fo:border-bottom="none" fo:background-color="#ff3366"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12" style:family="table-cell" style:parent-style-name="Default">
      <style:table-cell-properties fo:border-bottom="none" fo:background-color="#9999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13" style:family="table-cell" style:parent-style-name="Default">
      <style:table-cell-properties fo:border-bottom="none" fo:background-color="#9966cc"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14" style:family="table-cell" style:parent-style-name="Default">
      <style:table-cell-properties fo:border-bottom="none" fo:background-color="#e6ff00"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15" style:family="table-cell" style:parent-style-name="Default" style:data-style-name="N1">
      <style:table-cell-properties fo:border-bottom="none" style:text-align-source="fix" style:repeat-content="false" fo:background-color="transparent" fo:border-left="none" fo:border-right="0.002cm solid #000000" fo:border-top="0.002cm solid #000000" style:vertical-align="middle"/>
      <style:paragraph-properties fo:text-align="center" fo:margin-left="0cm"/>
      <style:text-properties fo:color="#999999" style:font-name="Arial" fo:font-size="10pt" fo:font-style="italic" style:font-size-asian="10pt" style:font-style-asian="italic" style:font-size-complex="10pt" style:font-style-complex="italic"/>
    </style:style>
    <style:style style:name="ce116" style:family="table-cell" style:parent-style-name="Default">
      <style:table-cell-properties fo:background-color="#9966cc"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7" style:family="table-cell" style:parent-style-name="Default">
      <style:table-cell-properties fo:background-color="#9999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8" style:family="table-cell" style:parent-style-name="Default">
      <style:table-cell-properties fo:background-color="#e6ff0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9" style:family="table-cell" style:parent-style-name="Default" style:data-style-name="N1">
      <style:table-cell-properties fo:border-bottom="0.002cm solid #000000" style:text-align-source="fix" style:repeat-content="false" fo:border-left="none" fo:border-right="0.002cm solid #000000"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120" style:family="table-cell" style:parent-style-name="Default">
      <style:table-cell-properties fo:border-bottom="none" style:text-align-source="fix" style:repeat-content="false" fo:background-color="transparent"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21" style:family="table-cell" style:parent-style-name="Default">
      <style:table-cell-properties fo:background-color="#ff3366"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22" style:family="table-cell" style:parent-style-name="Default">
      <style:table-cell-properties fo:border-bottom="0.002cm solid #000000" style:text-align-source="fix" style:repeat-content="false" fo:border-left="0.002cm solid #000000"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123" style:family="table-cell" style:parent-style-name="Default">
      <style:table-cell-properties style:text-align-source="fix" style:repeat-content="false" fo:background-color="transparent" style:vertical-align="middle"/>
      <style:paragraph-properties fo:text-align="center" fo:margin-left="0cm"/>
      <style:text-properties fo:color="#cccccc" style:font-name="Arial" fo:font-size="10pt" style:font-size-asian="10pt" style:font-size-complex="10pt"/>
    </style:style>
    <style:style style:name="ce124" style:family="table-cell" style:parent-style-name="Default" style:data-style-name="N1">
      <style:table-cell-properties fo:background-color="#cccccc" style:text-align-source="fix" style:repeat-content="false" fo:border="none" style:vertical-align="middle"/>
      <style:paragraph-properties fo:text-align="center" fo:margin-left="0cm"/>
      <style:text-properties fo:color="#e6e6e6" style:font-name="Arial" fo:font-size="8pt" fo:font-style="italic" style:font-size-asian="8pt" style:font-style-asian="italic" style:font-size-complex="8pt" style:font-style-complex="italic"/>
    </style:style>
    <style:style style:name="ce125" style:family="table-cell" style:parent-style-name="Default">
      <style:table-cell-properties fo:background-color="#cccccc" style:text-align-source="fix" style:repeat-content="false" style:vertical-align="middle"/>
      <style:paragraph-properties fo:text-align="center" fo:margin-left="0cm"/>
      <style:text-properties fo:color="#e6e6e6" style:font-name="Arial" fo:font-size="10pt" style:font-size-asian="10pt" style:font-size-complex="10pt"/>
    </style:style>
    <style:style style:name="ce126" style:family="table-cell" style:parent-style-name="Default">
      <style:table-cell-properties fo:background-color="#ffd320"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127" style:family="table-cell" style:parent-style-name="Default">
      <style:table-cell-properties fo:border-bottom="none" fo:background-color="transparent" fo:border-left="0.002cm solid #000000" fo:border-right="none" fo:border-top="none" style:vertical-align="middle"/>
      <style:text-properties fo:color="#cccccc" style:font-name="Arial" fo:font-size="10pt" style:font-size-asian="10pt" style:font-size-complex="10pt"/>
    </style:style>
    <style:style style:name="ce128" style:family="table-cell" style:parent-style-name="Default">
      <style:table-cell-properties fo:border-bottom="none" fo:background-color="#cccccc" fo:border-left="0.002cm solid #000000" fo:border-right="none" fo:border-top="none" style:vertical-align="middle"/>
      <style:text-properties fo:color="#e6e6e6" style:font-name="Arial" fo:font-size="10pt" style:font-size-asian="10pt" style:font-size-complex="10pt"/>
    </style:style>
    <style:style style:name="ce129" style:family="table-cell" style:parent-style-name="Default">
      <style:table-cell-properties fo:background-color="#ffd32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30" style:family="table-cell" style:parent-style-name="Default">
      <style:table-cell-properties fo:border-bottom="none" fo:border-left="0.002cm solid #000000" fo:border-right="0.002cm solid #000000" fo:border-top="none"/>
      <style:text-properties style:font-name="Arial" fo:font-size="10pt" style:font-size-asian="10pt" style:font-size-complex="10pt"/>
    </style:style>
    <style:style style:name="ce131" style:family="table-cell" style:parent-style-name="Default">
      <style:table-cell-properties style:text-align-source="fix" style:repeat-content="false" fo:background-color="transparent" fo:border="none"/>
      <style:paragraph-properties fo:text-align="start" fo:margin-left="0cm"/>
      <style:text-properties style:font-name="Arial" fo:font-size="10pt" style:font-size-asian="10pt" style:font-size-complex="10pt"/>
    </style:style>
    <style:style style:name="ce132" style:family="table-cell" style:parent-style-name="Default" style:data-style-name="N125">
      <style:table-cell-properties style:text-align-source="fix" style:repeat-content="false" fo:border="none"/>
      <style:paragraph-properties fo:text-align="center" fo:margin-left="0cm"/>
      <style:text-properties style:font-name="Arial" fo:font-size="10pt" style:font-size-asian="10pt" style:font-size-complex="10pt"/>
    </style:style>
    <style:style style:name="ce133" style:family="table-cell" style:parent-style-name="Default" style:data-style-name="N125">
      <style:table-cell-properties fo:border-bottom="0.002cm solid #000000" style:text-align-source="fix" style:repeat-content="false" fo:border-left="none" fo:border-right="none" fo:border-top="none"/>
      <style:paragraph-properties fo:text-align="center" fo:margin-left="0cm"/>
      <style:text-properties style:font-name="Arial" fo:font-size="10pt" style:font-size-asian="10pt" style:font-size-complex="10pt"/>
    </style:style>
    <style:style style:name="ce134" style:family="table-cell" style:parent-style-name="Default">
      <style:table-cell-properties fo:border-bottom="none" fo:background-color="#00ff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35" style:family="table-cell" style:parent-style-name="Default">
      <style:table-cell-properties fo:border-bottom="none" style:text-align-source="fix" style:repeat-content="false" fo:border-left="0.039cm double #000000" style:border-line-width-left="0.002cm 0.035cm 0.002cm" fo:border-right="0.002cm solid #000000"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136" style:family="table-cell" style:parent-style-name="Default">
      <style:table-cell-properties fo:border-bottom="none" fo:border-left="0.039cm double #000000" style:border-line-width-left="0.002cm 0.035cm 0.002cm" fo:border-right="none" fo:border-top="0.002cm solid #000000"/>
      <style:text-properties style:font-name="Arial" fo:font-size="10pt" fo:font-weight="bold" style:font-size-asian="10pt" style:font-weight-asian="bold" style:font-size-complex="10pt" style:font-weight-complex="bold"/>
    </style:style>
    <style:style style:name="ce137" style:family="table-cell" style:parent-style-name="Default">
      <style:table-cell-properties fo:border-bottom="0.002cm solid #000000" fo:border-left="0.039cm double #000000" style:border-line-width-left="0.002cm 0.035cm 0.002cm" fo:border-right="none" fo:border-top="none"/>
      <style:text-properties style:font-name="Arial" fo:font-size="10pt" fo:font-weight="bold" style:font-size-asian="10pt" style:font-weight-asian="bold" style:font-size-complex="10pt" style:font-weight-complex="bold"/>
    </style:style>
    <style:style style:name="ce138" style:family="table-cell" style:parent-style-name="Default">
      <style:table-cell-properties fo:border="none"/>
      <style:text-properties style:font-name="Arial" fo:font-size="10pt" style:font-size-asian="10pt" style:font-size-complex="10pt"/>
    </style:style>
    <style:style style:name="ce139" style:family="table-cell" style:parent-style-name="Default">
      <style:table-cell-properties fo:border-bottom="0.002cm solid #000000" fo:border-left="none" fo:border-right="none" fo:border-top="none"/>
      <style:text-properties style:font-name="Arial" fo:font-size="10pt" style:font-size-asian="10pt" style:font-size-complex="10pt"/>
    </style:style>
    <style:style style:name="ce140" style:family="table-cell" style:parent-style-name="Default">
      <style:table-cell-properties fo:border-bottom="none" style:text-align-source="fix" style:repeat-content="false" fo:border-left="none" fo:border-right="0.002cm solid #000000" fo:border-top="0.002cm solid #000000"/>
      <style:paragraph-properties fo:text-align="start" fo:margin-left="0cm"/>
    </style:style>
    <style:style style:name="ce141"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style>
    <style:style style:name="ce142" style:family="table-cell" style:parent-style-name="Default">
      <style:table-cell-properties fo:border-bottom="none" style:text-align-source="fix" style:repeat-content="false" fo:border-left="none" fo:border-right="none" fo:border-top="0.002cm solid #000000"/>
      <style:paragraph-properties fo:text-align="start" fo:margin-left="0cm"/>
    </style:style>
    <style:style style:name="ce143" style:family="table-cell" style:parent-style-name="Default">
      <style:table-cell-properties fo:border-bottom="0.002cm solid #000000" style:text-align-source="fix" style:repeat-content="false" fo:border-left="none" fo:border-right="none" fo:border-top="none"/>
      <style:paragraph-properties fo:text-align="start" fo:margin-left="0cm"/>
    </style:style>
    <style:style style:name="ce144" style:family="table-cell" style:parent-style-name="Default">
      <style:table-cell-properties style:text-align-source="fix" style:repeat-content="false" style:rotation-angle="270" style:vertical-align="middle"/>
      <style:paragraph-properties fo:text-align="center"/>
      <style:text-properties style:font-name="Arial" fo:font-size="10pt" fo:font-weight="bold" style:font-size-asian="10pt" style:font-weight-asian="bold" style:font-size-complex="10pt" style:font-weight-complex="bold"/>
    </style:style>
    <style:style style:name="ce145" style:family="table-cell" style:parent-style-name="Default">
      <style:table-cell-properties fo:wrap-option="wrap" fo:border="none" style:vertical-align="top"/>
      <style:text-properties fo:font-size="11pt" fo:font-weight="bold" style:font-size-asian="11pt" style:font-weight-asian="bold" style:font-size-complex="11pt" style:font-weight-complex="bold"/>
    </style:style>
    <style:style style:name="ce146" style:family="table-cell" style:parent-style-name="Default">
      <style:table-cell-properties fo:background-color="#ccffff" style:text-align-source="fix" style:repeat-content="false"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147" style:family="table-cell" style:parent-style-name="Default">
      <style:table-cell-properties fo:border="none" style:vertical-align="middle"/>
    </style:style>
    <style:style style:name="ce148" style:family="table-cell" style:parent-style-name="Default">
      <style:table-cell-properties fo:border="0.002cm solid #000000"/>
    </style:style>
    <style:style style:name="ce149" style:family="table-cell" style:parent-style-name="Default">
      <style:table-cell-properties fo:border-bottom="none" fo:background-color="#ff9966"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50" style:family="table-cell" style:parent-style-name="Default">
      <style:table-cell-properties fo:border-bottom="0.002cm solid #000000" style:text-align-source="fix" style:repeat-content="false" fo:border-left="none" fo:border-right="none" fo:border-top="none" style:vertical-align="middle"/>
      <style:paragraph-properties fo:text-align="center" fo:margin-left="0cm"/>
      <style:text-properties fo:font-size="12pt" fo:font-weight="bold" style:font-size-asian="12pt" style:font-weight-asian="bold" style:font-size-complex="12pt" style:font-weight-complex="bold"/>
    </style:style>
    <style:style style:name="ce151" style:family="table-cell" style:parent-style-name="Default">
      <style:table-cell-properties style:text-align-source="fix" style:repeat-content="false"/>
      <style:paragraph-properties fo:text-align="center"/>
      <style:text-properties fo:font-weight="bold"/>
    </style:style>
    <style:style style:name="ce152" style:family="table-cell" style:parent-style-name="Default">
      <style:table-cell-properties style:text-align-source="fix" style:repeat-content="false"/>
      <style:paragraph-properties fo:text-align="start" fo:margin-left="0cm"/>
      <style:text-properties fo:font-weight="bold"/>
    </style:style>
    <style:style style:name="ce153" style:family="table-cell" style:parent-style-name="Default">
      <style:table-cell-properties style:text-align-source="fix" style:repeat-content="false" style:vertical-align="top"/>
      <style:paragraph-properties fo:text-align="start"/>
      <style:text-properties style:font-name="Courier New" fo:font-size="9pt" style:font-size-asian="9pt" style:font-size-complex="9pt"/>
    </style:style>
    <style:style style:name="ce154" style:family="table-cell" style:parent-style-name="Default" style:data-style-name="N60">
      <style:table-cell-properties style:text-align-source="fix" style:repeat-content="false" style:vertical-align="top"/>
      <style:paragraph-properties fo:text-align="start"/>
      <style:text-properties style:font-name="Monotype.com" fo:font-size="9pt" style:font-size-asian="9pt" style:font-size-complex="9pt"/>
    </style:style>
    <style:style style:name="ce155" style:family="table-cell" style:parent-style-name="Default">
      <style:table-cell-properties fo:border-bottom="0.002cm solid #000000" style:text-align-source="fix" style:repeat-content="false" fo:border-left="none" fo:border-right="none" fo:border-top="none"/>
      <style:paragraph-properties fo:text-align="center" fo:margin-left="0cm"/>
      <style:text-properties fo:font-size="12pt" fo:font-weight="bold" style:font-size-asian="12pt" style:font-weight-asian="bold" style:font-size-complex="12pt" style:font-weight-complex="bold"/>
    </style:style>
    <style:style style:name="ce156" style:family="table-cell" style:parent-style-name="Default">
      <style:table-cell-properties style:text-align-source="fix" style:repeat-content="false" fo:border="none"/>
      <style:paragraph-properties fo:text-align="center" fo:margin-left="0cm"/>
      <style:text-properties fo:font-size="12pt" fo:font-weight="bold" style:font-size-asian="12pt" style:font-weight-asian="bold" style:font-size-complex="12pt" style:font-weight-complex="bold"/>
    </style:style>
    <style:style style:name="ce157" style:family="table-cell" style:parent-style-name="Default">
      <style:table-cell-properties style:text-align-source="fix" style:repeat-content="false" fo:border="none"/>
      <style:paragraph-properties fo:text-align="center" fo:margin-left="0cm"/>
      <style:text-properties fo:font-size="10pt" fo:font-weight="bold" style:font-size-asian="10pt" style:font-weight-asian="bold" style:font-size-complex="10pt" style:font-weight-complex="bold"/>
    </style:style>
    <style:style style:name="ce158" style:family="table-cell" style:parent-style-name="Default" style:data-style-name="N60">
      <style:table-cell-properties style:text-align-source="fix" style:repeat-content="false" style:vertical-align="top"/>
      <style:paragraph-properties fo:text-align="start"/>
      <style:text-properties style:font-name="Monotype.com1" fo:font-size="9pt" style:font-name-asian="Monotype.com1" style:font-size-asian="9pt" style:font-name-complex="Monotype.com1" style:font-size-complex="9pt"/>
    </style:style>
    <style:style style:name="ce159" style:family="table-cell" style:parent-style-name="Default">
      <style:table-cell-properties style:text-align-source="fix" style:repeat-content="false"/>
      <style:paragraph-properties fo:text-align="center" fo:margin-left="0cm"/>
    </style:style>
    <style:style style:name="ce160" style:family="table-cell" style:parent-style-name="Default" style:data-style-name="N136">
      <style:table-cell-properties style:text-align-source="fix" style:repeat-content="false"/>
      <style:paragraph-properties fo:text-align="end" fo:margin-left="0cm"/>
    </style:style>
    <style:style style:name="ce161" style:family="table-cell" style:parent-style-name="Default" style:data-style-name="N136">
      <style:table-cell-properties fo:border-bottom="none" style:text-align-source="fix" style:repeat-content="false" fo:border-left="none" fo:border-right="none" fo:border-top="0.039cm double #000000" style:border-line-width-top="0.002cm 0.035cm 0.002cm"/>
      <style:paragraph-properties fo:text-align="end" fo:margin-left="0cm"/>
    </style:style>
    <style:style style:name="ce162" style:family="table-cell" style:parent-style-name="Default" style:data-style-name="N1">
      <style:table-cell-properties style:text-align-source="fix" style:repeat-content="false"/>
      <style:paragraph-properties fo:text-align="end" fo:margin-left="0cm"/>
    </style:style>
    <style:style style:name="ce163" style:family="table-cell" style:parent-style-name="Default" style:data-style-name="N1">
      <style:table-cell-properties fo:border-bottom="none" style:text-align-source="fix" style:repeat-content="false" fo:border-left="none" fo:border-right="none" fo:border-top="0.039cm double #000000" style:border-line-width-top="0.002cm 0.035cm 0.002cm"/>
      <style:paragraph-properties fo:text-align="end" fo:margin-left="0cm"/>
    </style:style>
    <style:style style:name="ce164" style:family="table-cell" style:parent-style-name="Default" style:data-style-name="N137">
      <style:table-cell-properties style:text-align-source="fix" style:repeat-content="false"/>
      <style:paragraph-properties fo:text-align="end" fo:margin-left="0cm"/>
    </style:style>
    <style:style style:name="ce165" style:family="table-cell" style:parent-style-name="Default" style:data-style-name="N137">
      <style:table-cell-properties fo:border-bottom="none" style:text-align-source="fix" style:repeat-content="false" fo:border-left="none" fo:border-right="none" fo:border-top="0.039cm double #000000" style:border-line-width-top="0.002cm 0.035cm 0.002cm"/>
      <style:paragraph-properties fo:text-align="end" fo:margin-left="0cm"/>
    </style:style>
    <style:style style:name="ce166" style:family="table-cell" style:parent-style-name="Default" style:data-style-name="N134">
      <style:table-cell-properties style:text-align-source="fix" style:repeat-content="false"/>
      <style:paragraph-properties fo:text-align="start" fo:margin-left="0cm"/>
    </style:style>
    <style:style style:name="ce167" style:family="table-cell" style:parent-style-name="Default">
      <style:text-properties fo:font-size="10pt" style:font-size-asian="10pt" style:font-size-complex="10pt"/>
    </style:style>
    <style:style style:name="ce168" style:family="table-cell" style:parent-style-name="Default">
      <style:text-properties style:font-name="Monotype.com" fo:font-size="8pt" style:font-size-asian="8pt" style:font-size-complex="8pt"/>
    </style:style>
    <style:style style:name="ce169" style:family="table-cell" style:parent-style-name="Default" style:data-style-name="N8099">
      <style:table-cell-properties fo:border-bottom="none" style:text-align-source="fix" style:repeat-content="false" fo:border-left="0.088cm solid #000000" fo:border-right="none" fo:border-top="0.088cm solid #000000" style:vertical-align="top"/>
      <style:paragraph-properties fo:text-align="start"/>
      <style:text-properties style:font-name="Monotype.com" fo:font-size="8pt" style:font-size-asian="8pt" style:font-size-complex="8pt"/>
    </style:style>
    <style:style style:name="ce170" style:family="table-cell" style:parent-style-name="Default" style:data-style-name="N8099">
      <style:table-cell-properties fo:border-bottom="none" style:text-align-source="fix" style:repeat-content="false" fo:border-left="0.088cm solid #000000" fo:border-right="none" fo:border-top="none" style:vertical-align="top"/>
      <style:paragraph-properties fo:text-align="start"/>
      <style:text-properties style:font-name="Monotype.com" fo:font-size="8pt" style:font-size-asian="8pt" style:font-size-complex="8pt"/>
    </style:style>
    <style:style style:name="ce171" style:family="table-cell" style:parent-style-name="Default" style:data-style-name="N100">
      <style:table-cell-properties fo:border-bottom="0.088cm solid #000000" style:text-align-source="fix" style:repeat-content="false" fo:wrap-option="wrap" fo:border-left="0.088cm solid #000000" fo:border-right="none" fo:border-top="none" style:vertical-align="top"/>
      <style:paragraph-properties fo:text-align="start"/>
      <style:text-properties style:font-name="Monotype.com" fo:font-size="8pt" style:font-size-asian="8pt" style:font-size-complex="8pt"/>
    </style:style>
    <style:style style:name="ce172" style:family="table-cell" style:parent-style-name="Default" style:data-style-name="N100">
      <style:table-cell-properties fo:border-bottom="none" style:text-align-source="fix" style:repeat-content="false" fo:wrap-option="wrap" fo:border-left="0.088cm solid #000000" fo:border-right="none" fo:border-top="none" style:vertical-align="top"/>
      <style:paragraph-properties fo:text-align="start"/>
      <style:text-properties style:font-name="Monotype.com" fo:font-size="8pt" style:font-size-asian="8pt" style:font-size-complex="8pt"/>
    </style:style>
    <style:style style:name="ce173" style:family="table-cell" style:parent-style-name="Default" style:data-style-name="N8000">
      <style:table-cell-properties style:text-align-source="fix" style:repeat-content="false"/>
      <style:paragraph-properties fo:text-align="end" fo:margin-left="0cm"/>
      <style:text-properties style:font-name="Monotype.com" fo:font-size="8pt" style:font-size-asian="8pt" style:font-size-complex="8pt"/>
    </style:style>
    <style:style style:name="ce174" style:family="table-cell" style:parent-style-name="Default" style:data-style-name="N60">
      <style:table-cell-properties fo:border-bottom="0.088cm solid #000000" style:text-align-source="fix" style:repeat-content="false" fo:border-left="none" fo:border-right="none" fo:border-top="0.088cm solid #000000" style:vertical-align="top"/>
      <style:paragraph-properties fo:text-align="start"/>
      <style:text-properties style:font-name="Monotype.com" fo:font-size="8pt" style:font-size-asian="8pt" style:font-size-complex="8pt"/>
    </style:style>
    <style:style style:name="ce175" style:family="table-cell" style:parent-style-name="Default" style:data-style-name="N60">
      <style:table-cell-properties style:text-align-source="fix" style:repeat-content="false" style:vertical-align="top"/>
      <style:paragraph-properties fo:text-align="start"/>
      <style:text-properties style:font-name="Monotype.com" fo:font-size="8pt" style:font-size-asian="8pt" style:font-size-complex="8pt"/>
    </style:style>
    <style:style style:name="ce176" style:family="table-cell" style:parent-style-name="Default" style:data-style-name="N60">
      <style:table-cell-properties style:text-align-source="fix" style:repeat-content="false" fo:border="none" style:vertical-align="top"/>
      <style:paragraph-properties fo:text-align="start"/>
      <style:text-properties style:font-name="Monotype.com" fo:font-size="8pt" style:font-size-asian="8pt" style:font-size-complex="8pt"/>
    </style:style>
    <style:style style:name="ce177" style:family="table-cell" style:parent-style-name="Default" style:data-style-name="N60">
      <style:table-cell-properties fo:border-bottom="0.088cm solid #000000" style:text-align-source="fix" style:repeat-content="false" fo:border-left="none" fo:border-right="none" fo:border-top="none" style:vertical-align="top"/>
      <style:paragraph-properties fo:text-align="start"/>
      <style:text-properties style:font-name="Monotype.com" fo:font-size="8pt" style:font-size-asian="8pt" style:font-size-complex="8pt"/>
    </style:style>
    <style:style style:name="ce178" style:family="table-cell" style:parent-style-name="Default" style:data-style-name="N0">
      <style:table-cell-properties fo:border-bottom="none" style:text-align-source="fix" style:repeat-content="false" fo:border-left="none" fo:border-right="none" fo:border-top="0.088cm solid #000000" style:vertical-align="middle"/>
      <style:paragraph-properties fo:text-align="end" fo:margin-left="0cm"/>
      <style:text-properties style:font-name="Monotype.com" fo:font-size="8pt" style:font-size-asian="8pt" style:font-size-complex="8pt"/>
    </style:style>
    <style:style style:name="ce179" style:family="table-cell" style:parent-style-name="Default" style:data-style-name="N0">
      <style:table-cell-properties style:text-align-source="fix" style:repeat-content="false" style:vertical-align="middle"/>
      <style:paragraph-properties fo:text-align="end" fo:margin-left="0cm"/>
      <style:text-properties style:font-name="Monotype.com" fo:font-size="8pt" style:font-size-asian="8pt" style:font-size-complex="8pt"/>
    </style:style>
    <style:style style:name="ce180" style:family="table-cell" style:parent-style-name="Default" style:data-style-name="N60">
      <style:table-cell-properties style:text-align-source="fix" style:repeat-content="false" style:vertical-align="top"/>
      <style:paragraph-properties fo:text-align="end" fo:margin-left="0cm"/>
      <style:text-properties style:font-name="Monotype.com" fo:font-size="8pt" style:font-size-asian="8pt" style:font-size-complex="8pt"/>
    </style:style>
    <style:style style:name="ce181" style:family="table-cell" style:parent-style-name="Default" style:data-style-name="N60">
      <style:table-cell-properties style:text-align-source="fix" style:repeat-content="false" fo:border="none" style:vertical-align="top"/>
      <style:paragraph-properties fo:text-align="end" fo:margin-left="0cm"/>
      <style:text-properties style:font-name="Monotype.com" fo:font-size="8pt" style:font-size-asian="8pt" style:font-size-complex="8pt"/>
    </style:style>
    <style:style style:name="ce182" style:family="table-cell" style:parent-style-name="Default" style:data-style-name="N60">
      <style:table-cell-properties fo:border-bottom="0.088cm solid #000000" style:text-align-source="fix" style:repeat-content="false" fo:border-left="none" fo:border-right="none" fo:border-top="none" style:vertical-align="top"/>
      <style:paragraph-properties fo:text-align="end" fo:margin-left="0cm"/>
      <style:text-properties style:font-name="Monotype.com" fo:font-size="8pt" style:font-size-asian="8pt" style:font-size-complex="8pt"/>
    </style:style>
    <style:style style:name="ce183" style:family="table-cell" style:parent-style-name="Default">
      <style:table-cell-properties style:text-align-source="fix" style:repeat-content="false"/>
      <style:paragraph-properties fo:text-align="end" fo:margin-left="0cm"/>
      <style:text-properties style:font-name="Monotype.com" fo:font-size="8pt" style:font-size-asian="8pt" style:font-size-complex="8pt"/>
    </style:style>
    <style:style style:name="ce184" style:family="table-cell" style:parent-style-name="Default" style:data-style-name="N8001">
      <style:table-cell-properties style:text-align-source="fix" style:repeat-content="false"/>
      <style:paragraph-properties fo:text-align="end" fo:margin-left="0cm"/>
      <style:text-properties style:font-name="Monotype.com" fo:font-size="8pt" style:font-size-asian="8pt" style:font-size-complex="8pt"/>
    </style:style>
    <style:style style:name="ce185" style:family="table-cell" style:parent-style-name="Default" style:data-style-name="N1">
      <style:table-cell-properties fo:border-bottom="none" style:text-align-source="fix" style:repeat-content="false" fo:border-left="none" fo:border-right="none" fo:border-top="0.088cm solid #000000" style:vertical-align="middle"/>
      <style:paragraph-properties fo:text-align="end" fo:margin-left="0cm"/>
      <style:text-properties style:font-name="Monotype.com" fo:font-size="8pt" style:font-size-asian="8pt" style:font-size-complex="8pt"/>
    </style:style>
    <style:style style:name="ce186" style:family="table-cell" style:parent-style-name="Default" style:data-style-name="N1">
      <style:table-cell-properties style:text-align-source="fix" style:repeat-content="false" style:vertical-align="middle"/>
      <style:paragraph-properties fo:text-align="end" fo:margin-left="0cm"/>
      <style:text-properties style:font-name="Monotype.com" fo:font-size="8pt" style:font-size-asian="8pt" style:font-size-complex="8pt"/>
    </style:style>
    <style:style style:name="ce187" style:family="table-cell" style:parent-style-name="Default" style:data-style-name="N1">
      <style:table-cell-properties style:text-align-source="fix" style:repeat-content="false"/>
      <style:paragraph-properties fo:text-align="end" fo:margin-left="0cm"/>
      <style:text-properties style:font-name="Monotype.com" fo:font-size="8pt" style:font-size-asian="8pt" style:font-size-complex="8pt"/>
    </style:style>
    <style:style style:name="ce188" style:family="table-cell" style:parent-style-name="Default" style:data-style-name="N1">
      <style:table-cell-properties style:text-align-source="fix" style:repeat-content="false" fo:border="none"/>
      <style:paragraph-properties fo:text-align="end" fo:margin-left="0cm"/>
      <style:text-properties style:font-name="Monotype.com" fo:font-size="8pt" style:font-size-asian="8pt" style:font-size-complex="8pt"/>
    </style:style>
    <style:style style:name="ce189" style:family="table-cell" style:parent-style-name="Default" style:data-style-name="N1">
      <style:table-cell-properties fo:border-bottom="0.088cm solid #000000" style:text-align-source="fix" style:repeat-content="false" fo:border-left="none" fo:border-right="none" fo:border-top="none"/>
      <style:paragraph-properties fo:text-align="end" fo:margin-left="0cm"/>
      <style:text-properties style:font-name="Monotype.com" fo:font-size="8pt" style:font-size-asian="8pt" style:font-size-complex="8pt"/>
    </style:style>
    <style:style style:name="ce190" style:family="table-cell" style:parent-style-name="Default" style:data-style-name="N8000">
      <style:table-cell-properties fo:border-bottom="none" style:text-align-source="fix" style:repeat-content="false" fo:border-left="none" fo:border-right="0.088cm solid #000000" fo:border-top="0.088cm solid #000000" style:vertical-align="middle"/>
      <style:paragraph-properties fo:text-align="end" fo:margin-left="0cm"/>
      <style:text-properties style:font-name="Monotype.com" fo:font-size="8pt" style:font-size-asian="8pt" style:font-size-complex="8pt"/>
    </style:style>
    <style:style style:name="ce191" style:family="table-cell" style:parent-style-name="Default" style:data-style-name="N8000">
      <style:table-cell-properties fo:border-bottom="none" style:text-align-source="fix" style:repeat-content="false" fo:border-left="none" fo:border-right="0.088cm solid #000000" fo:border-top="none" style:vertical-align="middle"/>
      <style:paragraph-properties fo:text-align="end" fo:margin-left="0cm"/>
      <style:text-properties style:font-name="Monotype.com" fo:font-size="8pt" style:font-size-asian="8pt" style:font-size-complex="8pt"/>
    </style:style>
    <style:style style:name="ce192" style:family="table-cell" style:parent-style-name="Default">
      <style:table-cell-properties fo:border-bottom="none" fo:border-left="none" fo:border-right="0.088cm solid #000000" fo:border-top="none"/>
      <style:text-properties style:font-name="Monotype.com" fo:font-size="8pt" style:font-size-asian="8pt" style:font-size-complex="8pt"/>
    </style:style>
    <style:style style:name="ce193" style:family="table-cell" style:parent-style-name="Default">
      <style:table-cell-properties fo:border-bottom="0.088cm solid #000000" fo:border-left="none" fo:border-right="0.088cm solid #000000" fo:border-top="none"/>
      <style:text-properties style:font-name="Monotype.com" fo:font-size="8pt" style:font-size-asian="8pt" style:font-size-complex="8pt"/>
    </style:style>
    <style:style style:name="gr1" style:family="graphic">
      <style:graphic-properties draw:textarea-vertical-align="middle"/>
    </style:style>
    <style:style style:name="P1" style:family="paragraph">
      <style:paragraph-properties fo:text-align="start"/>
    </style:style>
    <style:style style:name="T1" style:family="text">
      <style:text-properties style:font-name="Monotype.com1" style:font-name-asian="Monotype.com1" style:font-name-complex="Monotype.com1"/>
    </style:style>
    <style:style style:name="T2" style:family="text">
      <style:text-properties style:font-name="Monotype.com"/>
    </style:style>
  </office:automatic-styles>
  <office:body>
    <office:spreadsheet>
      <table:table table:name="totals"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number-columns-repeated="4" table:default-cell-style-name="Default"/>
        <table:table-row table:style-name="ro1">
          <table:table-cell table:number-columns-repeated="2"/>
          <table:table-cell table:style-name="ce2" table:number-columns-repeated="5"/>
        </table:table-row>
        <table:table-row table:style-name="ro1">
          <table:table-cell/>
          <table:table-cell table:style-name="ce1" office:value-type="string">
            <text:p>sheet</text:p>
          </table:table-cell>
          <table:table-cell table:style-name="ce1" office:value-type="string">
            <text:p>title</text:p>
          </table:table-cell>
          <table:table-cell table:style-name="ce3" office:value-type="string" table:number-columns-spanned="2" table:number-rows-spanned="1">
            <text:p>transistors</text:p>
          </table:table-cell>
          <table:covered-table-cell table:style-name="ce3"/>
          <table:table-cell table:style-name="ce3" office:value-type="string" table:number-columns-spanned="2" table:number-rows-spanned="1">
            <text:p>gates</text:p>
          </table:table-cell>
          <table:covered-table-cell table:style-name="ce3"/>
        </table:table-row>
        <table:table-row table:style-name="ro2">
          <table:table-cell/>
          <table:table-cell table:formula="of:=MID(FORMULA([.C3]);2;100)" office:value-type="string" office:string-value="'0-F (upper c)'.$B$1">
            <text:p>'0-F (upper c)'.$B$1</text:p>
          </table:table-cell>
          <table:table-cell table:formula="of:=['0-F (upper c)'.$B$1]" office:value-type="string" office:string-value="4 bit to 7-segment, digits 0-F (upper c)">
            <text:p>4 bit to 7-segment, digits 0-F (upper c)</text:p>
          </table:table-cell>
          <table:table-cell table:formula="of:=OFFSET(INDIRECT([.B3]);47;63)" office:value-type="float" office:value="85">
            <text:p>85</text:p>
          </table:table-cell>
          <table:table-cell/>
          <table:table-cell table:formula="of:=OFFSET(INDIRECT([.B3]);48;63)" office:value-type="float" office:value="26">
            <text:p>26</text:p>
          </table:table-cell>
          <table:table-cell/>
        </table:table-row>
        <table:table-row table:style-name="ro2">
          <table:table-cell/>
          <table:table-cell table:formula="of:=MID(FORMULA([.C4]);2;100)" office:value-type="string" office:string-value="'0-F (lower c)'.$B$1">
            <text:p>'0-F (lower c)'.$B$1</text:p>
          </table:table-cell>
          <table:table-cell table:formula="of:=['0-F (lower c)'.$B$1]" office:value-type="string" office:string-value="4 bit to 7-segment, digits 0-F (lower c)">
            <text:p>4 bit to 7-segment, digits 0-F (lower c)</text:p>
          </table:table-cell>
          <table:table-cell table:formula="of:=OFFSET(INDIRECT([.B4]);47;62)" office:value-type="float" office:value="81">
            <text:p>81</text:p>
          </table:table-cell>
          <table:table-cell/>
          <table:table-cell table:formula="of:=OFFSET(INDIRECT([.B4]);48;62)" office:value-type="float" office:value="25">
            <text:p>25</text:p>
          </table:table-cell>
          <table:table-cell/>
        </table:table-row>
        <table:table-row table:style-name="ro2">
          <table:table-cell/>
          <table:table-cell table:formula="of:=MID(FORMULA([.C5]);2;100)" office:value-type="string" office:string-value="'digits 0-9'.$B$1">
            <text:p>'digits 0-9'.$B$1</text:p>
          </table:table-cell>
          <table:table-cell table:formula="of:=['digits 0-9'.$B$1]" office:value-type="string" office:string-value="4 bit to 7-segment, digits 0-9">
            <text:p>4 bit to 7-segment, digits 0-9</text:p>
          </table:table-cell>
          <table:table-cell table:formula="of:=OFFSET(INDIRECT([.B5]);47;62)" office:value-type="float" office:value="42">
            <text:p>42</text:p>
          </table:table-cell>
          <table:table-cell office:value-type="float" office:value="72">
            <text:p>72</text:p>
          </table:table-cell>
          <table:table-cell table:formula="of:=OFFSET(INDIRECT([.B5]);48;62)" office:value-type="float" office:value="18">
            <text:p>18</text:p>
          </table:table-cell>
          <table:table-cell/>
        </table:table-row>
        <table:table-row table:style-name="ro2">
          <table:table-cell/>
          <table:table-cell table:formula="of:=MID(FORMULA([.C6]);2;100)" office:value-type="string" office:string-value="'digits 0-7'.$B$1">
            <text:p>'digits 0-7'.$B$1</text:p>
          </table:table-cell>
          <table:table-cell table:formula="of:=['digits 0-7'.$B$1]" office:value-type="string" office:string-value="3 bit to 7-segment, digits 0-7">
            <text:p>3 bit to 7-segment, digits 0-7</text:p>
          </table:table-cell>
          <table:table-cell table:formula="of:=OFFSET(INDIRECT([.B6]);47;62)" office:value-type="float" office:value="40">
            <text:p>40</text:p>
          </table:table-cell>
          <table:table-cell office:value-type="float" office:value="56">
            <text:p>56</text:p>
          </table:table-cell>
          <table:table-cell table:formula="of:=OFFSET(INDIRECT([.B6]);48;62)" office:value-type="float" office:value="18">
            <text:p>18</text:p>
          </table:table-cell>
          <table:table-cell/>
        </table:table-row>
        <table:table-row table:style-name="ro2">
          <table:table-cell/>
          <table:table-cell table:formula="of:=MID(FORMULA([.C7]);2;100)" office:value-type="string" office:string-value="'digits 0-5'.$B$1">
            <text:p>'digits 0-5'.$B$1</text:p>
          </table:table-cell>
          <table:table-cell table:formula="of:=['digits 0-5'.$B$1]" office:value-type="string" office:string-value="3 bit to 7-segment, digits 0-5">
            <text:p>3 bit to 7-segment, digits 0-5</text:p>
          </table:table-cell>
          <table:table-cell table:formula="of:=OFFSET(INDIRECT([.B7]);47;62)" office:value-type="float" office:value="23">
            <text:p>23</text:p>
          </table:table-cell>
          <table:table-cell/>
          <table:table-cell table:formula="of:=OFFSET(INDIRECT([.B7]);48;62)" office:value-type="float" office:value="14">
            <text:p>14</text:p>
          </table:table-cell>
          <table:table-cell/>
        </table:table-row>
        <table:table-row table:style-name="ro2">
          <table:table-cell/>
          <table:table-cell table:formula="of:=MID(FORMULA([.C8]);2;100)" office:value-type="string" office:string-value="'digits 0-3'.$B$1">
            <text:p>'digits 0-3'.$B$1</text:p>
          </table:table-cell>
          <table:table-cell table:formula="of:=['digits 0-3'.$B$1]" office:value-type="string" office:string-value="2 bit to 7-segment, digits 0-3">
            <text:p>2 bit to 7-segment, digits 0-3</text:p>
          </table:table-cell>
          <table:table-cell table:formula="of:=OFFSET(INDIRECT([.B8]);47;62)" office:value-type="float" office:value="10">
            <text:p>10</text:p>
          </table:table-cell>
          <table:table-cell office:value-type="float" office:value="18">
            <text:p>18</text:p>
          </table:table-cell>
          <table:table-cell table:formula="of:=OFFSET(INDIRECT([.B8]);48;62)" office:value-type="float" office:value="7">
            <text:p>7</text:p>
          </table:table-cell>
          <table:table-cell/>
        </table:table-row>
        <table:table-row table:style-name="ro2">
          <table:table-cell/>
          <table:table-cell table:formula="of:=MID(FORMULA([.C9]);2;100)" office:value-type="string" office:string-value="'digits 0-2'.$B$1">
            <text:p>'digits 0-2'.$B$1</text:p>
          </table:table-cell>
          <table:table-cell table:formula="of:=['digits 0-2'.$B$1]" office:value-type="string" office:string-value="2 bit to 7-segment, digits 0-2">
            <text:p>2 bit to 7-segment, digits 0-2</text:p>
          </table:table-cell>
          <table:table-cell table:formula="of:=OFFSET(INDIRECT([.B9]);47;62)" office:value-type="float" office:value="4">
            <text:p>4</text:p>
          </table:table-cell>
          <table:table-cell/>
          <table:table-cell table:formula="of:=OFFSET(INDIRECT([.B9]);48;62)" office:value-type="float" office:value="3">
            <text:p>3</text:p>
          </table:table-cell>
          <table:table-cell/>
        </table:table-row>
        <table:table-row table:style-name="ro2">
          <table:table-cell/>
          <table:table-cell table:formula="of:=MID(FORMULA([.C10]);2;100)" office:value-type="string" office:string-value="'digits 1-2 (0 off)'.B1">
            <text:p>'digits 1-2 (0 off)'.B1</text:p>
          </table:table-cell>
          <table:table-cell table:formula="of:=['digits 1-2 (0 off)'.B1]" office:value-type="string" office:string-value="2 bit to 7-segment, digits 1-2 (0 off)">
            <text:p>2 bit to 7-segment, digits 1-2 (0 off)</text:p>
          </table:table-cell>
          <table:table-cell table:formula="of:=OFFSET(INDIRECT([.B10]);47;62)" office:value-type="float" office:value="3">
            <text:p>3</text:p>
          </table:table-cell>
          <table:table-cell/>
          <table:table-cell table:formula="of:=OFFSET(INDIRECT([.B10]);48;62)" office:value-type="float" office:value="2">
            <text:p>2</text:p>
          </table:table-cell>
          <table:table-cell/>
        </table:table-row>
        <table:named-expressions/>
      </table:table>
      <table:table table:name="0-F (upper c)" table:style-name="ta1" table:print="false">
        <table:table-column table:style-name="co6" table:default-cell-style-name="ce5"/>
        <table:table-column table:style-name="co6" table:number-columns-repeated="13"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4" table:default-cell-style-name="Default"/>
        <table:table-row table:style-name="ro3">
          <table:table-cell table:style-name="ce4"/>
          <table:table-cell table:style-name="ce4" office:value-type="string" table:number-columns-spanned="63" table:number-rows-spanned="1">
            <text:p>4 bit to 7-segment, digits 0-F (upper c)</text:p>
          </table:table-cell>
          <table:covered-table-cell table:style-name="ce30"/>
          <table:covered-table-cell table:number-columns-repeated="11" table:style-name="ce15"/>
          <table:covered-table-cell table:number-columns-repeated="50"/>
          <table:table-cell table:number-columns-repeated="960"/>
        </table:table-row>
        <table:table-row table:style-name="ro4">
          <table:table-cell/>
          <table:table-cell table:style-name="ce14" office:value-type="string" table:number-columns-spanned="13" table:number-rows-spanned="2">
            <text:p>Truth table</text:p>
          </table:table-cell>
          <table:covered-table-cell table:style-name="ce30"/>
          <table:covered-table-cell table:number-columns-repeated="11"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0"/>
        </table:table-row>
        <table:table-row table:style-name="ro4">
          <table:table-cell/>
          <table:covered-table-cell table:number-columns-repeated="13"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Q3]+1" office:value-type="float" office:value="1" table:number-columns-spanned="6" table:number-rows-spanned="1">
            <text:p>1</text:p>
          </table:table-cell>
          <table:covered-table-cell table:number-columns-repeated="4" table:style-name="ce91"/>
          <table:covered-table-cell table:style-name="ce101"/>
          <table:table-cell table:style-name="ce79" table:formula="of:=[.W3]+1" office:value-type="float" office:value="2" table:number-columns-spanned="6" table:number-rows-spanned="1">
            <text:p>2</text:p>
          </table:table-cell>
          <table:covered-table-cell table:number-columns-repeated="4" table:style-name="ce91"/>
          <table:covered-table-cell table:style-name="ce101"/>
          <table:table-cell table:style-name="ce79" table:formula="of:=[.AC3]+1" office:value-type="float" office:value="3" table:number-columns-spanned="6" table:number-rows-spanned="1">
            <text:p>3</text:p>
          </table:table-cell>
          <table:covered-table-cell table:number-columns-repeated="4" table:style-name="ce91"/>
          <table:covered-table-cell table:style-name="ce101"/>
          <table:table-cell table:style-name="ce79" table:formula="of:=[.AI3]+1" office:value-type="float" office:value="4" table:number-columns-spanned="6" table:number-rows-spanned="1">
            <text:p>4</text:p>
          </table:table-cell>
          <table:covered-table-cell table:number-columns-repeated="4" table:style-name="ce91"/>
          <table:covered-table-cell table:style-name="ce101"/>
          <table:table-cell table:style-name="ce79" table:formula="of:=[.AO3]+1" office:value-type="float" office:value="5" table:number-columns-spanned="6" table:number-rows-spanned="1">
            <text:p>5</text:p>
          </table:table-cell>
          <table:covered-table-cell table:number-columns-repeated="4" table:style-name="ce91"/>
          <table:covered-table-cell table:style-name="ce101"/>
          <table:table-cell table:style-name="ce79" table:formula="of:=[.AU3]+1" office:value-type="float" office:value="6" table:number-columns-spanned="6" table:number-rows-spanned="1">
            <text:p>6</text:p>
          </table:table-cell>
          <table:covered-table-cell table:number-columns-repeated="4" table:style-name="ce91"/>
          <table:covered-table-cell table:style-name="ce101"/>
          <table:table-cell table:style-name="ce79" table:formula="of:=[.BA3]+1" office:value-type="float" office:value="7" table:number-columns-spanned="6" table:number-rows-spanned="1">
            <text:p>7</text:p>
          </table:table-cell>
          <table:covered-table-cell table:number-columns-repeated="4" table:style-name="ce91"/>
          <table:covered-table-cell table:style-name="ce101"/>
          <table:table-cell table:number-columns-repeated="960"/>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8" table:number-rows-spanned="1">
            <text:p>Outputs</text:p>
          </table:table-cell>
          <table:covered-table-cell table:number-columns-repeated="6" table:style-name="ce39"/>
          <table:covered-table-cell table:style-name="ce42"/>
          <table:table-cell table:style-name="ce73"/>
          <table:table-cell table:style-name="ce5"/>
          <table:table-cell table:style-name="ce80" table:formula="of:=MATCH([.Q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W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C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I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O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U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BA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G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4"/>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0" office:value-type="string" table:number-columns-spanned="1" table:number-rows-spanned="2">
            <text:p>P</text:p>
          </table:table-cell>
          <table:table-cell table:style-name="ce73"/>
          <table:table-cell table:style-name="ce5"/>
          <table:table-cell table:style-name="ce81"/>
          <table:table-cell table:style-name="SegBG" table:formula="of:=HLOOKUP([.U5];[.$G$5:.$N$22];[.Q4];0)" office:value-type="float" office:value="1">
            <text:p>1</text:p>
          </table:table-cell>
          <table:table-cell table:style-name="seg1" table:formula="of:=[.U5]&amp;T(ORG.OPENOFFICE.STYLE(IF([.R5]=1;&quot;seg1&quot;;IF([.R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A5];[.$G$5:.$N$22];[.W4];0)" office:value-type="float" office:value="0">
            <text:p>0</text:p>
          </table:table-cell>
          <table:table-cell table:style-name="seg0" table:formula="of:=[.AA5]&amp;T(ORG.OPENOFFICE.STYLE(IF([.X5]=1;&quot;seg1&quot;;IF([.X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G5];[.$G$5:.$N$22];[.AC4];0)" office:value-type="float" office:value="1">
            <text:p>1</text:p>
          </table:table-cell>
          <table:table-cell table:style-name="seg1" table:formula="of:=[.AG5]&amp;T(ORG.OPENOFFICE.STYLE(IF([.AD5]=1;&quot;seg1&quot;;IF([.AD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M5];[.$G$5:.$N$22];[.AI4];0)" office:value-type="float" office:value="1">
            <text:p>1</text:p>
          </table:table-cell>
          <table:table-cell table:style-name="seg1" table:formula="of:=[.AM5]&amp;T(ORG.OPENOFFICE.STYLE(IF([.AJ5]=1;&quot;seg1&quot;;IF([.AJ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S5];[.$G$5:.$N$22];[.AO4];0)" office:value-type="float" office:value="0">
            <text:p>0</text:p>
          </table:table-cell>
          <table:table-cell table:style-name="seg0" table:formula="of:=[.AS5]&amp;T(ORG.OPENOFFICE.STYLE(IF([.AP5]=1;&quot;seg1&quot;;IF([.AP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Y5];[.$G$5:.$N$22];[.AU4];0)" office:value-type="float" office:value="1">
            <text:p>1</text:p>
          </table:table-cell>
          <table:table-cell table:style-name="seg1" table:formula="of:=[.AY5]&amp;T(ORG.OPENOFFICE.STYLE(IF([.AV5]=1;&quot;seg1&quot;;IF([.AV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E5];[.$G$5:.$N$22];[.BA4];0)" office:value-type="float" office:value="1">
            <text:p>1</text:p>
          </table:table-cell>
          <table:table-cell table:style-name="seg1" table:formula="of:=[.BE5]&amp;T(ORG.OPENOFFICE.STYLE(IF([.BB5]=1;&quot;seg1&quot;;IF([.BB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K5];[.$G$5:.$N$22];[.BG4];0)" office:value-type="float" office:value="1">
            <text:p>1</text:p>
          </table:table-cell>
          <table:table-cell table:style-name="seg1" table:formula="of:=[.BK5]&amp;T(ORG.OPENOFFICE.STYLE(IF([.BH5]=1;&quot;seg1&quot;;IF([.BH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4"/>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number-columns-repeated="2" table:style-name="ce68"/>
          <table:table-cell table:style-name="ce73"/>
          <table:table-cell table:style-name="ce5"/>
          <table:table-cell table:style-name="ce81" table:formula="of:=HLOOKUP([.S6];[.$G$5:.$N$22];[.Q4];0)" office:value-type="float" office:value="1" table:number-columns-spanned="1" table:number-rows-spanned="2">
            <text:p>1</text:p>
          </table:table-cell>
          <table:table-cell table:style-name="seg1" table:formula="of:=[.S6]&amp;T(ORG.OPENOFFICE.STYLE(IF([.Q6]=1;&quot;seg1&quot;;IF([.Q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V6];[.$G$5:.$N$22];[.Q4];0)" office:value-type="float" office:value="1" table:number-columns-spanned="1" table:number-rows-spanned="2">
            <text:p>1</text:p>
          </table:table-cell>
          <table:table-cell table:style-name="seg1" table:formula="of:=[.V6]&amp;T(ORG.OPENOFFICE.STYLE(IF([.T6]=1;&quot;seg1&quot;;IF([.T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Y6];[.$G$5:.$N$22];[.W4];0)" office:value-type="float" office:value="0" table:number-columns-spanned="1" table:number-rows-spanned="2">
            <text:p>0</text:p>
          </table:table-cell>
          <table:table-cell table:style-name="seg0" table:formula="of:=[.Y6]&amp;T(ORG.OPENOFFICE.STYLE(IF([.W6]=1;&quot;seg1&quot;;IF([.W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B6];[.$G$5:.$N$22];[.W4];0)" office:value-type="float" office:value="1" table:number-columns-spanned="1" table:number-rows-spanned="2">
            <text:p>1</text:p>
          </table:table-cell>
          <table:table-cell table:style-name="seg1" table:formula="of:=[.AB6]&amp;T(ORG.OPENOFFICE.STYLE(IF([.Z6]=1;&quot;seg1&quot;;IF([.Z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E6];[.$G$5:.$N$22];[.AC4];0)" office:value-type="float" office:value="0" table:number-columns-spanned="1" table:number-rows-spanned="2">
            <text:p>0</text:p>
          </table:table-cell>
          <table:table-cell table:style-name="seg0" table:formula="of:=[.AE6]&amp;T(ORG.OPENOFFICE.STYLE(IF([.AC6]=1;&quot;seg1&quot;;IF([.AC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H6];[.$G$5:.$N$22];[.AC4];0)" office:value-type="float" office:value="1" table:number-columns-spanned="1" table:number-rows-spanned="2">
            <text:p>1</text:p>
          </table:table-cell>
          <table:table-cell table:style-name="seg1" table:formula="of:=[.AH6]&amp;T(ORG.OPENOFFICE.STYLE(IF([.AF6]=1;&quot;seg1&quot;;IF([.AF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K6];[.$G$5:.$N$22];[.AI4];0)" office:value-type="float" office:value="0" table:number-columns-spanned="1" table:number-rows-spanned="2">
            <text:p>0</text:p>
          </table:table-cell>
          <table:table-cell table:style-name="seg0" table:formula="of:=[.AK6]&amp;T(ORG.OPENOFFICE.STYLE(IF([.AI6]=1;&quot;seg1&quot;;IF([.AI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N6];[.$G$5:.$N$22];[.AI4];0)" office:value-type="float" office:value="1" table:number-columns-spanned="1" table:number-rows-spanned="2">
            <text:p>1</text:p>
          </table:table-cell>
          <table:table-cell table:style-name="seg1" table:formula="of:=[.AN6]&amp;T(ORG.OPENOFFICE.STYLE(IF([.AL6]=1;&quot;seg1&quot;;IF([.AL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Q6];[.$G$5:.$N$22];[.AO4];0)" office:value-type="float" office:value="1" table:number-columns-spanned="1" table:number-rows-spanned="2">
            <text:p>1</text:p>
          </table:table-cell>
          <table:table-cell table:style-name="seg1" table:formula="of:=[.AQ6]&amp;T(ORG.OPENOFFICE.STYLE(IF([.AO6]=1;&quot;seg1&quot;;IF([.AO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T6];[.$G$5:.$N$22];[.AO4];0)" office:value-type="float" office:value="1" table:number-columns-spanned="1" table:number-rows-spanned="2">
            <text:p>1</text:p>
          </table:table-cell>
          <table:table-cell table:style-name="seg1" table:formula="of:=[.AT6]&amp;T(ORG.OPENOFFICE.STYLE(IF([.AR6]=1;&quot;seg1&quot;;IF([.AR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W6];[.$G$5:.$N$22];[.AU4];0)" office:value-type="float" office:value="1" table:number-columns-spanned="1" table:number-rows-spanned="2">
            <text:p>1</text:p>
          </table:table-cell>
          <table:table-cell table:style-name="seg1" table:formula="of:=[.AW6]&amp;T(ORG.OPENOFFICE.STYLE(IF([.AU6]=1;&quot;seg1&quot;;IF([.AU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Z6];[.$G$5:.$N$22];[.AU4];0)" office:value-type="float" office:value="0" table:number-columns-spanned="1" table:number-rows-spanned="2">
            <text:p>0</text:p>
          </table:table-cell>
          <table:table-cell table:style-name="seg0" table:formula="of:=[.AZ6]&amp;T(ORG.OPENOFFICE.STYLE(IF([.AX6]=1;&quot;seg1&quot;;IF([.AX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C6];[.$G$5:.$N$22];[.BA4];0)" office:value-type="float" office:value="1" table:number-columns-spanned="1" table:number-rows-spanned="2">
            <text:p>1</text:p>
          </table:table-cell>
          <table:table-cell table:style-name="seg1" table:formula="of:=[.BC6]&amp;T(ORG.OPENOFFICE.STYLE(IF([.BA6]=1;&quot;seg1&quot;;IF([.BA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F6];[.$G$5:.$N$22];[.BA4];0)" office:value-type="float" office:value="0" table:number-columns-spanned="1" table:number-rows-spanned="2">
            <text:p>0</text:p>
          </table:table-cell>
          <table:table-cell table:style-name="seg0" table:formula="of:=[.BF6]&amp;T(ORG.OPENOFFICE.STYLE(IF([.BD6]=1;&quot;seg1&quot;;IF([.BD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I6];[.$G$5:.$N$22];[.BG4];0)" office:value-type="float" office:value="0" table:number-columns-spanned="1" table:number-rows-spanned="2">
            <text:p>0</text:p>
          </table:table-cell>
          <table:table-cell table:style-name="seg0" table:formula="of:=[.BI6]&amp;T(ORG.OPENOFFICE.STYLE(IF([.BG6]=1;&quot;seg1&quot;;IF([.BG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L6];[.$G$5:.$N$22];[.BG4];0)" office:value-type="float" office:value="1" table:number-columns-spanned="1" table:number-rows-spanned="2">
            <text:p>1</text:p>
          </table:table-cell>
          <table:table-cell table:style-name="seg1" table:formula="of:=[.BL6]&amp;T(ORG.OPENOFFICE.STYLE(IF([.BJ6]=1;&quot;seg1&quot;;IF([.BJ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4"/>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number-columns-repeated="2"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5" table:style-name="ce31" office:value-type="float" office:value="0">
            <text:p>0</text:p>
          </table:table-cell>
          <table:table-cell table:style-name="ce73"/>
          <table:table-cell table:style-name="ce5"/>
          <table:table-cell table:style-name="ce81"/>
          <table:table-cell table:style-name="SegBG" table:formula="of:=HLOOKUP([.U8];[.$G$5:.$N$22];[.Q4];0)" office:value-type="float" office:value="0">
            <text:p>0</text:p>
          </table:table-cell>
          <table:table-cell table:style-name="seg0" table:formula="of:=[.U8]&amp;T(ORG.OPENOFFICE.STYLE(IF([.R8]=1;&quot;seg1&quot;;IF([.R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A8];[.$G$5:.$N$22];[.W4];0)" office:value-type="float" office:value="0">
            <text:p>0</text:p>
          </table:table-cell>
          <table:table-cell table:style-name="seg0" table:formula="of:=[.AA8]&amp;T(ORG.OPENOFFICE.STYLE(IF([.X8]=1;&quot;seg1&quot;;IF([.X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G8];[.$G$5:.$N$22];[.AC4];0)" office:value-type="float" office:value="1">
            <text:p>1</text:p>
          </table:table-cell>
          <table:table-cell table:style-name="seg1" table:formula="of:=[.AG8]&amp;T(ORG.OPENOFFICE.STYLE(IF([.AD8]=1;&quot;seg1&quot;;IF([.AD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M8];[.$G$5:.$N$22];[.AI4];0)" office:value-type="float" office:value="1">
            <text:p>1</text:p>
          </table:table-cell>
          <table:table-cell table:style-name="seg1" table:formula="of:=[.AM8]&amp;T(ORG.OPENOFFICE.STYLE(IF([.AJ8]=1;&quot;seg1&quot;;IF([.AJ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S8];[.$G$5:.$N$22];[.AO4];0)" office:value-type="float" office:value="1">
            <text:p>1</text:p>
          </table:table-cell>
          <table:table-cell table:style-name="seg1" table:formula="of:=[.AS8]&amp;T(ORG.OPENOFFICE.STYLE(IF([.AP8]=1;&quot;seg1&quot;;IF([.AP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Y8];[.$G$5:.$N$22];[.AU4];0)" office:value-type="float" office:value="1">
            <text:p>1</text:p>
          </table:table-cell>
          <table:table-cell table:style-name="seg1" table:formula="of:=[.AY8]&amp;T(ORG.OPENOFFICE.STYLE(IF([.AV8]=1;&quot;seg1&quot;;IF([.AV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E8];[.$G$5:.$N$22];[.BA4];0)" office:value-type="float" office:value="1">
            <text:p>1</text:p>
          </table:table-cell>
          <table:table-cell table:style-name="seg1" table:formula="of:=[.BE8]&amp;T(ORG.OPENOFFICE.STYLE(IF([.BB8]=1;&quot;seg1&quot;;IF([.BB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K8];[.$G$5:.$N$22];[.BG4];0)" office:value-type="float" office:value="0">
            <text:p>0</text:p>
          </table:table-cell>
          <table:table-cell table:style-name="seg0" table:formula="of:=[.BK8]&amp;T(ORG.OPENOFFICE.STYLE(IF([.BH8]=1;&quot;seg1&quot;;IF([.BH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3"/>
          <table:table-cell table:style-name="ce5"/>
          <table:table-cell table:style-name="ce81" table:formula="of:=HLOOKUP([.S9];[.$G$5:.$N$22];[.Q4];0)" office:value-type="float" office:value="1" table:number-columns-spanned="1" table:number-rows-spanned="2">
            <text:p>1</text:p>
          </table:table-cell>
          <table:table-cell table:style-name="seg1" table:formula="of:=[.S9]&amp;T(ORG.OPENOFFICE.STYLE(IF([.Q9]=1;&quot;seg1&quot;;IF([.Q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V9];[.$G$5:.$N$22];[.Q4];0)" office:value-type="float" office:value="1" table:number-columns-spanned="1" table:number-rows-spanned="2">
            <text:p>1</text:p>
          </table:table-cell>
          <table:table-cell table:style-name="seg1" table:formula="of:=[.V9]&amp;T(ORG.OPENOFFICE.STYLE(IF([.T9]=1;&quot;seg1&quot;;IF([.T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Y9];[.$G$5:.$N$22];[.W4];0)" office:value-type="float" office:value="0" table:number-columns-spanned="1" table:number-rows-spanned="2">
            <text:p>0</text:p>
          </table:table-cell>
          <table:table-cell table:style-name="seg0" table:formula="of:=[.Y9]&amp;T(ORG.OPENOFFICE.STYLE(IF([.W9]=1;&quot;seg1&quot;;IF([.W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B9];[.$G$5:.$N$22];[.W4];0)" office:value-type="float" office:value="1" table:number-columns-spanned="1" table:number-rows-spanned="2">
            <text:p>1</text:p>
          </table:table-cell>
          <table:table-cell table:style-name="seg1" table:formula="of:=[.AB9]&amp;T(ORG.OPENOFFICE.STYLE(IF([.Z9]=1;&quot;seg1&quot;;IF([.Z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E9];[.$G$5:.$N$22];[.AC4];0)" office:value-type="float" office:value="1" table:number-columns-spanned="1" table:number-rows-spanned="2">
            <text:p>1</text:p>
          </table:table-cell>
          <table:table-cell table:style-name="seg1" table:formula="of:=[.AE9]&amp;T(ORG.OPENOFFICE.STYLE(IF([.AC9]=1;&quot;seg1&quot;;IF([.AC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H9];[.$G$5:.$N$22];[.AC4];0)" office:value-type="float" office:value="0" table:number-columns-spanned="1" table:number-rows-spanned="2">
            <text:p>0</text:p>
          </table:table-cell>
          <table:table-cell table:style-name="seg0" table:formula="of:=[.AH9]&amp;T(ORG.OPENOFFICE.STYLE(IF([.AF9]=1;&quot;seg1&quot;;IF([.AF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K9];[.$G$5:.$N$22];[.AI4];0)" office:value-type="float" office:value="0" table:number-columns-spanned="1" table:number-rows-spanned="2">
            <text:p>0</text:p>
          </table:table-cell>
          <table:table-cell table:style-name="seg0" table:formula="of:=[.AK9]&amp;T(ORG.OPENOFFICE.STYLE(IF([.AI9]=1;&quot;seg1&quot;;IF([.AI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N9];[.$G$5:.$N$22];[.AI4];0)" office:value-type="float" office:value="1" table:number-columns-spanned="1" table:number-rows-spanned="2">
            <text:p>1</text:p>
          </table:table-cell>
          <table:table-cell table:style-name="seg1" table:formula="of:=[.AN9]&amp;T(ORG.OPENOFFICE.STYLE(IF([.AL9]=1;&quot;seg1&quot;;IF([.AL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Q9];[.$G$5:.$N$22];[.AO4];0)" office:value-type="float" office:value="0" table:number-columns-spanned="1" table:number-rows-spanned="2">
            <text:p>0</text:p>
          </table:table-cell>
          <table:table-cell table:style-name="seg0" table:formula="of:=[.AQ9]&amp;T(ORG.OPENOFFICE.STYLE(IF([.AO9]=1;&quot;seg1&quot;;IF([.AO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T9];[.$G$5:.$N$22];[.AO4];0)" office:value-type="float" office:value="1" table:number-columns-spanned="1" table:number-rows-spanned="2">
            <text:p>1</text:p>
          </table:table-cell>
          <table:table-cell table:style-name="seg1" table:formula="of:=[.AT9]&amp;T(ORG.OPENOFFICE.STYLE(IF([.AR9]=1;&quot;seg1&quot;;IF([.AR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W9];[.$G$5:.$N$22];[.AU4];0)" office:value-type="float" office:value="0" table:number-columns-spanned="1" table:number-rows-spanned="2">
            <text:p>0</text:p>
          </table:table-cell>
          <table:table-cell table:style-name="seg0" table:formula="of:=[.AW9]&amp;T(ORG.OPENOFFICE.STYLE(IF([.AU9]=1;&quot;seg1&quot;;IF([.AU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Z9];[.$G$5:.$N$22];[.AU4];0)" office:value-type="float" office:value="1" table:number-columns-spanned="1" table:number-rows-spanned="2">
            <text:p>1</text:p>
          </table:table-cell>
          <table:table-cell table:style-name="seg1" table:formula="of:=[.AZ9]&amp;T(ORG.OPENOFFICE.STYLE(IF([.AX9]=1;&quot;seg1&quot;;IF([.AX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C9];[.$G$5:.$N$22];[.BA4];0)" office:value-type="float" office:value="1" table:number-columns-spanned="1" table:number-rows-spanned="2">
            <text:p>1</text:p>
          </table:table-cell>
          <table:table-cell table:style-name="seg1" table:formula="of:=[.BC9]&amp;T(ORG.OPENOFFICE.STYLE(IF([.BA9]=1;&quot;seg1&quot;;IF([.BA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F9];[.$G$5:.$N$22];[.BA4];0)" office:value-type="float" office:value="1" table:number-columns-spanned="1" table:number-rows-spanned="2">
            <text:p>1</text:p>
          </table:table-cell>
          <table:table-cell table:style-name="seg1" table:formula="of:=[.BF9]&amp;T(ORG.OPENOFFICE.STYLE(IF([.BD9]=1;&quot;seg1&quot;;IF([.BD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I9];[.$G$5:.$N$22];[.BG4];0)" office:value-type="float" office:value="0" table:number-columns-spanned="1" table:number-rows-spanned="2">
            <text:p>0</text:p>
          </table:table-cell>
          <table:table-cell table:style-name="seg0" table:formula="of:=[.BI9]&amp;T(ORG.OPENOFFICE.STYLE(IF([.BG9]=1;&quot;seg1&quot;;IF([.BG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L9];[.$G$5:.$N$22];[.BG4];0)" office:value-type="float" office:value="1" table:number-columns-spanned="1" table:number-rows-spanned="2">
            <text:p>1</text:p>
          </table:table-cell>
          <table:table-cell table:style-name="seg1" table:formula="of:=[.BL9]&amp;T(ORG.OPENOFFICE.STYLE(IF([.BJ9]=1;&quot;seg1&quot;;IF([.BJ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4"/>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3"/>
          <table:table-cell table:style-name="ce5"/>
          <table:table-cell table:style-name="ce81"/>
          <table:table-cell table:style-name="SegBG" table:formula="of:=HLOOKUP([.U11];[.$G$5:.$N$22];[.Q4];0)" office:value-type="float" office:value="1">
            <text:p>1</text:p>
          </table:table-cell>
          <table:table-cell table:style-name="seg1" table:formula="of:=[.U11]&amp;T(ORG.OPENOFFICE.STYLE(IF([.R11]=1;&quot;seg1&quot;;IF([.R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A11];[.$G$5:.$N$22];[.W4];0)" office:value-type="float" office:value="0">
            <text:p>0</text:p>
          </table:table-cell>
          <table:table-cell table:style-name="seg0" table:formula="of:=[.AA11]&amp;T(ORG.OPENOFFICE.STYLE(IF([.X11]=1;&quot;seg1&quot;;IF([.X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G11];[.$G$5:.$N$22];[.AC4];0)" office:value-type="float" office:value="1">
            <text:p>1</text:p>
          </table:table-cell>
          <table:table-cell table:style-name="seg1" table:formula="of:=[.AG11]&amp;T(ORG.OPENOFFICE.STYLE(IF([.AD11]=1;&quot;seg1&quot;;IF([.AD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M11];[.$G$5:.$N$22];[.AI4];0)" office:value-type="float" office:value="1">
            <text:p>1</text:p>
          </table:table-cell>
          <table:table-cell table:style-name="seg1" table:formula="of:=[.AM11]&amp;T(ORG.OPENOFFICE.STYLE(IF([.AJ11]=1;&quot;seg1&quot;;IF([.AJ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S11];[.$G$5:.$N$22];[.AO4];0)" office:value-type="float" office:value="0">
            <text:p>0</text:p>
          </table:table-cell>
          <table:table-cell table:style-name="seg0" table:formula="of:=[.AS11]&amp;T(ORG.OPENOFFICE.STYLE(IF([.AP11]=1;&quot;seg1&quot;;IF([.AP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Y11];[.$G$5:.$N$22];[.AU4];0)" office:value-type="float" office:value="1">
            <text:p>1</text:p>
          </table:table-cell>
          <table:table-cell table:style-name="seg1" table:formula="of:=[.AY11]&amp;T(ORG.OPENOFFICE.STYLE(IF([.AV11]=1;&quot;seg1&quot;;IF([.AV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E11];[.$G$5:.$N$22];[.BA4];0)" office:value-type="float" office:value="1">
            <text:p>1</text:p>
          </table:table-cell>
          <table:table-cell table:style-name="seg1" table:formula="of:=[.BE11]&amp;T(ORG.OPENOFFICE.STYLE(IF([.BB11]=1;&quot;seg1&quot;;IF([.BB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K11];[.$G$5:.$N$22];[.BG4];0)" office:value-type="float" office:value="0">
            <text:p>0</text:p>
          </table:table-cell>
          <table:table-cell table:style-name="seg0" table:formula="of:=[.BK11]&amp;T(ORG.OPENOFFICE.STYLE(IF([.BH11]=1;&quot;seg1&quot;;IF([.BH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4"/>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31" office:value-type="float" office:value="0">
            <text:p>0</text:p>
          </table:table-cell>
          <table:table-cell table:style-name="ce73"/>
          <table:table-cell table:style-name="ce5"/>
          <table:table-cell table:style-name="ce79" table:formula="of:=[.BG3]+1" office:value-type="float" office:value="8" table:number-columns-spanned="6" table:number-rows-spanned="1">
            <text:p>8</text:p>
          </table:table-cell>
          <table:covered-table-cell table:number-columns-repeated="4" table:style-name="ce91"/>
          <table:covered-table-cell table:style-name="ce101"/>
          <table:table-cell table:style-name="ce79" table:formula="of:=[.Q13]+1" office:value-type="float" office:value="9" table:number-columns-spanned="6" table:number-rows-spanned="1">
            <text:p>9</text:p>
          </table:table-cell>
          <table:covered-table-cell table:number-columns-repeated="4" table:style-name="ce91"/>
          <table:covered-table-cell table:style-name="ce101"/>
          <table:table-cell table:style-name="ce79" table:formula="of:=[.W13]+1" office:value-type="float" office:value="10" table:number-columns-spanned="6" table:number-rows-spanned="1">
            <text:p>10</text:p>
          </table:table-cell>
          <table:covered-table-cell table:number-columns-repeated="4" table:style-name="ce91"/>
          <table:covered-table-cell table:style-name="ce101"/>
          <table:table-cell table:style-name="ce79" table:formula="of:=[.AC13]+1" office:value-type="float" office:value="11" table:number-columns-spanned="6" table:number-rows-spanned="1">
            <text:p>11</text:p>
          </table:table-cell>
          <table:covered-table-cell table:number-columns-repeated="4" table:style-name="ce91"/>
          <table:covered-table-cell table:style-name="ce101"/>
          <table:table-cell table:style-name="ce79" table:formula="of:=[.AI13]+1" office:value-type="float" office:value="12" table:number-columns-spanned="6" table:number-rows-spanned="1">
            <text:p>12</text:p>
          </table:table-cell>
          <table:covered-table-cell table:number-columns-repeated="4" table:style-name="ce91"/>
          <table:covered-table-cell table:style-name="ce101"/>
          <table:table-cell table:style-name="ce79" table:formula="of:=[.AO13]+1" office:value-type="float" office:value="13" table:number-columns-spanned="6" table:number-rows-spanned="1">
            <text:p>13</text:p>
          </table:table-cell>
          <table:covered-table-cell table:number-columns-repeated="4" table:style-name="ce91"/>
          <table:covered-table-cell table:style-name="ce101"/>
          <table:table-cell table:style-name="ce79" table:formula="of:=[.AU13]+1" office:value-type="float" office:value="14" table:number-columns-spanned="6" table:number-rows-spanned="1">
            <text:p>14</text:p>
          </table:table-cell>
          <table:covered-table-cell table:number-columns-repeated="4" table:style-name="ce91"/>
          <table:covered-table-cell table:style-name="ce101"/>
          <table:table-cell table:style-name="ce79" table:formula="of:=[.BA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4"/>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31" office:value-type="float" office:value="1">
            <text:p>1</text:p>
          </table:table-cell>
          <table:table-cell table:style-name="ce74"/>
          <table:table-cell table:style-name="ce5"/>
          <table:table-cell table:style-name="ce80" table:formula="of:=MATCH([.Q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W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C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I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O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U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BA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G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4"/>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15];[.$G$5:.$N$22];[.Q14];0)" office:value-type="float" office:value="1">
            <text:p>1</text:p>
          </table:table-cell>
          <table:table-cell table:style-name="seg1" table:formula="of:=[.U15]&amp;T(ORG.OPENOFFICE.STYLE(IF([.R15]=1;&quot;seg1&quot;;IF([.R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A15];[.$G$5:.$N$22];[.W14];0)" office:value-type="float" office:value="1">
            <text:p>1</text:p>
          </table:table-cell>
          <table:table-cell table:style-name="seg1" table:formula="of:=[.AA15]&amp;T(ORG.OPENOFFICE.STYLE(IF([.X15]=1;&quot;seg1&quot;;IF([.X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G15];[.$G$5:.$N$22];[.AC14];0)" office:value-type="float" office:value="1">
            <text:p>1</text:p>
          </table:table-cell>
          <table:table-cell table:style-name="seg1" table:formula="of:=[.AG15]&amp;T(ORG.OPENOFFICE.STYLE(IF([.AD15]=1;&quot;seg1&quot;;IF([.AD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M15];[.$G$5:.$N$22];[.AI14];0)" office:value-type="float" office:value="0">
            <text:p>0</text:p>
          </table:table-cell>
          <table:table-cell table:style-name="seg0" table:formula="of:=[.AM15]&amp;T(ORG.OPENOFFICE.STYLE(IF([.AJ15]=1;&quot;seg1&quot;;IF([.AJ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S15];[.$G$5:.$N$22];[.AO14];0)" office:value-type="float" office:value="1">
            <text:p>1</text:p>
          </table:table-cell>
          <table:table-cell table:style-name="seg1" table:formula="of:=[.AS15]&amp;T(ORG.OPENOFFICE.STYLE(IF([.AP15]=1;&quot;seg1&quot;;IF([.AP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Y15];[.$G$5:.$N$22];[.AU14];0)" office:value-type="float" office:value="0">
            <text:p>0</text:p>
          </table:table-cell>
          <table:table-cell table:style-name="seg0" table:formula="of:=[.AY15]&amp;T(ORG.OPENOFFICE.STYLE(IF([.AV15]=1;&quot;seg1&quot;;IF([.AV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E15];[.$G$5:.$N$22];[.BA14];0)" office:value-type="float" office:value="1">
            <text:p>1</text:p>
          </table:table-cell>
          <table:table-cell table:style-name="seg1" table:formula="of:=[.BE15]&amp;T(ORG.OPENOFFICE.STYLE(IF([.BB15]=1;&quot;seg1&quot;;IF([.BB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K15];[.$G$5:.$N$22];[.BG14];0)" office:value-type="float" office:value="1">
            <text:p>1</text:p>
          </table:table-cell>
          <table:table-cell table:style-name="seg1" table:formula="of:=[.BK15]&amp;T(ORG.OPENOFFICE.STYLE(IF([.BH15]=1;&quot;seg1&quot;;IF([.BH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formula="of:=HLOOKUP([.S16];[.$G$5:.$N$22];[.Q14];0)" office:value-type="float" office:value="1" table:number-columns-spanned="1" table:number-rows-spanned="2">
            <text:p>1</text:p>
          </table:table-cell>
          <table:table-cell table:style-name="seg1" table:formula="of:=[.S16]&amp;T(ORG.OPENOFFICE.STYLE(IF([.Q16]=1;&quot;seg1&quot;;IF([.Q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V16];[.$G$5:.$N$22];[.Q14];0)" office:value-type="float" office:value="1" table:number-columns-spanned="1" table:number-rows-spanned="2">
            <text:p>1</text:p>
          </table:table-cell>
          <table:table-cell table:style-name="seg1" table:formula="of:=[.V16]&amp;T(ORG.OPENOFFICE.STYLE(IF([.T16]=1;&quot;seg1&quot;;IF([.T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Y16];[.$G$5:.$N$22];[.W14];0)" office:value-type="float" office:value="1" table:number-columns-spanned="1" table:number-rows-spanned="2">
            <text:p>1</text:p>
          </table:table-cell>
          <table:table-cell table:style-name="seg1" table:formula="of:=[.Y16]&amp;T(ORG.OPENOFFICE.STYLE(IF([.W16]=1;&quot;seg1&quot;;IF([.W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B16];[.$G$5:.$N$22];[.W14];0)" office:value-type="float" office:value="1" table:number-columns-spanned="1" table:number-rows-spanned="2">
            <text:p>1</text:p>
          </table:table-cell>
          <table:table-cell table:style-name="seg1" table:formula="of:=[.AB16]&amp;T(ORG.OPENOFFICE.STYLE(IF([.Z16]=1;&quot;seg1&quot;;IF([.Z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E16];[.$G$5:.$N$22];[.AC14];0)" office:value-type="float" office:value="1" table:number-columns-spanned="1" table:number-rows-spanned="2">
            <text:p>1</text:p>
          </table:table-cell>
          <table:table-cell table:style-name="seg1" table:formula="of:=[.AE16]&amp;T(ORG.OPENOFFICE.STYLE(IF([.AC16]=1;&quot;seg1&quot;;IF([.AC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H16];[.$G$5:.$N$22];[.AC14];0)" office:value-type="float" office:value="1" table:number-columns-spanned="1" table:number-rows-spanned="2">
            <text:p>1</text:p>
          </table:table-cell>
          <table:table-cell table:style-name="seg1" table:formula="of:=[.AH16]&amp;T(ORG.OPENOFFICE.STYLE(IF([.AF16]=1;&quot;seg1&quot;;IF([.AF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K16];[.$G$5:.$N$22];[.AI14];0)" office:value-type="float" office:value="1" table:number-columns-spanned="1" table:number-rows-spanned="2">
            <text:p>1</text:p>
          </table:table-cell>
          <table:table-cell table:style-name="seg1" table:formula="of:=[.AK16]&amp;T(ORG.OPENOFFICE.STYLE(IF([.AI16]=1;&quot;seg1&quot;;IF([.AI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N16];[.$G$5:.$N$22];[.AI14];0)" office:value-type="float" office:value="0" table:number-columns-spanned="1" table:number-rows-spanned="2">
            <text:p>0</text:p>
          </table:table-cell>
          <table:table-cell table:style-name="seg0" table:formula="of:=[.AN16]&amp;T(ORG.OPENOFFICE.STYLE(IF([.AL16]=1;&quot;seg1&quot;;IF([.AL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Q16];[.$G$5:.$N$22];[.AO14];0)" office:value-type="float" office:value="1" table:number-columns-spanned="1" table:number-rows-spanned="2">
            <text:p>1</text:p>
          </table:table-cell>
          <table:table-cell table:style-name="seg1" table:formula="of:=[.AQ16]&amp;T(ORG.OPENOFFICE.STYLE(IF([.AO16]=1;&quot;seg1&quot;;IF([.AO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T16];[.$G$5:.$N$22];[.AO14];0)" office:value-type="float" office:value="0" table:number-columns-spanned="1" table:number-rows-spanned="2">
            <text:p>0</text:p>
          </table:table-cell>
          <table:table-cell table:style-name="seg0" table:formula="of:=[.AT16]&amp;T(ORG.OPENOFFICE.STYLE(IF([.AR16]=1;&quot;seg1&quot;;IF([.AR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W16];[.$G$5:.$N$22];[.AU14];0)" office:value-type="float" office:value="0" table:number-columns-spanned="1" table:number-rows-spanned="2">
            <text:p>0</text:p>
          </table:table-cell>
          <table:table-cell table:style-name="seg0" table:formula="of:=[.AW16]&amp;T(ORG.OPENOFFICE.STYLE(IF([.AU16]=1;&quot;seg1&quot;;IF([.AU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Z16];[.$G$5:.$N$22];[.AU14];0)" office:value-type="float" office:value="1" table:number-columns-spanned="1" table:number-rows-spanned="2">
            <text:p>1</text:p>
          </table:table-cell>
          <table:table-cell table:style-name="seg1" table:formula="of:=[.AZ16]&amp;T(ORG.OPENOFFICE.STYLE(IF([.AX16]=1;&quot;seg1&quot;;IF([.AX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C16];[.$G$5:.$N$22];[.BA14];0)" office:value-type="float" office:value="1" table:number-columns-spanned="1" table:number-rows-spanned="2">
            <text:p>1</text:p>
          </table:table-cell>
          <table:table-cell table:style-name="seg1" table:formula="of:=[.BC16]&amp;T(ORG.OPENOFFICE.STYLE(IF([.BA16]=1;&quot;seg1&quot;;IF([.BA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F16];[.$G$5:.$N$22];[.BA14];0)" office:value-type="float" office:value="0" table:number-columns-spanned="1" table:number-rows-spanned="2">
            <text:p>0</text:p>
          </table:table-cell>
          <table:table-cell table:style-name="seg0" table:formula="of:=[.BF16]&amp;T(ORG.OPENOFFICE.STYLE(IF([.BD16]=1;&quot;seg1&quot;;IF([.BD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I16];[.$G$5:.$N$22];[.BG14];0)" office:value-type="float" office:value="1" table:number-columns-spanned="1" table:number-rows-spanned="2">
            <text:p>1</text:p>
          </table:table-cell>
          <table:table-cell table:style-name="seg1" table:formula="of:=[.BI16]&amp;T(ORG.OPENOFFICE.STYLE(IF([.BG16]=1;&quot;seg1&quot;;IF([.BG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L16];[.$G$5:.$N$22];[.BG14];0)" office:value-type="float" office:value="0" table:number-columns-spanned="1" table:number-rows-spanned="2">
            <text:p>0</text:p>
          </table:table-cell>
          <table:table-cell table:style-name="seg0" table:formula="of:=[.BL16]&amp;T(ORG.OPENOFFICE.STYLE(IF([.BJ16]=1;&quot;seg1&quot;;IF([.BJ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4"/>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2" table:style-name="ce31" office:value-type="float" office:value="0">
            <text:p>0</text:p>
          </table:table-cell>
          <table:table-cell table:number-columns-repeated="5"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18];[.$G$5:.$N$22];[.Q14];0)" office:value-type="float" office:value="1">
            <text:p>1</text:p>
          </table:table-cell>
          <table:table-cell table:style-name="seg1" table:formula="of:=[.U18]&amp;T(ORG.OPENOFFICE.STYLE(IF([.R18]=1;&quot;seg1&quot;;IF([.R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A18];[.$G$5:.$N$22];[.W14];0)" office:value-type="float" office:value="1">
            <text:p>1</text:p>
          </table:table-cell>
          <table:table-cell table:style-name="seg1" table:formula="of:=[.AA18]&amp;T(ORG.OPENOFFICE.STYLE(IF([.X18]=1;&quot;seg1&quot;;IF([.X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G18];[.$G$5:.$N$22];[.AC14];0)" office:value-type="float" office:value="1">
            <text:p>1</text:p>
          </table:table-cell>
          <table:table-cell table:style-name="seg1" table:formula="of:=[.AG18]&amp;T(ORG.OPENOFFICE.STYLE(IF([.AD18]=1;&quot;seg1&quot;;IF([.AD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M18];[.$G$5:.$N$22];[.AI14];0)" office:value-type="float" office:value="1">
            <text:p>1</text:p>
          </table:table-cell>
          <table:table-cell table:style-name="seg1" table:formula="of:=[.AM18]&amp;T(ORG.OPENOFFICE.STYLE(IF([.AJ18]=1;&quot;seg1&quot;;IF([.AJ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S18];[.$G$5:.$N$22];[.AO14];0)" office:value-type="float" office:value="0">
            <text:p>0</text:p>
          </table:table-cell>
          <table:table-cell table:style-name="seg0" table:formula="of:=[.AS18]&amp;T(ORG.OPENOFFICE.STYLE(IF([.AP18]=1;&quot;seg1&quot;;IF([.AP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Y18];[.$G$5:.$N$22];[.AU14];0)" office:value-type="float" office:value="1">
            <text:p>1</text:p>
          </table:table-cell>
          <table:table-cell table:style-name="seg1" table:formula="of:=[.AY18]&amp;T(ORG.OPENOFFICE.STYLE(IF([.AV18]=1;&quot;seg1&quot;;IF([.AV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E18];[.$G$5:.$N$22];[.BA14];0)" office:value-type="float" office:value="1">
            <text:p>1</text:p>
          </table:table-cell>
          <table:table-cell table:style-name="seg1" table:formula="of:=[.BE18]&amp;T(ORG.OPENOFFICE.STYLE(IF([.BB18]=1;&quot;seg1&quot;;IF([.BB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K18];[.$G$5:.$N$22];[.BG14];0)" office:value-type="float" office:value="1">
            <text:p>1</text:p>
          </table:table-cell>
          <table:table-cell table:style-name="seg1" table:formula="of:=[.BK18]&amp;T(ORG.OPENOFFICE.STYLE(IF([.BH18]=1;&quot;seg1&quot;;IF([.BH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style-name="ce53"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53" office:value-type="float" office:value="1">
            <text:p>1</text:p>
          </table:table-cell>
          <table:table-cell table:style-name="ce69" office:value-type="float" office:value="0">
            <text:p>0</text:p>
          </table:table-cell>
          <table:table-cell table:style-name="ce31" office:value-type="float" office:value="0">
            <text:p>0</text:p>
          </table:table-cell>
          <table:table-cell table:style-name="ce74"/>
          <table:table-cell table:style-name="ce5"/>
          <table:table-cell table:style-name="ce81" table:formula="of:=HLOOKUP([.S19];[.$G$5:.$N$22];[.Q14];0)" office:value-type="float" office:value="1" table:number-columns-spanned="1" table:number-rows-spanned="2">
            <text:p>1</text:p>
          </table:table-cell>
          <table:table-cell table:style-name="seg1" table:formula="of:=[.S19]&amp;T(ORG.OPENOFFICE.STYLE(IF([.Q19]=1;&quot;seg1&quot;;IF([.Q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V19];[.$G$5:.$N$22];[.Q14];0)" office:value-type="float" office:value="1" table:number-columns-spanned="1" table:number-rows-spanned="2">
            <text:p>1</text:p>
          </table:table-cell>
          <table:table-cell table:style-name="seg1" table:formula="of:=[.V19]&amp;T(ORG.OPENOFFICE.STYLE(IF([.T19]=1;&quot;seg1&quot;;IF([.T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Y19];[.$G$5:.$N$22];[.W14];0)" office:value-type="float" office:value="0" table:number-columns-spanned="1" table:number-rows-spanned="2">
            <text:p>0</text:p>
          </table:table-cell>
          <table:table-cell table:style-name="seg0" table:formula="of:=[.Y19]&amp;T(ORG.OPENOFFICE.STYLE(IF([.W19]=1;&quot;seg1&quot;;IF([.W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B19];[.$G$5:.$N$22];[.W14];0)" office:value-type="float" office:value="1" table:number-columns-spanned="1" table:number-rows-spanned="2">
            <text:p>1</text:p>
          </table:table-cell>
          <table:table-cell table:style-name="seg1" table:formula="of:=[.AB19]&amp;T(ORG.OPENOFFICE.STYLE(IF([.Z19]=1;&quot;seg1&quot;;IF([.Z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E19];[.$G$5:.$N$22];[.AC14];0)" office:value-type="float" office:value="1" table:number-columns-spanned="1" table:number-rows-spanned="2">
            <text:p>1</text:p>
          </table:table-cell>
          <table:table-cell table:style-name="seg1" table:formula="of:=[.AE19]&amp;T(ORG.OPENOFFICE.STYLE(IF([.AC19]=1;&quot;seg1&quot;;IF([.AC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H19];[.$G$5:.$N$22];[.AC14];0)" office:value-type="float" office:value="1" table:number-columns-spanned="1" table:number-rows-spanned="2">
            <text:p>1</text:p>
          </table:table-cell>
          <table:table-cell table:style-name="seg1" table:formula="of:=[.AH19]&amp;T(ORG.OPENOFFICE.STYLE(IF([.AF19]=1;&quot;seg1&quot;;IF([.AF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K19];[.$G$5:.$N$22];[.AI14];0)" office:value-type="float" office:value="1" table:number-columns-spanned="1" table:number-rows-spanned="2">
            <text:p>1</text:p>
          </table:table-cell>
          <table:table-cell table:style-name="seg1" table:formula="of:=[.AK19]&amp;T(ORG.OPENOFFICE.STYLE(IF([.AI19]=1;&quot;seg1&quot;;IF([.AI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N19];[.$G$5:.$N$22];[.AI14];0)" office:value-type="float" office:value="1" table:number-columns-spanned="1" table:number-rows-spanned="2">
            <text:p>1</text:p>
          </table:table-cell>
          <table:table-cell table:style-name="seg1" table:formula="of:=[.AN19]&amp;T(ORG.OPENOFFICE.STYLE(IF([.AL19]=1;&quot;seg1&quot;;IF([.AL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Q19];[.$G$5:.$N$22];[.AO14];0)" office:value-type="float" office:value="1" table:number-columns-spanned="1" table:number-rows-spanned="2">
            <text:p>1</text:p>
          </table:table-cell>
          <table:table-cell table:style-name="seg1" table:formula="of:=[.AQ19]&amp;T(ORG.OPENOFFICE.STYLE(IF([.AO19]=1;&quot;seg1&quot;;IF([.AO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T19];[.$G$5:.$N$22];[.AO14];0)" office:value-type="float" office:value="0" table:number-columns-spanned="1" table:number-rows-spanned="2">
            <text:p>0</text:p>
          </table:table-cell>
          <table:table-cell table:style-name="seg0" table:formula="of:=[.AT19]&amp;T(ORG.OPENOFFICE.STYLE(IF([.AR19]=1;&quot;seg1&quot;;IF([.AR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W19];[.$G$5:.$N$22];[.AU14];0)" office:value-type="float" office:value="1" table:number-columns-spanned="1" table:number-rows-spanned="2">
            <text:p>1</text:p>
          </table:table-cell>
          <table:table-cell table:style-name="seg1" table:formula="of:=[.AW19]&amp;T(ORG.OPENOFFICE.STYLE(IF([.AU19]=1;&quot;seg1&quot;;IF([.AU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Z19];[.$G$5:.$N$22];[.AU14];0)" office:value-type="float" office:value="1" table:number-columns-spanned="1" table:number-rows-spanned="2">
            <text:p>1</text:p>
          </table:table-cell>
          <table:table-cell table:style-name="seg1" table:formula="of:=[.AZ19]&amp;T(ORG.OPENOFFICE.STYLE(IF([.AX19]=1;&quot;seg1&quot;;IF([.AX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C19];[.$G$5:.$N$22];[.BA14];0)" office:value-type="float" office:value="1" table:number-columns-spanned="1" table:number-rows-spanned="2">
            <text:p>1</text:p>
          </table:table-cell>
          <table:table-cell table:style-name="seg1" table:formula="of:=[.BC19]&amp;T(ORG.OPENOFFICE.STYLE(IF([.BA19]=1;&quot;seg1&quot;;IF([.BA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F19];[.$G$5:.$N$22];[.BA14];0)" office:value-type="float" office:value="0" table:number-columns-spanned="1" table:number-rows-spanned="2">
            <text:p>0</text:p>
          </table:table-cell>
          <table:table-cell table:style-name="seg0" table:formula="of:=[.BF19]&amp;T(ORG.OPENOFFICE.STYLE(IF([.BD19]=1;&quot;seg1&quot;;IF([.BD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I19];[.$G$5:.$N$22];[.BG14];0)" office:value-type="float" office:value="1" table:number-columns-spanned="1" table:number-rows-spanned="2">
            <text:p>1</text:p>
          </table:table-cell>
          <table:table-cell table:style-name="seg1" table:formula="of:=[.BI19]&amp;T(ORG.OPENOFFICE.STYLE(IF([.BG19]=1;&quot;seg1&quot;;IF([.BG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L19];[.$G$5:.$N$22];[.BG14];0)" office:value-type="float" office:value="0" table:number-columns-spanned="1" table:number-rows-spanned="2">
            <text:p>0</text:p>
          </table:table-cell>
          <table:table-cell table:style-name="seg0" table:formula="of:=[.BL19]&amp;T(ORG.OPENOFFICE.STYLE(IF([.BJ19]=1;&quot;seg1&quot;;IF([.BJ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4"/>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21];[.$G$5:.$N$22];[.Q14];0)" office:value-type="float" office:value="1">
            <text:p>1</text:p>
          </table:table-cell>
          <table:table-cell table:style-name="seg1" table:formula="of:=[.U21]&amp;T(ORG.OPENOFFICE.STYLE(IF([.R21]=1;&quot;seg1&quot;;IF([.R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A21];[.$G$5:.$N$22];[.W14];0)" office:value-type="float" office:value="1">
            <text:p>1</text:p>
          </table:table-cell>
          <table:table-cell table:style-name="seg1" table:formula="of:=[.AA21]&amp;T(ORG.OPENOFFICE.STYLE(IF([.X21]=1;&quot;seg1&quot;;IF([.X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G21];[.$G$5:.$N$22];[.AC14];0)" office:value-type="float" office:value="0">
            <text:p>0</text:p>
          </table:table-cell>
          <table:table-cell table:style-name="seg0" table:formula="of:=[.AG21]&amp;T(ORG.OPENOFFICE.STYLE(IF([.AD21]=1;&quot;seg1&quot;;IF([.AD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M21];[.$G$5:.$N$22];[.AI14];0)" office:value-type="float" office:value="1">
            <text:p>1</text:p>
          </table:table-cell>
          <table:table-cell table:style-name="seg1" table:formula="of:=[.AM21]&amp;T(ORG.OPENOFFICE.STYLE(IF([.AJ21]=1;&quot;seg1&quot;;IF([.AJ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S21];[.$G$5:.$N$22];[.AO14];0)" office:value-type="float" office:value="1">
            <text:p>1</text:p>
          </table:table-cell>
          <table:table-cell table:style-name="seg1" table:formula="of:=[.AS21]&amp;T(ORG.OPENOFFICE.STYLE(IF([.AP21]=1;&quot;seg1&quot;;IF([.AP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Y21];[.$G$5:.$N$22];[.AU14];0)" office:value-type="float" office:value="1">
            <text:p>1</text:p>
          </table:table-cell>
          <table:table-cell table:style-name="seg1" table:formula="of:=[.AY21]&amp;T(ORG.OPENOFFICE.STYLE(IF([.AV21]=1;&quot;seg1&quot;;IF([.AV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E21];[.$G$5:.$N$22];[.BA14];0)" office:value-type="float" office:value="1">
            <text:p>1</text:p>
          </table:table-cell>
          <table:table-cell table:style-name="seg1" table:formula="of:=[.BE21]&amp;T(ORG.OPENOFFICE.STYLE(IF([.BB21]=1;&quot;seg1&quot;;IF([.BB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K21];[.$G$5:.$N$22];[.BG14];0)" office:value-type="float" office:value="0">
            <text:p>0</text:p>
          </table:table-cell>
          <table:table-cell table:style-name="seg0" table:formula="of:=[.BK21]&amp;T(ORG.OPENOFFICE.STYLE(IF([.BH21]=1;&quot;seg1&quot;;IF([.BH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4"/>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style-name="ce31" office:value-type="float" office:value="1">
            <text:p>1</text:p>
          </table:table-cell>
          <table:table-cell table:number-columns-repeated="3" table:style-name="ce31" office:value-type="float" office:value="0">
            <text:p>0</text:p>
          </table:table-cell>
          <table:table-cell table:number-columns-repeated="4" table:style-name="ce31" office:value-type="float" office:value="1">
            <text:p>1</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4"/>
        </table:table-row>
        <table:table-row table:style-name="ro4">
          <table:table-cell table:style-name="Default"/>
          <table:table-cell table:style-name="ce20" table:number-columns-repeated="13"/>
          <table:table-cell table:style-name="Default"/>
          <table:table-cell table:style-name="ce5"/>
          <table:table-cell table:number-columns-repeated="914"/>
          <table:table-cell table:style-name="Default" table:number-columns-repeated="60"/>
          <table:table-cell table:number-columns-repeated="34"/>
        </table:table-row>
        <table:table-row table:style-name="ro4">
          <table:table-cell table:style-name="Default" table:number-columns-repeated="15"/>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0"/>
        </table:table-row>
        <table:table-row table:style-name="ro4">
          <table:table-cell table:style-name="ce6" table:number-columns-spanned="2" table:number-rows-spanned="2"/>
          <table:covered-table-cell table:style-name="ce21" table:formula="of:=MATCH([.A25];[.$G$5:.$N$5])+5" office:value-type="float" office:value="0">
            <text:p>#NV</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54"/>
          <table:table-cell table:style-name="ce6" office:value-type="string" table:number-columns-spanned="2" table:number-rows-spanned="2">
            <text:p>P</text:p>
          </table:table-cell>
          <table:covered-table-cell table:style-name="ce21" table:formula="of:=MATCH([.H25];[.$G$5:.$N$5])+5" office:value-type="float" office:value="13">
            <text:p>13</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1"/>
          <table:table-cell table:style-name="Default"/>
          <table:table-cell table:style-name="ce75"/>
          <table:table-cell table:style-name="ce6" office:value-type="string" table:number-columns-spanned="2" table:number-rows-spanned="2">
            <text:p>a</text:p>
          </table:table-cell>
          <table:covered-table-cell table:style-name="ce21" table:formula="of:=MATCH([.Q25];[.$G$5:.$N$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X25];[.$G$5:.$N$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E25];[.$G$5:.$N$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L25];[.$G$5:.$N$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S25];[.$G$5:.$N$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Z25];[.$G$5:.$N$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G25];[.$G$5:.$N$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59"/>
        </table:table-row>
        <table:table-row table:style-name="ro4">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54"/>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1"/>
          <table:table-cell table:style-name="Default"/>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59"/>
        </table:table-row>
        <table:table-row table:style-name="ro4">
          <table:table-cell table:style-name="ce8" office:value-type="string" table:number-columns-spanned="2" table:number-rows-spanned="1">
            <text:p>DC</text:p>
          </table:table-cell>
          <table:covered-table-cell table:style-name="ce22"/>
          <table:table-cell table:style-name="ce34" table:formula="of:=HLOOKUP(MID([.C25];1;1);[.$C$5:.$F$6];2;0)*MID([.C26];1;1) + HLOOKUP(MID([.C25];2;1);[.$C$5:.$F$6];2;0)*MID([.C26];2;1)" office:value-type="float" office:value="0">
            <text:p>0</text:p>
          </table:table-cell>
          <table:table-cell table:style-name="ce34" table:formula="of:=HLOOKUP(MID([.C25];1;1);[.$C$5:.$F$6];2;0)*MID([.D26];1;1) + HLOOKUP(MID([.C25];2;1);[.$C$5:.$F$6];2;0)*MID([.D26];2;1)" office:value-type="float" office:value="1">
            <text:p>1</text:p>
          </table:table-cell>
          <table:table-cell table:style-name="ce34" table:formula="of:=HLOOKUP(MID([.C25];1;1);[.$C$5:.$F$6];2;0)*MID([.E26];1;1) + HLOOKUP(MID([.C25];2;1);[.$C$5:.$F$6];2;0)*MID([.E26];2;1)" office:value-type="float" office:value="3">
            <text:p>3</text:p>
          </table:table-cell>
          <table:table-cell table:style-name="ce34" table:formula="of:=HLOOKUP(MID([.C25];1;1);[.$C$5:.$F$6];2;0)*MID([.F26];1;1) + HLOOKUP(MID([.C25];2;1);[.$C$5:.$F$6];2;0)*MID([.F26];2;1)" office:value-type="float" office:value="2">
            <text:p>2</text:p>
          </table:table-cell>
          <table:table-cell table:style-name="ce54"/>
          <table:table-cell table:style-name="ce8" office:value-type="string" table:number-columns-spanned="2" table:number-rows-spanned="1">
            <text:p>DC</text:p>
          </table:table-cell>
          <table:covered-table-cell table:style-name="ce22"/>
          <table:table-cell table:style-name="ce34" table:formula="of:=HLOOKUP(MID([.J25];1;1);[.$C$5:.$F$6];2;0)*MID([.J26];1;1) + HLOOKUP(MID([.J25];2;1);[.$C$5:.$F$6];2;0)*MID([.J26];2;1)" office:value-type="float" office:value="0">
            <text:p>0</text:p>
          </table:table-cell>
          <table:table-cell table:style-name="ce34" table:formula="of:=HLOOKUP(MID([.J25];1;1);[.$C$5:.$F$6];2;0)*MID([.K26];1;1) + HLOOKUP(MID([.J25];2;1);[.$C$5:.$F$6];2;0)*MID([.K26];2;1)" office:value-type="float" office:value="1">
            <text:p>1</text:p>
          </table:table-cell>
          <table:table-cell table:style-name="ce34" table:formula="of:=HLOOKUP(MID([.J25];1;1);[.$C$5:.$F$6];2;0)*MID([.L26];1;1) + HLOOKUP(MID([.J25];2;1);[.$C$5:.$F$6];2;0)*MID([.L26];2;1)" office:value-type="float" office:value="3">
            <text:p>3</text:p>
          </table:table-cell>
          <table:table-cell table:style-name="ce34" table:formula="of:=HLOOKUP(MID([.J25];1;1);[.$C$5:.$F$6];2;0)*MID([.M26];1;1) + HLOOKUP(MID([.J25];2;1);[.$C$5:.$F$6];2;0)*MID([.M26];2;1)" office:value-type="float" office:value="2">
            <text:p>2</text:p>
          </table:table-cell>
          <table:table-cell table:style-name="ce71"/>
          <table:table-cell table:style-name="Default"/>
          <table:table-cell table:style-name="ce75"/>
          <table:table-cell table:style-name="ce8" office:value-type="string" table:number-columns-spanned="2" table:number-rows-spanned="1">
            <text:p>DC</text:p>
          </table:table-cell>
          <table:covered-table-cell table:style-name="ce22"/>
          <table:table-cell table:style-name="ce34" table:formula="of:=HLOOKUP(MID([.S25];1;1);[.$C$5:.$F$6];2;0)*MID([.S26];1;1) + HLOOKUP(MID([.S25];2;1);[.$C$5:.$F$6];2;0)*MID([.S26];2;1)" office:value-type="float" office:value="0">
            <text:p>0</text:p>
          </table:table-cell>
          <table:table-cell table:style-name="ce34" table:formula="of:=HLOOKUP(MID([.S25];1;1);[.$C$5:.$F$6];2;0)*MID([.T26];1;1) + HLOOKUP(MID([.S25];2;1);[.$C$5:.$F$6];2;0)*MID([.T26];2;1)" office:value-type="float" office:value="1">
            <text:p>1</text:p>
          </table:table-cell>
          <table:table-cell table:style-name="ce34" table:formula="of:=HLOOKUP(MID([.S25];1;1);[.$C$5:.$F$6];2;0)*MID([.U26];1;1) + HLOOKUP(MID([.S25];2;1);[.$C$5:.$F$6];2;0)*MID([.U26];2;1)" office:value-type="float" office:value="3">
            <text:p>3</text:p>
          </table:table-cell>
          <table:table-cell table:style-name="ce34" table:formula="of:=HLOOKUP(MID([.S25];1;1);[.$C$5:.$F$6];2;0)*MID([.V26];1;1) + HLOOKUP(MID([.S25];2;1);[.$C$5:.$F$6];2;0)*MID([.V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Z25];1;1);[.$C$5:.$F$6];2;0)*MID([.Z26];1;1) + HLOOKUP(MID([.Z25];2;1);[.$C$5:.$F$6];2;0)*MID([.Z26];2;1)" office:value-type="float" office:value="0">
            <text:p>0</text:p>
          </table:table-cell>
          <table:table-cell table:style-name="ce34" table:formula="of:=HLOOKUP(MID([.Z25];1;1);[.$C$5:.$F$6];2;0)*MID([.AA26];1;1) + HLOOKUP(MID([.Z25];2;1);[.$C$5:.$F$6];2;0)*MID([.AA26];2;1)" office:value-type="float" office:value="1">
            <text:p>1</text:p>
          </table:table-cell>
          <table:table-cell table:style-name="ce34" table:formula="of:=HLOOKUP(MID([.Z25];1;1);[.$C$5:.$F$6];2;0)*MID([.AB26];1;1) + HLOOKUP(MID([.Z25];2;1);[.$C$5:.$F$6];2;0)*MID([.AB26];2;1)" office:value-type="float" office:value="3">
            <text:p>3</text:p>
          </table:table-cell>
          <table:table-cell table:style-name="ce119" table:formula="of:=HLOOKUP(MID([.Z25];1;1);[.$C$5:.$F$6];2;0)*MID([.AC26];1;1) + HLOOKUP(MID([.Z25];2;1);[.$C$5:.$F$6];2;0)*MID([.AC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G25];1;1);[.$C$5:.$F$6];2;0)*MID([.AG26];1;1) + HLOOKUP(MID([.AG25];2;1);[.$C$5:.$F$6];2;0)*MID([.AG26];2;1)" office:value-type="float" office:value="0">
            <text:p>0</text:p>
          </table:table-cell>
          <table:table-cell table:style-name="ce34" table:formula="of:=HLOOKUP(MID([.AG25];1;1);[.$C$5:.$F$6];2;0)*MID([.AH26];1;1) + HLOOKUP(MID([.AG25];2;1);[.$C$5:.$F$6];2;0)*MID([.AH26];2;1)" office:value-type="float" office:value="1">
            <text:p>1</text:p>
          </table:table-cell>
          <table:table-cell table:style-name="ce34" table:formula="of:=HLOOKUP(MID([.AG25];1;1);[.$C$5:.$F$6];2;0)*MID([.AI26];1;1) + HLOOKUP(MID([.AG25];2;1);[.$C$5:.$F$6];2;0)*MID([.AI26];2;1)" office:value-type="float" office:value="3">
            <text:p>3</text:p>
          </table:table-cell>
          <table:table-cell table:style-name="ce34" table:formula="of:=HLOOKUP(MID([.AG25];1;1);[.$C$5:.$F$6];2;0)*MID([.AJ26];1;1) + HLOOKUP(MID([.AG25];2;1);[.$C$5:.$F$6];2;0)*MID([.AJ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N25];1;1);[.$C$5:.$F$6];2;0)*MID([.AN26];1;1) + HLOOKUP(MID([.AN25];2;1);[.$C$5:.$F$6];2;0)*MID([.AN26];2;1)" office:value-type="float" office:value="0">
            <text:p>0</text:p>
          </table:table-cell>
          <table:table-cell table:style-name="ce34" table:formula="of:=HLOOKUP(MID([.AN25];1;1);[.$C$5:.$F$6];2;0)*MID([.AO26];1;1) + HLOOKUP(MID([.AN25];2;1);[.$C$5:.$F$6];2;0)*MID([.AO26];2;1)" office:value-type="float" office:value="1">
            <text:p>1</text:p>
          </table:table-cell>
          <table:table-cell table:style-name="ce34" table:formula="of:=HLOOKUP(MID([.AN25];1;1);[.$C$5:.$F$6];2;0)*MID([.AP26];1;1) + HLOOKUP(MID([.AN25];2;1);[.$C$5:.$F$6];2;0)*MID([.AP26];2;1)" office:value-type="float" office:value="3">
            <text:p>3</text:p>
          </table:table-cell>
          <table:table-cell table:style-name="ce34" table:formula="of:=HLOOKUP(MID([.AN25];1;1);[.$C$5:.$F$6];2;0)*MID([.AQ26];1;1) + HLOOKUP(MID([.AN25];2;1);[.$C$5:.$F$6];2;0)*MID([.AQ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U25];1;1);[.$C$5:.$F$6];2;0)*MID([.AU26];1;1) + HLOOKUP(MID([.AU25];2;1);[.$C$5:.$F$6];2;0)*MID([.AU26];2;1)" office:value-type="float" office:value="0">
            <text:p>0</text:p>
          </table:table-cell>
          <table:table-cell table:style-name="ce34" table:formula="of:=HLOOKUP(MID([.AU25];1;1);[.$C$5:.$F$6];2;0)*MID([.AV26];1;1) + HLOOKUP(MID([.AU25];2;1);[.$C$5:.$F$6];2;0)*MID([.AV26];2;1)" office:value-type="float" office:value="1">
            <text:p>1</text:p>
          </table:table-cell>
          <table:table-cell table:style-name="ce34" table:formula="of:=HLOOKUP(MID([.AU25];1;1);[.$C$5:.$F$6];2;0)*MID([.AW26];1;1) + HLOOKUP(MID([.AU25];2;1);[.$C$5:.$F$6];2;0)*MID([.AW26];2;1)" office:value-type="float" office:value="3">
            <text:p>3</text:p>
          </table:table-cell>
          <table:table-cell table:style-name="ce34" table:formula="of:=HLOOKUP(MID([.AU25];1;1);[.$C$5:.$F$6];2;0)*MID([.AX26];1;1) + HLOOKUP(MID([.AU25];2;1);[.$C$5:.$F$6];2;0)*MID([.AX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B25];1;1);[.$C$5:.$F$6];2;0)*MID([.BB26];1;1) + HLOOKUP(MID([.BB25];2;1);[.$C$5:.$F$6];2;0)*MID([.BB26];2;1)" office:value-type="float" office:value="0">
            <text:p>0</text:p>
          </table:table-cell>
          <table:table-cell table:style-name="ce34" table:formula="of:=HLOOKUP(MID([.BB25];1;1);[.$C$5:.$F$6];2;0)*MID([.BC26];1;1) + HLOOKUP(MID([.BB25];2;1);[.$C$5:.$F$6];2;0)*MID([.BC26];2;1)" office:value-type="float" office:value="1">
            <text:p>1</text:p>
          </table:table-cell>
          <table:table-cell table:style-name="ce34" table:formula="of:=HLOOKUP(MID([.BB25];1;1);[.$C$5:.$F$6];2;0)*MID([.BD26];1;1) + HLOOKUP(MID([.BB25];2;1);[.$C$5:.$F$6];2;0)*MID([.BD26];2;1)" office:value-type="float" office:value="3">
            <text:p>3</text:p>
          </table:table-cell>
          <table:table-cell table:style-name="ce34" table:formula="of:=HLOOKUP(MID([.BB25];1;1);[.$C$5:.$F$6];2;0)*MID([.BE26];1;1) + HLOOKUP(MID([.BB25];2;1);[.$C$5:.$F$6];2;0)*MID([.BE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I25];1;1);[.$C$5:.$F$6];2;0)*MID([.BI26];1;1) + HLOOKUP(MID([.BI25];2;1);[.$C$5:.$F$6];2;0)*MID([.BI26];2;1)" office:value-type="float" office:value="0">
            <text:p>0</text:p>
          </table:table-cell>
          <table:table-cell table:style-name="ce34" table:formula="of:=HLOOKUP(MID([.BI25];1;1);[.$C$5:.$F$6];2;0)*MID([.BJ26];1;1) + HLOOKUP(MID([.BI25];2;1);[.$C$5:.$F$6];2;0)*MID([.BJ26];2;1)" office:value-type="float" office:value="1">
            <text:p>1</text:p>
          </table:table-cell>
          <table:table-cell table:style-name="ce34" table:formula="of:=HLOOKUP(MID([.BI25];1;1);[.$C$5:.$F$6];2;0)*MID([.BK26];1;1) + HLOOKUP(MID([.BI25];2;1);[.$C$5:.$F$6];2;0)*MID([.BK26];2;1)" office:value-type="float" office:value="3">
            <text:p>3</text:p>
          </table:table-cell>
          <table:table-cell table:style-name="ce34" table:formula="of:=HLOOKUP(MID([.BI25];1;1);[.$C$5:.$F$6];2;0)*MID([.BL26];1;1) + HLOOKUP(MID([.BI25];2;1);[.$C$5:.$F$6];2;0)*MID([.BL26];2;1)" office:value-type="float" office:value="2">
            <text:p>2</text:p>
          </table:table-cell>
          <table:table-cell table:style-name="ce74"/>
          <table:table-cell table:number-columns-repeated="959"/>
        </table:table-row>
        <table:table-row table:style-name="ro4">
          <table:table-cell table:style-name="ce9" office:value-type="string">
            <text:p>00</text:p>
          </table:table-cell>
          <table:table-cell table:style-name="ce23" table:formula="of:=HLOOKUP(MID([.A27];1;1);[.$C$5:.$F$6];2;0)*MID([.A28];1;1) + HLOOKUP(MID([.A27];2;1);[.$C$5:.$F$6];2;0)*MID([.A28];2;1)" office:value-type="float" office:value="0">
            <text:p>0</text:p>
          </table:table-cell>
          <table:table-cell table:style-name="ce35" table:formula="of:=VLOOKUP([.B28]+[.C27];[.$B$7:.$N$22];[.B25])" office:value-type="float" office:value="0">
            <text:p>#NV</text:p>
          </table:table-cell>
          <table:table-cell table:style-name="ce35" table:formula="of:=VLOOKUP([.B28]+[.D27];[.$B$7:.$N$22];[.B25])" office:value-type="float" office:value="0">
            <text:p>#NV</text:p>
          </table:table-cell>
          <table:table-cell table:style-name="ce35" table:formula="of:=VLOOKUP([.B28]+[.E27];[.$B$7:.$N$22];[.B25])" office:value-type="float" office:value="0">
            <text:p>#NV</text:p>
          </table:table-cell>
          <table:table-cell table:style-name="ce35" table:formula="of:=VLOOKUP([.B28]+[.F27];[.$B$7:.$N$22];[.B25])" office:value-type="float" office:value="0">
            <text:p>#NV</text:p>
          </table:table-cell>
          <table:table-cell table:style-name="ce54"/>
          <table:table-cell table:style-name="ce9" office:value-type="string">
            <text:p>00</text:p>
          </table:table-cell>
          <table:table-cell table:style-name="ce23" table:formula="of:=HLOOKUP(MID([.H27];1;1);[.$C$5:.$F$6];2;0)*MID([.H28];1;1) + HLOOKUP(MID([.H27];2;1);[.$C$5:.$F$6];2;0)*MID([.H28];2;1)" office:value-type="float" office:value="0">
            <text:p>0</text:p>
          </table:table-cell>
          <table:table-cell table:style-name="ce63" table:formula="of:=VLOOKUP([.I28]+[.J27];[.$B$7:.$N$22];[.I25])" office:value-type="float" office:value="0">
            <text:p>0</text:p>
          </table:table-cell>
          <table:table-cell table:style-name="ce63" table:formula="of:=VLOOKUP([.I28]+[.K27];[.$B$7:.$N$22];[.I25])" office:value-type="float" office:value="0">
            <text:p>0</text:p>
          </table:table-cell>
          <table:table-cell table:style-name="ce63" table:formula="of:=VLOOKUP([.I28]+[.L27];[.$B$7:.$N$22];[.I25])" office:value-type="float" office:value="0">
            <text:p>0</text:p>
          </table:table-cell>
          <table:table-cell table:style-name="ce63" table:formula="of:=VLOOKUP([.I28]+[.M27];[.$B$7:.$N$22];[.I25])" office:value-type="float" office:value="0">
            <text:p>0</text:p>
          </table:table-cell>
          <table:table-cell table:style-name="ce71"/>
          <table:table-cell table:style-name="Default"/>
          <table:table-cell table:style-name="ce76"/>
          <table:table-cell table:style-name="ce9" office:value-type="string">
            <text:p>00</text:p>
          </table:table-cell>
          <table:table-cell table:style-name="ce23" table:formula="of:=HLOOKUP(MID([.Q27];1;1);[.$C$5:.$F$6];2;0)*MID([.Q28];1;1) + HLOOKUP(MID([.Q27];2;1);[.$C$5:.$F$6];2;0)*MID([.Q28];2;1)" office:value-type="float" office:value="0">
            <text:p>0</text:p>
          </table:table-cell>
          <table:table-cell table:style-name="ce35" table:formula="of:=VLOOKUP([.R28]+[.S27];[.$B$7:.$N$22];[.R25])" office:value-type="float" office:value="1">
            <text:p>1</text:p>
          </table:table-cell>
          <table:table-cell table:style-name="ce98" table:formula="of:=VLOOKUP([.R28]+[.T27];[.$B$7:.$N$22];[.R25])" office:value-type="float" office:value="0">
            <text:p>0</text:p>
          </table:table-cell>
          <table:table-cell table:style-name="ce35" table:formula="of:=VLOOKUP([.R28]+[.U27];[.$B$7:.$N$22];[.R25])" office:value-type="float" office:value="1">
            <text:p>1</text:p>
          </table:table-cell>
          <table:table-cell table:style-name="ce35" table:formula="of:=VLOOKUP([.R28]+[.V27];[.$B$7:.$N$22];[.R25])" office:value-type="float" office:value="1">
            <text:p>1</text:p>
          </table:table-cell>
          <table:table-cell table:style-name="ce107"/>
          <table:table-cell table:style-name="ce9" office:value-type="string">
            <text:p>00</text:p>
          </table:table-cell>
          <table:table-cell table:style-name="ce23" table:formula="of:=HLOOKUP(MID([.X27];1;1);[.$C$5:.$F$6];2;0)*MID([.X28];1;1) + HLOOKUP(MID([.X27];2;1);[.$C$5:.$F$6];2;0)*MID([.X28];2;1)" office:value-type="float" office:value="0">
            <text:p>0</text:p>
          </table:table-cell>
          <table:table-cell table:style-name="ce35" table:formula="of:=VLOOKUP([.Y28]+[.Z27];[.$B$7:.$N$22];[.Y25])" office:value-type="float" office:value="1">
            <text:p>1</text:p>
          </table:table-cell>
          <table:table-cell table:style-name="ce35" table:formula="of:=VLOOKUP([.Y28]+[.AA27];[.$B$7:.$N$22];[.Y25])" office:value-type="float" office:value="1">
            <text:p>1</text:p>
          </table:table-cell>
          <table:table-cell table:style-name="ce35" table:formula="of:=VLOOKUP([.Y28]+[.AB27];[.$B$7:.$N$22];[.Y25])" office:value-type="float" office:value="1">
            <text:p>1</text:p>
          </table:table-cell>
          <table:table-cell table:style-name="ce120" table:formula="of:=VLOOKUP([.Y28]+[.AC27];[.$B$7:.$N$22];[.Y25])" office:value-type="float" office:value="1">
            <text:p>1</text:p>
          </table:table-cell>
          <table:table-cell table:style-name="ce107"/>
          <table:table-cell table:style-name="ce9" office:value-type="string">
            <text:p>00</text:p>
          </table:table-cell>
          <table:table-cell table:style-name="ce23" table:formula="of:=HLOOKUP(MID([.AE27];1;1);[.$C$5:.$F$6];2;0)*MID([.AE28];1;1) + HLOOKUP(MID([.AE27];2;1);[.$C$5:.$F$6];2;0)*MID([.AE28];2;1)" office:value-type="float" office:value="0">
            <text:p>0</text:p>
          </table:table-cell>
          <table:table-cell table:style-name="ce35" table:formula="of:=VLOOKUP([.AF28]+[.AG27];[.$B$7:.$N$22];[.AF25])" office:value-type="float" office:value="1">
            <text:p>1</text:p>
          </table:table-cell>
          <table:table-cell table:style-name="ce35" table:formula="of:=VLOOKUP([.AF28]+[.AH27];[.$B$7:.$N$22];[.AF25])" office:value-type="float" office:value="1">
            <text:p>1</text:p>
          </table:table-cell>
          <table:table-cell table:style-name="ce35" table:formula="of:=VLOOKUP([.AF28]+[.AI27];[.$B$7:.$N$22];[.AF25])" office:value-type="float" office:value="1">
            <text:p>1</text:p>
          </table:table-cell>
          <table:table-cell table:style-name="ce129" table:formula="of:=VLOOKUP([.AF28]+[.AJ27];[.$B$7:.$N$22];[.AF25])" office:value-type="float" office:value="0">
            <text:p>0</text:p>
          </table:table-cell>
          <table:table-cell table:style-name="ce107"/>
          <table:table-cell table:style-name="ce9" office:value-type="string">
            <text:p>00</text:p>
          </table:table-cell>
          <table:table-cell table:style-name="ce23" table:formula="of:=HLOOKUP(MID([.AL27];1;1);[.$C$5:.$F$6];2;0)*MID([.AL28];1;1) + HLOOKUP(MID([.AL27];2;1);[.$C$5:.$F$6];2;0)*MID([.AL28];2;1)" office:value-type="float" office:value="0">
            <text:p>0</text:p>
          </table:table-cell>
          <table:table-cell table:style-name="ce35" table:formula="of:=VLOOKUP([.AM28]+[.AN27];[.$B$7:.$N$22];[.AM25])" office:value-type="float" office:value="1">
            <text:p>1</text:p>
          </table:table-cell>
          <table:table-cell table:style-name="ce98" table:formula="of:=VLOOKUP([.AM28]+[.AO27];[.$B$7:.$N$22];[.AM25])" office:value-type="float" office:value="0">
            <text:p>0</text:p>
          </table:table-cell>
          <table:table-cell table:style-name="ce35" table:formula="of:=VLOOKUP([.AM28]+[.AP27];[.$B$7:.$N$22];[.AM25])" office:value-type="float" office:value="1">
            <text:p>1</text:p>
          </table:table-cell>
          <table:table-cell table:style-name="ce35" table:formula="of:=VLOOKUP([.AM28]+[.AQ27];[.$B$7:.$N$22];[.AM25])" office:value-type="float" office:value="1">
            <text:p>1</text:p>
          </table:table-cell>
          <table:table-cell table:style-name="ce107"/>
          <table:table-cell table:style-name="ce9" office:value-type="string">
            <text:p>00</text:p>
          </table:table-cell>
          <table:table-cell table:style-name="ce23" table:formula="of:=HLOOKUP(MID([.AS27];1;1);[.$C$5:.$F$6];2;0)*MID([.AS28];1;1) + HLOOKUP(MID([.AS27];2;1);[.$C$5:.$F$6];2;0)*MID([.AS28];2;1)" office:value-type="float" office:value="0">
            <text:p>0</text:p>
          </table:table-cell>
          <table:table-cell table:style-name="ce35" table:formula="of:=VLOOKUP([.AT28]+[.AU27];[.$B$7:.$N$22];[.AT25])" office:value-type="float" office:value="1">
            <text:p>1</text:p>
          </table:table-cell>
          <table:table-cell table:style-name="ce121" table:formula="of:=VLOOKUP([.AT28]+[.AV27];[.$B$7:.$N$22];[.AT25])" office:value-type="float" office:value="0">
            <text:p>0</text:p>
          </table:table-cell>
          <table:table-cell table:style-name="ce63" table:formula="of:=VLOOKUP([.AT28]+[.AW27];[.$B$7:.$N$22];[.AT25])" office:value-type="float" office:value="0">
            <text:p>0</text:p>
          </table:table-cell>
          <table:table-cell table:style-name="ce35" table:formula="of:=VLOOKUP([.AT28]+[.AX27];[.$B$7:.$N$22];[.AT25])" office:value-type="float" office:value="1">
            <text:p>1</text:p>
          </table:table-cell>
          <table:table-cell table:style-name="ce107"/>
          <table:table-cell table:style-name="ce9" office:value-type="string">
            <text:p>00</text:p>
          </table:table-cell>
          <table:table-cell table:style-name="ce23" table:formula="of:=HLOOKUP(MID([.AZ27];1;1);[.$C$5:.$F$6];2;0)*MID([.AZ28];1;1) + HLOOKUP(MID([.AZ27];2;1);[.$C$5:.$F$6];2;0)*MID([.AZ28];2;1)" office:value-type="float" office:value="0">
            <text:p>0</text:p>
          </table:table-cell>
          <table:table-cell table:style-name="ce35" table:formula="of:=VLOOKUP([.BA28]+[.BB27];[.$B$7:.$N$22];[.BA25])" office:value-type="float" office:value="1">
            <text:p>1</text:p>
          </table:table-cell>
          <table:table-cell table:style-name="ce98" table:formula="of:=VLOOKUP([.BA28]+[.BC27];[.$B$7:.$N$22];[.BA25])" office:value-type="float" office:value="0">
            <text:p>0</text:p>
          </table:table-cell>
          <table:table-cell table:style-name="ce63" table:formula="of:=VLOOKUP([.BA28]+[.BD27];[.$B$7:.$N$22];[.BA25])" office:value-type="float" office:value="0">
            <text:p>0</text:p>
          </table:table-cell>
          <table:table-cell table:style-name="ce129" table:formula="of:=VLOOKUP([.BA28]+[.BE27];[.$B$7:.$N$22];[.BA25])" office:value-type="float" office:value="0">
            <text:p>0</text:p>
          </table:table-cell>
          <table:table-cell table:style-name="ce107"/>
          <table:table-cell table:style-name="ce9" office:value-type="string">
            <text:p>00</text:p>
          </table:table-cell>
          <table:table-cell table:style-name="ce23" table:formula="of:=HLOOKUP(MID([.BG27];1;1);[.$C$5:.$F$6];2;0)*MID([.BG28];1;1) + HLOOKUP(MID([.BG27];2;1);[.$C$5:.$F$6];2;0)*MID([.BG28];2;1)" office:value-type="float" office:value="0">
            <text:p>0</text:p>
          </table:table-cell>
          <table:table-cell table:style-name="ce121" table:formula="of:=VLOOKUP([.BH28]+[.BI27];[.$B$7:.$N$22];[.BH25])" office:value-type="float" office:value="0">
            <text:p>0</text:p>
          </table:table-cell>
          <table:table-cell table:style-name="ce121" table:formula="of:=VLOOKUP([.BH28]+[.BJ27];[.$B$7:.$N$22];[.BH25])" office:value-type="float" office:value="0">
            <text:p>0</text:p>
          </table:table-cell>
          <table:table-cell table:style-name="ce35" table:formula="of:=VLOOKUP([.BH28]+[.BK27];[.$B$7:.$N$22];[.BH25])" office:value-type="float" office:value="1">
            <text:p>1</text:p>
          </table:table-cell>
          <table:table-cell table:style-name="ce35" table:formula="of:=VLOOKUP([.BH28]+[.BL27];[.$B$7:.$N$22];[.BH25])" office:value-type="float" office:value="1">
            <text:p>1</text:p>
          </table:table-cell>
          <table:table-cell table:style-name="ce74"/>
          <table:table-cell table:number-columns-repeated="959"/>
        </table:table-row>
        <table:table-row table:style-name="ro4">
          <table:table-cell table:style-name="ce9" office:value-type="string">
            <text:p>01</text:p>
          </table:table-cell>
          <table:table-cell table:style-name="ce23" table:formula="of:=HLOOKUP(MID([.A27];1;1);[.$C$5:.$F$6];2;0)*MID([.A29];1;1) + HLOOKUP(MID([.A27];2;1);[.$C$5:.$F$6];2;0)*MID([.A29];2;1)" office:value-type="float" office:value="4">
            <text:p>4</text:p>
          </table:table-cell>
          <table:table-cell table:style-name="ce35" table:formula="of:=VLOOKUP([.B29]+[.C27];[.$B$7:.$N$22];[.B25])" office:value-type="float" office:value="0">
            <text:p>#NV</text:p>
          </table:table-cell>
          <table:table-cell table:style-name="ce35" table:formula="of:=VLOOKUP([.B29]+[.D27];[.$B$7:.$N$22];[.B25])" office:value-type="float" office:value="0">
            <text:p>#NV</text:p>
          </table:table-cell>
          <table:table-cell table:style-name="ce35" table:formula="of:=VLOOKUP([.B29]+[.E27];[.$B$7:.$N$22];[.B25])" office:value-type="float" office:value="0">
            <text:p>#NV</text:p>
          </table:table-cell>
          <table:table-cell table:style-name="ce35" table:formula="of:=VLOOKUP([.B29]+[.F27];[.$B$7:.$N$22];[.B25])" office:value-type="float" office:value="0">
            <text:p>#NV</text:p>
          </table:table-cell>
          <table:table-cell table:style-name="ce54"/>
          <table:table-cell table:style-name="ce9" office:value-type="string">
            <text:p>01</text:p>
          </table:table-cell>
          <table:table-cell table:style-name="ce23" table:formula="of:=HLOOKUP(MID([.H27];1;1);[.$C$5:.$F$6];2;0)*MID([.H29];1;1) + HLOOKUP(MID([.H27];2;1);[.$C$5:.$F$6];2;0)*MID([.H29];2;1)" office:value-type="float" office:value="4">
            <text:p>4</text:p>
          </table:table-cell>
          <table:table-cell table:style-name="ce63" table:formula="of:=VLOOKUP([.I29]+[.J27];[.$B$7:.$N$22];[.I25])" office:value-type="float" office:value="0">
            <text:p>0</text:p>
          </table:table-cell>
          <table:table-cell table:style-name="ce63" table:formula="of:=VLOOKUP([.I29]+[.K27];[.$B$7:.$N$22];[.I25])" office:value-type="float" office:value="0">
            <text:p>0</text:p>
          </table:table-cell>
          <table:table-cell table:style-name="ce66" table:formula="of:=VLOOKUP([.I29]+[.L27];[.$B$7:.$N$22];[.I25])" office:value-type="float" office:value="1">
            <text:p>1</text:p>
          </table:table-cell>
          <table:table-cell table:style-name="ce63" table:formula="of:=VLOOKUP([.I29]+[.M27];[.$B$7:.$N$22];[.I25])" office:value-type="float" office:value="0">
            <text:p>0</text:p>
          </table:table-cell>
          <table:table-cell table:style-name="ce71"/>
          <table:table-cell table:style-name="Default"/>
          <table:table-cell table:style-name="ce76"/>
          <table:table-cell table:style-name="ce9" office:value-type="string">
            <text:p>01</text:p>
          </table:table-cell>
          <table:table-cell table:style-name="ce23" table:formula="of:=HLOOKUP(MID([.Q27];1;1);[.$C$5:.$F$6];2;0)*MID([.Q29];1;1) + HLOOKUP(MID([.Q27];2;1);[.$C$5:.$F$6];2;0)*MID([.Q29];2;1)" office:value-type="float" office:value="4">
            <text:p>4</text:p>
          </table:table-cell>
          <table:table-cell table:style-name="ce97" table:formula="of:=VLOOKUP([.R29]+[.S27];[.$B$7:.$N$22];[.R25])" office:value-type="float" office:value="0">
            <text:p>0</text:p>
          </table:table-cell>
          <table:table-cell table:style-name="ce35" table:formula="of:=VLOOKUP([.R29]+[.T27];[.$B$7:.$N$22];[.R25])" office:value-type="float" office:value="1">
            <text:p>1</text:p>
          </table:table-cell>
          <table:table-cell table:style-name="ce35" table:formula="of:=VLOOKUP([.R29]+[.U27];[.$B$7:.$N$22];[.R25])" office:value-type="float" office:value="1">
            <text:p>1</text:p>
          </table:table-cell>
          <table:table-cell table:style-name="ce35" table:formula="of:=VLOOKUP([.R29]+[.V27];[.$B$7:.$N$22];[.R25])" office:value-type="float" office:value="1">
            <text:p>1</text:p>
          </table:table-cell>
          <table:table-cell table:style-name="ce107"/>
          <table:table-cell table:style-name="ce9" office:value-type="string">
            <text:p>01</text:p>
          </table:table-cell>
          <table:table-cell table:style-name="ce23" table:formula="of:=HLOOKUP(MID([.X27];1;1);[.$C$5:.$F$6];2;0)*MID([.X29];1;1) + HLOOKUP(MID([.X27];2;1);[.$C$5:.$F$6];2;0)*MID([.X29];2;1)" office:value-type="float" office:value="4">
            <text:p>4</text:p>
          </table:table-cell>
          <table:table-cell table:style-name="ce35" table:formula="of:=VLOOKUP([.Y29]+[.Z27];[.$B$7:.$N$22];[.Y25])" office:value-type="float" office:value="1">
            <text:p>1</text:p>
          </table:table-cell>
          <table:table-cell table:style-name="ce117" table:formula="of:=VLOOKUP([.Y29]+[.AA27];[.$B$7:.$N$22];[.Y25])" office:value-type="float" office:value="0">
            <text:p>0</text:p>
          </table:table-cell>
          <table:table-cell table:style-name="ce35" table:formula="of:=VLOOKUP([.Y29]+[.AB27];[.$B$7:.$N$22];[.Y25])" office:value-type="float" office:value="1">
            <text:p>1</text:p>
          </table:table-cell>
          <table:table-cell table:style-name="ce121" table:formula="of:=VLOOKUP([.Y29]+[.AC27];[.$B$7:.$N$22];[.Y25])" office:value-type="float" office:value="0">
            <text:p>0</text:p>
          </table:table-cell>
          <table:table-cell table:style-name="ce107"/>
          <table:table-cell table:style-name="ce9" office:value-type="string">
            <text:p>01</text:p>
          </table:table-cell>
          <table:table-cell table:style-name="ce23" table:formula="of:=HLOOKUP(MID([.AE27];1;1);[.$C$5:.$F$6];2;0)*MID([.AE29];1;1) + HLOOKUP(MID([.AE27];2;1);[.$C$5:.$F$6];2;0)*MID([.AE29];2;1)" office:value-type="float" office:value="4">
            <text:p>4</text:p>
          </table:table-cell>
          <table:table-cell table:style-name="ce35" table:formula="of:=VLOOKUP([.AF29]+[.AG27];[.$B$7:.$N$22];[.AF25])" office:value-type="float" office:value="1">
            <text:p>1</text:p>
          </table:table-cell>
          <table:table-cell table:style-name="ce35" table:formula="of:=VLOOKUP([.AF29]+[.AH27];[.$B$7:.$N$22];[.AF25])" office:value-type="float" office:value="1">
            <text:p>1</text:p>
          </table:table-cell>
          <table:table-cell table:style-name="ce35" table:formula="of:=VLOOKUP([.AF29]+[.AI27];[.$B$7:.$N$22];[.AF25])" office:value-type="float" office:value="1">
            <text:p>1</text:p>
          </table:table-cell>
          <table:table-cell table:style-name="ce35" table:formula="of:=VLOOKUP([.AF29]+[.AJ27];[.$B$7:.$N$22];[.AF25])" office:value-type="float" office:value="1">
            <text:p>1</text:p>
          </table:table-cell>
          <table:table-cell table:style-name="ce107"/>
          <table:table-cell table:style-name="ce9" office:value-type="string">
            <text:p>01</text:p>
          </table:table-cell>
          <table:table-cell table:style-name="ce23" table:formula="of:=HLOOKUP(MID([.AL27];1;1);[.$C$5:.$F$6];2;0)*MID([.AL29];1;1) + HLOOKUP(MID([.AL27];2;1);[.$C$5:.$F$6];2;0)*MID([.AL29];2;1)" office:value-type="float" office:value="4">
            <text:p>4</text:p>
          </table:table-cell>
          <table:table-cell table:style-name="ce97" table:formula="of:=VLOOKUP([.AM29]+[.AN27];[.$B$7:.$N$22];[.AM25])" office:value-type="float" office:value="0">
            <text:p>0</text:p>
          </table:table-cell>
          <table:table-cell table:style-name="ce35" table:formula="of:=VLOOKUP([.AM29]+[.AO27];[.$B$7:.$N$22];[.AM25])" office:value-type="float" office:value="1">
            <text:p>1</text:p>
          </table:table-cell>
          <table:table-cell table:style-name="ce67" table:formula="of:=VLOOKUP([.AM29]+[.AP27];[.$B$7:.$N$22];[.AM25])" office:value-type="float" office:value="0">
            <text:p>0</text:p>
          </table:table-cell>
          <table:table-cell table:style-name="ce35" table:formula="of:=VLOOKUP([.AM29]+[.AQ27];[.$B$7:.$N$22];[.AM25])" office:value-type="float" office:value="1">
            <text:p>1</text:p>
          </table:table-cell>
          <table:table-cell table:style-name="ce107"/>
          <table:table-cell table:style-name="ce9" office:value-type="string">
            <text:p>01</text:p>
          </table:table-cell>
          <table:table-cell table:style-name="ce23" table:formula="of:=HLOOKUP(MID([.AS27];1;1);[.$C$5:.$F$6];2;0)*MID([.AS29];1;1) + HLOOKUP(MID([.AS27];2;1);[.$C$5:.$F$6];2;0)*MID([.AS29];2;1)" office:value-type="float" office:value="4">
            <text:p>4</text:p>
          </table:table-cell>
          <table:table-cell table:style-name="ce97" table:formula="of:=VLOOKUP([.AT29]+[.AU27];[.$B$7:.$N$22];[.AT25])" office:value-type="float" office:value="0">
            <text:p>0</text:p>
          </table:table-cell>
          <table:table-cell table:style-name="ce117" table:formula="of:=VLOOKUP([.AT29]+[.AV27];[.$B$7:.$N$22];[.AT25])" office:value-type="float" office:value="0">
            <text:p>0</text:p>
          </table:table-cell>
          <table:table-cell table:style-name="ce63" table:formula="of:=VLOOKUP([.AT29]+[.AW27];[.$B$7:.$N$22];[.AT25])" office:value-type="float" office:value="0">
            <text:p>0</text:p>
          </table:table-cell>
          <table:table-cell table:style-name="ce35" table:formula="of:=VLOOKUP([.AT29]+[.AX27];[.$B$7:.$N$22];[.AT25])" office:value-type="float" office:value="1">
            <text:p>1</text:p>
          </table:table-cell>
          <table:table-cell table:style-name="ce107"/>
          <table:table-cell table:style-name="ce9" office:value-type="string">
            <text:p>01</text:p>
          </table:table-cell>
          <table:table-cell table:style-name="ce23" table:formula="of:=HLOOKUP(MID([.AZ27];1;1);[.$C$5:.$F$6];2;0)*MID([.AZ29];1;1) + HLOOKUP(MID([.AZ27];2;1);[.$C$5:.$F$6];2;0)*MID([.AZ29];2;1)" office:value-type="float" office:value="4">
            <text:p>4</text:p>
          </table:table-cell>
          <table:table-cell table:style-name="ce35" table:formula="of:=VLOOKUP([.BA29]+[.BB27];[.$B$7:.$N$22];[.BA25])" office:value-type="float" office:value="1">
            <text:p>1</text:p>
          </table:table-cell>
          <table:table-cell table:style-name="ce35" table:formula="of:=VLOOKUP([.BA29]+[.BC27];[.$B$7:.$N$22];[.BA25])" office:value-type="float" office:value="1">
            <text:p>1</text:p>
          </table:table-cell>
          <table:table-cell table:style-name="ce63" table:formula="of:=VLOOKUP([.BA29]+[.BD27];[.$B$7:.$N$22];[.BA25])" office:value-type="float" office:value="0">
            <text:p>0</text:p>
          </table:table-cell>
          <table:table-cell table:style-name="ce35" table:formula="of:=VLOOKUP([.BA29]+[.BE27];[.$B$7:.$N$22];[.BA25])" office:value-type="float" office:value="1">
            <text:p>1</text:p>
          </table:table-cell>
          <table:table-cell table:style-name="ce107"/>
          <table:table-cell table:style-name="ce9" office:value-type="string">
            <text:p>01</text:p>
          </table:table-cell>
          <table:table-cell table:style-name="ce23" table:formula="of:=HLOOKUP(MID([.BG27];1;1);[.$C$5:.$F$6];2;0)*MID([.BG29];1;1) + HLOOKUP(MID([.BG27];2;1);[.$C$5:.$F$6];2;0)*MID([.BG29];2;1)" office:value-type="float" office:value="4">
            <text:p>4</text:p>
          </table:table-cell>
          <table:table-cell table:style-name="ce35" table:formula="of:=VLOOKUP([.BH29]+[.BI27];[.$B$7:.$N$22];[.BH25])" office:value-type="float" office:value="1">
            <text:p>1</text:p>
          </table:table-cell>
          <table:table-cell table:style-name="ce35" table:formula="of:=VLOOKUP([.BH29]+[.BJ27];[.$B$7:.$N$22];[.BH25])" office:value-type="float" office:value="1">
            <text:p>1</text:p>
          </table:table-cell>
          <table:table-cell table:style-name="ce66" table:formula="of:=VLOOKUP([.BH29]+[.BK27];[.$B$7:.$N$22];[.BH25])" office:value-type="float" office:value="0">
            <text:p>0</text:p>
          </table:table-cell>
          <table:table-cell table:style-name="ce35" table:formula="of:=VLOOKUP([.BH29]+[.BL27];[.$B$7:.$N$22];[.BH25])" office:value-type="float" office:value="1">
            <text:p>1</text:p>
          </table:table-cell>
          <table:table-cell table:style-name="ce74"/>
          <table:table-cell table:number-columns-repeated="959"/>
        </table:table-row>
        <table:table-row table:style-name="ro4">
          <table:table-cell table:style-name="ce9" office:value-type="string">
            <text:p>11</text:p>
          </table:table-cell>
          <table:table-cell table:style-name="ce23" table:formula="of:=HLOOKUP(MID([.A27];1;1);[.$C$5:.$F$6];2;0)*MID([.A30];1;1) + HLOOKUP(MID([.A27];2;1);[.$C$5:.$F$6];2;0)*MID([.A30];2;1)" office:value-type="float" office:value="12">
            <text:p>12</text:p>
          </table:table-cell>
          <table:table-cell table:style-name="ce35" table:formula="of:=VLOOKUP([.B30]+[.C27];[.$B$7:.$N$22];[.B25])" office:value-type="float" office:value="0">
            <text:p>#NV</text:p>
          </table:table-cell>
          <table:table-cell table:style-name="ce35" table:formula="of:=VLOOKUP([.B30]+[.D27];[.$B$7:.$N$22];[.B25])" office:value-type="float" office:value="0">
            <text:p>#NV</text:p>
          </table:table-cell>
          <table:table-cell table:style-name="ce35" table:formula="of:=VLOOKUP([.B30]+[.E27];[.$B$7:.$N$22];[.B25])" office:value-type="float" office:value="0">
            <text:p>#NV</text:p>
          </table:table-cell>
          <table:table-cell table:style-name="ce35" table:formula="of:=VLOOKUP([.B30]+[.F27];[.$B$7:.$N$22];[.B25])" office:value-type="float" office:value="0">
            <text:p>#NV</text:p>
          </table:table-cell>
          <table:table-cell table:style-name="ce54"/>
          <table:table-cell table:style-name="ce9" office:value-type="string">
            <text:p>11</text:p>
          </table:table-cell>
          <table:table-cell table:style-name="ce23" table:formula="of:=HLOOKUP(MID([.H27];1;1);[.$C$5:.$F$6];2;0)*MID([.H30];1;1) + HLOOKUP(MID([.H27];2;1);[.$C$5:.$F$6];2;0)*MID([.H30];2;1)" office:value-type="float" office:value="12">
            <text:p>12</text:p>
          </table:table-cell>
          <table:table-cell table:style-name="ce35" table:formula="of:=VLOOKUP([.I30]+[.J27];[.$B$7:.$N$22];[.I25])" office:value-type="float" office:value="0">
            <text:p>0</text:p>
          </table:table-cell>
          <table:table-cell table:style-name="ce35" table:formula="of:=VLOOKUP([.I30]+[.K27];[.$B$7:.$N$22];[.I25])" office:value-type="float" office:value="0">
            <text:p>0</text:p>
          </table:table-cell>
          <table:table-cell table:style-name="ce67" table:formula="of:=VLOOKUP([.I30]+[.L27];[.$B$7:.$N$22];[.I25])" office:value-type="float" office:value="1">
            <text:p>1</text:p>
          </table:table-cell>
          <table:table-cell table:style-name="ce35" table:formula="of:=VLOOKUP([.I30]+[.M27];[.$B$7:.$N$22];[.I25])" office:value-type="float" office:value="0">
            <text:p>0</text:p>
          </table:table-cell>
          <table:table-cell table:style-name="ce71"/>
          <table:table-cell table:style-name="Default"/>
          <table:table-cell table:style-name="ce76"/>
          <table:table-cell table:style-name="ce9" office:value-type="string">
            <text:p>11</text:p>
          </table:table-cell>
          <table:table-cell table:style-name="ce23" table:formula="of:=HLOOKUP(MID([.Q27];1;1);[.$C$5:.$F$6];2;0)*MID([.Q30];1;1) + HLOOKUP(MID([.Q27];2;1);[.$C$5:.$F$6];2;0)*MID([.Q30];2;1)" office:value-type="float" office:value="12">
            <text:p>12</text:p>
          </table:table-cell>
          <table:table-cell table:style-name="ce53" table:formula="of:=VLOOKUP([.R30]+[.S27];[.$B$7:.$N$22];[.R25])" office:value-type="float" office:value="1">
            <text:p>1</text:p>
          </table:table-cell>
          <table:table-cell table:style-name="ce99" table:formula="of:=VLOOKUP([.R30]+[.T27];[.$B$7:.$N$22];[.R25])" office:value-type="float" office:value="0">
            <text:p>0</text:p>
          </table:table-cell>
          <table:table-cell table:style-name="ce35" table:formula="of:=VLOOKUP([.R30]+[.U27];[.$B$7:.$N$22];[.R25])" office:value-type="float" office:value="1">
            <text:p>1</text:p>
          </table:table-cell>
          <table:table-cell table:style-name="ce35" table:formula="of:=VLOOKUP([.R30]+[.V27];[.$B$7:.$N$22];[.R25])" office:value-type="float" office:value="1">
            <text:p>1</text:p>
          </table:table-cell>
          <table:table-cell table:style-name="ce107"/>
          <table:table-cell table:style-name="ce9" office:value-type="string">
            <text:p>11</text:p>
          </table:table-cell>
          <table:table-cell table:style-name="ce23" table:formula="of:=HLOOKUP(MID([.X27];1;1);[.$C$5:.$F$6];2;0)*MID([.X30];1;1) + HLOOKUP(MID([.X27];2;1);[.$C$5:.$F$6];2;0)*MID([.X30];2;1)" office:value-type="float" office:value="12">
            <text:p>12</text:p>
          </table:table-cell>
          <table:table-cell table:style-name="ce116" table:formula="of:=VLOOKUP([.Y30]+[.Z27];[.$B$7:.$N$22];[.Y25])" office:value-type="float" office:value="0">
            <text:p>0</text:p>
          </table:table-cell>
          <table:table-cell table:style-name="ce35" table:formula="of:=VLOOKUP([.Y30]+[.AA27];[.$B$7:.$N$22];[.Y25])" office:value-type="float" office:value="1">
            <text:p>1</text:p>
          </table:table-cell>
          <table:table-cell table:style-name="ce118" table:formula="of:=VLOOKUP([.Y30]+[.AB27];[.$B$7:.$N$22];[.Y25])" office:value-type="float" office:value="0">
            <text:p>0</text:p>
          </table:table-cell>
          <table:table-cell table:style-name="ce121" table:formula="of:=VLOOKUP([.Y30]+[.AC27];[.$B$7:.$N$22];[.Y25])" office:value-type="float" office:value="0">
            <text:p>0</text:p>
          </table:table-cell>
          <table:table-cell table:style-name="ce107"/>
          <table:table-cell table:style-name="ce9" office:value-type="string">
            <text:p>11</text:p>
          </table:table-cell>
          <table:table-cell table:style-name="ce23" table:formula="of:=HLOOKUP(MID([.AE27];1;1);[.$C$5:.$F$6];2;0)*MID([.AE30];1;1) + HLOOKUP(MID([.AE27];2;1);[.$C$5:.$F$6];2;0)*MID([.AE30];2;1)" office:value-type="float" office:value="12">
            <text:p>12</text:p>
          </table:table-cell>
          <table:table-cell table:style-name="ce116" table:formula="of:=VLOOKUP([.AF30]+[.AG27];[.$B$7:.$N$22];[.AF25])" office:value-type="float" office:value="0">
            <text:p>0</text:p>
          </table:table-cell>
          <table:table-cell table:style-name="ce35" table:formula="of:=VLOOKUP([.AF30]+[.AH27];[.$B$7:.$N$22];[.AF25])" office:value-type="float" office:value="1">
            <text:p>1</text:p>
          </table:table-cell>
          <table:table-cell table:style-name="ce118" table:formula="of:=VLOOKUP([.AF30]+[.AI27];[.$B$7:.$N$22];[.AF25])" office:value-type="float" office:value="0">
            <text:p>0</text:p>
          </table:table-cell>
          <table:table-cell table:style-name="ce118" table:formula="of:=VLOOKUP([.AF30]+[.AJ27];[.$B$7:.$N$22];[.AF25])" office:value-type="float" office:value="0">
            <text:p>0</text:p>
          </table:table-cell>
          <table:table-cell table:style-name="ce107"/>
          <table:table-cell table:style-name="ce9" office:value-type="string">
            <text:p>11</text:p>
          </table:table-cell>
          <table:table-cell table:style-name="ce23" table:formula="of:=HLOOKUP(MID([.AL27];1;1);[.$C$5:.$F$6];2;0)*MID([.AL30];1;1) + HLOOKUP(MID([.AL27];2;1);[.$C$5:.$F$6];2;0)*MID([.AL30];2;1)" office:value-type="float" office:value="12">
            <text:p>12</text:p>
          </table:table-cell>
          <table:table-cell table:style-name="ce35" table:formula="of:=VLOOKUP([.AM30]+[.AN27];[.$B$7:.$N$22];[.AM25])" office:value-type="float" office:value="1">
            <text:p>1</text:p>
          </table:table-cell>
          <table:table-cell table:style-name="ce35" table:formula="of:=VLOOKUP([.AM30]+[.AO27];[.$B$7:.$N$22];[.AM25])" office:value-type="float" office:value="1">
            <text:p>1</text:p>
          </table:table-cell>
          <table:table-cell table:style-name="ce67" table:formula="of:=VLOOKUP([.AM30]+[.AP27];[.$B$7:.$N$22];[.AM25])" office:value-type="float" office:value="0">
            <text:p>0</text:p>
          </table:table-cell>
          <table:table-cell table:style-name="ce35" table:formula="of:=VLOOKUP([.AM30]+[.AQ27];[.$B$7:.$N$22];[.AM25])" office:value-type="float" office:value="1">
            <text:p>1</text:p>
          </table:table-cell>
          <table:table-cell table:style-name="ce107"/>
          <table:table-cell table:style-name="ce9" office:value-type="string">
            <text:p>11</text:p>
          </table:table-cell>
          <table:table-cell table:style-name="ce23" table:formula="of:=HLOOKUP(MID([.AS27];1;1);[.$C$5:.$F$6];2;0)*MID([.AS30];1;1) + HLOOKUP(MID([.AS27];2;1);[.$C$5:.$F$6];2;0)*MID([.AS30];2;1)" office:value-type="float" office:value="12">
            <text:p>12</text:p>
          </table:table-cell>
          <table:table-cell table:style-name="ce35" table:formula="of:=VLOOKUP([.AT30]+[.AU27];[.$B$7:.$N$22];[.AT25])" office:value-type="float" office:value="1">
            <text:p>1</text:p>
          </table:table-cell>
          <table:table-cell table:style-name="ce35" table:formula="of:=VLOOKUP([.AT30]+[.AV27];[.$B$7:.$N$22];[.AT25])" office:value-type="float" office:value="1">
            <text:p>1</text:p>
          </table:table-cell>
          <table:table-cell table:style-name="ce35" table:formula="of:=VLOOKUP([.AT30]+[.AW27];[.$B$7:.$N$22];[.AT25])" office:value-type="float" office:value="1">
            <text:p>1</text:p>
          </table:table-cell>
          <table:table-cell table:style-name="ce35" table:formula="of:=VLOOKUP([.AT30]+[.AX27];[.$B$7:.$N$22];[.AT25])" office:value-type="float" office:value="1">
            <text:p>1</text:p>
          </table:table-cell>
          <table:table-cell table:style-name="ce107"/>
          <table:table-cell table:style-name="ce9" office:value-type="string">
            <text:p>11</text:p>
          </table:table-cell>
          <table:table-cell table:style-name="ce23" table:formula="of:=HLOOKUP(MID([.AZ27];1;1);[.$C$5:.$F$6];2;0)*MID([.AZ30];1;1) + HLOOKUP(MID([.AZ27];2;1);[.$C$5:.$F$6];2;0)*MID([.AZ30];2;1)" office:value-type="float" office:value="12">
            <text:p>12</text:p>
          </table:table-cell>
          <table:table-cell table:style-name="ce53" table:formula="of:=VLOOKUP([.BA30]+[.BB27];[.$B$7:.$N$22];[.BA25])" office:value-type="float" office:value="1">
            <text:p>1</text:p>
          </table:table-cell>
          <table:table-cell table:style-name="ce99" table:formula="of:=VLOOKUP([.BA30]+[.BC27];[.$B$7:.$N$22];[.BA25])" office:value-type="float" office:value="0">
            <text:p>0</text:p>
          </table:table-cell>
          <table:table-cell table:style-name="ce35" table:formula="of:=VLOOKUP([.BA30]+[.BD27];[.$B$7:.$N$22];[.BA25])" office:value-type="float" office:value="1">
            <text:p>1</text:p>
          </table:table-cell>
          <table:table-cell table:style-name="ce35" table:formula="of:=VLOOKUP([.BA30]+[.BE27];[.$B$7:.$N$22];[.BA25])" office:value-type="float" office:value="1">
            <text:p>1</text:p>
          </table:table-cell>
          <table:table-cell table:style-name="ce107"/>
          <table:table-cell table:style-name="ce9" office:value-type="string">
            <text:p>11</text:p>
          </table:table-cell>
          <table:table-cell table:style-name="ce23" table:formula="of:=HLOOKUP(MID([.BG27];1;1);[.$C$5:.$F$6];2;0)*MID([.BG30];1;1) + HLOOKUP(MID([.BG27];2;1);[.$C$5:.$F$6];2;0)*MID([.BG30];2;1)" office:value-type="float" office:value="12">
            <text:p>12</text:p>
          </table:table-cell>
          <table:table-cell table:style-name="ce69" table:formula="of:=VLOOKUP([.BH30]+[.BI27];[.$B$7:.$N$22];[.BH25])" office:value-type="float" office:value="0">
            <text:p>0</text:p>
          </table:table-cell>
          <table:table-cell table:style-name="ce35" table:formula="of:=VLOOKUP([.BH30]+[.BJ27];[.$B$7:.$N$22];[.BH25])" office:value-type="float" office:value="1">
            <text:p>1</text:p>
          </table:table-cell>
          <table:table-cell table:style-name="ce35" table:formula="of:=VLOOKUP([.BH30]+[.BK27];[.$B$7:.$N$22];[.BH25])" office:value-type="float" office:value="1">
            <text:p>1</text:p>
          </table:table-cell>
          <table:table-cell table:style-name="ce35" table:formula="of:=VLOOKUP([.BH30]+[.BL27];[.$B$7:.$N$22];[.BH25])" office:value-type="float" office:value="1">
            <text:p>1</text:p>
          </table:table-cell>
          <table:table-cell table:style-name="ce74"/>
          <table:table-cell table:number-columns-repeated="959"/>
        </table:table-row>
        <table:table-row table:style-name="ro4">
          <table:table-cell table:style-name="ce9" office:value-type="string">
            <text:p>10</text:p>
          </table:table-cell>
          <table:table-cell table:style-name="ce23" table:formula="of:=HLOOKUP(MID([.A27];1;1);[.$C$5:.$F$6];2;0)*MID([.A31];1;1) + HLOOKUP(MID([.A27];2;1);[.$C$5:.$F$6];2;0)*MID([.A31];2;1)" office:value-type="float" office:value="8">
            <text:p>8</text:p>
          </table:table-cell>
          <table:table-cell table:style-name="ce35" table:formula="of:=VLOOKUP([.B31]+[.C27];[.$B$7:.$N$22];[.B25])" office:value-type="float" office:value="0">
            <text:p>#NV</text:p>
          </table:table-cell>
          <table:table-cell table:style-name="ce35" table:formula="of:=VLOOKUP([.B31]+[.D27];[.$B$7:.$N$22];[.B25])" office:value-type="float" office:value="0">
            <text:p>#NV</text:p>
          </table:table-cell>
          <table:table-cell table:style-name="ce35" table:formula="of:=VLOOKUP([.B31]+[.E27];[.$B$7:.$N$22];[.B25])" office:value-type="float" office:value="0">
            <text:p>#NV</text:p>
          </table:table-cell>
          <table:table-cell table:style-name="ce35" table:formula="of:=VLOOKUP([.B31]+[.F27];[.$B$7:.$N$22];[.B25])" office:value-type="float" office:value="0">
            <text:p>#NV</text:p>
          </table:table-cell>
          <table:table-cell table:style-name="ce54"/>
          <table:table-cell table:style-name="ce9" office:value-type="string">
            <text:p>10</text:p>
          </table:table-cell>
          <table:table-cell table:style-name="ce23" table:formula="of:=HLOOKUP(MID([.H27];1;1);[.$C$5:.$F$6];2;0)*MID([.H31];1;1) + HLOOKUP(MID([.H27];2;1);[.$C$5:.$F$6];2;0)*MID([.H31];2;1)" office:value-type="float" office:value="8">
            <text:p>8</text:p>
          </table:table-cell>
          <table:table-cell table:style-name="ce35" table:formula="of:=VLOOKUP([.I31]+[.J27];[.$B$7:.$N$22];[.I25])" office:value-type="float" office:value="0">
            <text:p>0</text:p>
          </table:table-cell>
          <table:table-cell table:style-name="ce35" table:formula="of:=VLOOKUP([.I31]+[.K27];[.$B$7:.$N$22];[.I25])" office:value-type="float" office:value="0">
            <text:p>0</text:p>
          </table:table-cell>
          <table:table-cell table:style-name="ce35" table:formula="of:=VLOOKUP([.I31]+[.L27];[.$B$7:.$N$22];[.I25])" office:value-type="float" office:value="0">
            <text:p>0</text:p>
          </table:table-cell>
          <table:table-cell table:style-name="ce35" table:formula="of:=VLOOKUP([.I31]+[.M27];[.$B$7:.$N$22];[.I25])" office:value-type="float" office:value="0">
            <text:p>0</text:p>
          </table:table-cell>
          <table:table-cell table:style-name="ce71"/>
          <table:table-cell table:style-name="Default"/>
          <table:table-cell table:style-name="ce76"/>
          <table:table-cell table:style-name="ce9" office:value-type="string">
            <text:p>10</text:p>
          </table:table-cell>
          <table:table-cell table:style-name="ce23" table:formula="of:=HLOOKUP(MID([.Q27];1;1);[.$C$5:.$F$6];2;0)*MID([.Q31];1;1) + HLOOKUP(MID([.Q27];2;1);[.$C$5:.$F$6];2;0)*MID([.Q31];2;1)" office:value-type="float" office:value="8">
            <text:p>8</text:p>
          </table:table-cell>
          <table:table-cell table:style-name="ce35" table:formula="of:=VLOOKUP([.R31]+[.S27];[.$B$7:.$N$22];[.R25])" office:value-type="float" office:value="1">
            <text:p>1</text:p>
          </table:table-cell>
          <table:table-cell table:style-name="ce35" table:formula="of:=VLOOKUP([.R31]+[.T27];[.$B$7:.$N$22];[.R25])" office:value-type="float" office:value="1">
            <text:p>1</text:p>
          </table:table-cell>
          <table:table-cell table:style-name="ce100" table:formula="of:=VLOOKUP([.R31]+[.U27];[.$B$7:.$N$22];[.R25])" office:value-type="float" office:value="0">
            <text:p>0</text:p>
          </table:table-cell>
          <table:table-cell table:style-name="ce35" table:formula="of:=VLOOKUP([.R31]+[.V27];[.$B$7:.$N$22];[.R25])" office:value-type="float" office:value="1">
            <text:p>1</text:p>
          </table:table-cell>
          <table:table-cell table:style-name="ce107"/>
          <table:table-cell table:style-name="ce9" office:value-type="string">
            <text:p>10</text:p>
          </table:table-cell>
          <table:table-cell table:style-name="ce23" table:formula="of:=HLOOKUP(MID([.X27];1;1);[.$C$5:.$F$6];2;0)*MID([.X31];1;1) + HLOOKUP(MID([.X27];2;1);[.$C$5:.$F$6];2;0)*MID([.X31];2;1)" office:value-type="float" office:value="8">
            <text:p>8</text:p>
          </table:table-cell>
          <table:table-cell table:style-name="ce35" table:formula="of:=VLOOKUP([.Y31]+[.Z27];[.$B$7:.$N$22];[.Y25])" office:value-type="float" office:value="1">
            <text:p>1</text:p>
          </table:table-cell>
          <table:table-cell table:style-name="ce35" table:formula="of:=VLOOKUP([.Y31]+[.AA27];[.$B$7:.$N$22];[.Y25])" office:value-type="float" office:value="1">
            <text:p>1</text:p>
          </table:table-cell>
          <table:table-cell table:style-name="ce100" table:formula="of:=VLOOKUP([.Y31]+[.AB27];[.$B$7:.$N$22];[.Y25])" office:value-type="float" office:value="0">
            <text:p>0</text:p>
          </table:table-cell>
          <table:table-cell table:style-name="ce120" table:formula="of:=VLOOKUP([.Y31]+[.AC27];[.$B$7:.$N$22];[.Y25])" office:value-type="float" office:value="1">
            <text:p>1</text:p>
          </table:table-cell>
          <table:table-cell table:style-name="ce107"/>
          <table:table-cell table:style-name="ce9" office:value-type="string">
            <text:p>10</text:p>
          </table:table-cell>
          <table:table-cell table:style-name="ce23" table:formula="of:=HLOOKUP(MID([.AE27];1;1);[.$C$5:.$F$6];2;0)*MID([.AE31];1;1) + HLOOKUP(MID([.AE27];2;1);[.$C$5:.$F$6];2;0)*MID([.AE31];2;1)" office:value-type="float" office:value="8">
            <text:p>8</text:p>
          </table:table-cell>
          <table:table-cell table:style-name="ce35" table:formula="of:=VLOOKUP([.AF31]+[.AG27];[.$B$7:.$N$22];[.AF25])" office:value-type="float" office:value="1">
            <text:p>1</text:p>
          </table:table-cell>
          <table:table-cell table:style-name="ce35" table:formula="of:=VLOOKUP([.AF31]+[.AH27];[.$B$7:.$N$22];[.AF25])" office:value-type="float" office:value="1">
            <text:p>1</text:p>
          </table:table-cell>
          <table:table-cell table:style-name="ce35" table:formula="of:=VLOOKUP([.AF31]+[.AI27];[.$B$7:.$N$22];[.AF25])" office:value-type="float" office:value="1">
            <text:p>1</text:p>
          </table:table-cell>
          <table:table-cell table:style-name="ce35" table:formula="of:=VLOOKUP([.AF31]+[.AJ27];[.$B$7:.$N$22];[.AF25])" office:value-type="float" office:value="1">
            <text:p>1</text:p>
          </table:table-cell>
          <table:table-cell table:style-name="ce107"/>
          <table:table-cell table:style-name="ce9" office:value-type="string">
            <text:p>10</text:p>
          </table:table-cell>
          <table:table-cell table:style-name="ce23" table:formula="of:=HLOOKUP(MID([.AL27];1;1);[.$C$5:.$F$6];2;0)*MID([.AL31];1;1) + HLOOKUP(MID([.AL27];2;1);[.$C$5:.$F$6];2;0)*MID([.AL31];2;1)" office:value-type="float" office:value="8">
            <text:p>8</text:p>
          </table:table-cell>
          <table:table-cell table:style-name="ce35" table:formula="of:=VLOOKUP([.AM31]+[.AN27];[.$B$7:.$N$22];[.AM25])" office:value-type="float" office:value="1">
            <text:p>1</text:p>
          </table:table-cell>
          <table:table-cell table:style-name="ce35" table:formula="of:=VLOOKUP([.AM31]+[.AO27];[.$B$7:.$N$22];[.AM25])" office:value-type="float" office:value="1">
            <text:p>1</text:p>
          </table:table-cell>
          <table:table-cell table:style-name="ce35" table:formula="of:=VLOOKUP([.AM31]+[.AP27];[.$B$7:.$N$22];[.AM25])" office:value-type="float" office:value="1">
            <text:p>1</text:p>
          </table:table-cell>
          <table:table-cell table:style-name="ce121" table:formula="of:=VLOOKUP([.AM31]+[.AQ27];[.$B$7:.$N$22];[.AM25])" office:value-type="float" office:value="0">
            <text:p>0</text:p>
          </table:table-cell>
          <table:table-cell table:style-name="ce107"/>
          <table:table-cell table:style-name="ce9" office:value-type="string">
            <text:p>10</text:p>
          </table:table-cell>
          <table:table-cell table:style-name="ce23" table:formula="of:=HLOOKUP(MID([.AS27];1;1);[.$C$5:.$F$6];2;0)*MID([.AS31];1;1) + HLOOKUP(MID([.AS27];2;1);[.$C$5:.$F$6];2;0)*MID([.AS31];2;1)" office:value-type="float" office:value="8">
            <text:p>8</text:p>
          </table:table-cell>
          <table:table-cell table:style-name="ce35" table:formula="of:=VLOOKUP([.AT31]+[.AU27];[.$B$7:.$N$22];[.AT25])" office:value-type="float" office:value="1">
            <text:p>1</text:p>
          </table:table-cell>
          <table:table-cell table:style-name="ce121" table:formula="of:=VLOOKUP([.AT31]+[.AV27];[.$B$7:.$N$22];[.AT25])" office:value-type="float" office:value="0">
            <text:p>0</text:p>
          </table:table-cell>
          <table:table-cell table:style-name="ce35" table:formula="of:=VLOOKUP([.AT31]+[.AW27];[.$B$7:.$N$22];[.AT25])" office:value-type="float" office:value="1">
            <text:p>1</text:p>
          </table:table-cell>
          <table:table-cell table:style-name="ce35" table:formula="of:=VLOOKUP([.AT31]+[.AX27];[.$B$7:.$N$22];[.AT25])" office:value-type="float" office:value="1">
            <text:p>1</text:p>
          </table:table-cell>
          <table:table-cell table:style-name="ce107"/>
          <table:table-cell table:style-name="ce9" office:value-type="string">
            <text:p>10</text:p>
          </table:table-cell>
          <table:table-cell table:style-name="ce23" table:formula="of:=HLOOKUP(MID([.AZ27];1;1);[.$C$5:.$F$6];2;0)*MID([.AZ31];1;1) + HLOOKUP(MID([.AZ27];2;1);[.$C$5:.$F$6];2;0)*MID([.AZ31];2;1)" office:value-type="float" office:value="8">
            <text:p>8</text:p>
          </table:table-cell>
          <table:table-cell table:style-name="ce35" table:formula="of:=VLOOKUP([.BA31]+[.BB27];[.$B$7:.$N$22];[.BA25])" office:value-type="float" office:value="1">
            <text:p>1</text:p>
          </table:table-cell>
          <table:table-cell table:style-name="ce35" table:formula="of:=VLOOKUP([.BA31]+[.BC27];[.$B$7:.$N$22];[.BA25])" office:value-type="float" office:value="1">
            <text:p>1</text:p>
          </table:table-cell>
          <table:table-cell table:style-name="ce35" table:formula="of:=VLOOKUP([.BA31]+[.BD27];[.$B$7:.$N$22];[.BA25])" office:value-type="float" office:value="1">
            <text:p>1</text:p>
          </table:table-cell>
          <table:table-cell table:style-name="ce35" table:formula="of:=VLOOKUP([.BA31]+[.BE27];[.$B$7:.$N$22];[.BA25])" office:value-type="float" office:value="1">
            <text:p>1</text:p>
          </table:table-cell>
          <table:table-cell table:style-name="ce107"/>
          <table:table-cell table:style-name="ce9" office:value-type="string">
            <text:p>10</text:p>
          </table:table-cell>
          <table:table-cell table:style-name="ce23" table:formula="of:=HLOOKUP(MID([.BG27];1;1);[.$C$5:.$F$6];2;0)*MID([.BG31];1;1) + HLOOKUP(MID([.BG27];2;1);[.$C$5:.$F$6];2;0)*MID([.BG31];2;1)" office:value-type="float" office:value="8">
            <text:p>8</text:p>
          </table:table-cell>
          <table:table-cell table:style-name="ce35" table:formula="of:=VLOOKUP([.BH31]+[.BI27];[.$B$7:.$N$22];[.BH25])" office:value-type="float" office:value="1">
            <text:p>1</text:p>
          </table:table-cell>
          <table:table-cell table:style-name="ce35" table:formula="of:=VLOOKUP([.BH31]+[.BJ27];[.$B$7:.$N$22];[.BH25])" office:value-type="float" office:value="1">
            <text:p>1</text:p>
          </table:table-cell>
          <table:table-cell table:style-name="ce35" table:formula="of:=VLOOKUP([.BH31]+[.BK27];[.$B$7:.$N$22];[.BH25])" office:value-type="float" office:value="1">
            <text:p>1</text:p>
          </table:table-cell>
          <table:table-cell table:style-name="ce35" table:formula="of:=VLOOKUP([.BH31]+[.BL27];[.$B$7:.$N$22];[.BH25])" office:value-type="float" office:value="1">
            <text:p>1</text:p>
          </table:table-cell>
          <table:table-cell table:style-name="ce74"/>
          <table:table-cell table:style-name="ce56" office:value-type="string">
            <text:p>D</text:p>
          </table:table-cell>
          <table:table-cell table:style-name="ce56" office:value-type="string">
            <text:p>C</text:p>
          </table:table-cell>
          <table:table-cell table:style-name="ce56" office:value-type="string">
            <text:p>B</text:p>
          </table:table-cell>
          <table:table-cell table:style-name="ce56" office:value-type="string">
            <text:p>A</text:p>
          </table:table-cell>
          <table:table-cell table:number-columns-repeated="955"/>
        </table:table-row>
        <table:table-row table:style-name="ro4">
          <table:table-cell table:style-name="ce10" table:number-columns-spanned="6" table:number-rows-spanned="1"/>
          <table:covered-table-cell table:number-columns-repeated="4" table:style-name="ce24"/>
          <table:covered-table-cell table:style-name="ce46"/>
          <table:table-cell table:style-name="ce54"/>
          <table:table-cell table:style-name="ce10" table:number-columns-spanned="6" table:number-rows-spanned="1"/>
          <table:covered-table-cell table:number-columns-repeated="4" table:style-name="ce24"/>
          <table:covered-table-cell table:style-name="ce46"/>
          <table:table-cell table:style-name="ce71"/>
          <table:table-cell table:style-name="ce47" office:value-type="float" office:value="1">
            <text:p>1</text:p>
          </table:table-cell>
          <table:table-cell table:style-name="Default" office:value-type="string">
            <text:p>F</text:p>
          </table:table-cell>
          <table:table-cell table:style-name="ce85" office:value-type="string" table:number-columns-spanned="6" table:number-rows-spanned="1">
            <text:p>F = µ -D C -B -A</text:p>
          </table:table-cell>
          <table:covered-table-cell table:number-columns-repeated="4" table:style-name="ce24"/>
          <table:covered-table-cell table:style-name="ce46"/>
          <table:table-cell table:style-name="ce108"/>
          <table:table-cell table:style-name="ce85" office:value-type="string" table:number-columns-spanned="6" table:number-rows-spanned="1">
            <text:p>F = µ -D C -B -A</text:p>
          </table:table-cell>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3"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style-name="ce31"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4">
            <text:p>4</text:p>
          </table:table-cell>
          <table:table-cell table:style-name="Default" office:value-type="string">
            <text:p>I</text:p>
          </table:table-cell>
          <table:table-cell table:style-name="ce88" office:value-type="string" table:number-columns-spanned="6" table:number-rows-spanned="1">
            <text:p>I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8" office:value-type="string" table:number-columns-spanned="6" table:number-rows-spanned="1">
            <text:p>I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style-name="ce31" office:value-type="string">
            <text:p>X</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2" table:number-columns-spanned="6" table:number-rows-spanned="1"/>
          <table:covered-table-cell table:number-columns-repeated="4" table:style-name="ce26"/>
          <table:covered-table-cell table:style-name="ce47"/>
          <table:table-cell table:style-name="ce54"/>
          <table:table-cell table:style-name="ce12" table:number-columns-spanned="6" table:number-rows-spanned="1"/>
          <table:covered-table-cell table:number-columns-repeated="4" table:style-name="ce26"/>
          <table:covered-table-cell table:style-name="ce47"/>
          <table:table-cell table:style-name="ce71"/>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74"/>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text:p>
          </table:table-cell>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3" table:style-name="ce31" office:value-type="float" office:value="1">
            <text:p>1</text:p>
          </table:table-cell>
          <table:table-cell table:style-name="ce31" office:value-type="string">
            <text:p>X</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2"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O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3" table:style-name="ce26"/>
          <table:covered-table-cell table:style-name="ce25"/>
          <table:covered-table-cell table:style-name="ce47"/>
          <table:table-cell table:style-name="ce54"/>
          <table:table-cell table:style-name="ce57"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1"/>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7"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style-name="ce31" office:value-type="string">
            <text:p>X</text:p>
          </table:table-cell>
          <table:table-cell table:number-columns-repeated="3"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3" table:style-name="ce26"/>
          <table:covered-table-cell table:style-name="ce25"/>
          <table:covered-table-cell table:style-name="ce47"/>
          <table:table-cell table:style-name="ce54"/>
          <table:table-cell table:style-name="ce58" office:value-type="string" table:number-columns-spanned="6" table:number-rows-spanned="1">
            <text:p>-D</text:p>
          </table:table-cell>
          <table:covered-table-cell table:number-columns-repeated="3" table:style-name="ce26"/>
          <table:covered-table-cell table:style-name="ce25"/>
          <table:covered-table-cell table:style-name="ce47"/>
          <table:table-cell table:style-name="ce71"/>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31" office:value-type="float" office:value="0">
            <text:p>0</text:p>
          </table:table-cell>
          <table:table-cell table:style-name="ce31" office:value-type="string">
            <text:p>X</text:p>
          </table:table-cell>
          <table:table-cell table:number-columns-repeated="2"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4" table:style-name="Default"/>
          <table:covered-table-cell table:style-name="ce5"/>
          <table:table-cell table:style-name="ce54"/>
          <table:table-cell table:style-name="ce12" table:number-columns-spanned="6" table:number-rows-spanned="1"/>
          <table:covered-table-cell table:number-columns-repeated="4" table:style-name="Default"/>
          <table:covered-table-cell table:style-name="ce5"/>
          <table:table-cell table:style-name="ce71"/>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1" office:value-type="string" table:number-columns-spanned="6" table:number-rows-spanned="1">
            <text:p>R = µ C B -A</text:p>
          </table:table-cell>
          <table:covered-table-cell table:number-columns-repeated="5"/>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5"/>
          <table:table-cell table:style-name="ce74"/>
          <table:table-cell table:style-name="ce31" office:value-type="string">
            <text:p>X</text:p>
          </table:table-cell>
          <table:table-cell table:number-columns-repeated="2"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4" table:style-name="Default"/>
          <table:covered-table-cell table:style-name="ce5"/>
          <table:table-cell table:style-name="ce54"/>
          <table:table-cell table:style-name="ce12" table:number-columns-spanned="6" table:number-rows-spanned="1"/>
          <table:covered-table-cell table:number-columns-repeated="4" table:style-name="Default"/>
          <table:covered-table-cell table:style-name="ce5"/>
          <table:table-cell table:style-name="ce71"/>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4" table:style-name="ce27"/>
          <table:covered-table-cell table:style-name="ce48"/>
          <table:table-cell table:style-name="ce74"/>
          <table:table-cell table:number-columns-repeated="3" table:style-name="ce31" office:value-type="float" office:value="0">
            <text:p>0</text:p>
          </table:table-cell>
          <table:table-cell table:style-name="ce31" office:value-type="string">
            <text:p>X</text:p>
          </table:table-cell>
          <table:table-cell table:number-columns-repeated="955"/>
        </table:table-row>
        <table:table-row table:style-name="ro4">
          <table:table-cell table:style-name="ce12" table:number-columns-spanned="6" table:number-rows-spanned="1"/>
          <table:covered-table-cell table:number-columns-repeated="4" table:style-name="ce27"/>
          <table:covered-table-cell table:style-name="ce48"/>
          <table:table-cell table:style-name="ce54"/>
          <table:table-cell table:style-name="ce12" table:number-columns-spanned="6" table:number-rows-spanned="1"/>
          <table:covered-table-cell table:number-columns-repeated="4" table:style-name="ce27"/>
          <table:covered-table-cell table:style-name="ce48"/>
          <table:table-cell table:style-name="ce71"/>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34" office:value-type="string" table:number-columns-spanned="6" table:number-rows-spanned="1">
            <text:p>T = µ D -C -B -A</text:p>
          </table:table-cell>
          <table:covered-table-cell table:number-columns-repeated="4" table:style-name="ce27"/>
          <table:covered-table-cell table:style-name="ce48"/>
          <table:table-cell table:style-name="ce74"/>
          <table:table-cell table:style-name="ce31" office:value-type="float" office:value="0">
            <text:p>0</text:p>
          </table:table-cell>
          <table:table-cell table:number-columns-repeated="3" table:style-name="ce31" office:value-type="float" office:value="1">
            <text:p>1</text:p>
          </table:table-cell>
          <table:table-cell table:number-columns-repeated="955"/>
        </table:table-row>
        <table:table-row table:style-name="ro4">
          <table:table-cell table:style-name="ce13" table:number-columns-spanned="6" table:number-rows-spanned="1"/>
          <table:covered-table-cell table:number-columns-repeated="4" table:style-name="ce28"/>
          <table:covered-table-cell table:style-name="ce49"/>
          <table:table-cell table:style-name="ce55"/>
          <table:table-cell table:style-name="ce59" office:value-type="string" table:number-columns-spanned="6" table:number-rows-spanned="1">
            <text:p>T = µ -P -D</text:p>
          </table:table-cell>
          <table:covered-table-cell table:number-columns-repeated="4" table:style-name="ce28"/>
          <table:covered-table-cell table:style-name="ce49"/>
          <table:table-cell table:style-name="ce72"/>
          <table:table-cell table:style-name="ce61" table:number-columns-repeated="2"/>
          <table:table-cell table:style-name="ce89" office:value-type="string" table:number-columns-spanned="6" table:number-rows-spanned="1">
            <text:p>a = µ F G H I</text:p>
          </table:table-cell>
          <table:covered-table-cell table:number-columns-repeated="5" table:style-name="ce95"/>
          <table:table-cell table:style-name="ce109"/>
          <table:table-cell table:style-name="ce13" office:value-type="string" table:number-columns-spanned="6" table:number-rows-spanned="1">
            <text:p>b = µ F J K L M</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µ L M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O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K Q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I N Q</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L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4"/>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4" table:number-columns-spanned="6" table:number-rows-spanned="1">
            <text:p>+4</text:p>
          </table:table-cell>
          <table:covered-table-cell table:number-columns-repeated="5" table:style-name="ce64"/>
          <table:table-cell table:style-name="ce64" table:number-columns-repeated="2"/>
          <table:table-cell table:style-name="ce62" office:value-type="float" office:value="20" table:number-columns-spanned="6" table:number-rows-spanned="1">
            <text:p>+20</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11" table:number-columns-spanned="6" table:number-rows-spanned="1">
            <text:p>+11</text:p>
          </table:table-cell>
          <table:covered-table-cell table:number-columns-repeated="5" table:style-name="ce64"/>
          <table:table-cell table:style-name="ce64"/>
          <table:table-cell table:style-name="ce62" office:value-type="float" office:value="10" table:number-columns-spanned="6" table:number-rows-spanned="1">
            <text:p>+10</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132"/>
          <table:table-cell table:style-name="ce62" office:value-type="float" office:value="10" table:number-columns-spanned="6" table:number-rows-spanned="1">
            <text:p>+10</text:p>
          </table:table-cell>
          <table:covered-table-cell table:number-columns-repeated="5" table:style-name="ce64"/>
          <table:table-cell table:style-name="ce136" table:formula="of:=SUM([.I48:.BL48])" office:value-type="float" office:value="85" table:number-columns-spanned="2" table:number-rows-spanned="1">
            <text:p>85</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3"/>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4" table:number-columns-spanned="6" table:number-rows-spanned="1">
            <text:p>+4</text:p>
          </table:table-cell>
          <table:covered-table-cell table:number-columns-repeated="5" table:style-name="ce65"/>
          <table:table-cell table:style-name="ce65" table:number-columns-repeated="2"/>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3" table:number-columns-spanned="6" table:number-rows-spanned="1">
            <text:p>+3</text:p>
          </table:table-cell>
          <table:covered-table-cell table:number-columns-repeated="5" table:style-name="ce65"/>
          <table:table-cell table:style-name="ce137" table:formula="of:=SUM([.I49:.BL49])" office:value-type="float" office:value="26" table:number-columns-spanned="2" table:number-rows-spanned="1">
            <text:p>26</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4"/>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5"/>
          <table:table-cell table:number-columns-repeated="1009"/>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8"/>
          <table:table-cell table:style-name="Default" table:number-columns-repeated="17"/>
          <table:table-cell table:number-columns-repeated="988"/>
        </table:table-row>
        <table:table-row table:style-name="ro4" table:number-rows-repeated="2">
          <table:table-cell table:number-columns-repeated="19"/>
          <table:table-cell table:style-name="Default" table:number-columns-repeated="17"/>
          <table:table-cell table:number-columns-repeated="988"/>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0-F (lower c)"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4 bit to 7-segment, digits 0-F (lower c)</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74"/>
          <table:table-cell table:style-name="ce5"/>
          <table:table-cell table:style-name="ce81"/>
          <table:table-cell table:style-name="SegBG" table:formula="of:=HLOOKUP([.T15];[.$G$5:.$M$22];[.P14];0)" office:value-type="float" office:value="1">
            <text:p>1</text:p>
          </table:table-cell>
          <table:table-cell table:style-name="seg1"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float" office:value="1">
            <text:p>1</text:p>
          </table:table-cell>
          <table:table-cell table:style-name="seg1"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float" office:value="1">
            <text:p>1</text:p>
          </table:table-cell>
          <table:table-cell table:style-name="seg1"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float" office:value="0">
            <text:p>0</text:p>
          </table:table-cell>
          <table:table-cell table:style-name="seg0"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float" office:value="0">
            <text:p>0</text:p>
          </table:table-cell>
          <table:table-cell table:style-name="seg0"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float" office:value="0">
            <text:p>0</text:p>
          </table:table-cell>
          <table:table-cell table:style-name="seg0"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float" office:value="1">
            <text:p>1</text:p>
          </table:table-cell>
          <table:table-cell table:style-name="seg1"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float" office:value="1">
            <text:p>1</text:p>
          </table:table-cell>
          <table:table-cell table:style-name="seg1"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4"/>
          <table:table-cell table:style-name="ce5"/>
          <table:table-cell table:style-name="ce81" table:formula="of:=HLOOKUP([.R16];[.$G$5:.$M$22];[.P14];0)" office:value-type="float" office:value="1" table:number-columns-spanned="1" table:number-rows-spanned="2">
            <text:p>1</text:p>
          </table:table-cell>
          <table:table-cell table:style-name="seg1"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float" office:value="1" table:number-columns-spanned="1" table:number-rows-spanned="2">
            <text:p>1</text:p>
          </table:table-cell>
          <table:table-cell table:style-name="seg1"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float" office:value="1" table:number-columns-spanned="1" table:number-rows-spanned="2">
            <text:p>1</text:p>
          </table:table-cell>
          <table:table-cell table:style-name="seg1"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float" office:value="1" table:number-columns-spanned="1" table:number-rows-spanned="2">
            <text:p>1</text:p>
          </table:table-cell>
          <table:table-cell table:style-name="seg1"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float" office:value="1" table:number-columns-spanned="1" table:number-rows-spanned="2">
            <text:p>1</text:p>
          </table:table-cell>
          <table:table-cell table:style-name="seg1"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float" office:value="1" table:number-columns-spanned="1" table:number-rows-spanned="2">
            <text:p>1</text:p>
          </table:table-cell>
          <table:table-cell table:style-name="seg1"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float" office:value="1" table:number-columns-spanned="1" table:number-rows-spanned="2">
            <text:p>1</text:p>
          </table:table-cell>
          <table:table-cell table:style-name="seg1"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float" office:value="0" table:number-columns-spanned="1" table:number-rows-spanned="2">
            <text:p>0</text:p>
          </table:table-cell>
          <table:table-cell table:style-name="seg0"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float" office:value="0" table:number-columns-spanned="1" table:number-rows-spanned="2">
            <text:p>0</text:p>
          </table:table-cell>
          <table:table-cell table:style-name="seg0"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float" office:value="0" table:number-columns-spanned="1" table:number-rows-spanned="2">
            <text:p>0</text:p>
          </table:table-cell>
          <table:table-cell table:style-name="seg0"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float" office:value="0" table:number-columns-spanned="1" table:number-rows-spanned="2">
            <text:p>0</text:p>
          </table:table-cell>
          <table:table-cell table:style-name="seg0"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float" office:value="1" table:number-columns-spanned="1" table:number-rows-spanned="2">
            <text:p>1</text:p>
          </table:table-cell>
          <table:table-cell table:style-name="seg1"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float" office:value="1" table:number-columns-spanned="1" table:number-rows-spanned="2">
            <text:p>1</text:p>
          </table:table-cell>
          <table:table-cell table:style-name="seg1"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float" office:value="0" table:number-columns-spanned="1" table:number-rows-spanned="2">
            <text:p>0</text:p>
          </table:table-cell>
          <table:table-cell table:style-name="seg0"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float" office:value="1" table:number-columns-spanned="1" table:number-rows-spanned="2">
            <text:p>1</text:p>
          </table:table-cell>
          <table:table-cell table:style-name="seg1"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float" office:value="0" table:number-columns-spanned="1" table:number-rows-spanned="2">
            <text:p>0</text:p>
          </table:table-cell>
          <table:table-cell table:style-name="seg0"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number-columns-repeated="3" table:style-name="ce31" office:value-type="float" office:value="1">
            <text:p>1</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2" table:style-name="ce31" office:value-type="float" office:value="0">
            <text:p>0</text:p>
          </table:table-cell>
          <table:table-cell table:number-columns-repeated="5" table:style-name="ce31" office:value-type="float" office:value="1">
            <text:p>1</text:p>
          </table:table-cell>
          <table:table-cell table:style-name="ce74"/>
          <table:table-cell table:style-name="ce5"/>
          <table:table-cell table:style-name="ce81"/>
          <table:table-cell table:style-name="SegBG" table:formula="of:=HLOOKUP([.T18];[.$G$5:.$M$22];[.P14];0)" office:value-type="float" office:value="1">
            <text:p>1</text:p>
          </table:table-cell>
          <table:table-cell table:style-name="seg1"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float" office:value="1">
            <text:p>1</text:p>
          </table:table-cell>
          <table:table-cell table:style-name="seg1"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float" office:value="1">
            <text:p>1</text:p>
          </table:table-cell>
          <table:table-cell table:style-name="seg1"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float" office:value="1">
            <text:p>1</text:p>
          </table:table-cell>
          <table:table-cell table:style-name="seg1"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float" office:value="1">
            <text:p>1</text:p>
          </table:table-cell>
          <table:table-cell table:style-name="seg1"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float" office:value="1">
            <text:p>1</text:p>
          </table:table-cell>
          <table:table-cell table:style-name="seg1"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float" office:value="1">
            <text:p>1</text:p>
          </table:table-cell>
          <table:table-cell table:style-name="seg1"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float" office:value="1">
            <text:p>1</text:p>
          </table:table-cell>
          <table:table-cell table:style-name="seg1"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style-name="ce146" office:value-type="float" office:value="0">
            <text:p>0</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146" office:value-type="float" office:value="0">
            <text:p>0</text:p>
          </table:table-cell>
          <table:table-cell table:style-name="ce53" office:value-type="float" office:value="1">
            <text:p>1</text:p>
          </table:table-cell>
          <table:table-cell table:style-name="ce74"/>
          <table:table-cell table:style-name="ce5"/>
          <table:table-cell table:style-name="ce81" table:formula="of:=HLOOKUP([.R19];[.$G$5:.$M$22];[.P14];0)" office:value-type="float" office:value="1" table:number-columns-spanned="1" table:number-rows-spanned="2">
            <text:p>1</text:p>
          </table:table-cell>
          <table:table-cell table:style-name="seg1"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float" office:value="1" table:number-columns-spanned="1" table:number-rows-spanned="2">
            <text:p>1</text:p>
          </table:table-cell>
          <table:table-cell table:style-name="seg1"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float" office:value="0" table:number-columns-spanned="1" table:number-rows-spanned="2">
            <text:p>0</text:p>
          </table:table-cell>
          <table:table-cell table:style-name="seg0"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float" office:value="1" table:number-columns-spanned="1" table:number-rows-spanned="2">
            <text:p>1</text:p>
          </table:table-cell>
          <table:table-cell table:style-name="seg1"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float" office:value="1" table:number-columns-spanned="1" table:number-rows-spanned="2">
            <text:p>1</text:p>
          </table:table-cell>
          <table:table-cell table:style-name="seg1"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float" office:value="1" table:number-columns-spanned="1" table:number-rows-spanned="2">
            <text:p>1</text:p>
          </table:table-cell>
          <table:table-cell table:style-name="seg1"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float" office:value="1" table:number-columns-spanned="1" table:number-rows-spanned="2">
            <text:p>1</text:p>
          </table:table-cell>
          <table:table-cell table:style-name="seg1"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float" office:value="1" table:number-columns-spanned="1" table:number-rows-spanned="2">
            <text:p>1</text:p>
          </table:table-cell>
          <table:table-cell table:style-name="seg1"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float" office:value="1" table:number-columns-spanned="1" table:number-rows-spanned="2">
            <text:p>1</text:p>
          </table:table-cell>
          <table:table-cell table:style-name="seg1"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float" office:value="0" table:number-columns-spanned="1" table:number-rows-spanned="2">
            <text:p>0</text:p>
          </table:table-cell>
          <table:table-cell table:style-name="seg0"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float" office:value="1" table:number-columns-spanned="1" table:number-rows-spanned="2">
            <text:p>1</text:p>
          </table:table-cell>
          <table:table-cell table:style-name="seg1"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float" office:value="1" table:number-columns-spanned="1" table:number-rows-spanned="2">
            <text:p>1</text:p>
          </table:table-cell>
          <table:table-cell table:style-name="seg1"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float" office:value="1" table:number-columns-spanned="1" table:number-rows-spanned="2">
            <text:p>1</text:p>
          </table:table-cell>
          <table:table-cell table:style-name="seg1"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float" office:value="0" table:number-columns-spanned="1" table:number-rows-spanned="2">
            <text:p>0</text:p>
          </table:table-cell>
          <table:table-cell table:style-name="seg0"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float" office:value="1" table:number-columns-spanned="1" table:number-rows-spanned="2">
            <text:p>1</text:p>
          </table:table-cell>
          <table:table-cell table:style-name="seg1"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float" office:value="0" table:number-columns-spanned="1" table:number-rows-spanned="2">
            <text:p>0</text:p>
          </table:table-cell>
          <table:table-cell table:style-name="seg0"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4" table:style-name="ce31" office:value-type="float" office:value="1">
            <text:p>1</text:p>
          </table:table-cell>
          <table:table-cell table:style-name="ce74"/>
          <table:table-cell table:style-name="ce5"/>
          <table:table-cell table:style-name="ce81"/>
          <table:table-cell table:style-name="SegBG" table:formula="of:=HLOOKUP([.T21];[.$G$5:.$M$22];[.P14];0)" office:value-type="float" office:value="1">
            <text:p>1</text:p>
          </table:table-cell>
          <table:table-cell table:style-name="seg1"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float" office:value="1">
            <text:p>1</text:p>
          </table:table-cell>
          <table:table-cell table:style-name="seg1"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float" office:value="0">
            <text:p>0</text:p>
          </table:table-cell>
          <table:table-cell table:style-name="seg0"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float" office:value="1">
            <text:p>1</text:p>
          </table:table-cell>
          <table:table-cell table:style-name="seg1"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float" office:value="1">
            <text:p>1</text:p>
          </table:table-cell>
          <table:table-cell table:style-name="seg1"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float" office:value="1">
            <text:p>1</text:p>
          </table:table-cell>
          <table:table-cell table:style-name="seg1"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float" office:value="1">
            <text:p>1</text:p>
          </table:table-cell>
          <table:table-cell table:style-name="seg1"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float" office:value="0">
            <text:p>0</text:p>
          </table:table-cell>
          <table:table-cell table:style-name="seg0"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style-name="ce31" office:value-type="float" office:value="1">
            <text:p>1</text:p>
          </table:table-cell>
          <table:table-cell table:number-columns-repeated="3" table:style-name="ce31" office:value-type="float" office:value="0">
            <text:p>0</text:p>
          </table:table-cell>
          <table:table-cell table:number-columns-repeated="3" table:style-name="ce31" office:value-type="float" office:value="1">
            <text:p>1</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63"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63"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17" table:formula="of:=VLOOKUP([.X29]+[.Z27];[.$B$7:.$M$22];[.X25])" office:value-type="float" office:value="0">
            <text:p>0</text:p>
          </table:table-cell>
          <table:table-cell table:style-name="ce35" table:formula="of:=VLOOKUP([.X29]+[.AA27];[.$B$7:.$M$22];[.X25])" office:value-type="float" office:value="1">
            <text:p>1</text:p>
          </table:table-cell>
          <table:table-cell table:style-name="ce121"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66"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17" table:formula="of:=VLOOKUP([.AS29]+[.AU27];[.$B$7:.$M$22];[.AS25])" office:value-type="float" office:value="0">
            <text:p>0</text:p>
          </table:table-cell>
          <table:table-cell table:style-name="ce63"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63"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66"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146" table:formula="of:=VLOOKUP([.Q30]+[.R27];[.$B$7:.$M$22];[.Q25])" office:value-type="float" office:value="0">
            <text:p>0</text:p>
          </table:table-cell>
          <table:table-cell table:style-name="ce99" table:formula="of:=VLOOKUP([.Q30]+[.S27];[.$B$7:.$M$22];[.Q25])" office:value-type="float" office:value="0">
            <text:p>0</text:p>
          </table:table-cell>
          <table:table-cell table:style-name="ce35" table:formula="of:=VLOOKUP([.Q30]+[.T27];[.$B$7:.$M$22];[.Q25])" office:value-type="float" office:value="1">
            <text:p>1</text:p>
          </table:table-cell>
          <table:table-cell table:style-name="ce35" table:formula="of:=VLOOKUP([.Q30]+[.U27];[.$B$7:.$M$22];[.Q25])" office:value-type="float" office:value="1">
            <text:p>1</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16" table:formula="of:=VLOOKUP([.X30]+[.Y27];[.$B$7:.$M$22];[.X25])" office:value-type="float" office:value="0">
            <text:p>0</text:p>
          </table:table-cell>
          <table:table-cell table:style-name="ce35" table:formula="of:=VLOOKUP([.X30]+[.Z27];[.$B$7:.$M$22];[.X25])" office:value-type="float" office:value="1">
            <text:p>1</text:p>
          </table:table-cell>
          <table:table-cell table:style-name="ce118" table:formula="of:=VLOOKUP([.X30]+[.AA27];[.$B$7:.$M$22];[.X25])" office:value-type="float" office:value="0">
            <text:p>0</text:p>
          </table:table-cell>
          <table:table-cell table:style-name="ce116" table:formula="of:=VLOOKUP([.X30]+[.AB27];[.$B$7:.$M$22];[.X25])" office:value-type="float" office:value="0">
            <text:p>0</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116" table:formula="of:=VLOOKUP([.AE30]+[.AF27];[.$B$7:.$M$22];[.AE25])" office:value-type="float" office:value="0">
            <text:p>0</text:p>
          </table:table-cell>
          <table:table-cell table:style-name="ce35" table:formula="of:=VLOOKUP([.AE30]+[.AG27];[.$B$7:.$M$22];[.AE25])" office:value-type="float" office:value="1">
            <text:p>1</text:p>
          </table:table-cell>
          <table:table-cell table:style-name="ce118" table:formula="of:=VLOOKUP([.AE30]+[.AH27];[.$B$7:.$M$22];[.AE25])" office:value-type="float" office:value="0">
            <text:p>0</text:p>
          </table:table-cell>
          <table:table-cell table:style-name="ce116" table:formula="of:=VLOOKUP([.AE30]+[.AI27];[.$B$7:.$M$22];[.AE25])" office:value-type="float" office:value="0">
            <text:p>0</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float" office:value="1">
            <text:p>1</text:p>
          </table:table-cell>
          <table:table-cell table:style-name="ce35" table:formula="of:=VLOOKUP([.AL30]+[.AN27];[.$B$7:.$M$22];[.AL25])" office:value-type="float" office:value="1">
            <text:p>1</text:p>
          </table:table-cell>
          <table:table-cell table:style-name="ce118" table:formula="of:=VLOOKUP([.AL30]+[.AO27];[.$B$7:.$M$22];[.AL25])" office:value-type="float" office:value="0">
            <text:p>0</text:p>
          </table:table-cell>
          <table:table-cell table:style-name="ce35" table:formula="of:=VLOOKUP([.AL30]+[.AP27];[.$B$7:.$M$22];[.AL25])" office:value-type="float" office:value="1">
            <text:p>1</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35" table:formula="of:=VLOOKUP([.AS30]+[.AT27];[.$B$7:.$M$22];[.AS25])" office:value-type="float" office:value="1">
            <text:p>1</text:p>
          </table:table-cell>
          <table:table-cell table:style-name="ce35" table:formula="of:=VLOOKUP([.AS30]+[.AU27];[.$B$7:.$M$22];[.AS25])" office:value-type="float" office:value="1">
            <text:p>1</text:p>
          </table:table-cell>
          <table:table-cell table:style-name="ce35" table:formula="of:=VLOOKUP([.AS30]+[.AV27];[.$B$7:.$M$22];[.AS25])" office:value-type="float" office:value="1">
            <text:p>1</text:p>
          </table:table-cell>
          <table:table-cell table:style-name="ce35" table:formula="of:=VLOOKUP([.AS30]+[.AW27];[.$B$7:.$M$22];[.AS25])" office:value-type="float" office:value="1">
            <text:p>1</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46" table:formula="of:=VLOOKUP([.AZ30]+[.BA27];[.$B$7:.$M$22];[.AZ25])" office:value-type="float" office:value="0">
            <text:p>0</text:p>
          </table:table-cell>
          <table:table-cell table:style-name="ce99" table:formula="of:=VLOOKUP([.AZ30]+[.BB27];[.$B$7:.$M$22];[.AZ25])" office:value-type="float" office:value="0">
            <text:p>0</text:p>
          </table:table-cell>
          <table:table-cell table:style-name="ce35" table:formula="of:=VLOOKUP([.AZ30]+[.BC27];[.$B$7:.$M$22];[.AZ25])" office:value-type="float" office:value="1">
            <text:p>1</text:p>
          </table:table-cell>
          <table:table-cell table:style-name="ce35" table:formula="of:=VLOOKUP([.AZ30]+[.BD27];[.$B$7:.$M$22];[.AZ25])" office:value-type="float" office:value="1">
            <text:p>1</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53" table:formula="of:=VLOOKUP([.BG30]+[.BH27];[.$B$7:.$M$22];[.BG25])" office:value-type="float" office:value="1">
            <text:p>1</text:p>
          </table:table-cell>
          <table:table-cell table:style-name="ce35" table:formula="of:=VLOOKUP([.BG30]+[.BI27];[.$B$7:.$M$22];[.BG25])" office:value-type="float" office:value="1">
            <text:p>1</text:p>
          </table:table-cell>
          <table:table-cell table:style-name="ce35" table:formula="of:=VLOOKUP([.BG30]+[.BJ27];[.$B$7:.$M$22];[.BG25])" office:value-type="float" office:value="1">
            <text:p>1</text:p>
          </table:table-cell>
          <table:table-cell table:style-name="ce35" table:formula="of:=VLOOKUP([.BG30]+[.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float" office:value="1">
            <text:p>1</text:p>
          </table:table-cell>
          <table:table-cell table:style-name="ce35" table:formula="of:=VLOOKUP([.Q31]+[.S27];[.$B$7:.$M$22];[.Q25])" office:value-type="float" office:value="1">
            <text:p>1</text:p>
          </table:table-cell>
          <table:table-cell table:style-name="ce100" table:formula="of:=VLOOKUP([.Q31]+[.T27];[.$B$7:.$M$22];[.Q25])" office:value-type="float" office:value="0">
            <text:p>0</text:p>
          </table:table-cell>
          <table:table-cell table:style-name="ce35" table:formula="of:=VLOOKUP([.Q31]+[.U27];[.$B$7:.$M$22];[.Q25])" office:value-type="float" office:value="1">
            <text:p>1</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float" office:value="1">
            <text:p>1</text:p>
          </table:table-cell>
          <table:table-cell table:style-name="ce35" table:formula="of:=VLOOKUP([.X31]+[.Z27];[.$B$7:.$M$22];[.X25])" office:value-type="float" office:value="1">
            <text:p>1</text:p>
          </table:table-cell>
          <table:table-cell table:style-name="ce100" table:formula="of:=VLOOKUP([.X31]+[.AA27];[.$B$7:.$M$22];[.X25])" office:value-type="float" office:value="0">
            <text:p>0</text:p>
          </table:table-cell>
          <table:table-cell table:style-name="ce120" table:formula="of:=VLOOKUP([.X31]+[.AB27];[.$B$7:.$M$22];[.X25])" office:value-type="float" office:value="1">
            <text:p>1</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float" office:value="1">
            <text:p>1</text:p>
          </table:table-cell>
          <table:table-cell table:style-name="ce35" table:formula="of:=VLOOKUP([.AE31]+[.AG27];[.$B$7:.$M$22];[.AE25])" office:value-type="float" office:value="1">
            <text:p>1</text:p>
          </table:table-cell>
          <table:table-cell table:style-name="ce35" table:formula="of:=VLOOKUP([.AE31]+[.AH27];[.$B$7:.$M$22];[.AE25])" office:value-type="float" office:value="1">
            <text:p>1</text:p>
          </table:table-cell>
          <table:table-cell table:style-name="ce35" table:formula="of:=VLOOKUP([.AE31]+[.AI27];[.$B$7:.$M$22];[.AE25])" office:value-type="float" office:value="1">
            <text:p>1</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float" office:value="1">
            <text:p>1</text:p>
          </table:table-cell>
          <table:table-cell table:style-name="ce35" table:formula="of:=VLOOKUP([.AL31]+[.AN27];[.$B$7:.$M$22];[.AL25])" office:value-type="float" office:value="1">
            <text:p>1</text:p>
          </table:table-cell>
          <table:table-cell table:style-name="ce35" table:formula="of:=VLOOKUP([.AL31]+[.AO27];[.$B$7:.$M$22];[.AL25])" office:value-type="float" office:value="1">
            <text:p>1</text:p>
          </table:table-cell>
          <table:table-cell table:style-name="ce121" table:formula="of:=VLOOKUP([.AL31]+[.AP27];[.$B$7:.$M$22];[.AL25])" office:value-type="float" office:value="0">
            <text:p>0</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float" office:value="1">
            <text:p>1</text:p>
          </table:table-cell>
          <table:table-cell table:style-name="ce121" table:formula="of:=VLOOKUP([.AS31]+[.AU27];[.$B$7:.$M$22];[.AS25])" office:value-type="float" office:value="0">
            <text:p>0</text:p>
          </table:table-cell>
          <table:table-cell table:style-name="ce35" table:formula="of:=VLOOKUP([.AS31]+[.AV27];[.$B$7:.$M$22];[.AS25])" office:value-type="float" office:value="1">
            <text:p>1</text:p>
          </table:table-cell>
          <table:table-cell table:style-name="ce35" table:formula="of:=VLOOKUP([.AS31]+[.AW27];[.$B$7:.$M$22];[.AS25])" office:value-type="float" office:value="1">
            <text:p>1</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float" office:value="1">
            <text:p>1</text:p>
          </table:table-cell>
          <table:table-cell table:style-name="ce35" table:formula="of:=VLOOKUP([.AZ31]+[.BB27];[.$B$7:.$M$22];[.AZ25])" office:value-type="float" office:value="1">
            <text:p>1</text:p>
          </table:table-cell>
          <table:table-cell table:style-name="ce35" table:formula="of:=VLOOKUP([.AZ31]+[.BC27];[.$B$7:.$M$22];[.AZ25])" office:value-type="float" office:value="1">
            <text:p>1</text:p>
          </table:table-cell>
          <table:table-cell table:style-name="ce35" table:formula="of:=VLOOKUP([.AZ31]+[.BD27];[.$B$7:.$M$22];[.AZ25])" office:value-type="float" office:value="1">
            <text:p>1</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float" office:value="1">
            <text:p>1</text:p>
          </table:table-cell>
          <table:table-cell table:style-name="ce35" table:formula="of:=VLOOKUP([.BG31]+[.BI27];[.$B$7:.$M$22];[.BG25])" office:value-type="float" office:value="1">
            <text:p>1</text:p>
          </table:table-cell>
          <table:table-cell table:style-name="ce35" table:formula="of:=VLOOKUP([.BG31]+[.BJ27];[.$B$7:.$M$22];[.BG25])" office:value-type="float" office:value="1">
            <text:p>1</text:p>
          </table:table-cell>
          <table:table-cell table:style-name="ce35" table:formula="of:=VLOOKUP([.BG31]+[.BK27];[.$B$7:.$M$22];[.BG25])" office:value-type="float" office:value="1">
            <text:p>1</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85" office:value-type="string" table:number-columns-spanned="6" table:number-rows-spanned="1">
            <text:p>F = µ -D C -B -A</text:p>
          </table:table-cell>
          <table:covered-table-cell table:number-columns-repeated="4" table:style-name="ce24"/>
          <table:covered-table-cell table:style-name="ce46"/>
          <table:table-cell table:style-name="ce108"/>
          <table:table-cell table:style-name="ce85" office:value-type="string" table:number-columns-spanned="6" table:number-rows-spanned="1">
            <text:p>F = µ -D C -B -A</text:p>
          </table:table-cell>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88" office:value-type="string" table:number-columns-spanned="6" table:number-rows-spanned="1">
            <text:p>I = µ -D -C B</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8" office:value-type="string" table:number-columns-spanned="6" table:number-rows-spanned="1">
            <text:p>I = µ -D -C B</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A</text:p>
          </table:table-cell>
          <table:covered-table-cell table:number-columns-repeated="4" table:style-name="ce26"/>
          <table:covered-table-cell table:style-name="ce47"/>
          <table:table-cell table:style-name="ce108"/>
          <table:table-cell table:style-name="ce113" office:value-type="string" table:number-columns-spanned="6" table:number-rows-spanned="1">
            <text:p>L = µ -D -C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 -A</text:p>
          </table:table-cell>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 -A</text:p>
          </table:table-cell>
          <table:covered-table-cell table:number-columns-repeated="4" table:style-name="ce26"/>
          <table:covered-table-cell table:style-name="ce47"/>
          <table:table-cell table:style-name="ce108"/>
          <table:table-cell table:style-name="ce114" office:value-type="string" table:number-columns-spanned="6" table:number-rows-spanned="1">
            <text:p>M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O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34" office:value-type="string" table:number-columns-spanned="6" table:number-rows-spanned="1">
            <text:p>P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34" office:value-type="string" table:number-columns-spanned="6" table:number-rows-spanned="1">
            <text:p>P = µ D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1" office:value-type="string" table:number-columns-spanned="6" table:number-rows-spanned="1">
            <text:p>R = µ C B -A</text:p>
          </table:table-cell>
          <table:covered-table-cell table:number-columns-repeated="5"/>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5"/>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4" table:style-name="ce27"/>
          <table:covered-table-cell table:style-name="ce48"/>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F G H I</text:p>
          </table:table-cell>
          <table:covered-table-cell table:number-columns-repeated="5" table:style-name="ce95"/>
          <table:table-cell table:style-name="ce109"/>
          <table:table-cell table:style-name="ce13" office:value-type="string" table:number-columns-spanned="6" table:number-rows-spanned="1">
            <text:p>b = µ F J K L M</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µ L M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M O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K Q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I N Q</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13" table:number-columns-spanned="6" table:number-rows-spanned="1">
            <text:p>+13</text:p>
          </table:table-cell>
          <table:covered-table-cell table:number-columns-repeated="5" table:style-name="ce64"/>
          <table:table-cell table:style-name="ce64"/>
          <table:table-cell table:style-name="ce62" office:value-type="float" office:value="10" table:number-columns-spanned="6" table:number-rows-spanned="1">
            <text:p>+10</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132"/>
          <table:table-cell table:style-name="ce62" office:value-type="float" office:value="5" table:number-columns-spanned="6" table:number-rows-spanned="1">
            <text:p>+5</text:p>
          </table:table-cell>
          <table:covered-table-cell table:number-columns-repeated="5" table:style-name="ce64"/>
          <table:table-cell table:style-name="ce136" table:formula="of:=SUM([.I48:.BK48])" office:value-type="float" office:value="81" table:number-columns-spanned="2" table:number-rows-spanned="1">
            <text:p>81</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4" table:number-columns-spanned="6" table:number-rows-spanned="1">
            <text:p>+4</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25" table:number-columns-spanned="2" table:number-rows-spanned="1">
            <text:p>25</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9"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4 bit to 7-segment, digits 0-9</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74"/>
          <table:table-cell table:style-name="ce5"/>
          <table:table-cell table:style-name="ce81"/>
          <table:table-cell table:style-name="SegBG" table:formula="of:=HLOOKUP([.T15];[.$G$5:.$M$22];[.P14];0)" office:value-type="float" office:value="1">
            <text:p>1</text:p>
          </table:table-cell>
          <table:table-cell table:style-name="seg1"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float" office:value="1">
            <text:p>1</text:p>
          </table:table-cell>
          <table:table-cell table:style-name="seg1"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4"/>
          <table:table-cell table:style-name="ce5"/>
          <table:table-cell table:style-name="ce81" table:formula="of:=HLOOKUP([.R16];[.$G$5:.$M$22];[.P14];0)" office:value-type="float" office:value="1" table:number-columns-spanned="1" table:number-rows-spanned="2">
            <text:p>1</text:p>
          </table:table-cell>
          <table:table-cell table:style-name="seg1"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float" office:value="1" table:number-columns-spanned="1" table:number-rows-spanned="2">
            <text:p>1</text:p>
          </table:table-cell>
          <table:table-cell table:style-name="seg1"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float" office:value="1" table:number-columns-spanned="1" table:number-rows-spanned="2">
            <text:p>1</text:p>
          </table:table-cell>
          <table:table-cell table:style-name="seg1"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float" office:value="1" table:number-columns-spanned="1" table:number-rows-spanned="2">
            <text:p>1</text:p>
          </table:table-cell>
          <table:table-cell table:style-name="seg1"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float" office:value="1">
            <text:p>1</text:p>
          </table:table-cell>
          <table:table-cell table:style-name="seg1"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float" office:value="1">
            <text:p>1</text:p>
          </table:table-cell>
          <table:table-cell table:style-name="seg1"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float" office:value="1" table:number-columns-spanned="1" table:number-rows-spanned="2">
            <text:p>1</text:p>
          </table:table-cell>
          <table:table-cell table:style-name="seg1"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float" office:value="1" table:number-columns-spanned="1" table:number-rows-spanned="2">
            <text:p>1</text:p>
          </table:table-cell>
          <table:table-cell table:style-name="seg1"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float" office:value="0" table:number-columns-spanned="1" table:number-rows-spanned="2">
            <text:p>0</text:p>
          </table:table-cell>
          <table:table-cell table:style-name="seg0"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float" office:value="1" table:number-columns-spanned="1" table:number-rows-spanned="2">
            <text:p>1</text:p>
          </table:table-cell>
          <table:table-cell table:style-name="seg1"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float" office:value="1">
            <text:p>1</text:p>
          </table:table-cell>
          <table:table-cell table:style-name="seg1"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float" office:value="1">
            <text:p>1</text:p>
          </table:table-cell>
          <table:table-cell table:style-name="seg1"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35" table:formula="of:=VLOOKUP([.X29]+[.AA27];[.$B$7:.$M$22];[.X25])" office:value-type="float" office:value="1">
            <text:p>1</text:p>
          </table:table-cell>
          <table:table-cell table:style-name="ce149"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99"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99"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35" table:formula="of:=VLOOKUP([.X30]+[.AA27];[.$B$7:.$M$22];[.X25])" office:value-type="string" office:string-value="X">
            <text:p>X</text:p>
          </table:table-cell>
          <table:table-cell table:style-name="ce149"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99"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35"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99"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float" office:value="1">
            <text:p>1</text:p>
          </table:table-cell>
          <table:table-cell table:style-name="ce35" table:formula="of:=VLOOKUP([.Q31]+[.S27];[.$B$7:.$M$22];[.Q25])" office:value-type="float" office:value="1">
            <text:p>1</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float" office:value="1">
            <text:p>1</text:p>
          </table:table-cell>
          <table:table-cell table:style-name="ce35" table:formula="of:=VLOOKUP([.X31]+[.Z27];[.$B$7:.$M$22];[.X25])" office:value-type="float" office:value="1">
            <text:p>1</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float" office:value="1">
            <text:p>1</text:p>
          </table:table-cell>
          <table:table-cell table:style-name="ce35" table:formula="of:=VLOOKUP([.AE31]+[.AG27];[.$B$7:.$M$22];[.AE25])" office:value-type="float" office:value="1">
            <text:p>1</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float" office:value="1">
            <text:p>1</text:p>
          </table:table-cell>
          <table:table-cell table:style-name="ce35" table:formula="of:=VLOOKUP([.AL31]+[.AN27];[.$B$7:.$M$22];[.AL25])" office:value-type="float" office:value="1">
            <text:p>1</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float" office:value="1">
            <text:p>1</text:p>
          </table:table-cell>
          <table:table-cell table:style-name="ce121" table:formula="of:=VLOOKUP([.AS31]+[.AU27];[.$B$7:.$M$22];[.AS25])" office:value-type="float" office:value="0">
            <text:p>0</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float" office:value="1">
            <text:p>1</text:p>
          </table:table-cell>
          <table:table-cell table:style-name="ce35" table:formula="of:=VLOOKUP([.AZ31]+[.BB27];[.$B$7:.$M$22];[.AZ25])" office:value-type="float" office:value="1">
            <text:p>1</text:p>
          </table:table-cell>
          <table:table-cell table:style-name="ce121" table:formula="of:=VLOOKUP([.AZ31]+[.BC27];[.$B$7:.$M$22];[.AZ25])" office:value-type="string" office:string-value="X">
            <text:p>X</text:p>
          </table:table-cell>
          <table:table-cell table:style-name="ce129"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float" office:value="1">
            <text:p>1</text:p>
          </table:table-cell>
          <table:table-cell table:style-name="ce35" table:formula="of:=VLOOKUP([.BG31]+[.BI27];[.$B$7:.$M$22];[.BG25])" office:value-type="float" office:value="1">
            <text:p>1</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57" office:value-type="string" table:number-columns-spanned="6" table:number-rows-spanned="1">
            <text:p>K = µ -C B -A</text:p>
          </table:table-cell>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 (no -D)</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µ J K</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N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9" table:number-columns-spanned="6" table:number-rows-spanned="1">
            <text:p>+9</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6" table:number-columns-spanned="6" table:number-rows-spanned="1">
            <text:p>+6</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5" table:number-columns-spanned="6" table:number-rows-spanned="1">
            <text:p>+5</text:p>
          </table:table-cell>
          <table:covered-table-cell table:number-columns-repeated="5" table:style-name="ce64"/>
          <table:table-cell table:style-name="ce132"/>
          <table:table-cell table:style-name="ce62" office:value-type="float" office:value="5" table:number-columns-spanned="6" table:number-rows-spanned="1">
            <text:p>+5</text:p>
          </table:table-cell>
          <table:covered-table-cell table:number-columns-repeated="5" table:style-name="ce64"/>
          <table:table-cell table:style-name="ce136" table:formula="of:=SUM([.I48:.BK48])" office:value-type="float" office:value="42" table:number-columns-spanned="2" table:number-rows-spanned="1">
            <text:p>42</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8" table:number-columns-spanned="2" table:number-rows-spanned="1">
            <text:p>18</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7"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3 bit to 7-segment, digits 0-7</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35" table:formula="of:=VLOOKUP([.X29]+[.AA27];[.$B$7:.$M$22];[.X25])" office:value-type="float" office:value="1">
            <text:p>1</text:p>
          </table:table-cell>
          <table:table-cell table:style-name="ce149"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99"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99"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35" table:formula="of:=VLOOKUP([.X30]+[.AA27];[.$B$7:.$M$22];[.X25])" office:value-type="string" office:string-value="X">
            <text:p>X</text:p>
          </table:table-cell>
          <table:table-cell table:style-name="ce149"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99"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35"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99"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121"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98" table:formula="of:=VLOOKUP([.AZ31]+[.BB27];[.$B$7:.$M$22];[.AZ25])" office:value-type="string" office:string-value="X">
            <text:p>X</text:p>
          </table:table-cell>
          <table:table-cell table:style-name="ce121" table:formula="of:=VLOOKUP([.AZ31]+[.BC27];[.$B$7:.$M$22];[.AZ25])" office:value-type="string" office:string-value="X">
            <text:p>X</text:p>
          </table:table-cell>
          <table:table-cell table:style-name="ce129"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121" table:formula="of:=VLOOKUP([.BG31]+[.BH27];[.$B$7:.$M$22];[.BG25])" office:value-type="string" office:string-value="X">
            <text:p>X</text:p>
          </table:table-cell>
          <table:table-cell table:style-name="ce121" table:formula="of:=VLOOKUP([.BG31]+[.BI27];[.$B$7:.$M$22];[.BG25])" office:value-type="string" office:string-value="X">
            <text:p>X</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57" office:value-type="string" table:number-columns-spanned="6" table:number-rows-spanned="1">
            <text:p>K = µ -C B -A</text:p>
          </table:table-cell>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µ J K</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N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6" table:number-columns-spanned="6" table:number-rows-spanned="1">
            <text:p>+6</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5" table:number-columns-spanned="6" table:number-rows-spanned="1">
            <text:p>+5</text:p>
          </table:table-cell>
          <table:covered-table-cell table:number-columns-repeated="5" table:style-name="ce64"/>
          <table:table-cell table:style-name="ce132"/>
          <table:table-cell table:style-name="ce62" office:value-type="float" office:value="4" table:number-columns-spanned="6" table:number-rows-spanned="1">
            <text:p>+4</text:p>
          </table:table-cell>
          <table:covered-table-cell table:number-columns-repeated="5" table:style-name="ce64"/>
          <table:table-cell table:style-name="ce136" table:formula="of:=SUM([.I48:.BK48])" office:value-type="float" office:value="40" table:number-columns-spanned="2" table:number-rows-spanned="1">
            <text:p>40</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8" table:number-columns-spanned="2" table:number-rows-spanned="1">
            <text:p>18</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5"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3 bit to 7-segment, digits 0-5</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1"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string" office:string-value="X">
            <text:p>X</text:p>
          </table:table-cell>
          <table:table-cell table:style-name="ce97"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121" table:formula="of:=VLOOKUP([.X29]+[.AA27];[.$B$7:.$M$22];[.X25])" office:value-type="string" office:string-value="X">
            <text:p>X</text:p>
          </table:table-cell>
          <table:table-cell table:style-name="ce35"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string" office:string-value="X">
            <text:p>X</text:p>
          </table:table-cell>
          <table:table-cell table:style-name="ce129"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35" table:formula="of:=VLOOKUP([.AL29]+[.AO27];[.$B$7:.$M$22];[.AL25])" office:value-type="string" office:string-value="X">
            <text:p>X</text:p>
          </table:table-cell>
          <table:table-cell table:style-name="ce97"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string" office:string-value="X">
            <text:p>X</text:p>
          </table:table-cell>
          <table:table-cell table:style-name="ce97"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string" office:string-value="X">
            <text:p>X</text:p>
          </table:table-cell>
          <table:table-cell table:style-name="ce121"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35" table:formula="of:=VLOOKUP([.BG29]+[.BJ27];[.$B$7:.$M$22];[.BG25])" office:value-type="string" office:string-value="X">
            <text:p>X</text:p>
          </table:table-cell>
          <table:table-cell table:style-name="ce35"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97"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35"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129"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97"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97"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121"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35"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121"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98" table:formula="of:=VLOOKUP([.AZ31]+[.BB27];[.$B$7:.$M$22];[.AZ25])" office:value-type="string" office:string-value="X">
            <text:p>X</text:p>
          </table:table-cell>
          <table:table-cell table:style-name="ce121" table:formula="of:=VLOOKUP([.AZ31]+[.BC27];[.$B$7:.$M$22];[.AZ25])" office:value-type="string" office:string-value="X">
            <text:p>X</text:p>
          </table:table-cell>
          <table:table-cell table:style-name="ce121"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121" table:formula="of:=VLOOKUP([.BG31]+[.BH27];[.$B$7:.$M$22];[.BG25])" office:value-type="string" office:string-value="X">
            <text:p>X</text:p>
          </table:table-cell>
          <table:table-cell table:style-name="ce121" table:formula="of:=VLOOKUP([.BG31]+[.BI27];[.$B$7:.$M$22];[.BG25])" office:value-type="string" office:string-value="X">
            <text:p>X</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B</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J</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µ G H</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 = µ C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3" table:number-columns-spanned="6" table:number-rows-spanned="1">
            <text:p>+3</text:p>
          </table:table-cell>
          <table:covered-table-cell table:number-columns-repeated="5" table:style-name="ce64"/>
          <table:table-cell table:style-name="ce136" table:formula="of:=SUM([.I48:.BK48])" office:value-type="float" office:value="23" table:number-columns-spanned="2" table:number-rows-spanned="1">
            <text:p>23</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4" table:number-columns-spanned="2" table:number-rows-spanned="1">
            <text:p>14</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3"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0-3</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121" table:formula="of:=VLOOKUP([.X28]+[.Y27];[.$B$7:.$M$22];[.X25])" office:value-type="float" office:value="1">
            <text:p>1</text:p>
          </table:table-cell>
          <table:table-cell table:style-name="ce121" table:formula="of:=VLOOKUP([.X28]+[.Z27];[.$B$7:.$M$22];[.X25])" office:value-type="float" office:value="1">
            <text:p>1</text:p>
          </table:table-cell>
          <table:table-cell table:style-name="ce121" table:formula="of:=VLOOKUP([.X28]+[.AA27];[.$B$7:.$M$22];[.X25])" office:value-type="float" office:value="1">
            <text:p>1</text:p>
          </table:table-cell>
          <table:table-cell table:style-name="ce121"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121" table:formula="of:=VLOOKUP([.AS28]+[.AT27];[.$B$7:.$M$22];[.AS25])" office:value-type="float" office:value="1">
            <text:p>1</text:p>
          </table:table-cell>
          <table:table-cell table:style-name="ce35" table:formula="of:=VLOOKUP([.AS28]+[.AU27];[.$B$7:.$M$22];[.AS25])" office:value-type="float" office:value="0">
            <text:p>0</text:p>
          </table:table-cell>
          <table:table-cell table:style-name="ce35" table:formula="of:=VLOOKUP([.AS28]+[.AV27];[.$B$7:.$M$22];[.AS25])" office:value-type="float" office:value="0">
            <text:p>0</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121" table:formula="of:=VLOOKUP([.AZ28]+[.BA27];[.$B$7:.$M$22];[.AZ25])" office:value-type="float" office:value="1">
            <text:p>1</text:p>
          </table:table-cell>
          <table:table-cell table:style-name="ce35" table:formula="of:=VLOOKUP([.AZ28]+[.BB27];[.$B$7:.$M$22];[.AZ25])" office:value-type="float" office:value="0">
            <text:p>0</text:p>
          </table:table-cell>
          <table:table-cell table:style-name="ce35" table:formula="of:=VLOOKUP([.AZ28]+[.BC27];[.$B$7:.$M$22];[.AZ25])" office:value-type="float" office:value="0">
            <text:p>0</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float" office:value="1">
            <text:p>1</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35" table:formula="of:=VLOOKUP([.Q29]+[.R27];[.$B$7:.$M$22];[.Q25])" office:value-type="string" office:string-value="X">
            <text:p>X</text:p>
          </table:table-cell>
          <table:table-cell table:style-name="ce98" table:formula="of:=VLOOKUP([.Q29]+[.S27];[.$B$7:.$M$22];[.Q25])" office:value-type="string" office:string-value="X">
            <text:p>X</text:p>
          </table:table-cell>
          <table:table-cell table:style-name="ce35" table:formula="of:=VLOOKUP([.Q29]+[.T27];[.$B$7:.$M$22];[.Q25])" office:value-type="string" office:string-value="X">
            <text:p>X</text:p>
          </table:table-cell>
          <table:table-cell table:style-name="ce35"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121" table:formula="of:=VLOOKUP([.X29]+[.Y27];[.$B$7:.$M$22];[.X25])" office:value-type="string" office:string-value="X">
            <text:p>X</text:p>
          </table:table-cell>
          <table:table-cell table:style-name="ce121" table:formula="of:=VLOOKUP([.X29]+[.Z27];[.$B$7:.$M$22];[.X25])" office:value-type="string" office:string-value="X">
            <text:p>X</text:p>
          </table:table-cell>
          <table:table-cell table:style-name="ce121" table:formula="of:=VLOOKUP([.X29]+[.AA27];[.$B$7:.$M$22];[.X25])" office:value-type="string" office:string-value="X">
            <text:p>X</text:p>
          </table:table-cell>
          <table:table-cell table:style-name="ce121"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string" office:string-value="X">
            <text:p>X</text:p>
          </table:table-cell>
          <table:table-cell table:style-name="ce35" table:formula="of:=VLOOKUP([.AE29]+[.AG27];[.$B$7:.$M$22];[.AE25])" office:value-type="string" office:string-value="X">
            <text:p>X</text:p>
          </table:table-cell>
          <table:table-cell table:style-name="ce35" table:formula="of:=VLOOKUP([.AE29]+[.AH27];[.$B$7:.$M$22];[.AE25])" office:value-type="string" office:string-value="X">
            <text:p>X</text:p>
          </table:table-cell>
          <table:table-cell table:style-name="ce129"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35" table:formula="of:=VLOOKUP([.AL29]+[.AM27];[.$B$7:.$M$22];[.AL25])" office:value-type="string" office:string-value="X">
            <text:p>X</text:p>
          </table:table-cell>
          <table:table-cell table:style-name="ce98" table:formula="of:=VLOOKUP([.AL29]+[.AN27];[.$B$7:.$M$22];[.AL25])" office:value-type="string" office:string-value="X">
            <text:p>X</text:p>
          </table:table-cell>
          <table:table-cell table:style-name="ce35" table:formula="of:=VLOOKUP([.AL29]+[.AO27];[.$B$7:.$M$22];[.AL25])" office:value-type="string" office:string-value="X">
            <text:p>X</text:p>
          </table:table-cell>
          <table:table-cell table:style-name="ce35"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121"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35"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121"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35" table:formula="of:=VLOOKUP([.Q30]+[.R27];[.$B$7:.$M$22];[.Q25])" office:value-type="string" office:string-value="X">
            <text:p>X</text:p>
          </table:table-cell>
          <table:table-cell table:style-name="ce98"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21"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121"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129"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string" office:string-value="X">
            <text:p>X</text:p>
          </table:table-cell>
          <table:table-cell table:style-name="ce98"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121"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35"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21"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121" table:formula="of:=VLOOKUP([.X31]+[.Y27];[.$B$7:.$M$22];[.X25])" office:value-type="string" office:string-value="X">
            <text:p>X</text:p>
          </table:table-cell>
          <table:table-cell table:style-name="ce121" table:formula="of:=VLOOKUP([.X31]+[.Z27];[.$B$7:.$M$22];[.X25])" office:value-type="string" office:string-value="X">
            <text:p>X</text:p>
          </table:table-cell>
          <table:table-cell table:style-name="ce121" table:formula="of:=VLOOKUP([.X31]+[.AA27];[.$B$7:.$M$22];[.X25])" office:value-type="string" office:string-value="X">
            <text:p>X</text:p>
          </table:table-cell>
          <table:table-cell table:style-name="ce121"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121"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35"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121"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G</text:p>
          </table:table-cell>
          <table:covered-table-cell table:number-columns-repeated="5" table:style-name="ce95"/>
          <table:table-cell table:style-name="ce109"/>
          <table:table-cell table:style-name="ce13" office:value-type="string" table:number-columns-spanned="6" table:number-rows-spanned="1">
            <text:p>b = 1</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G</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R = µ B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10" table:number-columns-spanned="2" table:number-rows-spanned="1">
            <text:p>10</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7" table:number-columns-spanned="2" table:number-rows-spanned="1">
            <text:p>7</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2"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0-2</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string" office:string-value="X">
            <text:p>X</text:p>
          </table:table-cell>
          <table:table-cell table:style-name="segX"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string" office:string-value="X" table:number-columns-spanned="1" table:number-rows-spanned="2">
            <text:p>X</text:p>
          </table:table-cell>
          <table:table-cell table:style-name="segX"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string" office:string-value="X" table:number-columns-spanned="1" table:number-rows-spanned="2">
            <text:p>X</text:p>
          </table:table-cell>
          <table:table-cell table:style-name="segX"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string" office:string-value="X">
            <text:p>X</text:p>
          </table:table-cell>
          <table:table-cell table:style-name="segX"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string" office:string-value="X" table:number-columns-spanned="1" table:number-rows-spanned="2">
            <text:p>X</text:p>
          </table:table-cell>
          <table:table-cell table:style-name="segX"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string" office:string-value="X" table:number-columns-spanned="1" table:number-rows-spanned="2">
            <text:p>X</text:p>
          </table:table-cell>
          <table:table-cell table:style-name="segX"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7" table:style-name="ce31" office:value-type="string">
            <text:p>X</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string" office:string-value="X">
            <text:p>X</text:p>
          </table:table-cell>
          <table:table-cell table:style-name="segX"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121" table:formula="of:=VLOOKUP([.Q28]+[.R27];[.$B$7:.$M$22];[.Q25])" office:value-type="float" office:value="1">
            <text:p>1</text:p>
          </table:table-cell>
          <table:table-cell table:style-name="ce35" table:formula="of:=VLOOKUP([.Q28]+[.S27];[.$B$7:.$M$22];[.Q25])" office:value-type="float" office:value="0">
            <text:p>0</text:p>
          </table:table-cell>
          <table:table-cell table:style-name="ce35" table:formula="of:=VLOOKUP([.Q28]+[.T27];[.$B$7:.$M$22];[.Q25])" office:value-type="string" office:string-value="X">
            <text:p>X</text:p>
          </table:table-cell>
          <table:table-cell table:style-name="ce121"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121" table:formula="of:=VLOOKUP([.X28]+[.Y27];[.$B$7:.$M$22];[.X25])" office:value-type="float" office:value="1">
            <text:p>1</text:p>
          </table:table-cell>
          <table:table-cell table:style-name="ce121" table:formula="of:=VLOOKUP([.X28]+[.Z27];[.$B$7:.$M$22];[.X25])" office:value-type="float" office:value="1">
            <text:p>1</text:p>
          </table:table-cell>
          <table:table-cell table:style-name="ce121" table:formula="of:=VLOOKUP([.X28]+[.AA27];[.$B$7:.$M$22];[.X25])" office:value-type="string" office:string-value="X">
            <text:p>X</text:p>
          </table:table-cell>
          <table:table-cell table:style-name="ce121"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121" table:formula="of:=VLOOKUP([.AE28]+[.AF27];[.$B$7:.$M$22];[.AE25])" office:value-type="float" office:value="1">
            <text:p>1</text:p>
          </table:table-cell>
          <table:table-cell table:style-name="ce121" table:formula="of:=VLOOKUP([.AE28]+[.AG27];[.$B$7:.$M$22];[.AE25])" office:value-type="float" office:value="1">
            <text:p>1</text:p>
          </table:table-cell>
          <table:table-cell table:style-name="ce35" table:formula="of:=VLOOKUP([.AE28]+[.AH27];[.$B$7:.$M$22];[.AE25])" office:value-type="string" office:string-value="X">
            <text:p>X</text:p>
          </table:table-cell>
          <table:table-cell table:style-name="ce35"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121" table:formula="of:=VLOOKUP([.AL28]+[.AM27];[.$B$7:.$M$22];[.AL25])" office:value-type="float" office:value="1">
            <text:p>1</text:p>
          </table:table-cell>
          <table:table-cell table:style-name="ce35" table:formula="of:=VLOOKUP([.AL28]+[.AN27];[.$B$7:.$M$22];[.AL25])" office:value-type="float" office:value="0">
            <text:p>0</text:p>
          </table:table-cell>
          <table:table-cell table:style-name="ce35" table:formula="of:=VLOOKUP([.AL28]+[.AO27];[.$B$7:.$M$22];[.AL25])" office:value-type="string" office:string-value="X">
            <text:p>X</text:p>
          </table:table-cell>
          <table:table-cell table:style-name="ce121"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121" table:formula="of:=VLOOKUP([.AS28]+[.AT27];[.$B$7:.$M$22];[.AS25])" office:value-type="float" office:value="1">
            <text:p>1</text:p>
          </table:table-cell>
          <table:table-cell table:style-name="ce35" table:formula="of:=VLOOKUP([.AS28]+[.AU27];[.$B$7:.$M$22];[.AS25])" office:value-type="float" office:value="0">
            <text:p>0</text:p>
          </table:table-cell>
          <table:table-cell table:style-name="ce35" table:formula="of:=VLOOKUP([.AS28]+[.AV27];[.$B$7:.$M$22];[.AS25])" office:value-type="string" office:string-value="X">
            <text:p>X</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121" table:formula="of:=VLOOKUP([.AZ28]+[.BA27];[.$B$7:.$M$22];[.AZ25])" office:value-type="float" office:value="1">
            <text:p>1</text:p>
          </table:table-cell>
          <table:table-cell table:style-name="ce35" table:formula="of:=VLOOKUP([.AZ28]+[.BB27];[.$B$7:.$M$22];[.AZ25])" office:value-type="float" office:value="0">
            <text:p>0</text:p>
          </table:table-cell>
          <table:table-cell table:style-name="ce35" table:formula="of:=VLOOKUP([.AZ28]+[.BC27];[.$B$7:.$M$22];[.AZ25])" office:value-type="string" office:string-value="X">
            <text:p>X</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string" office:string-value="X">
            <text:p>X</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121" table:formula="of:=VLOOKUP([.Q29]+[.R27];[.$B$7:.$M$22];[.Q25])" office:value-type="string" office:string-value="X">
            <text:p>X</text:p>
          </table:table-cell>
          <table:table-cell table:style-name="ce35" table:formula="of:=VLOOKUP([.Q29]+[.S27];[.$B$7:.$M$22];[.Q25])" office:value-type="string" office:string-value="X">
            <text:p>X</text:p>
          </table:table-cell>
          <table:table-cell table:style-name="ce35" table:formula="of:=VLOOKUP([.Q29]+[.T27];[.$B$7:.$M$22];[.Q25])" office:value-type="string" office:string-value="X">
            <text:p>X</text:p>
          </table:table-cell>
          <table:table-cell table:style-name="ce121"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121" table:formula="of:=VLOOKUP([.X29]+[.Y27];[.$B$7:.$M$22];[.X25])" office:value-type="string" office:string-value="X">
            <text:p>X</text:p>
          </table:table-cell>
          <table:table-cell table:style-name="ce121" table:formula="of:=VLOOKUP([.X29]+[.Z27];[.$B$7:.$M$22];[.X25])" office:value-type="string" office:string-value="X">
            <text:p>X</text:p>
          </table:table-cell>
          <table:table-cell table:style-name="ce121" table:formula="of:=VLOOKUP([.X29]+[.AA27];[.$B$7:.$M$22];[.X25])" office:value-type="string" office:string-value="X">
            <text:p>X</text:p>
          </table:table-cell>
          <table:table-cell table:style-name="ce121"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121" table:formula="of:=VLOOKUP([.AE29]+[.AF27];[.$B$7:.$M$22];[.AE25])" office:value-type="string" office:string-value="X">
            <text:p>X</text:p>
          </table:table-cell>
          <table:table-cell table:style-name="ce121" table:formula="of:=VLOOKUP([.AE29]+[.AG27];[.$B$7:.$M$22];[.AE25])" office:value-type="string" office:string-value="X">
            <text:p>X</text:p>
          </table:table-cell>
          <table:table-cell table:style-name="ce35" table:formula="of:=VLOOKUP([.AE29]+[.AH27];[.$B$7:.$M$22];[.AE25])" office:value-type="string" office:string-value="X">
            <text:p>X</text:p>
          </table:table-cell>
          <table:table-cell table:style-name="ce35"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121" table:formula="of:=VLOOKUP([.AL29]+[.AM27];[.$B$7:.$M$22];[.AL25])" office:value-type="string" office:string-value="X">
            <text:p>X</text:p>
          </table:table-cell>
          <table:table-cell table:style-name="ce35" table:formula="of:=VLOOKUP([.AL29]+[.AN27];[.$B$7:.$M$22];[.AL25])" office:value-type="string" office:string-value="X">
            <text:p>X</text:p>
          </table:table-cell>
          <table:table-cell table:style-name="ce35" table:formula="of:=VLOOKUP([.AL29]+[.AO27];[.$B$7:.$M$22];[.AL25])" office:value-type="string" office:string-value="X">
            <text:p>X</text:p>
          </table:table-cell>
          <table:table-cell table:style-name="ce121"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121"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35"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121"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121"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121"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21"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121"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121" table:formula="of:=VLOOKUP([.AE30]+[.AF27];[.$B$7:.$M$22];[.AE25])" office:value-type="string" office:string-value="X">
            <text:p>X</text:p>
          </table:table-cell>
          <table:table-cell table:style-name="ce121"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121"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121"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121"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35"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21"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121" table:formula="of:=VLOOKUP([.Q31]+[.R27];[.$B$7:.$M$22];[.Q25])" office:value-type="string" office:string-value="X">
            <text:p>X</text:p>
          </table:table-cell>
          <table:table-cell table:style-name="ce35" table:formula="of:=VLOOKUP([.Q31]+[.S27];[.$B$7:.$M$22];[.Q25])" office:value-type="string" office:string-value="X">
            <text:p>X</text:p>
          </table:table-cell>
          <table:table-cell table:style-name="ce35" table:formula="of:=VLOOKUP([.Q31]+[.T27];[.$B$7:.$M$22];[.Q25])" office:value-type="string" office:string-value="X">
            <text:p>X</text:p>
          </table:table-cell>
          <table:table-cell table:style-name="ce121"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121" table:formula="of:=VLOOKUP([.X31]+[.Y27];[.$B$7:.$M$22];[.X25])" office:value-type="string" office:string-value="X">
            <text:p>X</text:p>
          </table:table-cell>
          <table:table-cell table:style-name="ce121" table:formula="of:=VLOOKUP([.X31]+[.Z27];[.$B$7:.$M$22];[.X25])" office:value-type="string" office:string-value="X">
            <text:p>X</text:p>
          </table:table-cell>
          <table:table-cell table:style-name="ce121" table:formula="of:=VLOOKUP([.X31]+[.AA27];[.$B$7:.$M$22];[.X25])" office:value-type="string" office:string-value="X">
            <text:p>X</text:p>
          </table:table-cell>
          <table:table-cell table:style-name="ce121"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121" table:formula="of:=VLOOKUP([.AE31]+[.AF27];[.$B$7:.$M$22];[.AE25])" office:value-type="string" office:string-value="X">
            <text:p>X</text:p>
          </table:table-cell>
          <table:table-cell table:style-name="ce121"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35"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121" table:formula="of:=VLOOKUP([.AL31]+[.AM27];[.$B$7:.$M$22];[.AL25])" office:value-type="string" office:string-value="X">
            <text:p>X</text:p>
          </table:table-cell>
          <table:table-cell table:style-name="ce35"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121"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121"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35"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121"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A</text:p>
          </table:table-cell>
          <table:covered-table-cell table:number-columns-repeated="5" table:style-name="ce95"/>
          <table:table-cell table:style-name="ce109"/>
          <table:table-cell table:style-name="ce13" office:value-type="string" table:number-columns-spanned="6" table:number-rows-spanned="1">
            <text:p>b = 1</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a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R = µ B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4" table:number-columns-spanned="2" table:number-rows-spanned="1">
            <text:p>4</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3" table:number-columns-spanned="2" table:number-rows-spanned="1">
            <text:p>3</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1-2 (0 off)"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1-2 (0 off)</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0">
            <text:p>0</text:p>
          </table:table-cell>
          <table:table-cell table:style-name="seg0"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string" office:string-value="X">
            <text:p>X</text:p>
          </table:table-cell>
          <table:table-cell table:style-name="segX"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0" table:number-columns-spanned="1" table:number-rows-spanned="2">
            <text:p>0</text:p>
          </table:table-cell>
          <table:table-cell table:style-name="seg0"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0" table:number-columns-spanned="1" table:number-rows-spanned="2">
            <text:p>0</text:p>
          </table:table-cell>
          <table:table-cell table:style-name="seg0"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string" office:string-value="X" table:number-columns-spanned="1" table:number-rows-spanned="2">
            <text:p>X</text:p>
          </table:table-cell>
          <table:table-cell table:style-name="segX"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string" office:string-value="X" table:number-columns-spanned="1" table:number-rows-spanned="2">
            <text:p>X</text:p>
          </table:table-cell>
          <table:table-cell table:style-name="segX"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7"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string" office:string-value="X">
            <text:p>X</text:p>
          </table:table-cell>
          <table:table-cell table:style-name="segX"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0" table:number-columns-spanned="1" table:number-rows-spanned="2">
            <text:p>0</text:p>
          </table:table-cell>
          <table:table-cell table:style-name="seg0"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0" table:number-columns-spanned="1" table:number-rows-spanned="2">
            <text:p>0</text:p>
          </table:table-cell>
          <table:table-cell table:style-name="seg0"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string" office:string-value="X" table:number-columns-spanned="1" table:number-rows-spanned="2">
            <text:p>X</text:p>
          </table:table-cell>
          <table:table-cell table:style-name="segX"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string" office:string-value="X" table:number-columns-spanned="1" table:number-rows-spanned="2">
            <text:p>X</text:p>
          </table:table-cell>
          <table:table-cell table:style-name="segX"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7" table:style-name="ce31" office:value-type="string">
            <text:p>X</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0">
            <text:p>0</text:p>
          </table:table-cell>
          <table:table-cell table:style-name="seg0"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string" office:string-value="X">
            <text:p>X</text:p>
          </table:table-cell>
          <table:table-cell table:style-name="segX"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0">
            <text:p>0</text:p>
          </table:table-cell>
          <table:table-cell table:style-name="ce35" table:formula="of:=VLOOKUP([.Q28]+[.S27];[.$B$7:.$M$22];[.Q25])" office:value-type="float" office:value="0">
            <text:p>0</text:p>
          </table:table-cell>
          <table:table-cell table:style-name="ce121" table:formula="of:=VLOOKUP([.Q28]+[.T27];[.$B$7:.$M$22];[.Q25])" office:value-type="string" office:string-value="X">
            <text:p>X</text:p>
          </table:table-cell>
          <table:table-cell table:style-name="ce121"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97" table:formula="of:=VLOOKUP([.X28]+[.Y27];[.$B$7:.$M$22];[.X25])" office:value-type="float" office:value="0">
            <text:p>0</text:p>
          </table:table-cell>
          <table:table-cell table:style-name="ce35" table:formula="of:=VLOOKUP([.X28]+[.Z27];[.$B$7:.$M$22];[.X25])" office:value-type="float" office:value="1">
            <text:p>1</text:p>
          </table:table-cell>
          <table:table-cell table:style-name="ce35" table:formula="of:=VLOOKUP([.X28]+[.AA27];[.$B$7:.$M$22];[.X25])" office:value-type="string" office:string-value="X">
            <text:p>X</text:p>
          </table:table-cell>
          <table:table-cell table:style-name="ce35"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0">
            <text:p>0</text:p>
          </table:table-cell>
          <table:table-cell table:style-name="ce121" table:formula="of:=VLOOKUP([.AE28]+[.AG27];[.$B$7:.$M$22];[.AE25])" office:value-type="float" office:value="1">
            <text:p>1</text:p>
          </table:table-cell>
          <table:table-cell table:style-name="ce121" table:formula="of:=VLOOKUP([.AE28]+[.AH27];[.$B$7:.$M$22];[.AE25])" office:value-type="string" office:string-value="X">
            <text:p>X</text:p>
          </table:table-cell>
          <table:table-cell table:style-name="ce35"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0">
            <text:p>0</text:p>
          </table:table-cell>
          <table:table-cell table:style-name="ce35" table:formula="of:=VLOOKUP([.AL28]+[.AN27];[.$B$7:.$M$22];[.AL25])" office:value-type="float" office:value="0">
            <text:p>0</text:p>
          </table:table-cell>
          <table:table-cell table:style-name="ce121" table:formula="of:=VLOOKUP([.AL28]+[.AO27];[.$B$7:.$M$22];[.AL25])" office:value-type="string" office:string-value="X">
            <text:p>X</text:p>
          </table:table-cell>
          <table:table-cell table:style-name="ce121"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0">
            <text:p>0</text:p>
          </table:table-cell>
          <table:table-cell table:style-name="ce35" table:formula="of:=VLOOKUP([.AS28]+[.AU27];[.$B$7:.$M$22];[.AS25])" office:value-type="float" office:value="0">
            <text:p>0</text:p>
          </table:table-cell>
          <table:table-cell table:style-name="ce121" table:formula="of:=VLOOKUP([.AS28]+[.AV27];[.$B$7:.$M$22];[.AS25])" office:value-type="string" office:string-value="X">
            <text:p>X</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0">
            <text:p>0</text:p>
          </table:table-cell>
          <table:table-cell table:style-name="ce35" table:formula="of:=VLOOKUP([.AZ28]+[.BB27];[.$B$7:.$M$22];[.AZ25])" office:value-type="float" office:value="0">
            <text:p>0</text:p>
          </table:table-cell>
          <table:table-cell table:style-name="ce35" table:formula="of:=VLOOKUP([.AZ28]+[.BC27];[.$B$7:.$M$22];[.AZ25])" office:value-type="string" office:string-value="X">
            <text:p>X</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string" office:string-value="X">
            <text:p>X</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35" table:formula="of:=VLOOKUP([.Q29]+[.R27];[.$B$7:.$M$22];[.Q25])" office:value-type="string" office:string-value="X">
            <text:p>X</text:p>
          </table:table-cell>
          <table:table-cell table:style-name="ce35" table:formula="of:=VLOOKUP([.Q29]+[.S27];[.$B$7:.$M$22];[.Q25])" office:value-type="string" office:string-value="X">
            <text:p>X</text:p>
          </table:table-cell>
          <table:table-cell table:style-name="ce121" table:formula="of:=VLOOKUP([.Q29]+[.T27];[.$B$7:.$M$22];[.Q25])" office:value-type="string" office:string-value="X">
            <text:p>X</text:p>
          </table:table-cell>
          <table:table-cell table:style-name="ce121"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97" table:formula="of:=VLOOKUP([.X29]+[.Y27];[.$B$7:.$M$22];[.X25])" office:value-type="string" office:string-value="X">
            <text:p>X</text:p>
          </table:table-cell>
          <table:table-cell table:style-name="ce35" table:formula="of:=VLOOKUP([.X29]+[.Z27];[.$B$7:.$M$22];[.X25])" office:value-type="string" office:string-value="X">
            <text:p>X</text:p>
          </table:table-cell>
          <table:table-cell table:style-name="ce35" table:formula="of:=VLOOKUP([.X29]+[.AA27];[.$B$7:.$M$22];[.X25])" office:value-type="string" office:string-value="X">
            <text:p>X</text:p>
          </table:table-cell>
          <table:table-cell table:style-name="ce35"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string" office:string-value="X">
            <text:p>X</text:p>
          </table:table-cell>
          <table:table-cell table:style-name="ce121" table:formula="of:=VLOOKUP([.AE29]+[.AG27];[.$B$7:.$M$22];[.AE25])" office:value-type="string" office:string-value="X">
            <text:p>X</text:p>
          </table:table-cell>
          <table:table-cell table:style-name="ce121" table:formula="of:=VLOOKUP([.AE29]+[.AH27];[.$B$7:.$M$22];[.AE25])" office:value-type="string" office:string-value="X">
            <text:p>X</text:p>
          </table:table-cell>
          <table:table-cell table:style-name="ce35"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35" table:formula="of:=VLOOKUP([.AL29]+[.AM27];[.$B$7:.$M$22];[.AL25])" office:value-type="string" office:string-value="X">
            <text:p>X</text:p>
          </table:table-cell>
          <table:table-cell table:style-name="ce35" table:formula="of:=VLOOKUP([.AL29]+[.AN27];[.$B$7:.$M$22];[.AL25])" office:value-type="string" office:string-value="X">
            <text:p>X</text:p>
          </table:table-cell>
          <table:table-cell table:style-name="ce121" table:formula="of:=VLOOKUP([.AL29]+[.AO27];[.$B$7:.$M$22];[.AL25])" office:value-type="string" office:string-value="X">
            <text:p>X</text:p>
          </table:table-cell>
          <table:table-cell table:style-name="ce121"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35"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121"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35" table:formula="of:=VLOOKUP([.Q30]+[.R27];[.$B$7:.$M$22];[.Q25])" office:value-type="string" office:string-value="X">
            <text:p>X</text:p>
          </table:table-cell>
          <table:table-cell table:style-name="ce35" table:formula="of:=VLOOKUP([.Q30]+[.S27];[.$B$7:.$M$22];[.Q25])" office:value-type="string" office:string-value="X">
            <text:p>X</text:p>
          </table:table-cell>
          <table:table-cell table:style-name="ce121" table:formula="of:=VLOOKUP([.Q30]+[.T27];[.$B$7:.$M$22];[.Q25])" office:value-type="string" office:string-value="X">
            <text:p>X</text:p>
          </table:table-cell>
          <table:table-cell table:style-name="ce121"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97" table:formula="of:=VLOOKUP([.X30]+[.Y27];[.$B$7:.$M$22];[.X25])" office:value-type="string" office:string-value="X">
            <text:p>X</text:p>
          </table:table-cell>
          <table:table-cell table:style-name="ce35" table:formula="of:=VLOOKUP([.X30]+[.Z27];[.$B$7:.$M$22];[.X25])" office:value-type="string" office:string-value="X">
            <text:p>X</text:p>
          </table:table-cell>
          <table:table-cell table:style-name="ce35" table:formula="of:=VLOOKUP([.X30]+[.AA27];[.$B$7:.$M$22];[.X25])" office:value-type="string" office:string-value="X">
            <text:p>X</text:p>
          </table:table-cell>
          <table:table-cell table:style-name="ce35"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121" table:formula="of:=VLOOKUP([.AE30]+[.AG27];[.$B$7:.$M$22];[.AE25])" office:value-type="string" office:string-value="X">
            <text:p>X</text:p>
          </table:table-cell>
          <table:table-cell table:style-name="ce121"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121" table:formula="of:=VLOOKUP([.AL30]+[.AO27];[.$B$7:.$M$22];[.AL25])" office:value-type="string" office:string-value="X">
            <text:p>X</text:p>
          </table:table-cell>
          <table:table-cell table:style-name="ce121"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35"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35" table:formula="of:=VLOOKUP([.Q31]+[.S27];[.$B$7:.$M$22];[.Q25])" office:value-type="string" office:string-value="X">
            <text:p>X</text:p>
          </table:table-cell>
          <table:table-cell table:style-name="ce121" table:formula="of:=VLOOKUP([.Q31]+[.T27];[.$B$7:.$M$22];[.Q25])" office:value-type="string" office:string-value="X">
            <text:p>X</text:p>
          </table:table-cell>
          <table:table-cell table:style-name="ce121"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97"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35"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121" table:formula="of:=VLOOKUP([.AE31]+[.AG27];[.$B$7:.$M$22];[.AE25])" office:value-type="string" office:string-value="X">
            <text:p>X</text:p>
          </table:table-cell>
          <table:table-cell table:style-name="ce121" table:formula="of:=VLOOKUP([.AE31]+[.AH27];[.$B$7:.$M$22];[.AE25])" office:value-type="string" office:string-value="X">
            <text:p>X</text:p>
          </table:table-cell>
          <table:table-cell table:style-name="ce35"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35" table:formula="of:=VLOOKUP([.AL31]+[.AN27];[.$B$7:.$M$22];[.AL25])" office:value-type="string" office:string-value="X">
            <text:p>X</text:p>
          </table:table-cell>
          <table:table-cell table:style-name="ce121" table:formula="of:=VLOOKUP([.AL31]+[.AO27];[.$B$7:.$M$22];[.AL25])" office:value-type="string" office:string-value="X">
            <text:p>X</text:p>
          </table:table-cell>
          <table:table-cell table:style-name="ce121"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ce77"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ce77" office:value-type="string">
            <text:p>G</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B A</text:p>
          </table:table-cell>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ce77"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ce77"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ce77"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ce77"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ce77"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ce77"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ce77"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ce77"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ce77"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ce77"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ce77"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ce77"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 (none used)</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B</text:p>
          </table:table-cell>
          <table:covered-table-cell table:number-columns-repeated="5" table:style-name="ce95"/>
          <table:table-cell table:style-name="ce109"/>
          <table:table-cell table:style-name="ce13" office:value-type="string" table:number-columns-spanned="6" table:number-rows-spanned="1">
            <text:p>b = -H</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a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0</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a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3" table:number-columns-spanned="2" table:number-rows-spanned="1">
            <text:p>3</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2" table:number-columns-spanned="2" table:number-rows-spanned="1">
            <text:p>2</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tests" table:style-name="ta1" table:print="false">
        <office:forms form:automatic-focus="false" form:apply-design-mode="false">
          <form:form form:name="Formular" form:apply-filter="true" form:command-type="table" form:control-implementation="ooo:com.sun.star.form.component.Form" office:target-frame="" xlink:href="" xlink:type="simple">
            <form:checkbox form:name="hideSkipped" form:control-implementation="ooo:com.sun.star.form.component.CheckBox" xml:id="control1" form:id="control1" form:label="hideSkipped" form:linked-cell="tests.A60" form:current-state="unknown"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form>
        </office:forms>
        <table:table-column table:style-name="co7" table:default-cell-style-name="ce151"/>
        <table:table-column table:style-name="co8" table:default-cell-style-name="Default"/>
        <table:table-column table:style-name="co9" table:number-columns-repeated="3" table:default-cell-style-name="ce159"/>
        <table:table-column table:style-name="co10" table:default-cell-style-name="ce159"/>
        <table:table-column table:style-name="co11" table:default-cell-style-name="Default"/>
        <table:table-column table:style-name="co12" table:default-cell-style-name="Default"/>
        <table:table-column table:style-name="co13" table:default-cell-style-name="Default"/>
        <table:table-column table:style-name="co5" table:default-cell-style-name="Default"/>
        <table:table-row table:style-name="ro6">
          <table:table-cell table:style-name="ce150" office:value-type="string" table:number-columns-spanned="1" table:number-rows-spanned="2">
            <text:p>skip?</text:p>
          </table:table-cell>
          <table:table-cell table:style-name="ce155" office:value-type="string" table:number-columns-spanned="4" table:number-rows-spanned="1">
            <text:p>expression</text:p>
          </table:table-cell>
          <table:covered-table-cell table:number-columns-repeated="3" table:style-name="ce155"/>
          <table:table-cell table:style-name="ce155"/>
          <table:table-cell table:style-name="ce155" office:value-type="string">
            <text:p>expected</text:p>
          </table:table-cell>
          <table:table-cell table:style-name="ce155" office:value-type="string">
            <text:p>actual</text:p>
          </table:table-cell>
          <table:table-cell table:style-name="ce155" office:value-type="string">
            <text:p>result</text:p>
          </table:table-cell>
          <table:table-cell/>
        </table:table-row>
        <table:table-row table:style-name="ro6">
          <table:covered-table-cell/>
          <table:table-cell table:style-name="ce155"/>
          <table:table-cell table:style-name="ce155" office:value-type="string">
            <text:p>arg0</text:p>
          </table:table-cell>
          <table:table-cell table:style-name="ce155" office:value-type="string">
            <text:p>arg1</text:p>
          </table:table-cell>
          <table:table-cell table:style-name="ce155" office:value-type="string">
            <text:p>arg2</text:p>
          </table:table-cell>
          <table:table-cell table:style-name="ce155" office:value-type="string">
            <text:p># args</text:p>
          </table:table-cell>
          <table:table-cell table:style-name="ce155" table:number-columns-repeated="3"/>
          <table:table-cell/>
        </table:table-row>
        <table:table-row table:style-name="ro6">
          <table:table-cell/>
          <table:table-cell table:style-name="ce156" table:number-columns-repeated="8"/>
          <table:table-cell/>
        </table:table-row>
        <table:table-row table:style-name="ro6">
          <table:table-cell office:value-type="float" office:value="1">
            <text:p>1</text:p>
          </table:table-cell>
          <table:table-cell table:formula="of:=MID(FORMULA([.H4]);2;LEN(FORMULA([.H4]))-1)" office:value-type="string" office:string-value="TOSTRING(C4)">
            <text:p>TOSTRING(C4)</text:p>
          </table:table-cell>
          <table:table-cell/>
          <table:table-cell table:number-columns-repeated="3"/>
          <table:table-cell office:value-type="string">
            <text:p>????????</text:p>
          </table:table-cell>
          <table:table-cell table:formula="of:=TOSTRING([.C4])" office:value-type="string" office:string-value="0">
            <text:p>0</text:p>
          </table:table-cell>
          <table:table-cell table:style-name="ce166" table:formula="of:=IF([.A4];-1;IF([.G4]&lt;&gt;[.H4];0;1))" office:value-type="float" office:value="-1">
            <text:p>SKIP (-1)</text:p>
          </table:table-cell>
          <table:table-cell table:style-name="ce167"/>
        </table:table-row>
        <table:table-row table:style-name="ro6">
          <table:table-cell/>
          <table:table-cell table:style-name="ce157" table:number-columns-repeated="5"/>
          <table:table-cell table:number-columns-repeated="2"/>
          <table:table-cell table:style-name="ce166" table:formula="of:=IF([.A5];-1;IF([.G5]&lt;&gt;[.H5];0;1))" office:value-type="float" office:value="1">
            <text:p>PASS (1)</text:p>
          </table:table-cell>
          <table:table-cell table:style-name="ce167"/>
        </table:table-row>
        <table:table-row table:style-name="ro6">
          <table:table-cell/>
          <table:table-cell table:formula="of:=MID(FORMULA([.H6]);2;LEN(FORMULA([.H6]))-1)" office:value-type="string" office:string-value="NOR(0)">
            <text:p>NOR(0)</text:p>
          </table:table-cell>
          <table:table-cell office:value-type="float" office:value="0">
            <text:p>0</text:p>
          </table:table-cell>
          <table:table-cell table:number-columns-repeated="2"/>
          <table:table-cell table:formula="of:=IF(ISBLANK([.C6]);0;IF(ISBLANK([.D6]);1;IF(ISBLANK([.E2]);2;3)))" office:value-type="float" office:value="1">
            <text:p>1</text:p>
          </table:table-cell>
          <table:table-cell office:value-type="float" office:value="1">
            <text:p>1</text:p>
          </table:table-cell>
          <table:table-cell table:formula="of:=NOR(0)" office:value-type="float" office:value="1">
            <text:p>1</text:p>
          </table:table-cell>
          <table:table-cell table:style-name="ce166" table:formula="of:=IF([.A6];-1;IF([.G6]&lt;&gt;[.H6];0;1))" office:value-type="float" office:value="1">
            <text:p>PASS (1)</text:p>
          </table:table-cell>
          <table:table-cell/>
        </table:table-row>
        <table:table-row table:style-name="ro6">
          <table:table-cell/>
          <table:table-cell table:formula="of:=MID(FORMULA([.H7]);2;LEN(FORMULA([.H7]))-1)" office:value-type="string" office:string-value="NOR(1)">
            <text:p>NOR(1)</text:p>
          </table:table-cell>
          <table:table-cell table:number-columns-repeated="3"/>
          <table:table-cell table:formula="of:=IF(ISBLANK([.C7]);0;IF(ISBLANK([.D7]);1;IF(ISBLANK([.E6]);2;3)))" office:value-type="float" office:value="0">
            <text:p>0</text:p>
          </table:table-cell>
          <table:table-cell office:value-type="float" office:value="0">
            <text:p>0</text:p>
          </table:table-cell>
          <table:table-cell table:formula="of:=NOR(1)" office:value-type="float" office:value="0">
            <text:p>0</text:p>
          </table:table-cell>
          <table:table-cell table:style-name="ce166" table:formula="of:=IF([.A7];-1;IF([.G7]&lt;&gt;[.H7];0;1))" office:value-type="float" office:value="1">
            <text:p>PASS (1)</text:p>
          </table:table-cell>
          <table:table-cell/>
        </table:table-row>
        <table:table-row table:style-name="ro6">
          <table:table-cell/>
          <table:table-cell/>
          <table:table-cell table:number-columns-repeated="3"/>
          <table:table-cell table:formula="of:=IF(ISBLANK([.C8]);0;IF(ISBLANK([.D8]);1;IF(ISBLANK([.E7]);2;3)))" office:value-type="float" office:value="0">
            <text:p>0</text:p>
          </table:table-cell>
          <table:table-cell table:number-columns-repeated="2"/>
          <table:table-cell table:style-name="ce166" table:formula="of:=IF([.A8];-1;IF([.G8]&lt;&gt;[.H8];0;1))" office:value-type="float" office:value="1">
            <text:p>PASS (1)</text:p>
          </table:table-cell>
          <table:table-cell/>
        </table:table-row>
        <table:table-row table:style-name="ro6">
          <table:table-cell/>
          <table:table-cell table:formula="of:=MID(FORMULA([.H9]);2;LEN(FORMULA([.H9]))-1)" office:value-type="string" office:string-value="NOR(0;0)">
            <text:p>NOR(0;0)</text:p>
          </table:table-cell>
          <table:table-cell table:number-columns-repeated="3"/>
          <table:table-cell table:formula="of:=IF(ISBLANK([.C9]);0;IF(ISBLANK([.D9]);1;IF(ISBLANK([.E8]);2;3)))" office:value-type="float" office:value="0">
            <text:p>0</text:p>
          </table:table-cell>
          <table:table-cell office:value-type="float" office:value="1">
            <text:p>1</text:p>
          </table:table-cell>
          <table:table-cell table:formula="of:=NOR(0;0)" office:value-type="float" office:value="1">
            <text:p>1</text:p>
          </table:table-cell>
          <table:table-cell table:style-name="ce166" table:formula="of:=IF([.A9];-1;IF([.G9]&lt;&gt;[.H9];0;1))" office:value-type="float" office:value="1">
            <text:p>PASS (1)</text:p>
          </table:table-cell>
          <table:table-cell/>
        </table:table-row>
        <table:table-row table:style-name="ro6">
          <table:table-cell/>
          <table:table-cell table:formula="of:=MID(FORMULA([.H10]);2;LEN(FORMULA([.H10]))-1)" office:value-type="string" office:string-value="NOR(0;1)">
            <text:p>NOR(0;1)</text:p>
          </table:table-cell>
          <table:table-cell table:number-columns-repeated="3"/>
          <table:table-cell table:formula="of:=IF(ISBLANK([.C10]);0;IF(ISBLANK([.D10]);1;IF(ISBLANK([.E9]);2;3)))" office:value-type="float" office:value="0">
            <text:p>0</text:p>
          </table:table-cell>
          <table:table-cell office:value-type="float" office:value="0">
            <text:p>0</text:p>
          </table:table-cell>
          <table:table-cell table:formula="of:=NOR(0;1)" office:value-type="float" office:value="0">
            <text:p>0</text:p>
          </table:table-cell>
          <table:table-cell table:style-name="ce166" table:formula="of:=IF([.A10];-1;IF([.G10]&lt;&gt;[.H10];0;1))" office:value-type="float" office:value="1">
            <text:p>PASS (1)</text:p>
          </table:table-cell>
          <table:table-cell/>
        </table:table-row>
        <table:table-row table:style-name="ro6">
          <table:table-cell/>
          <table:table-cell table:formula="of:=MID(FORMULA([.H11]);2;LEN(FORMULA([.H11]))-1)" office:value-type="string" office:string-value="NOR(1;0)">
            <text:p>NOR(1;0)</text:p>
          </table:table-cell>
          <table:table-cell table:number-columns-repeated="3"/>
          <table:table-cell table:formula="of:=IF(ISBLANK([.C11]);0;IF(ISBLANK([.D11]);1;IF(ISBLANK([.E10]);2;3)))" office:value-type="float" office:value="0">
            <text:p>0</text:p>
          </table:table-cell>
          <table:table-cell office:value-type="float" office:value="0">
            <text:p>0</text:p>
          </table:table-cell>
          <table:table-cell table:formula="of:=NOR(1;0)" office:value-type="float" office:value="0">
            <text:p>0</text:p>
          </table:table-cell>
          <table:table-cell table:style-name="ce166" table:formula="of:=IF([.A11];-1;IF([.G11]&lt;&gt;[.H11];0;1))" office:value-type="float" office:value="1">
            <text:p>PASS (1)</text:p>
          </table:table-cell>
          <table:table-cell/>
        </table:table-row>
        <table:table-row table:style-name="ro6">
          <table:table-cell/>
          <table:table-cell table:formula="of:=MID(FORMULA([.H12]);2;LEN(FORMULA([.H12]))-1)" office:value-type="string" office:string-value="NOR(1;1)">
            <text:p>NOR(1;1)</text:p>
          </table:table-cell>
          <table:table-cell table:number-columns-repeated="3"/>
          <table:table-cell table:formula="of:=IF(ISBLANK([.C12]);0;IF(ISBLANK([.D12]);1;IF(ISBLANK([.E11]);2;3)))" office:value-type="float" office:value="0">
            <text:p>0</text:p>
          </table:table-cell>
          <table:table-cell office:value-type="float" office:value="0">
            <text:p>0</text:p>
          </table:table-cell>
          <table:table-cell table:formula="of:=NOR(1;1)" office:value-type="float" office:value="0">
            <text:p>0</text:p>
          </table:table-cell>
          <table:table-cell table:style-name="ce166" table:formula="of:=IF([.A12];-1;IF([.G12]&lt;&gt;[.H12];0;1))" office:value-type="float" office:value="1">
            <text:p>PASS (1)</text:p>
          </table:table-cell>
          <table:table-cell/>
        </table:table-row>
        <table:table-row table:style-name="ro6">
          <table:table-cell/>
          <table:table-cell/>
          <table:table-cell table:number-columns-repeated="3"/>
          <table:table-cell table:formula="of:=IF(ISBLANK([.C13]);0;IF(ISBLANK([.D13]);1;IF(ISBLANK([.E12]);2;3)))" office:value-type="float" office:value="0">
            <text:p>0</text:p>
          </table:table-cell>
          <table:table-cell table:number-columns-repeated="2"/>
          <table:table-cell table:style-name="ce166" table:formula="of:=IF([.A13];-1;IF([.G13]&lt;&gt;[.H13];0;1))" office:value-type="float" office:value="1">
            <text:p>PASS (1)</text:p>
          </table:table-cell>
          <table:table-cell/>
        </table:table-row>
        <table:table-row table:style-name="ro6">
          <table:table-cell/>
          <table:table-cell table:formula="of:=MID(FORMULA([.H14]);2;LEN(FORMULA([.H14]))-1)" office:value-type="string" office:string-value="NOR(0;0;0)">
            <text:p>NOR(0;0;0)</text:p>
          </table:table-cell>
          <table:table-cell table:number-columns-repeated="3"/>
          <table:table-cell table:formula="of:=IF(ISBLANK([.C14]);0;IF(ISBLANK([.D14]);1;IF(ISBLANK([.E13]);2;3)))" office:value-type="float" office:value="0">
            <text:p>0</text:p>
          </table:table-cell>
          <table:table-cell office:value-type="float" office:value="1">
            <text:p>1</text:p>
          </table:table-cell>
          <table:table-cell table:formula="of:=NOR(0;0;0)" office:value-type="float" office:value="1">
            <text:p>1</text:p>
          </table:table-cell>
          <table:table-cell table:style-name="ce166" table:formula="of:=IF([.A14];-1;IF([.G14]&lt;&gt;[.H14];0;1))" office:value-type="float" office:value="1">
            <text:p>PASS (1)</text:p>
          </table:table-cell>
          <table:table-cell/>
        </table:table-row>
        <table:table-row table:style-name="ro6">
          <table:table-cell/>
          <table:table-cell table:formula="of:=MID(FORMULA([.H15]);2;LEN(FORMULA([.H15]))-1)" office:value-type="string" office:string-value="NOR(0;0;1)">
            <text:p>NOR(0;0;1)</text:p>
          </table:table-cell>
          <table:table-cell table:number-columns-repeated="3"/>
          <table:table-cell table:formula="of:=IF(ISBLANK([.C15]);0;IF(ISBLANK([.D15]);1;IF(ISBLANK([.E14]);2;3)))" office:value-type="float" office:value="0">
            <text:p>0</text:p>
          </table:table-cell>
          <table:table-cell office:value-type="float" office:value="0">
            <text:p>0</text:p>
          </table:table-cell>
          <table:table-cell table:formula="of:=NOR(0;0;1)" office:value-type="float" office:value="0">
            <text:p>0</text:p>
          </table:table-cell>
          <table:table-cell table:style-name="ce166" table:formula="of:=IF([.A15];-1;IF([.G15]&lt;&gt;[.H15];0;1))" office:value-type="float" office:value="1">
            <text:p>PASS (1)</text:p>
          </table:table-cell>
          <table:table-cell/>
        </table:table-row>
        <table:table-row table:style-name="ro6">
          <table:table-cell/>
          <table:table-cell table:formula="of:=MID(FORMULA([.H16]);2;LEN(FORMULA([.H16]))-1)" office:value-type="string" office:string-value="NOR(0;1;0)">
            <text:p>NOR(0;1;0)</text:p>
          </table:table-cell>
          <table:table-cell table:number-columns-repeated="3"/>
          <table:table-cell table:formula="of:=IF(ISBLANK([.C16]);0;IF(ISBLANK([.D16]);1;IF(ISBLANK([.E15]);2;3)))" office:value-type="float" office:value="0">
            <text:p>0</text:p>
          </table:table-cell>
          <table:table-cell office:value-type="float" office:value="0">
            <text:p>0</text:p>
          </table:table-cell>
          <table:table-cell table:formula="of:=NOR(0;1;0)" office:value-type="float" office:value="0">
            <text:p>0</text:p>
          </table:table-cell>
          <table:table-cell table:style-name="ce166" table:formula="of:=IF([.A16];-1;IF([.G16]&lt;&gt;[.H16];0;1))" office:value-type="float" office:value="1">
            <text:p>PASS (1)</text:p>
          </table:table-cell>
          <table:table-cell/>
        </table:table-row>
        <table:table-row table:style-name="ro6">
          <table:table-cell/>
          <table:table-cell table:formula="of:=MID(FORMULA([.H17]);2;LEN(FORMULA([.H17]))-1)" office:value-type="string" office:string-value="NOR(0;1;1)">
            <text:p>NOR(0;1;1)</text:p>
          </table:table-cell>
          <table:table-cell table:number-columns-repeated="3"/>
          <table:table-cell table:formula="of:=IF(ISBLANK([.C17]);0;IF(ISBLANK([.D17]);1;IF(ISBLANK([.E16]);2;3)))" office:value-type="float" office:value="0">
            <text:p>0</text:p>
          </table:table-cell>
          <table:table-cell office:value-type="float" office:value="0">
            <text:p>0</text:p>
          </table:table-cell>
          <table:table-cell table:formula="of:=NOR(0;1;1)" office:value-type="float" office:value="0">
            <text:p>0</text:p>
          </table:table-cell>
          <table:table-cell table:style-name="ce166" table:formula="of:=IF([.A17];-1;IF([.G17]&lt;&gt;[.H17];0;1))" office:value-type="float" office:value="1">
            <text:p>PASS (1)</text:p>
          </table:table-cell>
          <table:table-cell/>
        </table:table-row>
        <table:table-row table:style-name="ro6">
          <table:table-cell/>
          <table:table-cell table:formula="of:=MID(FORMULA([.H18]);2;LEN(FORMULA([.H18]))-1)" office:value-type="string" office:string-value="NOR(1;0;0)">
            <text:p>NOR(1;0;0)</text:p>
          </table:table-cell>
          <table:table-cell table:number-columns-repeated="3"/>
          <table:table-cell table:formula="of:=IF(ISBLANK([.C18]);0;IF(ISBLANK([.D18]);1;IF(ISBLANK([.E17]);2;3)))" office:value-type="float" office:value="0">
            <text:p>0</text:p>
          </table:table-cell>
          <table:table-cell office:value-type="float" office:value="0">
            <text:p>0</text:p>
          </table:table-cell>
          <table:table-cell table:formula="of:=NOR(1;0;0)" office:value-type="float" office:value="0">
            <text:p>0</text:p>
          </table:table-cell>
          <table:table-cell table:style-name="ce166" table:formula="of:=IF([.A18];-1;IF([.G18]&lt;&gt;[.H18];0;1))" office:value-type="float" office:value="1">
            <text:p>PASS (1)</text:p>
          </table:table-cell>
          <table:table-cell/>
        </table:table-row>
        <table:table-row table:style-name="ro6">
          <table:table-cell/>
          <table:table-cell table:formula="of:=MID(FORMULA([.H19]);2;LEN(FORMULA([.H19]))-1)" office:value-type="string" office:string-value="NOR(1;0;1)">
            <text:p>NOR(1;0;1)</text:p>
          </table:table-cell>
          <table:table-cell table:number-columns-repeated="3"/>
          <table:table-cell table:formula="of:=IF(ISBLANK([.C19]);0;IF(ISBLANK([.D19]);1;IF(ISBLANK([.E18]);2;3)))" office:value-type="float" office:value="0">
            <text:p>0</text:p>
          </table:table-cell>
          <table:table-cell office:value-type="float" office:value="0">
            <text:p>0</text:p>
          </table:table-cell>
          <table:table-cell table:formula="of:=NOR(1;0;1)" office:value-type="float" office:value="0">
            <text:p>0</text:p>
          </table:table-cell>
          <table:table-cell table:style-name="ce166" table:formula="of:=IF([.A19];-1;IF([.G19]&lt;&gt;[.H19];0;1))" office:value-type="float" office:value="1">
            <text:p>PASS (1)</text:p>
          </table:table-cell>
          <table:table-cell/>
        </table:table-row>
        <table:table-row table:style-name="ro6">
          <table:table-cell/>
          <table:table-cell table:formula="of:=MID(FORMULA([.H20]);2;LEN(FORMULA([.H20]))-1)" office:value-type="string" office:string-value="NOR(1;1;0)">
            <text:p>NOR(1;1;0)</text:p>
          </table:table-cell>
          <table:table-cell table:number-columns-repeated="3"/>
          <table:table-cell table:formula="of:=IF(ISBLANK([.C20]);0;IF(ISBLANK([.D20]);1;IF(ISBLANK([.E19]);2;3)))" office:value-type="float" office:value="0">
            <text:p>0</text:p>
          </table:table-cell>
          <table:table-cell office:value-type="float" office:value="0">
            <text:p>0</text:p>
          </table:table-cell>
          <table:table-cell table:formula="of:=NOR(1;1;0)" office:value-type="float" office:value="0">
            <text:p>0</text:p>
          </table:table-cell>
          <table:table-cell table:style-name="ce166" table:formula="of:=IF([.A20];-1;IF([.G20]&lt;&gt;[.H20];0;1))" office:value-type="float" office:value="1">
            <text:p>PASS (1)</text:p>
          </table:table-cell>
          <table:table-cell/>
        </table:table-row>
        <table:table-row table:style-name="ro6">
          <table:table-cell/>
          <table:table-cell table:formula="of:=MID(FORMULA([.H21]);2;LEN(FORMULA([.H21]))-1)" office:value-type="string" office:string-value="NOR(1;1;1)">
            <text:p>NOR(1;1;1)</text:p>
          </table:table-cell>
          <table:table-cell table:number-columns-repeated="3"/>
          <table:table-cell table:formula="of:=IF(ISBLANK([.C21]);0;IF(ISBLANK([.D21]);1;IF(ISBLANK([.E20]);2;3)))" office:value-type="float" office:value="0">
            <text:p>0</text:p>
          </table:table-cell>
          <table:table-cell office:value-type="float" office:value="0">
            <text:p>0</text:p>
          </table:table-cell>
          <table:table-cell table:formula="of:=NOR(1;1;1)" office:value-type="float" office:value="0">
            <text:p>0</text:p>
          </table:table-cell>
          <table:table-cell table:style-name="ce166" table:formula="of:=IF([.A21];-1;IF([.G21]&lt;&gt;[.H21];0;1))" office:value-type="float" office:value="1">
            <text:p>PASS (1)</text:p>
          </table:table-cell>
          <table:table-cell/>
        </table:table-row>
        <table:table-row table:style-name="ro6">
          <table:table-cell/>
          <table:table-cell/>
          <table:table-cell table:number-columns-repeated="2"/>
          <table:table-cell/>
          <table:table-cell table:formula="of:=IF(ISBLANK([.C22]);0;IF(ISBLANK([.D22]);1;IF(ISBLANK([.E21]);2;3)))" office:value-type="float" office:value="0">
            <text:p>0</text:p>
          </table:table-cell>
          <table:table-cell table:number-columns-repeated="2"/>
          <table:table-cell table:style-name="ce166" table:formula="of:=IF([.A22];-1;IF([.G22]&lt;&gt;[.H22];0;1))" office:value-type="float" office:value="1">
            <text:p>PASS (1)</text:p>
          </table:table-cell>
          <table:table-cell/>
        </table:table-row>
        <table:table-row table:style-name="ro6">
          <table:table-cell/>
          <table:table-cell table:formula="of:=MID(FORMULA([.H23]);2;LEN(FORMULA([.H23]))-1)" office:value-type="string" office:string-value="GETDIM(C23:C23)">
            <text:p>GETDIM(C23:C23)</text:p>
          </table:table-cell>
          <table:table-cell office:value-type="string">
            <text:p>a</text:p>
          </table:table-cell>
          <table:table-cell office:value-type="string">
            <text:p>b</text:p>
          </table:table-cell>
          <table:table-cell office:value-type="string">
            <text:p>c</text:p>
          </table:table-cell>
          <table:table-cell table:formula="of:=IF(ISBLANK([.C23]);0;IF(ISBLANK([.D23]);1;IF(ISBLANK([.E23]);2;3)))" office:value-type="float" office:value="3">
            <text:p>3</text:p>
          </table:table-cell>
          <table:table-cell office:value-type="float" office:value="2">
            <text:p>2</text:p>
          </table:table-cell>
          <table:table-cell table:formula="of:=GETDIM([.C23:.C23])" office:value-type="float" office:value="2">
            <text:p>2</text:p>
          </table:table-cell>
          <table:table-cell table:style-name="ce166" table:formula="of:=IF([.A23];-1;IF([.G23]&lt;&gt;[.H23];0;1))" office:value-type="float" office:value="1">
            <text:p>PASS (1)</text:p>
          </table:table-cell>
          <table:table-cell/>
        </table:table-row>
        <table:table-row table:style-name="ro6">
          <table:table-cell/>
          <table:table-cell table:formula="of:=MID(FORMULA([.H24]);2;LEN(FORMULA([.H24]))-1)" office:value-type="string" office:string-value="GETDIM(C24:E24)">
            <text:p>GETDIM(C24:E24)</text:p>
          </table:table-cell>
          <table:table-cell office:value-type="string">
            <text:p>a</text:p>
          </table:table-cell>
          <table:table-cell office:value-type="string">
            <text:p>b</text:p>
          </table:table-cell>
          <table:table-cell office:value-type="string">
            <text:p>c</text:p>
          </table:table-cell>
          <table:table-cell table:formula="of:=IF(ISBLANK([.C24]);0;IF(ISBLANK([.D24]);1;IF(ISBLANK([.E23]);2;3)))" office:value-type="float" office:value="3">
            <text:p>3</text:p>
          </table:table-cell>
          <table:table-cell office:value-type="float" office:value="2">
            <text:p>2</text:p>
          </table:table-cell>
          <table:table-cell table:formula="of:=GETDIM([.C24:.E24])" office:value-type="float" office:value="2">
            <text:p>2</text:p>
          </table:table-cell>
          <table:table-cell table:style-name="ce166" table:formula="of:=IF([.A24];-1;IF([.G24]&lt;&gt;[.H24];0;1))" office:value-type="float" office:value="1">
            <text:p>PASS (1)</text:p>
          </table:table-cell>
          <table:table-cell/>
        </table:table-row>
        <table:table-row table:style-name="ro6">
          <table:table-cell/>
          <table:table-cell table:formula="of:=MID(FORMULA([.H25]);2;LEN(FORMULA([.H25]))-1)" office:value-type="string" office:string-value="GETDIM(C25:C26)">
            <text:p>GETDIM(C25:C26)</text:p>
          </table:table-cell>
          <table:table-cell office:value-type="string">
            <text:p>a</text:p>
          </table:table-cell>
          <table:table-cell office:value-type="string">
            <text:p>b</text:p>
          </table:table-cell>
          <table:table-cell office:value-type="string">
            <text:p>c</text:p>
          </table:table-cell>
          <table:table-cell table:formula="of:=IF(ISBLANK([.C25]);0;IF(ISBLANK([.D25]);1;IF(ISBLANK([.E24]);2;3)))" office:value-type="float" office:value="3">
            <text:p>3</text:p>
          </table:table-cell>
          <table:table-cell office:value-type="float" office:value="2">
            <text:p>2</text:p>
          </table:table-cell>
          <table:table-cell table:formula="of:=GETDIM([.C25:.C26])" office:value-type="float" office:value="2">
            <text:p>2</text:p>
          </table:table-cell>
          <table:table-cell table:style-name="ce166" table:formula="of:=IF([.A25];-1;IF([.G25]&lt;&gt;[.H25];0;1))" office:value-type="float" office:value="1">
            <text:p>PASS (1)</text:p>
          </table:table-cell>
          <table:table-cell/>
        </table:table-row>
        <table:table-row table:style-name="ro6">
          <table:table-cell/>
          <table:table-cell table:formula="of:=MID(FORMULA([.H26]);2;LEN(FORMULA([.H26]))-1)" office:value-type="string" office:string-value="GETDIM(C26:E27)">
            <text:p>GETDIM(C26:E27)</text:p>
          </table:table-cell>
          <table:table-cell office:value-type="string">
            <text:p>a</text:p>
          </table:table-cell>
          <table:table-cell office:value-type="string">
            <text:p>b</text:p>
          </table:table-cell>
          <table:table-cell office:value-type="string">
            <text:p>c</text:p>
          </table:table-cell>
          <table:table-cell table:formula="of:=IF(ISBLANK([.C26]);0;IF(ISBLANK([.D26]);1;IF(ISBLANK([.E25]);2;3)))" office:value-type="float" office:value="3">
            <text:p>3</text:p>
          </table:table-cell>
          <table:table-cell office:value-type="float" office:value="2">
            <text:p>2</text:p>
          </table:table-cell>
          <table:table-cell table:formula="of:=GETDIM([.C26:.E27])" office:value-type="float" office:value="2">
            <text:p>2</text:p>
          </table:table-cell>
          <table:table-cell table:style-name="ce166" table:formula="of:=IF([.A26];-1;IF([.G26]&lt;&gt;[.H26];0;1))" office:value-type="float" office:value="1">
            <text:p>PASS (1)</text:p>
          </table:table-cell>
          <table:table-cell/>
        </table:table-row>
        <table:table-row table:style-name="ro6">
          <table:table-cell table:number-columns-repeated="2"/>
          <table:table-cell office:value-type="string">
            <text:p>a</text:p>
          </table:table-cell>
          <table:table-cell office:value-type="string">
            <text:p>b</text:p>
          </table:table-cell>
          <table:table-cell office:value-type="string">
            <text:p>c</text:p>
          </table:table-cell>
          <table:table-cell table:number-columns-repeated="3"/>
          <table:table-cell table:style-name="ce166"/>
          <table:table-cell/>
        </table:table-row>
        <table:table-row table:style-name="ro6">
          <table:table-cell table:number-columns-repeated="5"/>
          <table:table-cell table:formula="of:=IF(ISBLANK([.C28]);0;IF(ISBLANK([.D28]);1;IF(ISBLANK(e#ref!);2;3)))" office:value-type="string" office:string-value="Err:508">
            <text:p>Err:508</text:p>
          </table:table-cell>
          <table:table-cell table:number-columns-repeated="2"/>
          <table:table-cell table:style-name="ce166"/>
          <table:table-cell/>
        </table:table-row>
        <table:table-row table:style-name="ro6" table:number-rows-repeated="17">
          <table:table-cell table:number-columns-repeated="8"/>
          <table:table-cell table:style-name="ce166"/>
          <table:table-cell/>
        </table:table-row>
        <table:table-row table:style-name="ro6">
          <table:table-cell office:value-type="string">
            <text:p>&gt;&gt;&gt;&gt;</text:p>
          </table:table-cell>
          <table:table-cell table:formula="of:=TEST_PARSER(&quot;primitives&quot;)" office:value-type="string" office:string-value="test_Parser(primitives): 4,6 2412">
            <text:p>test_Parser(primitives): 4,6 2412</text:p>
          </table:table-cell>
          <table:table-cell table:formula="of:=TESTSTAT(&quot;name&quot;; [.B46])" office:value-type="string" office:string-value="test_Parser(primitives):">
            <text:p>test_Parser(primitives):</text:p>
          </table:table-cell>
          <table:table-cell table:style-name="ce160" table:formula="of:=TESTSTAT(&quot;time&quot;; [.B46])" office:value-type="float" office:value="4.6">
            <text:p>4,6 sec</text:p>
          </table:table-cell>
          <table:table-cell table:style-name="ce162" table:formula="of:=TESTSTAT(&quot;count&quot;; [.B46])" office:value-type="float" office:value="2412">
            <text:p>2412</text:p>
          </table:table-cell>
          <table:table-cell table:style-name="ce164" table:formula="of:=[.E46]/[.D46]" office:value-type="float" office:value="524.347826086957">
            <text:p>524,3 a/sec</text:p>
          </table:table-cell>
          <table:table-cell table:number-columns-repeated="2"/>
          <table:table-cell table:style-name="ce166"/>
          <table:table-cell/>
        </table:table-row>
        <table:table-row table:style-name="ro6">
          <table:table-cell/>
          <table:table-cell table:formula="of:=TEST_PARSER(&quot;multiplicity&quot;)" office:value-type="string" office:string-value="test_Parser(multiplicity): 3,2 1546">
            <text:p>test_Parser(multiplicity): 3,2 1546</text:p>
          </table:table-cell>
          <table:table-cell table:formula="of:=TESTSTAT(&quot;name&quot;; [.B47])" office:value-type="string" office:string-value="test_Parser(multiplicity):">
            <text:p>test_Parser(multiplicity):</text:p>
          </table:table-cell>
          <table:table-cell table:style-name="ce160" table:formula="of:=TESTSTAT(&quot;time&quot;; [.B47])" office:value-type="float" office:value="3.2">
            <text:p>3,2 sec</text:p>
          </table:table-cell>
          <table:table-cell table:style-name="ce162" table:formula="of:=TESTSTAT(&quot;count&quot;; [.B47])" office:value-type="float" office:value="1546">
            <text:p>1546</text:p>
          </table:table-cell>
          <table:table-cell table:style-name="ce164" table:formula="of:=[.E47]/[.D47]" office:value-type="float" office:value="483.125">
            <text:p>483,1 a/sec</text:p>
          </table:table-cell>
          <table:table-cell table:number-columns-repeated="4"/>
        </table:table-row>
        <table:table-row table:style-name="ro6">
          <table:table-cell/>
          <table:table-cell table:formula="of:=TEST_PARSER(&quot;basic&quot;)" office:value-type="string" office:string-value="test_Parser(basic): 19 9107">
            <text:p>test_Parser(basic): 19 9107</text:p>
          </table:table-cell>
          <table:table-cell table:formula="of:=TESTSTAT(&quot;name&quot;; [.B48])" office:value-type="string" office:string-value="test_Parser(basic):">
            <text:p>test_Parser(basic):</text:p>
          </table:table-cell>
          <table:table-cell table:style-name="ce160" table:formula="of:=TESTSTAT(&quot;time&quot;; [.B48])" office:value-type="float" office:value="19">
            <text:p>19,0 sec</text:p>
          </table:table-cell>
          <table:table-cell table:style-name="ce162" table:formula="of:=TESTSTAT(&quot;count&quot;; [.B48])" office:value-type="float" office:value="9107">
            <text:p>9107</text:p>
          </table:table-cell>
          <table:table-cell table:style-name="ce164" table:formula="of:=[.E48]/[.D48]" office:value-type="float" office:value="479.315789473684">
            <text:p>479,3 a/sec</text:p>
          </table:table-cell>
          <table:table-cell table:number-columns-repeated="4"/>
        </table:table-row>
        <table:table-row table:style-name="ro6">
          <table:table-cell/>
          <table:table-cell table:formula="of:=TEST_PARSER(&quot;special&quot;)" office:value-type="string" office:string-value="test_Parser(special): 1,6 479">
            <text:p>test_Parser(special): 1,6 479</text:p>
          </table:table-cell>
          <table:table-cell table:formula="of:=TESTSTAT(&quot;name&quot;; [.B49])" office:value-type="string" office:string-value="test_Parser(special):">
            <text:p>test_Parser(special):</text:p>
          </table:table-cell>
          <table:table-cell table:style-name="ce160" table:formula="of:=TESTSTAT(&quot;time&quot;; [.B49])" office:value-type="float" office:value="1.6">
            <text:p>1,6 sec</text:p>
          </table:table-cell>
          <table:table-cell table:style-name="ce162" table:formula="of:=TESTSTAT(&quot;count&quot;; [.B49])" office:value-type="float" office:value="479">
            <text:p>479</text:p>
          </table:table-cell>
          <table:table-cell table:style-name="ce164" table:formula="of:=[.E49]/[.D49]" office:value-type="float" office:value="299.375">
            <text:p>299,4 a/sec</text:p>
          </table:table-cell>
          <table:table-cell table:number-columns-repeated="4"/>
        </table:table-row>
        <table:table-row table:style-name="ro6">
          <table:table-cell/>
          <table:table-cell table:formula="of:=TEST_PARSER(&quot;numbers&quot;)" office:value-type="string" office:string-value="test_Parser(numbers): 4,6 3046">
            <text:p>test_Parser(numbers): 4,6 3046</text:p>
          </table:table-cell>
          <table:table-cell table:formula="of:=TESTSTAT(&quot;name&quot;; [.B50])" office:value-type="string" office:string-value="test_Parser(numbers):">
            <text:p>test_Parser(numbers):</text:p>
          </table:table-cell>
          <table:table-cell table:style-name="ce160" table:formula="of:=TESTSTAT(&quot;time&quot;; [.B50])" office:value-type="float" office:value="4.6">
            <text:p>4,6 sec</text:p>
          </table:table-cell>
          <table:table-cell table:style-name="ce162" table:formula="of:=TESTSTAT(&quot;count&quot;; [.B50])" office:value-type="float" office:value="3046">
            <text:p>3046</text:p>
          </table:table-cell>
          <table:table-cell table:style-name="ce164" table:formula="of:=[.E50]/[.D50]" office:value-type="float" office:value="662.173913043478">
            <text:p>662,2 a/sec</text:p>
          </table:table-cell>
          <table:table-cell table:number-columns-repeated="4"/>
        </table:table-row>
        <table:table-row table:style-name="ro6">
          <table:table-cell/>
          <table:table-cell table:formula="of:=TEST_PARSER(&quot;types&quot;)" office:value-type="string" office:string-value="test_Parser(types): 21,2 11149">
            <text:p>test_Parser(types): 21,2 11149</text:p>
          </table:table-cell>
          <table:table-cell table:formula="of:=TESTSTAT(&quot;name&quot;; [.B51])" office:value-type="string" office:string-value="test_Parser(types):">
            <text:p>test_Parser(types):</text:p>
          </table:table-cell>
          <table:table-cell table:style-name="ce160" table:formula="of:=TESTSTAT(&quot;time&quot;; [.B51])" office:value-type="float" office:value="21.2">
            <text:p>21,2 sec</text:p>
          </table:table-cell>
          <table:table-cell table:style-name="ce162" table:formula="of:=TESTSTAT(&quot;count&quot;; [.B51])" office:value-type="float" office:value="11149">
            <text:p>11149</text:p>
          </table:table-cell>
          <table:table-cell table:style-name="ce164" table:formula="of:=[.E51]/[.D51]" office:value-type="float" office:value="525.896226415094">
            <text:p>525,9 a/sec</text:p>
          </table:table-cell>
          <table:table-cell table:number-columns-repeated="4"/>
        </table:table-row>
        <table:table-row table:style-name="ro6">
          <table:table-cell table:number-columns-repeated="3"/>
          <table:table-cell table:style-name="ce161" table:formula="of:=SUM([.D46:.D51])" office:value-type="float" office:value="54.2">
            <text:p>54,2 sec</text:p>
          </table:table-cell>
          <table:table-cell table:style-name="ce163" table:formula="of:=SUM([.E46:.E51])" office:value-type="float" office:value="27739">
            <text:p>27739</text:p>
          </table:table-cell>
          <table:table-cell table:style-name="ce165" table:formula="of:=[.E52]/[.D52]" office:value-type="float" office:value="511.789667896679">
            <text:p>511,8 a/sec</text:p>
          </table:table-cell>
          <table:table-cell table:number-columns-repeated="4"/>
        </table:table-row>
        <table:table-row table:style-name="ro6">
          <table:table-cell table:number-columns-repeated="10"/>
        </table:table-row>
        <table:table-row table:style-name="ro6">
          <table:table-cell/>
          <table:table-cell table:formula="of:=TEST_PARSER(&quot;all&quot;)" office:value-type="string" office:string-value="test_Parser(all): 57,3 27734">
            <text:p>test_Parser(all): 57,3 27734</text:p>
          </table:table-cell>
          <table:table-cell table:formula="of:=TESTSTAT(&quot;name&quot;; [.B54])" office:value-type="string" office:string-value="test_Parser(all):">
            <text:p>test_Parser(all):</text:p>
          </table:table-cell>
          <table:table-cell table:style-name="ce160" table:formula="of:=TESTSTAT(&quot;time&quot;; [.B54])" office:value-type="float" office:value="57.3">
            <text:p>57,3 sec</text:p>
          </table:table-cell>
          <table:table-cell table:style-name="ce162" table:formula="of:=TESTSTAT(&quot;count&quot;; [.B54])" office:value-type="float" office:value="27734">
            <text:p>27734</text:p>
          </table:table-cell>
          <table:table-cell table:style-name="ce164" table:formula="of:=[.E54]/[.D54]" office:value-type="float" office:value="484.013961605585">
            <text:p>484,0 a/sec</text:p>
          </table:table-cell>
          <table:table-cell table:number-columns-repeated="4"/>
        </table:table-row>
        <table:table-row table:style-name="ro6">
          <table:table-cell table:number-columns-repeated="3"/>
          <table:table-cell table:style-name="ce160"/>
          <table:table-cell table:style-name="ce162"/>
          <table:table-cell table:style-name="ce164"/>
          <table:table-cell table:number-columns-repeated="4"/>
        </table:table-row>
        <table:table-row table:style-name="ro6">
          <table:table-cell table:number-columns-repeated="10"/>
        </table:table-row>
        <table:table-row table:style-name="ro6">
          <table:table-cell table:style-name="ce152" table:number-columns-spanned="2" table:number-rows-spanned="1"/>
          <table:covered-table-cell/>
          <table:table-cell table:number-columns-repeated="8"/>
        </table:table-row>
        <table:table-row table:style-name="ro7">
          <table:table-cell table:style-name="ce153" office:value-type="string">
            <text:p>asdf</text:p>
          </table:table-cell>
          <table:table-cell table:style-name="ce153" table:formula="of:=TEST_PRSLOGIC_TOSTRING([.A58])" office:value-type="string" office:string-value="─op2:'*'&#13;&#10;    ├─op1:'!'&#13;&#10;    │    └─C:False&#13;&#10;    └─op2:'+'&#13;&#10;         ├─op2:'*'&#13;&#10;         │    ├─I:'B'&#13;&#10;         │    └─I:'C'&#13;&#10;         └─I:'A'">
            <text:p>─op2:'*'<text:line-break/> <text:s text:c="3"/>├─op1:'!'<text:line-break/> <text:s text:c="3"/>│ <text:s text:c="3"/>└─C:False<text:line-break/> <text:s text:c="3"/>└─op2:'+'<text:line-break/> <text:s text:c="8"/>├─op2:'*'<text:line-break/> <text:s text:c="8"/>│ <text:s text:c="3"/>├─I:'B'<text:line-break/> <text:s text:c="8"/>│ <text:s text:c="3"/>└─I:'C'<text:line-break/> <text:s text:c="8"/>└─I:'A'</text:p>
          </table:table-cell>
          <table:table-cell table:number-columns-repeated="8"/>
        </table:table-row>
        <table:table-row table:style-name="ro8">
          <table:table-cell table:style-name="ce154" office:value-type="string">
            <text:p>S ::= W* T W* ("+" S)?</text:p>
            <text:p>T ::= W* F W* ("*" T)?</text:p>
            <text:p>F ::= C | I | N | "(" S ")"</text:p>
            <text:p>C ::= [01]</text:p>
            <text:p>I ::= [A-Za-z]+</text:p>
            <text:p>N ::= "!" W* F</text:p>
            <text:p>W ::= [ \t]</text:p>
            <draw:control table:end-cell-address="tests.A60" table:end-x="5.462cm" table:end-y="0.64cm" draw:z-index="0" draw:style-name="gr1" draw:text-style-name="P1" svg:width="2.146cm" svg:height="0.842cm" svg:x="3.316cm" svg:y="6.143cm" draw:control="control1"/>
          </table:table-cell>
          <table:table-cell table:style-name="ce154" table:formula="of:=TEST_AST_MKASN([.A59])" office:value-type="string" office:string-value="─S&#13;&#10; ├─T&#13;&#10; │ └─F&#13;&#10; │   └─I&#13;&#10; │     └─'A'&#13;&#10; ├─'+'&#13;&#10; └─S&#13;&#10;   └─T&#13;&#10;     ├─F&#13;&#10;     │ └─I&#13;&#10;     │   └─'B'&#13;&#10;     ├─'*'&#13;&#10;     └─T&#13;&#10;       └─F&#13;&#10;         └─I&#13;&#10;           └─'C'">
            <text:p>─S<text:line-break/> ├─T<text:line-break/> │ └─F<text:line-break/> │ <text:s text:c="2"/>└─I<text:line-break/> │ <text:s text:c="4"/>└─'A'<text:line-break/> ├─'+'<text:line-break/> └─S<text:line-break/> <text:s text:c="2"/>└─T<text:line-break/> <text:s text:c="4"/>├─F<text:line-break/> <text:s text:c="4"/>│ └─I<text:line-break/> <text:s text:c="4"/>│ <text:s text:c="2"/>└─'B'<text:line-break/> <text:s text:c="4"/>├─'*'<text:line-break/> <text:s text:c="4"/>└─T<text:line-break/> <text:s text:c="6"/>└─F<text:line-break/> <text:s text:c="8"/>└─I<text:line-break/> <text:s text:c="10"/>└─'C'</text:p>
          </table:table-cell>
          <table:table-cell table:number-columns-repeated="8"/>
        </table:table-row>
        <table:table-row table:style-name="ro9">
          <table:table-cell table:style-name="ce154" office:value-type="string">
            <text:p>─Grammar</text:p>
            <text:p><text:s/>└─Rule</text:p>
            <text:p><text:s text:c="3"/>├<text:span text:style-name="T1">□</text:span>(*):ws</text:p>
            <text:p><text:s text:c="3"/>│ <text:s text:c="3"/>└─ws</text:p>
            <text:p><text:s text:c="3"/>│ <text:s text:c="5"/>└─' '</text:p>
            <text:p><text:s text:c="3"/>├<text:span text:style-name="T1">■</text:span>RuleName</text:p>
            <text:p><text:s text:c="3"/>│ └─'Foo_7'</text:p>
            <text:p><text:s text:c="3"/>├<text:span text:style-name="T1">○</text:span>(*):ws</text:p>
            <text:p><text:s text:c="3"/>│ <text:s text:c="3"/>└─ws</text:p>
            <text:p><text:s text:c="3"/>│ <text:s text:c="5"/>└─' '</text:p>
            <text:p><text:s text:c="3"/>├/'::='</text:p>
            <text:p><text:s text:c="3"/>└─Alt</text:p>
            <text:p><text:s text:c="5"/>├<text:span text:style-name="T1">●</text:span>(*):ws</text:p>
            <text:p><text:s text:c="5"/>│ <text:s text:c="3"/>└─ws</text:p>
            <text:p><text:s text:c="5"/>│ <text:s text:c="5"/>└─' '</text:p>
            <text:p><text:s text:c="5"/>├─Con</text:p>
            <text:p><text:s text:c="5"/>│ └─(+):(. . .)</text:p>
            <text:p><text:s text:c="5"/>│ <text:s text:c="5"/>├─(...)</text:p>
            <text:p><text:s text:c="5"/>│ <text:s text:c="5"/>│ ├─Nonterminal</text:p>
            <text:p><text:s text:c="5"/>│ <text:s text:c="5"/>│ │ └─'AB'</text:p>
            <text:p><text:s text:c="5"/>│ <text:s text:c="5"/>│ └─(*):ws</text:p>
            <text:p><text:s text:c="5"/>│ <text:s text:c="5"/>│ <text:s text:c="5"/>└─ws</text:p>
            <text:p><text:s text:c="5"/>│ <text:s text:c="5"/>│ <text:s text:c="7"/>└─' '</text:p>
            <text:p><text:s text:c="5"/>│ <text:s text:c="5"/>└─(...)</text:p>
            <text:p><text:s text:c="5"/>│ <text:s text:c="7"/>├─Nonterminal</text:p>
            <text:p><text:s text:c="5"/>│ <text:s text:c="7"/>│ └─'C'</text:p>
            <text:p><text:s text:c="5"/>│ <text:s text:c="7"/>└─(*):ws</text:p>
            <text:p><text:s text:c="5"/>│ <text:s text:c="12"/>└─ws</text:p>
            <text:p><text:s text:c="5"/>│ <text:s text:c="14"/>└─' '</text:p>
            <text:p><text:s text:c="5"/>└─(*):(. . .)</text:p>
            <text:p><text:s text:c="10"/>├─(...)</text:p>
            <text:p><text:s text:c="10"/>│ ├─'|'</text:p>
            <text:p><text:s text:c="10"/>│ ├─(*):ws</text:p>
            <text:p><text:s text:c="10"/>│ └─Con</text:p>
            <text:p><text:s text:c="10"/>│ <text:s text:c="2"/>└─(+):(. . .)</text:p>
            <text:p><text:s text:c="10"/>│ <text:s text:c="7"/>├─(...)</text:p>
            <text:p><text:s text:c="10"/>│ <text:s text:c="7"/>│ ├─Nonterminal</text:p>
            <text:p><text:s text:c="10"/>│ <text:s text:c="7"/>│ │ └─'D'</text:p>
            <text:p><text:s text:c="10"/>│ <text:s text:c="7"/>│ └─(*):ws</text:p>
            <text:p><text:s text:c="10"/>│ <text:s text:c="7"/>│ <text:s text:c="5"/>└─ws</text:p>
            <text:p><text:s text:c="10"/>│ <text:s text:c="7"/>│ <text:s text:c="7"/>└─' '</text:p>
            <text:p><text:s text:c="10"/>│ <text:s text:c="7"/>└─(...)</text:p>
            <text:p><text:s text:c="10"/>│ <text:s text:c="9"/>├─Nonterminal</text:p>
            <text:p><text:s text:c="10"/>│ <text:s text:c="9"/>│ └─'E'</text:p>
            <text:p><text:s text:c="10"/>│ <text:s text:c="9"/>└─(*):ws</text:p>
            <text:p><text:s text:c="10"/>│ <text:s text:c="14"/>└─ws</text:p>
            <text:p><text:s text:c="10"/>│ <text:s text:c="16"/>└─' '</text:p>
            <text:p><text:s text:c="10"/>└─(...)</text:p>
            <text:p><text:s text:c="12"/>├─'|'</text:p>
            <text:p><text:s text:c="12"/>├─(*):ws</text:p>
            <text:p><text:s text:c="12"/>│ <text:s text:c="3"/>└─ws</text:p>
            <text:p><text:s text:c="12"/>│ <text:s text:c="5"/>└─' '</text:p>
            <text:p><text:s text:c="12"/>└─Con</text:p>
            <text:p><text:s text:c="14"/>└─(+):(. . .)</text:p>
            <text:p><text:s text:c="19"/>└─(...)</text:p>
            <text:p><text:s text:c="21"/>├─Nonterminal</text:p>
            <text:p><text:s text:c="21"/>│ └─'F'</text:p>
            <text:p><text:s text:c="21"/>└─(*):ws</text:p>
            <text:p><text:s text:c="26"/>├─ws</text:p>
            <text:p><text:s text:c="26"/>│ └─' '</text:p>
            <text:p><text:s text:c="26"/>└─ws</text:p>
            <text:p><text:s text:c="28"/>└─' '</text:p>
          </table:table-cell>
          <table:table-cell table:style-name="ce158" office:value-type="string">
            <text:p>○○</text:p>
            <text:p>─○+</text:p>
            <text:p>─<text:span text:style-name="T1">□</text:span>+</text:p>
            <text:p><text:span text:style-name="T1">─■</text:span><text:span text:style-name="T1">+</text:span></text:p>
            <text:p><text:span text:style-name="T1">─●</text:span><text:span text:style-name="T1">+</text:span></text:p>
            <text:p><text:span text:style-name="T1">─┐</text:span><text:span text:style-name="T1">+</text:span></text:p>
            <text:p><text:span text:style-name="T1"/></text:p>
          </table:table-cell>
          <table:table-cell table:number-columns-repeated="8"/>
        </table:table-row>
        <table:table-row table:style-name="ro10">
          <table:table-cell table:style-name="ce153" office:value-type="string">
            <text:p>pLogic_dt</text:p>
          </table:table-cell>
          <table:table-cell table:style-name="ce154" table:formula="of:=TPARSER_TOSTRING([.A61])" office:value-type="string" office:string-value="S where&#13;&#10;S ::= ((do a0 &lt;- (W* &gt;&gt;= return ° (mkDtMult '■(*)W'))&#13;&#10;          a1 &lt;- T&#13;&#10;          a2 &lt;- (W* &gt;&gt;= return ° (mkDtMult '■(*)W'))&#13;&#10;          a3 &lt;- ((((do a4 &lt;- ((str '+') &gt;&gt;= return ° mkDtTerminal)&#13;&#10;                     a5 &lt;- (W* &gt;&gt;= return ° (mkDtMult '■(*)W'))&#13;&#10;                     a6 &lt;- S&#13;&#10;                  return [a4, a5, a6]&#13;&#10;                 ) &gt;&gt;= return ° \a0.[a0] ° (mkASN '(. . .)' Empty)))? &gt;&gt;= return ° (mkDtMult '■(?)(. . .)'))&#13;&#10;       return [a0, a1, a2, a3]&#13;&#10;      ) &gt;&gt;= return ° (mkDtNonterminal 'S'))&#13;&#10;T ::= ((do a0 &lt;- (W* &gt;&gt;= return ° (mkDtMult '■(*)W'))&#13;&#10;          a1 &lt;- F&#13;&#10;          a2 &lt;- (W* &gt;&gt;= return ° (mkDtMult '■(*)W'))&#13;&#10;          a3 &lt;- ((((do a4 &lt;- ((str '*') &gt;&gt;= return ° mkDtTerminal)&#13;&#10;                     a5 &lt;- (W* &gt;&gt;= return ° (mkDtMult '■(*)W'))&#13;&#10;                     a6 &lt;- T&#13;&#10;                  return [a4, a5, a6]&#13;&#10;                 ) &gt;&gt;= return ° \a0.[a0] ° (mkASN '(. . .)' Empty)))? &gt;&gt;= return ° (mkDtMult '■(?)(. . .)'))&#13;&#10;       return [a0, a1, a2, a3]&#13;&#10;      ) &gt;&gt;= return ° (mkDtNonterminal 'T'))&#13;&#10;F ::= (((C &gt;&gt;= return ° \a0.[a0])) | ((I &gt;&gt;= return ° \a0.[a0])) | ((N &gt;&gt;= return ° \a0.[a0])) | (do a0 &lt;- ((str '(') &gt;&gt;= return ° mkDtTerminal)&#13;&#10;          a1 &lt;- S&#13;&#10;          a2 &lt;- ((str ')') &gt;&gt;= return ° mkDtTerminal)&#13;&#10;       return [a0, a1, a2]&#13;&#10;      ) &gt;&gt;= return ° (mkDtNonterminal 'F'))&#13;&#10;N ::= ((do a0 &lt;- ((str '!') &gt;&gt;= return ° mkDtTerminal)&#13;&#10;          a1 &lt;- (W* &gt;&gt;= return ° (mkDtMult '■(*)W'))&#13;&#10;          a2 &lt;- F&#13;&#10;       return [a0, a1, a2]&#13;&#10;      ) &gt;&gt;= return ° (mkDtNonterminal 'N'))&#13;&#10;I ::= (((([A-Z] &gt;&gt;= return ° (mkDtCClass '([A-Z])'))) | (([a-z] &gt;&gt;= return ° (mkDtCClass '([a-z])'))))+ &gt;&gt;= return ° (mkDtNonterminal 'I') ° \a0.[a0] ° (mkDtMult '■(+)(..|..)'))&#13;&#10;C ::= ((((str '0') &gt;&gt;= return ° mkDtTerminal)) | (((str '1') &gt;&gt;= return ° mkDtTerminal)) &gt;&gt;= return ° (mkDtNonterminal 'C') ° \a0.[a0])&#13;&#10;W ::= ((((str ' ') &gt;&gt;= return ° mkDtTerminal)) | (((str '\t') &gt;&gt;= return ° mkDtTerminal)) &gt;&gt;= return ° (mkDtNonterminal 'W') ° \a0.[a0])">
            <text:p>S where<text:line-break/>S ::= ((do a0 &lt;- (W* &gt;&gt;= return ° (mkDtMult '■(*)W'))<text:line-break/> <text:s text:c="9"/>a1 &lt;- T<text:line-break/> <text:s text:c="9"/>a2 &lt;- (W* &gt;&gt;= return ° (mkDtMult '■(*)W'))<text:line-break/> <text:s text:c="9"/>a3 &lt;- ((((do a4 &lt;- ((str '+') &gt;&gt;= return ° mkDtTerminal)<text:line-break/> <text:s text:c="20"/>a5 &lt;- (W* &gt;&gt;= return ° (mkDtMult '■(*)W'))<text:line-break/> <text:s text:c="20"/>a6 &lt;- S<text:line-break/> <text:s text:c="17"/>return [a4, a5, a6]<text:line-break/> <text:s text:c="16"/>) &gt;&gt;= return ° \a0.[a0] ° (mkASN '(. . .)' Empty)))? &gt;&gt;= return ° (mkDtMult '■(?)(. . .)'))<text:line-break/> <text:s text:c="6"/>return [a0, a1, a2, a3]<text:line-break/> <text:s text:c="5"/>) &gt;&gt;= return ° (mkDtNonterminal 'S'))<text:line-break/>T ::= ((do a0 &lt;- (W* &gt;&gt;= return ° (mkDtMult '■(*)W'))<text:line-break/> <text:s text:c="9"/>a1 &lt;- F<text:line-break/> <text:s text:c="9"/>a2 &lt;- (W* &gt;&gt;= return ° (mkDtMult '■(*)W'))<text:line-break/> <text:s text:c="9"/>a3 &lt;- ((((do a4 &lt;- ((str '*') &gt;&gt;= return ° mkDtTerminal)<text:line-break/> <text:s text:c="20"/>a5 &lt;- (W* &gt;&gt;= return ° (mkDtMult '■(*)W'))<text:line-break/> <text:s text:c="20"/>a6 &lt;- T<text:line-break/> <text:s text:c="17"/>return [a4, a5, a6]<text:line-break/> <text:s text:c="16"/>) &gt;&gt;= return ° \a0.[a0] ° (mkASN '(. . .)' Empty)))? &gt;&gt;= return ° (mkDtMult '■(?)(. . .)'))<text:line-break/> <text:s text:c="6"/>return [a0, a1, a2, a3]<text:line-break/> <text:s text:c="5"/>) &gt;&gt;= return ° (mkDtNonterminal 'T'))<text:line-break/>F ::= (((C &gt;&gt;= return ° \a0.[a0])) | ((I &gt;&gt;= return ° \a0.[a0])) | ((N &gt;&gt;= return ° \a0.[a0])) | (do a0 &lt;- ((str '(') &gt;&gt;= return ° mkDtTerminal)<text:line-break/> <text:s text:c="9"/>a1 &lt;- S<text:line-break/> <text:s text:c="9"/>a2 &lt;- ((str ')') &gt;&gt;= return ° mkDtTerminal)<text:line-break/> <text:s text:c="6"/>return [a0, a1, a2]<text:line-break/> <text:s text:c="5"/>) &gt;&gt;= return ° (mkDtNonterminal 'F'))<text:line-break/>N ::= ((do a0 &lt;- ((str '!') &gt;&gt;= return ° mkDtTerminal)<text:line-break/> <text:s text:c="9"/>a1 &lt;- (W* &gt;&gt;= return ° (mkDtMult '■(*)W'))<text:line-break/> <text:s text:c="9"/>a2 &lt;- F<text:line-break/> <text:s text:c="6"/>return [a0, a1, a2]<text:line-break/> <text:s text:c="5"/>) &gt;&gt;= return ° (mkDtNonterminal 'N'))<text:line-break/>I ::= (((([A-Z] &gt;&gt;= return ° (mkDtCClass '([A-Z])'))) | (([a-z] &gt;&gt;= return ° (mkDtCClass '([a-z])'))))+ &gt;&gt;= return ° (mkDtNonterminal 'I') ° \a0.[a0] ° (mkDtMult '■(+)(..|..)'))<text:line-break/>C ::= ((((str '0') &gt;&gt;= return ° mkDtTerminal)) | (((str '1') &gt;&gt;= return ° mkDtTerminal)) &gt;&gt;= return ° (mkDtNonterminal 'C') ° \a0.[a0])<text:line-break/>W ::= ((((str ' ') &gt;&gt;= return ° mkDtTerminal)) | (((str '\t') &gt;&gt;= return ° mkDtTerminal)) &gt;&gt;= return ° (mkDtNonterminal 'W') ° \a0.[a0])</text:p>
          </table:table-cell>
          <table:table-cell table:number-columns-repeated="8"/>
        </table:table-row>
        <table:table-row table:style-name="ro11">
          <table:table-cell table:style-name="ce153" office:value-type="string">
            <text:p>pDecDigit</text:p>
          </table:table-cell>
          <table:table-cell table:style-name="ce153" table:formula="of:=TPARSER_TOSTRING([.A62])" office:value-type="string" office:string-value="DecDigit where&#13;&#10;DecDigit ::= BinDigit&#13;&#10;           | (str '2') &gt;&gt;= \_.return 2&#13;&#10;           | (str '3') &gt;&gt;= \_.return 3&#13;&#10;           | (str '4') &gt;&gt;= \_.return 4&#13;&#10;           | (str '5') &gt;&gt;= \_.return 5&#13;&#10;           | (str '6') &gt;&gt;= \_.return 6&#13;&#10;           | (str '7') &gt;&gt;= \_.return 7&#13;&#10;           | (str '8') &gt;&gt;= \_.return 8&#13;&#10;           | (str '9') &gt;&gt;= \_.return 9&#13;&#10;BinDigit ::= (do a0 &lt;- [0-1]&#13;&#10;              return ((add -48) ° asc a0)&#13;&#10;             )">
            <text:p>DecDigit where<text:line-break/>DecDigit ::= BinDigit<text:line-break/> <text:s text:c="10"/>| (str '2') &gt;&gt;= \_.return 2<text:line-break/> <text:s text:c="10"/>| (str '3') &gt;&gt;= \_.return 3<text:line-break/> <text:s text:c="10"/>| (str '4') &gt;&gt;= \_.return 4<text:line-break/> <text:s text:c="10"/>| (str '5') &gt;&gt;= \_.return 5<text:line-break/> <text:s text:c="10"/>| (str '6') &gt;&gt;= \_.return 6<text:line-break/> <text:s text:c="10"/>| (str '7') &gt;&gt;= \_.return 7<text:line-break/> <text:s text:c="10"/>| (str '8') &gt;&gt;= \_.return 8<text:line-break/> <text:s text:c="10"/>| (str '9') &gt;&gt;= \_.return 9<text:line-break/>BinDigit ::= (do a0 &lt;- [0-1]<text:line-break/> <text:s text:c="13"/>return ((add -48) ° asc a0)<text:line-break/> <text:s text:c="12"/>)</text:p>
          </table:table-cell>
          <table:table-cell table:number-columns-repeated="8"/>
        </table:table-row>
        <table:table-row table:style-name="ro12">
          <table:table-cell table:style-name="ce153" office:value-type="string">
            <text:p>pHexLit</text:p>
          </table:table-cell>
          <table:table-cell table:style-name="ce153" table:formula="of:=TPARSER_TOSTRING([.A63])" office:value-type="string" office:string-value="HexLit where&#13;&#10;HexLit ::= (do  _ &lt;- (str '0x')&#13;&#10;               a0 &lt;- HexNum&#13;&#10;            return a0&#13;&#10;           )&#13;&#10;HexNum ::= (do a0 &lt;- HexDigit+&#13;&#10;            return ((foldl1 add ° (mul 16)) a0)&#13;&#10;           )&#13;&#10;HexDigit ::= (item &gt;&gt;= (ite (inRange 48 57) pReturn ° (add -48) (ite (inRange 65 70) pReturn ° (add -55) (ite (inRange 97 102) pReturn ° (add -87) (fstArg fail)))) ° asc)">
            <text:p>HexLit where<text:line-break/>HexLit ::= (do <text:s/>_ &lt;- (str '0x')<text:line-break/> <text:s text:c="14"/>a0 &lt;- HexNum<text:line-break/> <text:s text:c="11"/>return a0<text:line-break/> <text:s text:c="10"/>)<text:line-break/>HexNum ::= (do a0 &lt;- HexDigit+<text:line-break/> <text:s text:c="11"/>return ((foldl1 add ° (mul 16)) a0)<text:line-break/> <text:s text:c="10"/>)<text:line-break/>HexDigit ::= (item &gt;&gt;= (ite (inRange 48 57) pReturn ° (add -48) (ite (inRange 65 70) pReturn ° (add -55) (ite (inRange 97 102) pReturn ° (add -87) (fstArg fail)))) ° asc)</text:p>
          </table:table-cell>
          <table:table-cell table:number-columns-repeated="8"/>
        </table:table-row>
        <table:table-row table:style-name="ro13">
          <table:table-cell table:style-name="ce153" office:value-type="string">
            <text:p>pTypeExpr</text:p>
          </table:table-cell>
          <table:table-cell table:style-name="ce153" table:formula="of:=TPARSER_TOSTRING([.A64])" office:value-type="string" office:string-value="TypeExpr where&#13;&#10;TypeExpr ::= (do  _ &lt;- ws*&#13;&#10;                 a0 &lt;- NonArrow&#13;&#10;                  _ &lt;- ws*&#13;&#10;                 a1 &lt;- ((str '-&gt;') &gt;&gt;= \_.TypeExpr)?&#13;&#10;              return (maybeMakeArrowType a0 a1)&#13;&#10;             )&#13;&#10;NonArrow ::= BaseType&#13;&#10;           | TypeVar&#13;&#10;           | ListType&#13;&#10;           | ParensTyEx&#13;&#10;           | (do a0 &lt;- (do a1 &lt;- [A-Z]&#13;&#10;                           a2 &lt;- [a-z]+&#13;&#10;                        return ((foldl concat) a1 a2)&#13;&#10;                       )&#13;&#10;                 a3 &lt;- (ws+ &gt;&gt;= \_.NonArrow)*&#13;&#10;              return (mkTypeCtor a0 a3)&#13;&#10;             )&#13;&#10;ParensTyEx ::= (do  _ &lt;- (str '(')&#13;&#10;                   a0 &lt;- TyUnitSuffix&#13;&#10;                       | TySingleSuffix&#13;&#10;                       | TyTupleSuffix&#13;&#10;                return a0&#13;&#10;               )&#13;&#10;TyTupleSuffix ::= (do a0 &lt;- TypeExpr&#13;&#10;                      a1 &lt;- (do  _ &lt;- (str ',')&#13;&#10;                                a2 &lt;- TypeExpr&#13;&#10;                             return a2&#13;&#10;                            )+&#13;&#10;                       _ &lt;- (str ')')&#13;&#10;                   return (mkTupleType a0 a1)&#13;&#10;                  )&#13;&#10;TySingleSuffix ::= (do a0 &lt;- TypeExpr&#13;&#10;                        _ &lt;- (str ')')&#13;&#10;                    return a0&#13;&#10;                   )&#13;&#10;TyUnitSuffix ::= (str ')') &gt;&gt;= \_.return '(Unit [])'&#13;&#10;ListType ::= (do  _ &lt;- (str '[')&#13;&#10;                 a0 &lt;- (do a1 &lt;- TypeExpr&#13;&#10;                           a2 &lt;- (return [])&#13;&#10;                        return (cons a1 a2)&#13;&#10;                       )&#13;&#10;                  _ &lt;- (str ']')&#13;&#10;              return ((mkTypeCtor 'List') a0)&#13;&#10;             )&#13;&#10;TypeVar ::= ([a-z] &gt;&gt;= return ° mkTypeVar)&#13;&#10;BaseType ::= (str 'Any')&#13;&#10;           | (str 'Bool')&#13;&#10;           | (str 'Char')&#13;&#10;           | (str 'Str')&#13;&#10;           | (str 'Int')&#13;&#10;           | (str 'Long')&#13;&#10;ws ::= [ \t]">
            <text:p>TypeExpr where<text:line-break/>TypeExpr ::= (do <text:s/>_ &lt;- ws*<text:line-break/> <text:s text:c="16"/>a0 &lt;- NonArrow<text:line-break/> <text:s text:c="17"/>_ &lt;- ws*<text:line-break/> <text:s text:c="16"/>a1 &lt;- ((str '-&gt;') &gt;&gt;= \_.TypeExpr)?<text:line-break/> <text:s text:c="13"/>return (maybeMakeArrowType a0 a1)<text:line-break/> <text:s text:c="12"/>)<text:line-break/>NonArrow ::= BaseType<text:line-break/> <text:s text:c="10"/>| TypeVar<text:line-break/> <text:s text:c="10"/>| ListType<text:line-break/> <text:s text:c="10"/>| ParensTyEx<text:line-break/> <text:s text:c="10"/>| (do a0 &lt;- (do a1 &lt;- [A-Z]<text:line-break/> <text:s text:c="26"/>a2 &lt;- [a-z]+<text:line-break/> <text:s text:c="23"/>return ((foldl concat) a1 a2)<text:line-break/> <text:s text:c="22"/>)<text:line-break/> <text:s text:c="16"/>a3 &lt;- (ws+ &gt;&gt;= \_.NonArrow)*<text:line-break/> <text:s text:c="13"/>return (mkTypeCtor a0 a3)<text:line-break/> <text:s text:c="12"/>)<text:line-break/>ParensTyEx ::= (do <text:s/>_ &lt;- (str '(')<text:line-break/> <text:s text:c="18"/>a0 &lt;- TyUnitSuffix<text:line-break/> <text:s text:c="22"/>| TySingleSuffix<text:line-break/> <text:s text:c="22"/>| TyTupleSuffix<text:line-break/> <text:s text:c="15"/>return a0<text:line-break/> <text:s text:c="14"/>)<text:line-break/>TyTupleSuffix ::= (do a0 &lt;- TypeExpr<text:line-break/> <text:s text:c="21"/>a1 &lt;- (do <text:s/>_ &lt;- (str ',')<text:line-break/> <text:s text:c="31"/>a2 &lt;- TypeExpr<text:line-break/> <text:s text:c="28"/>return a2<text:line-break/> <text:s text:c="27"/>)+<text:line-break/> <text:s text:c="22"/>_ &lt;- (str ')')<text:line-break/> <text:s text:c="18"/>return (mkTupleType a0 a1)<text:line-break/> <text:s text:c="17"/>)<text:line-break/>TySingleSuffix ::= (do a0 &lt;- TypeExpr<text:line-break/> <text:s text:c="23"/>_ &lt;- (str ')')<text:line-break/> <text:s text:c="19"/>return a0<text:line-break/> <text:s text:c="18"/>)<text:line-break/>TyUnitSuffix ::= (str ')') &gt;&gt;= \_.return '(Unit [])'<text:line-break/>ListType ::= (do <text:s/>_ &lt;- (str '[')<text:line-break/> <text:s text:c="16"/>a0 &lt;- (do a1 &lt;- TypeExpr<text:line-break/> <text:s text:c="26"/>a2 &lt;- (return [])<text:line-break/> <text:s text:c="23"/>return (cons a1 a2)<text:line-break/> <text:s text:c="22"/>)<text:line-break/> <text:s text:c="17"/>_ &lt;- (str ']')<text:line-break/> <text:s text:c="13"/>return ((mkTypeCtor 'List') a0)<text:line-break/> <text:s text:c="12"/>)<text:line-break/>TypeVar ::= ([a-z] &gt;&gt;= return ° mkTypeVar)<text:line-break/>BaseType ::= (str 'Any')<text:line-break/> <text:s text:c="10"/>| (str 'Bool')<text:line-break/> <text:s text:c="10"/>| (str 'Char')<text:line-break/> <text:s text:c="10"/>| (str 'Str')<text:line-break/> <text:s text:c="10"/>| (str 'Int')<text:line-break/> <text:s text:c="10"/>| (str 'Long')<text:line-break/>ws ::= [ \t]</text:p>
          </table:table-cell>
          <table:table-cell table:number-columns-repeated="8"/>
        </table:table-row>
        <table:table-row table:style-name="ro6" table:number-rows-repeated="1048510">
          <table:table-cell table:number-columns-repeated="10"/>
        </table:table-row>
        <table:table-row table:style-name="ro5">
          <table:table-cell table:number-columns-repeated="10"/>
        </table:table-row>
        <table:table-row table:style-name="ro5">
          <table:table-cell table:number-columns-repeated="10"/>
        </table:table-row>
        <table:named-expressions/>
      </table:table>
      <table:table table:name="PrsGrammar" table:style-name="ta1" table:print="false">
        <office:forms form:automatic-focus="false" form:apply-design-mode="false">
          <form:form form:name="Formular" form:apply-filter="true" form:command-type="table" form:control-implementation="ooo:com.sun.star.form.component.Form" office:target-frame="" xlink:href="" xlink:type="simple">
            <form:checkbox form:name="implicitMult" form:control-implementation="ooo:com.sun.star.form.component.CheckBox" xml:id="control2" form:id="control2" form:label="implicitMult" form:tab-index="3" form:value="1" form:linked-cell="PrsGrammar.E4"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upSingleTerminalVal" form:control-implementation="ooo:com.sun.star.form.component.CheckBox" xml:id="control3" form:id="control3" form:label="upSingleTerminalVal" form:tab-index="4" form:value="1" form:linked-cell="PrsGrammar.E5"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doFoldlConcat" form:control-implementation="ooo:com.sun.star.form.component.CheckBox" xml:id="control4" form:id="control4" form:label="doFoldlConcat" form:tab-index="2" form:value="1" form:linked-cell="PrsGrammar.E3"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hideSkipped" form:control-implementation="ooo:com.sun.star.form.component.CheckBox" xml:id="control5" form:id="control5" form:label="hideSkipped" form:tab-index="1" form:value="1" form:linked-cell="PrsGrammar.E2"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AGAIN!" form:control-implementation="ooo:com.sun.star.form.component.CheckBox" xml:id="control6" form:id="control6" form:label="AGAIN!" form:tab-index="5" form:value="1" form:linked-cell="PrsGrammar.E6" form:image-position="center">
              <form:properties>
                <form:property form:property-name="ControlTypeinMSO" office:value-type="float" office:value="0"/>
                <form:property form:property-name="DefaultControl" office:value-type="string" office:string-value="com.sun.star.form.control.CheckBox"/>
                <form:property form:property-name="HelpText" office:value-type="string" office:string-value="help text"/>
                <form:property form:property-name="ObjIDinMSO" office:value-type="float" office:value=""/>
                <form:property form:property-name="SecondaryRefValue" office:value-type="string" office:string-value="0"/>
              </form:properties>
            </form:checkbox>
          </form:form>
        </office:forms>
        <table:table-column table:style-name="co14" table:default-cell-style-name="ce168"/>
        <table:table-column table:style-name="co15" table:default-cell-style-name="ce168"/>
        <table:table-column table:style-name="co16" table:default-cell-style-name="ce168"/>
        <table:table-column table:style-name="co17" table:default-cell-style-name="ce183"/>
        <table:table-column table:style-name="co17" table:default-cell-style-name="ce187"/>
        <table:table-column table:style-name="co18" table:default-cell-style-name="ce168"/>
        <table:table-column table:style-name="co5" table:number-columns-repeated="1018" table:default-cell-style-name="ce168"/>
        <table:table-row table:style-name="ro14">
          <table:table-cell table:number-columns-repeated="2"/>
          <table:table-cell table:style-name="ce173" table:number-columns-repeated="2"/>
          <table:table-cell table:style-name="ce184"/>
          <table:table-cell table:style-name="ce173"/>
          <table:table-cell table:number-columns-repeated="1018"/>
        </table:table-row>
        <table:table-row table:style-name="ro6">
          <table:table-cell/>
          <table:table-cell table:style-name="ce169" office:value-type="string" table:number-columns-spanned="1" table:number-rows-spanned="26">
            <text:p><text:s text:c="10"/>S ::= Grammar</text:p>
            <text:p/>
            <text:p><text:s text:c="9"/>ws ::= [ \t]</text:p>
            <text:p><text:s text:c="9"/>lb ::= "\r" "\n"?</text:p>
            <text:p><text:s text:c="14"/>| "\n" "\r"?</text:p>
            <text:p><text:span text:style-name="T2"><text:s text:c="6"/></text:span><text:span text:style-name="T2">Ident ::= [_A-Za-z][\-0-9_A-Za-z]*</text:span></text:p>
            <text:p><text:span text:style-name="T2"><text:s text:c="7"/></text:span><text:span text:style-name="T2">escQ ::= "\\" [rnt\\"]</text:span></text:p>
            <text:p><text:span text:style-name="T2"><text:s text:c="7"/></text:span><text:span text:style-name="T2">escC ::= "\\" [rnt\[\-\]\\"]</text:span></text:p>
            <text:p><text:span text:style-name="T2"><text:s text:c="5"/></text:span><text:span text:style-name="T2">multOp ::= [?+*]</text:span></text:p>
            <text:p><text:span text:style-name="T2"/></text:p>
            <text:p><text:s text:c="4"/>Grammar ::= ws* Rule ws* (lb+ ws* Rule)*</text:p>
            <text:p><text:s text:c="7"/>Rule ::= ws* RuleName ws* "::=" Alt</text:p>
            <text:p><text:s text:c="3"/>RuleName ::= Ident</text:p>
            <text:p><text:s text:c="8"/>Alt ::= Con (lb? ws* "|" Con)*</text:p>
            <text:p><text:s text:c="8"/>Con ::= (ws* Factor ws*)+</text:p>
            <text:p><text:s text:c="5"/>Factor ::= Atom multOp?</text:p>
            <text:p><text:s text:c="7"/>Atom ::= "(" Alt ")"</text:p>
            <text:p><text:s text:c="14"/>| Nonterminal</text:p>
            <text:p><text:s text:c="14"/>| Terminal</text:p>
            <text:p><text:s text:c="14"/>| CClass</text:p>
            <text:p><text:span text:style-name="T2">Nonterminal ::= Ident</text:span></text:p>
            <text:p><text:span text:style-name="T2"><text:s text:c="3"/></text:span><text:span text:style-name="T2">Terminal ::= ["] (escQ | [-"\r\n\t\\])+ ["]</text:span></text:p>
            <text:p><text:span text:style-name="T2"><text:s text:c="5"/></text:span><text:span text:style-name="T2">CClass ::= "."</text:span></text:p>
            <text:p><text:span text:style-name="T2"><text:s text:c="14"/></text:span><text:span text:style-name="T2">| ("[" (NCList | PCList) "]")</text:span></text:p>
            <text:p><text:span text:style-name="T2"><text:s text:c="5"/></text:span><text:span text:style-name="T2">NCList ::= "-" PCList</text:span></text:p>
            <text:p><text:span text:style-name="T2"><text:s text:c="5"/></text:span><text:span text:style-name="T2">PCList ::= (CCItem ("-" CCItem)?)+</text:span></text:p>
            <text:p><text:span text:style-name="T2"><text:s text:c="5"/></text:span><text:span text:style-name="T2">CCItem ::= escC | [-\r\n\t\[\-\]\\]</text:span></text:p>
            <text:p><text:span text:style-name="T2"><text:s/></text:span></text:p>
            <text:p><text:span text:style-name="T2"><text:s text:c="2"/></text:span><text:span text:style-name="T2">ASN lbl <text:s text:c="3"/>() [ASN () val []] -&gt; ASN lbl v []</text:span></text:p>
            <text:p><text:span text:style-name="T2"><text:s text:c="2"/></text:span><text:span text:style-name="T2">ASN "Alt" <text:s/>() [x] <text:s text:c="12"/>-&gt; x</text:span></text:p>
            <text:p><text:span text:style-name="T2"><text:s text:c="2"/></text:span><text:span text:style-name="T2">ASN "Con" <text:s/>() [x] <text:s text:c="12"/>-&gt; x</text:span></text:p>
            <text:p><text:span text:style-name="T2"><text:s text:c="2"/></text:span><text:span text:style-name="T2">ASN "Atom" () [x] <text:s text:c="12"/>-&gt; x</text:span></text:p>
            <text:p><text:span text:style-name="T2"/></text:p>
          </table:table-cell>
          <table:table-cell table:style-name="ce174" table:formula="of:=DERIVATIONTREE_PRSGRAMMAR([.B28]; SUM([.D2:.D27]))" office:value-type="string" office:string-value="─Grammar&#13;&#10; ├─Rule&#13;&#10; │ ├─RuleName&#13;&#10; │ │ └─Ident:'_S'&#13;&#10; │ └─Alt&#13;&#10; │   └─Con&#13;&#10; │     └─Atom&#13;&#10; │       └─Nonterminal&#13;&#10; │         └─Ident:'_Grammar'&#13;&#10; ├─Rule&#13;&#10; │ ├─RuleName&#13;&#10; │ │ └─Ident:'_ws'&#13;&#10; │ └─Alt&#13;&#10; │   └─Con&#13;&#10; │     └─Atom&#13;&#10; │       └─CClass&#13;&#10; │         └─PCList&#13;&#10; │           ├─CCItem&#13;&#10; │           │ └─([-\r\n\t\[\-\]\\]):' '&#13;&#10; │           └─CCItem&#13;&#10; │             └─escC&#13;&#10; │               └─(◄─):'\t'&#13;&#10; ├─Rule&#13;&#10; │ ├─RuleName&#13;&#10; │ │ └─Ident:'_lb'&#13;&#10; │ └─Alt&#13;&#10; │   ├─Con&#13;&#10; │   │ └─Atom&#13;&#10; │   │   └─Terminal:'\r\n'&#13;&#10; │   ├─Con&#13;&#10; │   │ └─Atom&#13;&#10; │   │   └─Terminal:'\r'&#13;&#10; │   ├─Con&#13;&#10; │   │ └─Atom&#13;&#10; │   │   └─Terminal:'\n\r'&#13;&#10; │   └─Con&#13;&#10; │     └─Atom&#13;&#10; │       └─Terminal:'\n'&#13;&#10; ├─Rule&#13;&#10; │ ├─RuleName&#13;&#10; │ │ └─Ident:'_multOp'&#13;&#10; │ └─Alt&#13;&#10; │   └─Con&#13;&#10; │     └─Atom&#13;&#10; │       └─CClass&#13;&#10; │         └─PCList&#13;&#10; │           ├─CCItem&#13;&#10; │           │ └─([-\r\n\t\[\-\]\\]):'?'&#13;&#10; │           ├─CCItem&#13;&#10; │           │ └─([-\r\n\t\[\-\]\\]):'+'&#13;&#10; │           └─CCItem&#13;&#10; │             └─([-\r\n\t\[\-\]\\]):'*'&#13;&#10; ├─Rule&#13;&#10; │ ├─RuleName&#13;&#10; │ │ └─Ident:'_Ident'&#13;&#10; │ └─Alt&#13;&#10; │   └─Con&#13;&#10; │     ├─Atom&#13;&#10; │     │ └─CClass&#13;&#10; │     │   └─PCList&#13;&#10; │     │     ├─CCItem&#13;&#10; │     │     │ └─([-\r\n\t\[\-\]\\]):'_'&#13;&#10; │     │     ├─CCRange&#13;&#10; │     │     │ ├─CCItem&#13;&#10; │     │     │ │ └─([-\r\n\t\[\-\]\\]):'A'&#13;&#10; │     │     │ └─CCItem&#13;&#10; │     │     │   └─([-\r\n\t\[\-\]\\]):'Z'&#13;&#10; │     │     └─CCRange&#13;&#10; │     │       ├─CCItem&#13;&#10; │     │       │ └─([-\r\n\t\[\-\]\\]):'a'&#13;&#10; │     │       └─CCItem&#13;&#10; │     │         └─([-\r\n\t\[\-\]\\]):'z'&#13;&#10; │     └─Atom&#13;&#10; │       └─CClass&#13;&#10; │         └─PCList&#13;&#10; │           ├─CCItem&#13;&#10; │           │ └─escC&#13;&#10; │           │   └─([\\&quot;\[\-\]]):'-'&#13;&#10; │           ├─CCRange&#13;&#10; │           │ ├─CCItem&#13;&#10; │           │ │ └─([-\r\n\t\[\-\]\\]):'0'&#13;&#10; │           │ └─CCItem&#13;&#10; │           │   └─([-\r\n\t\[\-\]\\]):'9'&#13;&#10; │           ├─CCItem&#13;&#10; │           │ └─([-\r\n\t\[\-\]\\]):'_'&#13;&#10; │           ├─CCRange&#13;&#10; │           │ ├─CCItem&#13;&#10; │           │ │ └─([-\r\n\t\[\-\]\\]):'A'&#13;&#10; │           │ └─CCItem&#13;&#10; │           │   └─([-\r\n\t\[\-\]\\]):'Z'&#13;&#10; │           └─CCRange&#13;&#10; │             ├─CCItem&#13;&#10; │             │ └─([-\r\n\t\[\-\]\\]):'a'&#13;&#10; │             └─CCItem&#13;&#10; │               └─([-\r\n\t\[\-\]\\]):'z'&#13;&#10; ├─Rule&#13;&#10; │ ├─RuleName&#13;&#10; │ │ └─Ident:'_escQ'&#13;&#10; │ └─Alt&#13;&#10; │   └─Con&#13;&#10; │     ├─Atom&#13;&#10; │     │ └─Terminal:'\\'&#13;&#10; │     └─Atom&#13;&#10; │       └─CClass&#13;&#10; │         └─PCList&#13;&#10; │           ├─CCItem&#13;&#10; │           │ └─([-\r\n\t\[\-\]\\]):'r'&#13;&#10; │           ├─CCItem&#13;&#10; │           │ └─([-\r\n\t\[\-\]\\]):'n'&#13;&#10; │           ├─CCItem&#13;&#10; │           │ └─([-\r\n\t\[\-\]\\]):'t'&#13;&#10; │           ├─CCItem&#13;&#10; │           │ └─escC&#13;&#10; │           │   └─([\\&quot;\[\-\]]):'\\'&#13;&#10; │           └─CCItem&#13;&#10; │             └─([-\r\n\t\[\-\]\\]):'\&quot;'&#13;&#10; ├─Rule&#13;&#10; │ ├─RuleName&#13;&#10; │ │ └─Ident:'_escC'&#13;&#10; │ └─Alt&#13;&#10; │   └─Con&#13;&#10; │     ├─Atom&#13;&#10; │     │ └─Terminal:'\\'&#13;&#10; │     └─Atom&#13;&#10; │       └─CClass&#13;&#10; │         └─PCList&#13;&#10; │           ├─CCItem&#13;&#10; │           │ └─([-\r\n\t\[\-\]\\]):'r'&#13;&#10; │           ├─CCItem&#13;&#10; │           │ └─([-\r\n\t\[\-\]\\]):'n'&#13;&#10; │           ├─CCItem&#13;&#10; │           │ └─([-\r\n\t\[\-\]\\]):'t'&#13;&#10; │           ├─CCItem&#13;&#10; │           │ └─escC&#13;&#10; │           │   └─([\\&quot;\[\-\]]):'['&#13;&#10; │           ├─CCItem&#13;&#10; │           │ └─escC&#13;&#10; │           │   └─([\\&quot;\[\-\]]):'-'&#13;&#10; │           ├─CCItem&#13;&#10; │           │ └─escC&#13;&#10; │           │   └─([\\&quot;\[\-\]]):']'&#13;&#10; │           └─CCItem&#13;&#10; │             └─escC&#13;&#10; │               └─([\\&quot;\[\-\]]):'\\'&#13;&#10; ├─Rule&#13;&#10; │ ├─RuleName&#13;&#10; │ │ └─Ident:'_Grammar'&#13;&#10; │ └─Alt&#13;&#10; │   └─Con&#13;&#10; │     ├─Atom&#13;&#10; │     │ └─Nonterminal&#13;&#10; │     │   └─Ident:'_Rule'&#13;&#10; │     └─Atom&#13;&#10; │       └─Alt&#13;&#10; │         └─Con&#13;&#10; │           ├─Atom&#13;&#10; │           │ └─Nonterminal&#13;&#10; │           │   └─Ident:'_lb'&#13;&#10; │           └─Atom&#13;&#10; │             └─Nonterminal&#13;&#10; │               └─Ident:'_Rule'&#13;&#10; ├─Rule&#13;&#10; │ ├─RuleName&#13;&#10; │ │ └─Ident:'_Rule'&#13;&#10; │ └─Alt&#13;&#10; │   └─Con&#13;&#10; │     ├─Atom&#13;&#10; │     │ └─Nonterminal&#13;&#10; │     │   └─Ident:'_RuleName'&#13;&#10; │     ├─Atom&#13;&#10; │     │ └─Terminal:'::='&#13;&#10; │     └─Atom&#13;&#10; │       └─Nonterminal&#13;&#10; │         └─Ident:'_Alt'&#13;&#10; ├─Rule&#13;&#10; │ ├─RuleName&#13;&#10; │ │ └─Ident:'_Con'&#13;&#10; │ └─Alt&#13;&#10; │   └─Con&#13;&#10; │     └─Atom&#13;&#10; │       └─Alt&#13;&#10; │         └─Con&#13;&#10; │           ├─Atom&#13;&#10; │           │ └─Nonterminal&#13;&#10; │           │   └─Ident:'_ws'&#13;&#10; │           ├─Atom&#13;&#10; │           │ └─Nonterminal&#13;&#10; │           │   └─Ident:'_Atom'&#13;&#10; │           └─Atom&#13;&#10; │             └─Nonterminal&#13;&#10; │               └─Ident:'_ws'&#13;&#10; ├─Rule&#13;&#10; │ ├─RuleName&#13;&#10; │ │ └─Ident:'_Atom'&#13;&#10; │ └─Alt&#13;&#10; │   ├─Con&#13;&#10; │   │ ├─Atom&#13;&#10; │   │ │ └─Terminal:'('&#13;&#10; │   │ ├─Atom&#13;&#10; │   │ │ └─Nonterminal&#13;&#10; │   │ │   └─Ident:'_Alt'&#13;&#10; │   │ └─Atom&#13;&#10; │   │   └─Terminal:')'&#13;&#10; │   ├─Con&#13;&#10; │   │ └─Atom&#13;&#10; │   │   └─Nonterminal&#13;&#10; │   │     └─Ident:'_Nonterminal'&#13;&#10; │   ├─Con&#13;&#10; │   │ └─Atom&#13;&#10; │   │   └─Nonterminal&#13;&#10; │   │     └─Ident:'_Terminal'&#13;&#10; │   └─Con&#13;&#10; │     └─Atom&#13;&#10; │       └─Nonterminal&#13;&#10; │         └─Ident:'_CClass'&#13;&#10; ├─Rule&#13;&#10; │ ├─RuleName&#13;&#10; │ │ └─Ident:'_Nonterminal'&#13;&#10; │ └─Alt&#13;&#10; │   └─Con&#13;&#10; │     └─Atom&#13;&#10; │       └─Nonterminal&#13;&#10; │         └─Ident:'_Ident'&#13;&#10; ├─Rule&#13;&#10; │ ├─RuleName&#13;&#10; │ │ └─Ident:'_Terminal'&#13;&#10; │ └─Alt&#13;&#10; │   └─Con&#13;&#10; │     ├─Atom&#13;&#10; │     │ └─Terminal:'\&quot;'&#13;&#10; │     ├─Atom&#13;&#10; │     │ └─Alt&#13;&#10; │     │   └─Con&#13;&#10; │     │     └─Atom&#13;&#10; │     │       └─Nonterminal&#13;&#10; │     │         └─Ident:'escQ'&#13;&#10; │     └─Atom&#13;&#10; │       └─Terminal:'\&quot;'&#13;&#10; ├─Rule&#13;&#10; │ ├─RuleName&#13;&#10; │ │ └─Ident:'_CClass'&#13;&#10; │ └─Alt&#13;&#10; │   ├─Con&#13;&#10; │   │ └─Atom&#13;&#10; │   │   └─Terminal:'.'&#13;&#10; │   └─Con&#13;&#10; │     └─Atom&#13;&#10; │       └─Alt&#13;&#10; │         └─Con&#13;&#10; │           ├─Atom&#13;&#10; │           │ └─Terminal:'['&#13;&#10; │           ├─Atom&#13;&#10; │           │ └─Alt&#13;&#10; │           │   ├─Con&#13;&#10; │           │   │ └─Atom&#13;&#10; │           │   │   └─Nonterminal&#13;&#10; │           │   │     └─Ident:'_NCList'&#13;&#10; │           │   └─Con&#13;&#10; │           │     └─Atom&#13;&#10; │           │       └─Nonterminal&#13;&#10; │           │         └─Ident:'_PCList'&#13;&#10; │           └─Atom&#13;&#10; │             └─Terminal:']'&#13;&#10; ├─Rule&#13;&#10; │ ├─RuleName&#13;&#10; │ │ └─Ident:'_NCList'&#13;&#10; │ └─Alt&#13;&#10; │   └─Con&#13;&#10; │     ├─Atom&#13;&#10; │     │ └─Terminal:'-'&#13;&#10; │     └─Atom&#13;&#10; │       └─Nonterminal&#13;&#10; │         └─Ident:'PCList'&#13;&#10; ├─Rule&#13;&#10; │ ├─RuleName&#13;&#10; │ │ └─Ident:'_PCList'&#13;&#10; │ └─Alt&#13;&#10; │   └─Con&#13;&#10; │     └─Atom&#13;&#10; │       └─Alt&#13;&#10; │         ├─Con&#13;&#10; │         │ └─Atom&#13;&#10; │         │   └─Nonterminal&#13;&#10; │         │     └─Ident:'_CCRange'&#13;&#10; │         └─Con&#13;&#10; │           └─Atom&#13;&#10; │             └─Nonterminal&#13;&#10; │               └─Ident:'_CCItem'&#13;&#10; ├─Rule&#13;&#10; │ ├─RuleName&#13;&#10; │ │ └─Ident:'_CCItem'&#13;&#10; │ └─Alt&#13;&#10; │   ├─Con&#13;&#10; │   │ └─Atom&#13;&#10; │   │   └─Nonterminal&#13;&#10; │   │     └─Ident:'escC'&#13;&#10; │   └─Con&#13;&#10; │     └─Atom&#13;&#10; │       └─CClass&#13;&#10; │         └─NCList&#13;&#10; │           └─PCList&#13;&#10; │             ├─CCItem&#13;&#10; │             │ └─escC&#13;&#10; │             │   └─(◄─):'\r'&#13;&#10; │             ├─CCItem&#13;&#10; │             │ └─escC&#13;&#10; │             │   └─(◄─):'\n'&#13;&#10; │             ├─CCItem&#13;&#10; │             │ └─escC&#13;&#10; │             │   └─(◄─):'\t'&#13;&#10; │             ├─CCItem&#13;&#10; │             │ └─escC&#13;&#10; │             │   └─([\\&quot;\[\-\]]):'['&#13;&#10; │             ├─CCItem&#13;&#10; │             │ └─escC&#13;&#10; │             │   └─([\\&quot;\[\-\]]):'-'&#13;&#10; │             ├─CCItem&#13;&#10; │             │ └─escC&#13;&#10; │             │   └─([\\&quot;\[\-\]]):']'&#13;&#10; │             └─CCItem&#13;&#10; │               └─escC&#13;&#10; │                 └─([\\&quot;\[\-\]]):'\\'&#13;&#10; └─Rule&#13;&#10;   ├─RuleName&#13;&#10;   │ └─Ident:'_CCRange'&#13;&#10;   └─Alt&#13;&#10;     └─Con&#13;&#10;       ├─Atom&#13;&#10;       │ └─Nonterminal&#13;&#10;       │   └─Ident:'_CCItem'&#13;&#10;       ├─Atom&#13;&#10;       │ └─Terminal:'-'&#13;&#10;       └─Atom&#13;&#10;         └─Nonterminal&#13;&#10;           └─Ident:'_CCItem'" table:number-columns-spanned="1" table:number-rows-spanned="101">
            <text:p>─Grammar</text:p>
            <text:p><text:s/>├─Rule</text:p>
            <text:p><text:s/>│ ├─RuleName</text:p>
            <text:p><text:s/>│ │ └─Ident:'_S'</text:p>
            <text:p><text:s/>│ └─Alt</text:p>
            <text:p><text:s/>│ <text:s text:c="2"/>└─Con</text:p>
            <text:p><text:s/>│ <text:s text:c="4"/>└─Atom</text:p>
            <text:p><text:s/>│ <text:s text:c="6"/>└─Nonterminal</text:p>
            <text:p><text:s/>│ <text:s text:c="8"/>└─Ident:'_Grammar'</text:p>
            <text:p><text:s/>├─Rule</text:p>
            <text:p><text:s/>│ ├─RuleName</text:p>
            <text:p><text:s/>│ │ └─Ident:'_ws'</text:p>
            <text:p><text:s/>│ └─Alt</text:p>
            <text:p><text:s/>│ <text:s text:c="2"/>└─Con</text:p>
            <text:p><text:s/>│ <text:s text:c="4"/>└─Atom</text:p>
            <text:p><text:s/>│ <text:s text:c="6"/>└─CClass</text:p>
            <text:p><text:s/>│ <text:s text:c="8"/>└─PCList</text:p>
            <text:p><text:s/>│ <text:s text:c="10"/>├─CCItem</text:p>
            <text:p><text:s/>│ <text:s text:c="10"/>│ └─([-\r\n\t\[\-\]\\]):' '</text:p>
            <text:p><text:s/>│ <text:s text:c="10"/>└─CCItem</text:p>
            <text:p><text:s/>│ <text:s text:c="12"/>└─escC</text:p>
            <text:p><text:s/>│ <text:s text:c="14"/>└─(◄─):'\t'</text:p>
            <text:p><text:s/>├─Rule</text:p>
            <text:p><text:s/>│ ├─RuleName</text:p>
            <text:p><text:s/>│ │ └─Ident:'_lb'</text:p>
            <text:p><text:s/>│ └─Alt</text:p>
            <text:p><text:s/>│ <text:s text:c="2"/>├─Con</text:p>
            <text:p><text:s/>│ <text:s text:c="2"/>│ └─Atom</text:p>
            <text:p><text:s/>│ <text:s text:c="2"/>│ <text:s text:c="2"/>└─Terminal:'\r\n'</text:p>
            <text:p><text:s/>│ <text:s text:c="2"/>├─Con</text:p>
            <text:p><text:s/>│ <text:s text:c="2"/>│ └─Atom</text:p>
            <text:p><text:s/>│ <text:s text:c="2"/>│ <text:s text:c="2"/>└─Terminal:'\r'</text:p>
            <text:p><text:s/>│ <text:s text:c="2"/>├─Con</text:p>
            <text:p><text:s/>│ <text:s text:c="2"/>│ └─Atom</text:p>
            <text:p><text:s/>│ <text:s text:c="2"/>│ <text:s text:c="2"/>└─Terminal:'\n\r'</text:p>
            <text:p><text:s/>│ <text:s text:c="2"/>└─Con</text:p>
            <text:p><text:s/>│ <text:s text:c="4"/>└─Atom</text:p>
            <text:p><text:s/>│ <text:s text:c="6"/>└─Terminal:'\n'</text:p>
            <text:p><text:s/>├─Rule</text:p>
            <text:p><text:s/>│ ├─RuleName</text:p>
            <text:p><text:s/>│ │ └─Ident:'_multOp'</text:p>
            <text:p><text:s/>│ └─Alt</text:p>
            <text:p><text:s/>│ <text:s text:c="2"/>└─Con</text:p>
            <text:p><text:s/>│ <text:s text:c="4"/>└─Atom</text:p>
            <text:p><text:s/>│ <text:s text:c="6"/>└─CClass</text:p>
            <text:p><text:s/>│ <text:s text:c="8"/>└─PCList</text:p>
            <text:p><text:s/>│ <text:s text:c="10"/>├─CCItem</text:p>
            <text:p><text:s/>│ <text:s text:c="10"/>│ └─([-\r\n\t\[\-\]\\]):'?'</text:p>
            <text:p><text:s/>│ <text:s text:c="10"/>├─CCItem</text:p>
            <text:p><text:s/>│ <text:s text:c="10"/>│ └─([-\r\n\t\[\-\]\\]):'+'</text:p>
            <text:p><text:s/>│ <text:s text:c="10"/>└─CCItem</text:p>
            <text:p><text:s/>│ <text:s text:c="12"/>└─([-\r\n\t\[\-\]\\]):'*'</text:p>
            <text:p><text:s/>├─Rule</text:p>
            <text:p><text:s/>│ ├─RuleName</text:p>
            <text:p><text:s/>│ │ └─Ident:'_Ident'</text:p>
            <text:p><text:s/>│ └─Alt</text:p>
            <text:p><text:s/>│ <text:s text:c="2"/>└─Con</text:p>
            <text:p><text:s/>│ <text:s text:c="4"/>├─Atom</text:p>
            <text:p><text:s/>│ <text:s text:c="4"/>│ └─CClass</text:p>
            <text:p><text:s/>│ <text:s text:c="4"/>│ <text:s text:c="2"/>└─PCList</text:p>
            <text:p><text:s/>│ <text:s text:c="4"/>│ <text:s text:c="4"/>├─CCItem</text:p>
            <text:p><text:s/>│ <text:s text:c="4"/>│ <text:s text:c="4"/>│ └─([-\r\n\t\[\-\]\\]):'_'</text:p>
            <text:p><text:s/>│ <text:s text:c="4"/>│ <text:s text:c="4"/>├─CCRange</text:p>
            <text:p><text:s/>│ <text:s text:c="4"/>│ <text:s text:c="4"/>│ ├─CCItem</text:p>
            <text:p><text:s/>│ <text:s text:c="4"/>│ <text:s text:c="4"/>│ │ └─([-\r\n\t\[\-\]\\]):'A'</text:p>
            <text:p><text:s/>│ <text:s text:c="4"/>│ <text:s text:c="4"/>│ └─CCItem</text:p>
            <text:p><text:s/>│ <text:s text:c="4"/>│ <text:s text:c="4"/>│ <text:s text:c="2"/>└─([-\r\n\t\[\-\]\\]):'Z'</text:p>
            <text:p><text:s/>│ <text:s text:c="4"/>│ <text:s text:c="4"/>└─CCRange</text:p>
            <text:p><text:s/>│ <text:s text:c="4"/>│ <text:s text:c="6"/>├─CCItem</text:p>
            <text:p><text:s/>│ <text:s text:c="4"/>│ <text:s text:c="6"/>│ └─([-\r\n\t\[\-\]\\]):'a'</text:p>
            <text:p><text:s/>│ <text:s text:c="4"/>│ <text:s text:c="6"/>└─CCItem</text:p>
            <text:p><text:s/>│ <text:s text:c="4"/>│ <text:s text:c="8"/>└─([-\r\n\t\[\-\]\\]):'z'</text:p>
            <text:p><text:s/>│ <text:s text:c="4"/>└─Atom</text:p>
            <text:p><text:s/>│ <text:s text:c="6"/>└─CClass</text:p>
            <text:p><text:s/>│ <text:s text:c="8"/>└─PCList</text:p>
            <text:p><text:s/>│ <text:s text:c="10"/>├─CCItem</text:p>
            <text:p><text:s/>│ <text:s text:c="10"/>│ └─escC</text:p>
            <text:p><text:s/>│ <text:s text:c="10"/>│ <text:s text:c="2"/>└─([\\"\[\-\]]):'-'</text:p>
            <text:p><text:s/>│ <text:s text:c="10"/>├─CCRange</text:p>
            <text:p><text:s/>│ <text:s text:c="10"/>│ ├─CCItem</text:p>
            <text:p><text:s/>│ <text:s text:c="10"/>│ │ └─([-\r\n\t\[\-\]\\]):'0'</text:p>
            <text:p><text:s/>│ <text:s text:c="10"/>│ └─CCItem</text:p>
            <text:p><text:s/>│ <text:s text:c="10"/>│ <text:s text:c="2"/>└─([-\r\n\t\[\-\]\\]):'9'</text:p>
            <text:p><text:s/>│ <text:s text:c="10"/>├─CCItem</text:p>
            <text:p><text:s/>│ <text:s text:c="10"/>│ └─([-\r\n\t\[\-\]\\]):'_'</text:p>
            <text:p><text:s/>│ <text:s text:c="10"/>├─CCRange</text:p>
            <text:p><text:s/>│ <text:s text:c="10"/>│ ├─CCItem</text:p>
            <text:p><text:s/>│ <text:s text:c="10"/>│ │ └─([-\r\n\t\[\-\]\\]):'A'</text:p>
            <text:p><text:s/>│ <text:s text:c="10"/>│ └─CCItem</text:p>
            <text:p><text:s/>│ <text:s text:c="10"/>│ <text:s text:c="2"/>└─([-\r\n\t\[\-\]\\]):'Z'</text:p>
            <text:p><text:s/>│ <text:s text:c="10"/>└─CCRange</text:p>
            <text:p><text:s/>│ <text:s text:c="12"/>├─CCItem</text:p>
            <text:p><text:s/>│ <text:s text:c="12"/>│ └─([-\r\n\t\[\-\]\\]):'a'</text:p>
            <text:p><text:s/>│ <text:s text:c="12"/>└─CCItem</text:p>
            <text:p><text:s/>│ <text:s text:c="14"/>└─([-\r\n\t\[\-\]\\]):'z'</text:p>
            <text:p><text:s/>├─Rule</text:p>
            <text:p><text:s/>│ ├─RuleName</text:p>
            <text:p><text:s/>│ │ └─Ident:'_escQ'</text:p>
            <text:p><text:s/>│ └─Alt</text:p>
            <text:p><text:s/>│ <text:s text:c="2"/>└─Con</text:p>
            <text:p><text:s/>│ <text:s text:c="4"/>├─Atom</text:p>
            <text:p><text:s/>│ <text:s text:c="4"/>│ └─Terminal:'\\'</text:p>
            <text:p><text:s/>│ <text:s text:c="4"/>└─Atom</text:p>
            <text:p><text:s/>│ <text:s text:c="6"/>└─CClass</text:p>
            <text:p><text:s/>│ <text:s text:c="8"/>└─PCList</text:p>
            <text:p><text:s/>│ <text:s text:c="10"/>├─CCItem</text:p>
            <text:p><text:s/>│ <text:s text:c="10"/>│ └─([-\r\n\t\[\-\]\\]):'r'</text:p>
            <text:p><text:s/>│ <text:s text:c="10"/>├─CCItem</text:p>
            <text:p><text:s/>│ <text:s text:c="10"/>│ └─([-\r\n\t\[\-\]\\]):'n'</text:p>
            <text:p><text:s/>│ <text:s text:c="10"/>├─CCItem</text:p>
            <text:p><text:s/>│ <text:s text:c="10"/>│ └─([-\r\n\t\[\-\]\\]):'t'</text:p>
            <text:p><text:s/>│ <text:s text:c="10"/>├─CCItem</text:p>
            <text:p><text:s/>│ <text:s text:c="10"/>│ └─escC</text:p>
            <text:p><text:s/>│ <text:s text:c="10"/>│ <text:s text:c="2"/>└─([\\"\[\-\]]):'\\'</text:p>
            <text:p><text:s/>│ <text:s text:c="10"/>└─CCItem</text:p>
            <text:p><text:s/>│ <text:s text:c="12"/>└─([-\r\n\t\[\-\]\\]):'\"'</text:p>
            <text:p><text:s/>├─Rule</text:p>
            <text:p><text:s/>│ ├─RuleName</text:p>
            <text:p><text:s/>│ │ └─Ident:'_escC'</text:p>
            <text:p><text:s/>│ └─Alt</text:p>
            <text:p><text:s/>│ <text:s text:c="2"/>└─Con</text:p>
            <text:p><text:s/>│ <text:s text:c="4"/>├─Atom</text:p>
            <text:p><text:s/>│ <text:s text:c="4"/>│ └─Terminal:'\\'</text:p>
            <text:p><text:s/>│ <text:s text:c="4"/>└─Atom</text:p>
            <text:p><text:s/>│ <text:s text:c="6"/>└─CClass</text:p>
            <text:p><text:s/>│ <text:s text:c="8"/>└─PCList</text:p>
            <text:p><text:s/>│ <text:s text:c="10"/>├─CCItem</text:p>
            <text:p><text:s/>│ <text:s text:c="10"/>│ └─([-\r\n\t\[\-\]\\]):'r'</text:p>
            <text:p><text:s/>│ <text:s text:c="10"/>├─CCItem</text:p>
            <text:p><text:s/>│ <text:s text:c="10"/>│ └─([-\r\n\t\[\-\]\\]):'n'</text:p>
            <text:p><text:s/>│ <text:s text:c="10"/>├─CCItem</text:p>
            <text:p><text:s/>│ <text:s text:c="10"/>│ └─([-\r\n\t\[\-\]\\]):'t'</text:p>
            <text:p><text:s/>│ <text:s text:c="10"/>├─CCItem</text:p>
            <text:p><text:s/>│ <text:s text:c="10"/>│ └─escC</text:p>
            <text:p><text:s/>│ <text:s text:c="10"/>│ <text:s text:c="2"/>└─([\\"\[\-\]]):'['</text:p>
            <text:p><text:s/>│ <text:s text:c="10"/>├─CCItem</text:p>
            <text:p><text:s/>│ <text:s text:c="10"/>│ └─escC</text:p>
            <text:p><text:s/>│ <text:s text:c="10"/>│ <text:s text:c="2"/>└─([\\"\[\-\]]):'-'</text:p>
            <text:p><text:s/>│ <text:s text:c="10"/>├─CCItem</text:p>
            <text:p><text:s/>│ <text:s text:c="10"/>│ └─escC</text:p>
            <text:p><text:s/>│ <text:s text:c="10"/>│ <text:s text:c="2"/>└─([\\"\[\-\]]):']'</text:p>
            <text:p><text:s/>│ <text:s text:c="10"/>└─CCItem</text:p>
            <text:p><text:s/>│ <text:s text:c="12"/>└─escC</text:p>
            <text:p><text:s/>│ <text:s text:c="14"/>└─([\\"\[\-\]]):'\\'</text:p>
            <text:p><text:s/>├─Rule</text:p>
            <text:p><text:s/>│ ├─RuleName</text:p>
            <text:p><text:s/>│ │ └─Ident:'_Grammar'</text:p>
            <text:p><text:s/>│ └─Alt</text:p>
            <text:p><text:s/>│ <text:s text:c="2"/>└─Con</text:p>
            <text:p><text:s/>│ <text:s text:c="4"/>├─Atom</text:p>
            <text:p><text:s/>│ <text:s text:c="4"/>│ └─Nonterminal</text:p>
            <text:p><text:s/>│ <text:s text:c="4"/>│ <text:s text:c="2"/>└─Ident:'_Rule'</text:p>
            <text:p><text:s/>│ <text:s text:c="4"/>└─Atom</text:p>
            <text:p><text:s/>│ <text:s text:c="6"/>└─Alt</text:p>
            <text:p><text:s/>│ <text:s text:c="8"/>└─Con</text:p>
            <text:p><text:s/>│ <text:s text:c="10"/>├─Atom</text:p>
            <text:p><text:s/>│ <text:s text:c="10"/>│ └─Nonterminal</text:p>
            <text:p><text:s/>│ <text:s text:c="10"/>│ <text:s text:c="2"/>└─Ident:'_lb'</text:p>
            <text:p><text:s/>│ <text:s text:c="10"/>└─Atom</text:p>
            <text:p><text:s/>│ <text:s text:c="12"/>└─Nonterminal</text:p>
            <text:p><text:s/>│ <text:s text:c="14"/>└─Ident:'_Rule'</text:p>
            <text:p><text:s/>├─Rule</text:p>
            <text:p><text:s/>│ ├─RuleName</text:p>
            <text:p><text:s/>│ │ └─Ident:'_Rule'</text:p>
            <text:p><text:s/>│ └─Alt</text:p>
            <text:p><text:s/>│ <text:s text:c="2"/>└─Con</text:p>
            <text:p><text:s/>│ <text:s text:c="4"/>├─Atom</text:p>
            <text:p><text:s/>│ <text:s text:c="4"/>│ └─Nonterminal</text:p>
            <text:p><text:s/>│ <text:s text:c="4"/>│ <text:s text:c="2"/>└─Ident:'_RuleName'</text:p>
            <text:p><text:s/>│ <text:s text:c="4"/>├─Atom</text:p>
            <text:p><text:s/>│ <text:s text:c="4"/>│ └─Terminal:'::='</text:p>
            <text:p><text:s/>│ <text:s text:c="4"/>└─Atom</text:p>
            <text:p><text:s/>│ <text:s text:c="6"/>└─Nonterminal</text:p>
            <text:p><text:s/>│ <text:s text:c="8"/>└─Ident:'_Alt'</text:p>
            <text:p><text:s/>├─Rule</text:p>
            <text:p><text:s/>│ ├─RuleName</text:p>
            <text:p><text:s/>│ │ └─Ident:'_Con'</text:p>
            <text:p><text:s/>│ └─Alt</text:p>
            <text:p><text:s/>│ <text:s text:c="2"/>└─Con</text:p>
            <text:p><text:s/>│ <text:s text:c="4"/>└─Atom</text:p>
            <text:p><text:s/>│ <text:s text:c="6"/>└─Alt</text:p>
            <text:p><text:s/>│ <text:s text:c="8"/>└─Con</text:p>
            <text:p><text:s/>│ <text:s text:c="10"/>├─Atom</text:p>
            <text:p><text:s/>│ <text:s text:c="10"/>│ └─Nonterminal</text:p>
            <text:p><text:s/>│ <text:s text:c="10"/>│ <text:s text:c="2"/>└─Ident:'_ws'</text:p>
            <text:p><text:s/>│ <text:s text:c="10"/>├─Atom</text:p>
            <text:p><text:s/>│ <text:s text:c="10"/>│ └─Nonterminal</text:p>
            <text:p><text:s/>│ <text:s text:c="10"/>│ <text:s text:c="2"/>└─Ident:'_Atom'</text:p>
            <text:p><text:s/>│ <text:s text:c="10"/>└─Atom</text:p>
            <text:p><text:s/>│ <text:s text:c="12"/>└─Nonterminal</text:p>
            <text:p><text:s/>│ <text:s text:c="14"/>└─Ident:'_ws'</text:p>
            <text:p><text:s/>├─Rule</text:p>
            <text:p><text:s/>│ ├─RuleName</text:p>
            <text:p><text:s/>│ │ └─Ident:'_Atom'</text:p>
            <text:p><text:s/>│ └─Alt</text:p>
            <text:p><text:s/>│ <text:s text:c="2"/>├─Con</text:p>
            <text:p><text:s/>│ <text:s text:c="2"/>│ ├─Atom</text:p>
            <text:p><text:s/>│ <text:s text:c="2"/>│ │ └─Terminal:'('</text:p>
            <text:p><text:s/>│ <text:s text:c="2"/>│ ├─Atom</text:p>
            <text:p><text:s/>│ <text:s text:c="2"/>│ │ └─Nonterminal</text:p>
            <text:p><text:s/>│ <text:s text:c="2"/>│ │ <text:s text:c="2"/>└─Ident:'_Alt'</text:p>
            <text:p><text:s/>│ <text:s text:c="2"/>│ └─Atom</text:p>
            <text:p><text:s/>│ <text:s text:c="2"/>│ <text:s text:c="2"/>└─Terminal:')'</text:p>
            <text:p><text:s/>│ <text:s text:c="2"/>├─Con</text:p>
            <text:p><text:s/>│ <text:s text:c="2"/>│ └─Atom</text:p>
            <text:p><text:s/>│ <text:s text:c="2"/>│ <text:s text:c="2"/>└─Nonterminal</text:p>
            <text:p><text:s/>│ <text:s text:c="2"/>│ <text:s text:c="4"/>└─Ident:'_Nonterminal'</text:p>
            <text:p><text:s/>│ <text:s text:c="2"/>├─Con</text:p>
            <text:p><text:s/>│ <text:s text:c="2"/>│ └─Atom</text:p>
            <text:p><text:s/>│ <text:s text:c="2"/>│ <text:s text:c="2"/>└─Nonterminal</text:p>
            <text:p><text:s/>│ <text:s text:c="2"/>│ <text:s text:c="4"/>└─Ident:'_Terminal'</text:p>
            <text:p><text:s/>│ <text:s text:c="2"/>└─Con</text:p>
            <text:p><text:s/>│ <text:s text:c="4"/>└─Atom</text:p>
            <text:p><text:s/>│ <text:s text:c="6"/>└─Nonterminal</text:p>
            <text:p><text:s/>│ <text:s text:c="8"/>└─Ident:'_CClass'</text:p>
            <text:p><text:s/>├─Rule</text:p>
            <text:p><text:s/>│ ├─RuleName</text:p>
            <text:p><text:s/>│ │ └─Ident:'_Nonterminal'</text:p>
            <text:p><text:s/>│ └─Alt</text:p>
            <text:p><text:s/>│ <text:s text:c="2"/>└─Con</text:p>
            <text:p><text:s/>│ <text:s text:c="4"/>└─Atom</text:p>
            <text:p><text:s/>│ <text:s text:c="6"/>└─Nonterminal</text:p>
            <text:p><text:s/>│ <text:s text:c="8"/>└─Ident:'_Ident'</text:p>
            <text:p><text:s/>├─Rule</text:p>
            <text:p><text:s/>│ ├─RuleName</text:p>
            <text:p><text:s/>│ │ └─Ident:'_Terminal'</text:p>
            <text:p><text:s/>│ └─Alt</text:p>
            <text:p><text:s/>│ <text:s text:c="2"/>└─Con</text:p>
            <text:p><text:s/>│ <text:s text:c="4"/>├─Atom</text:p>
            <text:p><text:s/>│ <text:s text:c="4"/>│ └─Terminal:'\"'</text:p>
            <text:p><text:s/>│ <text:s text:c="4"/>├─Atom</text:p>
            <text:p><text:s/>│ <text:s text:c="4"/>│ └─Alt</text:p>
            <text:p><text:s/>│ <text:s text:c="4"/>│ <text:s text:c="2"/>└─Con</text:p>
            <text:p><text:s/>│ <text:s text:c="4"/>│ <text:s text:c="4"/>└─Atom</text:p>
            <text:p><text:s/>│ <text:s text:c="4"/>│ <text:s text:c="6"/>└─Nonterminal</text:p>
            <text:p><text:s/>│ <text:s text:c="4"/>│ <text:s text:c="8"/>└─Ident:'escQ'</text:p>
            <text:p><text:s/>│ <text:s text:c="4"/>└─Atom</text:p>
            <text:p><text:s/>│ <text:s text:c="6"/>└─Terminal:'\"'</text:p>
            <text:p><text:s/>├─Rule</text:p>
            <text:p><text:s/>│ ├─RuleName</text:p>
            <text:p><text:s/>│ │ └─Ident:'_CClass'</text:p>
            <text:p><text:s/>│ └─Alt</text:p>
            <text:p><text:s/>│ <text:s text:c="2"/>├─Con</text:p>
            <text:p><text:s/>│ <text:s text:c="2"/>│ └─Atom</text:p>
            <text:p><text:s/>│ <text:s text:c="2"/>│ <text:s text:c="2"/>└─Terminal:'.'</text:p>
            <text:p><text:s/>│ <text:s text:c="2"/>└─Con</text:p>
            <text:p><text:s/>│ <text:s text:c="4"/>└─Atom</text:p>
            <text:p><text:s/>│ <text:s text:c="6"/>└─Alt</text:p>
            <text:p><text:s/>│ <text:s text:c="8"/>└─Con</text:p>
            <text:p><text:s/>│ <text:s text:c="10"/>├─Atom</text:p>
            <text:p><text:s/>│ <text:s text:c="10"/>│ └─Terminal:'['</text:p>
            <text:p><text:s/>│ <text:s text:c="10"/>├─Atom</text:p>
            <text:p><text:s/>│ <text:s text:c="10"/>│ └─Alt</text:p>
            <text:p><text:s/>│ <text:s text:c="10"/>│ <text:s text:c="2"/>├─Con</text:p>
            <text:p><text:s/>│ <text:s text:c="10"/>│ <text:s text:c="2"/>│ └─Atom</text:p>
            <text:p><text:s/>│ <text:s text:c="10"/>│ <text:s text:c="2"/>│ <text:s text:c="2"/>└─Nonterminal</text:p>
            <text:p><text:s/>│ <text:s text:c="10"/>│ <text:s text:c="2"/>│ <text:s text:c="4"/>└─Ident:'_NCList'</text:p>
            <text:p><text:s/>│ <text:s text:c="10"/>│ <text:s text:c="2"/>└─Con</text:p>
            <text:p><text:s/>│ <text:s text:c="10"/>│ <text:s text:c="4"/>└─Atom</text:p>
            <text:p><text:s/>│ <text:s text:c="10"/>│ <text:s text:c="6"/>└─Nonterminal</text:p>
            <text:p><text:s/>│ <text:s text:c="10"/>│ <text:s text:c="8"/>└─Ident:'_PCList'</text:p>
            <text:p><text:s/>│ <text:s text:c="10"/>└─Atom</text:p>
            <text:p><text:s/>│ <text:s text:c="12"/>└─Terminal:']'</text:p>
            <text:p><text:s/>├─Rule</text:p>
            <text:p><text:s/>│ ├─RuleName</text:p>
            <text:p><text:s/>│ │ └─Ident:'_NCList'</text:p>
            <text:p><text:s/>│ └─Alt</text:p>
            <text:p><text:s/>│ <text:s text:c="2"/>└─Con</text:p>
            <text:p><text:s/>│ <text:s text:c="4"/>├─Atom</text:p>
            <text:p><text:s/>│ <text:s text:c="4"/>│ └─Terminal:'-'</text:p>
            <text:p><text:s/>│ <text:s text:c="4"/>└─Atom</text:p>
            <text:p><text:s/>│ <text:s text:c="6"/>└─Nonterminal</text:p>
            <text:p><text:s/>│ <text:s text:c="8"/>└─Ident:'PCList'</text:p>
            <text:p><text:s/>├─Rule</text:p>
            <text:p><text:s/>│ ├─RuleName</text:p>
            <text:p><text:s/>│ │ └─Ident:'_PCList'</text:p>
            <text:p><text:s/>│ └─Alt</text:p>
            <text:p><text:s/>│ <text:s text:c="2"/>└─Con</text:p>
            <text:p><text:s/>│ <text:s text:c="4"/>└─Atom</text:p>
            <text:p><text:s/>│ <text:s text:c="6"/>└─Alt</text:p>
            <text:p><text:s/>│ <text:s text:c="8"/>├─Con</text:p>
            <text:p><text:s/>│ <text:s text:c="8"/>│ └─Atom</text:p>
            <text:p><text:s/>│ <text:s text:c="8"/>│ <text:s text:c="2"/>└─Nonterminal</text:p>
            <text:p><text:s/>│ <text:s text:c="8"/>│ <text:s text:c="4"/>└─Ident:'_CCRange'</text:p>
            <text:p><text:s/>│ <text:s text:c="8"/>└─Con</text:p>
            <text:p><text:s/>│ <text:s text:c="10"/>└─Atom</text:p>
            <text:p><text:s/>│ <text:s text:c="12"/>└─Nonterminal</text:p>
            <text:p><text:s/>│ <text:s text:c="14"/>└─Ident:'_CCItem'</text:p>
            <text:p><text:s/>├─Rule</text:p>
            <text:p><text:s/>│ ├─RuleName</text:p>
            <text:p><text:s/>│ │ └─Ident:'_CCItem'</text:p>
            <text:p><text:s/>│ └─Alt</text:p>
            <text:p><text:s/>│ <text:s text:c="2"/>├─Con</text:p>
            <text:p><text:s/>│ <text:s text:c="2"/>│ └─Atom</text:p>
            <text:p><text:s/>│ <text:s text:c="2"/>│ <text:s text:c="2"/>└─Nonterminal</text:p>
            <text:p><text:s/>│ <text:s text:c="2"/>│ <text:s text:c="4"/>└─Ident:'escC'</text:p>
            <text:p><text:s/>│ <text:s text:c="2"/>└─Con</text:p>
            <text:p><text:s/>│ <text:s text:c="4"/>└─Atom</text:p>
            <text:p><text:s/>│ <text:s text:c="6"/>└─CClass</text:p>
            <text:p><text:s/>│ <text:s text:c="8"/>└─NCList</text:p>
            <text:p><text:s/>│ <text:s text:c="10"/>└─PCList</text:p>
            <text:p><text:s/>│ <text:s text:c="12"/>├─CCItem</text:p>
            <text:p><text:s/>│ <text:s text:c="12"/>│ └─escC</text:p>
            <text:p><text:s/>│ <text:s text:c="12"/>│ <text:s text:c="2"/>└─(◄─):'\r'</text:p>
            <text:p><text:s/>│ <text:s text:c="12"/>├─CCItem</text:p>
            <text:p><text:s/>│ <text:s text:c="12"/>│ └─escC</text:p>
            <text:p><text:s/>│ <text:s text:c="12"/>│ <text:s text:c="2"/>└─(◄─):'\n'</text:p>
            <text:p><text:s/>│ <text:s text:c="12"/>├─CCItem</text:p>
            <text:p><text:s/>│ <text:s text:c="12"/>│ └─escC</text:p>
            <text:p><text:s/>│ <text:s text:c="12"/>│ <text:s text:c="2"/>└─(◄─):'\t'</text:p>
            <text:p><text:s/>│ <text:s text:c="12"/>├─CCItem</text:p>
            <text:p><text:s/>│ <text:s text:c="12"/>│ └─escC</text:p>
            <text:p><text:s/>│ <text:s text:c="12"/>│ <text:s text:c="2"/>└─([\\"\[\-\]]):'['</text:p>
            <text:p><text:s/>│ <text:s text:c="12"/>├─CCItem</text:p>
            <text:p><text:s/>│ <text:s text:c="12"/>│ └─escC</text:p>
            <text:p><text:s/>│ <text:s text:c="12"/>│ <text:s text:c="2"/>└─([\\"\[\-\]]):'-'</text:p>
            <text:p><text:s/>│ <text:s text:c="12"/>├─CCItem</text:p>
            <text:p><text:s/>│ <text:s text:c="12"/>│ └─escC</text:p>
            <text:p><text:s/>│ <text:s text:c="12"/>│ <text:s text:c="2"/>└─([\\"\[\-\]]):']'</text:p>
            <text:p><text:s/>│ <text:s text:c="12"/>└─CCItem</text:p>
            <text:p><text:s/>│ <text:s text:c="14"/>└─escC</text:p>
            <text:p><text:s/>│ <text:s text:c="16"/>└─([\\"\[\-\]]):'\\'</text:p>
            <text:p><text:s/>└─Rule</text:p>
            <text:p><text:s text:c="3"/>├─RuleName</text:p>
            <text:p><text:s text:c="3"/>│ └─Ident:'_CCRange'</text:p>
            <text:p><text:s text:c="3"/>└─Alt</text:p>
            <text:p><text:s text:c="5"/>└─Con</text:p>
            <text:p><text:s text:c="7"/>├─Atom</text:p>
            <text:p><text:s text:c="7"/>│ └─Nonterminal</text:p>
            <text:p><text:s text:c="7"/>│ <text:s text:c="2"/>└─Ident:'_CCItem'</text:p>
            <text:p><text:s text:c="7"/>├─Atom</text:p>
            <text:p><text:s text:c="7"/>│ └─Terminal:'-'</text:p>
            <text:p><text:s text:c="7"/>└─Atom</text:p>
            <text:p><text:s text:c="9"/>└─Nonterminal</text:p>
            <text:p><text:s text:c="11"/>└─Ident:'_CCItem'</text:p>
          </table:table-cell>
          <table:table-cell table:style-name="ce178" table:formula="of:=[.E2]*[.F2]" office:value-type="float" office:value="1">
            <text:p>1</text:p>
          </table:table-cell>
          <table:table-cell table:style-name="ce185" office:value-type="string">
            <text:p>1</text:p>
          </table:table-cell>
          <table:table-cell table:style-name="ce190" table:formula="of:=DTOPT_HIDESKIPPED()" office:value-type="float" office:value="1">
            <text:p>1</text:p>
            <draw:control table:end-cell-address="PrsGrammar.F2" table:end-x="3.877cm" table:end-y="0.379cm" draw:z-index="3" draw:style-name="gr1" draw:text-style-name="P1" svg:width="3.812cm" svg:height="0.342cm" svg:x="0.065cm" svg:y="0.037cm" draw:control="control5"/>
          </table:table-cell>
          <table:table-cell table:number-columns-repeated="1018"/>
        </table:table-row>
        <table:table-row table:style-name="ro6">
          <table:table-cell/>
          <table:covered-table-cell table:style-name="ce170"/>
          <table:covered-table-cell table:style-name="ce175"/>
          <table:table-cell table:style-name="ce179" table:formula="of:=[.E3]*[.F3]" office:value-type="float" office:value="2">
            <text:p>2</text:p>
          </table:table-cell>
          <table:table-cell table:style-name="ce186" office:value-type="string">
            <text:p>1</text:p>
          </table:table-cell>
          <table:table-cell table:style-name="ce191" table:formula="of:=DTOPT_DOFOLDLCONCAT()" office:value-type="float" office:value="2">
            <text:p>2</text:p>
            <draw:control table:end-cell-address="PrsGrammar.F3" table:end-x="3.893cm" table:end-y="0.379cm" draw:z-index="2" draw:style-name="gr1" draw:text-style-name="P1" svg:width="3.828cm" svg:height="0.342cm" svg:x="0.065cm" svg:y="0.037cm" draw:control="control4"/>
          </table:table-cell>
          <table:table-cell table:number-columns-repeated="1018"/>
        </table:table-row>
        <table:table-row table:style-name="ro6">
          <table:table-cell/>
          <table:covered-table-cell table:style-name="ce170"/>
          <table:covered-table-cell table:style-name="ce175"/>
          <table:table-cell table:style-name="ce179" table:formula="of:=[.E4]*[.F4]" office:value-type="float" office:value="4">
            <text:p>4</text:p>
          </table:table-cell>
          <table:table-cell table:style-name="ce186" office:value-type="string">
            <text:p>1</text:p>
          </table:table-cell>
          <table:table-cell table:style-name="ce191" table:formula="of:=DTOPT_IMPLICITMULT()" office:value-type="float" office:value="4">
            <text:p>4</text:p>
            <draw:control table:end-cell-address="PrsGrammar.F4" table:end-x="3.844cm" table:end-y="0.379cm" draw:z-index="0" draw:style-name="gr1" draw:text-style-name="P1" svg:width="3.779cm" svg:height="0.342cm" svg:x="0.065cm" svg:y="0.037cm" draw:control="control2"/>
          </table:table-cell>
          <table:table-cell table:number-columns-repeated="1018"/>
        </table:table-row>
        <table:table-row table:style-name="ro6">
          <table:table-cell/>
          <table:covered-table-cell table:style-name="ce170"/>
          <table:covered-table-cell table:style-name="ce175"/>
          <table:table-cell table:style-name="ce179" table:formula="of:=[.E5]*[.F5]" office:value-type="float" office:value="8">
            <text:p>8</text:p>
          </table:table-cell>
          <table:table-cell table:style-name="ce186" office:value-type="string">
            <text:p>1</text:p>
          </table:table-cell>
          <table:table-cell table:style-name="ce191" table:formula="of:=DTOPT_PROMOTESINGLETERMINAL()" office:value-type="float" office:value="8">
            <text:p>8</text:p>
            <draw:control table:end-cell-address="PrsGrammar.F5" table:end-x="3.877cm" table:end-y="0.379cm" draw:z-index="1" draw:style-name="gr1" draw:text-style-name="P1" svg:width="3.812cm" svg:height="0.342cm" svg:x="0.065cm" svg:y="0.037cm" draw:control="control3"/>
          </table:table-cell>
          <table:table-cell table:number-columns-repeated="1018"/>
        </table:table-row>
        <table:table-row table:style-name="ro6">
          <table:table-cell/>
          <table:covered-table-cell table:style-name="ce170"/>
          <table:covered-table-cell table:style-name="ce175"/>
          <table:table-cell table:style-name="ce179" table:formula="of:=[.E6]*[.F6]" office:value-type="float" office:value="0">
            <text:p>0</text:p>
          </table:table-cell>
          <table:table-cell table:style-name="ce186" office:value-type="string">
            <text:p>0</text:p>
          </table:table-cell>
          <table:table-cell table:style-name="ce191" table:formula="of:=16" office:value-type="float" office:value="16">
            <text:p>16</text:p>
            <draw:control table:end-cell-address="PrsGrammar.F6" table:end-x="3.877cm" table:end-y="0.379cm" draw:z-index="4" draw:style-name="gr1" draw:text-style-name="P1" svg:width="3.812cm" svg:height="0.342cm" svg:x="0.065cm" svg:y="0.037cm" draw:control="control6"/>
          </table:table-cell>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table-cell table:style-name="ce171" office:value-type="string" table:number-columns-spanned="1" table:number-rows-spanned="75">
            <text:p><text:s text:c="10"/>_S ::= _Grammar</text:p>
            <text:p/>
            <text:p><text:s text:c="9"/>_ws ::= [ \t]</text:p>
            <text:p><text:s text:c="9"/>_lb ::= "\r\n"</text:p>
            <text:p><text:s text:c="15"/>| "\r"</text:p>
            <text:p><text:s text:c="15"/>| "\n\r"</text:p>
            <text:p><text:s text:c="15"/>| "\n"</text:p>
            <text:p><text:span text:style-name="T2"><text:s text:c="5"/></text:span><text:span text:style-name="T2">_multOp ::= [?+*]</text:span></text:p>
            <text:p><text:span text:style-name="T2"><text:s text:c="6"/></text:span><text:span text:style-name="T2">_Ident ::= [_A-Za-z][\-0-9_A-Za-z]</text:span></text:p>
            <text:p><text:s text:c="7"/>_escQ ::= "\\" [rnt\\"]</text:p>
            <text:p><text:s text:c="7"/>_escC ::= "\\" [rnt\[\-\]\\]</text:p>
            <text:p/>
            <text:p><text:s text:c="4"/>_Grammar ::= _Rule (_lb _Rule)</text:p>
            <text:p><text:s text:c="7"/>_Rule ::= _RuleName "::=" _Alt</text:p>
            <text:p><text:s text:c="8"/>_Con ::= (_ws _Atom _ws)</text:p>
            <text:p><text:s text:c="7"/>_Atom ::= "(" _Alt ")"</text:p>
            <text:p><text:s text:c="15"/>| _Nonterminal</text:p>
            <text:p><text:s text:c="15"/>| _Terminal</text:p>
            <text:p><text:s text:c="15"/>| _CClass</text:p>
            <text:p>_Nonterminal ::= _Ident</text:p>
            <text:p><text:s text:c="3"/>_Terminal ::= "\"" (escQ ) "\""</text:p>
            <text:p><text:span text:style-name="T2"><text:s text:c="5"/></text:span><text:span text:style-name="T2">_CClass ::= "."</text:span></text:p>
            <text:p><text:span text:style-name="T2"><text:s text:c="15"/></text:span><text:span text:style-name="T2">| ("[" (_NCList | _PCList) "]")</text:span></text:p>
            <text:p><text:span text:style-name="T2"><text:s text:c="5"/></text:span><text:span text:style-name="T2">_NCList ::= "-" PCList</text:span></text:p>
            <text:p><text:span text:style-name="T2"><text:s text:c="5"/></text:span><text:span text:style-name="T2">_PCList ::= (_CCRange | _CCItem)</text:span></text:p>
            <text:p><text:span text:style-name="T2"><text:s text:c="5"/></text:span><text:span text:style-name="T2">_CCItem ::= escC | [-\r\n\t\[\-\]\\]</text:span></text:p>
            <text:p><text:span text:style-name="T2"><text:s text:c="4"/></text:span><text:span text:style-name="T2">_CCRange ::= _CCItem "-" _CCItem</text:span></text:p>
            <text:p><text:span text:style-name="T2"/></text:p>
          </table:table-cell>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2"/>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2"/>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7"/>
          <table:table-cell table:style-name="ce182"/>
          <table:table-cell table:style-name="ce189"/>
          <table:table-cell table:style-name="ce193"/>
          <table:table-cell table:number-columns-repeated="1018"/>
        </table:table-row>
        <table:table-row table:style-name="ro14" table:number-rows-repeated="1048473">
          <table:table-cell table:number-columns-repeated="1024"/>
        </table:table-row>
        <table:table-row table:style-name="ro14">
          <table:table-cell table:number-columns-repeated="1024"/>
        </table:table-row>
        <table:named-expressions/>
      </table:table>
      <table:table table:name="PrsPattern" table:style-name="ta1" table:print="false">
        <office:forms form:automatic-focus="false" form:apply-design-mode="false">
          <form:form form:name="Formular" form:apply-filter="true" form:command-type="table" form:control-implementation="ooo:com.sun.star.form.component.Form" office:target-frame="" xlink:href="" xlink:type="simple">
            <form:checkbox form:name="implicitMult" form:control-implementation="ooo:com.sun.star.form.component.CheckBox" xml:id="control7" form:id="control7" form:label="implicitMult" form:tab-index="3" form:value="1" form:linked-cell="PrsGrammar.E4"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upSingleTerminalVal" form:control-implementation="ooo:com.sun.star.form.component.CheckBox" xml:id="control8" form:id="control8" form:label="upSingleTerminalVal" form:tab-index="4" form:value="1" form:linked-cell="PrsGrammar.E5"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doFoldlConcat" form:control-implementation="ooo:com.sun.star.form.component.CheckBox" xml:id="control9" form:id="control9" form:label="doFoldlConcat" form:tab-index="2" form:value="1" form:linked-cell="PrsGrammar.E3"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hideSkipped" form:control-implementation="ooo:com.sun.star.form.component.CheckBox" xml:id="control10" form:id="control10" form:label="hideSkipped" form:tab-index="1" form:value="1" form:linked-cell="PrsGrammar.E2"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AGAIN!" form:control-implementation="ooo:com.sun.star.form.component.CheckBox" xml:id="control11" form:id="control11" form:label="AGAIN!" form:tab-index="5" form:value="1" form:linked-cell="PrsGrammar.E6" form:image-position="center">
              <form:properties>
                <form:property form:property-name="ControlTypeinMSO" office:value-type="float" office:value="0"/>
                <form:property form:property-name="DefaultControl" office:value-type="string" office:string-value="com.sun.star.form.control.CheckBox"/>
                <form:property form:property-name="HelpText" office:value-type="string" office:string-value="help text"/>
                <form:property form:property-name="ObjIDinMSO" office:value-type="float" office:value=""/>
                <form:property form:property-name="SecondaryRefValue" office:value-type="string" office:string-value="0"/>
              </form:properties>
            </form:checkbox>
          </form:form>
        </office:forms>
        <table:table-column table:style-name="co14" table:default-cell-style-name="ce168"/>
        <table:table-column table:style-name="co15" table:default-cell-style-name="ce168"/>
        <table:table-column table:style-name="co16" table:default-cell-style-name="ce168"/>
        <table:table-column table:style-name="co17" table:default-cell-style-name="ce183"/>
        <table:table-column table:style-name="co17" table:default-cell-style-name="ce187"/>
        <table:table-column table:style-name="co18" table:default-cell-style-name="ce168"/>
        <table:table-column table:style-name="co5" table:number-columns-repeated="1018" table:default-cell-style-name="ce168"/>
        <table:table-row table:style-name="ro14">
          <table:table-cell table:number-columns-repeated="2"/>
          <table:table-cell table:style-name="ce173" table:number-columns-repeated="2"/>
          <table:table-cell table:style-name="ce184"/>
          <table:table-cell table:style-name="ce173"/>
          <table:table-cell table:number-columns-repeated="1018"/>
        </table:table-row>
        <table:table-row table:style-name="ro6">
          <table:table-cell/>
          <table:table-cell table:style-name="ce169" office:value-type="string" table:number-columns-spanned="1" table:number-rows-spanned="26">
            <text:p><text:s text:c="11"/>S ::= Cases</text:p>
            <text:p/>
            <text:p><text:s text:c="10"/>ws ::= [ \t]</text:p>
            <text:p><text:s text:c="10"/>lb ::= "\r" "\n"? | "\n" "\r"?</text:p>
            <text:p><text:span text:style-name="T2"><text:s text:c="2"/></text:span><text:span text:style-name="T2">natLiteral ::= [0-9]+</text:span></text:p>
            <text:p><text:span text:style-name="T2"><text:s text:c="5"/></text:span><text:span text:style-name="T2">loIdent ::= [a-z][\-0-9_A-Za-z]*</text:span></text:p>
            <text:p><text:span text:style-name="T2"><text:s text:c="5"/></text:span><text:span text:style-name="T2">upIdent ::= [A-Z][\-0-9_A-Za-z]*</text:span></text:p>
            <text:p><text:span text:style-name="T2"><text:s text:c="8"/></text:span><text:span text:style-name="T2">escC ::= "\\" [rnt\[\-\]\\"]</text:span></text:p>
            <text:p><text:span text:style-name="T2"/></text:p>
            <text:p><text:s text:c="7"/>Cases ::= Case ws* (lb+ Case)*</text:p>
            <text:p><text:s text:c="8"/>Case ::= Pattern ws* "::=" Expr</text:p>
            <text:p><text:s text:c="5"/>Pattern ::= <text:span text:style-name="T2">ws* (</text:span>Any | Var | Const | Data)</text:p>
            <text:p><text:s text:c="9"/>Any ::= "_"</text:p>
            <text:p><text:s text:c="9"/>Var ::= loIdent</text:p>
            <text:p><text:s text:c="7"/>Const ::= CEmpty</text:p>
            <text:p><text:s text:c="15"/>| CBool | CStr | CFloat | CInt</text:p>
            <text:p><text:s text:c="6"/>CEmpty ::= "()"</text:p>
            <text:p><text:s text:c="7"/>CBool ::= "True" | "False"</text:p>
            <text:p><text:s text:c="8"/>CStr ::= <text:span text:style-name="T2">["] (escQ | [-"\r\n\t\\])+ ["]</text:span></text:p>
            <text:p><text:s text:c="6"/>CFloat ::= CInt "." natLiteral</text:p>
            <text:p><text:s text:c="8"/>CInt ::= ("-" ws*)? natLiteral</text:p>
            <text:p><text:s text:c="8"/>Data ::= PatList | PatASN</text:p>
            <text:p><text:s text:c="6"/>PatASN ::= "ASN" Pattern Pattern PatList</text:p>
            <text:p><text:s text:c="5"/><text:span text:style-name="T2">PatList ::= Any | Var</text:span></text:p>
            <text:p><text:span text:style-name="T2"><text:s text:c="15"/></text:span><text:span text:style-name="T2">| ListLiteral | ListCons</text:span></text:p>
            <text:p><text:span text:style-name="T2"><text:s/></text:span><text:span text:style-name="T2">ListLiteral ::= ListNil | ListOther</text:span></text:p>
            <text:p><text:s text:c="5"/>ListNil ::= "[]" | "Nil"</text:p>
            <text:p><text:s text:c="4"/>ListCons ::=<text:span text:style-name="T2"> "(" Pattern ":" PatList ")"</text:span></text:p>
            <text:p><text:span text:style-name="T2"><text:s text:c="15"/></text:span><text:span text:style-name="T2">| "Cons" Pattern PatList</text:span></text:p>
            <text:p><text:span text:style-name="T2"><text:s text:c="3"/></text:span><text:span text:style-name="T2">ListOther ::= "[" Pattern (ws* "," Pattern)* "]"</text:span></text:p>
            <text:p><text:span text:style-name="T2"><text:s/></text:span></text:p>
            <text:p><text:span text:style-name="T2"><text:s text:c="2"/></text:span><text:span text:style-name="T2">ASN lbl <text:s text:c="3"/>() [ASN () val []] -&gt; ASN lbl v []</text:span></text:p>
            <text:p><text:span text:style-name="T2"><text:s text:c="2"/></text:span><text:span text:style-name="T2">ASN "Alt" <text:s/>() [x] <text:s text:c="12"/>-&gt; x</text:span></text:p>
            <text:p><text:span text:style-name="T2"><text:s text:c="2"/></text:span><text:span text:style-name="T2">ASN "Con" <text:s/>() [x] <text:s text:c="12"/>-&gt; x</text:span></text:p>
            <text:p><text:span text:style-name="T2"><text:s text:c="2"/></text:span><text:span text:style-name="T2">ASN "Atom" () [x] <text:s text:c="12"/>-&gt; x</text:span></text:p>
            <text:p><text:span text:style-name="T2"/></text:p>
          </table:table-cell>
          <table:table-cell table:style-name="ce174" table:formula="of:=DERIVATIONTREE_PRSGRAMMAR([.B28]; SUM([.D2:.D27]))" office:value-type="string" office:string-value="!ParseFailure!" table:number-columns-spanned="1" table:number-rows-spanned="92">
            <text:p>!ParseFailure!</text:p>
          </table:table-cell>
          <table:table-cell table:style-name="ce178" table:formula="of:=[.E2]*[.F2]" office:value-type="float" office:value="1">
            <text:p>1</text:p>
          </table:table-cell>
          <table:table-cell table:style-name="ce185" office:value-type="string">
            <text:p>1</text:p>
          </table:table-cell>
          <table:table-cell table:style-name="ce190" table:formula="of:=DTOPT_HIDESKIPPED()" office:value-type="float" office:value="1">
            <text:p>1</text:p>
            <draw:control table:end-cell-address="PrsPattern.F2" table:end-x="3.877cm" table:end-y="0.379cm" draw:z-index="3" draw:style-name="gr1" draw:text-style-name="P1" svg:width="3.812cm" svg:height="0.342cm" svg:x="0.065cm" svg:y="0.037cm" draw:control="control10"/>
          </table:table-cell>
          <table:table-cell table:number-columns-repeated="1018"/>
        </table:table-row>
        <table:table-row table:style-name="ro6">
          <table:table-cell/>
          <table:covered-table-cell table:style-name="ce170"/>
          <table:covered-table-cell table:style-name="ce175"/>
          <table:table-cell table:style-name="ce179" table:formula="of:=[.E3]*[.F3]" office:value-type="float" office:value="2">
            <text:p>2</text:p>
          </table:table-cell>
          <table:table-cell table:style-name="ce186" office:value-type="string">
            <text:p>1</text:p>
          </table:table-cell>
          <table:table-cell table:style-name="ce191" table:formula="of:=DTOPT_DOFOLDLCONCAT()" office:value-type="float" office:value="2">
            <text:p>2</text:p>
            <draw:control table:end-cell-address="PrsPattern.F3" table:end-x="3.893cm" table:end-y="0.379cm" draw:z-index="2" draw:style-name="gr1" draw:text-style-name="P1" svg:width="3.828cm" svg:height="0.342cm" svg:x="0.065cm" svg:y="0.037cm" draw:control="control9"/>
          </table:table-cell>
          <table:table-cell table:number-columns-repeated="1018"/>
        </table:table-row>
        <table:table-row table:style-name="ro6">
          <table:table-cell/>
          <table:covered-table-cell table:style-name="ce170"/>
          <table:covered-table-cell table:style-name="ce175"/>
          <table:table-cell table:style-name="ce179" table:formula="of:=[.E4]*[.F4]" office:value-type="float" office:value="4">
            <text:p>4</text:p>
          </table:table-cell>
          <table:table-cell table:style-name="ce186" office:value-type="string">
            <text:p>1</text:p>
          </table:table-cell>
          <table:table-cell table:style-name="ce191" table:formula="of:=DTOPT_IMPLICITMULT()" office:value-type="float" office:value="4">
            <text:p>4</text:p>
            <draw:control table:end-cell-address="PrsPattern.F4" table:end-x="3.844cm" table:end-y="0.379cm" draw:z-index="0" draw:style-name="gr1" draw:text-style-name="P1" svg:width="3.779cm" svg:height="0.342cm" svg:x="0.065cm" svg:y="0.037cm" draw:control="control7"/>
          </table:table-cell>
          <table:table-cell table:number-columns-repeated="1018"/>
        </table:table-row>
        <table:table-row table:style-name="ro6">
          <table:table-cell/>
          <table:covered-table-cell table:style-name="ce170"/>
          <table:covered-table-cell table:style-name="ce175"/>
          <table:table-cell table:style-name="ce179" table:formula="of:=[.E5]*[.F5]" office:value-type="float" office:value="0">
            <text:p>0</text:p>
          </table:table-cell>
          <table:table-cell table:style-name="ce186" office:value-type="string">
            <text:p>0</text:p>
          </table:table-cell>
          <table:table-cell table:style-name="ce191" table:formula="of:=DTOPT_PROMOTESINGLETERMINAL()" office:value-type="float" office:value="8">
            <text:p>8</text:p>
            <draw:control table:end-cell-address="PrsPattern.F5" table:end-x="3.877cm" table:end-y="0.379cm" draw:z-index="1" draw:style-name="gr1" draw:text-style-name="P1" svg:width="3.812cm" svg:height="0.342cm" svg:x="0.065cm" svg:y="0.037cm" draw:control="control8"/>
          </table:table-cell>
          <table:table-cell table:number-columns-repeated="1018"/>
        </table:table-row>
        <table:table-row table:style-name="ro6">
          <table:table-cell/>
          <table:covered-table-cell table:style-name="ce170"/>
          <table:covered-table-cell table:style-name="ce175"/>
          <table:table-cell table:style-name="ce179" table:formula="of:=[.E6]*[.F6]" office:value-type="float" office:value="0">
            <text:p>0</text:p>
          </table:table-cell>
          <table:table-cell table:style-name="ce186" office:value-type="string">
            <text:p>0</text:p>
          </table:table-cell>
          <table:table-cell table:style-name="ce191" table:formula="of:=16" office:value-type="float" office:value="16">
            <text:p>16</text:p>
            <draw:control table:end-cell-address="PrsPattern.F6" table:end-x="3.877cm" table:end-y="0.379cm" draw:z-index="4" draw:style-name="gr1" draw:text-style-name="P1" svg:width="3.812cm" svg:height="0.342cm" svg:x="0.065cm" svg:y="0.037cm" draw:control="control11"/>
          </table:table-cell>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table-cell table:style-name="ce171" office:value-type="string" table:number-columns-spanned="1" table:number-rows-spanned="66">
            <text:p><text:s/><text:span text:style-name="T2"><text:s/></text:span><text:span text:style-name="T2">ASN lbl <text:s text:c="3"/>() [ASN () val []] -&gt; ASN lbl v []</text:span></text:p>
            <text:p><text:span text:style-name="T2"><text:s text:c="2"/></text:span><text:span text:style-name="T2">ASN "Alt" <text:s/>() [x] <text:s text:c="12"/>-&gt; x</text:span></text:p>
            <text:p><text:span text:style-name="T2"><text:s text:c="2"/></text:span><text:span text:style-name="T2">ASN "Con" <text:s/>() [x] <text:s text:c="12"/>-&gt; x</text:span></text:p>
            <text:p><text:span text:style-name="T2"><text:s text:c="2"/></text:span><text:span text:style-name="T2">ASN "Atom" () [x] <text:s text:c="12"/>-&gt; x</text:span></text:p>
            <text:p><text:span text:style-name="T2"/></text:p>
          </table:table-cell>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2"/>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2"/>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7"/>
          <table:table-cell table:style-name="ce182"/>
          <table:table-cell table:style-name="ce189"/>
          <table:table-cell table:style-name="ce193"/>
          <table:table-cell table:number-columns-repeated="1018"/>
        </table:table-row>
        <table:table-row table:style-name="ro14" table:number-rows-repeated="1048482">
          <table:table-cell table:number-columns-repeated="1024"/>
        </table:table-row>
        <table:table-row table:style-name="ro14">
          <table:table-cell table:number-columns-repeated="1024"/>
        </table:table-row>
        <table:named-expressions/>
      </table:table>
      <table:named-expressions>
        <table:named-expression table:name="a" table:base-cell-address="$totals.$B$87" table:expression="$'3bit-to-7seg, 0-7'.$b$#ref!"/>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onotype.com1" svg:font-family="Monotype.com" style:font-adornments="Standard"/>
    <style:font-face style:name="Courier New" svg:font-family="'Courier New'" style:font-family-generic="modern" style:font-pitch="fixed"/>
    <style:font-face style:name="Monotype.com" svg:font-family="Monotype.com" style:font-family-generic="moder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de" fo:country="DE" style:font-name-asian="Arial Unicode MS" style:language-asian="zh" style:country-asian="CN" style:font-name-complex="Tahoma" style:language-complex="hi" style:country-complex="IN"/>
    </style:default-style>
    <style:default-style style:family="graphic">
      <style:graphic-properties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de" fo:country="DE" style:letter-kerning="true" style:font-size-asian="12pt" style:language-asian="zh" style:country-asian="CN" style:font-size-complex="24pt" style:language-complex="hi" style:country-complex="IN"/>
    </style:default-style>
    <number:number-style style:name="N0">
      <number:number number:min-integer-digits="1"/>
    </number:number-style>
    <number:number-style style:name="N1">
      <number:number number:decimal-places="0"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currency-style style:name="N109P0" style:volatile="true">
      <number:number number:decimal-places="0" number:min-integer-digits="1" number:grouping="true"/>
      <number:text> </number:text>
      <number:currency-symbol number:language="de" number:country="DE">€</number:currency-symbol>
    </number:currency-style>
    <number:currency-style style:name="N109">
      <number:text>-</number:text>
      <number:number number:decimal-places="0" number:min-integer-digits="1" number:grouping="true"/>
      <number:text> </number:text>
      <number:currency-symbol number:language="de" number:country="DE">€</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de" number:country="DE">€</number:currency-symbol>
    </number:currency-style>
    <number:currency-style style:name="N110">
      <number:text>-</number:text>
      <number:number number:decimal-places="2" number:min-integer-digits="1" number:grouping="true"/>
      <number:text> </number:text>
      <number:currency-symbol number:language="de" number:country="DE">€</number:currency-symbol>
      <style:map style:condition="value()&gt;=0" style:apply-style-name="N110P0"/>
    </number:currency-style>
    <number:date-style style:name="N111">
      <number:day-of-week/>
      <number:text>, </number:text>
      <number:day number:style="long"/>
      <number:text>.</number:text>
      <number:month number:style="long"/>
      <number:text>.</number:text>
      <number:year number:style="long"/>
    </number:date-style>
    <number:number-style style:name="N112">
      <number:number number:decimal-places="0" number:min-integer-digits="1"/>
      <number:text>x </number:text>
    </number:number-style>
    <number:number-style style:name="N113">
      <number:number number:decimal-places="0" number:min-integer-digits="0"/>
      <number:text> mm</number:text>
    </number:number-style>
    <number:number-style style:name="N114">
      <number:number number:decimal-places="1" number:min-integer-digits="0"/>
      <number:text> mm</number:text>
    </number:number-style>
    <number:number-style style:name="N115">
      <number:number number:decimal-places="0" number:min-integer-digits="0"/>
    </number:number-style>
    <number:number-style style:name="N116">
      <number:number number:decimal-places="1" number:min-integer-digits="0"/>
    </number:number-style>
    <number:number-style style:name="N117">
      <number:text/>
    </number:number-style>
    <number:number-style style:name="N118">
      <number:number number:decimal-places="0" number:min-integer-digits="2"/>
    </number:number-style>
    <number:number-style style:name="N120P0" style:volatile="true">
      <style:text-properties fo:color="#00ff00"/>
      <number:number number:decimal-places="0" number:min-integer-digits="1"/>
    </number:number-style>
    <number:number-style style:name="N120P1" style:volatile="true">
      <style:text-properties fo:color="#00ff00"/>
      <number:number number:decimal-places="0" number:min-integer-digits="1"/>
    </number:number-style>
    <number:number-style style:name="N120">
      <style:text-properties fo:color="#ff0000"/>
      <number:number number:decimal-places="0" number:min-integer-digits="1"/>
      <style:map style:condition="value()&gt;0" style:apply-style-name="N120P0"/>
      <style:map style:condition="value()&lt;0" style:apply-style-name="N120P1"/>
    </number:number-style>
    <number:number-style style:name="N122P0" style:volatile="true">
      <style:text-properties fo:color="#00ff00"/>
      <number:text>PASS</number:text>
    </number:number-style>
    <number:number-style style:name="N122P1" style:volatile="true">
      <style:text-properties fo:color="#00ff00"/>
      <number:text>PASS</number:text>
    </number:number-style>
    <number:number-style style:name="N122">
      <style:text-properties fo:color="#ff0000"/>
      <number:text>FAIL</number:text>
      <style:map style:condition="value()&gt;0" style:apply-style-name="N122P0"/>
      <style:map style:condition="value()&lt;0" style:apply-style-name="N122P1"/>
    </number:number-style>
    <number:number-style style:name="N123P0" style:volatile="true">
      <number:number number:decimal-places="0" number:min-integer-digits="1"/>
    </number:number-style>
    <number:number-style style:name="N123">
      <style:text-properties fo:color="#ff0000"/>
      <number:text>-</number:text>
      <number:number number:decimal-places="0" number:min-integer-digits="1"/>
      <style:map style:condition="value()&gt;=0" style:apply-style-name="N123P0"/>
    </number:number-style>
    <number:number-style style:name="N125P0" style:volatile="true">
      <number:text>+</number:text>
      <number:number number:decimal-places="0" number:min-integer-digits="1"/>
    </number:number-style>
    <number:number-style style:name="N125">
      <style:text-properties fo:color="#ff0000"/>
      <number:text>-</number:text>
      <number:number number:decimal-places="0" number:min-integer-digits="1"/>
      <style:map style:condition="value()&gt;=0" style:apply-style-name="N125P0"/>
    </number:number-style>
    <number:number-style style:name="N127P0" style:volatile="true">
      <number:text>+</number:text>
      <number:number number:decimal-places="0" number:min-integer-digits="1"/>
    </number:number-style>
    <number:number-style style:name="N127P1" style:volatile="true">
      <style:text-properties fo:color="#ff0000"/>
      <number:text>-</number:text>
      <number:number number:decimal-places="0" number:min-integer-digits="1"/>
    </number:number-style>
    <number:number-style style:name="N127">
      <number:number number:decimal-places="0" number:min-integer-digits="1"/>
      <style:map style:condition="value()&gt;0" style:apply-style-name="N127P0"/>
      <style:map style:condition="value()&lt;0" style:apply-style-name="N127P1"/>
    </number:number-style>
    <number:number-style style:name="N130P0" style:volatile="true">
      <style:text-properties fo:color="#00ff00"/>
      <number:text>PASS </number:text>
      <number:number number:decimal-places="0" number:min-integer-digits="1"/>
    </number:number-style>
    <number:number-style style:name="N130P1" style:volatile="true">
      <style:text-properties fo:color="#0000ff"/>
      <number:text>SKIP </number:text>
      <number:number number:decimal-places="0" number:min-integer-digits="1"/>
    </number:number-style>
    <number:number-style style:name="N130">
      <style:text-properties fo:color="#ff0000"/>
      <number:text>FAIL </number:text>
      <number:number number:decimal-places="0" number:min-integer-digits="1"/>
      <style:map style:condition="value()=1" style:apply-style-name="N130P0"/>
      <style:map style:condition="value()&lt;0" style:apply-style-name="N130P1"/>
    </number:number-style>
    <number:number-style style:name="N133P0" style:volatile="true">
      <style:text-properties fo:color="#00ff00"/>
      <number:text>PASS (</number:text>
      <number:number number:decimal-places="0" number:min-integer-digits="1"/>
      <number:text>)</number:text>
    </number:number-style>
    <number:number-style style:name="N133P1" style:volatile="true">
      <style:text-properties fo:color="#0000ff"/>
      <number:text>SKIP (-</number:text>
      <number:number number:decimal-places="0" number:min-integer-digits="1"/>
      <number:text>)</number:text>
    </number:number-style>
    <number:number-style style:name="N133">
      <style:text-properties fo:color="#ff0000"/>
      <number:text>FAIL (</number:text>
      <number:number number:decimal-places="0" number:min-integer-digits="1"/>
      <number:text>")</number:text>
      <style:map style:condition="value()=1" style:apply-style-name="N133P0"/>
      <style:map style:condition="value()&lt;0" style:apply-style-name="N133P1"/>
    </number:number-style>
    <number:number-style style:name="N134P0" style:volatile="true">
      <style:text-properties fo:color="#00ff00"/>
      <number:text>PASS (</number:text>
      <number:number number:decimal-places="0" number:min-integer-digits="1"/>
      <number:text>)</number:text>
    </number:number-style>
    <number:number-style style:name="N134P1" style:volatile="true">
      <style:text-properties fo:color="#0000ff"/>
      <number:text>SKIP (-</number:text>
      <number:number number:decimal-places="0" number:min-integer-digits="1"/>
      <number:text>)</number:text>
    </number:number-style>
    <number:number-style style:name="N134">
      <style:text-properties fo:color="#ff0000"/>
      <number:text>FAIL (</number:text>
      <number:number number:decimal-places="0" number:min-integer-digits="1"/>
      <number:text>)</number:text>
      <style:map style:condition="value()=1" style:apply-style-name="N134P0"/>
      <style:map style:condition="value()&lt;0" style:apply-style-name="N134P1"/>
    </number:number-style>
    <number:number-style style:name="N135">
      <number:number number:decimal-places="1" number:min-integer-digits="1"/>
    </number:number-style>
    <number:number-style style:name="N136">
      <number:number number:decimal-places="1" number:min-integer-digits="1"/>
      <number:text> sec</number:text>
    </number:number-style>
    <number:number-style style:name="N137">
      <number:number number:decimal-places="1" number:min-integer-digits="1"/>
      <number:text> a/sec</number:text>
    </number:number-style>
    <number:number-style style:name="N138">
      <number:text>options: </number:text>
      <number:number number:decimal-places="0" number:min-integer-digits="1"/>
    </number:number-style>
    <number:text-style style:name="N139">
      <number:text>String to parse:</number:text>
      <number:text-content/>
    </number:text-style>
    <style:style style:name="Default" style:family="table-cell">
      <style:text-properties style:font-name="Arial" fo:font-size="10pt" style:font-size-asian="10pt" style:font-name-complex="Mangal" style:font-size-complex="10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Segment_5f_On" style:display-name="Segment_On" style:family="table-cell" style:parent-style-name="Default" style:data-style-name="N0">
      <style:table-cell-properties fo:background-color="#0000ff" style:text-align-source="fix" style:repeat-content="false" fo:border="0.002cm solid #999999"/>
      <style:paragraph-properties fo:text-align="center" fo:margin-left="0cm"/>
      <style:text-properties style:font-name="Arial" fo:font-size="10pt" style:font-size-asian="10pt" style:font-size-complex="10pt"/>
    </style:style>
    <style:style style:name="Segment_5f_Off" style:display-name="Segment_Off" style:family="table-cell" style:parent-style-name="Default">
      <style:table-cell-properties fo:background-color="#cccccc" style:text-align-source="fix" style:repeat-content="false" fo:border="0.002cm solid #999999"/>
      <style:paragraph-properties fo:text-align="center" fo:margin-left="0cm"/>
      <style:text-properties style:font-name="Arial" fo:font-size="10pt" style:font-size-asian="10pt" style:font-size-complex="10pt"/>
    </style:style>
    <style:style style:name="Segment_5f_Indet" style:display-name="Segment_Indet" style:family="table-cell" style:parent-style-name="Default">
      <style:table-cell-properties fo:background-color="#ff0000" style:text-align-source="fix" style:repeat-content="false"/>
      <style:paragraph-properties fo:text-align="center" fo:margin-left="0cm"/>
      <style:text-properties style:font-name="Arial" fo:font-size="10pt" style:font-size-asian="10pt" style:font-size-complex="10pt"/>
    </style:style>
    <style:style style:name="seg0" style:family="table-cell" style:parent-style-name="Segment_5f_On">
      <style:table-cell-properties style:text-align-source="fix" style:repeat-content="false" fo:background-color="transparent" fo:border="0.002cm solid #000000" style:vertical-align="middle"/>
      <style:paragraph-properties fo:text-align="center" fo:margin-left="0cm"/>
    </style:style>
    <style:style style:name="seg1" style:family="table-cell" style:parent-style-name="Segment_5f_On">
      <style:table-cell-properties fo:border="0.002cm solid #000000" style:vertical-align="middle"/>
    </style:style>
    <style:style style:name="segX" style:family="table-cell" style:parent-style-name="Default">
      <style:table-cell-properties fo:background-color="#e6e6ff" style:text-align-source="fix" style:repeat-content="false" fo:border="0.002cm solid #000000" style:vertical-align="middle"/>
      <style:paragraph-properties fo:text-align="center"/>
    </style:style>
    <style:style style:name="SegBG" style:family="table-cell" style:parent-style-name="Default" style:data-style-name="N1">
      <style:table-cell-properties fo:background-color="#cccccc" style:text-align-source="fix" style:repeat-content="false" fo:border="none" style:vertical-align="middle"/>
      <style:paragraph-properties fo:text-align="center" fo:margin-left="0cm"/>
      <style:text-properties fo:color="#e6e6e6" style:font-name="Arial" fo:font-size="8pt" fo:font-style="italic" style:font-size-asian="8pt" style:font-style-asian="italic" style:font-size-complex="8pt" style:font-style-complex="italic"/>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6-19">19.06.2017</text:date>, <text:time>13:15:40</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29T17:45:12.96</meta:creation-date>
    <dc:date>2017-06-19T13:15:40.07</dc:date>
    <meta:editing-duration>P181DT13H14M12S</meta:editing-duration>
    <meta:editing-cycles>882</meta:editing-cycles>
    <meta:generator>OpenOffice/4.1.2$Win32 OpenOffice.org_project/412m3$Build-9782</meta:generator>
    <meta:document-statistic meta:table-count="12" meta:cell-count="7752" meta:object-count="11"/>
  </office:meta>
</office:document-meta>
</file>

<file path=Basic/Standard/M00_Test.xml><?xml version="1.0" encoding="utf-8"?>
<!DOCTYPE module  PUBLIC '-//OpenOffice.org//DTD OfficeDocument 1.0//EN'  'module.dtd'>
<script:module xmlns:script="http://openoffice.org/2000/script" script:name="M00_Test" script:language="StarBasic">REM  *****  BASIC  *****
Option Explicit

Type TTestPass
	isFail As Boolean	
	x As String
End Type

Type TTestFail
	isFail As Boolean	
	actual As Variant
	expected As Variant
	msg As String
End Type

Type TTest_Dummy
End Type

Public testLevel As Integer
Public assertionCount As Long


Sub Main
	[test_Test ===========]()
	[test_All ============]()
End Sub


Function ticksPerSec()
	Dim out As Long
	If out = 0 Then
		out = GetSystemTicks()
		Wait(100) ' wait a hundred milliseconds
		out = 10 * (GetSystemTicks() - out)
	End If
	ticksPerSec = out
End Function

Function _argsStr(fName As String, args As Array)
On Local Error Goto JustSomething
	If fName = "toString" Then	' we cannot use toString if we were just called from there
		Goto JustSomething
	End If
	_argsStr = toString(args)
	Exit Function
JustSomething:
	_argsStr = "(???)"
End Function

Function mkFail(actual As Variant, expected As Variant, msg As String)
	Dim out As Object
	Set out = new TTestFail
	out.isFail = True
	out.actual = actual
	out.expected = expected
	out.msg = msg
	If (testLevel = 0) Then
		MsgBox("FAIL: " &amp; msg)
	End If
	mkFail = out
End Function

Function mkPass()
	Static out As Object
	If isNull(out) Then
		out = New TTestPass
		out.isFail = False
	End If
	mkPass = out
End Function

Function assertThrows(vF As Variant, args As Array, Optional errNo As Integer)
	assertionCount = assertionCount + 1
	Dim result As Object, a As String, x As String
	Dim fResult As Variant
	Dim k As Integer, n As Integer
	If Not(isArray(args)) Then
		croak("assertThrows: expected Array of args but got" &amp; CR &amp; toString(args))
	End If
	k = LBound(args)
	n = UBound(args) - k + 1
	Dim fName As String, f As Object
	If isString(vF) Then
		fName = vF
		Select Case fName
			Case "assertEqual":	
			Case "assertThrows"
			Case "i_will_throw0"
			Case Else
				f = lookupFn(fName)
				If isEmpty(f) Then
					croak("assertThrows: unknown fn " &amp; toString(fName))
				End If
		End Select
	ElseIf isFn(vF) Then
		fName = getFnName(vF)
		f = vF
	Else
		croak("assertThrows: invalid 1st arg - expected fn, got " &amp; toString(vF))
	End If	

	Select Case fName
		Case "assertEqual":
			testLevel = testLevel + 1
On Local Error Goto Boom
		 	fResult = assertEqual(args(k), args(k+1))
		Case "assertThrows"
			If n = 2 Then
				testLevel = testLevel + 1
On Local Error Goto Boom
				fResult = assertThrows(args(k), args(k+1))
			ElseIf n = 3 Then
				testLevel = testLevel + 1
On Local Error Goto Boom
				fResult = assertThrows(args(k), args(k+1), args(k+2))
			Else
				croak("assertThrows: expected Array of 2 or 3 args but got" &amp; CR &amp; toString(args))
			End If
		Case "i_will_throw0":
			testLevel = testLevel + 1
On Local Error Goto Boom
			fResult = i_will_throw0()
		Case Else
			Dim argsList As Object
			argsList = toList(args)
			If isNil(argsList) Then
				croak("assertThrows: don't know how to apply zero args - fn:" &amp; CR &amp; toString(fName))
			Else 
				testLevel = testLevel + 1
On Local Error Goto Boom
				fResult = applyToList(f, argsList)
			End If
	End Select
	testLevel = testLevel - 1
	a = "no error"
	x = IIf(IsMissing(errNo), "an error", "error " &amp; errNo)
	Dim msg As String
	msg = "expected fn '" &amp; fName &amp; "' to yield " &amp; x
On Local Error Goto skipMsgPart1	
	 msg = msg &amp; " on args" &amp; CR &amp; _argsStr(fName, args)
skipMsgPart1:
On Local Error Goto skipMsgPart2	
	 msg = msg &amp; CR &amp; "returned " &amp; toString(fResult)
skipMsgPart2:
	Set result = mkFail(a, x, msg)
	assertThrows = result
	Exit Function
Boom:
	testLevel = testLevel - 1
	If Not(IsMissing(errNo)) And (errNo &lt;&gt; Err) Then
		a = "error " &amp; Err &amp; ": " &amp; toString(Error$)
		x = "error " &amp; errNo &amp; ": " &amp; toString(Error(errNo))
		Set result = mkFail(a, x, _
			"expected fn '" &amp; fName &amp; "' to yield" _
				&amp; CR &amp; "       " &amp; x _
				&amp; CR &amp; " not " &amp; a _
				&amp; CR &amp; "on args:" _
				&amp; CR &amp; _argsStr(fName, args) _
		)
	Else
		Set result = mkPass()
		result.x = Err &amp; ": " &amp; Error$
	End If
	assertThrows = result
End Function

Function assertEqual(actual As Variant, expected As Variant)
	assertionCount = assertionCount + 1
	Dim result As Object
	Dim ta As String, tx As String
	ta = typeStr(actual)
	tx = typeStr(expected)
	If (ta &lt;&gt; tx) Then
		If ((ta = "Long") And (tx = "Integer"))_
		Or ((ta = "Integer") And (tx = "Long"))_
		Then
			If (actual = expected) Then
				Goto assertEqual_passed
			End If
		Else
			Goto assertEqual_failed
		End If
	ElseIf (isObject(actual) And isObject(expected)) Then
		If (isNull(actual) = isNull(expected)) Then ' either both null or both not
			If (isNull(actual) And isNull(expected)) Then
				Goto assertEqual_passed
			Else
				croak("assertEqual: cannot compare non-null Objects - test custom equ fn instead")
			End If
		Else ' one null, the other not
			Goto assertEqual_failed
		End If
	ElseIf (isArray(actual) And isArray(expected)) Then
		Dim actualDim As Integer, expectedDim As Integer
		actualDim = getDim(actual)
		expectedDim = getDim(expected)
		If actualDim = expectedDim Then
			If actualDim = 1 Then
				If (LBound(actual) = LBound(expected)) And (UBound(actual) = UBound(expected)) Then
					Dim i As Integer
					For i = LBound(actual) To UBound(actual)
						If actual(i) &lt;&gt; expected(i) Then ' TODO: assertEqual: more general equ for array elems
							Goto assertEqual_failed
						End If
					Next
					Goto assertEqual_passed
				End If
			Else
				croak("assertEqual: cannot compare Arrays of dim = " &amp; actualDim &amp; " &gt; 1")
			End If
		End If
	ElseIf (actual = expected) Then
		Goto assertEqual_passed
	End If
assertEqual_failed:
	Dim msg As String
	If ta &lt;&gt; tx Then
		msg = "expected " &amp; ta &amp; ": " &amp; toString(actual) _
				&amp; CR &amp; "     to equal " &amp; tx &amp; ": " &amp; toString(expected)
	Else
		msg = "expected " &amp; toString(actual) _
				&amp; CR &amp; "     to equal " &amp; toString(expected)	
	End If
	assertEqual = mkFail(actual, expected, msg)
	Exit Function
assertEqual_passed:
	assertEqual = mkPass()
	Exit Function
End Function

Function assert_toString_equals(actual As Variant, expected As Variant)
	 assert_toString_equals = assertEqual(toString(actual), toString(expected))
End Function

Function assertPasses(assertionName As String, args As Array)
	assertionCount = assertionCount + 1
	Dim result As Object, innerResult As Object
	Select Case assertionName
		Case "assertEqual"
			testLevel = testLevel + 1
			innerResult = assertEqual(args(0), args(1))
			testLevel = testLevel - 1
		Case "assertThrows"
			If UBound(args) = 1 Then
				testLevel = testLevel + 1
				innerResult = assertThrows(args(0), args(1))
				testLevel = testLevel - 1
			Else
				testLevel = testLevel + 1
				innerResult = assertThrows(args(0), args(1), args(2))
				testLevel = testLevel - 1
			End If
		Case Else
			croak("assertPasses: unknown assertion '" &amp; assertionName &amp; "'")
	End Select
	If innerResult.isFail Then
		Dim a As Object, x As String
		a = innerResult
		x = "pass"
		Set result = mkFail(a, x, _
			"expected " &amp; assertionName &amp; " to pass on args " _
				&amp; NL &amp; "  " &amp; _argsStr(assertionName, args) _
				&amp; NL &amp; "but it failed:" _
				&amp; NL &amp; a.msg _
		)
	Else
		Set result = mkPass()
	End If
	assertPasses = result
End Function

Function assertFails(assertionName As String, args As Array)
	assertionCount = assertionCount + 1
	Dim result As Object, innerResult As Object
	Select Case assertionName
		Case "assertEqual"
			testLevel = testLevel + 1
			innerResult = assertEqual(args(0), args(1))
			testLevel = testLevel - 1
		Case "assertThrows"
			If UBound(args) = 1 Then
				testLevel = testLevel + 1
				innerResult = assertThrows(args(0), args(1))
				testLevel = testLevel - 1
			Else
				testLevel = testLevel + 1
				innerResult = assertThrows(args(0), args(1), args(2))
				testLevel = testLevel - 1
			End If
		Case Else
			croak("assertFails: unknown assertion '" &amp; assertionName &amp; "'")
	End Select
	If Not(innerResult.isFail) Then
		Dim a As Object, x As String
		a = innerResult
		x = "fail"
		Set result = mkFail(a, x, _
			"expected " &amp; assertionName &amp; " to fail on args " _
				&amp; NL &amp; "  " &amp; _argsStr(assertionName, args) _
				&amp; NL &amp; "but it passed." _
		)
	Else
		Set result = mkPass()
	End If
	assertFails = result
End Function

Function testStat(which As String, statsStr As String)
	Dim stats As Variant
	stats = Split(statsStr, " ")
	Select Case which
		Case "name":	testStat = stats(0)
		Case "time":	testStat = CDbl(stats(1))
		Case "count":	testStat = CLng(stats(2))
		Case Else
			croak("no such stat: " &amp; which)
	End Select
End Function

' ==================================================================

Function i_will_throw0()
	Dim foo As Object
	i_will_throw0 = foo.provoke.an.error
End Function

Function [test_Test ===========]()
	test_assertEqual()
	test_assertThrows()
	test_testStat()
End Function

Function test_assertEqual()
	Dim aName As String
	aName = "assertEqual"
	
	assertEqual(False, False).x
	assertPasses(aName, Array(False, False)).x

	assertEqual(True, True).x
	assertPasses(aName, Array(True, True)).x

	assertEqual(0, 0).x
	assertPasses(aName, Array(0, 0)).x

	Dim aLong As Long, aInt As Integer
	aLong = 9
	aInt = 9
	assertPasses(aName, Array(aLong, aInt)).x
	assertPasses(aName, Array(aInt, aLong)).x
	assertFails(aName, Array("9", aInt)).x
	assertFails(aName, Array("9", aLong)).x
	assertFails(aName, Array(aInt,  "9")).x
	assertFails(aName, Array(aLong, "9")).x

	aInt = 7
	assertFails(aName, Array(aLong, aInt)).x
	assertFails(aName, Array(aInt, aLong)).x

	assertEqual("0", "0").x
	assertPasses(aName, Array("0", "0")).x

	assertEqual("a", "a").x
	assertPasses(aName, Array("a", "a")).x

	assertEqual(Nothing, Nothing).x
	assertPasses(aName, Array(Nothing, Nothing)).x

	assertEqual(Empty, Empty).x
	assertPasses(aName, Array(Empty, Empty)).x

	assertFails(aName, Array(False, True)).x
	assertFails(aName, Array(True, False)).x
	
	assertFails(aName, Array(False, Empty)).x
	assertFails(aName, Array(Empty, False)).x

	assertFails(aName, Array(True, Empty)).x
	assertFails(aName, Array(Empty, True)).x

	assertFails(aName, Array(False, Nothing)).x
	assertFails(aName, Array(Nothing, False)).x

	assertFails(aName, Array(True, Nothing)).x
	assertFails(aName, Array(Nothing, True)).x

	assertFails(aName, Array(False, "")).x
	assertFails(aName, Array("", False)).x

	assertFails(aName, Array(True, "")).x
	assertFails(aName, Array("", True)).x

	assertFails(aName, Array(False, 0)).x
	assertFails(aName, Array(0, False)).x

	assertFails(aName, Array(True, 0)).x
	assertFails(aName, Array(0, True)).x

	assertFails(aName, Array(False, 1)).x
	assertFails(aName, Array(1, False)).x

	assertFails(aName, Array(True, 1)).x
	assertFails(aName, Array(1, True)).x

	assertFails(aName, Array(False, "")).x
	assertFails(aName, Array("", False)).x

	assertFails(aName, Array(True, "")).x
	assertFails(aName, Array("", True)).x

	assertFails(aName, Array(False, "a")).x
	assertFails(aName, Array("a", False)).x

	assertFails(aName, Array(True, "a")).x
	assertFails(aName, Array("a", True)).x


	assertFails(aName, Array(Empty, "")).x
	assertFails(aName, Array("", Empty)).x

	assertFails(aName, Array(Nothing, "")).x
	assertFails(aName, Array("", Nothing)).x
	
	assertFails(aName, Array(Empty, "a")).x
	assertFails(aName, Array("a", Empty)).x

	assertFails(aName, Array(Nothing, "a")).x
	assertFails(aName, Array("a", Nothing)).x

	Dim dummy As Object
	assertFails(aName, Array(Empty, dummy)).x
	assertFails(aName, Array(dummy, Empty)).x

	assertPasses(aName, Array(Nothing, dummy)).x
	assertPasses(aName, Array(dummy, Nothing)).x

	Set dummy = New TTest_Dummy
	assertFails(aName, Array(Empty, dummy)).x
	assertFails(aName, Array(dummy, Empty)).x

	assertFails(aName, Array(Nothing, dummy)).x
	assertFails(aName, Array(dummy, Nothing)).x

	assertThrows(aName, Array(dummy, dummy)).x


	assertFails(aName, Array(0, 1)).x
	assertFails(aName, Array(0, "1")).x
	assertFails(aName, Array(0, False)).x
	assertFails(aName, Array(0, True)).x
	
	assertFails(aName, Array("0", "1")).x
	assertFails(aName, Array("a", "b")).x
	assertFails(aName, Array("a", "b")).x
	
	assertFails(aName, Array(Nothing, Empty)).x
	assertFails(aName, Array(Empty, Nothing)).x
	
	assertFails(aName, Array(Empty, 0)).x
	assertFails(aName, Array(0, Empty)).x
	
	assertFails(aName, Array(Empty, "a")).x
	assertFails(aName, Array("a", Empty)).x

	assertFails(aName, Array(Nothing, 0)).x
	assertFails(aName, Array(0, Nothing)).x

	assertFails(aName, Array("a", Nothing)).x
	
End Function

Function test_assertThrows()
	assertThrows("i_will_throw0", Array()).x
	assertThrows("i_will_throw0", Array(), 91).x
	assertThrows("i_will_throw0", Array(5)).x
	
	' inner assertThrows throws because *IT* gets no args (so the outer passes)
'	assertThrows("assertThrows", Array()).x
	
	' inner assertThrows throws because *IT* gets no valid arg array to pass on (so the outer passes)
	' (inner assertThrows expects Array as 2nd arg)
	assertThrows("assertThrows", Array("assertEqual", 2, 2)).x

'	assertFails("assertThrows", Array("assertEqual", Array(2, 2))).x
'	assertFails("assertThrows", Array("assertEqual", Array(2, 3))).x

'	assertPasses("assertThrows", Array("i_will_throw0", Nothing)).x
End Function

Function test_testStat()
	assertEqual(testStat("name",  "foobar 5,5 987"), "foobar").x
	assertEqual(testStat("time",  "foobar 5,5 987"), 5.5).x
	assertEqual(testStat("count", "foobar 5,5 987"), 987).x
End Function


Function [test_All ============]()
	Dim tm As Double, aCount As Long
	tm = GetSystemTicks()
	aCount = assertionCount
	
	test_Common()
	test_Array()
	[test_List ===============]()
	[test_Fn ===============]()
	test_Parser()
	test_AST()
	test_PrsLogic()
	[test_PrsGrammar======================================]()
	[test_Pattern======================================]()
	[test_Env======================================]()
	[test_Expr======================================]()
	[test_Type======================================]()
	
	
	aCount = assertionCount - aCount
	tm = (GetSystemTicks() - tm) / ticksPerSec
	show("ttl secs: " &amp; tm &amp; NL &amp; "ttl assertions: " &amp; aCount)
End Function


</script:module>
</file>

<file path=Basic/Standard/M01_Common.xml><?xml version="1.0" encoding="utf-8"?>
<!DOCTYPE module  PUBLIC '-//OpenOffice.org//DTD OfficeDocument 1.0//EN'  'module.dtd'>
<script:module xmlns:script="http://openoffice.org/2000/script" script:name="M01_Common" script:language="StarBasic">REM  *****  BASIC  *****
Option Explicit


Sub Main
	test_Common()
End Sub

Function CR()  : CR = Chr(13) : End Function
Function LF()  : LF = Chr(10) : End Function
Function NL()  : NL = CR &amp; LF : End Function
Function TAB() : TAB = Chr(9) : End Function
Function DQ()  : DQ = Chr(34) : End Function ' double quote "

Function show(a As Variant, Optional b As Variant)
	If isMissing(b) Then
		MsgBox(toString(a))
	Else
		If isString(a) Then
			MsgBox(a &amp; NL &amp; NL &amp; toString(b))
		Else
			MsgBox(toString(a) &amp; NL &amp; NL &amp; toString(b))
		End If
	End If
	show = Nothing
End Function



Sub croak(msg As String)
	Dim provoke As Object
	If (testLevel = 0) Then
		MsgBox(msg)
	End If
	MsgBox(provoke.AnError)
End Sub

' I = \x.x
'	:: a -&gt; a
Function id(Optional x As Variant)
	id = _apply(Fn.id, x)
End Function

' K = \x y.x
'     :: a -&gt; b -&gt; a
Function fstArg(Optional x As Variant, Optional y As Variant)
	fstArg = _apply(Fn.fstArg, x, y)
End Function

' K I = (\b x.b) (\y.y) = \x.\y.y = \x y.y
'     :: a -&gt; b -&gt; b
Function sndArg(Optional x As Variant, Optional y As Variant)
	Dim out As Variant
	If isMissing(x) Then
		out = Fn.sndArg
	ElseIf isMissing(y) Then
		out = Fn.id
	Else
		out = y
	End If
	sndArg = out
End Function

'\f y x.f x y
' :: (b -&gt; a) -&gt; a -&gt; b = (b -&gt; a) -&gt; (a -&gt; b)
Function swap(Optional f, Optional x, Optional y)
	swap = _apply(Fn.swap, f, x, y)
End Function

' B = \f g x.f (g x)
'   :: (b -&gt; c) -&gt; (a -&gt; b) -&gt; a -&gt; c  =  (b -&gt; c) -&gt; (a -&gt; b) -&gt; (a -&gt; c)
Function compose(Optional ByVal f, Optional ByVal g, Optional x)
	'compose = _apply(Fn.compose, f, g, x)
	compose = _compose(f, g, x)
End Function

Function _compose(Optional ByVal f, Optional ByVal g, Optional x)
	Dim out As Variant
	If isMissing(f) Then
		out = Fn.compose
	Else
		Dim fName As String, h As Object, i As Object
		fName = getFnName(f)
		If isMissing(g) Then
			If fName = getFnName(Fn.id) Then
				out = f
			ElseIf fName = getFnName(Fn.fstArg) Then
				If arity(f) = 1 Then ' f = K v
					out = f
				Else ' f = K
					out = _apply(Fn.compose, f)
				End If
			ElseIf fName = getFnName(Fn.sndArg) Then
				out = Fn.sndArg
			ElseIf fName = getFnName(Fn.compose) Then
				If arity(f) = 1 Then ' f = B h i, so B f = B (B h i) = B h (B i)
					h = cadr(partialArgs(f)) ' they're backwards!
					i = car(partialArgs(f))   ' they're backwards!
					out = _compose(h, _compose(i))
				Else
					out = _apply(Fn.compose, f)
				End If
			Else
				out = _apply(Fn.compose, f)
			End If
		Else
			Dim gName As String
			gName = getFnName(g)
			If gName = getFnName(Fn.id) Then
				out = _apply(f, x)
			ElseIf isMissing(x) Then
				If fName = getFnName(Fn.id) Then
					out = g
				ElseIf fName = getFnName(Fn.sndArg) Then
					out = f
				ElseIf fName = getFnName(Fn.fstArg) Then
					If arity(f) = 1 Then ' f = K v
						out = f
					Else ' f = K
						out = _apply(Fn.compose, f, g)
					End If
				ElseIf fName = getFnName(Fn.compose) Then
					If arity(f) = 1 Then ' f = B h i, so B f g = B (B h i) g = (h ° i) ° g = h ° (i ° g)
						h = cadr(partialArgs(f)) ' they're backwards!
						i = car(partialArgs(f))   ' they're backwards!
						out = _compose(h, _compose(i, g))
					Else
						out = _apply(Fn.compose, f, g)
					End If
				Else
					out = _apply(Fn.compose, f, g)
				End If
			Else
				If fName = getFnName(Fn.id) Then
					out = _apply(g, x)
				ElseIf fName = getFnName(Fn.sndArg) Then
					out = x
				ElseIf fName = getFnName(Fn.fstArg) Then
					If arity(f) = 1 Then ' f = K v
						out = car(partialArgs(f))
					Else ' f = K
						out = apply1(f, apply1(g, x))
					End If
				ElseIf fName = getFnName(Fn.compose) Then
					If arity(f) = 1 Then ' f = B h i, so B f g x = B (B h i) g x = h (i (g x))
						h = cadr(partialArgs(f)) ' they're backwards!
						i = car(partialArgs(f))   ' they're backwards!
						out = apply1(h, apply1(i, apply1(g, x)))
					Else
						out = apply1(f, apply1(g, x))
					End If
				Else
					out = apply1(f, apply1(g, x))
				End If
			End If
		End If
	End If		
	_compose = out
End Function


'\c t e x.if (c x) then (t x) else (e x)
'   :: (a -&gt; Bool) -&gt; (a -&gt; b) -&gt; (a -&gt; b) -&gt; a -&gt; b
Function ite(Optional cond, Optional thn, Optional els, Optional x)
	ite = _apply(Fn.ite, cond, thn, els, x)
End Function

Function concat(Optional a As String, Optional b As String)
	concat = _apply(Fn.concat, a, b)
End Function

' TODO: startsWith ~&gt; isPrefixOf, add isSuffixOf ("endsWith")
Function startsWith(s As String, prefix As String) 
	startsWith = ((Len(prefix) &lt;= Len(s)) And (Mid(s, 1, Len(prefix)) = prefix))
End Function

Function add(Optional a As Long, Optional b As Long)
	add = _apply(Fn.add, a, b)
End Function

Function mul(Optional a As Long, Optional b As Long)
	mul = _apply(Fn.mul, a, b)
End Function

Function neq(Optional a As Variant, Optional b As Variant)
	neq = _apply(Fn.neq, a, b)
End Function

Function inRange( _
	Optional lo As Long, _
	Optional hi As Long, _
	Optional x As Long _
)
	inRange = _apply(Fn.inRange, lo, hi, x)
End Function

Function equ(Optional a As Variant, Optional b As Variant)
	Static oFn As Object : If isNull(oFn) Then : oFn = Fn.equ : End If
	Dim result as Variant
	If isMissing(a) Then
		result = oFn
	ElseIf isMissing(b) Then
		result = apply(oFn, a)
	ElseIf isEmpty(a) Then
		result = isEmpty(b)
	ElseIf isEmpty(b) Then
		result = False
	Else
		Dim ta As String, tb As String, tmp As String
		ta = typeStr(a)
		tb = typeStr(b)
		If (ta &lt;&gt; tb) Then
			If (isNull(a) And startsWith(tb, ta)) Or (isNull(b) And startsWith(ta, tb)) Then
				result = False
			Else
				croak("equ: incompatible types " &amp; ta &amp; " and " &amp; tb)
			End If
		Else ' ta = tb
			Select Case ta
				Case "Empty":	result = True
				Case "Object"	' Object without a .tyname field
					result = CBool(isNull(a) And isNull(b))
					If Not(result) Then
						croak("equ: cannot compare values of underspecified type " &amp; ta)
					End If
				Case "Object/"	' Object with a uninitialized .tyname field
					croak("equ: cannot compare (uninitialized) values of type " &amp; ta)
				Case Else
					If isObject(a) Then	'they are instances of the same custom type (with non-empty.tyname)
						' ATTENTION: do NOT access .tyname directly!
						Dim tyName As String, equFn As Object
						If isDataValue(a) Then
							tyName = "T" &amp; typeCtorName(ctorOf(a))
						Else
							tyName = _tyname(a)
						End If
						equFn = lookupFn(tyName &amp; "_equ")
						If isEmpty(equFn) Then
							croak("equ: cannot compare values of type " &amp; ta)
						End If
						result = apply(equFn, a, b)
					ElseIf isArray(a) Then
						croak("equ: NYI - comparing arrays")
					Else
						result = CBool(a = b)
					End If
			End Select
		End If
	End If
	equ = result
End Function

Function toString(ByVal v As Variant) As String
	Dim result As String
	Dim tp As String
	tp = typeStr(v)
	Select Case tp
		Case "String"
			Dim t As String
			t = v &amp; ""
			t = Join(Split(t, "\"), "\\")
			t = Join(Split(t, DQ), 	"\" &amp; DQ)
			t = Join(Split(t, CR),  "\r")
			t = Join(Split(t, LF),  "\n")
			t = Join(Split(t, TAB), "\t")
			result = "'" &amp; t &amp; "'"
		Case "Empty"
			result = tp
		Case "Array"
			result = Array_toString(v)
		Case "Object"	' Object without a .tyname field
			If IsNull(v) Then
				result = "Nothing"
			Else
				result = tp &amp; "(...)"
			End If
		Case Else
			If IsObject(v) Then
				Dim toStrFnName As String, toStrFn As Variant
				If isDataValue(v) Then
					result = Data_toString(v)
				Else ' Object with a .tyname field
					Dim tyName As String
					' ATTENTION: do NOT access .tyname directly!
					tyName = _tyName(v)
					If (tyname = "") Then
						result = "Object(tyname='')"
					Else
						toStrFnName = tyName &amp; "_toString"
						'We've got an Object with .tyName, so we insist on its _toString to exist
						'Note: We test for existence separately because apply/croak call toString again...
						toStrFn = lookupFn(toStrFnName)
						If isEmpty(toStrFn) Then
							'croak("toString: unknown fn '" &amp; toStrFnName &amp; "'")
							result = tyName &amp; "(...)"
						Else
							result = apply(toStrFn, v)
						End If
					End If
				End If
			Else
				result = v &amp; ""
			End If
	End Select
	toString = result
End Function

Function readHex(arg As Variant) As Long
	Dim result As Long, t As String
	t = typeStr(arg)
	Select Case t
		Case "Array"
			result = readHex(Join(arg))
		Case "String"
			Dim l As Integer
			l = Len(arg)
			If l = 0 Then
				croak("readHex: got empty String")
			Else
				Dim digits As String, d As Integer, x As Long, i As Integer
				digits = arg
				result = 0
				For i = 1 To Len(digits)
					d = Asc(Mid(digits, i, 1))
					If (d &gt;= Asc("0")) And (d &lt;= Asc("9")) Then
						x = d - Asc("0")
					ElseIf (d &gt;= Asc("A")) And (d &lt;= Asc("F")) Then
						x = d - Asc("A") + 10
					ElseIf (d &gt;= Asc("a")) And (d &lt;= Asc("f")) Then
						x = d - Asc("a") + 10
					Else
						croak("readHex: invalid hex digit '" &amp; chr(d) &amp; "' in " &amp; toString(arg))
					End If
'On Local Error Goto readHex_blows		
					result = (result * 16) + x
				Next i
			End If
		Case Else
			croak("readHex: expected Array or String - got " &amp; t &amp; ":" &amp; CR &amp; toString(arg))
	End Select
	readHex = result
	Exit Function
	
readHex_blows:
	MsgBox(toString(result))
	Exit Function
End Function

'= tests ============================================================

Function test_Common()
	testLevel = 0
	test_passing_pointers()
	test_concat()
	test_toString()
	test_id()
	test_fstArg()
	test_sndArg()
	test_swap()
	test_add()
	test_mul()
	test_compose() ' tests use add and mul and toString
	test_inRange()
	test_equ()
	test_readHex()
End Function


Type TTest_NoTyname
End Type

Type TTest_Tyname
	tyname As String
End Type

Type TTest_Foo
	bar As Integer
End Type


Function test_passPtrByVal_Object(ByVal o As Object)
	o.bar = o.bar + 1
	o = Nothing
	test_passPtrByVal_Object = o
End Function

Function test_passPtrByVal_Type(ByVal o As TTest_Foo)
	o.bar = o.bar + 1
	o = Nothing
	test_passPtrByVal_Type = o
End Function

Function test_passPtrByRef_Object(ByRef o As Object)
	o.bar = o.bar + 1
	o = Nothing
	test_passPtrByRef_Object = o
End Function

Function test_passPtrByRef_Type(o As TTest_Foo)
	o.bar = o.bar + 1
	o = Nothing
	test_passPtrByRef_Type = o
End Function

Function test_passing_pointers()
	Dim o As Object
	o = New TTest_Foo
	o.bar = 7
	
	' make sure fn was actually executed:
	assertEqual(test_passPtrByVal_Object(o), Nothing).x
	' fn did not change the pointer o (because it was passed ByVal):
	assertEqual(isNull(o), False).x
	' fn did however change the object pointed to:
	assertEqual(o.bar, 8).x
	
	' Same if parameter is declared with the custom type instead of Object
	' make sure fn was actually executed:
	assertEqual(test_passPtrByVal_Type(o), Nothing).x
	' fn did not change the pointer o (because it was passed ByVal):
	assertEqual(isNull(o), False).x
	' fn did however change the object pointed to:
	assertEqual(o.bar, 9).x

	'Things change when we pass it ByRef (which is the default!)
	Dim o2 As Object
	o2 = o	' keep original in different var
	' call fn
	assertEqual(test_passPtrByRef_Object(o), Nothing).x
	' fn did change the pointer o (because it was passed ByRef):
	assertEqual(isNull(o), True).x
	' fn also did change the object pointed to:
	assertEqual(o2.bar, 10).x
	
	' Same if parameter is declared with the custom type instead of Object
	o = o2 ' restore o
	' make sure fn was actually executed:
	assertEqual(test_passPtrByRef_Type(o), Nothing).x
	' fn did change the pointer o (because it was passed ByRef):
	assertEqual(isNull(o), True).x
	' fn did however change the object pointed to:
	assertEqual(o2.bar, 11).x

	
	' Now try with an argument declared as the custom type (instead of Object):
	'--------------------------------------------------------------------------
	Dim p As New TTest_Foo
	p.bar = 7

	' make sure fn was actually executed:
	assertEqual(test_passPtrByVal_Object(p), Nothing).x
	' fn did not change the pointer p (because it was passed ByVal):
	assertEqual(isNull(p), False).x
	' fn did however change the object pointed to:
	assertEqual(p.bar, 8).x
	
	' Same if parameter is declared with the custom type instead of Object
	' make sure fn was actually executed:
	assertEqual(test_passPtrByVal_Object(p), Nothing).x
	' fn did not change the pointer p (because it was passed ByVal):
	assertEqual(isNull(p), False).x
	' fn did however change the object pointed to:
	assertEqual(p.bar, 9).x


	'Things change when we pass it ByRef (which is the default)
	Dim p2 As Object
	p2 = p	' keep original in different var
	' call fn
	assertEqual(test_passPtrByRef_Type(p), Nothing).x
	' fn did change the pointer p (because it was passed ByRef):
	assertEqual(isNull(p), True).x
	' fn also did change the object pointed to:
	assertEqual(p2.bar, 10).x
	
	' Same if parameter is declared with the custom type instead of Object
	p = p2 ' restore p
	' make sure fn was actually executed:
	assertEqual(test_passPtrByRef_Type(p), Nothing).x
	' fn did change the pointer p (because it was passed ByRef):
	assertEqual(isNull(p), True).x
	' fn did however change the object pointed to:
	assertEqual(p2.bar, 11).x
End Function
	


Function test_concat()
	assertEqual(concat("", ""), "").x
	assertEqual(concat("a", ""), "a").x
	assertEqual(concat("a", "b"), "ab").x
	assertEqual(concat("a", "bc"), "abc").x
	assertEqual(concat("ab", "c"), "abc").x
	
	assertEqual(arity(Fn.concat), 2).x	' from Fn object
	assertEqual(arity(concat), 	  2).x	' from 0-arg call

	assertEqual(apply(concat, "", ""), "").x
	assertEqual(apply(concat, "a", ""), "a").x
	assertEqual(apply(concat, "a", "b"), "ab").x
	assertEqual(apply(concat, "a", "bc"), "abc").x
	assertEqual(apply(concat, "ab", "c"), "abc").x
End Function




Function test_toString()
	assertEqual(toString(""),               "''").x
	assertEqual(toString(" "),              "' '").x
	assertEqual(toString("abc"),            "'abc'").x
	assertEqual(toString(0),                "0").x
	assertEqual(toString("0"),              "'0'").x
	assertEqual(toString(1),                "1").x
	assertEqual(toString("1"),              "'1'").x
	assertEqual(toString(" 1"),             "' 1'").x
	assertEqual(toString("01"),             "'01'").x
	assertEqual(toString(01),               "1").x
	assertEqual(toString(CR),             	"'\r'").x
	assertEqual(toString(LF),             	"'\n'").x
	assertEqual(toString(TAB),             	"'\t'").x
	assertEqual(toString(TAB &amp; "x"),       	"'\tx'").x
	assertEqual(toString("x" &amp; TAB),       	"'x\t'").x
	assertEqual(toString("x" &amp; CR),       	"'x\r'").x
	assertEqual(toString("x" &amp; LF),       	"'x\n'").x
	assertEqual(toString("x" &amp; TAB &amp; "y"), 	"'x\ty'").x
	assertEqual(toString("x" &amp; CR &amp; "y"), 	"'x\ry'").x
	assertEqual(toString("x" &amp; LF &amp; "y"), 	"'x\ny'").x
	assertEqual(toString(TAB &amp; CR &amp; "y"), 	"'\t\ry'").x
	assertEqual(toString(TAB &amp; LF &amp; "y"), 	"'\t\ny'").x

	assertEqual(toString("\"),              "'\\'").x
	assertEqual(toString(" \"),             "' \\'").x
	assertEqual(toString("\ "),             "'\\ '").x
	assertEqual(toString(" \ "),            "' \\ '").x

	assertEqual(toString(DQ),               "'\" &amp; DQ &amp; "'").x
	assertEqual(toString(" " &amp; DQ),         "' \" &amp; DQ &amp; "'").x
	assertEqual(toString(DQ &amp; " "),			"'\" &amp; DQ &amp; " '").x
	assertEqual(toString(" " &amp; DQ &amp; " "),   "' \" &amp; DQ &amp; " '").x

	Dim aLong As Long
	aLong = 0
	assertEqual(toString(aLong), 	 "0").x
	assertEqual(toString(aLong + 1), "1").x

	assertEqual(toString(Nothing), "Nothing").x
	assertEqual(toString(Empty), "Empty").x

	Dim t1 As New TTest_NoTyName
	assertEqual(toString(t1), "Object(...)").x

	Dim t2 As New TTest_TyName
	assertEqual(toString(t2), "Object(tyname='')").x
	t2.tyname = "foobar"
	assertEqual(toString(t2), "foobar(...)").x
End Function

Function test_id()
	assertEqual(arity(Fn.id), 1).x
	assertEqual(arity(id), 1).x

	assertEqual(id(Empty), Empty).x
	assertEqual(id(Nothing), Nothing).x
	
	assertEqual(id(0), 0).x
	assertEqual(id(1), 1).x
	assertEqual(id(-2), -2).x
	assertEqual(id("a"), "a").x
	assertEqual(id("b"), "b").x
End Function

Function test_fstArg()
	assertEqual(arity(Fn.fstArg), 2).x

	assertEqual(fstArg(1, 2), 1).x
	assertEqual(fstArg(2, 1), 2).x
	assertEqual(fstArg("a", "b"), "a").x
	assertEqual(fstArg("b", "a"), "b").x
End Function

Function test_sndArg()
	'assertEqual(arity(Fn.sndArg), 2).x	' well, not so sure...

	assertEqual(sndArg(1, 2), 2).x
	assertEqual(sndArg(2, 1), 1).x
	assertEqual(sndArg("a", "b"), "b").x
	assertEqual(sndArg("b", "a"), "a").x
End Function

Function test_swap()
	assertEqual(arity(Fn.swap), 3).x

	assertEqual(swap(Fn.fstArg, 1, 2), 2).x
	assertEqual(swap(Fn.sndArg, 1, 2), 1).x

	assertEqual(swap(Fn.fstArg, 1, 2), 2).x
	assertEqual(swap(Fn.sndArg, 1, 2), 1).x

	Dim f As Variant ' test partial application
	
	f = swap
	assertEqual(arity(f), 3).x
	assertEqual(apply(f, Fn.fstArg, 1, 2), 2).x
	assertEqual(apply(f, Fn.sndArg, 1, 2), 1).x

	assertEqual(apply(f, Fn.fstArg, 1, 2), 2).x
	assertEqual(apply(f, Fn.sndArg, 1, 2), 1).x
	
	' partially applied to 1 arg:
	f = swap(Fn.fstArg)
	assertEqual(arity(f), 2).x
	assertEqual(apply(f, 1, 2), 2).x
	
	f = swap(Fn.sndArg)
	assertEqual(arity(f), 2).x
	assertEqual(apply(f, 1, 2), 1).x
	
	' partially applied to 2 args:
	f = swap(Fn.fstArg, 1)
	assertEqual(arity(f), 1).x
	assertEqual(apply(f, 2), 2).x
		
	f = swap(Fn.sndArg, 1)
	assertEqual(arity(f), 1).x
	assertEqual(apply(f, 2), 1).x
End Function

Function test_add()
	assertEqual(typeStr(add( 0,  0)),  "Long").x
	assertEqual(add( 0,  0),  0).x
	assertEqual(add( 0,  1),  1).x
	assertEqual(add( 1,  1),  2).x
	assertEqual(add( 1,  1),  2).x
	assertEqual(add( 1, -1),  0).x
	assertEqual(add(-1, -1), -2).x
	assertEqual(add( 2,  2),  4).x
	
	assertEqual(add(42, 4711), 		42 + 4711).x
	assertEqual(add(65535, 65535), 	CLng(65535 * 2)).x	' not limited to 16 bit

	Dim f As Object
	Set f = add
	assertEqual(arity(f), 2).x
	Set f = add(1)
	assertEqual(arity(f), 1).x
	assertEqual(apply(f,  0),  1).x
	assertEqual(apply(f,  1),  2).x
	assertEqual(apply(f,  2),  3).x
	assertEqual(apply(f, -2), -1).x	
End Function

Function test_mul()
	assertEqual(mul( 0,  0),  0).x
	assertEqual(mul( 0,  1),  0).x
	assertEqual(mul( 1,  1),  1).x
	assertEqual(mul( 1, -1), -1).x
	assertEqual(mul(-1, -1),  1).x
	assertEqual(mul( 2,  2),  4).x
	
	assertEqual(mul(42, 4711),		CLng(42 * 4711)).x
	assertEqual(mul(65535, 32767),  CLng(65535 * 32767)).x	' not limited to 16 bit
End Function

Function assert_compose_equals(f As Object, g As Object, x As Object)
	assert_compose_equals = assert_toString_equals(compose(f, g), x)
End Function

Function assert_compApp_equals( _
	f As Object, _
	g As Object, _
	v As Variant, _
	x As Variant _
)
	assert_compApp_equals = assert_toString_equals( _
		apply(compose(f, g), v), _
		x)
End Function

Function test_compose()
	assertEqual(arity(Fn.compose),	3).x
	assertEqual(arity(compose), 	3).x

	Dim f As Variant, g As Variant, h As Variant, x As Variant
	
	f = compose
	assertEqual(isFn(f), True).x
	assertEqual(arity(f), 3).x
	
	f = compose(compose, compose)
	assertEqual(isFn(f), True).x
	assertEqual(arity(f), 1).x

	f = compose(fstArg(5), fstArg(7))
	assertEqual(isFn(f), True).x
	assertEqual(arity(f), 1).x
	assertEqual(apply(f, 42), 5).x
	
	assertEqual(compose(id, id, "asdf"), "asdf").x

	assertThrows(Fn.compose, Array("i-dont-exist", id, 42)).x
	assertThrows(Fn.compose, Array(Nothing, 		  id, 42)).x
	assertThrows(Fn.compose, Array(Empty, 		  id, 42)).x
	assertThrows(Fn.compose, Array(4711, 		  id, 42)).x
	
	''assertThrows doesn't really work with partial app
	''that is because it uses applyToList, which doesn't do
	''an actual call until more args come in
	'assertThrows(Fn.compose, Array(Nothing, Fn.id)).x	
	'assertThrows(Fn.compose, Array("i-dont-exist")).x

	assertThrows(Fn.compose, Array(id, "i-dont-exist", 42)).x
	assertThrows(Fn.compose, Array(id, Nothing, 		  42)).x
	assertThrows(Fn.compose, Array(id, Empty, 		  42)).x
	assertThrows(Fn.compose, Array(id, 4711, 		  42)).x
	''assertThrows doesn't really work with partial app
	'assertThrows(Fn.compose, Array(id, "i-dont-exist")).x

	assertThrows(Fn.compose, Array("i-dont-exist", "i-dont-exist-either", 42)).x
	''assertThrows doesn't really work with partial app
	'assertThrows(Fn.compose, Array("i-dont-exist", "i-dont-exist-either")).x

	test_compose_left_id()   ' not passing when delaying until 3rd arg
	test_compose_right_id()  ' not passing when delaying until 3rd arg
	test_compose_left_K()
	test_compose_left_K_v()  ' not passing when delaying until 3rd arg
	
	
	g = fstArg  ' again not too special: f ° K = \x.f (K x)
	' so we'll do the partial app in a first step but also
	' test what the result of that behaves like
	'--------------------------------------------------------------
	'f = fstArg    ' f ° g = K ° K; covered by test_compose_left_K
	'f = fstArg(3) ' f ° g = (K 3) ° K; covered by test_compose_left_K_v
	'f = add       ' f ° g = add ° K = \x.add (K x) - wouldn't type check
	f = sndArg     ' f ° g = sndArg ° K = \x.sndArg (K x)
	'                      = \x.id = sndArg
	assert_toString_equals( _
		apply(compose(f, g), "foo", "bar"), _
		"bar" _
	)
	' stronger assertion (ie sndArg actually simplifies partial app):
	assert_compApp_equals(f, g, "foo", id).x
	' even stronger assertion: simplification already done in compose:
	assert_compose_equals(f, g, sndArg).x	
	
	f = add(7)
	g = mul(11)
	h = add(5)
	' fn composition is both, left and right associative, 
	' ie it doesn't really matter.
	' Note: the following assertion might pass because 
	'       of two independent reasons:
	'       a) string repr: passes if parentheses are omitted there
	'       b) partial app repr: passes if that is canonicalized
	assert_compose_equals(compose(f, g), h, compose(f, compose(g, h))).x 
	x = compose(compose(f, g), h)
	assertEqual(arity(x), 1).x
	assertEqual(isPartialApp(x), True).x
	' We want fn composition to be represented as right-associative
	' (right-leaning tree, ie. left arg is never a composition)
	assert_toString_equals(cadr(partialArgs(x)), f).x
	assert_toString_equals(car(partialArgs(x)), compose(g, h)).x
End Function	
	
Function test_compose_left_id()
	Dim f As Object, g As Object
	f = id  ' I ° g = \x.I (g x) = \x.g x = g
	'----------------------------------------
	g = id						: assert_compose_equals(f, g, g).x
	g = fstArg					: assert_compose_equals(f, g, g).x
	g = fstArg(5)				: assert_compose_equals(f, g, g).x
	g = add						: assert_compose_equals(f, g, g).x
	g = add(7)					: assert_compose_equals(f, g, g).x
	g = mul						: assert_compose_equals(f, g, g).x
	g = mul(11)					: assert_compose_equals(f, g, g).x
	g = compose					: assert_compose_equals(f, g, g).x
	g = compose(add)			: assert_compose_equals(f, g, g).x
	g = compose(mul)			: assert_compose_equals(f, g, g).x
	g = compose(add(7), mul(11)): assert_compose_equals(f, g, g).x
	g = compose(mul(11), add(7)): assert_compose_equals(f, g, g).x
End Function

Function test_compose_right_id()
	Dim f As Object, g As Object
	g = id  ' f ° I = \x.f (I x) = \x.f x = f
	'----------------------------------------
	f = fstArg					: assert_compose_equals(f, g, f).x
	f = fstArg(5)				: assert_compose_equals(f, g, f).x
	f = add						: assert_compose_equals(f, g, f).x
	f = add(7)					: assert_compose_equals(f, g, f).x
	f = mul						: assert_compose_equals(f, g, f).x
	f = mul(11)					: assert_compose_equals(f, g, f).x
	f = compose					: assert_compose_equals(f, g, f).x
	f = compose(add)			: assert_compose_equals(f, g, f).x
	f = compose(mul)			: assert_compose_equals(f, g, f).x
	f = compose(add(7), mul(11)): assert_compose_equals(f, g, f).x
	f = compose(mul(11), add(7)): assert_compose_equals(f, g, f).x
End Function

Function test_compose_left_K()	
	Dim f As Object, g As Object
	f = fstArg	' nothing too special here: K ° g = \x.K (g x) = \x _.g x
	' so we'll do the partial app in a first step but also
	' test what the result of that behaves like
	'----------------------------------------------------------------
	g = fstArg ' f ° g = K ° K, so (K ° K) x = K (K x)
	assert_compApp_equals(f, g, "foo", fstArg(fstArg("foo"))).x
	g = fstArg(5) ' so (K ° (K 5)) x = K (K 5 x) = K 5 = g
	assert_compApp_equals(f, g, "foo", g).x
	g = add ' f ° g = K ° add, so (K ° add) x = K (add x)
	assert_compApp_equals(f, g, 5, fstArg(add(5))).x
	g = add(7) ' f ° g = K ° (add 7), so (K ° (add 7)) x = K (add 7 x)
	assert_compApp_equals(f, g, 5, fstArg(5 + 7)).x
	g = mul ' f ° g = K ° mul, so (K ° mul) x = K (mul x)
	assert_compApp_equals(f, g, 5, fstArg(mul(5))).x
	g = mul(11) ' f ° g = K ° (mul 11), so (K ° (mul 11)) x = K (mul 11 x)
	assert_compApp_equals(f, g, 5, fstArg(5 * 11)).x
	g = compose ' f ° g = K ° B, so (K ° B) h = K (B h)
	assert_compApp_equals(f, g, isString, fstArg(compose(isString))).x
	g = compose(add) ' f ° g = K ° (B add), 
					 ' so (K ° (B add)) h = K (add ° h)
	' Note: we only assert *same behaviour* of
	' K ° (B add)  and  \h.K (add ° h)
	assert_compApp_equals(f, g, mul, fstArg(compose(add, mul))).x
	g = compose(add(7)) ' f ° g = K ° (B (add 7)), 
						' so (K ° (B (add 7))) h = K ((add 7) ° h)
	assert_compApp_equals(f, g, mul, fstArg(compose(add(7), mul))).x
	assert_compApp_equals(f, g, mul(11), fstArg(compose(add(7), mul(11)))).x
	g = compose(add(7), mul(11)) ' f ° g = K ° ((add 7) ° (mul 11)), 
	' so K ° ((add 7) ° (mul 11)) x = K ((add 7) ((mul 11) x))
	'                               = K (7 + (11 * x))
	assert_compApp_equals(f, g, 3, fstArg(7 + (11 * 3))).x
	g = compose(mul(11), add(7)) ' f ° g = K ° ((mul 11) ° (add 7)), 
	' so K ° ((mul 11) ° (add 7)) x = K ((mul 11) ((add 7) x))
	'                               = K (11 * (7 * x))
	assert_compApp_equals(f, g, 3, fstArg(11 * (7 + 3))).x
End Function

Function test_compose_left_K_v()
	Dim f As Object, g As Object	
	f = fstArg(5)  ' (K v) ° g = \x.(\_.v) (g x) = \x.v = (K v) = f
	'--------------------------------------------------------------
	g = fstArg					: assert_compose_equals(f, g, f).x
	g = fstArg(3)				: assert_compose_equals(f, g, f).x
	g = add						: assert_compose_equals(f, g, f).x
	g = add(7)					: assert_compose_equals(f, g, f).x
	g = mul						: assert_compose_equals(f, g, f).x
	g = mul(11)					: assert_compose_equals(f, g, f).x
	g = compose					: assert_compose_equals(f, g, f).x
	g = compose(add)			: assert_compose_equals(f, g, f).x
	g = compose(add(7))			: assert_compose_equals(f, g, f).x
	g = compose(mul)			: assert_compose_equals(f, g, f).x
	g = compose(mul(11))		: assert_compose_equals(f, g, f).x
	g = compose(add(7), mul(11)): assert_compose_equals(f, g, f).x
	g = compose(mul(11), add(7)): assert_compose_equals(f, g, f).x
End Function


Function test_inRange()
	dim actual as Boolean
	assertEqual(inRange(48, 57, 47), False).x
	assertEqual(inRange(48, 57, 48), True).x
	assertEqual(inRange(48, 57, 55), True).x
	assertEqual(inRange(48, 57, 57), True).x
	assertEqual(inRange(48, 57, 58), False).x
End Function

Function test_equ()
	assertEqual(arity(Fn.equ),	2).x
	assertEqual(arity(equ),		2).x
	
	assertThrows(Fn.equ, Array(0, "one")).x
	
	assertEqual(equ(0, 0), True).x
	assertEqual(equ(0, 1), False).x
	assertEqual(equ(1, 0), False).x
	
	assertEqual(equ("a", "a"), True).x
	assertEqual(equ("a", "b"), False).x
	assertEqual(equ("b", "a"), False).x
	assertEqual(equ("x", "xx"), False).x
	assertEqual(equ("xx", "x"), False).x
	assertEqual(equ("xx", "xx"), True).x
	assertEqual(equ(" xx", "xx"), False).x
	
	assertEqual(equ(Nothing, Nothing), True).x
	
	Dim vEmpty          As Variant
	assertEqual(typeStr(vEmpty), "Empty").x
	
	Dim vNothing		As Variant
	vNothing = Nothing
	assertEqual(typeStr(vNothing), "Object").x
		
	Dim oNothing        As Object
	assertEqual(typeStr(oNothing), "Object").x
	
	Dim oUninitTyName   As Object
	Set oUninitTyName = New TTest_Tyname
	assertEqual(typeStr(oUninitTyName), "Object/").x
	
	Dim vUninitTyName As Variant
	vUninitTyName = oUninitTyName
	assertEqual(typeStr(vUninitTyName), "Object/").x
	
	Dim oInitTyName     As Object
	Set oInitTyName = New TTest_Tyname
	oInitTyName.tyname = "foobar"
	assertEqual(typeStr(oInitTyName), "Object/foobar").x

	Dim vInitTyName As Variant
	vInitTyName = oInitTyName
	assertEqual(typeStr(vInitTyName), "Object/foobar").x
	
	Dim oUninitNoTyName As Object
	oUninitNoTyName = New TTest_NoTyname
	assertEqual(typeStr(oUninitNoTyName), "Object").x

	Dim vUninitNoTyName As Variant
	vUninitNoTyName = oUninitNoTyName
	assertEqual(typeStr(vUninitNoTyName), "Object").x
	
	' Empty is comparable to anything:
	assertEqual(equ(Empty, Empty),		True).x
	assertEqual(equ(Empty, Nothing),	False).x
	assertEqual(equ(Nothing, Empty),	False).x
	assertEqual(equ(Empty, True),		False).x
	assertEqual(equ(True, Empty),		False).x
	assertEqual(equ(Empty, False),		False).x
	assertEqual(equ(False, Empty),		False).x
	assertEqual(equ(Empty, ""),			False).x
	assertEqual(equ("", Empty),			False).x
	assertEqual(equ(Empty, "a"),		False).x
	assertEqual(equ("a", Empty),		False).x
	assertEqual(equ(Empty, "foo"),		False).x
	assertEqual(equ("foo", Empty),		False).x
	assertEqual(equ(Empty, 0),			False).x
	assertEqual(equ(0, Empty),			False).x
	assertEqual(equ(Empty, 1),			False).x
	assertEqual(equ(1, Empty),			False).x
	assertEqual(equ(Empty, -1),			False).x
	assertEqual(equ(-1, Empty),			False).x
	assertEqual(equ(Empty, 2),			False).x
	assertEqual(equ(2, Empty),			False).x
	assertEqual(equ(Empty, -2),			False).x
	assertEqual(equ(-2, Empty),			False).x
	assertEqual(equ(Empty, 3.1415),		False).x
	assertEqual(equ(3.1415, Empty),		False).x

	assertEqual(equ(vEmpty, oNothing),		False).x
	assertEqual(equ(oNothing, vEmpty),		False).x
	assertEqual(equ(vEmpty, oUninitTyName),	False).x
	assertEqual(equ(oUninitTyName, vEmpty),	False).x
	assertEqual(equ(vEmpty, vUninitTyName),	False).x
	assertEqual(equ(vUninitTyName, vEmpty),	False).x
	assertEqual(equ(vEmpty, oUninitTyName),	False).x
	assertEqual(equ(oUninitTyName, vEmpty),	False).x
	

	assertEqual(equ(vEmpty, nil),			False).x
	assertEqual(equ(nil, vEmpty),			False).x
	assertEqual(equ(vEmpty, List(nil)),		False).x
	assertEqual(equ(List(nil), vEmpty),		False).x
	assertEqual(equ(vEmpty, List(1)),		False).x
	assertEqual(equ(List(1), vEmpty),		False).x
	assertEqual(equ(vEmpty, List(1, "a")),	False).x
	assertEqual(equ(List(1, "a"), vEmpty),	False).x
	
	'---------------
	
	assertThrows(Fn.equ, Array(vUninitTyName, oUninitTyName)).x	' cannot compare uninitialized instances of type Object/

	assertThrows(Fn.equ, Array(vUninitTyName, oInitTyName)).x	' missing fn "foobar_equ"
	
	assertThrows(Fn.equ, Array(Array(), Array())).x	' NYI
	
	assertEqual(equ(Nothing,		oNothing), 		True ).x
	assertEqual(equ(oNothing,		Nothing), 		True ).x
	assertEqual(equ(Nothing,		oUninitTyName), False).x
	assertEqual(equ(oUninitTyName,	Nothing),		False).x
	assertEqual(equ(Nothing,		oInitTyName),	False).x
	assertEqual(equ(oInitTyName,	Nothing),		False).x

	assertThrows(Fn.equ, Array(vUninitNoTyName, oUninitNoTyName)).x	' cannot compare values of underspecified type Object
	assertThrows(Fn.equ, Array(oUninitNoTyName, vUninitNoTyName)).x	' cannot compare values of underspecified type Object

	assertThrows(Fn.equ, Array(nil, oUninitNoTyName)).x	' incompatible types Object/TList and Object
End Function

Function test_readHex()
	assertEqual(arity(Fn.readHex), 1).x
	'assertEqual(arity(readHex), 1).x
	
	assertEqual(readHex( "0"),    0).x
	assertEqual(readHex( "1"),    1).x
	assertEqual(readHex( "2"),    2).x
	assertEqual(readHex( "3"),    3).x
	assertEqual(readHex( "4"),    4).x
	assertEqual(readHex( "5"),    5).x
	assertEqual(readHex( "6"),    6).x
	assertEqual(readHex( "7"),    7).x
	assertEqual(readHex( "8"),    8).x
	assertEqual(readHex( "9"),    9).x
	assertEqual(readHex( "a"),   10).x
	assertEqual(readHex( "A"),   10).x
	assertEqual(readHex( "b"),   11).x
	assertEqual(readHex( "B"),   11).x
	assertEqual(readHex( "c"),   12).x
	assertEqual(readHex( "C"),   12).x
	assertEqual(readHex( "d"),   13).x
	assertEqual(readHex( "D"),   13).x
	assertEqual(readHex( "e"),   14).x
	assertEqual(readHex( "E"),   14).x
	assertEqual(readHex( "f"),   15).x
	assertEqual(readHex( "F"),   15).x

	assertEqual(readHex( "1F"),  31).x
	assertEqual(readHex( "1f"),  31).x
	assertEqual(readHex( "ff"), 255).x
	assertEqual(readHex( "Ff"), 255).x
	
	Dim aLong As Long
	'31 bit
	aLong = 212855723
	assertEqual(VarType(readHex( "CAFEBAB")), VarType(CLng(0))).x
	assertEqual(readHex( "CAFEBAB"), aLong).x
	aLong = 233495534
	assertEqual(readHex( "deadbee"), aLong).x
	
'	'32 bit
'	assertEqual(readHex( "CAFEBABE"), 3405691582).x
'	assertEqual(readHex( "deadbeef"), 3735928559).x

	assertThrows(Fn.readHex, Array(3)).x
	assertThrows(Fn.readHex, Array("")).x
	assertThrows(Fn.readHex, Array(" ")).x
	assertThrows(Fn.readHex, Array("g")).x
	assertThrows(Fn.readHex, Array("G")).x
	assertThrows(Fn.readHex, Array("z")).x
	assertThrows(Fn.readHex, Array("Z")).x

	assertThrows(Fn.readHex, Array("014Z")).x
End Function

</script:module>
</file>

<file path=Basic/Standard/M02_Array.xml><?xml version="1.0" encoding="utf-8"?>
<!DOCTYPE module  PUBLIC '-//OpenOffice.org//DTD OfficeDocument 1.0//EN'  'module.dtd'>
<script:module xmlns:script="http://openoffice.org/2000/script" script:name="M02_Array" script:language="StarBasic">REM  *****  BASIC  *****
Option Explicit

Sub Main
	test_Array()
End Sub

Function emptyArray()
	Static out As Variant
	If isEmpty(out) Then
		out = Array()
	End If
	emptyArray = out
End Function

Function getBounds(a As Array)
	Dim result As Variant, i As Integer, lo As Integer, hi As Integer
	result = nil
	i = 1
	On Local Error Goto ErrorHandler
	While True
		lo = LBound(a, i)
		hi = UBound(a, i)
		result = cons(List(lo, hi, hi - lo + 1), result)
		i = i + 1
	Wend
	ErrorHandler:
		getBounds = reverse(result)
End Function

Function getSizes(a As Array)
	getSizes = map(Fn.caddr, getBounds(a))
End Function

Function getDim(a As Array)
	getDim = length(getBounds(a))
End Function

Function Array_toString(v As Variant) As String
	Dim result As String
	result = "Array("
	Dim i As Integer
	For i = LBound(v) To UBound(v)
		If i &gt; LBound(v) Then
			result = result &amp; ", "
		End If
On Local Error Goto Array_toString_error		
		result = result &amp; toString(v(i))
	Next i
	result = result &amp; ")"
	Array_toString = result
	Exit Function
Array_toString_error:
	croak("Array_toString: problem at index " &amp; i _
		&amp; NL &amp; "LBound=" &amp; LBound(v) &amp; ", UBound=" &amp; UBound(v))
End Function

'= tests ============================================================

Function test_Array()
	test_getBounds()
	test_getSizes()
	test_getDim()
	test_Array_emptyArray()
	test_Array_toString()
End Function

Function test_getBounds()
	Dim bs As Variant
	bs = getBounds(Array())
	assertEqual(isList(bs), True).x
	assertEqual(toString(bs), "[[0, -1, 0]]").x

	bs = getBounds(Array(1))
	assertEqual(isList(bs), True).x
	assertEqual(toString(bs), "[[0, 0, 1]]").x

	bs = getBounds(Array(1, 2, 3))
	assertEqual(isList(bs), True).x
	assertEqual(toString(bs), "[[0, 2, 3]]").x

	bs = getBounds(Array(1, Array(2, 3)))
	assertEqual(isList(bs), True).x
	assertEqual(toString(bs), "[[0, 1, 2]]").x

	bs = getBounds(DimArray(1, 2, 3))
	assertEqual(isList(bs), True).x
	assertEqual(toString(bs), "[[0, 1, 2], [0, 2, 3], [0, 3, 4]]").x

	Dim a(1 To 5, -7 To 2)
	bs = getBounds(a)
	assertEqual(isList(bs), True).x
	assertEqual(toString(bs), "[[1, 5, 5], [-7, 2, 10]]").x
End Function

Function test_getSizes()
	Dim bs As Variant
	bs = getSizes(Array())
	assertEqual(isList(bs), True).x
	assertEqual(toString(bs), "[0]").x

	bs = getSizes(Array(1, 2, 3))
	assertEqual(isList(bs), True).x
	assertEqual(toString(bs), "[3]").x

	bs = getSizes(Array(1, Array(2, 3)))
	assertEqual(isList(bs), True).x
	assertEqual(toString(bs), "[2]").x

	bs = getSizes(DimArray(1, 2, 3))
	assertEqual(isList(bs), True).x
	assertEqual(toString(bs), "[2, 3, 4]").x

	Dim a(1 To 5, -7 To 2)
	bs = getSizes(a)
	assertEqual(isList(bs), True).x
	assert_toString_equals(bs, List(5, 10)).x
End Function


Function test_getDim()
	assertEqual(getDim(Array()), 1).x
	assertEqual(getDim(DimArray(1, 4)), 2).x
	assertEqual(getDim(DimArray(1, 5, 3)), 3).x
End Function

Function test_Array_emptyArray()
	assertEqual(isArray(emptyArray), True).x
	assertEqual(getDim(emptyArray), 1).x
	assertEqual(CInt(UBound(emptyArray) - LBound(emptyArray)), -1).x
	assert_toString_equals(getSizes(emptyArray), List(0)).x
	assertEqual(LBound(emptyArray), 0).x
End Function

Function test_Array_toString()
	assertEqual(toString(Array()), "Array()").x
	assertEqual(toString(Array(3, 2, "one")), "Array(3, 2, 'one')").x
	assertEqual(toString(Array(Array(1, 2, 3, 4), "five")), "Array(Array(1, 2, 3, 4), 'five')").x
End Function


</script:module>
</file>

<file path=Basic/Standard/M03_List.xml><?xml version="1.0" encoding="utf-8"?>
<!DOCTYPE module  PUBLIC '-//OpenOffice.org//DTD OfficeDocument 1.0//EN'  'module.dtd'>
<script:module xmlns:script="http://openoffice.org/2000/script" script:name="M03_List" script:language="StarBasic">REM  *****  BASIC  *****
Option Explicit


Sub Main
	[test_List ===============]()
End Sub


' --- constructor fns ---

Function nil()
	Static out As Object : If isNull(out) Then
		out = singletonVal(Tp.List_Nil)
	End If
	nil = out
End Function

Function cons(Optional x, Optional xs)
	Static oFn As Object, cCons As Object
	Dim out As Variant
	If isNull(oFn) Then
		oFn = Fn.cons
		cCons = Tp.List_Cons
	End If
	If isMissing(xs) Then
		If isMissing(x) Then
			out = oFn
			'out = cCons
		Else
			out = _apply(oFn, x)
			'out = applyDC(cCons, x)
		End If
	Else
		If isList(xs) Then
			out = _newDataValue(cCons, Array(x, xs))
		Else
			croak("cons: invalid tail - expected a List but got a " _
				&amp; typeStr(xs) &amp; ":" &amp; NL &amp; toString(xs))
		End If
	End If
	cons = out
End Function

' --- type test ---

Function isList(Optional x As Variant)
	Static oFn As Object, cNil As Object, cCons As Object
	If isMissing(x) Then
		If isNull(oFn) Then : oFn = Fn.isList : End If
		isList = oFn
		Exit Function
	Else
		If isNull(cNil) Then
			cNil  = Tp.List_Nil
			cCons = Tp.List_Cons
		End If
		Dim c As Object
		On Local Error Goto isList_returns_False
		c = _ctor(x)
		'isList = hasType(x, TList)
		isList = CBool(DataValue_same(c, cNil) _
					Or DataValue_same(c, cCons) _
		)
		Exit Function
	End If
isList_returns_False:
	isList = False
End Function

' --- ctor test ---

Function isNil(Optional xs)
	Static oFn As Object, cNil As Object, cCons As Object
	Dim out
	If isNull(cNil) Then 
		cNil  = Tp.List_Nil
		cCons = Tp.List_Cons
	End If
	If isMissing(xs) Then
		' retrieve only when needed:
		' Fn depends on nil
		' nil depends on singletonVal
		' singletonVal depends on isNil ...
		If isNull(oFn) Then
			oFn = Fn.isNil
		End If
		out = oFn
	Else
		On Local Error Goto isNil_typeError
		Dim c
		c = _ctor(xs)
		If DataValue_same(c, cCons) Then
			out = False
		ElseIf DataValue_same(c, cNil) Then
			out = True
		Else
isNil_typeError:
			croak("isNil: expected a List but got " &amp; NL &amp; toString(xs))
		End If
	End If
	isNil = out
End Function

' --- destructor fns ---

Function car(Optional xs)
	Static cCons As Object : If isNull(cCons) Then : cCons = Tp.List_Cons : End If
	car = _destructure(cCons, 0, xs)
End Function

Function cdr(Optional xs)
	Static cCons As Object : If isNull(cCons) Then : cCons = Tp.List_Cons : End If
	cdr = _destructure(cCons, 1, xs)
End Function

Function nth(ByVal n As Integer, ByVal xs As Variant)
	Do Until (n = 0)
		xs = cdr(xs)
		n = n - 1
	Loop
	nth = car(xs)
End Function

Function cadr(xs)
	cadr = nth(1, xs)
End Function

Function cddr(xs)
	cddr = cdr(cdr(xs))
End Function

Function caddr(xs)
	caddr = nth(2, xs)
End Function

Function cdddr(xs)
	cdddr = cdr(cddr(xs))
End Function


Function length(Optional ByVal xs)
	If isMissing(xs) Then : length = Fn.length : Else
		'length = List_length(xs)
		Dim out As Integer
		out = 0
		Do Until isNil(xs)
			out = out + 1
			xs = cdr(xs)
		Loop
		length = out
	End If
End Function




' --- toString ---

Function TList_toString( _
	ByVal xs, _
	Optional expandElementary As Boolean _
)
	'concat "[" (concat (foldl1 (\acc.(concat acc) ° (concat ", "))) "[" (map toString xs)) "]"
	'out = "[" &amp; Join(toArray(map(Fn.toString, xs)), ", ") &amp; "]"
	If isMissing(expandElementary) Then
		expandElementary = True
	End If
	Dim out As String
	Dim isFirst As Boolean, x As Variant
	isFirst = True
	Do Until(isNil(xs))
		x = car(xs)
		If isFirst Then
			isFirst = False
		Else
			out = out &amp; ", "
		End If
		If isDataValue(x) Then
			out = out &amp; Data_toString(x, False, expandElementary)
		Else
			out = out &amp; toString(x)
		End If
		xs = cdr(xs)
	Loop
	out = "[" &amp; out &amp; "]"
	
	TList_toString = out
End Function

' --- equality ---

Function TList_equ(xs, ys) As Boolean
	Dim out As Boolean
	out = False
	Dim n As Integer
	n = length(xs)
	
	If n = length(ys) Then
	Dim x, y
TList_equ_compare_elems:
		If n = 0 Then
			out = True
		Else
			On Local Error Goto TList_equ_end ' if cars are incomparable
			x = car(xs)
			y = car(ys)
			If equ(x, y) Then
				' tail-call:
				'out = TList_equ(cdr(xs), cdr(ys))
				xs = cdr(xs)
				ys = cdr(ys)
				n = n - 1
				Goto TList_equ_compare_elems
			End If
		End If
	End If
TList_equ_end:
	TList_equ = out
End Function


' --- fns on List ---


Function map(Optional f As Variant, Optional xs As Object)
	Dim result As Variant
	If isMissing(f) Then
		result = Fn.map
	ElseIf isMissing(xs) Then
		result = apply(Fn.map, f)
	Else
		If isArray(xs) Then
			result = toArray(map(f, toList(xs)))
		ElseIf isNil(xs) Then
			result = nil
		Else
			result = cons(apply(f, car(xs)), map(f, cdr(xs)))
		End If
	End If
	map = result
End Function

Function filter( _
	Optional ByRef f As Object, _
	Optional ByVal xs As Variant _
)
	Static oFn As Object : If isNull(oFn) Then : oFn = Fn.filter : End If
	Dim out As Variant
	If isMissing(f) Then
		out = oFn
	ElseIf isMissing(xs) Then
		out = apply(oFn, f)
	Else
		If IsArray(xs) Then
			xs = toList(xs)
		End If
		Dim x As Variant
		out = nil
		While Not(isNil(xs))
			x = car(xs)
			If (apply(f, x)) Then
				out = cons(x, out)
			End If
			xs = cdr(xs)
		Wend
		out = reverse(out)
	End If
	filter = out
End Function

Function skipWhile( _
	Optional ByRef f As Object, _
	Optional ByVal xs As Variant _
)
	Static oFn As Object : If isNull(oFn) Then : oFn = Fn.skipWhile : End If
	Dim out As Variant
	If isMissing(f) Then
		out = oFn
	ElseIf isMissing(xs) Then
		out = apply(oFn, f)
	Else
		If IsArray(xs) Then
			xs = toList(xs)
		End If
		Dim x As Variant
		out = xs
		Do Until isNil(out)
			If apply(f, car(out)) Then
				out = cdr(out)
			Else
				Exit Do
			End If
		Loop
	End If
	skipWhile = out
End Function

Function skipUntil( _
	Optional ByRef f As Object, _
	Optional ByVal xs As Variant _
)
	Static oFn As Object : If isNull(oFn) Then : oFn = Fn.skipUntil : End If
	Dim out As Variant
	If isMissing(f) Then
		out = oFn
	ElseIf isMissing(xs) Then
		out = apply(oFn, f)
	Else
		If IsArray(xs) Then
			xs = toList(xs)
		End If
		Dim x As Variant
		out = xs
		Do Until isNil(out)
			If apply(f, car(out)) Then
				Exit Do
			Else
				out = cdr(out)
			End If
		Loop
	End If
	skipUntil = out
End Function

Function foldl( _
	Optional f As Object, _
	Optional acc, _
	Optional ByVal xs _
)
	Static oFn As Object : If isNull(oFn) Then : oFn = Fn.foldl : End If
	If isMissing(xs) Then
		If isMissing(acc) Then
			If isMissing(f) Then
				foldl = oFn
			Else
				foldl = apply(oFn, f)
			End If
		Else
			foldl = apply(oFn, f, acc)
		End If
	Else
		If IsArray(xs) Then
			foldl = foldl(f, acc, toList(xs))
		Else
			Dim result As Variant
			result = acc
			While Not(isNil(xs))
				result = apply(f, result, car(xs))
				xs = cdr(xs)
			Wend
			foldl = result
		End If
	End If
End Function

Function foldl1(Optional f As Object, Optional xs)
	Static oFn As Object : If isNull(oFn) Then : oFn = Fn.foldl1 : End If
	If isMissing(f) Then
		foldl1 = oFn
	ElseIf isMissing(xs) Then
		foldl1 = apply(oFn, f)
	Else
		If isNil(xs) Then
			croak("foldl1 on nil")
		End If
		foldl1 = foldl(f, car(xs), cdr(xs))
	End If
End Function

Function foldr( _
	Optional f As Object, _
	Optional acc As Variant, _
	Optional xs _
)
	Static oFn As Object : If isNull(oFn) Then : oFn = Fn.foldr : End If
	If isMissing(xs) Then
		If isMissing(acc) Then
			If isMissing(f) Then
				foldr = oFn
			Else
				foldr = apply(oFn, f)
			End If
		Else
			foldr = apply(oFn, f, acc)
		End If
	Else
		Dim result As Variant
		If IsNil(xs) Then
			result = acc
		ElseIf IsArray(xs) Then
			result = foldr(f, acc, toList(xs))
		Else
			result = apply(f, car(xs), foldr(f, acc, cdr(xs)))
		End If
		foldr = result
	End If
End Function

' Cannot name this function "append", seems to be a BASIC keyword(?)
Function adjoin(Optional xs, Optional ys)
	Static oFn As Object : If isNull(oFn) Then : oFn = Fn.adjoin : End If
	If isMissing(ys) Then 
		If isMissing(xs) Then
			adjoin = oFn
		Else
			adjoin = apply(oFn, xs)
		End If
	Else
		If isList(ys) Then
			adjoin = foldr(cons, ys, xs)
		Else
			croak("adjoin: expected List as 2nd arg - got " &amp; typeStr(ys) _
				&amp; NL &amp; toString(ys))
		End If
	End If
End Function

' Normally this is called "concat" but we already have that for Strings
Function flatten(Optional xs)
	If isMissing(xs) Then
		flatten = foldl(adjoin, nil)
	Else
		flatten = foldl(adjoin, nil, xs)
	End If
End Function

Function reverse(Optional ByVal xs)
	Static oFn As Object : If isNull(oFn) Then : oFn = Fn.reverse : End If
	Dim out As Variant
	If isMissing(xs) Then : out = oFn
	Else
		'out = foldl(swap(cons), nil, xs)
		Dim n As Integer
		n = length(xs)
		If n &lt;= 1 Then
			out = xs
		Else
			out = nil
			Do Until (n = 0)
				out = cons(car(xs), out)
				xs = cdr(xs)
				n = n - 1
			Loop
		End If
	End If
	reverse = out
End Function

Function toArray(ByVal xs)
	Dim n As Integer
	n = length(xs) - 1
	If n = -1 Then
		toArray = emptyArray
	Else
		Dim out(0 To n)
		Dim i As Integer
		For i = 0 To n
			out(i) = car(xs)
			xs = cdr(xs)
		Next i
		toArray = out
	End If
End Function

Function List( _
	Optional a0, _
	Optional a1, _
	Optional a2, _
	Optional a3, _
	Optional a4, _
	Optional a5, _
	Optional a6, _
	Optional a7, _
	Optional a8, _
	Optional a9, _
	Optional a10 _
)
	If Not(IsMissing(a10)) Then
		croak("List(...): cannot handle more than 10 args")
	End If
	Dim out As Object : out = nil

	'If Not(isMissing(a0)) Then
	'	' tail-call:
	'	out = cons(a0, List(a1, a2, a3, a4, a5, a6, a7, a8, a9))
	'End If

	If isMissing(a4) Then
		If isMissing(a2) Then
			If isMissing(a0) Then
				Goto List_end
			ElseIf isMissing(a1) Then
				Goto List_0
			Else
				Goto List_1
			End If
		ElseIf isMissing(a3) Then
			Goto List_2
		Else
			Goto List_3
		End If
	ElseIf isMissing(a7) Then
		If isMissing(a5) Then
			Goto List_4
		ElseIf isMissing(a6) Then
			Goto List_5
		Else
			Goto List_6
		End If
	ElseIf isMissing(a8) Then
		Goto List_7
	ElseIf isMissing(a9) Then
		Goto List_8
	Else
		Goto List_9
	End If
List_9:	out = cons(a9, out)
List_8:	out = cons(a8, out)
List_7:	out = cons(a7, out)
List_6:	out = cons(a6, out)
List_5:	out = cons(a5, out)
List_4:	out = cons(a4, out)
List_3:	out = cons(a3, out)
List_2:	out = cons(a2, out)
List_1:	out = cons(a1, out)
List_0:	out = cons(a0, out)
List_end:
	List = out
End Function

Function toList(a As Array)
	Dim out As Variant
	Set out = nil
	Dim i As Integer, k As Integer
	Select Case getDim(a)
		Case 1
			For i = UBound(a) To LBound(a) Step -1
				out = cons(a(i), out)
			Next i
		Case 2
			For i = UBound(a, 1) To LBound(a, 1) Step -1
				Dim inner
				inner = nil
				For k = UBound(a, 2) To LBound(a, 2) Step -1
					inner = cons(a(i, k), inner)
				Next k
				out = cons(inner, out)
			Next i
		Case Else
			croak("toList: cannot handle " &amp; getDim(a) &amp; "-dimensional arrays")
	End Select
	toList = out
End Function
				
'= tests ============================================================

Function [test_List ===============]()
	test_List_isList()
	test_List_isNil_and_cons()
	test_List_length()
	test_List_TList_toString()
	test_List_polymorphic_toString()
	test_List_List()
	test_List_car()
	test_List_cdr()
	test_List_map()
	test_List_filter()
	test_List_skipWhile()
	test_List_skipUntil()
	test_List_foldl()
	test_List_foldl1()
	test_List_foldr()
	test_List_adjoin()
	test_List_flatten()
	test_List_reverse()
	test_List_equ()
End Function

Function test_List_isList()
	assertEqual(isList(Empty), 			False).x
	assertEqual(isList(Nothing), 		False).x
	assertEqual(isList(False),			False).x
	assertEqual(isList(True),			False).x
	assertEqual(isList(""), 			False).x
	assertEqual(isList("foobar"), 		False).x
	assertEqual(isList(0),				False).x
	assertEqual(isList(1),				False).x
	assertEqual(isList(-1),				False).x
	assertEqual(isList(3.1415),			False).x
	assertEqual(isList(Array()),		False).x
	assertEqual(isList(Array(1)),		False).x
	assertEqual(isList(Array(1, "x")),	False).x
	assertEqual(isList(Fn.id),			False).x

	assertEqual(isList(nil),			True).x
	assertEqual(isList(cons(nil, nil)),	True).x
End Function

Function test_List_isNil_and_cons()
	assertEqual(isNil(nil), True).x
'	assertThrows(isNil, Array()).x		' assertThrows can't test call with 0 args
	assertThrows(isNil, Array(Empty)).x
	assertThrows(isNil, Array(Nothing)).x
	assertThrows(isNil, Array("foo")).x
	assertThrows(isNil, Array(Tp.List)).x		' a DataTypeCtor
	assertThrows(isNil, Array(Tp.List_Nil)).x	' a DataCtor
	assertThrows(isNil, Array(Tp.List_Cons)).x	' a DataCtor

	assertThrows(cons, Array(42, Empty)).x
	assertThrows(cons(42), Array(Empty)).x
	
	assertThrows(cons, Array(42, Nothing)).x
	assertThrows(cons, Array(42, True)).x
	assertThrows(cons, Array(42, False)).x
	assertThrows(cons, Array(42, 87)).x
	assertThrows(cons, Array(42, "")).x
	assertThrows(cons, Array(42, "foo")).x
	assertThrows(cons, Array(42, Array())).x

	assertEqual(isNil(cons(nil, nil)), False).x
	assertEqual(isNil(cons(0, nil)), False).x
	assertEqual(isNil(cons("", nil)), False).x
	
	assertEqual(isFn(Fn.isNil), True).x	' from Fn object
	assertEqual(isFn(isNil), 	True).x	' from 0-arg call
	assertEqual(arity(isNil),	1).x

	assertEqual(isFn(Fn.cons),	True).x	' from Fn object
	assertEqual(isFn(cons),		True).x	' from 0-arg call
	assertEqual(arity(cons),	2).x

	assertEqual(apply(isNil, nil), True).x
		
	'assertEqual(toString(isNil(Empty)), "['isNil', True, 1]").x
	'assertEqual(apply(isNil, Nothing), True).x
End Function

Function test_List_length()
	assertEqual(length(					nil), 	0).x
	assertEqual(length(			cons(0, nil)), 	1).x
	assertEqual(length(cons(0, 	cons(0, nil))), 2).x

	assertEqual(isFn(Fn.length), 	True).x	' from Fn object
	assertEqual(isFn(length), 		True).x	' from 0-arg call
	assertEqual(arity(length), 		   1).x
	
	assertEqual(apply(length,						nil), 	0).x
	assertEqual(apply(length,				cons(0, nil)), 	1).x
	assertEqual(apply(length,	cons(0, 	cons(0, nil))), 2).x
End Function


Function test_List_TList_toString()
	Dim a
	a = nil
	assertEqual(TList_toString(a), "[]").x
	
	a = cons(5, nil)
	assertEqual(TList_toString(a), "[5]").x

	a = cons(7, a)
	assertEqual(TList_toString(a), "[7, 5]").x
	a = cons("a", a)
	assertEqual(TList_toString(a), "['a', 7, 5]").x
	a = cons("xxx", nil)
	assertEqual(TList_toString(a), "['xxx']").x

	a = cons(nil, nil)
	assertEqual(TList_toString(a), "[[]]").x
	a = cons("b", a)
	assertEqual(TList_toString(a), "['b', []]").x
	a = cons(cons("a", nil), a)
	assertEqual(TList_toString(a), "[['a'], 'b', []]").x
	a = cons(a, nil)
	assertEqual(TList_toString(a), "[[['a'], 'b', []]]").x
End Function

Function test_List_polymorphic_toString()
	Dim a
	a = nil
	assertEqual(toString(a), "[]").x
	
	a = cons(5, nil)
	assertEqual(toString(a), "[5]").x

	a = cons(7, a)
	assertEqual(toString(a), "[7, 5]").x
	a = cons("a", a)
	assertEqual(toString(a), "['a', 7, 5]").x
	a = cons("xxx", nil)
	assertEqual(toString(a), "['xxx']").x

	a = cons(nil, nil)
	assertEqual(toString(a), "[[]]").x
	a = cons("b", a)
	assertEqual(toString(a), "['b', []]").x
	a = cons(cons("a", nil), a)
	assertEqual(toString(a), "[['a'], 'b', []]").x
End Function

Function test_List_foo(Optional a0, Optional a1)
	test_List_foo = List(a0, a1)
End Function

Function test_List_List()
	assertEqual(toString(List()), "[]").x
	assertEqual(toString(List(0)), "[0]").x
	assertEqual(toString(List(0, 1)), "[0, 1]").x
	assertEqual(toString(List(0, 1, 2)), "[0, 1, 2]").x
	assertEqual(toString(List(0, 1, 2, 3)), "[0, 1, 2, 3]").x
	assertEqual(toString(List(0, 1, 2, 3, 4)), "[0, 1, 2, 3, 4]").x
	assertEqual(toString(List(0, 1, 2, 3, 4, 5)), "[0, 1, 2, 3, 4, 5]").x
	assertEqual(toString(List(0, 1, 2, 3, 4, 5, 6)), "[0, 1, 2, 3, 4, 5, 6]").x
	assertEqual(toString(List(0, 1, 2, 3, 4, 5, 6, 7)), "[0, 1, 2, 3, 4, 5, 6, 7]").x
	assertEqual(toString(List(0, 1, 2, 3, 4, 5, 6, 7, 8)), "[0, 1, 2, 3, 4, 5, 6, 7, 8]").x
	assertEqual(toString(List(0, 1, 2, 3, 4, 5, 6, 7, 8, 9)), "[0, 1, 2, 3, 4, 5, 6, 7, 8, 9]").x

	'' assertThrows requires the function to be
	'' recognized by module "List"
	'assertThrows("List", Array(0, 1, 2, 3, 4, 5, 6, 7, 8, 9, 10)).x
	
	assertEqual(toString(test_List_foo(5)), "[5]").x
	assertEqual(toString(test_List_foo(5, 7)), "[5, 7]").x
End Function

Function test_List_car()
	assertEqual(car(List(1   	)), 1).x
	assertEqual(car(List(2, 1	)), 2).x
	assertEqual(car(List(3, 2, 1)), 3).x

	
	assertEqual(isFn(Fn.car), 	True).x	' from Fn object
	assertEqual(arity(Fn.car), 	   1).x
	
	assertThrows(Fn.car, Array(nil)).x
	assertThrows(Fn.car, Array("foo")).x
	
	assertEqual(apply(car, List(1   	)), 1).x
	assertEqual(apply(car, List(2, 1	)), 2).x
	assertEqual(apply(car, List(3, 2, 1	)), 3).x
	
	
	assertEqual(isFn(car), 		True).x	' from 0-arg call
	assertEqual(arity(car), 	   1).x
	
	assertThrows(car, Array(nil)).x
	assertThrows(car, Array("foo")).x
	
	assertEqual(apply(car, List(1   	)), 1).x
	assertEqual(apply(car, List(2, 1	)), 2).x
	assertEqual(apply(car, List(3, 2, 1	)), 3).x
End Function

Function test_List_cdr()
	assertEqual(toString(cdr(List(1   	 ))), "[]").x
	assertEqual(toString(cdr(List(2, 1	 ))), "[1]").x
	assertEqual(toString(cdr(List(3, 2, 1))), "[2, 1]").x


	assertEqual(isFn(Fn.cdr), 	True).x	' from Fn object
	assertEqual(arity(Fn.cdr), 	   1).x

	assertThrows(Fn.cdr, Array(nil)).x
	assertThrows(Fn.cdr, Array("foo")).x

	assertEqual(toString(apply(Fn.cdr, List(1   	))), "[]").x
	assertEqual(toString(apply(Fn.cdr, List(2, 1	))), "[1]").x
	assertEqual(toString(apply(Fn.cdr, List(3, 2, 1))),  "[2, 1]").x


	assertEqual(isFn(cdr), 		True).x	' from 0-arg call
	assertEqual(arity(cdr), 	   1).x

	assertThrows(cdr, Array(nil)).x
	assertThrows(cdr, Array("foo")).x

	assertEqual(toString(apply(cdr, List(1   	))), "[]").x
	assertEqual(toString(apply(cdr, List(2, 1	))), "[1]").x
	assertEqual(toString(apply(cdr, List(3, 2, 1))), "[2, 1]").x
End Function

Function test_List_map()
	assertEqual(toString(map(Fn.toString, nil)), "[]").x
	assertEqual(toString(map(Fn.toString, List(1))), "['1']").x
	assertEqual(toString(map(Fn.toString, List("a"))), "[''a'']").x
	assertEqual(toString(map(Fn.toString, List("a", 42))), "[''a'', '42']").x
	assertEqual(toString(map(Fn.toString, List(nil, "a", 42))), "['[]', ''a'', '42']").x
	
	assertEqual(arity(Fn.map), 2).x
	assertEqual(toString(apply(Fn.map, Fn.toString, nil)), "[]").x
	assertEqual(toString(apply(Fn.map, Fn.toString, List(1))), "['1']").x
	assertEqual(toString(apply(Fn.map, Fn.toString, List("a"))), "[''a'']").x
	assertEqual(toString(apply(Fn.map, Fn.toString, List("a", 42))), "[''a'', '42']").x
	assertEqual(toString(apply(Fn.map, Fn.toString, List(nil, "a", 42))), "['[]', ''a'', '42']").x
End Function

Function test_List_filter()
	Dim p As Object
	assertEqual(arity(filter), 2).x
	
	p = isNil
	assertEqual(arity(filter(p)), 1).x

	assertEqual(toString(filter(p, nil)), 		  	"[]").x
	assertEqual(toString(filter(p, List(nil))),		"[[]]" ).x
	assertEqual(toString(filter(p, List(nil, nil))), "[[], []]").x
	assertEqual(toString(filter(p, _
		List(List(1), List(1, 0), List(nil))  )), _
		"[]").x
	assertEqual(toString(filter(p, _
		List(nil, List(1), nil, List(1, 0), List(nil))  )), _
		"[[], []]").x
	
	p = equ(1)
	assertEqual(arity(filter(p)), 1).x
	assertEqual(toString(filter(p, _
		List(0, 1, 1, 0, 1, 0)  )), _
		"[1, 1, 1]").x
	
	' it preserves order of elements
	p = inRange(2, 4)
	assertEqual(toString(filter(p, _
		List(0, 1, 2, 3, 4, 5))), "[2, 3, 4]").x
End Function

Function test_List_skipWhile()
	Dim f As Object
	f = skipWhile
	assertEqual(arity(f), 2).x
	f = skipWhile(isNil)
	assertEqual(arity(f), 1).x
	
	f = compose(Fn.toString, skipWhile(isNil))

	assertEqual(apply(f, nil),				"[]").x
	assertEqual(apply(f, List(nil)),		"[]" ).x
	assertEqual(apply(f, List(nil, nil)),	"[]").x
	assertEqual(apply(f, List(List(nil), nil)),	"[[[]], []]").x
	assertEqual(apply(f, _
		List(List(1), nil, List(1, 0))), _
		"[[1], [], [1, 0]]").x
	assertEqual(apply(f, _
		List(nil, nil, List(1), nil, List(1, 0))), _
		"[[1], [], [1, 0]]").x
	
	f = compose(Fn.toString, skipWhile(inRange(0, 2)))
	
	assertEqual(apply(f, List(0, 1, 2)), 		  "[]").x
	assertEqual(apply(f, List(0, 1, 2, 3)),		  "[3]").x
	assertEqual(apply(f, List(0, 1, 2, 3, 4, 5)), "[3, 4, 5]").x
	assertEqual(apply(f, List(2, 0, 3, 1, 4, 5)), "[3, 1, 4, 5]").x
	assertEqual(apply(f, List(5, 4, 3, 2, 1, 0)), "[5, 4, 3, 2, 1, 0]").x
End Function

Function test_List_skipUntil()
	Dim f As Object
	f = skipUntil
	assertEqual(arity(f), 2).x
	f = skipUntil(isNil)
	assertEqual(arity(f), 1).x
	
	f = compose(Fn.toString, skipUntil(isNil))

	assertEqual(apply(f, nil),				"[]").x
	assertEqual(apply(f, List(nil)),		"[[]]" ).x
	assertEqual(apply(f, List(nil, nil)),	"[[], []]").x
	assertEqual(apply(f, List(List(nil), nil)),	"[[]]").x
	assertEqual(apply(f, _
		List(List(1), nil, List(1, 0))), _
		"[[], [1, 0]]").x
	assertEqual(apply(f, _
		List(nil, nil, List(1), nil, List(1, 0))), _
		"[[], [], [1], [], [1, 0]]").x
	
	f = compose(Fn.toString, skipUntil(inRange(0, 2)))
	
	assertEqual(apply(f, List(0, 1, 2)), 		  "[0, 1, 2]").x
	assertEqual(apply(f, List(0, 1, 2, 3)),		  "[0, 1, 2, 3]").x
	assertEqual(apply(f, List(0, 1, 2, 3, 4, 5)), "[0, 1, 2, 3, 4, 5]").x
	assertEqual(apply(f, List(2, 0, 3, 1, 4, 5)), "[2, 0, 3, 1, 4, 5]").x
	assertEqual(apply(f, List(5, 4, 3, 2, 1, 0)), "[2, 1, 0]").x
End Function

Function test_List_foldl() 'TODO: check order of args as they come in
	Dim f As Object
	f = Fn.foldl
	assertEqual(isFn(f), True).x
	assertEqual(arity(f),   3).x
	
	f = foldl(concat)
	assertEqual(isFn(f), True).x
	assertEqual(arity(f),   2).x
	
	f = foldl(concat, "xxx")
	assertEqual(isFn(f), True).x
	assertEqual(arity(f),   1).x
	
	assertEqual(apply(f, nil),                      "xxx").x
	assertEqual(apply(f, List("a")),			 	"xxxa").x
	assertEqual(apply(f, List("a", "b")),		 	"xxxab").x
	assertEqual(apply(f, List("a", "b", "c")),	 	"xxxabc").x
	assertEqual(apply(f, List("d", "a", "c", "b")),	"xxxdacb").x

	assertEqual(apply(foldl, add, 1, List(4, 1, 3, 2)), 11).x
End Function

Function test_List_foldl1() 'TODO: check order of args as they come in
	Dim f As Object
	f = Fn.foldl1
	assertEqual(isFn(f), True).x
	assertEqual(arity(f),   2).x
	
	f = foldl1(concat)
	assertEqual(isFn(f), True).x
	assertEqual(arity(f),   1).x
	assertThrows(f, Array(nil)).x
	assertEqual(apply(f, List("a")),			 	"a").x
	assertEqual(apply(f, List("a", "b")),		 	"ab").x
	assertEqual(apply(f, List("a", "b", "c")),	 	"abc").x
	assertEqual(apply(f, List("d", "a", "c", "b")),	"dacb").x

	assertEqual(apply(foldl1, add, List(4, 1, 3, 2)), 10).x
End Function

Function test_List_foldr() 'TODO: check order of args as they come in
	Dim f As Object, i As Integer, a As Variant
	f = Fn.foldr
	assertEqual(isFn(f), True).x
	assertEqual(arity(f),   3).x
	
	f = foldr(concat)
	assertEqual(isFn(f), True).x
	assertEqual(arity(f),   2).x
	
	a = Array(foldr(concat, "xxx"), apply(Fn.foldr, concat, "xxx"))
	For i = LBound(a) To UBound(a)
		f = a(i)
		assertEqual(isFn(f), True).x
		assertEqual(arity(f),   1).x
		
		assertEqual(apply(f, nil),                      "xxx").x
		assertEqual(apply(f, List("a")),			 	"axxx").x
		assertEqual(apply(f, List("a", "b")),		 	"abxxx").x
		assertEqual(apply(f, List("a", "b", "c")),	 	"abcxxx").x
		assertEqual(apply(f, List("d", "a", "c", "b")),	"dacbxxx").x
	Next i
	
	assertEqual(apply(foldr, add, 1, List(4, 1, 3, 2)), 11).x
End Function

Function test_List_adjoin()
	assertEqual(toString(adjoin(nil, nil)), "[]").x
	
	assertThrows(adjoin, Array(1, nil)).x
	assertThrows(adjoin, Array(nil, 1)).x
	
	Dim lst
	Set lst = cons(1, nil)
	assertEqual(toString(adjoin(lst, nil)), "[1]").x
	assertEqual(toString(adjoin(nil, lst)), "[1]").x

	assertEqual(toString(adjoin(lst, lst)), "[1, 1]").x
	Dim lst2
	Set lst2 = cons(2, nil)
	assertEqual(toString(adjoin(lst, lst2)), "[1, 2]").x
	assertEqual(toString(adjoin(lst2, lst)), "[2, 1]").x
	Set lst2 = cons(3, lst2)
	assertEqual(toString(adjoin(lst, lst2)), "[1, 3, 2]").x
	assertEqual(toString(adjoin(lst2, lst)), "[3, 2, 1]").x
	Set lst = cons(0, lst)
	assertEqual(toString(adjoin(lst, lst2)), "[0, 1, 3, 2]").x
	assertEqual(toString(adjoin(lst2, lst)), "[3, 2, 0, 1]").x
End Function

Function test_List_flatten()
	assertEqual(arity(Fn.flatten),	1).x
	assertEqual(arity(flatten),		1).x

	assertEqual(toString(flatten(nil)), "[]").x
	Dim lst
	Set lst = cons(1, nil)
	assertThrows(Fn.flatten, Array(lst)).x
	Set lst = cons(lst, nil)	' [[1]]
	assertEqual(toString(flatten(lst)), "[1]").x
	Set lst = cons(nil, lst)	' [[], [1]]
	assertEqual(toString(flatten(lst)), "[1]").x
	Dim lst2
	Set lst2 = cons("a", cons("b", nil))
	Set lst = cons(lst2, lst)	' [['a', 'b'], [], [1]]
	assertEqual(toString(flatten(lst)), "['a', 'b', 1]").x
	Set lst2 = cons(lst2, nil)
	Set lst = cons(lst2, lst)	' [[['a', 'b']], ['a', 'b'], [], [1]]
	assertEqual(toString(flatten(lst)), "[['a', 'b'], 'a', 'b', 1]").x
End Function

Function test_List_reverse()
	assertEqual(toString(reverse(nil)), toString(nil)).x
	Dim lst
	Set lst = cons(1, nil)
	assertEqual(toString(reverse(lst)), toString(lst)).x
	Set lst = cons(2, lst)
	assertEqual(toString(reverse(lst)), "[1, 2]").x
	Set lst = cons(3, lst)
	assertEqual(toString(reverse(lst)), "[1, 2, 3]").x
	
	assertEqual(isFn(Fn.reverse), True).x ' from Fn object
	assertEqual(isFn(reverse), 	  True).x ' from 0-arg call
End Function

Function test_List_equ()
	assertEqual(arity(Fn.TList_equ),	2).x
	'assertEqual(arity(TList_equ),		2).x
	assertEqual(apply(Fn.TList_equ, nil, nil),	True).x
	
	assertEqual(equ(nil, Empty), False).x	' Empty is comparable to anything
	assertEqual(equ(Empty, nil), False).x

	' we consider data types NOT to be comparable with plain Object:
	assertThrows(equ, Array(nil, Nothing)).x
	assertThrows(equ, Array(Nothing, nil)).x

	assertEqual(equ(nil,		nil),			True).x
	
	assertEqual(equ(List(1), 	nil),			False).x
	assertEqual(equ(nil, 		List(1)),		False).x
	
	assertEqual(equ(List(1), 	List(1)),		True).x
	assertEqual(equ(List(2), 	List(1)),		False).x
	assertEqual(equ(List(1), 	List(2)),		False).x
	
	' ?? "equ: incompatible types String and Integer"
	'assertThrows(equ, Array(List("1"), 	List(1))).x
	assertEqual(equ(List("1"), List(1)), False).x
	
	' ?? "equ: incompatible types Integer and String"
	'assertThrows(equ, Array(List(1, 2), List(1, "2"))).x
	assertEqual(equ(List(1, 2), List(1, "2")), False).x
	
	assertEqual(equ(List(1, 2), List(1)),		False).x
	assertEqual(equ(List(1), 	List(1, 2)),	False).x
	assertEqual(equ(List(1, 2), List(1, 2)),	True).x
	assertEqual(equ(List(2, 2), List(1, 2)),	False).x
	assertEqual(equ(List(2, 1), List(1, 2)),	False).x


End Function

</script:module>
</file>

<file path=Basic/Standard/M04_Fn.xml><?xml version="1.0" encoding="utf-8"?>
<!DOCTYPE module  PUBLIC '-//OpenOffice.org//DTD OfficeDocument 1.0//EN'  'module.dtd'>
<script:module xmlns:script="http://openoffice.org/2000/script" script:name="M04_Fn" script:language="StarBasic">REM  *****  BASIC  *****
Option Explicit

Const TFn_tyname = "TFn"
Type TFn
	tyname		As String
	str			As Variant
	which		As Variant
	arity 		As Integer
	partialArgs As Variant
	args		As Variant
End Type

Type TFnObjs
	_instances	As Object
	
	typeOf		As Object
	ctorOf		As Object
	hasType		As Object
	destructure	As Object
	singletonVal	As Object
	
	isEmpty		As Object
	isString	As Object
	
	id 			As Object
	fstArg 		As Object
	sndArg 		As Object
	swap 		As Object
	compose 	As Object
	ite			As Object
	asc			As Object
	chr			As Object
	ucase		As Object
	lcase		As Object
	add			As Object
	mul			As Object
	toString	As Object
	concat		As Object
	readHex		As Object
	equ			As Object
	neq			As Object
	inRange		As Object
	
	TFn_toString	As Object
	applyToList		As Object
	
	TList_equ		As Object
	isList			As Object
	isNil			As Object
	cons			As Object
	length			As Object
	car				As Object
	cdr				As Object
	cadr			As Object
	caddr			As Object
	map				As Object
	filter			As Object
	skipWhile		As Object
	skipUntil		As Object
	foldl			As Object
	foldr			As Object
	foldl1			As Object
	foldr1			As Object
	adjoin			As Object
	flatten 		As Object
	reverse 		As Object
	
	TParser_toString	As Object
	mkParser 			As Object
	pReturn				As Object
	pStr				As Object
	pBind				As Object
	pChoice				As Object
	pMany				As Object
	pMany1				As Object
	pZeroOrOne			As Object
	pZeroOrOne2			As Object
	mkTypeVar			As Object
	maybeMakeArrowType	As Object
	mkTypeCtor			As Object
	mkTupleType			As Object
	
	TASN_dot			As Object
	TASN_toString		As Object
	mkASN				As Object
	mkDtTerminal		As Object
	mkDtCClass			As Object
	mkDtNonterminal		As Object
	mkDtMult			As Object
	
	patData				As Object
	isPattern			As Object
	match				As Object
	
	isExpr				As Object
End Type


Sub Main
	[test_Fn ===============]()
End Sub


Function _newFn(name As String, arity As Integer, Optional typ)
	Dim out As New TFn
	out.tyname = TFn_tyname
	out.which = name
	out.arity = arity
	If Not(isMissing(typ)) Then
		out.str = name &amp; " :: " &amp; typ
	Else
		out.str = name
	End If
	_newFn = out
End Function

Function mkFn(ByRef fs As Object, name As String, arity As Integer, Optional typ)
	Dim out
	out = _newFn(name, arity, typ)
	fs = cons(out, fs)
	mkFn = out
End Function

Function Fn
	Static out As Object
	If isNull(out) Then
		Dim fs As Object : fs = nil
		out = New TFnObjs
				
		out.typeOf		= mkFn(fs, "typeOf",		1, "Any -&gt; Type")
		out.ctorOf		= mkFn(fs, "ctorOf",		1, "Any -&gt; Maybe TDataCtor")
		out.hasType		= mkFn(fs, "hasType",		2, "Any -&gt; Typ -&gt; Bool")
		out.destructure	= mkFn(fs, "destructure",	3, "TDataCtor -&gt; Int -&gt; Any -&gt; Any")
		out.singletonVal = mkFn(fs, "singletonVal",	1, "TDataCtor -&gt; Any")
		
		out.isEmpty		= mkFn(fs, "isEmpty",		1, "Any -&gt; Bool")
		out.isString	= mkFn(fs, "isString",		1, "Any -&gt; Bool")
		out.isExpr		= mkFn(fs, "isExpr",		1, "Any -&gt; Bool")	
		
		out.toString	= mkFn(fs, "toString",		1, "Any -&gt; Str")
		out.id			= mkFn(fs, "id",			1, "a -&gt; a")
		out.fstArg		= mkFn(fs, "fstArg",		2, "a -&gt; b -&gt; a")
		out.sndArg		= mkFn(fs, "sndArg",		1, "a -&gt; b -&gt; b")
		out.swap		= mkFn(fs, "swap",			3, "(b -&gt; a -&gt; c) -&gt; a -&gt; b -&gt; c")
		out.compose		= mkFn(fs, "compose",		3, "(b -&gt; c) -&gt; (a -&gt; b) -&gt; a -&gt; c")
		out.ite			= mkFn(fs, "ite",			4, "(a -&gt; Bool) -&gt; (a -&gt; b) -&gt; (a -&gt; b) -&gt; a -&gt; b")
		out.add			= mkFn(fs, "add",			2, "Long -&gt; Long -&gt; Long")
		out.mul			= mkFn(fs, "mul",			2, "Long -&gt; Long -&gt; Long")
		out.inRange		= mkFn(fs, "inRange",		3, "Long -&gt; Long -&gt; Long -&gt; Bool")
		out.equ			= mkFn(fs, "equ",			2, "a -&gt; a -&gt; Bool")
		out.neq			= mkFn(fs, "neq",			2, "a -&gt; a -&gt; Bool")
		out.concat		= mkFn(fs, "concat",		2, "Str -&gt; Str -&gt; Str")
		out.asc			= mkFn(fs, "asc",			1, "Char -&gt; Int")
		out.chr			= mkFn(fs, "chr",			1, "Int -&gt; Char")
		out.ucase		= mkFn(fs, "ucase",			1, "Str -&gt; Str")
		out.lcase		= mkFn(fs, "lcase",			1, "Str -&gt; Str")
		out.readHex		= mkFn(fs, "readHex",		1, "Str -&gt; Long")
		
		out.TFn_toString = mkFn(fs, "TFn_toString",	1, "(a -&gt; b) -&gt; Str")
		out.applyToList	= mkFn(fs, "applyToList",	2)
		
		out.TList_equ		= mkFn(fs, "TList_equ",			2)
		out.isList			= mkFn(fs, "isList",			1, "Any -&gt; Bool")
		out.isNil			= mkFn(fs, "isNil",				1, "[a] -&gt; Bool")
		out.cons			= mkFn(fs, "cons",				2, "a -&gt; [a] -&gt; [a]")
		out.length			= mkFn(fs, "length",			1)
		out.car				= mkFn(fs, "car",				1)
		out.cdr				= mkFn(fs, "cdr",				1)
		out.cadr			= mkFn(fs, "cadr",				1)
		out.caddr			= mkFn(fs, "caddr",				1)
		out.map				= mkFn(fs, "map",				2, "(a -&gt; b) -&gt; [a] -&gt; [b]")
		out.filter			= mkFn(fs, "filter",			2, "(a -&gt; Bool) -&gt; [a] -&gt; [a]")
		out.skipWhile		= mkFn(fs, "skipWhile",			2, "(a -&gt; Bool) -&gt; [a] -&gt; [a]")
		out.skipUntil		= mkFn(fs, "skipUntil",			2, "(a -&gt; Bool) -&gt; [a] -&gt; [a]")
		out.foldl			= mkFn(fs, "foldl",				3)
		out.foldr			= mkFn(fs, "foldr",				3)
		out.foldl1			= mkFn(fs, "foldl1",			2)
		out.foldr1			= mkFn(fs, "foldr1",			2)
		out.adjoin			= mkFn(fs, "adjoin",			2)
		out.flatten			= mkFn(fs, "flatten",			1, "List List a -&gt; List a")
		out.reverse			= mkFn(fs, "reverse",			1, "List a -&gt; List a")
		
		out.TParser_toString = mkFn(fs, "TParser_toString",	1, "Parser a -&gt; Str")
		out.mkParser		= mkFn(fs, "mkParser",			2, "Str -&gt; Any -&gt; Parser a")
		out.pReturn			= mkFn(fs, "pReturn",			1, "a -&gt; Parser a")
		out.pStr			= mkFn(fs, "pStr",				1, "Str -&gt; Parser Str")
		out.pBind			= mkFn(fs, "pBind",				2, "Parser a -&gt; (a -&gt; Parser b) -&gt; Parser b")
		out.pChoice			= mkFn(fs, "pChoice",			2, "Parser a -&gt; Parser a -&gt; Parser a")
		out.pMany			= mkFn(fs, "pMany",				1, "Parser a -&gt; Parser [a]")
		out.pMany1			= mkFn(fs, "pMany1",				1, "Parser a -&gt; Parser [a]")
		out.pZeroOrOne		= mkFn(fs, "pZeroOrOne",			1, "Parser a -&gt; Parser (Maybe a)")
		out.pZeroOrOne2		= mkFn(fs, "pZeroOrOne2",		2, "Parser a -&gt; a -&gt; Parser a")
		out.mkTypeVar		= mkFn(fs, "mkTypeVar",			1, "Char -&gt; Str")
		out.maybeMakeArrowType = mkFn(fs, "maybeMakeArrowType",	2, "Typ -&gt; Maybe Typ -&gt; Typ")
		out.mkTypeCtor		= mkFn(fs, "mkTypeCtor",			2, "Str -&gt; [Typ] -&gt; Typ")
		out.mkTupleType		= mkFn(fs, "mkTupleType",		2, "Typ -&gt; [Typ] -&gt; Typ")
		
		out.TASN_dot		= mkFn(fs, "TASN_dot",			2, "Str -&gt; ASN -&gt; Any")
		out.TASN_toString	= mkFn(fs, "TASN_toString",		1, "ASN -&gt; Str")
		out.mkASN			= mkFn(fs, "mkASN",				3, "Any -&gt; a -&gt; [b] -&gt; ASN")
		out.mkDtTerminal	= mkFn(fs, "mkDtTerminal",		1, "Str -&gt; ASN")
		out.mkDtCClass		= mkFn(fs, "mkDtCClass",			2, "Str -&gt; Str -&gt; ASN")
		out.mkDtNonterminal	= mkFn(fs, "mkDtNonterminal",	2, "Str -&gt; [ASN] -&gt; ASN")
		out.mkDtMult		= mkFn(fs, "mkDtMult",			2, "Str -&gt; [ASN] -&gt; ASN")
		
		out.patData			= mkFn(fs, "patData",			2, "TDataCtor -&gt; [Pattern] -&gt; Pattern")
		out.isPattern		= mkFn(fs, "isPattern",			1, "Any -&gt; Bool")
		out.match			= mkFn(fs, "match",				3, "Pattern -&gt; Maybe Env -&gt; Any -&gt; Maybe Env")
		
		out._instances = fs
	End If
	Fn = out
End Function


Function mkPartialApp(fn As Object, arg As Variant)
	Dim result As New TFn
	result.tyname = TFn_tyname
	Dim baseArity As Integer, newArity As Integer
	Dim args As Variant
	If isPartialApp(fn) Then
		Dim innerArity As Integer, argPos As Integer
		Dim innerArgs As Variant
		result.which = fn.which
		innerArity = fn.arity
		baseArity = fn.which.arity
		newArity = innerArity - 1
		argPos = baseArity - newArity - 1
		ReDim args(0 To baseArity - 2)
		args(argPos) = arg
		innerArgs = fn.args
		Do
			argPos = argPos - 1
			args(argPos) = innerArgs(argPos)
		Loop Until argPos = 0
		result.args = args
		result.partialArgs = cons(arg, partialArgs(fn))
	Else
		result.which = fn
		baseArity = fn.arity
		newArity = baseArity - 1
		ReDim args(0 To baseArity - 2)
		args(0) = arg
		result.args = args
		result.partialArgs = cons(arg, nil)
	End If
	result.arity = newArity
	mkPartialApp = result
End Function

Function TFn_toString(ByVal f)
	Dim result As String, r As Integer, n As String, h As Variant, t As Object, k As Integer
	f = asFn(f)
	r = arity(f)
	n = getFnName(f)
	k = 0
	If isPartialApp(f) Then
		t = reverse(partialArgs(f))
		If n = "compose" Then
			If r = 1 Then
				'result = "\a" &amp; k &amp; "." &amp; TFn_toString(car(t)) &amp; " (" &amp; TFn_toString(cadr(t)) &amp; " a" &amp; k &amp; ")"
				'k = k + 1
				result = TFn_toString(car(t)) &amp; " ° " &amp; TFn_toString(cadr(t))
				'result = "(" &amp; result &amp; ")"
			Else ' r = 2
				result = n &amp; TFn_toString(car(t))
				result = "(" &amp; result &amp; ")"
				'croak("TFn_toString/NYI: compose partially applied to just 1 arg")
			End If
		ElseIf (n = "swap") And (r = 1) Then
			Dim g As Object, x As Object
			g = car(t)
			x = cadr(t)
			If getFnName(g) = "cons" Then
				If isNil(x) Then
					result =  "\a" &amp; k &amp; ".[a" &amp; k &amp; "]"
					k = k + 1
				Else
					result =  "\a" &amp; k &amp; ".cons a" &amp; k &amp; " " &amp; toString(x)
					k = k + 1
				EndIf
			Else
				result =  "\a" &amp; k &amp; "." &amp; TFn_toString(g) &amp; " a" &amp; k &amp; " " &amp; toString(x)
				k = k + 1
			End If
		Else
			result = "(" &amp; n '&amp; "_" &amp; r
			While Not(isNil(t))
				h = car(t)
				t = cdr(t)
				If (isFn(h)) Then
					result = result &amp; " " &amp; TFn_toString(h)
				Else
					result = result &amp; " " &amp; toString(h)
				End If
			Wend
			result = result &amp; ")"
		End If
	Else
		result = n '&amp; "_" &amp; r
	End If
	TFn_toString = result
End Function

Function lookupFn(name As String) As Variant
	Dim out As Variant
	Dim fs As Object, f As Object
	fs = Fn._instances
	Do Until(isNil(fs))
		f = car(fs)
		If (getFnName(f) = name) Then
			out = f
			Exit Do
		End If
		fs = cdr(fs)
	Loop
	lookupFn = out
End Function

Function arity(fn As Object) As Integer
	arity = fn.arity
End Function

Function getFnTypeStr(f As Object) As String
	Dim fName As String
	fName = getFnName(f)
	getFnTypeStr = Mid(f.str, Len(fName &amp; " :: ") + 1)
End Function

Function isFn(ByVal fn As Variant) As Boolean
	If isObject(fn) Then
		Dim oFn As Object
		Set oFn = fn
		On Local Error Goto isFn_returnsFalse
		oFn.which
		oFn.arity
		oFn.partialArgs
		isFn = True
		Exit Function
	End If
isFn_returnsFalse:
	isFn = False
End Function

Function asFn(fn As Variant, Optional ByVal msg As String)
	Dim f As Variant
	If isString(fn) Then
		croak("asFn: got String " &amp; toString(fn))
		f = lookupFn(fn)
		If isEmpty(f) Then
			If isMissing(msg) Then : msg = "" : Else : msg = msg &amp; CR : End If
			croak(msg &amp; "unknown function: " &amp; toString(fn))
		End If
	Else
		f = fn
	End If
	If Not(isFn(f)) Then
		If isMissing(msg) Then : msg = "" : Else : msg = msg &amp; CR : End If
		croak(msg &amp; "not a valid function: " &amp; toString(f))
	End If
	asFn = f
End Function

Function isPartialApp(fn As Object) As Boolean
	isPartialApp = Not(isEmpty(fn.partialArgs))
End Function

Function partialArgs(fn As Object)	' ATTENTION: stored in reverse order!
	Dim result As Object
	If isPartialApp(fn) Then
		result = fn.partialArgs
	Else
		result = nil
	End If
	partialArgs = result
End Function

Function getFnName(f As Object)
	If isPartialApp(f) Then
		getFnName = getFnName(f.which)
	Else
		getFnName = f.which
	End If
End Function

Function apply1(ByVal fn As Variant, ByVal arg As Variant)
	Dim result As Variant, r As Integer
	fn = asFn(fn)	' makes sure it really is a function
	r = arity(fn)
	If r = 1 Then
		result = applyLast(fn, arg)
	Else
		result = mkPartialApp(fn, arg)
	End If
	apply1 = result
End Function

Function applyLast(ByVal fn As Object, arg As Variant)
	Dim out As Variant
	Dim reverseArgs As Object
	Dim baseArity As Integer
	Dim args As Variant
	Dim name As String
	If isPartialApp(fn) Then
		reverseArgs = partialArgs(fn)
		args = fn.args
		fn = fn.which
	Else
		reverseArgs = nil
	End If
	baseArity = fn.arity
	name = fn.which
	Dim a0 As Variant, a1 As Variant, a2 As Variant, a3 As Variant
	On baseArity Goto applyLast_of_one, applyLast_of_two, applyLast_of_three, applyLast_of_four
	Goto applyLast_of_fiveOrMore
applyLast_of_one:
	a0 = arg
	Select Case name
		Case "typeOf":				out = typeOf(				a0)
		Case "ctorOf":				out = ctorOf(				a0)
		Case "singletonVal":		out = singletonVal(			a0)
		
		Case "isEmpty":				out = isEmpty(				a0)
		Case "isString":			out = isString(				a0)

		Case "id": 					out = a0
		Case "sndArg":				out = sndArg(				a0)
		Case "asc":					out = Asc(					a0)
		Case "chr":					out = Chr(					a0)
		Case "ucase":				out = UCase(				a0)
		Case "lcase":				out = LCase(				a0)
		Case "toString":			out = toString(				a0)
		Case "readHex":				out = readHex(				a0)
		Case "isList":				out = isList(				a0)
		Case "isNil":				out = isNil(				a0)
		Case "length":				out = length(				a0)
		Case "car":					out = car(					a0)
		Case "cdr":					out = cdr(					a0)
		Case "cadr":				out = cadr(					a0)
		Case "caddr":				out = caddr(				a0)
		Case "flatten":				out = flatten(				a0)
		Case "reverse": 			out = reverse(				a0)
		Case "toArray": 			out = toArray(				a0)
		Case "pStr": 				out = pStr(					a0)
		Case "pReturn":				out = pReturn(				a0)
		Case "pMany":				out = pMany(				a0)
		Case "pMany1":				out = pMany1(				a0)
		Case "pZeroOrOne":			out = pZeroOrOne(			a0)
		Case "mkTypeVar":			out = mkTypeVar(			a0)
		Case "TFn_toString":		out = TFn_toString(			a0)
		Case "TParser_toString":	out = TParser_toString(		a0)
		Case "TASN_toString":		out = TASN_toString(		a0)
		Case "mkDtTerminal":		out = mkDtTerminal(			a0)
		Case "isPattern":			out = isPattern(			a0)
		Case "isExpr":				out = isExpr(				a0)
		Case Else
			Goto applyLast_unknownF
	End Select
	applyLast = out
	Exit Function
applyLast_of_two:
	a0 = car(reverseArgs) 'fn.args(0)
	a1 = arg
	Select Case name
		Case "applyDC":				out = applyDC(			a0, a1)
		Case "hasType":				out = hasType(			a0, a1)
		
		Case "TList_equ":			out = TList_equ(		a0, a1)
		Case "fstArg":				out = a0
		Case "add":					out = CLng(a0 + a1)
		Case "mul":					out = CLng(a0 * a1)
		Case "concat":				out = a0 &amp; a1
		Case "equ":					out = equ(				a0, a1)
		Case "neq":					out = Not(equ(			a0, a1))
		Case "applyToList":			out = applyToList(		a0, a1)
		Case "cons":				out = cons(				a0, a1)
		Case "map":					out = map(				a0, a1)
		Case "filter":				out = filter(			a0, a1)
		Case "skipWhile":			out = skipWhile(		a0, a1)
		Case "skipUntil":			out = skipUntil(		a0, a1)
		Case "foldl1":				out = foldl1(			a0, a1)
'		Case "foldr1":				out = foldr1(			a0, a1)
		Case "adjoin":				out = adjoin(			a0, a1)
		Case "mkParser":			out = mkParser(			a0, a1)
		Case "pBind":				out = pBind(			a0, a1)
		Case "pChoice":				out = pChoice(			a0, a1)
		Case "pZeroOrOne2":			out = pZeroOrOne2(		a0, a1)
		Case "maybeMakeArrowType":	out = maybeMakeArrowType(a0, a1)
		Case "mkTypeCtor":			out = mkTypeCtor(		a0, a1)
		Case "mkTupleType":			out = mkTupleType(		a0, a1)
		Case "TASN_dot":			out = TASN_dot(			a0, a1)
		Case "mkDtCClass":			out = mkDtCClass(		a0, a1)
		Case "mkDtNonterminal":		out = mkDtNonterminal(	a0, a1)
		Case "mkDtMult":			out = mkDtMult(			a0, a1)
		Case "patData":				out = patData(			a0, a1)
		Case Else
			Goto applyLast_unknownF
	End Select
	applyLast = out
	Exit Function
applyLast_of_three:
	a0 = cadr(reverseArgs) 'fn.args(0)
	a1 = car(reverseArgs) 'fn.args(1)
	a2 = arg
	Select Case name
		Case "destructure":			out = _destructure(	a0, a1, a2)
		Case "applyDC":				out = applyDC(		a0, a1, a2)

		Case "swap":				out = apply(a0, a2, a1)
		Case "compose":				out = _compose(a0, a1, a2)	'	apply(a0, apply(a1, a2))	'
		Case "inRange":				out = CBool( (a0 &lt;= a2) And (a2 &lt;= a1) )
		Case "foldl":				out = foldl(		a0, a1, a2)
		Case "foldr":				out = foldr(		a0, a1, a2)
		Case "mkASN":				out = mkASN(		a0, a1, a2)
		Case "match":				out = match(	a0, a1, a2)
		Case Else
			Goto applyLast_unknownF
	End Select
	applyLast = out
	Exit Function
applyLast_of_four:
	a0 = caddr(reverseArgs) 'fn.args(0)
	a1 = cadr(reverseArgs) 'fn.args(1)
	a2 = car(reverseArgs) 'fn.args(2)
	a3 = arg
	Select Case name
		Case "applyDC":				out = applyDC(	a0, a1, a2, a3)

		Case "ite"
			If applyLast(a0, a3) Then
				out = apply1(a1, a3)
			Else
				out = apply1(a2, a3)
			End if
		Case Else
			Goto applyLast_unknownF
	End Select
	applyLast = out
	Exit Function
applyLast_of_fiveOrMore:
	croak("applyLast/NYI: five or more args")
applyLast_unknownF:
	croak("applyLast: unknown fn '" &amp; name &amp; "' (arity: " &amp; baseArity &amp; ")")
End Function

Function applyToList(Optional ByVal f As Variant, Optional ByVal args As Object)
	Static oFn As Object : If isNull(oFn) Then : oFn = Fn.applyToList : End If
	Dim result As Variant
	If isMissing(args) Then
		If isMissing(f) Then
			result = oFn
		Else
			f = asFn(f, "applyToList: invalid 1st arg")
			result = apply1(oFn, f)
		End If
	ElseIf isNil(args) Then
		Dim fstr As String
		fstr = toString(f)
		croak("applyToList: empty args list for " &amp; CR &amp; fstr)
	Else
		' applyToList = foldl apply1 f args
		f = asFn(f, "applyToList: invalid 1st arg")
		result = f
		While Not(isNil(args))
			result = apply1(result, car(args))
			args = cdr(args)
		Wend
	End If
	applyToList = result
End Function

Function _apply(fn As Object, Optional a0, Optional a1, Optional a2, Optional a3, Optional a4)
	If isMissing(a0) Then
		_apply = fn
	ElseIf isMissing(a1) Then
		_apply = apply1(fn, a0)
	ElseIf isMissing(a2) Then
		_apply = apply1(apply1(fn, a0), a1)
	ElseIf isMissing(a3) Then
		_apply = apply1(apply1(apply1(fn, a0), a1), a2)
	ElseIf isMissing(a4) Then
		_apply = apply1(apply1(apply1(apply1(fn, a0), a1), a2), a3)
	Else
		croak("_apply/NYI: more than 4 args")
	End If
End Function

Function apply(ByVal fn As Variant, a0, Optional a1, Optional a2, Optional a3, Optional a4, Optional a5, Optional a6, Optional a7, Optional a8, Optional a9, Optional a10)
	Dim args As Object
	If Not(isFn(fn)) Then
'		croak("apply: invalid 1st arg:" &amp; CR &amp; toString(fn))
	End If
	fn = asFn(fn, "apply: invalid 1st arg")
	If isMissing(a1) Then
		If arity(fn) = 1 Then
			apply = applyLast(fn, a0)
		Else
			apply = apply1(fn, a0)
		End If
	ElseIf isMissing(a2) Then
		apply = apply1(apply1(fn, a0), a1)
	ElseIf isMissing(a3) Then
		apply = apply1(apply1(apply1(fn, a0), a1), a2)
	Else
		args = List(a0, a1, a2, a3, a4, a5, a6, a7, a8, a9, a10)
		apply = applyToList(fn, args)
	End If
End Function

'= tests ============================================================

Function [test_Fn ===============]()
	Dim i As Integer
		
	Dim fId As Variant
	fId = Fn.id
	assertEqual(isPartialApp(fId), False).x
	assertEqual(arity(fId), 1).x
	assertEqual(apply(fId, 0), id(0)).x
	
	Dim temp As Object
	temp = fId ' do not access fields on fId directly...!
	assertEqual(temp.tyname &lt;&gt; "", True).x
	

	Dim fCar As Variant
	fCar = Fn.car
	assertEqual(isPartialApp(fCar), False).x
	assertEqual(isNil(partialArgs(fCar)), True).x
	assertEqual(arity(fCar), 1).x
	
	assertEqual( apply1(fCar, List(9)), 9 ).x
	assertEqual( apply1(fCar, List("a")), "a" ).x
		
	Dim fEqu As Variant
	fEqu = Fn.equ
	assertEqual(isPartialApp(fEqu), False).x
	assertEqual(isNil(partialArgs(fEqu)), True).x
	assertEqual(arity(fEqu), 2).x
	assertEqual(apply(fEqu, 1, 2), False).x
	assertEqual(apply(fEqu, 1, 1), True).x
	
	Dim eq5 As Variant
	eq5 = apply(fEqu, 5)
	assertEqual(isPartialApp(eq5), True).x
	assertEqual(isNil(partialArgs(eq5)), False).x
	assertEqual(arity(eq5), 1).x
	
	' partially applied fns also have a proper .tyname:
	' Note typeStr is the BASIC type, not the actual fn type
	assertEqual(typeStr(eq5), typeStr(fId)).x
	
	Dim eq5_7 As Variant
	eq5_7 = apply1(eq5, 7)
	assertEqual(eq5_7, False).x

	Dim eq5_5 As Variant
	eq5_5 = apply1(eq5, 5)
	assertEqual(eq5_5, True).x

	Dim konst5 As Variant
	konst5 = apply1(Fn.fstArg, 5)
	assertEqual(isPartialApp(konst5), True).x
	assertEqual(arity(konst5), 1).x
	assertEqual(apply1(konst5, 7), 	5).x
	' easy partial application:
	assertEqual(arity(fstArg), 2).x
	konst5 = fstArg(5)
	assertEqual(arity(konst5), 1).x
	assertEqual(apply(konst5, 7), 	5).x
	assertEqual(fstArg(5, 7), 		5).x
		
	Dim sndArg5 As Variant
	sndArg5 = apply1(Fn.sndArg, 5)
	
	assertEqual(arity(sndArg5), 1).x
	assertEqual(apply1(sndArg5, 7), 7).x
	
	' easy partial application:
	sndArg5 = sndArg(5)
	assertEqual(arity(sndArg5), 1).x
	assertEqual(apply(sndArg5, 7), 	7).x
	assertEqual(sndArg(5, 7), 		7).x
		
	Dim fIte As Variant
	fIte = Fn.ite
	assertEqual(isPartialApp(fIte), False).x
	assertEqual(arity(fIte), 4).x

	Dim iteKFalse As Variant
	iteKFalse = apply1(fIte, fstArg(False))
	assertEqual(isPartialApp(iteKFalse), True).x
	assertEqual(arity(iteKFalse), 3).x

	Dim iteKFalseK42 As Variant
	iteKFalseK42 = apply1(iteKFalse, fstArg(42))
	assertEqual(isPartialApp(iteKFalseK42), True).x
	assertEqual(arity(iteKFalseK42), 2).x
	
	Dim iteKFalseK42Id As Variant
	iteKFalseK42Id = apply1(iteKFalseK42, id)
	assertEqual(arity(iteKFalseK42Id), 1).x

	assertEqual(apply(iteKFalseK42Id, "Seven"), "Seven").x
	Dim iteKTrueK42Id As Variant, KTrue As Variant, K42 As Variant
	iteKTrueK42Id = ite(fstArg(True), fstArg(42), fId)
	assertEqual(arity(iteKTrueK42Id), 1).x
	assertEqual(apply(iteKTrueK42Id, "Seven"), 42).x
'	MsgBox( toString(iteFalse42Seven) )

	Dim fAsc As Variant
	fAsc = Fn.asc
	assertEqual(arity(fAsc), 1).x
	assertEqual(apply(fAsc, " "), 		Asc(" ")).x
	assertEqual(apply(fAsc, TAB), 	       9).x
	assertEqual(apply(fAsc, CR), 	      13).x
	assertEqual(apply(fAsc, "0"), 		Asc("0")).x
	assertEqual(apply(fAsc, "9"), 		Asc("9")).x
	assertEqual(apply(fAsc, "A"), 		Asc("A")).x
	assertEqual(apply(fAsc, "B"), 		Asc("B")).x
	assertEqual(apply(fAsc, "Z"), 		Asc("Z")).x

	Dim fChr As Variant
	fChr = Fn.chr
	assertEqual(arity(fChr), 1).x
	assertEqual(apply(fChr,  9), 	TAB).x
	assertEqual(apply(fChr, 13), 	CR).x
	assertEqual(apply(fChr, 32), 	Chr(32)).x
	assertEqual(apply(fChr, 48), 	Chr(48)).x
	assertEqual(apply(fChr, 65), 	Chr(65)).x
	assertEqual(apply(fChr, 66), 	Chr(66)).x
	assertEqual(apply(fChr, 90), 	Chr(90)).x


	Dim fAdd As Variant
	fAdd = Fn.add
	assertEqual(arity(fAdd), 2).x
	assertEqual(apply(fAdd,  0,  0), 	add(0, 0)).x
	assertEqual(apply(fAdd,  0,  1), 	add(0, 1)).x
	assertEqual(apply(fAdd,  7, -5), 	add(7, -5)).x
	' partial application
	fAdd = apply(fAdd, 65535)
	assertEqual(apply(fAdd, 65535), add(65535, 65535)).x

	Dim fMul As Variant
	fMul = Fn.mul
	assertEqual(arity(fMul), 2).x
	assertEqual(apply(fMul,  0,  0), 	mul(0, 0)).x
	assertEqual(apply(fMul,  0,  1), 	mul(0, 1)).x
	assertEqual(apply(fMul,  7, -5), 	mul(7, -5)).x
	' partial application
	fMul = apply(fMul, 65535)
	assertEqual(apply(fMul, 32767), mul(65535, 32767)).x

	Dim fReadhex As Variant
	fReadHex = Fn.readHex
	assertEqual(arity(fReadHex), 1).x
	assertEqual(apply(fReadHex,  "0"),  readHex("0")).x
	assertEqual(apply(fReadHex,  "1"),  readHex("1")).x
	assertEqual(apply(fReadHex,  "2"),  readHex("2")).x
	assertEqual(apply(fReadHex,  "3"),  readHex("3")).x
	assertEqual(apply(fReadHex,  "4"),  readHex("4")).x
	assertEqual(apply(fReadHex,  "5"),  readHex("5")).x
	assertEqual(apply(fReadHex,  "6"),  readHex("6")).x
	assertEqual(apply(fReadHex,  "7"),  readHex("7")).x
	assertEqual(apply(fReadHex,  "8"),  readHex("8")).x
	assertEqual(apply(fReadHex,  "9"),  readHex("9")).x

	assertEqual(apply(fReadHex,  "A"),  readHex("A")).x
	assertEqual(apply(fReadHex,  "a"),  readHex("a")).x

	assertEqual(apply(fReadHex,  "F"),  readHex("F")).x
	assertEqual(apply(fReadHex,  "f"),  readHex("f")).x


	assertEqual(arity(Fn.applyToList), 2).x

	assertEqual(apply(Fn.toString, "abcd"), "'abcd'").x
End Function

</script:module>
</file>

<file path=Basic/Standard/M05_Parser.xml><?xml version="1.0" encoding="utf-8"?>
<!DOCTYPE module  PUBLIC '-//OpenOffice.org//DTD OfficeDocument 1.0//EN'  'module.dtd'>
<script:module xmlns:script="http://openoffice.org/2000/script" script:name="M05_Parser" script:language="StarBasic">REM  *****  BASIC  *****
Option Explicit

Const TParser_tyname = "TParser"

Type Parser
	tyname As String
	id As Integer
	tp As String
	st As Variant
	st0 As Variant
	st1 As Variant
	st2 As Variant
	st3 As Variant
	st4 As Variant
	str As String
	typ As String
End Type

Public applyP_callCount 			As Integer
Public _applyP_callCount(0 To 1) 	As Integer
Public applyP_return 				As Integer
Public applyP_fail 					As Integer
Public applyP_item 					As Integer
Public applyP_bind 					As Integer
Public applyP_bind_K_x 				As Integer
Public applyP_bind_K_return 		As Integer
Public applyP_bind_B_f_g 			As Integer
Public applyP_bind_B_return_g 		As Integer
Public applyP_bind_other 			As Integer
Public applyP_choice 				As Integer
Public applyP_zeroOrOne 			As Integer
Public applyP_many1 				As Integer
Public applyP_str 					As Integer
Public applyP_seq 					As Integer
Public applyP_skip 					As Integer
Public applyP_sat 					As Integer
Public applyP_end 					As Integer
Public applyP_ind 					As Integer

Sub Main
	test_Parser()
	Stop
	Dim s As String
	Set pHexLit = pSeq(Array(pStr("0x"), pHexNum), "sndArg")
	Dim p As Parser 
	'pChoice(pItem(), pReturn("bar"))
	Set p = pSeq(Array(pHexLit, pMany(pWhite)), "fstArg")
	s = "FF 0x1F __µ 0"

	MsgBox( _
		"applying parser '" &amp; p.tp &amp; "' to " &amp; toString(s) &amp; ": " &amp; CR _
		&amp; toString(applyP(p, s)) _
	)
End Sub

'==================================================================

Function isParser(x As Variant)
	Static parserType As Object
	If isNull(parserType) Then
		parserType = typeOf(pFail)
	End If
	isParser = DataValue_same(typeOf(x), parserType)
End Function


' TODO: TParser_toString: seriously work out where to put parens and where not
Function TParser_toString(Optional ByVal p As Variant)
	Dim result As Variant
	If isMissing(p) Then
		result = Fn.TParser_toString
	Else
		If isString(p) Then
			p = lookupParser(p)
		End If
		Dim rules As Object, seen As Object
		rules = nil
		seen = nil
		result = _TParser_toString(p, 0, "", False, rules, seen)
		If Not(isNil(rules)) Then
			Dim newLine As String
			newLine = NL
			result = result &amp; " where" &amp; NL _
				   &amp; Join(toArray(rules), NL)
		End If
		While Not(isNil(seen))
			car(seen).st2 = False
			seen = cdr(seen)
		Wend
	End If
	TParser_toString = result
End Function

Function _TParser_toString( _
	ByVal p As Object, _
	ByRef k As Integer, _
	ByVal indent As String, _
	ByVal isNewLines As Boolean, _
	ByRef rules As Object, _
	ByRef seen As Object _
)
	Dim result As String, f As Object
	Dim q As Object
	If p.str &lt;&gt; "" Then
		result = p.str
	ElseIf isPMany(p) Then
		' it has shape (many1 q)?
		q = p.st0.st0
		If (q.tp = "choice") Or (q.tp = "bind") Then
			result = "(" &amp; _TParser_toString( _
						q, k, indent &amp; " ", False, rules, seen) _
				   &amp; ")"
		Else
			result = _TParser_toString( _
						q, k, indent, False, rules, seen)
		End If
		result = result &amp; "*"
	ElseIf isPZeroOrOne(p) Then
		q = p.st0
		If (q.tp = "choice") Or (q.tp = "bind") Then
			result = "(" &amp; _TParser_toString( _
						q, k, indent &amp; " ", False, rules, seen) _
				   &amp; ")"
		Else
			result = _TParser_toString( _
						q, k, indent, False, rules, seen)
		End If
		result = result &amp; "?"
	Else : Select Case p.tp
		Case "ind"
			Dim name As String
			name = getPIndName(p)
			If p.st2 Then ' seen it before
				result = name
			ElseIf isNull(p.st0) Then ' yet uninitialized indirection
				result = "(ind " &amp; p.st1 &amp; " Nothing)"	' p.st1 ' contains a name like Rule_123
			Else ' initialized but not seen before
				p.st2 = True	' set the "visited"-mark
				seen = cons(p, seen)
				result = name &amp; " ::= "
				' In the new rule, start over fresh indent and var counter
				indent = Space(Len(result))
				Dim j As Integer
				j = 0
				result = result &amp; _TParser_toString( _
					p.st0, j, indent, True, rules, seen)
				rules = cons(result, rules)
				result = name	' just return the name
			End If
		Case "sat"
			result = "(sat "
			If isPartialApp(p.st) Then
				result = result &amp; "(" &amp; TFn_toString(p.st) &amp; ")"
			Else
				result = result &amp; getFnName(p.st)
			End If
			result = result &amp; ")"
		Case "fail":		result = "fail"
		Case "return":		result = "(return " &amp; toString(p.st) &amp; ")"
		Case "item": 		result = "item"
		Case "str":			result = "(str " &amp; toString(p.st(0)) &amp; ")"
		Case "strXXX":			result = toString(p.st(0))
		Case "skip"
			result = "(skip " &amp; _TParser_toString( _
						p.st, k, indent, False, rules, seen) _
				   &amp; ")"
		Case "many1"
			If (p.st.tp) = "choice" Or (p.st.tp = "bind") Then
				result = "(" &amp; _TParser_toString( _
							p.st, k, indent &amp; " ", False, rules, seen) _
					   &amp; ")"
			Else
				result = _TParser_toString( _
					p.st, k, indent, False, rules, seen)
			End If
			result = result &amp; "+"
		Case "choice"
			Dim altL As Object, altR As Object
			altL = p.st0
			altR = p.st1
			Dim altLStr As String, altRStr As String
			If isNewLines Then
				altLStr = _TParser_toString( _
							altL, k, indent, isNewLines, rules, seen)
				altRStr = _TParser_toString( _
							altR, k, indent, isNewLines, rules, seen)	
				result = altLStr _
					   &amp; NL _
					   &amp; space(len(indent) - 2) _
					   &amp; "| " _
					   &amp; altRStr
			Else
				altLStr = _TParser_toString( _
							altL, k, indent, isNewLines, rules, seen)
				altRStr = _TParser_toString( _
							altR, k, indent, isNewLines, rules, seen)
				If altL.tp = "bind" Then
					altLStr = "(" &amp; altLStr &amp; ")"
				End If
				If altR.tp = "bind" Then
					altRStr = "(" &amp; altRStr &amp; ")"
				End If
				result = altLStr _
					   &amp; " | " _
					   &amp; altRStr
			End If
		Case "bind"
			q = p.st(0)
			f = p.st(1)
			result = _TParser_toString(q, k, indent, False, rules, seen) _
				   &amp; " &gt;&gt;= "
			If isKsomething(f) Then
				q = car(partialArgs(f)) ' peel off the K
				If isKreturn(f) Then
					Dim v As Variant			
					v = q.st ' peel off the pReturn
					result = result &amp; "\_.return " &amp; toString(v)
				Else
					result = result &amp; "\_." &amp; _TParser_toString( _
						q, k, indent, False, rules, seen)
				End If
			Else
				If isBreturn(f) Then
					f = car(partialArgs(f)) ' get out B's 2nd arg (they're in reverse!)
					result = result &amp; "return ° "
				End If
				result = result &amp; TFn_toString(f)
				result = "(" &amp; result &amp; ")"
			End If
		Case "seq"
			Dim ps As Variant, i As Integer
			Dim fName As String, args As Object, argsStr As String
			ps = p.st(0)
			f  = p.st(1)
			fName = getFnName(f)
			args = nil
			result = "(do "
			Dim addIndent As String, newLine As String, innerIndent As String
			addIndent = Space(Len(result))
			newLine = NL &amp; indent
			innerIndent = indent &amp; addIndent &amp; Space(Len("aX &lt;- "))
			For i = LBound(ps) To UBound(ps)
				If isPSkip(ps(i)) Then
					If ps(i).st.tp = "choice" Then
						isNewLines = True
					Else
						isNewLines = False
					End If
					result = result _
						   &amp; " _ &lt;- " _
						   &amp; _TParser_toString( _
						   	ps(i).st, k, innerIndent, isNewLines, rules, seen)
				Else
					If ps(i).tp = "choice" Then
						isNewLines = True
					Else
						isNewLines = False
					End If
					result = result &amp; "a" &amp; k
					args = cons("a" &amp; k, args)
					k = k + 1
					result = result _
						   &amp; " &lt;- " _
						   &amp; _TParser_toString( _
						   	ps(i), k, innerIndent, isNewLines, rules, seen)
				End If
				result = result &amp; newLine
				If i &lt; UBound(ps) Then
					result = result &amp; addIndent
				End If
			Next i
			result = result &amp; " return"
			If isApplyToListSomething(f) Then
				argsStr = " " &amp; Join(toArray(reverse(args)), " ")
				If isApplyToListId(f) Then
					result = result &amp; argsStr
				Else
					result = result _
						   &amp; " (" _
						   &amp; TFn_toString(car(partialArgs(f))) &amp; argsStr _
						   &amp; ")"
				End If
			Else
				argsStr = " [" &amp; Join(toArray(reverse(args)), ", ") &amp; "]"
				If fName = getFnName(Fn.id) Then
					result = result &amp; argsStr
				Else
					result = result &amp; " (" &amp; TFn_toString(f) &amp; argsStr &amp; ")"
				End If
			End If
			result = result &amp; newLine &amp; ")"
		Case Else
			croak("TParser_toString/NYI: .tp = " &amp; toString(p.tp))
	End Select : End If
	_TParser_toString = result
End Function

Function mkParser(Optional tp As String, Optional st As Variant)
	Static oFn As Object
	Static instId As Long
	Dim result As Object
	If isMissing(st) Then
		If isNull(oFn) Then : Set oFn = Fn.mkParser : End If
		If isMissing(tp) Then
			result = oFn
		Else
			result = apply1(oFn, tp)
		End If
	Else
		Set result = New Parser
		result.tyname = TParser_tyname
		result.id = instId
		instId = instId + 1
		result.tp = tp
		result.st = st
	End If
	mkParser = result
End Function

Function parseFailure()
	parseFailure = Empty
End Function

Function isParseFailure(parseResult) As Boolean
	isParseFailure = isEmpty(parseResult)
'	If typeStr(parseResult) &lt;&gt; typeStr(parseFailure) Then
'		isParseFailure = False
'	Else
'		isParseFailure = equ(parseResult, parseFailure)
'	End If
End Function

' always fails on any string; failure is indicated by returning parseFailure()
Function pFail()
	Static result As Object
	If isNull(result) Then : result = mkParser("fail", Nothing) : End If
	pFail = result
End Function

' always succeeds by returning the provided value; without increasing pos
Function pReturn(Optional v As Variant)
	Static oFn As Object : If isNull(oFn) Then : oFn = Fn.pReturn : End If
	Static returnEmpty As Object : If isNull(returnEmpty) Then
		returnEmpty = mkParser("return", Empty)
		returnEmpty.st0 = Empty
	End If
	Dim out As Variant
	If isMissing(v) Then
		out = oFn
	ElseIf isEmpty(v) Then
		out = returnEmpty
	Else
		out = mkParser("return", v)
		out.st0 = v
	End If
	pReturn = out
End Function

' monadic bind, aka "&gt;&gt;="
' for the Parser type that is the fn of type Parser a -&gt; (a -&gt; Parser b) -&gt; Parser b
' which applies the Parser p and if that succeeds feeds its result to the fn f
' to give the overall result Parser b that f returns
Function pBind(Optional ByVal p As Parser, Optional ByVal f As Object)
	Static oFn As Object : If isNull(oFn) Then : oFn = Fn.pBind : End If
	Dim result As Variant
	If isMissing(f) Then
		If isMissing(p) Then
			result = oFn
		Else
			' TODO: pBind: check if p is proper Parser
			result = apply(oFn, p)
		End If
	Else
	' In general: (q &gt;&gt;= return ° g) &gt;&gt;= f
	'            = q &gt;&gt;= f ° g
	'        and: (K v) ° g
	'            = K v
	'        and: f ° (K v)
	'            = K (f v)
		Dim q As Object, g As Object, v As Object	
		If p.tp = "fail" Then '   fail &gt;&gt;= f
			pBind = p         ' = fail        
			Exit Function
		ElseIf p.tp = "return" Then '  (return v) &gt;&gt;= f
			pBind = apply(f, p.st0) ' = (f v)
			Exit Function
		ElseIf p.tp = "bind" Then
			If p.st2 = 3 Then '  (q &gt;&gt;= return ° g) &gt;&gt;= f
							  ' = q &gt;&gt;= f ° g
				f = compose(f, p.st3) ' the g has been stored in p.st3
				p = p.st0
			ElseIf p.st2 = 2 Then
				'  (q &gt;&gt;= K (return v)) &gt;&gt;= f
				' = q &gt;&gt;= K (f v)
				f = fstArg(apply(f, p.st3)) ' the v has been stored in p.st3
				p = p.st0
			ElseIf p.st2 = 1 Then
				'  (q &gt;&gt;= K r) &gt;&gt;= f  [where r is a Parser]
				' = q &gt;&gt;= K (r &gt;&gt;= f)
				f = fstArg(pBind(p.st3, f)) ' the r has been stored in p.st3
				p = p.st0
			Else ' p has general shape q &gt;&gt;= g
				q = p.st0
				g = p.st1
				croak("NYI: p = pBind (q &gt;&gt;= g) f; p.st2: " &amp; p.st2 _
					&amp; NL &amp; NL &amp; "q: " &amp; toString(q) _
					&amp; NL &amp; NL &amp; "g: " &amp; toString(g) _
					&amp; NL &amp; NL &amp; "f: " &amp; toString(f) _
				)
			End If
		End If

		bindStats(p, f)
		' TODO: pBind: check if f is proper function
		result = mkParser("bind", Array(p, f))
		result.st0 = p
		result.st1 = f
		' Classify this bind s.t. we can optimize in subsequent
		' binds and also specialize in _applyP:
		If isKsomething(f) Then
			v = car(partialArgs(f)) ' peel off K	
			If isKreturn(f) Then
				result.st2 = 2
				result.st3 = v.st ' peel off pReturn
			Else
				result.st2 = 1
				result.st3 = v	' the subsequent parser
			End If
		ElseIf isBreturn(f) Then
			g = car(partialArgs(f))		' get out B's 2nd arg (they're in reverse!)
			result.st2 = 3
			result.st3 = g	' g produces the overall result value of the bind
		Else
			result.st2 = 0
		End If
	End If
	pBind = result
End Function

Function isKsomething(f As Object) As Boolean
	isKsomething = (getFnName(f) = getFnName(Fn.fstArg)) And (arity(f) = 1)
End Function

Function isKreturn(f As Object) As Boolean
	Dim result As Boolean
	result = False
	If isKsomething(f) Then
		Dim v As Object
		v = car(partialArgs(f))
		If v.tp = "return" Then
			result = True
		End If
	End If
	isKreturn = result
End Function

Function isKEmpty(f As Object) As Boolean
	Dim result As Boolean
	result = False
	If isKsomething(f) Then
		Dim a0 As Variant
		a0 = car(partialArgs(f))
		result = isEmpty(a0)
	End If
	isKEmpty = result
End Function

Function isBsomething(f As Object) As Boolean
	isBsomething = (getFnName(f) = getFnName(Fn.compose)) And (arity(f) = 1)
End Function

Function isBreturn(f As Object) As Boolean
	Dim result As Boolean
	result = False
	If isBsomething(f) Then
		Dim v As Object
		v = cadr(partialArgs(f)) ' they're in reverse!
		result = (getFnName(v) = getFnName(Fn.pReturn))
	End If
	isBreturn = result
End Function

Function isApplyToListSomething(f As Object) As Boolean
	isApplyToListSomething = (getFnName(f) = getFnName(Fn.applyToList)) _
		And (arity(f) = 1)
End Function

Function isApplyToListId(f As Object) As Boolean
	Dim result As Boolean
	result = False
	If isApplyToListSomething(f) Then
		Dim g As Object
		g = car(partialArgs(f))
		result = (getFnName(g) = getFnName(Fn.id))
	End If
	isApplyToListId = result
End Function

Function bindFns(Optional f As Object)
	Static fns As Object : If isNull(fns) Then : fns = nil : End If
	If isMissing(f) Then
		Dim x As Object, xs As Object, out As Object, xStr As String
		xs = fns
		out = nil
		While Not(isNil(xs))
			x = car(xs)
			If isKsomething(x) Then
				x = car(partialArgs(x))
				If (x.tp &lt;&gt; "ind") Then
					xStr = "K " &amp; TParser_toString(x)
				Else
					If isNull(x.st) Then
						xStr = "K P???" &amp; x.id
					Else
						xStr = "K P" &amp; x.st.id
					End If
				End If
			'ElseIf isBsomething(x) Then
			'	Dim g As Object, h As Object
			'	g = cadr(partialArgs(x)) ' they're in reverse order!
			'	h = car(partialArgs(x))
			'	xStr = "B (" &amp; getFnName(g) &amp; "...) (" &amp; getFnName(h) &amp; "...)"
			Else
				xStr = TFn_toString(x)
			End If
			out = cons(xStr, out)
			xs = cdr(xs)
		Wend
		bindFns = out
	Else
		fns = cons(f, fns)
		bindFns = fns
	End If
End Function

Function bindStats(p As Parser, f As Object)
	'If isKsomething(f) Then
		bindFns(f)
	'End If
End Function

' fails on empty string but succeeds on all others
' by returning the first character; and increasing pos by 1
Function pItem()
	Static result As Object
	If isNull(result) Then : result = mkParser("item", Nothing) : End If
	pItem = result
End Function

' succeeds on empty string (by returning Empty) but fails on all others
Function pEnd()
	Static result As Object
	If isNull(result) Then : result = mkParser("end", Empty) : End If
	pEnd = result
End Function

Function pSat(predicate As Object)
	Dim result As Object
'	result = pBind( pItem, ite(predicate, pReturn, fstArg(pFail)) )
	result = mkParser("sat", predicate)
	result.st0 = predicate
	pSat = result
End Function

' pattern-matches p against "q &gt;&gt;= K (return Empty)" where q any parser
Function isPSkip(p As Parser)
	Dim result As Boolean : result = False
	If p.tp = "skip" Then
		result = True
	'ElseIf p.tp = "bind" Then
	'	Dim f As Object
	'	f = p.st(1)
	'	If (getFnName(f) = getFnName(Fn.fstArg)) And (arity(f) = 1) Then
	'		Dim innerP As Object
	'		innerP = car(partialArgs(f))
	'		result = (innerP.tp = "return") And isEmpty(innerP.st)
	'	End If
	End If
	isPSkip = result
End Function

Function pSkip(p As Object)
	Dim result As Variant
	Select Case p.tp
		Case "fail":	result = p
		Case "return":	result = pReturn(Empty)
		Case Else
			If isPSkip(p) Then
				result = p
			Else
				'result = pBind(p, fstArg(pReturn(Empty)))
				result = mkParser("skip", p)
				result.st0 = p
			End If
	End Select
	pSkip = result
End Function

' succeeds on strings with the given prefix t by returning t,
' and advancing pos by the length of t
Function pStr(Optional t As String)
	Static oFn As Object : If isNull(oFn) Then : oFn = Fn.pStr : End If
	If isMissing(t) Then
		pStr = oFn
	Else
		If (Len(t) = 0) Then
			croak("pStr: cannot match 'exactly' the empty string t=''")
		Else
			pStr = mkParser("str", Array(t, Len(t)))
		End If	
	End If
End Function

' succeeds if either p1 succeeds (then returning p1's result and pos)
' or (and only if p1 fails) if p2 succeeds, returns p2's result and pos.
' fails if both, p1 and p2 fail
Function pChoice(Optional p1 As Parser, Optional p2 As Parser)
	Static oFn As Object :	If isNull(oFn) Then : oFn = Fn.pChoice : End If
	Dim result As Object
	If isMissing(p1) Then
		result = oFn
	ElseIf isMissing(p2) Then
		result = apply(oFn, p1)
	Else
		'If p2.tp = "return" Then
		'	'msgBox("choice ... " &amp; toString(p2) _
		'	'	&amp; NL &amp; NL &amp; toString(p1))
		'	pChoice = pZeroOrOne2(p2.st, p1)
		'	Exit Function
		'End If
	
		' TODO: @pChoice: strip out always failing parsers
		' TODO: @pChoice: if p1 always succeeds strip out p2
		' linearize choice of choice:
		If (p1.tp = "choice") Then ' if left-hand-side is a choice...
			'...then push its right alternative over to *our* right:
			result = pChoice(p1.st0, pChoice(p1.st1, p2))
		Else
			If (p1.tp = "ind") Then
				If isNull(p1.st) Then
					'msgbox("pChoice: " &amp; toString(mkParser("choice", Array(p1, p2)))
				ElseIf (p1.st.tp = "choice") Then
					'msgbox("pChoice!: lhs ind to choice: " &amp; toString(p1))
				End If
			End If
			result = mkParser("choice", Array(p1, p2))
			result.st0 = p1
			result.st1 = p2
			' we use .st2 to count the total nr of alternatives:
			If p2.tp = "choice" Then
				result.st2 = p2.st2 + 1
			Else
				result.st2 = 2
			End If
		End If
	End If
	pChoice = result
End Function

Function isPZeroOrOne(p As Parser)
	Dim result As Boolean : result = False
	If p.tp = "zeroOrOne" Then
		result = True
	End If
	isPZeroOrOne = result
End Function

' Equivalent to pChoice(p, pReturn(v))
' never fails: if p fails then pZeroOrOne2(p) returns a constant value
' + same pos as result, otherwise returns whatever p returns as result (+ pos)
' matches at most once
Function pZeroOrOne2(Optional v As Variant, Optional p As Parser)
	Static oFn As Object : If isNull(oFn) Then : oFn = Fn.pZeroOrOne2 : End If
	Dim result As Variant
	If isMissing(v) Then
		result = oFn
	ElseIf isMissing(p) Then
		result = apply(oFn, v)
	Else
		If isPZeroOrOne(p) Then
			result = pZeroOrOne2(v, p.st0)
		Else
			result = mkParser("zeroOrOne", Array(p, v))
			result.st0 = p
			result.st1 = v
		End If
	End If
	pZeroOrOne2 = result
End Function

' same as pZeroOrOne2(Empty, p)
Function pZeroOrOne(Optional p As Parser)
	Dim result As Variant
	If isMissing(p) Then
		result = pZeroOrOne2(Empty)
	Else
		result = pZeroOrOne2(Empty, p)
	End If
	pZeroOrOne = result
End Function

Function isPMany1(p As Parser) As Boolean
	isPMany1 = (p.tp = "many1")
End Function

Function isPMany(p As Parser) As Boolean
	Dim result As Boolean
	result = False
	If isPZeroOrOne(p) Then
		result = isPMany1(p.st0)
	End If
	isPMany = result
End Function

' pMany: equivalent to pZeroOrOne2(nil, pMany1(p))
' pMany never fails: if p fails then pMany(p) returns nil + same pos as result,
' otherwise returns a list of p results (in the order as in the parsed string) + last pos
' matches as many as possible
Function pMany(Optional p As Parser)
	Static oFn As Object : If isNull(oFn) Then : oFn = Fn.pMany : End If
	Dim result As Variant
	If isMissing(p) Then
		result = oFn
		' result = compose(swap(pChoice, pReturn(nil)), pMany1)
	Else
		' Note: direct impl might give a little more perf (not worth it)
		result = pZeroOrOne2(nil, pMany1(p))
	End If
	pMany = result
End Function

' pMany1: same as pMany except that it fails if there is no match at all
' matches as many as possible
Function pMany1(Optional p As Parser)
	Static oFn As Object : If isNull(oFn) Then : oFn = Fn.pMany1 : End If
	Dim result As Variant
	If isMissing(p) Then
		result = oFn
	Else
		result = mkParser("many1", p)
		result.st0 = p	
	End If
	pMany1 = result
End Function

' pSeq: make a sequence of parsers, collect their results in a list 
' and finally process that list by passing it to the given function
' fails if any of the given parsers fails
' if instead all succeed, collects their results in a list 
' which is then passed on the the given function. The result
' of this function application is then packed up with the last
' parsers pos to give the overall result
Function pSeq(ps As Array, ByVal f As Variant)
	'TODO: pSeq: check if ps is proper Array of Parsers
	f = asFn(f, "pSeq: invalid 2nd arg " &amp; toString(f))
	pSeq = pSeqL(ps, applyToList(f))
End Function

Function pSeqL(ps As Array, ByVal f As Variant)
	'TODO: pSeqL: check if ps is proper Array of Parsers
	f = asFn(f, "pSeqL: invalid 2nd arg " &amp; toString(f))
	pSeqL = mkParser("seq", Array(ps, f))
End Function

' pInd: for building recursive parsers; returns a dummy Parser instance
' which serves as an indirection to another Parser. This pointer later 
' has to set calling fixIndirection with the dummy and the actual instance
Function pInd(ByVal name As String)
	Static n As Integer
	Dim result As Variant
	If name = "" Then
		name = "Rule"
	End If
	result = mkParser("ind", Nothing)
	result.st0 = Nothing
	n = n + 1
	result.st1 = name &amp; "_" &amp; n
	result.st2 = False
	pInd = result
End Function

Function getPIndName(p As Parser)
	Dim result As Variant
	If p.tp &lt;&gt; "ind" Then
		croak("getPIndName: need .tp = 'ind' - got " &amp; p.tp)
	End If
	result = Mid(p.st1, 1, InStr(p.st1, "_") - 1)
	getPIndName = result
End Function

Function fixIndirection(dummy As Parser, target As Parser)
	If dummy.tp &lt;&gt; "ind" Then
		croak("fixIndirection: invalid dummy - tp = " &amp; dummy.tp
	End If
	If Not(isNull(dummy.st)) Then
		croak("fixIndirection: cannot set target " &amp; target.id &amp; " - already points to " &amp; dummy.st.id)
	End If
	dummy.st = target
	dummy.st0 = target
	fixIndirection = dummy
End Function


'==================================================================

Function escapeCClass(ByVal c As String)
	Dim out As Variant
	If (Len(c) &lt;&gt; 1) Then
		croak("escapeCClass: invalid char " &amp; toString(c))
	End If
	If (c = CR) Or (c = LF) Or (c = TAB) Then
		c = toString(c)
		out = Mid(c, 2, Len(c) - 2) ' strip off surrounding quotes
	ElseIf (c = "[") Or (c = "-") Or (c = "]") OR (c = "\") Then
		out = "\" &amp; c
	Else
		out = c
	End If	
	escapeCClass = out
End Function

Function pRange( _
	ByVal lo As String, _
	ByVal hi As String _
)
	Dim out As Object
	out = pSat(compose(inRange(Asc(lo), Asc(hi)), Fn.asc))
	
	out.str = "[" &amp; escapeCClass(lo) &amp; "-" &amp; escapeCClass(hi) &amp; "]"
	pRange = out
End Function

' TODO: optimize pCClass
Function pCClass(ByVal cs As Object)
	Static esc As Object : If isNull(esc) Then 
		esc = List("\", "[", "-", "]")
	End If
	assertEqual(isList(cs), True).x
	Dim out As Object
	Dim f As Object
	f = compose(swap(skipUntil, cs), equ)
	out = pSat(ite(compose(isNil, f), _
				fstArg(False), _
				fstArg(True) _
	))
	'out.str = foldl(concat, "[", map(escapeCClass, cs)) &amp; "]"
	Dim s As String, c As String
	s = ""
	Do Until(isNil(cs))
		c = car(cs)
		s = s &amp; escapeCClass(c)
		cs = cdr(cs)
	Loop
	out.str = "[" &amp; s &amp; "]"
	pCClass = out
End Function

Function pWhite()
	Static result As Object
	If isNull(result) Then
		result = pChoice(pStr(" "), pStr(TAB)
		result.str = "[ \t]"
		result.typ = "Parser Char"
		result = fixIndirection(pInd("ws"), result)
	End If
	pWhite = result
End Function

Function pAlphaLower()
	Static result As Object
	If isNull(result) Then : result = pRange("a", "z") : End If
	pAlphaLower = result
End Function

Function pAlphaUpper()
	Static result As Object
	If isNull(result) Then : result = pRange("A" ,"Z") : End If
	pAlphaUpper = result
End Function

Function pBinDigit()
	Static result As Parser	' an uninitialized instance of Parser at first
	If result.tp = "" Then
		result = pChoice(_
			pBind(pStr("0"), fstArg(pReturn(0))), _
			pBind(pStr("1"), fstArg(pReturn(1)))_
		)
		''not paying off (yet):
'		result = pBind(pItem, compose(ite(inRange(Asc("0"), Asc("1")), compose(pReturn, add(-Asc("0"))), fstArg(pFail)), Fn.asc)
		result = pSeq(Array(pRange("0", "1")), _
			compose(add(-Asc("0")), Fn.Asc))
		
		result = fixIndirection(pInd("BinDigit"), result)
	End If
	pBinDigit = result
End Function

Function pDecDigit()
	Static result As Parser	' an uninitialized instance of Parser at first
	If result.tp = "" Then
		result = pInd("DecDigit")
		result = fixIndirection(result, foldl1(pChoice, _
			List(pBinDigit, _
				 pBind(pStr("2"), fstArg(pReturn(2))), _
				 pBind(pStr("3"), fstArg(pReturn(3))), _
				 pBind(pStr("4"), fstArg(pReturn(4))), _
				 pBind(pStr("5"), fstArg(pReturn(5))), _
				 pBind(pStr("6"), fstArg(pReturn(6))), _
				 pBind(pStr("7"), fstArg(pReturn(7))), _
				 pBind(pStr("8"), fstArg(pReturn(8))), _
				 pBind(pStr("9"), fstArg(pReturn(9))) _
		)   )
		pDecDigit = result
		Exit Function

		''this is in fact paying off:
		Dim f as Object
		'Set f = compose(add(-Asc("0")), Fn.asc)
		'MsgBox(TFn_toString(f))
		f = ite(inRange(Asc("0"), Asc("9")), compose(pReturn, add(-Asc("0"))), fstArg(pFail))
		f = compose(f, Fn.Asc)
		result = pBind(pItem, f)
	End If
	pDecDigit = result
End Function

Function pHexDigit()
	Static result As Parser	' an uninitialized instance of Parser at first
	If result.tp = "" Then
		result = pInd("HexDigit")
'		result = pChoice(pDecDigit,	pBind(pChoice(pStr("A"), pStr("a")), fstArg(pReturn(10))) )
'		result = pChoice(result,	pBind(pChoice(pStr("B"), pStr("b")), fstArg(pReturn(11))) )
'		result = pChoice(result,	pBind(pChoice(pStr("C"), pStr("c")), fstArg(pReturn(12))) )
'		result = pChoice(result,	pBind(pChoice(pStr("D"), pStr("d")), fstArg(pReturn(13))) )
'		result = pChoice(result,	pBind(pChoice(pStr("E"), pStr("e")), fstArg(pReturn(14))) )
'		result = pChoice(result,	pBind(pChoice(pStr("F"), pStr("f")), fstArg(pReturn(15))) )
		'pHexDigit = result
		'Exit Function

		''not really paying off (yet):
		Dim retZero As Object, retUpperA As Object, retLowerA As Object, Kfail As Object
		Set retZero   = compose(pReturn, add(  -Asc("0")))
		Set retUpperA = compose(pReturn, add(10-Asc("A")))
		Set retLowerA = compose(pReturn, add(10-Asc("a")))
		Set Kfail = fstArg(pFail)
		result = fixIndirection(result, pBind(pItem, compose( _
			ite( inRange(Asc("0"), Asc("9")), _
				retZero, _
				ite(inRange(Asc("A"), Asc("F")), _
					retUpperA, _
					ite(inRange(Asc("a"), Asc("f")), _
						retLowerA, _
						fstArg(pFail) _
					) _
				) _
			), Fn.asc) _
		)

	End If
	pHexDigit = result
End Function

Function pHexNum()
	Static result As Object
	If isNull(result) Then
		result = fixIndirection(pInd("HexNum"), _
			pSeq(Array( _
					pMany1(pHexDigit) _
				), foldl1(compose(add, mul(16))) _
			) _
		)
	End If
	pHexNum = result
End Function

Function pHexLit()
	Static result As Parser	' an uninitialized instance of Parser at first
	If result.tp = "" Then
		result = fixIndirection(pInd("HexLit"), _
			pSeq(Array( _
				pSkip(pStr("0x")), _
				pHexNum _
			), id) _
		)
	End If
	pHexLit = result
End Function

' Type expressions: base types (atomic/built-in types), arrow types (fns), and n-ary Type constructors
' Grammar for type expressions:
'   TypeExpr ::= ws* N ws* ("-&gt;" TypeExpr)?		; "ws" means whitespace, "*" means many and "?" zeroOrOne
'          N ::= BaseType			; need extra rule "N" for "-&gt;" to bind most strongly
'              | TypeVar
'              | TypeCtor (ws+ N)*	; "+" means many1
'              | "(" TypeExpr ")"
'   BaseType ::= "Bool" | "Str" | "Int" | "Long" | ...
'    TypeVar ::= [a-z]
'   TypeCtor ::= "List" | "Maybe" | ...
' This makes the binary (infix) type constructor "-&gt;" right-associative
' and also make it bind more weakly than any other type constructor 
' "TypeCtor".
' For example: "Parser a -&gt; b" = "(Parser a) -&gt; b"; NOT "Parser (a -&gt; b)"
' Now, this grammar is tricky to implement because it contains both,
' - simple recursion (TypeExpr in TypeExpr and N in N)
' - mutual recursion (N in TypeExpr and TypeExpr in N)
Function pTypeExpr()
	Static result As Object
	If isNull(result) Then
		Dim pRight As Object
		Dim pS As Object
		Dim pListType As Object
		Dim pParenS As Object
		Dim pTypeArg As Object
		Dim pCtor As Object
		Dim pN As Object
		Dim recDummy As Object
		
		pS = pInd("TypeExpr")
		pN = pInd("NonArrow")

		' Right ::= "-&gt;" S
		' pRight = do _ &lt;- (str "-&gt;")
		'             s &lt;- S
		'          return s
		'pRight = pSeq(Array(pSkip(pStr("-&gt;")), pS), id)
		pRight = pBind(pStr("-&gt;"), fstArg(pS))
		
		' S ::= ws* N ws* ((str "-&gt;") S)?
		' pS = do   _ &lt;- many white
		'		   in &lt;- S
		'           _ &lt;- many white
		'         out &lt;- zeroOrOne pRight
		'      return (if (empty? out) in else (mkArrowType in out))
		pS = fixIndirection(pS, pSeq(Array( _
				pSkip(pMany(pWhite)), _
				pN, _
				pSkip(pMany(pWhite)), _
				pZeroOrOne(pRight) _
			), Fn.maybeMakeArrowType _
		))
		
		' ListType ::= "[" S "]"
		pListType = fixIndirection(pInd("ListType"), pSeq(Array( _
				pSkip(pStr("[")), _
				pSeq(Array(pS, pReturn(nil)), cons), _
				pSkip(pStr("]")) _
			), mkTypeCtor("List") _
		))

		' ParenS ::= "(" S? ")"
		' ParenS ::= "(" (S ("," S)*)? ")" ' with tuple types
		Dim pTyUnitSuffix As Object, pTySingleSuffix As Object, pTyTupleSuffix As Object
		pTyUnitSuffix = fixIndirection(pInd("TyUnitSuffix"), pBind( _
			pStr(")"), fstArg(pReturn(mkTypeCtor("Unit", nil))) _
		))
		pTySingleSuffix = fixIndirection(pInd("TySingleSuffix"), pSeq(Array( _
				pS, _
				pSkip(pStr(")")) _
			), id _
		))
		pTyTupleSuffix = fixIndirection(pInd("TyTupleSuffix"), pSeq(Array( _
				pS, _
				pMany1(pSeq(Array( _
						pSkip(pStr(",")), _
						pS _
					), id _
				)), _
				pSkip(pStr(")")) _
			), Fn.mkTupleType _
		))
		
		pParenS = pInd("ParensTyEx")
		pParenS = fixIndirection(pParenS, pSeq(Array( _
				pSkip(pStr("(")), _
				foldl1(pChoice, List( _
					pTyUnitSuffix, _
					pTySingleSuffix, _
					pTyTupleSuffix) _
				) _
			), id _
		))
				
		' TypeArg ::= ws+ N
		'pTypeArg = pSeq(Array(pSkip(pMany1(pWhite)), pN), id)
		pTypeArg = pBind(pMany1(pWhite), fstArg(pN))
		' don't need to skip the pMany1(pWhite) - done by optimization
		
		' Ctor ::= TypeCtor pTypeArg*
		pCtor = pSeq(Array( _
						pTypeCtor, _
						pMany(pTypeArg) _
					), Fn.mkTypeCtor _
				)
		
		' N ::= BaseType | TypeVar | ListType | ParenS | Ctor
		pN = fixIndirection( pN, _
			foldl1(pChoice, List(pBaseType, pTypeVar, pListType, pParenS, pCtor)) _
		)
			
		result = pS
		'MsgBox(toString(result))
		'Stop
	End If
	pTypeExpr = result
End Function

Function pBaseType()
	Static out As Object
	If isNull(out) Then
		out = pInd("BaseType")
		out = fixIndirection(out, foldl1(pChoice, _
				map(pStr, List("Any", "Bool", "Char", "Str", "Int", "Long")) _
		)
		'msgbox(toString(out))
	End If
	pBaseType = out
End Function

Function pTypeVar()
	Static out As Object
	If isNull(out) Then
		out = pInd("TypeVar")
		out = fixIndirection(out, pBind(pAlphaLower, compose(pReturn, mkTypeVar)))
	'	out = fixIndirection(out, pSeq(Array(pAlphaLower), mkTypeVar))
	End If
	pTypeVar = out
End Function

Function pTypeCtor()
	Static result As Object
	If isNull(result) Then
'		result = foldl1( pChoice, _
'						 map(pStr, List("List", "Maybe", "Parser")) )

		' \a bs.foldl concat a bs
		result = pSeq(Array( _
						pAlphaUpper, _
						pMany1(pAlphaLower) _
					 ), _
					 foldl(concat) _
		)
	End If
	pTypeCtor = result
End Function

Function mkTypeVar(Optional ByVal name As String)
	Static oFn As Object : If isNull(oFn) Then : oFn = Fn.mkTypeVar : End If
	If isMissing(name) Then
		mkTypeVar = oFn
	Else
		mkTypeVar = "'" &amp; name
	End If
End Function

Function mkArrowType(tIn, tOut)
	mkArrowType = "(-&gt; " &amp; tIn &amp; " " &amp; tOut &amp; ")"
End Function

Function maybeMakeArrowType(i, o)
	If isEmpty(o) Then
		maybeMakeArrowType = i
	Else
		maybeMakeArrowType = mkArrowType(i, o)
	End If
End Function

Function mkTypeCtor(Optional ctorName As String, Optional typeArgs As Object)
	Static oFn As Object : If isNull(oFn) Then : oFn = Fn.mkTypeCtor : End If
	Dim result As Variant
	If isMissing(typeArgs) Then
		If isMissing(ctorName) Then
			result = oFn
		Else
			result = apply(oFn, ctorName)
		End If
	Else
		result = "(" &amp; ctorName
		If isNil(typeArgs) Then
			result = result &amp; " [])"
		Else
			Dim toStr As Object
			'  \acc a.concat acc (concat ", " a)
			'= \acc a.(swap concat) (concat ", " a) acc
			'= swap \a acc.(swap concat) (concat ", " a) acc
			'= swap \a.(swap concat) (concat ", " a)
			'= swap ((swap concat) ° (concat ", "))
			toStr = swap(compose(swap(concat) , concat(", ")))
			result = result &amp; " [" &amp; foldl1(toStr, typeArgs) &amp; "])"
		End If
	End If
	mkTypeCtor = result
End Function

Function mkTupleType(Optional x As Variant, Optional xs As Variant)
	Static oFn As Object : If isNull(oFn) Then : oFn = Fn.mkTupleType : End If
	Dim result As Variant
	If isMissing(xs) Then
		If isMissing(x) Then
			result = oFn
		Else
			result = apply(oFn, x)
		End If
	Else
		result = "(Tuple" &amp; (length(xs) + 1)
		Dim ts As Object
		ts = map(Fn.toString, cons(x, xs))
		Dim listJoin As Object
		'  \acc a.concat acc (concat ", " a)
		'= \acc a.(swap concat) (concat ", " a) acc
		'= swap \a acc.(swap concat) (concat ", " a) acc
		'= swap \a.(swap concat) (concat ", " a)
		'= swap ((swap concat) ° (concat ", "))
		listJoin = swap(compose(swap(concat) , concat(", ")))
		result = result &amp; " [" &amp; foldl1(listJoin, ts) &amp; "])"
	End If
	mkTupleType = result
End Function


' =============================================================================

Function lookupParser(pName As String) As Parser
	Dim result As Parser
	Select Case pName
		Case "pWhite":		result = pWhite
		Case "pBinDigit":	result = pBinDigit
		Case "pDecDigit":	result = pDecDigit
		Case "pHexDigit":	result = pHexDigit
		Case "pHexNum":		result = pHexNum
		Case "pHexLit":		result = pHexLit
		Case "pTypeExpr":	result = pTypeExpr
		Case "pLogic_dt":	result = pLogic_dt
		Case Else
			croak("unknown parser " &amp; pName)
	End Select
	lookupParser = result
End Function

Function parse(pName As String, s As String)
	Dim result As String
	result = toString(applyP(lookupParser(pName), s))
	if (result = "Empty") then
		MsgBox(pName &amp; " on " &amp; tostring(s) &amp; " yielded " &amp; result)
	end if
	parse = result
End Function

Function applyP(ByVal parser As Variant, s As String, Optional pos As Integer)
	applyP_callCount = applyP_callCount + 1
	Dim p As Parser
	If IsNull(parser) Or IsEmpty(parser) Then
		croak("applyP: invalid arg parser - " &amp; toString(parser))
	ElseIf TypeName(parser) = "Object" Then
		Set p = parser
	Else
		croak("applyP: invalid arg parser - " &amp; toString(parser))
	End If
	If IsMissing(pos) Then
		pos = 1
	End If
	Dim endPos As Integer, parseResult As Variant
	parseResult = _applyP(p, s, pos, endPos, False)
	If endPos &lt; 0 Then ' indicates failure
		applyP = parseFailure
	Else ' package up result and endPos for the outside world			
		applyP = Array(parseResult, endPos)
	End If
End Function

Function _applyP( _
	ByVal p As Parser, _
	ByRef s As String, _
	ByVal pos As Integer, _
	ByRef endPos As Integer, _
	ByVal isUnderSkip As Boolean _
) As Variant
	_applyP_callCount(0) = _applyP_callCount(0) + 1
	If isUnderSkip Then : _applyP_callCount(1) = _applyP_callCount(1) + 1 : End If
	Dim result As Variant
	Dim i As Integer
	Dim innerParser As Parser
	Dim innerParsers As Variant
	Dim lst As Object
	'_applyP = Empty
	
_applyP_begin:
	_applyP_stats(p, s, pos, endPos, isUnderSkip)
	Select Case p.tp
		Case "str"
			Dim match As String
			Dim matchLen As Integer
			match = p.st(0)
			matchLen = p.st(1)
			If (Mid(s, pos, matchLen) &lt;&gt; match) Then
				Goto _applyP_parseFailure
			End If
			endPos = pos + matchLen
			If Not(isUnderSkip) Then
				result = match
			End If
		Case "zeroOrOne"
			result = _applyP(p.st0, s, pos, endPos, isUnderSkip)
			If endPos &lt; 0 Then
				endPos = pos
				If isUnderSkip Then
					result = Empty
				Else
					result = p.st1
				End If
			End If
		Case "choice"	' tail-recursive (in the 2nd alternative)
_applyP_choiceL:
			result = _applyP(p.st0, s, pos, endPos, isUnderSkip)
			If endPos &lt; 0 Then
				'result = _applyP(p.st1, s, pos, endPos, isUnderSkip)
				If p.st2 &gt; 2 Then	' p.st2 = total nr alternatives
					p = p.st1	' 2nd alternative is a choice again
					Goto _applyP_choiceL
				Else	' 2nd alt is NOT a choice
					p = p.st1
					Goto _applyP_begin
				End If
			End If
		Case "item"
			If pos &gt; Len(s) Then
				Goto _applyP_parseFailure
			End If
			endPos = pos + 1
			If Not(isUnderSkip) Then
				result = Mid(s, pos, 1)
			End If
		Case "return"
			endPos = pos
			If isUnderSkip Then
				result = Empty
			Else
				result = p.st
			End If
		Case "bind"	' tail-recursive
			On p.st2 Goto _applyP_bind_K, _applyP_bind_K_return, _applyP_bind_B_return
_applyP_bind_general:			
			'ATTENTION: when applying the parser (bind's 1st arg)
			'           we MUST NOT propagate down isUnderSkip
			'           because the fn (bind's 2nd arg) might need it
			result = _applyP(p.st0, s, pos, endPos, False)
			If endPos &lt; 0 Then : Exit Function : End If
			'HOWEVER: when applying the parser *produced* by the fn
			'         we *must* do this under the isUnderSkip:
			'result = _applyP(apply1(p.st1, result), s, endPos, endPos, isUnderSkip)
			pos = endPos
			p = apply1(p.st1, result)
			If isUnderSkip Then : result = Empty : End If
			Goto _applyP_begin
_applyP_bind_K:
			' We know that the function (bind's 2nd arg) ignores
			' the parsers result value, so we can savely apply it 
			' "under-skip", and ignore the result value:
			_applyP(p.st0, s, pos, endPos, True)
			If endPos &lt; 0 Then : Exit Function : End If
			' Since at construction we peeled off the K, we have the
			' subsequent parser stored directly in .st3:
			pos = endPos
			p = p.st3
			If isUnderSkip Then : result = Empty : End If
			Goto _applyP_begin
_applyP_bind_K_return:
			' We know that the function (bind's 2nd arg) will always
			' produce a constant pReturn(x), so we can savely apply 
			' the parser (bind's 1st arg) "under-skip", 
			' and ignore the result value:
			_applyP(p.st0, s, pos, endPos, True)
			If endPos &lt; 0 Then : Exit Function : End If
			' Since at construction we peeled off the K and the pReturn,
			' we have the result value stored directly in .st3:
			If isUnderSkip Then 
				result = Empty 
			Else
				result = p.st3
			End If
			' and we're finished in this call (still have to set _applyP)
			Goto _applyP_parseSuccess
_applyP_bind_B_return:
			' We know that the function (bind's 2nd arg) will always
			' produce a pReturn(x), where x is produced by an inner 
			' function (which we have stored in .st3)
			' Therefore we can directly apply this function to the 
			' parser's result (bind's 1st arg) in order to get the 
			' overall result value.
			' However, we need not apply this function at all if we're
			' "under-skip", so in that case the parser can be applied
			' "under-skip" as well:
			If isUnderSkip Then
				_applyP(p.st0, s, pos, endPos, True)
				' result not needed, endPos set by inner parser
				Exit Function
			Else
				result = _applyP(p.st0, s, pos, endPos, False)
			End If
			If endPos &lt; 0 Then : Exit Function : End If
			' Since at construction we peeled off the B and the pReturn,
			' we have the inner function stored directly in .st3:
			result = apply1(p.st3, result)
			' and we're finished in this call (still have to set _applyP)
			Goto _applyP_parseSuccess
		Case "seq"
			innerParsers = p.st(0)
			If isUnderSkip Then
				For i = LBound(innerParsers) To UBound(innerParsers)
					_applyP(innerParsers(i), s, pos, endPos, True)
					If endPos &lt; 0 Then : Exit Function : End If
					pos = endPos
				Next
				result = Empty		
			Else
				lst = nil
				For i = LBound(innerParsers) To UBound(innerParsers)
					innerParser = innerParsers(i)
					result = _applyP(innerParser, s, pos, endPos, False)
					If endPos &lt; 0 Then : Exit Function : End If
					pos = endPos
					' TODO: precalculate isPSkip check in pSeq
					If Not(isPSkip(innerParser)) Then
						lst = cons(result, lst)
					End If
				Next
				result = apply(p.st(1), reverse(lst))
			End If
		Case "skip"	' tail-recursive
			p = p.st0
			isUnderSkip = True
			Goto _applyP_begin
			'result = _applyP(p.st0, s, pos, endPos, True)
			'If endPos &gt; 0 Then
			'	assertEqual(result, Empty).x
			'End If
		Case "sat"
			If pos &gt; Len(s) Then
				Goto _applyP_parseFailure
			End If
			result = Mid(s, pos, 1)
			If Not(apply(p.st0, result)) Then
				Goto _applyP_parseFailure
			End If
			endPos = pos + 1
			If isUnderSkip Then
				result = Empty
			End If
		Case "many1"
			innerParser = p.st
			If isUnderSkip Then
				_applyP(innerParser, s, pos, endPos, True)
				If endPos &lt; 0 Then : Exit Function : End If
				Do
					pos = endPos
					_applyP(innerParser, s, pos, endPos, True)
				Loop Until (endPos &lt; 0)
				endPos = pos
			Else
				Set lst = nil
				result = _applyP(innerParser, s, pos, endPos, False)
				If endPos &lt; 0 Then : Exit Function : End If
				Do
					Set lst = cons(result, lst)
					pos = endPos
					result = _applyP(innerParser, s, pos, endPos, False)
				Loop Until (endPos &lt; 0)
				endPos = pos
				result = reverse(lst)
			End If
		Case "fail"
			Goto _applyP_parseFailure
		Case "ind"	' tail-recursive
			p = p.st0
			Goto _applyP_begin
'			result = _applyP(p.st, s, pos, endPos, isUnderSkip)
		Case "end"
			If pos &lt;= Len(s) Then
				Goto _applyP_parseFailure
			End If
			endPos = pos
		Case Else
			result = "unknown Parser '" &amp; p.tp &amp; "'"
			MsgBox("Error in applyP: " &amp; result)
	End Select
_applyP_parseSuccess:
	assertEqual(endPos &gt; 0, True).x
	If isUnderSkip Then
		If Not(isEmpty(result)) Then
			MsgBox("isUnderSkip=True, so..." &amp; NL _
				&amp; NL &amp; toString(p) _
				&amp; NL &amp; "...should have yielded Empty but yielded " _
					 &amp; toString(result) _
				&amp; NL &amp; "(pos = " &amp; pos &amp; "; endPos = " &amp; endPos &amp; ")"_
				&amp; NL &amp; "Mid(s, pos) = " &amp; toString(Mid(s, pos)) _
			)
		End If
		assertEqual(result, Empty).x
	End If
	_applyP = result
	Exit Function
_applyP_parseFailure:
	_applyP = Empty	' needed to ensure that under skip really *always* Empty is returned
	endPos = -1
End Function

Function _applyP_stats( _
	ByVal p As Parser, _
	ByRef s As String, _
	ByVal pos As Integer, _
	ByRef endPos As Integer, _
	ByVal isUnderSkip As Boolean _
)	
	Select Case p.tp
		Case "str"
			applyP_str = applyP_str + 1
		Case "choice"	' tail-recursive
			applyP_choice = applyP_choice + 1
		Case "item"
			applyP_item = applyP_item + 1 
		Case "return"
			'Dim tmp As Variant
			'tmp = assertFails("assertThrows", Array("assertEqual", Array(p.st, p.st0)))
			'If Not(tmp.isFail) Then
			'	show(p)
			'End If
			applyP_return = applyP_return + 1
		Case "bind"	' tail-recursive
			applyP_bind = applyP_bind + 1
			If isKsomething(p.st1) Then
				applyP_bind_K_x = applyP_bind_K_x + 1
				If isKreturn(p.st1) Then
					applyP_bind_K_return = applyP_bind_K_return + 1
					assertEqual(p.st2, 2).x
				Else
					assertEqual(p.st2, 1).x
				End If
			ElseIf isBsomething(p.st1) Then
				applyP_bind_B_f_g = applyP_bind_B_f_g + 1
				If isBreturn(p.st1) Then
					applyP_bind_B_return_g = applyP_bind_B_return_g + 1
					assertEqual(p.st2, 3).x
				End If
			Else
				applyP_bind_other = applyP_bind_other + 1
				assertEqual(p.st2, 0).x
			End If
		Case "seq"
			applyP_seq = applyP_seq + 1
		Case "skip"	' tail-recursive
			assertEqual(isParser(p.st(0)), True).x
			assertEqual(isParser(p.st0),   True).x
			assertEqual(p.st0.id, p.st(0).id).x
			applyP_skip = applyP_skip + 1
		Case "sat"
			assertEqual(isFn(p.st),  True).x
			assertEqual(isFn(p.st0), True).x
			assertEqual(arity(p.st0), arity(p.st)).x
			assertEqual(getFnName(p.st0), getFnName(p.st)).x
			applyP_sat = applyP_sat + 1
		Case "zeroOrOne"
			applyP_zeroOrOne = applyP_zeroOrOne + 1
		Case "many1"
			applyP_many1 = applyP_many1 + 1
		Case "fail"
			applyP_fail = applyP_fail + 1
		Case "ind"	' tail-recursive
			applyP_ind = applyP_ind + 1
			If isNull(p.st0) Then
				assertEqual(p.st(0), p.st0).x
			Else
				assertEqual(isParser(p.st(0)), True).x
				assertEqual(isParser(p.st0),   True).x
				assertEqual(p.st0.id, p.st(0).id).x
			End If
		Case "end"
			applyP_end = applyP_end + 1
	End Select
End Function

'= tests ======================================================================

Function [-----------------------------]()
End Function

Function test_Parser(Optional what)
'	what = "primitives"
	Dim failure As String
	failure = toString(parseFailure)
	
	Dim result As Variant

	Dim tm As Double, aCount As Integer, aPerSec As Double
	aCount = assertionCount
	tm = GetSystemTicks
	
	If isMissing(what) Or (what = "all") Or (what = "primitives") Then
		test_Parser_fail()
		test_Parser_return()
		test_Parser_item()
		test_Parser_end()
		test_Parser_str()
		test_Parser_choice()
		test_Parser_bind()
		test_Parser_bind_simplify()
		test_Parser_sat()
		test_Parser_skip()
	End If
	If isMissing(what) Or (what = "all") Or (what = "multiplicity") Then
		test_Parser_zeroOrOne()
		test_Parser_skip_zeroOrOne()
		test_Parser_many()
		test_Parser_many1()
	End If
	If isMissing(what) Or (what = "all") Or (what = "basic") Then
		test_Parser_range()
		test_Parser_cclass()
		test_Parser_white()
		test_Parser_seq()
		test_Parser_alphaLower()
		test_Parser_alphaUpper()
	End If
	If isMissing(what) Or (what = "all") Or (what = "special") Then
		test_Parser_indirect()
		test_Parser_toString()
	End If
	If isMissing(what) Or (what = "all") Or (what = "numbers") Then
		test_Parser_binDigit()
		test_Parser_decDigit()
		test_Parser_hexDigit()
		test_Parser_hexNum()
		test_Parser_hexLit()
	End If	
	If isMissing(what) Or (what = "all") Or (what = "types") Then
		test_Parser_baseType()
		test_Parser_TypeVar()
		test_Parser_TypeCtor()
		test_Parser_TypeExpr()
	End If
	
end_of_Parser_tests:	
	aCount = assertionCount - aCount
	tm = CLng(10 * (GetSystemTicks() - tm) / ticksPerSec) / 10
	If tm = 0 Then : tm = 1 : End If ' avoid divide-by-zero
	If isMissing(what) Then
		aPerSec =  CLng(10 * aCount / tm) / 10
		Dim summary As String
		summary = tm &amp; " sec for " &amp; aCount &amp; " assertions, "_
		&amp; CR &amp; "that's ~" &amp; aPerSec &amp; " assertions/sec"
		MsgBox(summary)
		result = summary
		MsgBox(parserStats)
	Else
		result = Join(Array("test_Parser(" &amp; what &amp; "):", tm, aCount), " ")
	End If
	test_Parser = result
End Function


Function parserStats()
	Dim msg As String
	msg = pReturn(GetSystemTicks()).id &amp; " Parser instances" _
			&amp; NL &amp; "applyP_callCount: " &amp; applyP_callCount _
			&amp; NL &amp; "_applyP_callCount: " _
					&amp; toString(toList(_applyP_callCount)) _
					&amp; " / " &amp; toString(List("ttl", "underSkip")) _
			&amp; NL &amp; "applyP_str: " &amp; applyP_str _
			&amp; NL &amp; "applyP_choice: " &amp; applyP_choice _
			&amp; NL &amp; "applyP_item: " &amp; applyP_item _
			&amp; NL &amp; "applyP_end: " &amp; applyP_end _
			&amp; NL &amp; "applyP_bind: " &amp; applyP_bind _
			&amp; NL &amp; "  (applyP_bind_K_x: " &amp; applyP_bind_K_x &amp; ")" _
			&amp; NL &amp; "    (applyP_bind_K_return: " &amp; applyP_bind_K_return &amp; ")" _
			&amp; NL &amp; "  (applyP_bind_B_f_g: " &amp; applyP_bind_B_f_g &amp; ")" _
			&amp; NL &amp; "    (applyP_bind_B_return_g: " &amp; applyP_bind_B_return_g &amp; ")" _
			&amp; NL &amp; "  (applyP_bind_other: " &amp; applyP_bind_other &amp; ")" _
			&amp; NL &amp; "applyP_return: " &amp; applyP_return _
			&amp; NL &amp; "applyP_seq: " &amp; applyP_seq _
			&amp; NL &amp; "applyP_skip: " &amp; applyP_skip _
			&amp; NL &amp; "applyP_sat: " &amp; applyP_sat _
			&amp; NL &amp; "applyP_zeroOrOne: " &amp; applyP_zeroOrOne _
			&amp; NL &amp; "applyP_many1: " &amp; applyP_many1 _
			&amp; NL &amp; "applyP_fail: " &amp; applyP_fail _
			&amp; NL &amp; "applyP_ind: " &amp; applyP_ind _
			&amp; NL &amp; length(bindFns) &amp; " bindFns: " _
			     &amp; "[" &amp; NL &amp; "  " _
			     &amp; Join(toArray(bindFns), "," &amp; NL &amp; "  ") _
			     &amp; NL &amp; "]"
	parserStats = msg
End Function

'= test helpers ===============================================================

Function refute_parses(p As Parser, ByVal ss As Variant)
	Static refute_parses_pass As Object
	If isNull(refute_parses_pass) Then
		refute_parses_pass = assertEqual(parseFailure, parseFailure)
	End If
	Dim actual As Variant, testResult As Variant
	Dim actualS As String, expectedS As String
	If isArray(ss) Then
		Dim i As Integer
		For i = LBound(ss) To UBound(ss)
			actual = applyP(p, ss(i), 1)
			assertionCount = assertionCount + 1
			If Not(isParseFailure(actual)) Then
				Goto refute_parses_failed
			End If
		Next i
	Else
		actual = applyP(p, ss, 1)
		assertionCount = assertionCount + 1
		If Not(isParseFailure(actual)) Then
			Goto refute_parses_failed
		End If
	End If
	refute_parses = refute_parses_pass
	Exit Function
refute_parses_failed:
	actualS = toString(actual)
	expectedS = toString(parseFailure)
	testResult = assertEqual(actualS, expectedS)
	If isArray(ss) Then
		MsgBox("at index " &amp; i &amp; ": " &amp; toString(ss(i)))
	End If
	refute_parses = testResult
End Function

Function assert_parses(p As Variant, ByVal ss As Variant, expVal As Variant, expPos As Integer)
	assertEqual(isParser(p), True).x
	Dim actual As Variant, expected As Variant
	Dim msg As String
	Dim actVal As Variant
	Dim actPos As Integer
	Dim actTyp As String, expTyp As String
	Dim actStr As String, expStr As String
	Dim gotArray As Boolean
	gotArray = isArray(ss)
	If Not(gotArray) Then
		ss = Array(ss)
	End If
	Dim i As Integer
	For i = LBound(ss) To UBound(ss)
		actual = applyP(p, ss(i), 1)
		actVal = actual(0)
		actPos = actual(1)
		actTyp = typeStr(actVal)
		expTyp = typeStr(expVal)
		actStr = toString(actVal)
		expStr = toString(expVal)
		
		If isObject(expVal) Then
			If assertEqual(actPos, expPos).isFail _
			Or assertEqual(actTyp, expTyp).isFail _
			Or assertEqual(actStr, expStr).isFail _
			Then : Goto assert_parses_failed : End If
		Else
			If assertEqual(actPos, expPos).isFail _
			Or assertEqual(actVal, expVal).isFail _
			Then : Goto assert_parses_failed : End If
		End If
	Next i
	assert_parses = mkPass()
	Exit Function
assert_parses_failed:
	actual   = List(actPos, actTyp, actStr)
	expected = List(expPos, expTyp, expStr)
	msg = "actual " _
		&amp; NL &amp; NL &amp; "  " &amp; toString(actual) _
		&amp; NL &amp; NL &amp; "expected to equal:" _
		&amp; NL &amp; NL &amp; "  " &amp; toString(expected)
	If gotArray Then
		msg = "at index " &amp; i &amp; ": " &amp; toString(ss(i)) _
			&amp; NL &amp; msg
	End If
	assert_parses = mkFail(actual, expected, msg)
End Function

'= actual tests ===============================================================

Function test_Parser_fail()
	refute_parses(pFail, Array( _
		"",	" ", "   ", CR, TAB, "a", "1", "[]", "asdf" _
	)).x
End Function

Function test_Parser_return()
	Dim p As Variant
	Dim expected As Variant
	
	p = pReturn
	assertEqual(isFn(p), True).x
	assertEqual(arity(p),  1).x

	p = pReturn("bar")
	assert_parses(p, "",		"bar", 1).x
	assert_parses(p, " ",		"bar", 1).x
	assert_parses(p, "a",		"bar", 1).x
	assert_parses(p, "1",		"bar", 1).x
	assert_parses(p, "[]",		"bar", 1).x
	assert_parses(p, "abcd",	"bar", 1).x
	assert_parses(p, CR,	"bar", 1).x

	p = pReturn(4711)	
	assert_parses(p, "",		4711, 1).x
	assert_parses(p, " ",		4711, 1).x
	assert_parses(p, "a",		4711, 1).x
	assert_parses(p, "1",		4711, 1).x
	assert_parses(p, "[]",		4711, 1).x
	assert_parses(p, "abcd",	4711, 1).x
	assert_parses(p, CR,	4711, 1).x
End Function

Function test_Parser_item()
	Dim p As Parser
	Set p = pItem

	refute_parses(p, "").x
	assert_parses(p, " ",		" ", 2).x
	assert_parses(p, "a",		"a", 2).x
	assert_parses(p, "1",		"1", 2).x
	assert_parses(p, "[]",		"[", 2).x
	assert_parses(p, "abcd",	"a", 2).x
	assert_parses(p, CR,	CR, 2).x
	assert_parses(p, TAB,	TAB, 2).x
End Function

Function test_Parser_end()
	Dim p As Object
	
	p = pEnd
	assert_parses(p, "", Empty, 1).x
	refute_parses(p, " ").x
	refute_parses(p, "a").x
	refute_parses(p, "5").x
End Function

Function test_Parser_str()
	Dim p As Object
	
	p = pStr
	assertEqual(isFn(p), True).x
	assertEqual(arity(p),  1).x
	
'	assertThrows(pStr, Array("")).x

	p = pStr("bar")
	refute_parses(p, "").x
	refute_parses(p, " ").x
	refute_parses(p, " " &amp; CR).x
	refute_parses(p, "asdf").x
	refute_parses(p, " bar").x
	refute_parses(p, "b").x
	refute_parses(p, "ba").x
	assert_parses(p, "bar",		"bar", 4).x
	assert_parses(p, "barb",	"bar", 4).x
	assert_parses(p, "barba",	"bar", 4).x
	assert_parses(p, "barbar",	"bar", 4).x

	p = pStr(CR)
	refute_parses(p, "").x
	refute_parses(p, " ").x
	refute_parses(p, " " &amp; CR).x
	refute_parses(p, "asdf").x
	refute_parses(p, " bar").x
	refute_parses(p, "b").x
	refute_parses(p, "ba").x
	refute_parses(p, "bar").x
	refute_parses(p, "barb").x
	refute_parses(p, "barba").x
	refute_parses(p, "barbar").x
	assert_parses(p, CR,				CR, 2).x
	assert_parses(p, CR &amp; "bar",		CR, 2).x
	assert_parses(p, CR &amp; CR,			CR, 2).x
	assert_parses(p, CR &amp; CR &amp; "bar",	CR, 2).x
End Function

Function test_Parser_choice()
	Dim p As Object
	Dim data As Variant

	p = pChoice
	assertEqual(isFn(p), True).x
	assertEqual(arity(p),  2).x
	p = apply(p, pItem)
	assertEqual(isFn(p), True).x
	assertEqual(arity(p),  1).x
	p = apply(p, pReturn(7))
		
	data = Array("", " ", " " &amp; CR, "asdf", " bar", "b", "ba", "bar", "barb",_
		"barba", "barbar", CR, CR &amp; "bar", CR &amp; CR,_
		CR &amp; CR &amp; "bar"_
	)
	p = pChoice(pFail, pFail)
	refute_parses(p, data).x
	
	p = pChoice(pReturn(7), pFail)
	assert_parses(p, data, 7, 1).x
	
	p = pChoice(pFail, pReturn(7))
	assert_parses(p, data, 7, 1).x
	
	p = pChoice(pReturn(42), pReturn(7))
	assert_parses(p, data, 42, 1).x
	
	assert_parses(pChoice(pItem, pReturn(11)), 	"", 11, 1	).x
	refute_parses(pChoice(pItem, pStr("x")),	"").x
	assert_parses(pChoice(pReturn(11), pItem), 	"", 11, 1	).x
	refute_parses(pChoice(pStr("x"), pItem),	"").x
	
	assert_parses(pChoice(pItem, pReturn(11)), 	" ", " ", 2	).x
	assert_parses(pChoice(pItem, pStr("x")), 	" ", " ", 2	).x
	assert_parses(pChoice(pReturn(11), pItem), 	" ", 11, 1	).x
	assert_parses(pChoice(pStr("x"), pItem), 	" ", " ", 2	).x
	
	assert_parses(pChoice(pItem, pReturn(11)), 	"x", "x", 2	).x
	assert_parses(pChoice(pItem, pStr("x")), 	"x", "x", 2	).x
	assert_parses(pChoice(pReturn(11), pItem), 	"x", 11, 1	).x
	assert_parses(pChoice(pStr("x"), pItem), 	"x", "x", 2	).x
End Function

Function test_Parser_bind()
	Dim p As Object
	
	p = pBind
	assertEqual(isFn(p), True).x
	assertEqual(arity(p),   2).x
	
	p = pBind(pItem)
	assertEqual(isFn(p), True).x
	assertEqual(arity(p),   1).x
	
	p = apply(p, fstArg(pStr("y")))
	assert_parses(p, "xy", "y", 3).x
	refute_parses(p, "xx").x
	refute_parses(p, "yx").x
	assert_parses(p, " yabcd", "y", 3).x
	
'	p = item &gt;&gt;= return ° (concat "FOO")
	p = pBind(pItem, compose(pReturn, concat("FOO")))
	assert_parses(p, "xy",		"FOOx", 2).x
	assert_parses(p, "xx",		"FOOx", 2).x
	assert_parses(p, "yx",		"FOOy", 2).x
	assert_parses(p, " yabcd",	"FOO ", 2).x
	
'	p = item &gt;&gt;= \x.if (=? "y" x) then (return x) else fail 
'     = item &gt;&gt;= \x.ite (=? "y") return (K fail)
	p = pBind( pItem, ite(equ("y"), pReturn, fstArg(pFail)) )
	refute_parses(p, "xy").x
	refute_parses(p, "xx").x
	assert_parses(p, "yx",		"y", 2).x
	assert_parses(p, "yy",		"y", 2).x
	refute_parses(p, " yabcd").x	

	' under-skip-status MUST NOT be passed down into the parser (bind's 1st arg)
	' because the function (bind's 2nd arg) might need the parser's
	' result in order to decide what other parser to produce:
'	p = (skip ( item &gt;&gt;= \x.if (=? "y" x) then (return x) else fail ))
'     = (skip ( item &gt;&gt;= \x.ite (=? "y") return (K fail) ))
	p = pSkip(pBind( pItem, ite(equ("y"), pReturn, fstArg(pFail)) ))
	refute_parses(p, "xy").x
	refute_parses(p, "xx").x
	assert_parses(p, "yx",		Empty, 2).x	' succeeds but skips result
	assert_parses(p, "yy",		Empty, 2).x	' succeeds but skips result
	refute_parses(p, " yabcd").x
End Function

Function test_Parser_bind_simplify()
	Dim p As Object, q As Object, r As Object, x As Object
	Dim f As Object, g As Object, h As Object, i As Object
	Dim v As Variant
	
	' pBind( pFail, ...)
	'===================
	' p = fail &gt;&gt;= f
	'   = fail
	q = pFail
	f = fstArg(pStr("x"))
	p = pBind(q, f)
	refute_parses(p, Array("", "x", "xx")).x
	' So it's behaving like pFail. But is pBind actually doing the simplification?
	assert_toString_equals(p, pFail).x
	
	' pBind( (pReturn v), ...)
	'=========================
	' p = (return v) &gt;&gt;= f
	'   = (f v)
	v = "foobar"
	q = pReturn(v)
	assert_parses(q, "", v, 1).x
	f = pStr
	p = pBind(q, f) ' long-winded way of building pStr("foobar")
	refute_parses(p, Array("", "foo", "bar", "fooBAR", "FOObar")).x
	assert_parses(p, v, v, Len(v) + 1).x
	x = apply(f, v)
	refute_parses(x, Array("", "foo", "bar", "fooBAR", "FOObar")).x
	assert_parses(x, v, v, Len(v) + 1).x
	' assert that pBind does the simplification:
	assert_toString_equals(p, x).x


	' pBind( (pBind ...), ...)
	'=========================
	
	' p = (q &gt;&gt;= return ° g) &gt;&gt;= f
	'-----------------------------
	'   = q &gt;&gt;= f ° g
	q = pStr("foo")
	g = concat("bar")
	r = pBind(q, compose(pReturn, g))	' r = (str "bar") &gt;&gt;= (return ° (concat "bar"))
	f = pStr
	p = pBind(r, f) '  p = ((str "bar") &gt;&gt;= (return ° (concat "bar")) ) &gt;&gt;= pStr
	'...which matches "foo" then "barfoo" and returns the latter
	refute_parses(p, Array("foo", "foobar", "foofoobar", "foobarbar")).x
	assert_parses(p, "foobarfoo", "barfoo", 10).x
	' But this can be simplified to p = (str "bar") &gt;&gt;= pStr ° (concat "bar")
	' In general: ((q &gt;&gt;= return ° g) &gt;&gt;= f) = (q &gt;&gt;= f ° g)
	p = pBind(q, compose(f, g))
	refute_parses(p, Array("foo", "foobar", "foofoobar", "foobarbar")).x
	assert_parses(p, "foobarfoo", "barfoo", 10).x
	' assert that pBind actually does this simplification:
	assert_toString_equals(pBind(r, f), pBind(q, compose(f, g))).x
	
	' p = (q &gt;&gt;= return ° g) &gt;&gt;= f  where f = (K r)
	'----------------------------------------------
	'   = q &gt;&gt;= (K r) ° g
	'   = q &gt;&gt;= (K r)
	'   = q &gt;&gt;= f
	q = pStr("foo")
	g = concat("bar")
	r = pStr("qmbl")
	f = fstArg(r)
	p = pBind( pBind(q, compose(pReturn, g)), f )
	refute_parses(p, Array("foo", "foobar", "foobarqmbl")).x
	assert_parses(p, "fooqmbl", "qmbl", 8).x
	' simplified: q &gt;&gt;= f
	refute_parses(pBind(q, f), Array("foo", "foobar", "foobarqmbl")).x
	assert_parses(pBind(q, f), "fooqmbl", "qmbl", 8).x
	' pBind actually does simplify it:
	assert_toString_equals(p, pBind(q, f)).x
	
	' p = (q &gt;&gt;= return ° g) &gt;&gt;= f  where f = h ° i
	'----------------------------------------------
	'   = q &gt;&gt;= (h ° i) ° g
	'   = q &gt;&gt;= h ° (i ° g)
	q = pStr("foo")
	g = concat("bar")
	h = pStr
	i = Fn.UCase ' turns a string into all upper-case
	f = compose(h, i)
	r = pBind(q, compose(pReturn, g))
	p = pBind(r, f) ' p = (str "foo") &gt;&gt;= return ° (concat "bar")) &gt;&gt;= (pStr ° ucase)
	' p matches "foo", then "BARFOO" and returns the latter
	'show(p)
	refute_parses(p, Array("foo", "foobar", "foobarfoo", "fooBARfoo", "FOOBARfoo")).x
	assert_parses(p, "fooBARFOO", "BARFOO", 10).x
	' simplified: x = q &gt;&gt;= h ° (i ° g)
	x = pBind(q, compose(h, compose(i, g)))
	refute_parses(x, Array("foo", "foobar", "foobarfoo", "fooBARfoo", "FOOBARfoo")).x
	assert_parses(x, "fooBARFOO", "BARFOO", 10).x
	' pBind actually does simplify it:
	assert_toString_equals(p, x).x
	' Note: fn composition is associative, ie (h ° i) ° g = h ° (i ° g)
	'       So semantically they're the same. However, from an implementation
	'       point of view - in pBind - we would like it to be represented as
	'       right-associative (as on rhs of the equality), so we can easily
	'       spot pReturn ° (...)

	 
	' p = (q &gt;&gt;= K r) &gt;&gt;= f
	'----------------------
	'   = q &gt;&gt;= K (r &gt;&gt;= f)
	q = pStr("foo")
	r = pStr("bar")
	f = compose(pStr, Fn.ucase)
	p = pBind( pBind(q, fstArg(r)), f )
	refute_parses(p, "", "foo", "bar", "foobarbar", "fooBARbar", "fooBARBAR").x
	assert_parses(p, "foobarBAR", "BAR", 10).x
	x = pBind(q, fstArg(pBind(r, f)))	
	refute_parses(x, "", "foo", "bar", "foobarbar", "fooBARbar", "fooBARBAR").x
	assert_parses(x, "foobarBAR", "BAR", 10).x
	' assert that pBind actually does the simplification:
	assert_toString_equals(p, x).x
	
	
	' p = (q &gt;&gt;= K (return v)) &gt;&gt;= f
	'-------------------------------
	'   = q &gt;&gt;= K (f v)
	' This is a special of the above and should be covered
	' by it plus the (return v) &gt;&gt;= f  ~&gt;  (f v) simplification
	q = pStr("foo")
	v = "bar"
	f = compose(pStr, Fn.ucase)
	r = pBind(q, fstArg(pReturn(v)))
	p = pBind(r, f)
	refute_parses(p, "", "foo", "bar", "foobar").x
	assert_parses(p, "fooBAR", "BAR", 7).x
	x = pBind(q, fstArg(apply(f, v)))
	refute_parses(x, "", "foo", "bar", "foobar").x
	assert_parses(x, "fooBAR", "BAR", 7).x
	' assert that pBind actually does the simplification:
	assert_toString_equals(p, x).x

End Function

Function test_Parser_sat()
	Dim p As Parser, actual As Variant
	Set p = pSat(apply(Fn.equ, "a")
	
	refute_parses(p, "").x
	refute_parses(p, " ").x
	assert_parses(p, "a",		"a", 2).x
	assert_parses(p, "aa",		"a", 2).x
	refute_parses(p, "1").x
	refute_parses(p, "[]").x
	assert_parses(p, "abcd",	"a", 2).x
	refute_parses(p, CR).x
	refute_parses(p, TAB).x
End Function

Function test_Parser_skip()
	Dim p As Parser, actual As Variant
	Set p = pSkip(pItem)
	refute_parses(p, "").x
	applyP(p, " ")
	assert_parses(p, " ",		Empty, 2).x
	assert_parses(p, "a",		Empty, 2).x
	assert_parses(p, "1",		Empty, 2).x
	assert_parses(p, "[]",		Empty, 2).x
	assert_parses(p, "abcd",	Empty, 2).x
	assert_parses(p, CR,   Empty, 2).x
	assert_parses(p, TAB,	Empty, 2).x
	
	' skip fail = fail
	Set p = pSkip(pFail)
	refute_parses(p, "").x
	refute_parses(p, " ").x
	refute_parses(p, "a").x
	refute_parses(p, "1").x
	refute_parses(p, "[]").x
	refute_parses(p, "abcd").x
	refute_parses(p, CR).x
	refute_parses(p, TAB).x
		
	Set p = pSkip(pBind(pItem, fstArg(pItem)))
	refute_parses(p, "").x
	refute_parses(p, " ").x
	refute_parses(p, "a").x
	refute_parses(p, "1").x
	assert_parses(p, "[]",				Empty, 3).x
	assert_parses(p, "abcd",			Empty, 3).x
	refute_parses(p, CR).x
	refute_parses(p, TAB).x
	assert_parses(p, CR &amp; CR,	Empty, 3).x
	assert_parses(p, TAB &amp; TAB,	Empty, 3).x

	' skip (return x) = return Empty
	Set p = pSkip(pReturn("foo"))
	assert_parses(p, "",		Empty, 1).x
	assert_parses(p, " ",		Empty, 1).x
	assert_parses(p, "a",		Empty, 1).x
	assert_parses(p, "1",		Empty, 1).x
	assert_parses(p, "[]",		Empty, 1).x
	assert_parses(p, "abcd",	Empty, 1).x
	assert_parses(p, CR,   Empty, 1).x
	assert_parses(p, TAB,	Empty, 1).x

	' skip (skip x) = skip x
	Set p = pSkip(pSkip(pItem))
'	msgbox(toString(p))
	refute_parses(p, "").x
	assert_parses(p, " ",		Empty, 2).x
	assert_parses(p, "a",		Empty, 2).x
	assert_parses(p, "1",		Empty, 2).x
	assert_parses(p, "[]",		Empty, 2).x
	assert_parses(p, "abcd",	Empty, 2).x
	assert_parses(p, CR,   Empty, 2).x
	assert_parses(p, TAB,	Empty, 2).x

	Set p = pSkip(pStr("foo"))
	refute_parses(p, "").x
	refute_parses(p, " ").x
	refute_parses(p, "a").x
	refute_parses(p, "1").x
	refute_parses(p, "[]").x
	refute_parses(p, "abcd").x
	refute_parses(p, CR).x
	refute_parses(p, TAB).x
	
	assert_parses(p, "foo",				Empty, 4).x
	assert_parses(p, "foo ",			Empty, 4).x
	assert_parses(p, "fooa",			Empty, 4).x
	assert_parses(p, "foo1",			Empty, 4).x
	assert_parses(p, "foo[]",			Empty, 4).x
	assert_parses(p, "fooabcd",			Empty, 4).x
	assert_parses(p, "foo" &amp; CR,   Empty, 4).x
	assert_parses(p, "foo" &amp; TAB,	Empty, 4).x
	
	Set p = pSkip(pSeq(Array(pStr("f"), pStr("oo")), concat)
	refute_parses(p, "").x
	refute_parses(p, " ").x
	refute_parses(p, "a").x
	refute_parses(p, "1").x
	refute_parses(p, "[]").x
	refute_parses(p, "abcd").x
	refute_parses(p, CR).x
	refute_parses(p, TAB).x
	
	assert_parses(p, "foo",				Empty, 4).x
	assert_parses(p, "foo ",			Empty, 4).x
	assert_parses(p, "fooa",			Empty, 4).x
	assert_parses(p, "foo1",			Empty, 4).x
	assert_parses(p, "foo[]",			Empty, 4).x
	assert_parses(p, "fooabcd",			Empty, 4).x
	assert_parses(p, "foo" &amp; CR,   Empty, 4).x
	assert_parses(p, "foo" &amp; TAB,	Empty, 4).x
	
	Set p = pSkip(pZeroOrOne(pItem))
	assert_parses(p, "",		Empty, 1).x
	assert_parses(p, " ",		Empty, 2).x
	assert_parses(p, "a",		Empty, 2).x
	assert_parses(p, "1",		Empty, 2).x
	assert_parses(p, "[]",		Empty, 2).x ' reads at most one
	assert_parses(p, "abcd",	Empty, 2).x
	assert_parses(p, CR,   Empty, 2).x
	assert_parses(p, TAB,	Empty, 2).x
	
	Set p = pSkip(pMany(pItem))
'	msgbox(toString(p))
	assert_parses(p, "",		Empty, 1).x
	assert_parses(p, " ",		Empty, 2).x
	assert_parses(p, "a",		Empty, 2).x
	assert_parses(p, "1",		Empty, 2).x
	assert_parses(p, "[]",		Empty, 3).x
	assert_parses(p, "abcd",	Empty, 5).x
	assert_parses(p, CR,   Empty, 2).x
	assert_parses(p, TAB,	Empty, 2).x	
	
	Set p = pSkip(pMany1(pItem))
	refute_parses(p, "").x
	assert_parses(p, " ",		Empty, 2).x
	assert_parses(p, "a",		Empty, 2).x
	assert_parses(p, "1",		Empty, 2).x
	assert_parses(p, "[]",		Empty, 3).x
	assert_parses(p, "abcd",	Empty, 5).x
	assert_parses(p, CR,   Empty, 2).x
	assert_parses(p, TAB,	Empty, 2).x	

	Set p = pSkip(pMany(pWhite))
	assert_parses(p, "",		Empty, 1).x
	assert_parses(p, " ",		Empty, 2).x
	assert_parses(p, "  ",		Empty, 3).x
	assert_parses(p, "a",		Empty, 1).x
	assert_parses(p, "1",		Empty, 1).x
	assert_parses(p, " a",		Empty, 2).x
	assert_parses(p, "  1",		Empty, 3).x
	assert_parses(p, "[]",		Empty, 1).x
	assert_parses(p, "abcd",	Empty, 1).x
	assert_parses(p, "   d",	Empty, 4).x
	assert_parses(p, CR,   Empty, 1).x
	assert_parses(p, TAB,	Empty, 2).x	
	
	Set p = pBind(pSkip(pMany(pWhite)), fstArg(pStr("xx"))
	refute_parses(p, "").x
	refute_parses(p, "x").x
	assert_parses(p, "xx",		"xx",  3).x
	assert_parses(p, "xxx",		"xx",  3).x
	refute_parses(p, " ").x
	refute_parses(p, " x").x
	assert_parses(p, " xx",		"xx",  4).x
	assert_parses(p, " xxx",	"xx",  4).x
	refute_parses(p, "  ").x
	refute_parses(p, "  x").x
	assert_parses(p, "  xx",	"xx",  5).x
	assert_parses(p, "  xxx",	"xx",  5).x
	refute_parses(p, TAB).x
	refute_parses(p, TAB &amp; "  ").x
	refute_parses(p, TAB &amp; "  x").x
	assert_parses(p, TAB &amp; "  xx",	"xx",  6).x
	assert_parses(p, TAB &amp; "  xxx",	"xx",  6).x
	
	Dim mkList1 As Object, mkList2 As Object, expected As Object
	Set mkList1 = swap(cons, nil) ' \y.cons y nil
	Set mkList2 = swap(compose(swap(cons), mkList1)) ' \x y.cons x (cons y nil))
	Set expected = apply(mkList2, "foo", "bar")
	assertEqual(toString(expected), "['foo', 'bar']").x
	Set p = pSeq(Array(pSkip(pMany(pWhite)), _
					   pStr("foo"), _
					   pSkip(pMany(pWhite)), _
					   pStr("bar"), _
					   pSkip(pMany(pWhite)) _
				 ), mkList2 _
	)
	assert_parses(p, "foobar", 		expected,  7).x
	assert_parses(p, "   foobar", 	expected, 10).x
	assert_parses(p, "foobar   ", 	expected, 10).x
	assert_parses(p, "foo   bar", 	expected, 10).x
	assert_parses(p, " foo  bar", 	expected, 10).x
	assert_parses(p, "foo  bar ", 	expected, 10).x
	assert_parses(p, " foo bar ", 	expected, 10).x
End Function

Function test_Parser_indirect()
	Dim p As Parser, q As Parser, r As Parser
	r = pInd("Something")
	'Note: most of the parsers we create here don't actually make sense
	'      the important thing for testing is their structure
	
	assertEqual(getPIndName(r), "Something").x
	
	p = pInd("") : q = pInd("")
	assertEqual(p.id = q.id, False).x
	
	p = pInd("") : q = pReturn("foo")
	p = fixIndirection(p, q)
	assertEqual(p.tp, r.tp).x		' p points to q
	assertEqual(p.st.id, q.id).x
	
	p = pInd("") : q = pFail
	p = fixIndirection(p, q)
	assertEqual(p.tp, r.tp).x		' p points to q
	assertEqual(p.st.id, q.id).x
	
	p = pInd("") : q = pItem
	p = fixIndirection(p, q)
	assertEqual(p.tp, r.tp).x		' p points to q
	assertEqual(p.st.id, q.id).x
	
	p = pInd("") : q = pStr("bar")
	p = fixIndirection(p, q)
	assertEqual(p.tp, r.tp).x		' p points to q
	assertEqual(p.st.id, q.id).x
	
	p = pInd("") : q = pSat(compose(inRange(5, 7), Fn.asc))
	p = fixIndirection(p, q)
	assertEqual(p.tp, r.tp).x		' p points to q
	assertEqual(p.st.id, q.id).x
	
	p = pInd("") : q = pSkip(pItem)
	p = fixIndirection(p, q)
	assertEqual(p.tp, r.tp).x		' p points to q
	assertEqual(p.st.id, q.id).x
	
	p = pInd("") : q = pSkip(pStr("foo"))
	p = fixIndirection(p, q)
	assertEqual(p.tp, r.tp).x		' p points to q
	assertEqual(p.st.id, q.id).x
	
	p = pInd("") : q = pSkip(p)
	p = fixIndirection(p, q)
	assertEqual(p.tp, r.tp).x		' p points to q
	assertEqual(p.st.id, q.id).x
	
	p = pInd("") : q = pChoice(pStr("foo"), p)
	p = fixIndirection(p, q)
	assertEqual(p.tp, r.tp).x		' p points to q
	assertEqual(p.st.id, q.id).x
	Dim altsP As Object, altsQ As Object
	altsP = p.st.st : altsQ = q.st
	Dim alt1P As Object, alt1Q As Object
	alt1P = altsP(0) : alt1Q = altsQ(0)
	assertEqual(alt1P.tp, alt1Q.tp).x
	assertEqual(alt1P.id, alt1Q.id).x
	assertEqual(alt1P.st, alt1Q.st).x

	Dim alt2P As Object, alt2Q As Object
	alt2P = altsP(1) : alt2Q = altsQ(1)
	assertEqual(alt2P.tp, alt2Q.tp).x
	assertEqual(alt2P.id, alt2Q.id).x
	assertEqual(alt2P.tp, p.tp).x ' there is the recursion!
	assertEqual(alt2P.id, p.id).x ' there is the recursion!


	p = pInd("") : q = pZeroOrOne(p)
	p = fixIndirection(p, q)
	assertEqual(p.tp, r.tp).x		' p points to q
	assertEqual(p.st.id, q.id).x

	p = pInd("") : q = pMany1(p)
	p = fixIndirection(p, q)
	assertEqual(p.tp, r.tp).x		' p points to q
	assertEqual(p.st.id, q.id).x

	p = pInd("") : q = pMany(p)
	p = fixIndirection(p, q)
	assertEqual(p.tp, r.tp).x		' p points to q
	assertEqual(p.st.id, q.id).x

	p = pInd("") : q = pChoice( pStr("x"), pSeq(Array(pSkip(pStr("(")), p, pSkip(pStr(")"))), id) )
	p = fixIndirection(p, q)
	assertEqual(p.tp, r.tp).x		' p points to q
	assertEqual(p.st.id, q.id).x
	
	refute_parses(p, "").x
	refute_parses(p, "()").x
	refute_parses(p, "(x").x
	assert_parses(p, "x))", 		"x",  2).x
	refute_parses(p, "(())").x
	refute_parses(p, "((x)").x
	assert_parses(p, "(x))",		"x",  4).x
	assert_parses(p, "x", 			"x",  2).x
	assert_parses(p, "(x)", 		"x",  4).x
	assert_parses(p, "((x))", 		"x",  6).x
	assert_parses(p, "(((x)))", 	"x",  8).x
	assert_parses(p, "((((x))))", 	"x", 10).x
	assert_parses(p, "(((((x)))))",	"x", 12).x
	
			
	'TODO: test_Parser_ind: fixIndirection .. bind
	
End Function

Function test_Parser_zeroOrOne()
	Dim p As Parser
	Dim data As Variant
	Dim zeroMatches As Variant, oneMatch As Variant
	zeroMatches = Empty
	oneMatch    = "x"
		
	data = Array("", " ", " " &amp; CR, "asdf", " bar", "b", "ba", "bar", "barb",_
		"barba", "barbar", CR, CR &amp; "bar", CR &amp; CR,_
		CR &amp; CR &amp; "bar"_
	)

	p = pZeroOrOne(pStr("x"))
	assert_parses(p, data,	zeroMatches, 1).x
	assert_parses(p, "x", 	oneMatch, 2).x
	assert_parses(p, "xx", 	oneMatch, 2).x
	assert_parses(p, "xxx", oneMatch, 2).x
	assert_parses(p, " x", 	zeroMatches, 1).x
	assert_parses(p, " xx", zeroMatches, 1).x
	assert_parses(p, " xxx",zeroMatches, 1).x
	
	' double p?? is the same as p?:
	p = pZeroOrOne(pZeroOrOne(pStr("x")))
	assert_parses(p, data,	zeroMatches, 1).x
	assert_parses(p, "x", 	oneMatch, 2).x
	assert_parses(p, "xx", 	oneMatch, 2).x
	assert_parses(p, "xxx", oneMatch, 2).x
	assert_parses(p, " x", 	zeroMatches, 1).x
	assert_parses(p, " xx", zeroMatches, 1).x
	assert_parses(p, " xxx",zeroMatches, 1).x
	
	' (skip p)? always yields Empty, but pos may or may not be advanced:
	p = pZeroOrOne(pSkip(pStr("x")))
	assert_parses(p, data,	Empty, 1).x
	assert_parses(p, "x", 	Empty, 2).x
	assert_parses(p, "xx", 	Empty, 2).x
	assert_parses(p, "xxx", Empty, 2).x
	assert_parses(p, " x", 	Empty, 1).x
	assert_parses(p, " xx", Empty, 1).x
	assert_parses(p, " xxx",Empty, 1).x
	
	' (skip p?) always yields Empty, but pos may or may not be advanced.
	' So: (skip p?) = (skip p)?
	p = pSkip(pZeroOrOne(pStr("x")))
	assert_parses(p, data,	Empty, 1).x
	assert_parses(p, "x", 	Empty, 2).x
	assert_parses(p, "xx", 	Empty, 2).x
	assert_parses(p, "xxx", Empty, 2).x
	assert_parses(p, " x", 	Empty, 1).x
	assert_parses(p, " xx", Empty, 1).x
	assert_parses(p, " xxx",Empty, 1).x
End Function

Function test_Parser_skip_zeroOrOne()
	Dim p As Parser
	Dim data As Variant
			
	data = Array("", " ", " " &amp; CR, "asdf", " bar", "b", "ba", "bar", "barb",_
		"barba", "barbar", CR, CR &amp; "bar", CR &amp; CR,_
		CR &amp; CR &amp; "bar"_
	)

	p = pSkip(pZeroOrOne(pStr("x")))
	assert_parses(p, data,	Empty, 1).x
	assert_parses(p, "x", 	Empty, 2).x
	assert_parses(p, "xx", 	Empty, 2).x
	assert_parses(p, "xxx", Empty, 2).x
	assert_parses(p, " x", 	Empty, 1).x
	assert_parses(p, " xx", Empty, 1).x
	assert_parses(p, " xxx",Empty, 1).x
	
	'TODO: is that what we want?: pZeroOrOne (pSkip p) = pSkip (pZeroOrOne p)  ...?
	p = pZeroOrOne(pSkip(pStr("x")))
	assert_parses(p, data,	Empty, 1).x
	assert_parses(p, "x", 	Empty, 2).x
	assert_parses(p, "xx", 	Empty, 2).x
	assert_parses(p, "xxx", Empty, 2).x
	assert_parses(p, " x", 	Empty, 1).x
	assert_parses(p, " xx", Empty, 1).x
	assert_parses(p, " xxx",Empty, 1).x
End Function

Function test_Parser_white()
	Dim p As Parser
	p = pWhite

	refute_parses(p, "").x
	assert_parses(p, " ", 					" ", 2	).x
	assert_parses(p, TAB, 					TAB, 2	).x
	refute_parses(p, CR).x
	refute_parses(p, "asdf").x
	assert_parses(p, " asdf", 				" ", 2).x
	assert_parses(p, TAB &amp; "asdf", 			TAB, 2).x
	refute_parses(p, CR &amp; "asdf").x
	assert_parses(p, "  asdf", 				" ", 2).x
	assert_parses(p, TAB &amp; TAB &amp; "asdf", 	TAB, 2).x
	refute_parses(p, CR &amp; TAB &amp; "asdf").x
	assert_parses(p, TAB &amp; CR &amp; "asdf", 	TAB, 2).x
	refute_parses(p, CR &amp; CR &amp; "asdf").x
End Function

Function test_Parser_range()
	Dim p As Parser, i As Integer
	
	p = pRange("A", "Z")
	For i = 1 To Asc("A") - 1
		refute_parses(p, Chr(i)).x
	Next i
	For i = Asc("A") To Asc("Z")
		assert_parses(p, Chr(i), Chr(i), 2).x
	Next i
	For i = Asc("Z") + 1 To 255
		refute_parses(p, Chr(i)).x
	Next i
	assertEqual(toString(p), "[A-Z]").x
	
	p = pRange(TAB, CR)
	For i = 1 To Asc(TAB) - 1
		refute_parses(p, Chr(i)).x
	Next i
	For i = Asc(TAB) To Asc(CR)
		assert_parses(p, Chr(i), Chr(i), 2).x
	Next i
	For i = Asc(CR) + 1 To 255
		refute_parses(p, Chr(i)).x
	Next i
	assertEqual(toString(p), "[\t-\r]").x	
	
	p = pRange(LF, "-")
	For i = 1 To Asc(LF) - 1
		refute_parses(p, Chr(i)).x
	Next i
	For i = Asc(LF) To Asc("-")
		assert_parses(p, Chr(i), Chr(i), 2).x
	Next i
	For i = Asc("-") + 1 To 255
		refute_parses(p, Chr(i)).x
	Next i
	assertEqual(toString(p), "[\n-\-]").x	
	
	p = pRange(DQ, "-")
	For i = 1 To Asc(DQ) - 1
		refute_parses(p, Chr(i)).x
	Next i
	For i = Asc(DQ) To Asc("-")
		assert_parses(p, Chr(i), Chr(i), 2).x
	Next i
	For i = Asc("-") + 1 To 255
		refute_parses(p, Chr(i)).x
	Next i
	' Note: DQ should not be escaped
	assertEqual(toString(p), "[" &amp; DQ &amp; "-\-]").x	
	
	p = pRange("[", "]")
	For i = 1 To Asc("[") - 1
		refute_parses(p, Chr(i)).x
	Next i
	For i = Asc("[") To Asc("]")
		assert_parses(p, Chr(i), Chr(i), 2).x
	Next i
	For i = Asc("]") + 1 To 255
		refute_parses(p, Chr(i)).x
	Next i
	assertEqual(toString(p), "[\[-\]]").x	
End Function

Function test_Parser_cclass()
	Dim p As Parser, i As Integer
	p = pCClass(List(" ", TAB)
	
	refute_parses(p, Array( _
		"", "*", "+", "?", "=", ".", "|", "-", "_", "\", "/", _
		"(", ")", "[", "]", "{", "}", DQ, _
		     CR, LF,     _
		"0", "1", "2", "3", "4", "5", "6", "7", "8", "9", _
		"a", "b", "c",   "q",        "x", "y", "z", _
		"A", "B", "C",        "R",   "X", "Y", "Z", _
		_dq("\"), _dq("\-"), _dq("\["), _dq("\]"), _
		_dq(CR), _dq(LF) _
	)).x
	
	assert_parses(p, " " &amp; TAB,	" ", 2).x
	assert_parses(p, TAB &amp; " ", TAB, 2).x
	assertEqual(toString(p), "[ \t]").x

	p = pCClass(List("[", "-", "]", CR, LF, DQ, "\")
	
	refute_parses(p, Array( _
		"", "*", "+", "?", "=", ".", "|",      "_",      "/", _
		"(", ")",          "{", "}",     _
		" ",         TAB, _
		"0", "1", "2", "3", "4", "5", "6", "7", "8", "9", _
		"a", "b", "c",   "q",        "x", "y", "z", _
		"A", "B", "C",        "R",   "X", "Y", "Z" _
	)).x
	
	assert_parses(p, "[",	"[", 2).x
	assert_parses(p, "-",	"-", 2).x
	assert_parses(p, "]",	"]", 2).x
	assert_parses(p, CR,	CR,	 2).x
	assert_parses(p, LF,	LF,  2).x
	assert_parses(p, DQ,	DQ,  2).x
	assert_parses(p, "\",	"\", 2).x
	' Note: DQ should not be escaped
	assertEqual(toString(p), "[\[\-\]\r\n" &amp; DQ &amp; "\\]").x
End Function

Function test_Parser_alphaLower()
	Dim p As Parser
	p = pAlphaLower

	refute_parses(p, Array(" ", TAB, CR, "_", _
		"0", "1", "2", "3", "4", "5", "6", "7", "8", "9", _
		"+", "-", "-&gt;", "*", "?", "#",_
		"A", "B", "C", "D", "E", "F", "G", "H", "I", "J", "K", "L", "M", _
		"N", "O", "P", "Q", "R", "S", "T", "U", "V", "W", "X", "Y", "Z", _
		"")).x
	assert_parses(p, "asdf", "a", 2).x
	assert_parses(p, "a", "a", 2).x
	assert_parses(p, "b", "b", 2).x
	assert_parses(p, "c", "c", 2).x
	assert_parses(p, "d", "d", 2).x
	assert_parses(p, "e", "e", 2).x
	assert_parses(p, "f", "f", 2).x
	assert_parses(p, "g", "g", 2).x
	assert_parses(p, "h", "h", 2).x
	assert_parses(p, "i", "i", 2).x
	assert_parses(p, "j", "j", 2).x
	assert_parses(p, "k", "k", 2).x
	assert_parses(p, "l", "l", 2).x
	assert_parses(p, "m", "m", 2).x
	assert_parses(p, "n", "n", 2).x
	assert_parses(p, "o", "o", 2).x
	assert_parses(p, "p", "p", 2).x
	assert_parses(p, "q", "q", 2).x
	assert_parses(p, "r", "r", 2).x
	assert_parses(p, "s", "s", 2).x
	assert_parses(p, "t", "t", 2).x
	assert_parses(p, "u", "u", 2).x
	assert_parses(p, "v", "v", 2).x
	assert_parses(p, "w", "w", 2).x
	assert_parses(p, "x", "x", 2).x
	assert_parses(p, "y", "y", 2).x
	assert_parses(p, "z", "z", 2).x
End Function

Function test_Parser_alphaUpper()
	Dim p As Parser
	p = pAlphaUpper

	refute_parses(p, Array(" ", TAB, CR, "_", _
		"0", "1", "2", "3", "4", "5", "6", "7", "8", "9", _
		"+", "-", "-&gt;", "*", "?", "#",_
		"a", "b", "c", "d", "e", "f", "g", "h", "i", "j", "k", "l", "m", _
		"n", "o", "p", "q", "r", "s", "t", "u", "v", "w", "x", "y", "z", _
		"")).x
	assert_parses(p, "ASDF", "A", 2).x
	assert_parses(p, "A", "A", 2).x
	assert_parses(p, "B", "B", 2).x
	assert_parses(p, "C", "C", 2).x
	assert_parses(p, "D", "D", 2).x
	assert_parses(p, "E", "E", 2).x
	assert_parses(p, "F", "F", 2).x
	assert_parses(p, "G", "G", 2).x
	assert_parses(p, "H", "H", 2).x
	assert_parses(p, "I", "I", 2).x
	assert_parses(p, "J", "J", 2).x
	assert_parses(p, "K", "K", 2).x
	assert_parses(p, "L", "L", 2).x
	assert_parses(p, "M", "M", 2).x
	assert_parses(p, "N", "N", 2).x
	assert_parses(p, "O", "O", 2).x
	assert_parses(p, "P", "P", 2).x
	assert_parses(p, "Q", "Q", 2).x
	assert_parses(p, "R", "R", 2).x
	assert_parses(p, "S", "S", 2).x
	assert_parses(p, "T", "T", 2).x
	assert_parses(p, "U", "U", 2).x
	assert_parses(p, "V", "V", 2).x
	assert_parses(p, "W", "W", 2).x
	assert_parses(p, "X", "X", 2).x
	assert_parses(p, "Y", "Y", 2).x
	assert_parses(p, "Z", "Z", 2).x
End Function

Function test_Parser_baseType()
	Dim p As Parser
	p = pBaseType

	refute_parses(p, "").x
	refute_parses(p, "asdf").x
	refute_parses(p, "a").x
	refute_parses(p, "b").x
	refute_parses(p, "c").x
	
	assert_parses(p, "Bool -&gt; Bool", "Bool", 5).x
	assert_parses(p, "Bool", "Bool", 5).x
	refute_parses(p, "bool").x

	assert_parses(p, "Str", "Str", 4).x
	refute_parses(p, "str").x

	assert_parses(p, "Int", "Int", 4).x
	refute_parses(p, "int").x

	assert_parses(p, "Long", "Long", 5).x
	refute_parses(p, "long").x
End Function

Function test_Parser_TypeVar()
	Dim p As Parser
	p = pTypeVar

	refute_parses(p, Array(" ", TAB, CR, "_", _
		"0", "1", "2", "3", "4", "5", "6", "7", "8", "9", _
		"+", "-", "-&gt;", "*", "?", "#",_
		"A", "B", "C", "D", "E", "F", "G", "H", "I", "J", "K", "L", "M", _
		"N", "O", "P", "Q", "R", "S", "T", "U", "V", "W", "X", "Y", "Z", _
		"")).x
	assert_parses(p, "asdf", "'a", 2).x
	assert_parses(p, "a", "'a", 2).x
	assert_parses(p, "b", "'b", 2).x
	assert_parses(p, "c", "'c", 2).x
	assert_parses(p, "d", "'d", 2).x
	assert_parses(p, "e", "'e", 2).x
	assert_parses(p, "f", "'f", 2).x
	assert_parses(p, "g", "'g", 2).x
	assert_parses(p, "h", "'h", 2).x
	assert_parses(p, "i", "'i", 2).x
	assert_parses(p, "j", "'j", 2).x
	assert_parses(p, "k", "'k", 2).x
	assert_parses(p, "l", "'l", 2).x
	assert_parses(p, "m", "'m", 2).x
	assert_parses(p, "n", "'n", 2).x
	assert_parses(p, "o", "'o", 2).x
	assert_parses(p, "p", "'p", 2).x
	assert_parses(p, "q", "'q", 2).x
	assert_parses(p, "r", "'r", 2).x
	assert_parses(p, "s", "'s", 2).x
	assert_parses(p, "t", "'t", 2).x
	assert_parses(p, "u", "'u", 2).x
	assert_parses(p, "v", "'v", 2).x
	assert_parses(p, "w", "'w", 2).x
	assert_parses(p, "x", "'x", 2).x
	assert_parses(p, "y", "'y", 2).x
	assert_parses(p, "z", "'z", 2).x
End Function

Function test_Parser_TypeCtor()
	Dim p As Parser
	p = pTypeCtor

	refute_parses(p, "").x
	refute_parses(p, "asdf").x
	refute_parses(p, "a").x
	refute_parses(p, "b").x
	refute_parses(p, "c").x
	
	assert_parses(p, "List", "List", 5).x
	assert_parses(p, "Maybe", "Maybe", 6).x

	' any capitalized String with more than 2 chars does
	assert_parses(p, "Bool", "Bool", 5).x ' 
	refute_parses(p, "bool").x

	assert_parses(p, "Str", "Str", 4).x
	refute_parses(p, "str").x

	assert_parses(p, "Int", "Int", 4).x
	refute_parses(p, "int").x

	assert_parses(p, "Long", "Long", 5).x
	refute_parses(p, "long").x

	assert_parses(p, "Avalidtypector", "Avalidtypector", 15).x
	assert_parses(p, "NotAValidTypeCtor", "Not", 4).x
End Function

Function test_Parser_TypeExpr()
	Dim p As Parser
	p = pTypeExpr
	
	assert_parses(p, "Bool", 			"Bool", 5).x
	assert_parses(p, "Int",	 			"Int", 4).x
	assert_parses(p, "Int-&gt;Int",	 	"(-&gt; Int Int)", 9).x
	assert_parses(p, "Int-&gt;Str-&gt;Bool",	"(-&gt; Int (-&gt; Str Bool))", 15).x
	assert_parses(p, "a-&gt;b-&gt;c",	 		"(-&gt; 'a (-&gt; 'b 'c))", 8).x
	assert_parses(p, "(a-&gt;b)-&gt;c",	 	"(-&gt; (-&gt; 'a 'b) 'c)", 10).x
	assert_parses(p, "(a-&gt;b)-&gt;(c)",	 	"(-&gt; (-&gt; 'a 'b) 'c)", 12).x
	assert_parses(p, "List",	 		"(List [])", 5).x
	assert_parses(p, "List a",	 		"(List ['a])", 7).x
	assert_parses(p, "List a b",	 	"(List ['a, 'b])", 9).x
	assert_parses(p, "List Int",	 	"(List [Int])", 9).x
	assert_parses(p, "List a-&gt;b",	 	"(-&gt; (List ['a]) 'b)", 10).x
	assert_parses(p, "List (a-&gt;b)",	 	"(List [(-&gt; 'a 'b)])", 12).x
	assert_parses(p, "List Maybe a",	"(List [(Maybe ['a])])", 13).x
	assert_parses(p, "List Maybe a b",	"(List [(Maybe ['a, 'b])])", 15).x
	assert_parses(p, "List (Maybe a) b","(List [(Maybe ['a]), 'b])", 17).x
	
	refute_parses(p, "-&gt;a").x
	'refute_parses(p, "a-&gt;").x	' parses the a as a TypeVar, then stops

	' skips over trailing whitespace:
	assert_parses(p, "Bool   ", 				"Bool", 8).x
	assert_parses(p, "Int    ",	 				"Int",  8).x
	assert_parses(p, "Int -&gt; Int            ",	"(-&gt; Int Int)", 23).x
	assert_parses(p, "Int  -&gt; Str -&gt;   Bool ",	"(-&gt; Int (-&gt; Str Bool))", 23).x

	' skips over leading whitespace:
	assert_parses(p, " Bool  ", 				"Bool", 8).x
	assert_parses(p, " Int   ",	 				"Int",  8).x
	assert_parses(p, " Int -&gt; Int           ",	"(-&gt; Int Int)", 23).x
	assert_parses(p, " Int  -&gt; Str -&gt;  Bool ",	"(-&gt; Int (-&gt; Str Bool))", 23).x

	' fn type variations:
	assert_parses(p, "((a) -&gt; ((b)))", "(-&gt; 'a 'b)", 15).x
	assert_parses(p, " a -&gt; (b -&gt; c)", "(-&gt; 'a (-&gt; 'b 'c))", 15).x
	assert_parses(p, " a -&gt;  b -&gt; c ", "(-&gt; 'a (-&gt; 'b 'c))", 15).x
	assert_parses(p, "(a -&gt; b) -&gt; c ", "(-&gt; (-&gt; 'a 'b) 'c)", 15).x
	assert_parses(p, "(a -&gt; (b)-&gt; c)", "(-&gt; 'a (-&gt; 'b 'c))", 15).x

	' some real types:
	' type of fn isNil:
	assert_parses(p, "[a] -&gt; Bool", "(-&gt; (List ['a]) Bool)", 12).x
	' type of fn flatten:
	assert_parses(p, "[[a]] -&gt; [a]", "(-&gt; (List [(List ['a])]) (List ['a]))", 13).x
	' type of fn compose:
	assert_parses(p, "(b -&gt; c) -&gt; (a -&gt; b) -&gt; a -&gt; c", _
					 "(-&gt; (-&gt; 'b 'c) (-&gt; (-&gt; 'a 'b) (-&gt; 'a 'c)))", 31).x
	' type of pBind:
	assert_parses(p, "Parser a -&gt; (a -&gt; Parser b) -&gt; Parser b", _
					 "(-&gt; (Parser ['a]) (-&gt; (-&gt; 'a (Parser ['b])) (Parser ['b])))", 40).x			

	' [] (List) type variations:
	refute_parses(p, "[]").x
	refute_parses(p, "[a b]").x
	refute_parses(p, "[a, b]").x
	assert_parses(p, "[a]", 	"(List ['a])", 4).x
	assert_parses(p, "([(a)])", "(List ['a])", 8).x
	assert_parses(p, "([[a]])", "(List [(List ['a])])", 8).x
	assert_parses(p, "[[(a)]]", "(List [(List ['a])])", 8).x
	assert_parses(p, "[[[a]]]", "(List [(List [(List ['a])])])", 8).x
	assert_parses(p, "[a-&gt;b]",  "(List [(-&gt; 'a 'b)])", 7).x
	
	'isNil:
	assert_parses(p, "[a] -&gt; Bool", "(-&gt; (List ['a]) Bool)", 12).x
	'cons:
	assert_parses(p, "a -&gt; [a] -&gt; [a]", "(-&gt; 'a (-&gt; (List ['a]) (List ['a])))", 16).x
	
	' (,) tuple type variations:
	assert_parses(p, "()", 		"(Unit [])", 3).x
	refute_parses(p, "( )").x
	assert_parses(p, "(())", 	"(Unit [])", 5).x
	assert_parses(p, "[()]", 	"(List [(Unit [])])", 5).x
	refute_parses(p, "([])").x
	
	refute_parses(p, ",").x
	refute_parses(p, "(,)").x
	refute_parses(p, "(a,)").x
	refute_parses(p, "(,b)").x
	' TODO: double toString on the inner types since we don't yet represent types as proper objects
	assert_parses(p, "(a,b)", "(Tuple2 [''a', ''b'])", 6).x
	assert_parses(p, "(a ,b, c)", "(Tuple3 [''a', ''b', ''c'])", 10).x
	assert_parses(p, "((a,b),c)", "(Tuple2 ['(Tuple2 [''a', ''b'])', ''c'])", 10).x
	 
	Dim fns As Object, f As Object, fName As String, typStr As String
	fns = Fn._instances
	While Not(isNil(fns))
		f = car(fns)
		typStr = getFnTypeStr(f)
		If typStr &lt;&gt; "" Then
			fName = getFnName(f)
'			assert_parses(p, typStr, fName &amp; " :: asdf", Len(typStr) + 1).x
		End If
		fns = cdr(fns)
	Wend
End Function

Function test_Parser_binDigit()
	Dim p As Parser
	p = pBinDigit

	refute_parses(p, "").x
	refute_parses(p, " ").x
	refute_parses(p, "sadf").x
	assert_parses(p, "0sadf",	0, 2).x
	assert_parses(p, "1sadf",	1, 2).x
	refute_parses(p, "2sadf").x
	refute_parses(p, "3sadf").x
	refute_parses(p, "4sadf").x
	refute_parses(p, "5sadf").x
	refute_parses(p, "6sadf").x
	refute_parses(p, "7sadf").x
	refute_parses(p, "8sadf").x
	refute_parses(p, "9sadf").x
	refute_parses(p, "Asadf").x
	refute_parses(p, "asadf").x
	refute_parses(p, "Bsadf").x
	refute_parses(p, "bsadf").x
	refute_parses(p, "Csadf").x
	refute_parses(p, "csadf").x
	refute_parses(p, "Dsadf").x
	refute_parses(p, "dsadf").x
	refute_parses(p, "Esadf").x
	refute_parses(p, "esadf").x
	refute_parses(p, "Fsadf").x
	refute_parses(p, "fsadf").x
	refute_parses(p, "Gsadf").x
	refute_parses(p, "gsadf").x
End Function

Function test_Parser_decDigit()
	Dim p As Parser
	p = pDecDigit

	refute_parses(p, "").x
	refute_parses(p, " ").x
	refute_parses(p, "sadf").x
	assert_parses(p, "0sadf",	0, 2).x
	assert_parses(p, "1sadf",	1, 2).x
	assert_parses(p, "2sadf",	2, 2).x
	assert_parses(p, "3sadf",	3, 2).x
	assert_parses(p, "4sadf",	4, 2).x
	assert_parses(p, "5sadf",	5, 2).x
	assert_parses(p, "6sadf",	6, 2).x
	assert_parses(p, "7sadf",	7, 2).x
	assert_parses(p, "8sadf",	8, 2).x
	assert_parses(p, "9sadf",	9, 2).x
	refute_parses(p, "Asadf").x
	refute_parses(p, "asadf").x
	refute_parses(p, "Bsadf").x
	refute_parses(p, "bsadf").x
	refute_parses(p, "Csadf").x
	refute_parses(p, "csadf").x
	refute_parses(p, "Dsadf").x
	refute_parses(p, "dsadf").x
	refute_parses(p, "Esadf").x
	refute_parses(p, "esadf").x
	refute_parses(p, "Fsadf").x
	refute_parses(p, "fsadf").x
	refute_parses(p, "Gsadf").x
	refute_parses(p, "gsadf").x
End Function

Function test_Parser_hexDigit()
	Dim p As Parser
	p = pHexDigit

	refute_parses(p, "").x
	refute_parses(p, " ").x
	refute_parses(p, "sadf").x
	assert_parses(p, "0sadf",	 0, 2).x
	assert_parses(p, "1sadf",	 1, 2).x
	assert_parses(p, "2sadf",	 2, 2).x
	assert_parses(p, "3sadf",	 3, 2).x
	assert_parses(p, "4sadf",	 4, 2).x
	assert_parses(p, "5sadf",	 5, 2).x
	assert_parses(p, "6sadf",	 6, 2).x
	assert_parses(p, "7sadf",	 7, 2).x
	assert_parses(p, "8sadf",	 8, 2).x
	assert_parses(p, "9sadf",	 9, 2).x
	assert_parses(p, "Asadf",	10, 2).x
	assert_parses(p, "asadf",	10, 2).x
	assert_parses(p, "Bsadf",	11, 2).x
	assert_parses(p, "bsadf",	11, 2).x
	assert_parses(p, "Csadf",	12, 2).x
	assert_parses(p, "csadf",	12, 2).x
	assert_parses(p, "Dsadf",	13, 2).x
	assert_parses(p, "dsadf",	13, 2).x
	assert_parses(p, "Esadf",	14, 2).x
	assert_parses(p, "esadf",	14, 2).x
	assert_parses(p, "Fsadf",	15, 2).x
	assert_parses(p, "fsadf",	15, 2).x
	refute_parses(p, "Gsadf").x
	refute_parses(p, "gsadf").x
End Function

Function test_Parser_many()
	Dim p As Parser
	Dim data As Variant
	Dim zeroMatches As Variant
	zeroMatches = nil
	
	data = Array("", " ", " " &amp; CR, "asdf", " bar", "b", "ba", "bar", "barb",_
		"barba", "barbar", CR, CR &amp; "bar", CR &amp; CR,_
		CR &amp; CR &amp; "bar"_
	)
	p = pMany(pFail)
	assert_parses(p, data, zeroMatches, 1).x
	
	'p = pMany(pReturn(3)) - yields infite sequence of 3s, even on empty string
	
	p = pMany(pItem)
	assert_parses(p, "", 			zeroMatches, 1).x
	assert_parses(p, " ", 			List(" "), 2).x
	assert_parses(p, " " &amp; CR,		List(" ", CR), 3).x
	assert_parses(p, " " &amp; LF,		List(" ", LF), 3).x
	assert_parses(p, "asdf",		List("a", "s", "d", "f"), 5).x
	
	p = pMany(pStr(" "))
	assert_parses(p, "", 			zeroMatches, 1).x
	assert_parses(p, " ", 			List(" "), 2).x
	assert_parses(p, " " &amp; CR,		List(" "), 2).x
	assert_parses(p, "asdf",		zeroMatches, 1).x
	assert_parses(p, "  ",			List(" ", " "), 3).x
	assert_parses(p, "   ",			List(" ", " ", " "), 4).x
	assert_parses(p, " x ",			List(" "), 2).x
	assert_parses(p, " x  ",		List(" "), 2).x
	assert_parses(p, "  x ",		List(" ", " "), 3).x
	
	p = pMany(pDecDigit)
	assert_parses(p, "", 			zeroMatches, 1).x
	assert_parses(p, " ", 			zeroMatches, 1).x
	assert_parses(p, "1", 			List(1), 2).x
	assert_parses(p, "10 ", 		List(1, 0), 3).x
	assert_parses(p, "102345", 		List(1, 0, 2, 3, 4, 5), 7).x
End Function

Function test_Parser_many1()
	Dim p As Parser
	Dim data As Variant
	
	data = Array("", " ", " " &amp; CR, "asdf", " bar", "b", "ba", "bar", "barb",_
		"barba", "barbar", CR, CR &amp; "bar", CR &amp; CR,_
		CR &amp; CR &amp; "bar"_
	)
	p = pMany1(pFail)
	refute_parses(p, data).x
	
	'p = pMany1(pReturn(3)) - yields infite sequence of 3s, except on empty string
	
	p = pMany1(pItem)
	refute_parses(p, "").x
	assert_parses(p, " ", 			List(" "), 2).x
	assert_parses(p, " " &amp; CR,		List(" ", CR), 3).x
	assert_parses(p, " " &amp; LF,		List(" ", LF), 3).x
	assert_parses(p, "asdf",		List("a", "s", "d", "f"), 5).x
	
	p = pMany1(pStr(" "))
	refute_parses(p, "").x
	assert_parses(p, " ", 			List(" "), 2).x
	assert_parses(p, " " &amp; CR,		List(" "), 2).x
	refute_parses(p, "asdf").x
	assert_parses(p, "  ",			List(" ", " "), 3).x
	assert_parses(p, "   ",			List(" ", " ", " "), 4).x
	assert_parses(p, " x ",			List(" "), 2).x
	assert_parses(p, " x  ",		List(" "), 2).x
	assert_parses(p, "  x ",		List(" ", " "), 3).x
	
	p = pMany1(pDecDigit)
	refute_parses(p, "").x
	refute_parses(p, " ").x
	assert_parses(p, "1", 			List(1), 2).x
	assert_parses(p, "10 ", 		List(1, 0), 3).x
	assert_parses(p, "102345", 		List(1, 0, 2, 3, 4, 5), 7).x
	
	p = pMany1(pSeqL(Array(pStr(" ")), id))
	refute_parses(p, "").x
	assert_parses(p, " ", 			List(List(" ")), 2).x
	assert_parses(p, " " &amp; CR,	List(List(" ")), 2).x
	refute_parses(p, "asdf").x
	assert_parses(p, "  ",			List(List(" "), List(" ")), 3).x
	assert_parses(p, "   ",			List(List(" "), List(" "), List(" ")), 4).x
	assert_parses(p, " x ",			List(List(" ")), 2).x
	assert_parses(p, " x  ",		List(List(" ")), 2).x
	assert_parses(p, "  x ",		List(List(" "), List(" ")), 3).x

End Function

Function test_Parser_seq()
	Dim p As Parser, f As Variant
	Dim data As Variant
	
	data = Array("", " ", " " &amp; CR, "asdf", " bar", "b", "ba", "bar", "barb",_
		"barba", "barbar", CR, CR &amp; "bar", CR &amp; CR,_
		CR &amp; CR &amp; "bar"_
	)
	f = Fn.asc
	p = pSeq(Array(pFail), f)
	refute_parses(p, data).x
	
	f = Fn.asc
	p = pSeq(Array(pItem), f)
	refute_parses(p, "").x
	assert_parses(p, "0", 	asc("0"), 2).x
	assert_parses(p, "1", 	asc("1"), 2).x
	assert_parses(p, "A", 	asc("A"), 2).x
	assert_parses(p, "B", 	asc("B"), 2).x
	assert_parses(p, "AB",	asc("A"), 2).x
	assert_parses(p, "BA",	asc("B"), 2).x
	
	f = Fn.concat
	p = pSeq(Array(pItem, pItem), f)
	refute_parses(p, "").x
	refute_parses(p, "A").x
	refute_parses(p, "B").x
	assert_parses(p, "AB",	"AB", 3).x
	assert_parses(p, "BA",	"BA", 3).x
	
	p = pSeq(Array(pDecDigit, pDecDigit), f)
	refute_parses(p, "").x
	refute_parses(p, "A").x
	refute_parses(p, "B").x
	refute_parses(p, "AB").x
	refute_parses(p, "BA").x
	refute_parses(p, "0B").x		' *ALL* in sequence must succeed!
	refute_parses(p, "1A").x		' *ALL* in sequence must succeed!
	assert_parses(p, "01",	"01", 3).x
	assert_parses(p, "10",	"10", 3).x
	
	f = Fn.asc
	p = pSeq(Array(pDecDigit), f)
	refute_parses(p, "").x
	refute_parses(p, "A").x
	refute_parses(p, "B").x
	refute_parses(p, "AB").x
	refute_parses(p, "BA").x
	assert_parses(p, "0", 			48, 2).x
	assert_parses(p, "1", 			49, 2).x
	assert_parses(p, "123456789",	49, 2).x
	
	p = pMany1(pSeq(Array(pDecDigit), f))
	refute_parses(p, "").x
	refute_parses(p, "A").x
	refute_parses(p, "B").x
	refute_parses(p, "AB").x
	refute_parses(p, "BA").x
	assert_parses(p, "0", 			List(48), 2).x
	assert_parses(p, "1", 			List(49), 2).x
	assert_parses(p, "123456789",	List(49, 50, 51, 52, 53, 54, 55, 56, 57), 10).x
	assert_parses(p, "123456789 0",	List(49, 50, 51, 52, 53, 54, 55, 56, 57), 10).x
End Function

Function assert_toStr(p As Object, expected As String)
	Dim testResult As Variant
	testResult = assertEqual(TParser_toString(p), expected)
	If testResult.isFail Then
		assert_toStr = testResult
		Exit Function
	End If
	' try polymorphic dispatch:
	testResult = assertEqual(toString(p), expected)
	assert_toStr = testResult
End Function

Function test_Parser_toString()
	Dim f As Object, p As Object, q As Object, k As Integer
	f = TParser_toString
	assertEqual(isFn(f), True).x
	assertEqual(arity(f),   1).x
	assertEqual(apply(f, pFail), "fail").x

	' pSeqL(..., id)
	p = pSeqL(Array(pItem), id)
	assert_toStr(p, "(do a0 &lt;- item" &amp; NL _
				  &amp; " return [a0]" &amp; NL _
				  &amp; ")").x
	p = pSeqL(Array(pItem, pItem), id)
	assert_toStr(p, "(do a0 &lt;- item" &amp; NL _
				  &amp; "    a1 &lt;- item" &amp; NL _
				  &amp; " return [a0, a1]" &amp; NL _
				  &amp; ")").x
	p = pSeqL(Array(pItem, pStr("x"), pItem), id)
	assert_toStr(p, "(do a0 &lt;- item" &amp; NL _
				  &amp; "    a1 &lt;- (str 'x')" &amp; NL _
				  &amp; "    a2 &lt;- item" &amp; NL _
				  &amp; " return [a0, a1, a2]" &amp; NL _
				  &amp; ")").x
	p = pSeqL(Array(pItem, pSkip(pStr("x")), pItem), id)
	assert_toStr(p, "(do a0 &lt;- item" &amp; NL _
				  &amp; "     _ &lt;- (str 'x')" &amp; NL _
				  &amp; "    a1 &lt;- item" &amp; NL _
				  &amp; " return [a0, a1]" &amp; NL _
				  &amp; ")").x

	' pSeqL(..., reverse)
	p = pSeqL(Array(pItem), reverse)
	assert_toStr(p, "(do a0 &lt;- item" &amp; NL _
				  &amp; " return (reverse [a0])" &amp; NL _
				  &amp; ")").x
	p = pSeqL(Array(pItem, pStr("x"), pItem), reverse)
	assert_toStr(p, "(do a0 &lt;- item" &amp; NL _
				  &amp; "    a1 &lt;- (str 'x')" &amp; NL _
				  &amp; "    a2 &lt;- item" &amp; NL _
				  &amp; " return (reverse [a0, a1, a2])" &amp; NL _
				  &amp; ")").x
	p = pSeqL(Array(pItem, pSkip(pStr("x")), pItem), reverse)
	assert_toStr(p, "(do a0 &lt;- item" &amp; NL _
				  &amp; "     _ &lt;- (str 'x')" &amp; NL _
				  &amp; "    a1 &lt;- item" &amp; NL _
				  &amp; " return (reverse [a0, a1])" &amp; NL _
				  &amp; ")").x

	' pSeq(..., id) ' NOT pSeqL!
	p = pSeq(Array(pItem), id)
	assert_toStr(p, "(do a0 &lt;- item" &amp; NL _
				  &amp; " return a0" &amp; NL _
				  &amp; ")").x
	p = pSeq(Array(pItem, pSkip(pItem)), id)
	assert_toStr(p, "(do a0 &lt;- item" &amp; NL _
				  &amp; "     _ &lt;- item" &amp; NL _
				  &amp; " return a0" &amp; NL _
				  &amp; ")").x
	p = pSeq(Array(pSkip(pItem), pItem), id)
	assert_toStr(p, "(do  _ &lt;- item" &amp; NL _
				  &amp; "    a0 &lt;- item" &amp; NL _
				  &amp; " return a0" &amp; NL _
				  &amp; ")").x
	
	assert_toStr(pFail, 							"fail").x
	assert_toStr(pReturn(7), 						"(return 7)").x
	assert_toStr(pReturn("seven"),					"(return 'seven')").x
	assert_toStr(pItem,								"item").x
	assert_toStr(pStr("a"),							"(str 'a')").x
	assert_toStr(pSkip(pItem), 						"(skip item)").x
	assert_toStr(pSkip(pStr("a")),					"(skip (str 'a'))").x
	assert_toStr(pChoice(pStr("a"), pStr("b")),		"(str 'a') | (str 'b')").x
	assert_toStr(pChoice(pStr("b"), pStr("a")),		"(str 'b') | (str 'a')").x
	assert_toStr(pChoice(pChoice(pStr("a"), pStr("b")),	pStr("c")), _
		"(str 'a') | (str 'b') | (str 'c')").x
	assert_toStr(pChoice(pStr("a"), pChoice(pStr("b"), pStr("c"))), _
		"(str 'a') | (str 'b') | (str 'c')").x
	assert_toStr(pZeroOrOne(pStr("a")),				"(str 'a')?").x
	' double p?? is the same as p?:
	assert_toStr(pZeroOrOne(pZeroOrOne(pStr("a"))),	"(str 'a')?").x

	assert_toStr(pMany1(pItem),						"item+").x
	assert_toStr(pSkip(pMany1(pItem)),				"(skip item+)").x
'	assert_toStr(pMany1(pWhite),					toString(pWhite) &amp; "+").x
'	assert_toStr(pSkip(pMany1(pWhite)),				"(skip (" &amp; toString(pWhite) &amp; ")+)").x

	assert_toStr(pMany(pItem),						"item*").x
	assert_toStr(pSkip(pMany(pItem)),				"(skip item*)").x


	' Q ::= (do  x &lt;- (str "x")
	'           xs &lt;- P
	'        return (cons x xs))
	'     | (do  y &lt;- (str "y")
	'           ys &lt;- P
	'        return (cons y ys))
	' P ::= Q
	' P MUST NOT be visited twice when traversing Q!
	p = pInd("P")
	q = fixIndirection(pInd("Q"), pChoice( _
		pSeq(Array(pStr("x"), p), cons), _
		pSeq(Array(pStr("y"), p), cons) _
	))
	p = fixIndirection(p, q)
	k = InStr(1, TParser_toString(p), "P ::= Q")
	assertEqual(k &gt;= 1, True).x	' it does appear once
	k = InStr(k + 1, TParser_toString(p), "P ::= Q")
	assertEqual(k &gt;= 1, False).x ' but only once
	
	'MsgBox(toString(pTypeExpr))

	p = pInd("")
	assert_toStr(p,	"(ind " &amp; p.st1 &amp; " Nothing)").x
	q = pItem
	p = fixIndirection(p, q)
	k = InStr(TParser_toString(p), _
		getPIndName(p) &amp; " ::= " &amp; TParser_toString(q))
	assertEqual(k &gt;= 1, True).x

	p = pInd("")
	p = fixIndirection(p, pChoice(pStr("x"), pSeq(Array(pSkip(pStr("(")), p, pSkip(pStr(")"))), id))
'	assert_toStr(p,	"(str 'x') +++ ?????? )").x
	

End Function

Function test_Parser_hexNum()
	Dim p As Parser
	Dim data As Variant
	p = pHexNum

	refute_parses(p, "").x
		
	data = Array(" ", " " &amp; CR, "qasdf", " bar", "qb", "qba", "qbar", "qbarb",_
		"qbarba", "qbarbar", CR, CR &amp; "qbar", CR &amp; CR,_
		CR &amp; CR &amp; "bar"_
	)
	refute_parses(p, data).x

	assert_parses(p, "0",	 0, 2).x
	assert_parses(p, "1",	 1, 2).x
	assert_parses(p, "2",	 2, 2).x
	assert_parses(p, "3",	 3, 2).x
	assert_parses(p, "4",	 4, 2).x
	assert_parses(p, "5",	 5, 2).x
	assert_parses(p, "6",	 6, 2).x
	assert_parses(p, "7",	 7, 2).x
	assert_parses(p, "8",	 8, 2).x
	assert_parses(p, "9",	 9, 2).x

	assert_parses(p, "a",	10, 2).x
	assert_parses(p, "b", 	11, 2).x
	assert_parses(p, "c", 	12, 2).x
	assert_parses(p, "d", 	13, 2).x
	assert_parses(p, "e", 	14, 2).x
	assert_parses(p, "f", 	15, 2).x
	assert_parses(p, "A", 	10, 2).x
	assert_parses(p, "B", 	11, 2).x
	assert_parses(p, "C", 	12, 2).x
	assert_parses(p, "D", 	13, 2).x
	assert_parses(p, "E", 	14, 2).x
	assert_parses(p, "F", 	15, 2).x

	assert_parses(p, "FF", 		readHex("FF"), 	3).x
	assert_parses(p, "123", 	readHex("123"), 4).x

	assert_parses(p, "0FF", 	readHex("FF"), 	4).x	' leading 0s don't matter
	assert_parses(p, "0123", 	readHex("123"), 5).x	' leading 0s don't matter

	assert_parses(p, "00FF", 	readHex("FF"), 	5).x	' leading 0s don't matter
	assert_parses(p, "00123", 	readHex("123"), 6).x	' leading 0s don't matter

	' 31 bit
	assert_parses(p, "CAFEBAB", readHex("CAFEBAB"), 	8).x
	assert_parses(p, "DEADBEE", readHex("DEADBEE"), 	8).x
	assert_parses(p, "CAFEBAB", readHex("cafebab"), 	8).x	' case doesn't matter
	assert_parses(p, "dEaDbEe", readHex("DeAdBeE"), 	8).x	' case doesn't matter

'	' 32 bit
'	assert_parses(p, "CAFEBABE", readHex("CAFEBABE"), 	9).x
'	assert_parses(p, "DEADBEEF", readHex("DEADBEEF"), 	9).x
'	assert_parses(p, "CAFEBABE", readHex("cafebabe"), 	9).x	' case doesn't matter
'	assert_parses(p, "dEaDbEeF", readHex("DeAdBeEf"), 	9).x	' case doesn't matter
End Function

Function test_Parser_hexLit()
	Dim p As Parser
	Dim data As Variant
	p = pHexLit

	refute_parses(p, "").x
		
	data = Array(" ", " " &amp; CR, "qasdf", " bar", "qb", "qba", "qbar", "qbarb",_
		"qbarba", "qbarbar", CR, CR &amp; "qbar", CR &amp; CR,_
		CR &amp; CR &amp; "bar",_
		"0", "1", "2", "3", "4", "5", "6", "7", "8", "9",_
		"a", "A", "b", "B", "c", "C", "d", "D", "e", "E", "f", "F",_
		"0x"_
	)
	refute_parses(p, data).x

	assert_parses(p, "0x0", 	 0, 4).x
	assert_parses(p, "0x1", 	 1, 4).x
	assert_parses(p, "0x2", 	 2, 4).x
	assert_parses(p, "0x3", 	 3, 4).x
	assert_parses(p, "0x4", 	 4, 4).x
	assert_parses(p, "0x5", 	 5, 4).x
	assert_parses(p, "0x6", 	 6, 4).x
	assert_parses(p, "0x7", 	 7, 4).x
	assert_parses(p, "0x8", 	 8, 4).x
	assert_parses(p, "0x9",		 9, 4).x

	assert_parses(p, "0xa",		10, 4).x
	assert_parses(p, "0xb",		11, 4).x
	assert_parses(p, "0xc", 	12, 4).x
	assert_parses(p, "0xd", 	13, 4).x
	assert_parses(p, "0xe", 	14, 4).x
	assert_parses(p, "0xf", 	15, 4).x
	assert_parses(p, "0xA", 	10, 4).x
	assert_parses(p, "0xB", 	11, 4).x
	assert_parses(p, "0xC", 	12, 4).x
	assert_parses(p, "0xD", 	13, 4).x
	assert_parses(p, "0xE", 	14, 4).x
	assert_parses(p, "0xF", 	15, 4).x

	assert_parses(p, "0xFF", 	readHex("FF"), 	5).x
	assert_parses(p, "0x123", 	readHex("123"), 6).x

	assert_parses(p, "0x0FF", 	readHex("FF"), 	6).x	' leading 0s don't matter
	assert_parses(p, "0x0123", 	readHex("123"), 7).x	' leading 0s don't matter

	assert_parses(p, "0x00FF", 	readHex("FF"), 	7).x	' leading 0s don't matter
	assert_parses(p, "0x00123", readHex("123"), 8).x	' leading 0s don't matter

	' 31 bit
	assert_parses(p, "0xCAFEBAB", readHex("CAFEBAB"), 	10).x
	assert_parses(p, "0xDEADBEE", readHex("DEADBEE"), 	10).x
	assert_parses(p, "0xCAFEBAB", readHex("cafebab"), 	10).x	' case doesn't matter
	assert_parses(p, "0xdEaDbEe", readHex("DeAdBeE"), 	10).x	' case doesn't matter

'	' 32 bit
'	assert_parses(p, "0xCAFEBABE", readHex("CAFEBABE"), 	11).x
'	assert_parses(p, "0xDEADBEEF", readHex("DEADBEEF"), 	11).x
'	assert_parses(p, "0xCAFEBABE", readHex("cafebabe"), 	11).x	' case doesn't matter
'	assert_parses(p, "0xdEaDbEeF", readHex("DeAdBeEf"), 	11).x	' case doesn't matter
End Function

</script:module>
</file>

<file path=Basic/Standard/M06_AST.xml><?xml version="1.0" encoding="utf-8"?>
<!DOCTYPE module  PUBLIC '-//OpenOffice.org//DTD OfficeDocument 1.0//EN'  'module.dtd'>
<script:module xmlns:script="http://openoffice.org/2000/script" script:name="M06_AST" script:language="StarBasic">REM  *****  BASIC  *****
Option Explicit

Const TASN_tyname = "TASN"
Type TASN ' "Abstract Syntax Node"
	tyname As String
	label As Variant
	value As Variant
	children As Object
End Type


Sub Main
	test_AST()
End Sub

Const dtReturnLabel = "(◄─)"	'	"◄┘"	'	
Const dtAnonConLabel = "(. . .)"
Const dtAnonAltLabel = "(..|..)"
Const typ_Parser_ASN = "Parser ASN"
Const typ_Parser_List_ASN = "Parser [ASN]"

' Function rather than Const so it can be accessed from spreadsheet
Function dtOpt_hideSkipped()   : dtOpt_hideSkipped   = 1 : End Function
Function dtOpt_doFoldlConcat() : dtOpt_doFoldlConcat = 2 : End Function
Function dtOpt_implicitMult()  : dtOpt_implicitMult  = 4 : End Function
Function dtOpt_promoteSingleTerminal()  : dtOpt_promoteSingleTerminal  = 8 : End Function


Function isASN(x As Variant) As Boolean
	isASN = (typeStr(x) = "Object/" &amp; TASN_tyname)
End Function

Function TASN_dot( _
	Optional fieldName As String, _
	Optional instance As Object _
)
	Static oFn As Object : If isNull(oFn) Then : oFn = Fn.TASN_dot : End If
	Dim result As Variant
	If isMissing(fieldName) Then
		result = oFn
	Else
		' TODO/dot-access: check if fieldName is valid, even before we get an instance
		If isMissing(instance) Then
			result = apply(oFn, fieldName)
		ElseIf isASN(instance) Then
			Select Case fieldName
				Case "label":	 result = instance.label
				Case "value":	 result = instance.value
				Case "children": result = instance.children
				Case Else
					croak("TASN_dot: no such field: " &amp; toString(fieldName))
			End Select
		Else
			croak("TASN_dot: ." &amp; fieldName &amp; " - not an ASN instance:" _
				&amp; NL &amp; toString(instance))
		End If
	End If
	TASN_dot = result
	Exit Function
End Function

Function mkASN( _
	Optional label, _
	Optional value, _
	Optional children As Object _
)
	Static oFn As Object : If isNull(oFn) Then : oFn = Fn.mkASN : End If
	Dim result As Variant
	If isMissing(label) Then
		result = oFn
	ElseIf isMissing(value) Then
		result = apply(oFn, label)
	ElseIf isMissing(children) Then
		result = apply(oFn, label, value)
	Else
		result = New TASN
		result.tyname = "TASN"
		result.label = label
		result.value = value
		If Not(typeStr(children) = typeStr(nil)) Then
			croak("mkASN: invalid list of children " &amp; toString(children))
		End If
		result.children = children
	End If
	mkAsn = result
End Function


Function asnLabel(Optional n As Object)
	asnLabel = _apply(Fn.TASN_dot, "label", n)
End Function

Function asnValue(Optional n As Object)
	asnValue = _apply(Fn.TASN_dot, "value", n)
End Function

Function asnChildren(n As Object)
	asnChildren = _apply(Fn.TASN_dot, "children", n)
End Function

Function asnIsLeaf(n As Object) As Boolean
	asnIsLeaf = isNil(asnChildren(n))
End Function

Function asnChildCount(n As Object) As Integer
	asnChildCount = length(asnChildren(n))
End Function

Function TASN_toString(Optional n As Object)
	Dim result As Variant
	If isMissing(n) Then
		result = Fn.TASN_toString
	Else
		result = _TASN_toString(n, "", "")
	End If
	TASN_toString = result
End Function

Function _TASN_toString( _
	n As Object, _
	ByVal prefixN As String, _
	ByVal prefixC As String _
) As String
	Dim result As String
	result = _TASN_toString_head(n)
	Dim k As Integer, i As Integer
	k = asnChildCount(n)
	If k &gt; 0 Then
		i = InStr(1, result, ":")
		If i = 0 Then : i = 1 : End If
		prefixC = prefixC &amp; Space(i)
		Dim child As Variant
		k = k - 1
		For i = 0 To k
			child = asnChild(n, i)
			If (i = k) Then ' last child
				result = result _
					   &amp; NL _
					   &amp; _TASN_toString( _
					   		child, _
							prefixC &amp; "└" , _
							prefixC &amp; " " _
						 )
			Else
				result = result _
					   &amp; NL _
					   &amp; _TASN_toString( _
					   		child, _
							prefixC &amp; "├" , _
							prefixC &amp; "│" _
						 )
			End If
		Next i
	End If
	result = prefixN &amp; "─" &amp; result
	_TASN_toString = result
End Function

Function _TASN_toString_head(n As Object) As String
	Dim result As String, lbl As Variant, val As Variant
	lbl = asnLabel(n)
	val = asnValue(n)
	If isEmpty(val) Then
		val = ""
	ElseIf isString(val) Then
		If (val = "") Then
			val = "ε"
		Else
			val = toString(val)
		End If
	Else
		val = toString(val)
	End If
	If isEmpty(lbl) Then
		If val = "" Then
			result = ":"
		Else
			result = val
		End If
	Else
		If Not(isString(lbl)) Then
			lbl = toString(lbl)
		End If
		If val = "" Then
			result = lbl
		Else
			result = lbl &amp; ":" &amp; val
		End If
	End If
	_TASN_toString_head = result
End Function


Function asnChild(n As Object, ByVal i As Integer)
	Dim result As Variant, cs As Object, len As Integer
	If (i &lt; 0) Then
		croak("asnChild: invalid child index " &amp; i)
	End If
	cs = asnChildren(n)
	len = length(cs)
	If (i &gt;= len) Then
		If len = 0 Then
			croak("asnChild: invalid child index " &amp; i &amp; " - has none")
		Else
			croak("asnChild: invalid child index " &amp; i &amp; " - has only " &amp; len)
		End If
	Else
		While i &gt; 0
			cs = cdr(cs)
			i = i - 1
		Wend
		result = car(cs)
	End If
	asnChild = result
End Function

Function mkDtReturn(Optional value As Variant)
	Dim oFn As Object : If isNull(oFn) Then
		oFn = swap(mkASN(dtReturnLabel), nil)
	End If
	If isMissing(value) Then
		mkDtReturn = oFn
	Else
		mkDtReturn = apply(oFn, value)
	End If
End Function

Function mkDtTerminal(Optional value As String)
	If isMissing(value) Then
		mkDtTerminal = Fn.mkDtTerminal
	Else
		mkDtTerminal = mkASN(Empty, value, nil)
	End If
End Function

Function mkDtCClass(Optional cclass As String, Optional value As String)
	If isMissing(cclass) Then
		mkDtCClass = Fn.mkDtCClass
	ElseIf isMissing(value) Then
		mkDtCClass = apply(Fn.mkDtCClass, cclass)
	Else
		mkDtCClass = mkASN(cclass, value, nil)
	End If
End Function
	
Function mkDtNonterminal( _
	Optional ruleName As String, _
	Optional children As Object _
)
	Dim result As Variant
	If isMissing(ruleName) Then
		result = Fn.mkDtNonterminal
	ElseIf isMissing(children) Then
		result = apply(Fn.mkDtNonterminal, ruleName)
	ElseIf isNil(children) Then
		croak("mkDtNonterminal: " _
			&amp; toString(ruleName) _
			&amp; " nil not valid as list of children")
	Else
		result = mkASN(ruleName, Empty, children)
	End If
	mkDtNonterminal = result
End Function

' Abstract Syntax Node representing an anonymous alternation
Function mkDtAnonAlt(Optional children As Object)
	Static oFn As Object : If isNull(oFn) Then
		oFn = mkASN(dtAnonAltLabel, Empty)
	End If
	Dim result As Variant
	If isMissing(children) Then
		result = oFn
	Else
		result = apply(oFn, children)
	End If
	mkDtAnonAlt = result
End Function

' Abstract Syntax Node representing an anonymous concatenation
Function mkDtAnonCon(Optional children As Object)
	Static oFn As Object : If isNull(oFn) Then 
		oFn = mkASN(dtAnonConLabel, Empty)
	End If
	Dim result As Variant
	If isMissing(children) Then
		result = oFn
	Else
		result = apply(oFn, children)
	End If
	mkDtAnonCon = result
End Function

Function mkDtMult( _
	Optional label As String, _
	Optional children As Object _
)
	Dim result As Variant
	If isMissing(label) Then
		result = Fn.mkDtMult
	ElseIf isMissing(children) Then
		result = apply(Fn.mkDtMult, label)
	Else
		'If isNil(children) Then
		'	result = mkASN(label, "", nil)
		'Else
			result = mkASN(label, Empty, children)
		'End If
	End If
	mkDtMult = result
End Function

Function mkDtSkip( _
	p As Object, _
	Optional children As Object _
)
	Dim out As Variant
	If isMissing(children) Then
		out = mkDtMult(dtMultLabel("/", p))
	Else
		out = mkDtMult(dtMultLabel("/", p), children)
	End If
	mkDtSkip = out
End Function

Function dtMultLabel(m As String, p As Object)
	Dim t As String
	If isPMany(p) Then
		dtMultLabel = dtMultLabel(m &amp; "°*", p.st0.st0)
		Exit Function
	ElseIf isPZeroOrOne(p) Then
		dtMultLabel = dtMultLabel(m &amp; "°?", p.st0.st0)
		Exit Function
	End If
	Select Case p.tp
		Case "item"	:	t = "." 
		Case "str":		t = toString(p.st(0))
		Case "choice":	t = dtAnonAltLabel
		Case "seq":		t = dtAnonConLabel
		Case "ind":		t = getPIndName(p)
		Case "skip":	
			dtMultLabel = dtMultLabel(m &amp; "°skip", p.st0)
			Exit Function
		Case "many1":	
			dtMultLabel = dtMultLabel(m &amp; "°+", p.st0)
			Exit Function
		Case "sat"
			If p.str &lt;&gt; "" Then
				t = "(" &amp; p.str &amp; ")"
			Else
				t = "(" &amp; TFn_toString(p.st0) &amp; ")"
			End If
		Case Else
			croak("dtMultLabel: cannot handle .tp=" _
				&amp; toString(p.tp) _
				&amp; NL &amp; "m: " &amp; toString(m) _
				&amp; NL &amp; "p: " &amp; toString(p) _
			)
	End Select
	dtMultLabel = "■(" &amp; m &amp; ")" &amp; t
End Function

Function match_mkDtTerminal(q)
	Dim result As Boolean
	result = False
	If q.tp = "bind" Then
		Dim f As Object
		f = q.st1
		If isBreturn(f) Then
			If arity(f) = 1 Then
				f = car(partialArgs(f)) ' partial args are backwards!
				If (getFnName(f) = getFnName(Fn.mkDtTerminal)) _
					And (arity(f) = 1) _
				Then
					result = True
				End If
			End If
		End If
	End If
	match_mkDtTerminal = result
End Function

Function toDerivationP(p As Object, options As Integer)
	Dim result As Object
	Dim seen As Object, q As Object
	seen = nil
	result = _toDerivationP(p, seen, options)
	While Not(isNil(seen))
		q = car(seen)
		q.st2 = False	' clear visited marker
		q.st3 = Empty	' clear ptr to with what it was replaced
		seen = cdr(seen)
	Wend
	toDerivationP = result
End Function

Function _wrapSkipWithDummyASN(p As Object)
	Dim result As Object
	If isPSkip(p) Then ' it'll return Empty on success
		' so when we still need an ASN, we wrap it with a dummy
		result = pBind(p, fstArg(pReturn( _
			mkDtSkip(p.st0, nil) _
		)))
		result.typ = typ_Parser_ASN
	Else
		result = p
	End If
	_wrapSkipWithDummyASN = result
End Function

Function _toDerivationP( _
	ByVal p As Object, _
	ByRef seen As Object, _
	ByVal options As Integer _
)
	Dim result As Object
	result = Nothing
	Dim f As Object, s As String, fName As String
	Dim q As Object, r As Object
	Dim qs As Object, rs As Object
	If isPMany(p) Then ' p is of shape (many1 q)?
		q = p.st0.st0
		s = dtMultLabel("*", q)
		f = mkDtMult(s)
		q = _toDerivationP(q, seen, options)
		If q.typ = typ_Parser_List_ASN Then
			q = pBind(q, compose(pReturn, mkDtAnonCon))
		End If
		result = pMany(q)
		If (options And dtOpt_implicitMult) &lt;&gt; 0 Then
			result.typ = typ_Parser_List_ASN
		Else
			result = pBind(result, compose(pReturn, f))
			result.typ = typ_Parser_ASN
		End If
	ElseIf isPZeroOrOne(p) Then
		q = p.st0
		q = _toDerivationP(q, seen, options)
		q = _wrapSkipWithDummyASN(q)
		If q.typ = typ_Parser_ASN Then
			q = pBind(q, compose(pReturn, swap(cons, nil)))
		ElseIf q.typ = typ_Parser_List_ASN Then
			q = pBind(q, compose(pReturn, _
				compose( _
					swap(cons, nil), _
					mkDtAnonCon _
				) _
			))
		Else
			croak("toDerivationP/zeroOrOne: q.typ = " _
				&amp; toString(q.typ) _
				&amp; NL &amp; toString(q) _
			)
		End If
		result = pZeroOrOne2(nil, q)
		If (options And dtOpt_implicitMult) &lt;&gt; 0 Then
			result.typ = typ_Parser_List_ASN
		Else
			s = dtMultLabel("?", p.st0)
			f = mkDtMult(s)
			result = pBind(result, compose(pReturn, f))
			result.typ = typ_Parser_ASN
		End If
	Else
		Select Case p.tp
			Case "many1"
				q = p.st0
				s = dtMultLabel("+", q)
				f = mkDtMult(s)
				q = _toDerivationP(q, seen, options)
				If q.typ = typ_Parser_List_ASN Then
					q = pBind(q, compose(pReturn, mkDtAnonCon))
				End If
				result = pMany1(q)
				If (options And dtOpt_implicitMult) &lt;&gt; 0 Then
					result.typ = typ_Parser_List_ASN
				Else
					result = pBind(result, compose(pReturn, f))
					result.typ = typ_Parser_ASN
				End If
			Case "return"
				result = pReturn(mkDtReturn(p.st0))
				result.typ = typ_Parser_ASN
			Case "item"
				f = mkDtCClass("(.)")
				result = pBind(p, compose(pReturn, f))
				'result = pSeq(Array(p),f)
				result.typ = typ_Parser_ASN
			Case "str"
				f = mkDtTerminal
				result = pBind(p, compose(pReturn, f))
				'result = pSeq(Array(p), f)
				result.typ = typ_Parser_ASN
			Case "bind" ' only certain variants supported here
				f = p.st1
				If isBreturn(f) Then
					f = car(partialArgs(f))	' get out B's 2nd arg (they're in reverse!)
					q = p.st0
					result = _toDerivationP(pSeq(Array(p.st0), f), seen, options)
				ElseIf isKreturn(f) Then
					q = car(partialArgs(f)) ' peel off the K
					result = _toDerivationP( _
						pSeq(Array( _
							pSkip(p.st0), _
							q _
						), id), _
					seen, options)
				End If
			Case "skip"
				If (options And dtOpt_hideSkipped) Then
					result = p ' so when applying p it'll return Empty
				Else
					q = p.st0
					f = mkDtSkip(q)
					q = _toDerivationP(p.st0, seen, options)
					If q.typ = typ_Parser_ASN Then
						f = compose(f, swap(cons, nil))
					End If
					q = pBind(q, compose(pReturn, f))
					q.typ = typ_Parser_ASN
					result = q
				End If
			Case "sat"
				If p.str &lt;&gt; "" Then
					f = mkDtCClass("(" &amp; p.str &amp; ")"
				Else
					f = mkDtCClass("(.):" &amp; TFn_toString(p.st0))
				End If
				result = pBind(p, compose(pReturn, f))
				'result = pSeq(Array(p), f)
				result.typ = typ_Parser_ASN
			Case "choice"
				q = _toDerivationP(p.st0, seen, options)
				r = _toDerivationP(p.st1, seen, options)
				If q.typ &lt;&gt; r.typ Then
					If q.typ = typ_Parser_ASN Then
						q = pBind(q, compose(pReturn, swap(cons, nil)))
					Else
						r = pBind(r, compose(pReturn, swap(cons, nil)))
					End If
				End If
				result = pChoice(q, r)
				result.typ = q.typ
			Case "seq" ' only simple sequences supported here
				'result = Empty
				qs = toList(p.st(0))
				rs = nil
				f = p.st(1)
				fName = getFnName(f)
				If (fName = getFnName(Fn.id)) Then
					While Not(isNil(qs))
						q = car(qs)
						q = _toDerivationP(q, seen, options)
						If q.typ = typ_Parser_List_ASN Then
							q = pBind(q, compose(pReturn, _
								mkDtAnonCon))
						End If
						rs = cons(q, rs)
						qs = cdr(qs)
					Wend
					result = pSeqL( _
						toArray(reverse(rs)), _
						id _
					)
					result.typ = typ_Parser_List_ASN
				ElseIf fName = getFnName(Fn.applyToList) Then
					f = car(partialArgs(f))
					fName = getFnName(f)
					If fName = getFnName(Fn.id) Then
						If (options And dtOpt_hideSkipped) Then
							Dim tmpTyp As Variant
							While Not(isNil(qs))
								q = car(qs)
								q = _toDerivationP(q, seen, options)
								If Not(isPSkip(q)) Then
									tmpTyp = q.typ
								End If
								rs = cons(q, rs)
								qs = cdr(qs)
							Wend
							result = pSeq( _
								toArray(reverse(rs)), _
								id _
							)
							result.typ = tmpTyp
						Else
							result = _toDerivationP( _
								pSeqL(p.st(0), id), _
								seen, options)
						End If
					ElseIf fName = getFnName(Fn.cons) Then
						' For this to take effect in the derivation tree
						' we must end up with an ASN and a [ASN], and
						' nothing else as arguments for cons.
						' So, if there are skips amongst the inner parsers
						' they must be hidden (dtOpt_hideSkipped).
						' Similarly, if there are multiplicity ops then these
						' must not be made explicit (dtOpt_implicitMult).
						' However, we do not test those options here.
						' Rather we look at the .typ s of the transformed
						' inner parsers.
						Dim intendedInTyps As Object
						Dim intendedOutTyp As String
						Dim actualInTyps As Object
						' ATTENTION: actualTyps will be backwards!
						intendedInTyps = List( _
							typ_Parser_List_ASN, _
							typ_Parser_ASN _
						)
						intendedOutTyp = typ_Parser_List_ASN
						actualInTyps = nil
						While Not(isNil(qs))
							q = car(qs)
							q = _toDerivationP(q, seen, options)
							If Not(isPSkip(q)) Then
								actualInTyps = cons(q.typ, actualInTyps)
							End If
							rs = cons(q, rs)
							qs = cdr(qs)
						Wend
						' ATTENTION: typs is backwards
						If equ(actualInTyps, intendedInTyps) Then
							result = pSeq(toArray(reverse(rs)), cons)
							result.typ = intendedOutTyp
						Else
							' Otherwise just treat it as a list
							' and return that
							'msgbox("pSeq(..., " &amp; fName &amp; "): " _
							'	&amp; toString(actualTyps) _
							'	&amp; NL &amp; toString(p))
							result = _toDerivationP( _
								pSeqL(p.st(0), id), _
								seen, options)
						End If
					ElseIf (fName = getFnName(Fn.foldl)) Or (fName = getFnName(Fn.foldl1)) Then
						f = car(partialArgs(f))
						fName = getFnName(f)
						If fName = getFnName(Fn.concat) Then
							If (options And dtOpt_doFoldlConcat) Then
								' let it do its thing and package up
								' the result under a Terminal ASN
								result = pBind(p, compose(pReturn, _
									mkDtTerminal))
								result.typ = typ_Parser_ASN
							Else
								' ignore the foldl concat and show
								' results as a list:
								result = _toDerivationP( _
									pSeq(p.st(0), cons), seen, options)
							End If
						End If
					ElseIf fName = getFnName(Fn.concat) Then
						If (options And dtOpt_doFoldlConcat) Then
							' let it do its thing and package up
							' the result under a Terminal ASN
							result = pBind(p, compose(pReturn, _
								mkDtTerminal))
							result.typ = typ_Parser_ASN
						Else
							' ignore the concat and show
							' results as a list:
							result = _toDerivationP( _
								pSeqL(p.st(0), id), seen, options)
						End If
					End If		
				End If
			Case "ind"
				If p.st2 Then ' seen before
					If isEmpty(p.st3) Then
						croak("toDerivationP: replace " &amp; p.st1 &amp; "???")
					End If
					result = p.st3
				ElseIf isNull(p.st0) Then
					croak("toDerivationP/NYI: uninitialized indirection " &amp; p.st1)
				Else
					p.st2 = True ' set the "visited"-mark
					seen = cons(p, seen)
					s = getPIndName(p)
					p.st3 = pInd(s)
					q = _toDerivationP(p.st0, seen, options)
					q = _wrapSkipWithDummyASN(q)
					
					If (options And dtOpt_promoteSingleTerminal) _
						And (q.typ = typ_Parser_ASN) _
					Then ' TODO: do the work at transformation time rather than parse time
						If False Then
							If q.tp = "bind" Then
								f = q.st1
								show("@" &amp; s &amp; "/bind :: " &amp; q.typ, f)
							ElseIf q.tp = "seq" Then
								show("@" &amp; s &amp; "/seq :: " &amp; q.typ &amp; " / (return) " &amp; toString(q.st(1)), q)
							Else
								show("@" &amp; s &amp; "/" &amp; q.tp &amp; " :: " &amp; q.typ &amp; " (?)", q)
							End If
						End If
						
						f = swap(mkASN(s), nil)
						f = ite(compose(Fn.isEmpty, asnLabel), _
								compose(f, asnValue), _
								compose(mkDtNonterminal(s), swap(cons, nil)) _
							)
						q = pBind(q, compose(pReturn, f))
					Else
						f = mkDtNonterminal(s)
						If q.typ = typ_Parser_ASN Then
							f = compose(f, swap(cons, nil))
						End If
						On local error goto fuck
						q = pBind(q, compose(pReturn, f))
					End If
					result = fixIndirection(p.st3, q)
					result.typ = typ_Parser_ASN
				End If
			Case Else
				result = Nothing
		End Select
	End If
	If isNull(result) Then
		croak("toDerivationP: cannot handle .tp=" _
			&amp; toString(p.tp) _
			&amp; NL &amp; NL &amp; toString(p) _
		)
	End If
	_toDerivationP = result
	Exit Function
fuck:
	show("fuck " &amp; Err$, f)
	show("fuck " &amp; Err$, q)
End Function

'= tests ======================================================================

Function test_AST()
	test_AST_toDerivationP_typ(0)
	test_AST_toDerivationP_typ(dtOpt_hideSkipped)
	
	test_AST_toDerivationP_return()
	
	'test_AST_match_mkDtTerminal()
		
	test_AST_toDerivationP_skip(0)
	test_AST_toDerivationP_skip(dtOpt_hideSkipped)

	test_AST_mkASN()
	test_AST_TASN_toString()
	
	test_AST_toDerivationP_simple(0)
	test_AST_toDerivationP_simple(dtOpt_hideSkipped)

	test_AST_toDerivationP_mult(0)
	test_AST_toDerivationP_mult(dtOpt_hideSkipped)

	test_AST_toDerivationP_skip(0)
	test_AST_toDerivationP_skip(dtOpt_hideSkipped)
	

End Function 


Function test_AST_mkASN()
	Dim f As Object
	f = Fn.mkASN
	assertEqual(isFn(f), True).x
	assertEqual(arity(f), 3).x

	f = mkASN
	assertEqual(isFn(f), True).x
	assertEqual(arity(f), 3).x

	f = mkASN("foo")
	assertEqual(isFn(f), True).x
	assertEqual(arity(f), 2).x

	f = mkASN("foo", "bar")
	assertEqual(isFn(f), True).x
	assertEqual(arity(f), 1).x
	
	Dim n0 As Object
	n0 = mkASN("foo", "bar", nil)
	
	assertEqual(typeStr(n0), "Object/TASN").x
	assertEqual(length(asnChildren(n0)), 0).x
	assertEqual(asnChildCount(n0), 0).x
	assertEqual(asnIsLeaf(n0), True).x
	assertEqual(toString(n0), "─foo:'bar'").x

	Dim n1 As Object
	n1 = mkASN(Empty, "bar", nil)
	assertEqual(asnChildCount(n1), 0).x
	assertEqual(asnIsLeaf(n1), True).x
	assertEqual(toString(n1), "─'bar'").x

	Dim n2 As Object
	n2 = mkASN("foo", Empty, nil)
	assertEqual(asnChildCount(n2), 0).x
	assertEqual(asnIsLeaf(n2), True).x
	assertEqual(toString(n2), "─foo").x

	Dim n3 As Object
	n3 = mkASN(Empty, Empty, nil)
	assertEqual(asnChildCount(n3), 0).x
	assertEqual(asnIsLeaf(n3), True).x
	assertEqual(toString(n3), "─:").x

	Dim n4 As Object, c0 As Object
	n4 = mkASN("S", Empty, List(n1))
	assertEqual(asnChildCount(n4), 1).x
	assertEqual(asnIsLeaf(n4), False).x
	c0 = asnChild(n4, 0)
	assertEqual(asnLabel(c0), asnLabel(n1)).x
	assertEqual(asnValue(c0), asnValue(n1)).x
	assertEqual(asnChildCount(c0), asnChildCount(n1)).x
	
	'assertEqual(toString(n4), ":").x
	
	Dim s As String
	n0 = mkDtTerminal("A")
	n0 = mkDtNonterminal("I", List(n0))
	n0 = mkDtNonterminal("F", List(n0))
	n0 = mkDtNonterminal("T", List(n0))
	
	n1 = mkDtTerminal("+")
	
	n2 = mkDtTerminal("B")
	n2 = mkDtNonterminal("I", List(n2))
	n2 = mkDtNonterminal("F", List(n2))
	
	n3 = mkDtTerminal("*")
	
	n4 = mkDtTerminal("C")
	n4 = mkDtNonterminal("I", List(n4))
	n4 = mkDtNonterminal("F", List(n4))
	n4 = mkDtNonterminal("T", List(n4))
	
	n4 = mkDtNonterminal("T", List(n2, n3, n4))
	n4 = mkDtNonterminal("S", List(n4))

	n4 = mkDtNonterminal("S", List(n0, n1, n4))
	
	s = toString(n4)
	test_AST_mkASN = s
End Function

Function test_AST_TASN_toString()
	Dim n As Object
	n = mkASN(Empty, Empty, nil)
	assertEqual(TASN_toString(n), "─:").x
	
	n = mkASN(Empty, "x", nil)
	assertEqual(TASN_toString(n), "─'x'").x
	n =mkASN(Empty, "", nil)
	assertEqual(TASN_toString(n), "─ε").x
	n = mkASN(Empty, "foobar", nil)
	assertEqual(TASN_toString(n), "─'foobar'").x

	n = mkASN("S", Empty, nil)
	assertEqual(TASN_toString(n), "─S").x
	n = mkASN("Foo", Empty, nil)
	assertEqual(TASN_toString(n), "─Foo").x

	n = mkASN("*", "", nil)
	assertEqual(TASN_toString(n), "─*:ε").x
	n = mkASN("+", "", nil)
	assertEqual(TASN_toString(n), "─+:ε").x
	n = mkASN("?", "", nil)
	assertEqual(TASN_toString(n), "─?:ε").x

	n = mkASN("*", "W", nil)
	assertEqual(TASN_toString(n), "─*:'W'").x
	n = mkASN("+", "W", nil)
	assertEqual(TASN_toString(n), "─+:'W'").x
	n = mkASN("?", "W", nil)
	assertEqual(TASN_toString(n), "─?:'W'").x
	
	n = mkASN("W*", Empty, nil)
	assertEqual(TASN_toString(n), "─W*").x
	n = mkASN("W+", Empty, nil)
	assertEqual(TASN_toString(n), "─W+").x
	n = mkASN("W?", Empty, nil)
	assertEqual(TASN_toString(n), "─W?").x
End Function

Function test_AST_toDerivationP_typ(opts As Integer)
	Dim p As Object, q As Object, x As Variant
	Dim hideSkipped As Boolean
	hideSkipped = (opts And dtOpt_hideSkipped)
	
	p = pReturn("foo")
	q = toDerivationP(p, opts)
	assertEqual(q.typ, typ_Parser_ASN).x
	
	p = pItem
	q = toDerivationP(p, opts)
	assertEqual(q.typ, typ_Parser_ASN).x
	
	p = pStr("x")
	q = toDerivationP(p, opts)
	assertEqual(q.typ, typ_Parser_ASN).x
	
	p = pSat(equ("x"))
	q = toDerivationP(p, opts)
	assertEqual(q.typ, typ_Parser_ASN).x
	
	p = pSkip(pItem)
	q = toDerivationP(p, opts)
	'show(q)
	assertEqual(q.typ, IIf(hideSkipped, "", typ_Parser_ASN)).x
	
	p = pSkip(pStr("x"))
	q = toDerivationP(p, opts)
	assertEqual(q.typ, IIf(hideSkipped, "", typ_Parser_ASN)).x
End Function

Function test_AST_toDerivationP_return()
	Dim p As Object, q As Object, x As Variant
	
	p = pReturn("foo")
	q = toDerivationP(p, 0)
	x = mkDtReturn("foo")
	assert_parses(q, "", x, 1).x
	
	p = pSeqL(Array( _
			pReturn("foo"), _
			pReturn("bar") _
		), id)
	q = toDerivationP(p, 0)
	x = List(mkDtReturn("foo"), mkDtReturn("bar"))
	assert_parses(q, "", x, 1).x

	' r &gt;&gt;= K x   is  like having a skip on r
	p = pBind(pStr("foo"), fstArg(pReturn("bar")))
	q = toDerivationP(p, 0)
	x = List( _
		mkDtSkip(pStr("foo"), List(mkDtTerminal("foo"))), _
		mkDtReturn("bar") _
	)
	assert_parses(q, "foo", x, 4).x
	q = toDerivationP(p, dtOpt_hideSkipped)
	x = mkDtReturn("bar")
	assert_parses(q, "foo", x, 4).x
End Function

Function test_AST_toDerivationP_simple(opts As Integer)
	Dim p As Object, q As Object, x As Object

	' ------------------------
	' pItem under toDerivationP

	p = pItem
	q = toDerivationP(p, opts)
	refute_parses(q, "").x
	x = mkDtCClass("(.)", "a")
	assert_parses(q, "a", x, 2).x
	x = mkDtCClass("(.)", "b")
	assert_parses(q, "bca", x, 2).x
	x = mkDtCClass("(.)", "c")
	assert_parses(q, "cabc", x, 2).x
	x = mkDtCClass("(.)", " ")
	assert_parses(q, " xyzabc", x, 2).x
	
	' ------------------------
	' pStr under toDerivationP

	p = pStr("z")
	q = toDerivationP(p, opts)
	refute_parses(q, Array("", "cba", "x", "y")).x
	x = mkDtTerminal("z")
	assert_parses(q, "z", x, 2).x
	' really reads only as many chars as pStr does:
	assert_parses(q, "zz", x, 2).x
	assert_parses(q, "zy", x, 2).x

	p = pStr("abc")
	q = toDerivationP(p, opts)
	refute_parses(q, Array("", "y", "cba")).x
	x = mkDtTerminal("abc")
	assert_parses(q, "abc", x, 4).x
	' really reads only as many chars as pStr does:
	assert_parses(q, "abcabc", x, 4).x
	assert_parses(q, "abcxyz", x, 4).x
	
	' ------------------------
	' pSat under toDerivationP

	p = pSat(equ("z"))
	p.str = "[z]"
	q = toDerivationP(p, opts)
	x = mkDtCClass("([z])", "z")
	refute_parses(q, Array("", "x", "xy", "xyz")).x
	assert_parses(q, "z", x, 2).x
	assert_parses(q, "zy", x, 2).x
	assert_parses(q, "zyz", x, 2).x
	assert_parses(q, "zzy", x, 2).x

	' ---------------------------
	' pChoice under toDerivationP

	p = pChoice(pStr("0"), pStr("1"))
	q = toDerivationP(p, opts)
	refute_parses(q, Array("", "y", "cba")).x
	x = mkDtTerminal("0")
	assert_parses(q, "0", x, 2).x
	x = mkDtTerminal("1")
	assert_parses(q, "1", x, 2).x

	' -------------------------
	' pSeqL under toDerivationP

	p = pSeqL(Array(pItem), id)
	q = toDerivationP(p, opts)
	refute_parses(q, "").x
	x = List(mkDtCClass("(.)", "x"))
	assert_parses(q, "x", x, 2).x
	assert_parses(q, "x1", x, 2).x
	x = List(mkDtCClass("(.)", "y"))
	assert_parses(q, "y1abc", x, 2).x

	p = pSeqL(Array(pItem, pStr("1")), id)
	q = toDerivationP(p, opts)
	refute_parses(q, "", "x0", " a").x
	x = List(mkDtCClass("(.)", "x"), mkDtTerminal("1"))
	assert_parses(q, "x1", x, 3).x
	x = List(mkDtCClass("(.)", "y"), mkDtTerminal("1"))
	assert_parses(q, "y1abc", x, 3).x

	p = pSeqL(Array(pStr("0"), pItem, pStr("1")), id)
	q = toDerivationP(p, opts)
	refute_parses(q, "", "0", "0a", "xa1").x
	x = List(mkDtTerminal("0"), mkDtCClass("(.)", "a"), mkDtTerminal("1"))
	assert_parses(q, "0a1", x, 4).x
	x = List(mkDtTerminal("0"), mkDtCClass("(.)", "b"), mkDtTerminal("1"))
	assert_parses(q, "0b1xyz", x, 4).x
	
	' ------------------------
	' pInd under toDerivationP

	p = pInd("Foo")
	p = fixIndirection(p, pItem)
	q = toDerivationP(p, opts)
	refute_parses(q, "").x
	x = mkDtNonterminal(getPIndName(p), List(mkDtCClass("(.)", "a")))
	assert_parses(q, "a", x, 2).x
	x = mkDtNonterminal(getPIndName(p), List(mkDtCClass("(.)", "b")))
	assert_parses(q, "b", x, 2).x
	assert_parses(q, "bb", x, 2).x
	assert_parses(q, "bc", x, 2).x
		
	p = pInd("Bar")
	p = fixIndirection(p, pSeqL(Array(pItem, pStr("1")), id)
	q = toDerivationP(p, opts)
	'msgbox(toString(p) &amp; CR &amp; CR &amp; toString(q))
	refute_parses(q, "", "a", "aa", "a0", "b", "b1").x
	x = mkDtNonterminal(getPIndName(p), List( _
			mkDtCClass("(.)", "a"), mkDtTerminal("1") _
		))
	'msgbox(toString(x))
	assert_parses(q, "a1", x, 3).x
	assert_parses(q, "a1b", x, 3).x
End Function

Function test_AST_toDerivationP_mult(opts As Integer)
	Dim p As Object, q As Object, r As Variant, x As Object

	Dim termEps As Object, termY As Object, termZ As Object, termZY As Object
	termEps = mkDtTerminal("")
	termY   = mkDtTerminal("y")
	termZ   = mkDtTerminal("z")
	termZY	= mkDtTerminal("zy")

	' ------------------------------
	' pZeroOrOne under toDerivationP

	' -- pZeroOrOne(pItem)
	
	p = pItem
	q = toDerivationP(pZeroOrOne(p), opts)
	x = mkDtMult(dtMultLabel("?", p), nil)
	assert_parses(q, "", x, 1).x
	x = mkDtMult(dtMultLabel("?", p), List(mkDtCClass("(.)", "z")))
	assert_parses(q, "z", x, 2).x
	assert_parses(q, "zy", x, 2).x	' reads at most one

	' -- pZeroOrOne(pStr)
	
	p = pStr("z")
	q = toDerivationP(pZeroOrOne(p), opts)
	x = mkDtMult(dtMultLabel("?", p), nil)
	assert_parses(q, "", x, 1).x
	assert_parses(q, "y", x, 1).x
	assert_parses(q, "yz", x, 1).x
	x = mkDtMult(dtMultLabel("?", p), List(termZ))
	assert_parses(q, "z", x, 2).x
	assert_parses(q, "zz", x, 2).x	' reads at most one
	assert_parses(q, "zy", x, 2).x


	' -- pZeroOrOne(pSeqL(..., id))
	
	p = pSeqL(Array(pStr("z"), pStr("y")), id)
	q = toDerivationP(pZeroOrOne(p), opts)
	x = mkDtMult(dtMultLabel("?", p), nil)
	assert_parses(q, "", x, 1).x
	assert_parses(q, "abc", x, 1).x
	x = mkDtMult(dtMultLabel("?", p), List( _
		mkDtAnonCon(List(termZ, termY)) _
	))
	assert_parses(q, "zy", x, 3).x
	assert_parses(q, "zyz", x, 3).x
	assert_parses(q, "zyzz", x, 3).x
	assert_parses(q, "zyzy", x, 3).x	' reads at most one
	assert_parses(q, "zyzyz", x, 3).x
	assert_parses(q, "zyzyzz", x, 3).x
		

	' -------------------------
	' pMany under toDerivationP

	' -- pMany(pStr(...))

	p = pStr("z")
	q = toDerivationP(pMany(p), opts)
	x = mkDtMult(dtMultLabel("*", p), nil)
	assert_parses(q, "", x, 1).x
	assert_parses(q, "x", x, 1).x
	assert_parses(q, "xy", x, 1).x
	assert_parses(q, "xyz", x, 1).x

	x = mkDtMult(dtMultLabel("*", p), List(termZ))
	assert_parses(q, "z", x, 2).x
	assert_parses(q, "zx", x, 2).x

	x = mkDtMult(dtMultLabel("*", p), List(termZ, termZ))
	assert_parses(q, "zz", x, 3).x
	assert_parses(q, "zza", x, 3).x

	p = pStr("zy")
	q = toDerivationP(pMany(p), opts)
	x = mkDtMult(dtMultLabel("*", p), nil)
	assert_parses(q, "", x, 1).x
	assert_parses(q, "x", x, 1).x
	assert_parses(q, "xy", x, 1).x
	assert_parses(q, "z", x, 1).x
	assert_parses(q, "xzy", x, 1).x
	
	x = mkDtMult(dtMultLabel("*", p), List(termZY))
	assert_parses(q, "zy", x, 3).x
	assert_parses(q, "zyX", x, 3).x
	assert_parses(q, "zyXzy", x, 3).x
	
	x = mkDtMult(dtMultLabel("*", p), List(termZY, termZY))
	assert_parses(q, "zyzy", x, 5).x
	assert_parses(q, "zyzyX", x, 5).x
	
	x = mkDtMult(dtMultLabel("*", p), List(termZY, termZY, termZY))
	assert_parses(q, "zyzyzy", x, 7).x
	assert_parses(q, "zyzyzyX", x, 7).x

	' -- pMany(pSeqL(..., id))
	
	p = pSeqL(Array(pStr("z"), pStr("y")), id)
	q = toDerivationP(pMany(p), opts)
	x = mkDtMult(dtMultLabel("*", p), nil)
	assert_parses(q, "", x, 1).x
	assert_parses(q, "abc", x, 1).x
	x = mkDtMult(dtMultLabel("*", p), List( _
		mkDtAnonCon(List(termZ, termY)) _
	))
	assert_parses(q, "zy", x, 3).x
	assert_parses(q, "zyz", x, 3).x
	assert_parses(q, "zyzz", x, 3).x
	x = mkDtMult(dtMultLabel("*", p), List( _
		mkDtAnonCon(List(termZ, termY)), _
		mkDtAnonCon(List(termZ, termY)) _
	))
	assert_parses(q, "zyzy", x, 5).x
	assert_parses(q, "zyzyz", x, 5).x
	assert_parses(q, "zyzyzz", x, 5).x
			

	' --------------------------
	' pMany1 under toDerivationP

	' -------------------------
	' pMany1(pSat) under toDerivationP

	p = pSat(compose(inRange(Asc("y"), Asc("z")), Fn.Asc))
	p.str = "[y-z]"
	q = toDerivationP(pMany1(p), opts)
	x = mkDtMult(dtMultLabel("+", p), List( _
		mkDtCClass("([y-z])", "z") _
	))
	refute_parses(q, Array("", "x", "xy", "xyz")).x
	assert_parses(q, "z", x, 2).x
	assert_parses(q, "zx", x, 2).x
	assert_parses(q, "zxz", x, 2).x
	x = mkDtMult(dtMultLabel("+", p), List( _
		mkDtCClass("([y-z])", "y"), _
		mkDtCClass("([y-z])", "z") _
	))
	assert_parses(q, "yz", x, 3).x
	assert_parses(q, "yzx", x, 3).x
	assert_parses(q, "yzxz", x, 3).x
	
	
	' -- pMany1(pSeqL(..., id))
	
	p = pSeqL(Array(pStr("z"), pStr("y")), id)
	q = toDerivationP(pMany1(p), opts)
	refute_parses(q, "", x, 1).x
	refute_parses(q, "abc", x, 1).x
	x = mkDtMult(dtMultLabel("+", p), List( _
		mkDtAnonCon(List(termZ, termY)) _
	))
	assert_parses(q, "zy", x, 3).x
	assert_parses(q, "zyz", x, 3).x
	assert_parses(q, "zyzz", x, 3).x
	x = mkDtMult(dtMultLabel("+", p), List( _
		mkDtAnonCon(List(termZ, termY)), _
		mkDtAnonCon(List(termZ, termY)) _
	))
	assert_parses(q, "zyzy", x, 5).x
	assert_parses(q, "zyzyz", x, 5).x
	assert_parses(q, "zyzyzz", x, 5).x

	' -- pMany1(pSeqL(pStr, id))
	
	p = pStr("z")
	p = pSeqL(Array(p), id)
	r = pMany1(p)
	q = toDerivationP(r, opts)
	refute_parses(r, "").x
	refute_parses(q, "").x
	x = mkDtMult(dtMultLabel("+", p), List( _
		mkDtAnonCon(List(termZ)) _
	))
	assert_parses(r, "z",  List(List("z")), 2).x
	assert_parses(r, "zy", List(List("z")), 2).x
	assert_parses(q, "z",  x, 2).x
	assert_parses(q, "zy", x, 2).x
	x = mkDtMult(dtMultLabel("+", p), List( _
		mkDtAnonCon(List(termZ)), _
		mkDtAnonCon(List(termZ)) _
	))
	assert_parses(r, "zz",  List(List("z"), List("z")), 3).x
	assert_parses(r, "zzy", List(List("z"), List("z")), 3).x
	assert_parses(q, "zz",  x, 3).x
	assert_parses(q, "zzy", x, 3).x
End Function

Function test_AST_toDerivationP_skip(opts As Integer)
	Dim p As Object, q As Object, x As Variant
	Dim hideSkipped As Boolean
	hideSkipped = ((opts And dtOpt_hideSkipped) &lt;&gt; 0)
	
	Dim termEps As Object, termY As Object, termZ As Object, termZY As Object
	termEps = mkDtTerminal("")
	termY   = mkDtTerminal("y")
	termZ   = mkDtTerminal("z")
	termZY	= mkDtTerminal("zy")

	' -- pSkip(pItem)
	
	p = pItem
	q = toDerivationP(pSkip(p), opts)
	refute_parses(q, "").x
	If hideSkipped Then
		x = Empty
	Else
		x = mkDtSkip(p, List(mkDtCClass("(.)", "y")))
	End If
	assert_parses(q, "y", x, 2).x
	assert_parses(q, "yz", x, 2).x

	' -- pInd(pSkip(...))
	
	p = fixIndirection(pInd("P"), pSkip(pItem))
	q = toDerivationP(p, opts)
	refute_parses(q, "").x
	If hideSkipped Then
		' even with hideSkipped it'll show up because it's under pInd
		x = mkDtNonterminal("P", List(mkDtSkip(pItem, _
				nil _
			)))
	Else
		x = mkDtNonterminal("P", List(mkDtSkip(pItem, _
				List(mkDtCClass("(.)", "y")) _
			)))
	End If
	'TODO: handle empty pSeq/pSeqL (ie maybe all innerParsers are skip)
	assert_parses(q, "y", x, 2).x
	assert_parses(q, "yz", x, 2).x

	' -- pZeroOrOne(pSkip(...))
	
	p = pSkip(pItem)
	q = toDerivationP(pZeroOrOne(p), opts)
	x = mkDtMult(dtMultLabel("?", p), nil)
	assert_parses(q, "", x, 1).x
	If hideSkipped Then
		' even with hideSkipped it'll show up because it's under pZeroOrOne
		x = mkDtMult(dtMultLabel("?", p), List(mkDtSkip(p.st0, _
				nil _
			)))
	Else
		x = mkDtMult(dtMultLabel("?", p), List(mkDtSkip(p.st0, _
				List(mkDtCClass("(.)", "y")) _
			)))
	End If		
	assert_parses(q, "y", x, 2).x
	assert_parses(q, "yz", x, 2).x

	If Not(hideSkipped) Then
		x = mkDtMult(dtMultLabel("?", p), List(mkDtSkip(p.st0, _
				List(mkDtCClass("(.)", "z")) _
			)))
	End If		
	assert_parses(q, "z", x, 2).x
	assert_parses(q, "zz", x, 2).x	' reads at most one
	assert_parses(q, "zy", x, 2).x

	' -- pSeq(pSkip, ..., id)
	
	p = pSeq(Array(pSkip(pStr(" ")), pStr("z")), id)
	refute_parses(p, Array("", "z", " ", "zz", "  ")).x
	assert_parses(p, " z",  "z", 3).x
	assert_parses(p, " z ", "z", 3).x
	assert_parses(p, " zz", "z", 3).x
	q = toDerivationP(p, opts)
	If hideSkipped Then
		x = mkDtTerminal("z")
	Else
		x = List( _
			mkDtSkip(pStr(" "), List(mkDtTerminal(" "))), _
			mkDtTerminal("z") _
		)
	End If
	refute_parses(q, Array("", "z", " ", "zz", "  ")).x
	assert_parses(q, " z",  x, 3).x
	assert_parses(q, " z ", x, 3).x
	assert_parses(q, " zz", x, 3).x
End Function


Function test_AST_match_mkDtTerminal()
	Dim p As Object, q As Object
	
	p = pStr("x")
	q = toDerivationP(p, 0)
	assertEqual(match_mkDtTerminal(q), True).x
	
	p = pItem	' really?
	q = toDerivationP(p, 0)
		assertEqual(match_mkDtTerminal(q), False).x

	p = pSeq(Array(pStr("x")), id)
	q = toDerivationP(p, dtOpt_hideSkipped)
	msgBox(toString(q) &amp; NL &amp; ":: " &amp; q.typ)
	MsgBox(parserStats)
	assertEqual(match_mkDtTerminal(q), True).x
End Function


</script:module>
</file>

<file path=Basic/Standard/M07_PrsLogic.xml><?xml version="1.0" encoding="utf-8"?>
<!DOCTYPE module  PUBLIC '-//OpenOffice.org//DTD OfficeDocument 1.0//EN'  'module.dtd'>
<script:module xmlns:script="http://openoffice.org/2000/script" script:name="M07_PrsLogic" script:language="StarBasic">REM  *****  BASIC  *****
Option Explicit


Sub Main
	test_PrsLogic()
End Sub

Function mkConst(value As Boolean)
	mkConst = mkASN("C", value, nil)
End Function

Function mkVar(varName As String)
	mkVar = mkASN("I", varName, nil)
End Function

Function mkUnaryOp(opName As String, child As Object)
	Dim result As Object
	result = mkASN("op1", opName, cons(child, nil))
	mkUnaryOp = result
End Function

Function mkBinaryOp(opName As String, left As Object, right As Object)
  Dim result As Object
  result = mkASN("op2", opName, cons(left, cons(right, nil))
  
  mkBinaryOp = result
End Function

'    R ::= T X* U
'~&gt;  R ::= T Y
'    Y ::= U | X Y

Function pLogic_dt()
	Static result As Object
	If isNull(result) Then
		Dim pW As Object, pN As Object, pI As Object, pC As Object
		Dim pF As Object, pT As Object, pS As Object
		pS = pInd("S")
		pT = pInd("T")
		pF = pInd("F")
		pW = fixIndirection(pInd("W"), _
			pChoice(pStr(" "), pStr(TAB)) _
		)
		pC = fixIndirection(pInd("C"), _
			pChoice(pStr("0"), pStr("1")) _
		)
		pI = fixIndirection(pInd("I"), _
			 pMany1(pChoice( _
				pRange("A", "Z"), _
				pRange("a", "z") _
			)) _
		)
		pN = fixIndirection(pInd("N"), pSeqL(Array( _
				pStr("!"), _
				pMany(pW), _
				pF _
			), id _
		))
		pF = fixIndirection(pF, foldl1(pChoice, List( _
			pC, _
			pI, _
			pN, _
			pSeqL(Array( _
				pStr("("), _
				pS, _
				pStr(")") _
			), id) _
		)))
		pT = fixIndirection(pT, _
			pSeqL(Array( _
				pMany(pW), _
				pF, _
				pMany(pW), _
				pZeroOrOne( _
					pSeqL(Array( _
							pStr("*"), _
							pMany(pW), _
							pT _
					), id) _
				) _
			), id) _
		)
		pS = fixIndirection(pS, _
			pSeqL(Array( _
				pMany(pW), _
				pT, _
				pMany(pW), _
				pZeroOrOne( _
					pSeqL(Array( _
							pStr("+"), _
							pMany(pW), _
							pS _
					), id) _
				) _
			), id) _
		)
		msgbox(toString(pS))
		result = toDerivationP(pS, 0)
		
		
		
'		pS = fixIndirection(pS, pSeq(Array( _
'				pSkip(pMany(pWhite)), _
'				pT
'				pSkip(pMany(pWhite)), _
'				pOneOrZero(pSeq(Array(, _
'						pSkip(pStr("+")),
'						pS
'					), id_
'				))
'		  	), _
'		))
	End If
	pLogic_dt = result
End Function

'= tests ======================================================================

Function test_PrsLogic()
	test_PrsLogic_mkConst()
	test_PrsLogic_mkVar()
	test_PrsLogic_mkUnaryOp()
	test_PrsLogic_mkBinaryOp()
	test_PrsLogic_pLogic_dt()
	test_PrsLogic_toString()
End Function

Function test_PrsLogic_mkConst()
	Dim n As Object

	n = mkConst(True)
	assertEqual(asnIsLeaf(n), True).x
	assertEqual(asnLabel(n), "C").x
	assertEqual(asnValue(n), True).x

	n = mkConst(False)
	assertEqual(asnIsLeaf(n), True).x
	assertEqual(asnLabel(n), "C").x
	assertEqual(asnValue(n), False).x
End Function

Function test_PrsLogic_mkVar()
	Dim n As Object

	n = mkVar("a")
	assertEqual(asnIsLeaf(n), True).x
	assertEqual(asnLabel(n), "I").x
	assertEqual(asnValue(n), "a").x

	n = mkVar("b")
	assertEqual(asnIsLeaf(n), True).x
	assertEqual(asnLabel(n), "I").x
	assertEqual(asnValue(n), "b").x
End Function

Function test_PrsLogic_mkUnaryOp()
	Dim v As Object, n As Object, u As Object
	v = mkVar("A")
	n = mkUnaryOp("!", v)

	assertEqual(asnIsLeaf(n), False).x
	assertEqual(asnLabel(n), "op1").x
	assertEqual(asnValue(n), "!").x
	assertEqual(asnChildCount(n), 1).x

	u = car(asnChildren(n))
	assertEqual(asnIsLeaf(u), asnIsLeaf(v)).x 
	assertEqual(asnLabel(u), asnLabel(v)).x 
	assertEqual(asnValue(u), asnValue(v)).x 

	u = asnChild(n, 0)
	assertEqual(asnIsLeaf(u), asnIsLeaf(v)).x 
	assertEqual(asnLabel(u), asnLabel(v)).x 
	assertEqual(asnValue(u), asnValue(v)).x 
End Function

Function test_PrsLogic_mkBinaryOp()
	Dim a As Object, b As Object, n As Object, u As Object
	a = mkVar("A")
	b = mkVar("B")
	n = mkBinaryOp("+", a, b)

	assertEqual(asnIsLeaf(n), False).x
	assertEqual(asnLabel(n), "op2").x
	assertEqual(asnValue(n), "+").x
	assertEqual(asnChildCount(n), 2).x
	
	u = asnChild(n, 0)
	assertEqual(asnIsLeaf(u), asnIsLeaf(a)).x 
	assertEqual(asnLabel(u), asnLabel(a)).x 
	assertEqual(asnValue(u), asnValue(a)).x 

	u = asnChild(n, 1)
	assertEqual(asnIsLeaf(u), asnIsLeaf(b)).x 
	assertEqual(asnLabel(u), asnLabel(b)).x 
	assertEqual(asnValue(u), asnValue(b)).x 
End Function

Function test_PrsLogic_pLogic_dt(Optional ByVal s As String)
	Dim p As Object, r As Variant
	p = pLogic_dt()
	
	If isMissing(s) Then
		r = applyP(p, "!0")
		s = toString(r(0))
	'	assertEqual(s, "aasdf").x
	Else
		r = applyP(p, s)
		If isParseFailure(r) Then
			test_PrsLogic_pLogic_dt = "!ParseFailure!"
		Else
			test_PrsLogic_pLogic_dt = toString(r(0))
		End If
	End If
End Function

Function test_PrsLogic_toString()
	Dim a As Object, b As Object, c As Object
	Dim k As Object, n As Object, p As Object, t As Object, q As Object
	Dim s As String
	a = mkVar("A")
	b = mkVar("B")
	c = mkVar("C")
	k = mkConst(False)
	n = mkUnaryOp("!", k)
	t = mkBinaryOp("*", b, c)
	p = mkBinaryOp("+", t, a)
	q = mkBinaryOp("*", n, p)
	
	s = toString(q)
	
	test_PrsLogic_toString = s
End Function
</script:module>
</file>

<file path=Basic/Standard/M08_PrsGrammar.xml><?xml version="1.0" encoding="utf-8"?>
<!DOCTYPE module  PUBLIC '-//OpenOffice.org//DTD OfficeDocument 1.0//EN'  'module.dtd'>
<script:module xmlns:script="http://openoffice.org/2000/script" script:name="M08_PrsGrammar" script:language="StarBasic">REM  *****  BASIC  *****
Option Explicit

Sub Main
	[test_PrsGrammar======================================]()
End Sub

Function derivationTree_prsGrammar( _
	s As String, _
	Optional ByVal options As Integer _
)
	Dim p As Object
	Dim result As Variant, parseResult As Variant
	p = toDerivationP(pGrmGrammar, options)
	parseResult = applyP(p, s)
	If isParseFailure(parseResult) Then
		result = "!ParseFailure!"
	Else
		result = toString(parseResult(0))
	End If
	MsgBox(parserStats)	
	derivationTree_prsGrammar = result
End Function


Function pGrmLinebreak()
	Static result As Object
	If isNull(result) Then
		result = pChoice( _
			pSeq(Array( _
				pStr(CR), _
				pZeroOrOne2("", pStr(LF)) _
			), concat), _
			pSeq(Array( _
				pStr(LF), _
				pZeroOrOne2("", pStr(CR)) _
			), concat) _
		)
		result = fixIndirection(pInd("nl"), result)
	End If
	pGrmLinebreak = result	
End Function

Function pGrmIdent()
	Static result As Object
	If isNull(result) Then
		Dim pAlpha As Object, pAlphaNumDash As Object
		
		pAlpha = foldl1(pChoice, List( _
			pStr("_"), _
			pRange("A", "Z"), _
			pRange("a", "z") _
		))
		'pAlpha = fixIndirection(pInd("pAlpha"), pAlpha)

		pAlphaNumDash = foldl1(pChoice, List( _
			pAlpha, _
			pStr("-"), _
			pRange("0", "9") _
		))
		'pAlphaNumDash = fixIndirection(pInd("pAlphaNumDash"), pAlphaNumDash)

		result = pSeq(Array( _
						pAlpha, _
						pMany(pAlphaNumDash), _
					), foldl(concat))
		result = fixIndirection(pInd("Ident"), result)
	End If
	pGrmIdent = result
End Function

Function pGrmEscQ()
	Static result As Object
	If isNull(result) Then
		result = pSeq(Array( _
					pSkip(pStr("\")), _
					foldl1(pChoice, List( _
						pBind(pStr("r"), fstArg(pReturn(CR))), _
						pBind(pStr("n"), fstArg(pReturn(LF))), _
						pBind(pStr("t"), fstArg(pReturn(TAB))), _
						pCClass(List("\", DQ)) _
					) ) _
				 ), id)
		result = fixIndirection(pInd("escQ"), result)
	End If
	pGrmEscQ = result
End Function

Function pGrmEscC()
	Static result As Object
	If isNull(result) Then
		result = pSeq(Array( _
					pSkip(pStr("\")), _
					foldl1(pChoice, List( _
						pBind(pStr("r"), fstArg(pReturn(CR))), _
						pBind(pStr("n"), fstArg(pReturn(LF))), _
						pBind(pStr("t"), fstArg(pReturn(TAB))), _
						pCClass(List("\", DQ, "[", "-", "]")) _
					) ) _
				 ), id)
		result = fixIndirection(pInd("escC"), result)
	End If
	pGrmEscC = result
End Function

Function pGrmGrammar()
	Static out As Object
	If isNull(out) Then
		out = pSeq(Array( _
				pSkip(pMany(pWhite)), _
				pGrmRule, _
				pSkip(pMany(pWhite)), _
				pMany( _
					pSeq(Array( _
						pSkip(pMany1(pGrmLinebreak)), _
						pGrmRule _
					), id) _
				) _
			 ), cons)
		out = fixIndirection(pInd("Grammar"), out)
	End If
	pGrmGrammar = out	
End Function

Function pGrmRule()
	Static result As Object
	If isNull(result) Then
		result = pSeqL(Array( _
					pSkip(pMany(pWhite)), _
					pGrmRuleName, _
					pSkip(pMany(pWhite)), _
					pSkip(pStr("::=")), _
					pGrmAlt, _
				 ), id)
		
		result = fixIndirection(pInd("Rule"), result)
	End If
	pGrmRule = result
End Function

Function pGrmRuleName()
	Static result As Object
	If isNull(result) Then
		result = pGrmIdent
		result = fixIndirection(pInd("RuleName"), result)
	End If
	pGrmRuleName = result
End Function

Function pGrmAlt()
	Static result As Object
	If isNull(result) Then
		result = pSeq(Array( _
			pGrmCon, _
			pMany( _
				pSeq(Array( _
					pSkip(pZeroOrOne(pGrmLinebreak)), _
					pSkip(pMany(pWhite)), _
					pSkip(pStr("|")), _
					pGrmCon _
				), id) _
			) _
		), cons)
		result = fixIndirection(pInd("Alt"), result)
	End If
	pGrmAlt = result
End Function

Function pGrmCon()
	Static result As Object
	If isNull(result) Then
		Dim pCon As Object
		pCon = pInd("Con")
		result = pMany1( _
			pSeq(Array( _
				pSkip(pMany(pWhite)), _
				pGrmAtom, _
				pSkip(pMany(pWhite)) _
			), id) _
		)
		result = fixIndirection(pCon, result)
	End If
	pGrmCon = result
End Function

Function pGrmAtom()
	Static result As Object
	If isNull(result) Then
		result = pInd("Atom")
		Dim pAtom As Object
		' building up the implementation will call pGrmAtom again
		' (via pGramAlt), but that's fine since we have already set
		' result to the (yet uninitialized indirection).
		pAtom = foldl1(pChoice, List( _
			pSeq(Array( _
				pSkip(pStr("(")), _
				pGrmAlt, _
				pSkip(pStr(")")) _
			), id), _
			pGrmNonterminal, _
			pGrmTerminal, _
			pGrmCClass _
		))
		result = fixIndirection(result, pAtom)
	End If
	pGrmAtom = result
End Function

Function pGrmNonterminal()
	Static result As Object
	If isNull(result) Then
		result = pGrmIdent
		result = fixIndirection(pInd("Nonterminal"), result)
	End If
	pGrmNonterminal = result
End Function

Function pGrmTerminal()
	Static result As Object
	If isNull(result) Then
		Dim nonEscQ As Object
		nonEscQ = pSat( _
					ite(equ(DQ), _
						fstArg(False), _
						ite(equ("\"), _
							fstArg(False), _
							ite(equ(CR), _
								fstArg(False), _
								neq(LF) _
							) _
						) _
					) _
				)
		nonEscQ.str = "[-" &amp; DQ &amp; "\r\n\t\\]"
		result = pSeq(Array( _
					pSkip(pStr(DQ)), _
					pMany1( _
						pChoice( _
							pGrmEscQ, _
							nonEscQ _
						) _
					), _
					pSkip(pStr(DQ)) _
				 ), foldl1(concat))
		result = fixIndirection(pInd("Terminal"), result)
	End If
	pGrmTerminal = result
End Function

Function pGrmCClass()
	Static result As Object
	If isNull(result) Then
		result = pChoice( _
			pBind(pStr("."), fstArg(pReturn(pItem))), _
			pSeq(Array( _
				pSkip(pStr("[")), _
				pChoice( _
					pGrmNCList, _
					pGrmPCList _
				), _
				pSkip(pStr("]")), _
			), id) _
		)
		result = fixIndirection(pInd("CClass"), result)
	End If
	pGrmCClass = result
End Function

Function pGrmNCList()
	Static result As Object
	If isNull(result) Then
		result = pSeq(Array( _
					pSkip(pStr("-")), _
					pGrmPCList _
				), id)
		result = fixIndirection(pInd("NCList"), result)
	End If
	pGrmNCList = result
End Function

Function pGrmPCList()
	Static result As Object
	If isNull(result) Then
		result = pMany1( _
					pChoice( _
						pGrmCCRange, _
						pGrmCCItem _
					) _
				)
		result = fixIndirection(pInd("PCList"), result)
	End If
	pGrmPCList = result
End Function

Function pGrmCCRange()
	Static result As Object
	If isNull(result) Then
		result = pSeqL(Array( _
					pGrmCCItem, _
					pSkip(pStr("-")), _
					pGrmCCItem, _
				), id)
		result = fixIndirection(pInd("CCRange"), result)
	End If
	pGrmCCRange = result
End Function

Function pGrmCCItem()
	Static result As Object
	If isNull(result) Then
		Dim nonEscC As Object, cs As Object, ds As Object
		Dim kTrue As Object, kFalse As Object
		kTrue  = fstArg(True)
		kFalse = fstArg(False)
		cs = List(CR, LF, TAB, "[", "-", "]", "\")
		ds = map(neq, cs)
		ds = cons( _
			car(ds), _
			map(ite, cdr(ds)) _
		)
		'cs = cons(apply(car(cs), kTrue, kFalse), cdr(cs))
		'show(cs)
		Dim f As Object, g As Object
		' f = \x.[x, K False]
		f = swap(cons, List(kFalse))
		' g = \x h.(applyToList h (f x)
		g = compose(swap(Fn.applyToList), f)
		nonEscC = pSat( foldl1(g, ds) )
		' nonEscC = pSat ite (neq LF)
		'                    (ite (neq TAB)
		'                         ...
		'                              (ite (neq "\")
		'                                   (neq CR)
		'                                   (K False) )
		'                         ...
		'                         (K False) )
		'                     (K False) )
		Dim s As String, c As String
		s = "[-"
		While Not(isNil(cs))
			c = toString(car(cs))
			c = Mid(c, 2, Len(c) - 2) ' remove surrounding quotes
			If (c = "[") Or (c = "-") Or (c = "]") Then
				c = "\" &amp; c
			End If
			s = s &amp; c
			cs = cdr(cs)
		Wend
		nonEscC.str = s &amp; "]"
		'show(nonEscC)
		result = pChoice( _
					pGrmEscC, _
					nonEscC _
				)
		result = fixIndirection(pInd("CCItem"), result)
	End If
	pGrmCCItem = result
End Function


Function pGrmMult()
	Static result As Object
	If isNull(result) Then
		result = foldl1(pChoice, List( _
			pBind(pStr("*"), fstArg(pReturn(pMany))), _
			pBind(pStr("+"), fstArg(pReturn(pMany1))), _
			pBind(pStr("?"), fstArg(pReturn(pZeroOrOne))) _
		))
	End If
	pGrmMult = result
End Function


'= tests ======================================================================

Function [test_PrsGrammar======================================]()
	test_PrsGrammar_linebreak()
	test_PrsGrammar_escQ()
	test_PrsGrammar_escC()
	test_PrsGrammar_pclist()
	test_PrsGrammar_terminal()
	test_PrsGrammar_cclass()
	test_PrsGrammar_pGrmMult()

	' pGrmIdent, pGrmRuleName and pGrmNonterminal are essentially the same
	test_PrsGrammar_ident(pGrmIdent)
	test_PrsGrammar_ident(pGrmRuleName) 	'    RuleName ::= ident
	test_PrsGrammar_ident(pGrmNonterminal)	' Nonterminal ::= ident
End Function


Function test_PrsGrammar_linebreak()
	Dim p As Object, x As Object
	p = pGrmLinebreak
	
	refute_parses(p, Array( _
		"", "*", "+", "?", "=", ":", ".", "|", "-", "_", "\", "/", _
		"(", ")", "[", "]", "{", "}", DQ, _
		" ",           TAB, _
		"0", "1", "2", "3", "4", "5", "6", "7", "8", "9", _
		"a", "b", "c",   "q",        "x", "y", "z", _
		"A", "B", "C",        "R",   "X", "Y", "Z" _
	)).x
	Dim CRLF As String,  LFCR As String
	CRLF = CR &amp; LF
	LFCR = LF &amp; CR
	
	assert_parses(p, CR,		CR, 2).x
	assert_parses(p, LF, 		LF, 2).x
	assert_parses(p, CR &amp; " ",	CR, 2).x
	assert_parses(p, LF &amp; " ",	LF, 2).x
	assert_parses(p, CR &amp; CR,	CR, 2).x ' consumes only one!
	assert_parses(p, LF &amp; LF,	LF, 2).x

	assert_parses(p, CRLF, 			CRLF, 3).x ' consumes both!
	assert_parses(p, LFCR, 			LFCR, 3).x
	assert_parses(p, CRLF &amp; " ",	CRLF, 3).x
	assert_parses(p, LFCR &amp; " ",	LFCR, 3).x
	
	assert_parses(p, CRLF &amp; CR, CRLF, 3).x ' consumes only first two!
	assert_parses(p, CRLF &amp; LF, CRLF, 3).x
	assert_parses(p, LFCR &amp; CR, LFCR, 3).x
	assert_parses(p, LFCR &amp; LF, LFCR, 3).x
	
	p = pMany(pGrmLinebreak)
	' all the following yield exactly two strings:
	assert_parses(p, CR &amp; CR,			List(CR, CR),		3).x
	assert_parses(p, LF &amp; LF,			List(LF, LF),		3).x
	assert_parses(p, CR &amp; CRLF,			List(CR, CRLF),		4).x
	assert_parses(p, LF &amp; LFCR,			List(LF, LFCR),		4).x
	assert_parses(p, CRLF &amp; CR,			List(CRLF, CR),		4).x
	assert_parses(p, CRLF &amp; LF,			List(CRLF, LF),		4).x
	assert_parses(p, LFCR &amp; CR,			List(LFCR, CR),		4).x
	assert_parses(p, LFCR &amp; LF,			List(LFCR, LF),		4).x
	assert_parses(p, CRLF &amp; CRLF,		List(CRLF, CRLF),	5).x
	assert_parses(p, CRLF &amp; LFCR,		List(CRLF, LFCR),	5).x
	assert_parses(p, LFCR &amp; CRLF,		List(LFCR, CRLF),	5).x
	assert_parses(p, LFCR &amp; LFCR,		List(LFCR, LFCR),	5).x
	' again with an additional non-CR, non-LF character suffix:
	assert_parses(p, CR &amp; CR &amp; " ",		List(CR, CR),		3).x
	assert_parses(p, LF &amp; LF &amp; " ",		List(LF, LF),		3).x
	assert_parses(p, CR &amp; CRLF &amp; " ",	List(CR, CRLF),		4).x
	assert_parses(p, LF &amp; LFCR &amp; " ",	List(LF, LFCR),		4).x
	assert_parses(p, CRLF &amp; CR &amp; " ",	List(CRLF, CR),		4).x
	assert_parses(p, CRLF &amp; LF &amp; " ",	List(CRLF, LF),		4).x
	assert_parses(p, LFCR &amp; CR &amp; " ",	List(LFCR, CR),		4).x
	assert_parses(p, LFCR &amp; LF &amp; " ",	List(LFCR, LF),		4).x
	assert_parses(p, CRLF &amp; CRLF &amp; " ",	List(CRLF, CRLF),	5).x
	assert_parses(p, CRLF &amp; LFCR &amp; " ",	List(CRLF, LFCR),	5).x
	assert_parses(p, LFCR &amp; CRLF &amp; " ",	List(LFCR, CRLF),	5).x
	assert_parses(p, LFCR &amp; LFCR &amp; " ",	List(LFCR, LFCR),	5).x
End Function

Function test_PrsGrammar_escQ()
	Dim p As Object, x As Object
	p = pGrmEscQ
		
	refute_parses(p, Array( _
		"", "*", "+", "?", "=", ":", ".", "|", "-", "_",     "/", _
		"(", ")", "[", "]", "{", "}", DQ, _
		" ", CR, LF, TAB, _
		"0", "1", "2", "3", "4", "5", "6", "7", "8", "9", _
		"a", "b", "c",   "q",        "x", "y", "z", _
		"A", "B", "C",        "R",   "X", "Y", "Z" _
	)).x
	
	assert_parses(p, "\\", 		"\", 3).x
	assert_parses(p, "\r", 		CR,  3).x
	assert_parses(p, "\n", 		LF,  3).x
	assert_parses(p, "\t", 		TAB, 3).x
	assert_parses(p, "\" &amp; DQ, 	DQ, 3).x
End Function

Function test_PrsGrammar_escC()
	Dim p As Object, x As Object
	p = pGrmEscC
		
	refute_parses(p, Array( _
		"", "*", "+", "?", "=", ":", ".", "|", "-", "_",     "/", _
		"(", ")", "[", "]", "{", "}", DQ, _
		" ", CR, LF, TAB, _
		"0", "1", "2", "3", "4", "5", "6", "7", "8", "9", _
		"a", "b", "c",   "q",        "x", "y", "z", _
		"A", "B", "C",        "R",   "X", "Y", "Z" _
	)).x
	
	assert_parses(p, "\\", 		"\", 3).x
	assert_parses(p, "\r", 		CR,  3).x
	assert_parses(p, "\n", 		LF,  3).x
	assert_parses(p, "\t", 		TAB, 3).x
	assert_parses(p, "\" &amp; DQ, 	DQ,  3).x
	assert_parses(p, "\[",		"[", 3).x
	assert_parses(p, "\-",		"-", 3).x
	assert_parses(p, "\]",		"]", 3).x
End Function

Function test_PrsGrammar_pclist()
	Dim p As Object, x As Object
	p = pGrmPCList
	
	assert_parses(p, "\\", 		List("\"), 3).x
	assert_parses(p, "\r", 		List(CR),  3).x
	assert_parses(p, "\n", 		List(LF),  3).x
	assert_parses(p, "\t", 		List(TAB), 3).x
	assert_parses(p, "\[",		List("["), 3).x
	assert_parses(p, "\-",		List("-"), 3).x
	assert_parses(p, "\]",		List("]"), 3).x	

	' can escape DQ
	assert_parses(p, "\" &amp; DQ, 	List(DQ),  3).x
	' but don't need to:
	assert_parses(p, DQ, 	List(DQ),  2).x

	assert_parses(p, "\\\r", 	List("\", CR), 		 5).x
	assert_parses(p, "\t\-\r", 	List(TAB, "-", CR),  7).x
	assert_parses(p, "\t-\r", 	List(List(TAB, CR)), 6).x

	assert_parses(p, " \t", 	List(" ", TAB),		 4).x
	assert_parses(p, "\r\n\t\[\-\]\\", _
					 List(CR, LF, TAB, "[", "-", "]", "\"),	15).x
	assert_parses(p, "abc.DEF", List( _
					 	"a", "b", "c", ".", "D", "E", "F" _
					 ), 8).x
	assert_parses(p, "a-zA-Z_", List( _
					 	List("a", "z"), _
					 	List("A", "Z"), _
					 	"_" _
					 ), 8).x
	assert_parses(p, "a-zA-Z_0-9", List( _
					 	List("a", "z"), _
					 	List("A", "Z"), _
					 	"_", _
					 	List("0", "9") _
					 ), 11).x

End Function

Function _dq(s As String) : _dq = DQ &amp; s &amp; DQ : End Function

Function test_PrsGrammar_terminal()
	Dim p As Object, x As Object
	p = pGrmTerminal
	
	refute_parses(p, Array( _
		"", "*", "+", "?", "=", ":", ".", "|", "-", "_", "\", "/", _
		"(", ")", "[", "]", "{", "}", DQ, _
		_dq(""), _
		" ", CR, LF, TAB, _
		"0", "1", "2", "3", "4", "5", "6", "7", "8", "9", _
		"a", "b", "c",   "q",        "x", "y", "z", _
		"A", "B", "C",        "R",   "X", "Y", "Z", _
		_dq("\"), _dq("\-"), _dq("\["), _dq("\]"), _
		_dq(CR), _dq(LF) _
	)).x
	assert_parses(p, _dq("\\"),     "\",   5).x
	assert_parses(p, _dq("\" &amp; DQ), DQ,    5).x

	assert_parses(p, _dq("\t"),		TAB,   5).x
	assert_parses(p, _dq("\r"),		CR,    5).x
	assert_parses(p, _dq("\n"),		LF,    5).x
	assert_parses(p, _dq("\r\n"),	CR &amp; LF, 7).x
	assert_parses(p, _dq("\n\r"),	LF &amp; CR, 7).x
	assert_parses(p, _dq(TAB), TAB, 4).x
		
	assert_parses(p, _dq(" "), " ", 4).x
	assert_parses(p, _dq("a"), "a", 4).x
	assert_parses(p, _dq("b"), "b", 4).x
	assert_parses(p, _dq("c"), "c", 4).x
	assert_parses(p, _dq("z"), "z", 4).x
End Function

Function test_PrsGrammar_cclass()
	Dim p As Object
	p = pGrmCClass
	
	refute_parses(p, Array( _
		"", "*", "+", "?", "=",    , "|", "-", "_", "\", "/", _
		"(", ")", "[", "]", "{", "}", DQ, _
		" ", CR, LF, TAB, _
		"0", "1", "2", "3", "4", "5", "6", "7", "8", "9", _
		"a", "b", "c",   "q",        "x", "y", "z", _
		"A", "B", "C",        "R",   "X", "Y", "Z", _
		_dq("\"), _dq("\-"), _dq("\["), _dq("\]"), _
		_dq(CR), _dq(LF) _
	)).x
	
	assert_parses(p, ".", 		pItem, 2).x
	assert_parses(p, "[.]", 	List("."), 4).x
	assert_parses(p, "[\r]", 	List(CR),  5).x
	assert_parses(p, "[\n]", 	List(LF),  5).x
	assert_parses(p, "[\t]", 	List(TAB), 5).x
	assert_parses(p, "[\[]", 	List("["), 5).x
	assert_parses(p, "[\-]", 	List("-"), 5).x
	assert_parses(p, "[\]]", 	List("]"), 5).x
	assert_parses(p, "[\\]", 	List("\"), 5).x

	assert_parses(p, "[.\r]", 	List(".", CR), 6).x

	' we may escape the double quote "
	assert_parses(p, "[\" &amp; DQ &amp; "]", 	List(DQ), 5).x
	' but we don't need to:
	assert_parses(p, "[" &amp; DQ &amp; "]", 	List(DQ), 4).x

	'assert_parses(p, "[-.]", 	".", 5).x
End Function

Function test_PrsGrammar_ident(p As Object)
	Dim x As Object
	refute_parses(p, Array( _
		"", "*", "+", "?", "=", ".", "|", "-",      "\", "/", _
		"(", ")", "[", "]", "{", "}", DQ, _
		" ", CR, LF, TAB, _
		"0", "1", "2", "3", "4", "5", "6", "7", "8", "9" _
	)).x
	
	'msgbox(toString(p))
	
	assert_parses(p, "_", "_", 2).x
	assert_parses(p, "A", "A", 2).x
	assert_parses(p, "B", "B", 2).x
	assert_parses(p, "Z", "Z", 2).x
	assert_parses(p, "a", "a", 2).x
	assert_parses(p, "b", "b", 2).x
	assert_parses(p, "z", "z", 2).x
	
	assert_parses(p, "__", "__", 3).x
	assert_parses(p, "AB", "AB", 3).x
	assert_parses(p, "CB", "CB", 3).x
	assert_parses(p, "Z_", "Z_", 3).x
	assert_parses(p, "aB", "aB", 3).x
	assert_parses(p, "by", "by", 3).x
	assert_parses(p, "zz", "zz", 3).x
	
	assert_parses(p, "__0", "__0", 	4).x
	assert_parses(p, "A1B|", "A1B", 4).x
	assert_parses(p, "CBZ ", "CBZ", 4).x
	assert_parses(p, "Z_a*", "Z_a", 4).x
	assert_parses(p, "aBc+", "aBc", 4).x
	assert_parses(p, "b23?", "b23", 4).x
	assert_parses(p, "zzx(", "zzx", 4).x
End Function

Function test_PrsGrammar_pGrmMult()
	Dim p As Object, x As Object
	p = pGrmMult
	
	refute_parses(p, Array("", "abc", ".", ":", "=", "_", "(", ")", " ", "A", "Z")).x
	assert_parses(p, "*", pMany, 2).x
	assert_parses(p, "+", pMany1, 2).x
	assert_parses(p, "?", pZeroOrOne, 2).x
End Function


</script:module>
</file>

<file path=Basic/Standard/M09_Pattern.xml><?xml version="1.0" encoding="utf-8"?>
<!DOCTYPE module  PUBLIC '-//OpenOffice.org//DTD OfficeDocument 1.0//EN'  'module.dtd'>
<script:module xmlns:script="http://openoffice.org/2000/script" script:name="M09_Pattern" script:language="StarBasic">REM  *****  BASIC  *****
Option Explicit

' data Pattern = Any
'              | Const TNative
'              | Var Str
'              | Data TDataCtor [Pattern]

Sub Main
	'TPattern
	[test_Pattern======================================]()
End Sub


Function TPattern()
	Static out As Object
	If isNull(out) Then
		Dim tcPat
		tcPat = _mkDataTypeCtor("Pattern", 0)
		Dim cAny, cVar, cConst, cData
		cAny   = mkDataCtor(tcPat, "Any",	nil)
		cVar   = mkDataCtor(tcPat, "Var",	List(Tp.Native_String))
		cConst = mkDataCtor(tcPat, "Const",	List(Tp.Native_Variant))
		cData  = mkDataCtor(tcPat, "Data",	List(TDataCtor, TList(tcPat)))
		Tp.TPattern = tcPat
		Tp.TPattern_Any   = cAny
		Tp.TPattern_Var   = cVar
		Tp.TPattern_Const = cConst
		Tp.TPattern_Data  = cData
		out = tcPat
	End If
	TPattern = out
End Function


Function TPattern_Any()
	Static c As Object : If isNull(c) Then : c = Tp.TPattern_Any : End If
	TPattern_Any = c
End Function

Function TPattern_Var()
	Static c As Object : If isNull(c) Then : c = Tp.TPattern_Var : End If
	TPattern_Var = c
End Function

Function TPattern_Const()
	Static c As Object : If isNull(c) Then : c = Tp.TPattern_Const : End If
	TPattern_Const = c
End Function

Function TPattern_Data()
	Static c As Object : If isNull(c) Then : c = Tp.TPattern_Data : End If
	TPattern_Data = c
End Function


Function patAny()
	Static out As Object : If isNull(out) Then
		out = singletonVal(TPattern_Any)
		out.str = TPattern_toString(out)
	End If
	patAny = out
End Function

Function patVar(Optional nm)
	Static c As Object : If isNull(c) Then : c = TPattern_Var : End If
	Dim out
	If isMissing(nm) Then
		out = applyDC(c)
	Else
		out = applyDC(c, nm)
		out.str = TPattern_toString(out)
	End If
	patVar = out
End Function

Function patVar_name(Optional x)
	Static c As Object : If isNull(c) Then : c = TPattern_Var : End If
	patVar_name = _destructure(c, 0, x)
End Function

Function patConst(Optional val)
	Static c As Object : If isNull(c) Then : c = TPattern_Const : End If
	Dim out
	If isMissing(val) Then
		out = applyDC(c)
	Else
		out = applyDC(c, val)
		out.str = TPattern_toString(out)
	End If
	patConst = out
End Function

Function patConst_value(Optional x)
	Static c As Object : If isNull(c) Then : c = TPattern_Const : End If
	patConst_value = _destructure(c, 0, x)
End Function

Function patData(Optional dc, Optional argPatterns)
	Static oFn As Object, tcPat As Object, cDat As Object
	If isNull(oFn) Then
		oFn = Fn.patData
		tcPat = TPattern
		cDat = TPattern_Data
	End If
	Dim out
	If isMissing(dc) Then
		out = oFn
	ElseIf isMissing(argPatterns) Then
		out = apply(oFn, dc)
	Else
		out = applyDC(cDat, dc, argPatterns)
		' still have to make sure argPatterns isa [Pattern]
		Dim aps As Object : aps = argPatterns
		Dim ats As Object : ats = argTypes(dc)
		If length(aps) &lt;&gt; length(ats) Then
			Goto patData_2nd_arg_wrong_count
		End If
		Dim ap As Variant	' might be whatever
		Dim at As Object	' should be a Type
		Dim i As Integer
		Do Until(isNil(aps))
			ap = car(aps) : aps = cdr(aps)
			at = car(ats) : ats = cdr(ats)
			If hasType(ap, tcPat) Then
				' TODO: check if it is compatible with at
			Else
				Goto patData_2nd_arg_type_error
			End If
			i = i + 1
		Loop
		out.str = TPattern_toString(out)
	End If
	patData = out
	Exit Function
patData_2nd_arg_type_error:
	Dim msg As String
	On Local Error Goto patData_2nd_arg_type_error_skipToString
	msg = ":" &amp; NL &amp; toString(ap)
patData_2nd_arg_type_error_skipToString:
	msg = "invalid 2nd arg: expected a [TPattern]" _
		&amp; NL &amp; "but there's a " &amp; typeStr(ap) _
		&amp; " at index " &amp; i _
		&amp; msg
	On Local Error Goto 0 ' disable error handler
	croak(msg)
patData_2nd_arg_wrong_count:
	On Local Error Goto 0 ' disable error handler
	croak("invalid 2nd arg: " &amp; nameOf(dc) _
		&amp; " needs " &amp; length(argTypes(dc)) &amp; " args" _
		&amp; NL &amp; "but we got " &amp; length(argPatterns) &amp; " patterns" _
	)
End Function

Function patData_ctor(Optional x)
	Static c As Object : If isNull(c) Then : c = TPattern_Data : End If
	patData_ctor = _destructure(c, 0, x)
End Function

Function patData_args(Optional x)
	Static c As Object : If isNull(c) Then : c = TPattern_Data : End If
	patData_args = _destructure(c, 1, x)
End Function

Function singletonPat(v)
	singletonPat = patData(_ctor(v), nil)
End Function

Function isPattern(Optional x)
	Static oFn As Object, tcPat As Object
	If isNull(oFn) Then
		oFn = Fn.isPattern
		tcPat = TPattern
	End If
	Dim out
	If isMissing(x) Then : out = oFn
	Else				 : out = hasType(x, tcPat)
	End If
	isPattern = out
End Function

Function patNil()
	Static out As Object : If isNull(out) Then 
		out = singletonPat(nil)
	End If
	patNil = out
End Function

Function patCons(hd, tl)
	Static cCons As Object : If isNull(cCons) Then
		cCons = Tp.List_Cons
	End If
	patCons = patData(cCons, List(hd, tl))
End Function

Function patList( _
	Optional a0, _
	Optional a1, _
	Optional a2, _
	Optional a3, _
	Optional a4, _
	Optional a5, _
	Optional a6, _
	Optional a7, _
	Optional a8, _
	Optional a9, _
	Optional a10 _
)
	Dim out
	out = patNil
	If isMissing(a0 ) Then : Goto patList_0  : End If
	If isMissing(a1 ) Then : Goto patList_1  : End If
	If isMissing(a2 ) Then : Goto patList_2  : End If
	If isMissing(a3 ) Then : Goto patList_3  : End If
	If isMissing(a4 ) Then : Goto patList_4  : End If
	If isMissing(a5 ) Then : Goto patList_5  : End If
	If isMissing(a6 ) Then : Goto patList_6  : End If
	If isMissing(a7 ) Then : Goto patList_7  : End If
	If isMissing(a8 ) Then : Goto patList_8  : End If
	If isMissing(a9 ) Then : Goto patList_9  : End If
	If isMissing(a10) Then : Goto patList_10 : Else
		croak("only 10 args supported - got 11")
	End If
patList_10: out = patCons(a9, out)
patList_9:  out = patCons(a8, out)
patList_8:  out = patCons(a7, out)
patList_7:  out = patCons(a6, out)
patList_6:  out = patCons(a5, out)
patList_5:  out = patCons(a4, out)
patList_4:  out = patCons(a3, out)
patList_3:  out = patCons(a2, out)
patList_2:  out = patCons(a1, out)
patList_1:  out = patCons(a0, out)
patList_0:
	patList = out
End Function


Function TPattern_toString( _
	p As Object, _
	Optional needParens As Boolean _
)
	Dim out
	out = TPattern_toSrc(p, False)
	out = "Pattern(" &amp; out &amp; ")"
	TPattern_toString = out
End Function

Function TPattern_toSrc( _
	p As Object, _
	Optional needParens As Boolean _
)
	Static cAny		As Object
	Static idAny	As Integer
	Static idVar	As Integer
	Static idConst	As Integer
	Static idData	As Integer
	If isNull(cAny) Then
		cAny = TPattern_Any
		idAny   = _id(cAny)
		idVar   = _id(TPattern_Var)
		idConst = _id(TPattern_Const)
		idData  = _id(TPattern_Data)
	End If
	If isMissing(needParens) Then
		needParens = False
	End If
	Dim out As String
	Dim idcP As Long
	On Local Error Goto TPattern_toSrc_error
	idcP = _id(_ctor(p))
	On Local Error Goto 0
	Select Case idcP
		Case idAny
			out = "_"
		Case idVar
			out = patVar_name(p)
		Case idConst
			Dim v : v = patConst_value(p)
			If isEmpty(v) Then
				out = "()"
			Else
				out = toString(v)
			End If
		Case idData
			Dim c  : c  = patData_ctor(p)
			Dim ps : ps = patData_args(p)
			If DataValue_same(c, Tp.List_Nil) Then
				out = "[]"
			ElseIf DataValue_same(c, Tp.List_Cons) Then
				Dim pHd As Object : pHd = car(ps)
				Dim pTl As Object : pTl = cadr(ps)
				Dim sTl As String : sTl = TPattern_toSrc(pTl, True)
				If sTl = "[]" Then
					out = "[" &amp; TPattern_toSrc(pHd, False) &amp; "]"
				ElseIf startsWith(sTl, "[") Then
					out = TPattern_toSrc(pHd, False)
					out = "[" &amp; out &amp; ", " &amp; Mid(sTl, 2)
				Else
					out = TPattern_toSrc(pHd, True) _
						&amp; ":" _
						&amp; sTl
					If needParens Then
						out = "(" &amp; out &amp; ")"
					End If
				End If
			Else
				Dim q As Object
				out = nameOf(c)
				If Not(isNil(ps)) Then
					Do Until isNil(ps)
						q = car(ps)
						ps = cdr(ps)
						out = out &amp; " " &amp; TPattern_toSrc(q, True)
					Loop
					If needParens Then
						out = "(" &amp; out &amp; ")"
					End If
				End If
			End If
		Case Else
TPattern_toSrc_error:
			On Local Error Goto 0 ' disable error handler
			croak("TPattern_toSrc: bad pattern " &amp; typeStr(p))
	End Select
	TPattern_toSrc = out
End Function

Function match( _
	Optional ByRef p As Object, _
	Optional ByRef e As Variant, _
	Optional ByVal x As Variant _
)
	Static oFn As Object : If isNull(oFn) Then : oFn = Fn.match : End If
	Dim out As Variant
	If isMissing(p) Then
		out = oFn
	Else
		If Not(hasType(p, TPattern)) Then
			croak("match: not a pattern: " &amp; typeStr(p))
		ElseIf isMissing(e) Then 	: out = apply(oFn, p)
		ElseIf isEmpty(e) Or isEnv(e) Then
			If isMissing(x) Then	: out = apply(oFn, p, e)
			ElseIf isEmpty(e) Then	: out = Empty
			Else
				out = _match(p, e, x)
			End If
		Else
			croak("match: bad environment: " &amp; typeStr(e))
		End If
	End If
	match = out
End Function

Function _match( _
	ByVal p As Object, _
	ByVal e As Variant, _
	ByVal x As Variant _
)
	Static pAny       As Object		' the "Any" pattern (singleton value)
	Static id_pAny    As Integer	' id of pAny
	Static cpAny      As Object		' ctor of pAny (singleton data ctor)
	Static id_cpAny   As Integer	' id of cpAny
	Static id_cpVar   As Integer	' id of the "Var" pattern ctor
	Static id_cpConst As Integer	' id of the "Const" pattern ctor
	Static pNil       As Object		' pattern that matches [] (a Data pattern)
	Static id_pNil    As Integer	' id of pNil
	Static vNil       As Object		' the singleton value []
	Static id_vNil    As Integer	' id of vNil
	Static cNil       As Object		' the singleton data ctor Nil
	Static tcList     As Object		' typeCtor of cNil
	Static cpData     As Object		' the "Data" pattern ctor (= ctor of pNil)
	Static id_cpData  As Integer	' id of the "Data" pattern ctor
	If isNull(pAny) Then
		' Let's avoid mentioning the actual name strings of the ctors!
		pAny	   = patAny
		id_pAny    = _id(pAny)
		cpAny 	   = TPattern_Any
		id_cpAny   = _id(cpAny)
		id_cpVar   = _id(TPattern_Var)
		id_cpConst = _id(TPattern_Const)
		pNil       = patNil
		id_pNil    = _id(pNil)
		vNil       = nil
		id_vNil    = _id(vNil)
		cNil       = _ctor(vNil)
		tcList     = typeCtorOf(cNil)
		assert_same(tcList, TList).x
		cpData     = TPattern_Data
		id_cpData  = _id(cpData)
	End If
	Dim out
	Dim v     As Variant	' value of Const pattern
	Dim nm    As String	' name of Var pattern
	Dim cx    As Object	' ctor of x (if p isa Data)
	Dim pCtor As Object	' ctor field of p if p isa Data : Data DataCtor ...
	Dim pArgs As Object	' args field of p if p isa Data : Data ... [TPattern]
	Dim msg   As String	' on errors
	
	' special-case on singleton patterns:
	Select Case _id(p)
		Case id_pAny:	out = e
		Case id_pNil
			pCtor = cNil ' make sure error handler makes right msg
			On Local Error Goto _match_type_error
			If _id(x) = id_vNil Then
				out = e
			Else
				' is it at least a List?
				cx = _ctor(x)
				Goto _match_require_same_datatype
			End If
		Case Else
				
			Select Case _id(_ctor(p))
				Case id_cpConst
					v = patConst_value(p)
_match_equ_test:			
					If equ(x, v) Then
						out = e
					Else
						out = Empty
					End If
				Case id_cpVar
					nm = patVar_name(p)
					v = lookup(nm, e)
					If isEmpty(v) Then
						' TODO: what if var was bound to value Empty?!
						If isEmpty(x) Then
							Goto _match_cannot_bind_var_to_Empty
						End If
						out = extend(e, nm, x)
					Else
						' tail-call:
						'out = _matches(patConst(v), e, x)
						Goto _match_equ_test
					End If
				Case id_cpData
					pCtor = patData_ctor(p)
					On Local Error Goto _match_type_error
					cx = _ctor(x)
					On Local Error Goto 0 ' disable error handler
					If DataValue_same(cx, pCtor) Then
						pArgs = patData_args(p)
						out = _matchArgs(pArgs, e, x)
					Else
						Goto _match_require_same_datatype
					End If
				Case Else
					Goto _match_bad_pattern
			End Select

	End Select

_match_done:
	_match = out
	Exit Function

_match_bad_pattern:
	On Local Error Goto 0 ' disable error handler
	msg = "match: bad pattern " &amp; typeStr(p)
	If hasType(p, TPattern) Then
		msg = msg &amp; NL &amp; "NYI?: " &amp; ctorName(p)
	End If
	croak(msg)

_match_cannot_bind_var_to_Empty:
	On Local Error Goto 0 ' disable error handler
	msg = "match: trying to bind var " &amp; nm _
		&amp; " to value Empty!"
	croak(msg)

_match_require_same_datatype:
	If DataValue_same(typeCtorOf(cx), typeCtorOf(pCtor)) Then
	' types are fine, just doesn't match
		out = Empty
		Goto _match_done
	End If
	Goto _match_type_error
				
_match_type_error:
	On Local Error Goto 0 ' disable error handler
	'On Local Error Goto _match_fuck		
	msg = "match: type error" _
		&amp; " - expected Data/" &amp; typeCtorName(pCtor) _
		&amp; ", not a " &amp; typeStr(x)
	On Local Error Goto 0 ' disable error handler
	croak(msg)

End Function

Function _matchArgs( _
	ByVal ps As Object, _
	ByVal e  As Variant, _
	ByVal x  As Object _
)
	Dim i As Integer, p As Object, f As Variant
	Do Until(isNil(ps))
		p = car(ps)
		f = field(i, x)
		e = _match(p, e, f)
		If isEmpty(e) Then
			Exit Do
		End If
		i = i + 1
		ps = cdr(ps)
	Loop
	_matchArgs = e
End Function


Function [test_Pattern======================================]()
	test_Pattern_TPattern()
	test_Pattern_Any()
	test_Pattern_Var()
	test_Pattern_Const()
	test_Pattern_Data()
	
	test_Pattern_singletonPat()
	test_Pattern_patNil()
	'test_Pattern_patCons()
	test_Pattern_patList()

	test_Pattern_isPattern()
	test_Pattern_toSrc_Any()
	test_Pattern_toSrc_Var()
	test_Pattern_toSrc_Const()
	test_Pattern_toSrc_lists()
	test_Pattern_toSrc_patterns()
	
	test_Pattern_toString()
	
	test_Pattern_match()
	test_Pattern_matches_Any()
	test_Pattern_matches_Const()
	test_Pattern_matches_Var()
	test_Pattern_matches_List()
	test_Pattern_matches_Pattern()
	
	'test_Pattern_matches_ASN()
End Function

Function test_Pattern_TPattern()
	Dim tc : tc = TPattern
	Dim dcs
	assert_hasCtor(tc, Tp.DataTypeCtor).x
	dcs = dataCtors(tc)
	assertEqual(isList(dcs), True).x
	assertEqual(isNil(dcs), False).x
End Function

Function test_Pattern_Any()
	Dim cAny : cAny = Tp.TPattern_Any
	Dim vAny : vAny = patAny()
	assert_hasCtor(vAny, cAny).x
	' returns the same value again:
	assert_same(patAny(), vAny).x
End Function

Function test_Pattern_Var()
	Dim cVar : cVar = TPattern_Var
	Dim vVar : vVar = patVar("foo")
	assert_hasCtor(vVar, cVar).x
	' destructure:
	assertEqual(patVar_name(vVar), "foo").x
	
	assertEqual(isFn(patVar()), True).x
	'assertThrows(patVar, Array(1)).x	' TODO: typecheck in applyDC
End Function

Function test_Pattern_Const()
	Dim cConst : cConst = TPattern_Const
	Dim vConst : vConst = patConst(42)
	assert_hasCtor(vConst, cConst).x
	' destructure:
	assertEqual(patConst_value(vConst), 42).x

	assertEqual(patConst_value(patConst(Nothing)), Nothing).x
	assertEqual(patConst_value(patConst(Empty)), 	 Empty).x
	assertEqual(patConst_value(patConst("qmbl")),  "qmbl").x
	
	assertEqual(isFn(patConst()), True).x
	assertThrows(patConst, Array(cConst)).x
End Function

Function test_Pattern_Data()
	Dim cDat : cDat = TPattern_Data
	Dim cNil : cNil = Tp.List_Nil
	Dim vNil : vNil = nil
	Dim pNil : pNil = patData(cNil, vNil)
	assert_hasCtor(pNil, cDat).x
	' destructure:
	assert_same(patData_ctor(pNil), cNil).x
	assert_same(patData_args(pNil), vNil).x
	
	Dim c, args, p
	c = Tp.List_Cons
	args = List(patConst(1), pNil)
	p = patData(c, args)
	assert_hasCtor(p, cDat).x
	' destructure:
	assert_same(patData_ctor(p), c).x
	assert_same(patData_args(p), args).x
	
	' expects a data ctor as 1st arg
	assertThrows(patData, Array(TList, args)).x
	assertThrows(patData, Array(vNil,  args)).x
	assertThrows(patData, Array("foo", args)).x
	
	' expects a List as 2nd arg
	assertThrows(patData, Array(c, "foo")).x
	
	' expects a List of *Patterns* as 2nd arg
	assertThrows(patData, Array(c, List(1, pNil))).x
	
	' Pattern list must be same length as data ctor's argTypes
	assertThrows(patData, Array(c, List(pNil))).x

	' Patterns must be compatible with data ctor's argTypes:
	'NYI: assertThrows(patData, Array(c, List(pNil, pNil))).x
End Function

Function test_Pattern_singletonPat()
	Dim cNil  : cNil  = Tp.List_Nil
	Dim cData : cData = TPattern_Data
	Dim p
	p = singletonPat(nil)
	assert_hasCtor(p, cData).x
	assert_same(patData_ctor(p), cNil).x
	assert_same(patData_args(p), nil).x
End Function

Function test_Pattern_patNil()
	Dim cNil  : cNil  = Tp.List_Nil
	Dim cData : cData = TPattern_Data
	Dim p
	p = patNil
	assert_hasCtor(p, cData).x
	assert_same(patData_ctor(p), cNil).x
	assert_same(patData_args(p), nil).x
	' returns the same value again:
	assert_same(patNil, p).x
End Function

Function test_Pattern_patList()
	Dim cNil  : cNil  = Tp.List_Nil
	Dim cCons : cCons = Tp.List_Cons
	Dim cData : cData = TPattern_Data
	Dim pAny  : pAny  = patAny
	Dim pNil  : pNil  = patNil
	Dim p, args
	p = patList()
	assert_hasCtor(p, cData).x
	assert_same(patData_ctor(p), cNil).x
	assert_same(patData_args(p), nil).x
	' for empty list (pattern): returns the same value again:
	assert_same(patList(), p).x
	
	p = patList(pAny)
	assert_hasCtor(p, cData).x
	assert_same(patData_ctor(p), cCons).x
	args = patData_args(p)
	assertEqual(length(args), 2).x
	assert_same(car(args), pAny).x
	assert_same(cadr(args), pNil).x
	assert_same(cddr(args), nil).x
	
	Dim p1 : p1 = patConst(1)
	p = patList(pAny, p1)
	assert_hasCtor(p, cData).x
	assert_same(patData_ctor(p), cCons).x
	args = patData_args(p)
	assertEqual(length(args), 2).x
	assert_same(car(args), pAny).x
	p = cadr(args)
	assert_hasCtor(p, cData).x
	assert_same(patData_ctor(p), cCons).x
	args = patData_args(p)
	assertEqual(length(args), 2).x
	assert_same(car(args), p1).x
	p = cadr(args)
	assert_hasCtor(p, cData).x
	assert_same(p, pNil).x
	
	Dim pVarX : pVarX = patVar("x")
	p = patList(pAny, p1, pVarX)
	assert_hasCtor(p, cData).x
	assert_same(patData_ctor(p), cCons).x
	args = patData_args(p)
	assertEqual(length(args), 2).x
	assert_same(car(args), pAny).x
	p = cadr(args)
	assert_hasCtor(p, cData).x
	assert_same(patData_ctor(p), cCons).x
	args = patData_args(p)
	assertEqual(length(args), 2).x
	assert_same(car(args), p1).x
	p = cadr(args)
	assert_hasCtor(p, cData).x
	assert_same(patData_ctor(p), cCons).x
	args = patData_args(p)
	assertEqual(length(args), 2).x
	assert_same(car(args), pVarX).x
	p = cadr(args)
	assert_hasCtor(p, cData).x
	assert_same(p, pNil).x
End Function


Function test_Pattern_isPattern()
	assertEqual(isPattern(patAny),		True).x
	
	assertEqual(isPattern(patConst(Empty)), 	True).x
	assertEqual(isPattern(patConst(Nothing)), 	True).x
	assertEqual(isPattern(patConst("")), 		True).x
	assertEqual(isPattern(patConst("a")),		True).x
	
	assertEqual(isPattern(patVar("a")),		True).x
	assertEqual(isPattern(patVar("b")),		True).x

	assertEqual(isPattern(patNil),	True).x
	'assert_hasType(patNil,	TPattern).x

	assertEqual(isPattern(patData( _
		Tp.List_Cons, List(patAny, patAny))),	True).x

	assertEqual(isPattern(Empty),		False).x
	assertEqual(isPattern(Nothing),		False).x
	assertEqual(isPattern(True),		False).x
	assertEqual(isPattern(False),		False).x
	assertEqual(isPattern(""),			False).x
	assertEqual(isPattern("foo"),		False).x
	assertEqual(isPattern(0),			False).x
	assertEqual(isPattern(1),			False).x
	assertEqual(isPattern(4711),		False).x
	assertEqual(isPattern(CLng(4711)),	False).x
	assertEqual(isPattern(3.1415),		False).x
	
	Dim f As Object
	f = isPattern	' "partial" application
	assertEqual(arity(f),				1).x
	
	assertEqual(apply(f, Empty),		False).x
	assertEqual(apply(f, Nothing),		False).x
	assertEqual(apply(f, True),			False).x
	assertEqual(apply(f, False),		False).x
	assertEqual(apply(f, ""),			False).x
	assertEqual(apply(f, "foo"),		False).x
	assertEqual(apply(f, 0),			False).x
	assertEqual(apply(f, 1),			False).x
	assertEqual(apply(f, 4711),			False).x
	assertEqual(apply(f, CLng(4711)),	False).x
	assertEqual(apply(f, 3.1415),		False).x
End Function

Function test_Pattern_toSrc_Any()
	Dim p : p = patAny
	assertEqual(TPattern_toSrc(p), "_").x
End Function

Function test_Pattern_toSrc_Var()
	Dim p
	p = patVar("x")
	assertEqual(TPattern_toSrc(p), "x").x
	p = patVar("y")
	assertEqual(TPattern_toSrc(p), "y").x
	p = patVar("foo")
	assertEqual(TPattern_toSrc(p), "foo").x
	' TODO: patVar("_") ?! &lt;--------------------------
	assertEqual(TPattern_toSrc(patVar("_")), "_").x
End Function

Function test_Pattern_toSrc_Const()
	Dim p As Object

	assertEqual(TPattern_toSrc(patConst(Empty)),		"()"			 ).x
	assertEqual(TPattern_toSrc(patConst(Nothing)),	toString(Nothing)).x
	assertEqual(TPattern_toSrc(patConst(True)),		toString(True)	 ).x
	assertEqual(TPattern_toSrc(patConst(False)),		toString(False)	 ).x
	assertEqual(TPattern_toSrc(patConst("")),			toString("")	 ).x
	assertEqual(TPattern_toSrc(patConst("a")),		toString("a")	 ).x
	assertEqual(TPattern_toSrc(patConst("foo")),		toString("foo")	 ).x
	assertEqual(TPattern_toSrc(patConst(CR)),			toString(CR)	 ).x
	assertEqual(TPattern_toSrc(patConst(LF)),			toString(LF)	 ).x
	assertEqual(TPattern_toSrc(patConst(TAB)),		toString(TAB)	 ).x
	assertEqual(TPattern_toSrc(patConst(    0)),		toString(0)		 ).x
	assertEqual(TPattern_toSrc(patConst(    1)),		toString(1)		 ).x
	assertEqual(TPattern_toSrc(patConst(    2)),		toString(2)		 ).x
	assertEqual(TPattern_toSrc(patConst( 4711)),		toString(4711)	 ).x
	assertEqual(TPattern_toSrc(patConst(3.1415)),		toString(3.1415) ).x
	assertEqual(TPattern_toSrc(patConst(CLng(42))),	toString(CLng(42))).x
	assertEqual(TPattern_toSrc(patConst(CLng(42))),	toString(42)	 ).x
End Function

Function test_Pattern_toSrc_lists()
	Dim pAny As Object : pAny = patAny
	Dim pNil As Object : pNil = patNil
	Dim varX As Object : varX = patVar("x")
	Dim varY As Object : varY = patVar("y")

	Dim p As Object

	p = pAny
	assertEqual(TPattern_toSrc(p),	"_").x
	p = pNil
	assertEqual(TPattern_toSrc(p),	"[]").x
	p = patList(pAny)
	assertEqual(TPattern_toSrc(p),	"[_]").x
	p = patCons(pAny, pAny)
	assertEqual(TPattern_toSrc(p),	"_:_").x
	p = patCons(pAny, patList(pAny))
	assertEqual(TPattern_toSrc(p),	"[_, _]").x
	p = patCons(varX, pAny)
	assertEqual(TPattern_toSrc(p),	"x:_").x
	p = patCons(varY, patCons(varX, pAny))
	assertEqual(TPattern_toSrc(p),	"y:(x:_)").x
	p = patCons(varX, patNil)
	assertEqual(TPattern_toSrc(p),	"[x]").x
	p = patList(varX, pAny)
	assertEqual(TPattern_toSrc(p),	"[x, _]").x
	p = patCons(varX, pAny)
	assertEqual(TPattern_toSrc(p),	"x:_").x
	p = patList(varX)
	assertEqual(TPattern_toSrc(p),	"[x]").x
	p = patCons(varY, patList(varX, pAny))
	assertEqual(TPattern_toSrc(p),	"[y, x, _]").x
	p = patList(varY, varX, pAny)
	assertEqual(TPattern_toSrc(p),	"[y, x, _]").x
	p = patList(varY, pNil, pAny)
	assertEqual(TPattern_toSrc(p),	"[y, [], _]").x
	p = patList(varY, patList(varX), pAny)
	assertEqual(TPattern_toSrc(p),	"[y, [x], _]").x
	p = patList(varY, patCons(varX, pAny), pAny)
	assertEqual(TPattern_toSrc(p),	"[y, x:_, _]").x
	p = patList(varY, patList(varX, pAny), pAny)
	assertEqual(TPattern_toSrc(p),	"[y, [x, _], _]").x
	p = patList(varY, patList(patCons(varX, pAny)), pAny)
	assertEqual(TPattern_toSrc(p),	"[y, [x:_], _]").x
	p = patList(varY, patList(varY, patCons(varX, pAny)), pAny)
	assertEqual(TPattern_toSrc(p),	"[y, [y, x:_], _]").x
	p = patList(patCons(varY, pAny), patList(varY, patCons(varX, pAny)), pAny)
	assertEqual(TPattern_toSrc(p),	"[y:_, [y, x:_], _]").x

End Function

Function test_Pattern_toSrc_patterns()
	Dim cAny   : cAny = TPattern_Any
	Dim cVar   : cVar = TPattern_Var
	Dim cConst : cConst = TPattern_Const
	Dim cData  : cData  = TPattern_Data
	Dim p As Object
	
	' patterns that match a pattern (patterns for a pattern)
	p = patData(cAny, nil)
	assertEqual(TPattern_toSrc(p), "Any").x
	
	p = patData(cVar, List(patConst("x")))
	assertEqual(TPattern_toSrc(p), "Var 'x'").x
	p = patData(cVar, List(patVar("x")))
	assertEqual(TPattern_toSrc(p), "Var x").x
	
	' pattern that matches a list of two Var patterns having the same varname:
	p = patList(p, p)
	assertEqual(TPattern_toSrc(p), "[Var x, Var x]").x

	' pattern that matches a Const pattern
	p = patData(cConst, List(patConst(42)))
	assertEqual(TPattern_toSrc(p), "Const 42").x

	' pattern that matches a Data pattern
	p = patData(cData, List(patVar("ctor"), patVar("args"))
	assertEqual(TPattern_toSrc(p), "Data ctor args").x

	' pattern to match a particular data ctor (as opposed to a value *of* that ctor)
	Dim cDataCtor : cDataCtor = Tp.DataCtor
	Dim cNil      : cNil = Tp.List_Nil
	p = patData(cDataCtor, List( _
		patConst(nameOf(cNil)), _
		patVar("argTypes"), _
		patVar("typeCtor") _
	))
	assertEqual(TPattern_toSrc(p), "DataCtor 'Nil' argTypes typeCtor").x

	' pattern that matches a pattern that matches the empty list
	p = patData(cData, List(p, patAny))
	assertEqual(TPattern_toSrc(p), _
		"Data (DataCtor 'Nil' argTypes typeCtor) _").x
End Function

Function test_Pattern_toString()
	Dim cAny   : cAny   = TPattern_Any
	Dim cVar   : cVar   = TPattern_Var
	Dim cConst : cConst = TPattern_Const
	Dim cData  : cData  = TPattern_Data
	Dim p As Object
	
	p = patAny
	assertEqual(TPattern_toString(p), "Pattern(" &amp; TPattern_toSrc(p) &amp; ")").x
	
	p = patConst("")
	assertEqual(TPattern_toString(p), "Pattern(" &amp; TPattern_toSrc(p) &amp; ")").x
	p = patConst(42)
	assertEqual(TPattern_toString(p), "Pattern(" &amp; TPattern_toSrc(p) &amp; ")").x
	
	p = patVar("x")
	assertEqual(TPattern_toString(p), "Pattern(" &amp; TPattern_toSrc(p) &amp; ")").x
	p = patVar("y")
	assertEqual(TPattern_toString(p), "Pattern(" &amp; TPattern_toSrc(p) &amp; ")").x
	
	
	p = patData(cVar, List(patConst("x")))
	assertEqual(TPattern_toString(p), "Pattern(" &amp; TPattern_toSrc(p) &amp; ")").x
	p = patData(cVar, List(patVar("x")))
	assertEqual(TPattern_toString(p), "Pattern(" &amp; TPattern_toSrc(p) &amp; ")").x
End Function


Function assert_matches(p As Object, env As Variant, ByVal vs As Variant)
	assert_matches = _match_assertions(p, env, vs, envEmpty) ' TODO: expect particular env
End Function

Function refute_matches(p As Object, env As Variant, ByVal vs As Variant)
	refute_matches = _match_assertions(p, env, vs, Empty)
End Function

Function _match_assertions(p As Object, env As Variant, ByVal vs As Variant, expected As Variant)
	If Not(isPattern(p)) Then
		croak(IIf(isEmpty(expected), "refute", "assert") &amp; "_matches: invalid pattern " &amp; toString(p))
	End If
	Dim testResult As Object
	Dim val As Variant, i As Integer, gotArray As Boolean
	gotArray = isArray(vs)
	If Not(gotArray) Then
		vs = Array(vs)
	End If
	For i = LBound(vs) To UBound(vs)
		testResult = _single_match_assertion(p, env, vs(i), expected, gotArray, i)
		If testResult.isFail Then
			Goto _match_assertions_end
		End If
	Next i
_match_assertions_end:
	_match_assertions = testResult
End Function

Function _single_match_assertion( _
	p As Object, _
	env As Variant, _
	val As Variant, _
	expected As Variant, _
	gotArray As Boolean, _
	i As Integer _
)
	Dim matchResult As Variant, testResult As Object
	matchResult = match(p, env, val)
	If isEmpty(matchResult) = isEmpty(expected) Then ' don't use assertEqual in order to avoid stupid MsgBox
		testResult = assertEqual(True, True) ' inc assertionCount
	Else
		Dim msg As String, valStr As String, pStr As String, eStr As String, mStr As String
		valStr = toString(val)
		pStr = toString(p)
		If isEmpty(env) Then : eStr = "Empty (None)"
		Else : eStr = Env_toString(env) : End If
		If isEmpty(matchResult) Then : mStr = "Empty (None)"
		Else : mStr = Env_toString(matchResult) : End If
		msg = "pattern" _
			&amp; NL &amp; "  " &amp; pStr _
			&amp; NL &amp; "under env" _
			&amp; NL &amp; "  " &amp; eStr _
			&amp; NL &amp; NL &amp; "expected " &amp; IIf(isEmpty(expected), "NOT ", "") _
			&amp; "to match value" _
			&amp; NL &amp; "of type " &amp; typeStr(val) &amp; ":" _
			&amp; NL &amp; "  " &amp; valStr _
			&amp; NL &amp; NL &amp; "but returned env" _
			&amp; NL &amp; mStr
		If gotArray Then
			msg = "at index " &amp; i &amp; ": " _
				&amp; NL &amp; msg
		End If
		testResult = mkFail(matchResult, expected, msg)
	End If
	_single_match_assertion = testResult
End Function

Function test_Pattern_match()
	Dim f
	f = match
	assertEqual(arity(f), 3).x
	assertThrows(f, Array(Empty, Empty, Empty)).x
	
	f = match(patAny)
	assertEqual(arity(f), 2).x
	apply(f, Empty, Empty) ' should not throw
	apply(f, envEmpty, Empty) ' should not throw
	assertThrows(f, Array(Nothing, Empty)).x
	assertThrows(f, Array("foo", Empty)).x
	' throws if given some fn as env:
	assertThrows(f, Array(f, Empty)).x
	
End Function

Function test_Pattern_matches_Any()
	Dim p As Object, f As Object, e As Variant
	f = match
	assertEqual(arity(f), 3).x

	p = patAny

	' under env = Empty (None) it does not match anything:
	e = Empty
	refute_matches(p, e, Array( _
		Empty, Nothing, _
		True, False, _
		"", "a", "b", "foo", _
		0, 1, 2, 3, 4711, CLng(4711), 3.1415, _
	)).x
	refute_matches(p, e, Array( _
		nil, List(nil), List(1, 2, 3) _
	)).x
		
	e = envEmpty
	assert_matches(p, e, Array( _
		Empty, Nothing, _
		True, False, _
		"", "a", "b", "foo", _
		0, 1, 2, 3, 4711, CLng(4711), 3.1415, _
		nil, List(nil), List(1, 2, 3) _
	)).x
End Function

Function test_Pattern_matches_Const()
	Dim p As Object, f As Object, e As Variant
	p = patConst(Empty)

	' under env = Empty (None) it does not match anything:
	e = Empty
	refute_matches(p, e, Array( _
		Empty, Nothing, _
		True, False, _
		"", "a", "b", "foo", _
		0, 1, 2, 3, 4711, CLng(4711), 3.1415, _
		nil, List(nil), List(1, 2, 3) _
	)).x
	e = envEmpty
	assert_matches(p, e, Empty).x
	f = match(p, e)
	assert_toString_equals(apply(f, Empty), envEmpty).x
	refute_matches(p, e, Array( _
		       Nothing, _
		True, False, _
		"", "a", "b", "foo", _
		0, 1, 2, 3, 4711, CLng(4711), 3.1415, _
		nil, List(nil), List(1, 2, 3) _
	)).x
		
	p = patConst(Nothing)
	' under env = Empty (None) it does not match anything:
	e = Empty
	refute_matches(p, Empty, Array( _
		Empty, Nothing, _
		True, False, _
		"", "a", "b", "foo", _
		0, 1, 2, 3, 4711, CLng(4711), 3.1415, _
		nil, List(nil), List(1, 2, 3) _
	)).x
	e = envEmpty
	assert_matches(p, e, Nothing).x
	
	' TODO: decide what match should do if it wouldn't type-check
	'refute_matches(p, e, Empty			).x
	'refute_matches(p, e, nil			).x
	'refute_matches(p, e, List(nil)		).x
	'refute_matches(p, e, List(1, 2, 3)	).x
	'refute_matches(p, e, Array( _
	'	Empty, _
	'	nil, List(nil), List(1, 2, 3) _
	')).x
	
	f = match(p, e)
	assertThrows(f, Array(      True)).x
	assertThrows(f, Array(     False)).x
	assertThrows(f, Array(         0)).x
	assertThrows(f, Array(         1)).x
	assertThrows(f, Array(         2)).x
	assertThrows(f, Array(      4711)).x
	assertThrows(f, Array(CLng(4711))).x
	assertThrows(f, Array(    3.1415)).x

	
	p = patConst("")
	' under env = Empty (None) it does not match anything:
	e = Empty
	refute_matches(p, e, Array( _
		Empty, Nothing, _
		True, False, _
		"", "a", "b", "foo", _
		0, 1, 2, 3, 4711, CLng(4711), 3.1415, _
		nil, List(nil), List(1, 2, 3) _
	)).x
	e = envEmpty
	assert_matches(p, e, "").x
	refute_matches(p, e, Array( Empty, "a", "b", "foo" )).x
	f = match(p, e)
	assertThrows(f, Array(   Nothing)).x
	assertThrows(f, Array(      True)).x
	assertThrows(f, Array(     False)).x
	assertThrows(f, Array(         0)).x
	assertThrows(f, Array(         1)).x
	assertThrows(f, Array(         2)).x
	assertThrows(f, Array(      4711)).x
	assertThrows(f, Array(CLng(4711))).x
	assertThrows(f, Array(    3.1415)).x	

		
	p = patConst(CInt(0))
	' under env = Empty (None) it does not match anything:
	e = Empty
	refute_matches(p, e, Array( _
		Empty, Nothing, _
		True, False, _
		"", "a", "b", "foo", _
		0, 1, 2, 3, 4711, CLng(4711), 3.1415, _
		nil, List(nil), List(1, 2, 3) _
	)).x
	e = envEmpty
	assert_matches(p, e, 0).x
	refute_matches(p, e, Array( _
		Empty, _
		1, 2, 3, -1, -2, -3, 4711 _
	)
	f = match(p, e)
	assertThrows(f, Array(   Nothing)).x
	assertThrows(f, Array(      True)).x
	assertThrows(f, Array(     False)).x
	assertThrows(f, Array(  CByte(0))).x
	assertThrows(f, Array(   CLng(0))).x
	assertThrows(f, Array(   CSng(0))).x
	assertThrows(f, Array(   CDbl(0))).x
	assertThrows(f, Array(       "0")).x
	assertThrows(f, Array(CLng(4711))).x
	assertThrows(f, Array(    3.1415)).x	

End Function	
	
Function test_Pattern_matches_Var()
	Dim p As Object, f As Object, e As Variant
	
	p = patVar("a")
	' under env = Empty (None) it does not match anything:
	e = Empty
	refute_matches(p, e, Array( _
		Empty, Nothing, _
		True, False, _
		"", "a", "b", "foo", _
		0, 1, 2, 3, 4711, CLng(4711), 3.1415, _
		nil, List(nil), List(1, 2, 3) _
	)).x

	e = envEmpty
	assert_matches(p, e, Array( _
		       Nothing, _
		True, False, _
		"", "a", "b", "foo", _
		0, 1, 2, 3, 4711, CLng(4711), 3.1415, _
		nil, List(nil), List(1, 2, 3) _
	)).x
	' the value Empty poses a problem:
	assertThrows(match, Array(p, e, Empty)).x
	
	' bind the var "a" to the value "foo":
	e = match(p, envEmpty, "foo")
	' under this env var-pattern "a" matches only "foo":
	assert_matches(p, e, 		"foo").x
	refute_matches(p, e, 		"bar").x
	' but under an env where "a" isn't bound it still matches anything
	e = extend(envEmpty, "b", "foo")
	assert_matches(p, e, "foo").x
	assert_matches(p, e, "bar").x
	
	' again, bind the var "a" to the value "foo" (a String):
	e = match(p, envEmpty, "foo")
	f = match(p, e)
	' so these yield type errors:
	assertThrows(f, Array(   Nothing)).x
	assertThrows(f, Array(      True)).x
	assertThrows(f, Array(     False)).x
	assertThrows(f, Array(         0)).x
	assertThrows(f, Array(         1)).x
	assertThrows(f, Array(         2)).x
	assertThrows(f, Array(      4711)).x
	assertThrows(f, Array(CLng(4711))).x
	assertThrows(f, Array(    3.1415)).x	
End Function	
	
Function test_Pattern_matches_List()
	Dim p As Object, f As Object, e As Variant
	f = match
	e = envEmpty
	
	' pattern of the empty list
	p = patNil
	assert_matches(p, e, nil).x
	refute_matches(p, e, List(nil)).x
	f = match(p, e)
	' throws if x isn't a List:
	assertThrows(f, Array("foo"))
	' Pattern_Any is a Pattern, NOT a List!
	assertThrows(f, Array(patAny))
	
	' pattern of a non-empty list
	Dim varX  : varX  = patVar("x")
	Dim varXs : varXs = patVar("xs")
	Dim v
	p = patCons(varX, varXs)
	refute_matches(p, e, nil).x
	v = List(nil)
	match(p, e, v)
	assert_matches(p, e, List(nil)				).x
	assert_matches(p, e, List(nil, nil)			).x
	assert_matches(p, e, List(1)				).x
	assert_matches(p, e, List(1, 2, 3)			).x
	assert_matches(p, e, List("a")				).x
	assert_matches(p, e, List("a", "b", "c")	).x
	
	' pattern of a list where hd = tl (so hd must be a list, too)
	p = patCons(varX, varX)	' Note: same arg twice!
	refute_matches(p, e, nil					).x
	assert_matches(p, e, List(nil)				).x
	refute_matches(p, e, List(nil, nil)			).x
	assert_matches(p, e, List(List(nil), nil)	).x
	assert_matches(p, e, List(List(1), 1)		).x
	refute_matches(p, e, List(List(1), 2)		).x
	assert_matches(p, e, List(List(1, 2), 1, 2)	).x
	'refute_matches(p, e, List(1)				).x	' does not type-check (x:1 matched against a list)
	'refute_matches(p, e, List(1, 2, 3)			).x ' -"-
	'assert_matches(p, e, List("a")				).x ' -"-
	'refute_matches(p, e, List("a", "b", "c")	).x ' -"-
	'refute_matches(p, e, List(List(1), List(1))	).x ' does not type-check
	
	' pattern of a singleton list
	p = patCons(varX, patNil)
	refute_matches(p, e, nil).x
	assert_matches(p, e, List(nil)				).x
	refute_matches(p, e, List(nil, nil)			).x
	assert_matches(p, e, List(1)				).x
	refute_matches(p, e, List(1, 2, 3)			).x
	assert_matches(p, e, List("a")				).x
	refute_matches(p, e, List("a", "b", "c")	).x
	
	' pattern of a list with first two elems equal
	p = patCons(varX, patCons(varX, patAny))
	refute_matches(p, e, nil).x
	refute_matches(p, e, List(nil)				).x
	assert_matches(p, e, List(nil, nil)			).x
	refute_matches(p, e, List(1)				).x
	assert_matches(p, e, List(1, 1)				).x
	refute_matches(p, e, List(1, 2)				).x
	assert_matches(p, e, List(1, 1, 3)			).x
	refute_matches(p, e, List(1, 2, 3)			).x
	assert_matches(p, e, List(1, 1, 2, 3)		).x
End Function	
	
Function test_Pattern_matches_Pattern()
	Dim p As Object, f As Object, e As Variant, eOut As Variant
	Dim pAny      : pAny      = patAny
	Dim cpAny     : cpAny     = TPattern_Any
	Dim pVarX     : pVarX     = patVar("x")
	Dim pVarY     : pVarY     = patVar("y")
	Dim cpVar     : cpVar     = TPattern_Var
	Dim pConst42  : pConst42  = patConst(42)
	Dim pConstFoo : pConstFoo = patConst("Foo")
	Dim cpConst   : cpConst   = TPattern_Const
	Dim pNil      : pNil      = patNil
	Dim vNil      : vNil      = nil
	Dim cNil      : cNil	  = Tp.List_Nil
	Dim cCons     : cCons     = Tp.List_Cons
	Dim cDataCtor : cDataCtor = Tp.DataCtor
	
	e = envEmpty
	
	p = patData(cpAny, nil)
	Dim cpData : cpData = TPattern_Data
	
	assert_matches(p, e, pAny		).x
	refute_matches(p, e, pVarX		).x
	refute_matches(p, e, pVarY		).x
	refute_matches(p, e, pConst42	).x
	refute_matches(p, e, pConstFoo	).x
	refute_matches(p, e, p			).x ' p isa Pattern_Data
	refute_matches(p, e, pNil		).x ' pNil isa Pattern_Data
	
	p = patData(cpVar, List(pVarX))
	refute_matches(p, e, pAny		).x
	assert_matches(p, e, pVarX		).x
	assert_matches(p, e, pVarY		).x
	refute_matches(p, e, pConst42	).x
	refute_matches(p, e, pConstFoo	).x
	refute_matches(p, e, p			).x ' p isa Pattern_Data
	refute_matches(p, e, pNil		).x ' pNil isa Pattern_Data
	
	p = patData(cpConst, List(pVarX))
	refute_matches(p, e, pAny		).x
	refute_matches(p, e, pVarX		).x
	refute_matches(p, e, pVarY		).x
	assert_matches(p, e, pConst42	).x
	assert_matches(p, e, pConstFoo	).x
	refute_matches(p, e, p			).x ' p isa Pattern_Data
	refute_matches(p, e, pNil		).x ' pNil isa Pattern_Data
	
	' match any Data pattern
		' Data x y -&gt; ...
	p = patData(cpData, List(pVarX, pVarY))
	refute_matches(p, e, pAny		).x
	refute_matches(p, e, pVarX		).x
	refute_matches(p, e, pVarY		).x
	refute_matches(p, e, pConst42	).x
	refute_matches(p, e, pConstFoo	).x
	assert_matches(p, e, p			).x ' p isa Pattern_Data
	eOut = match(p, e, p)
	assert_same(lookup("x", eOut), patData_ctor(p)).x
	assert_same(lookup("y", eOut), patData_args(p)).x
	
	
	assert_matches(p, e, pNil		).x ' pNil isa Pattern_Data
	eOut = match(p, e, pNil)
	assert_same(lookup("x", eOut), patData_ctor(pNil)).x
	assert_same(lookup("y", eOut), patData_args(pNil)).x
	
	' match a Data pattern for singletons
	' Data x [] -&gt; ...
	p = patData(cpData, List(pVarX, pNil))
	refute_matches(p, e, pAny		).x
	refute_matches(p, e, pVarX		).x
	refute_matches(p, e, pVarY		).x
	refute_matches(p, e, pConst42	).x
	refute_matches(p, e, pConstFoo	).x
	' p isa Pattern_Data but it has non-nil argPatterns:
	refute_matches(p, e, p			).x
	' pNil isa Pattern_Data with nil argPatterns:
	assert_matches(p, e, pNil		).x
	' pNil = patData(cNil, nil)
	assert_matches(p, e, patData(cNil, vNil)	).x
	eOut = match(p, e, pNil)
	assert_same(lookup("x", eOut), patData_ctor(pNil)).x
	' cpAny is a singleton data ctor, too
	assert_matches(p, e, patData(cpAny, vNil)	).x
	eOut = match(p, e, patData(cpAny, vNil))
	assert_same(lookup("x", eOut), cpAny).x

	' match the singleton data ctor for the empty list nil
	' (by its name and the fact that it's a singleton data ctor)
	' DataCtor "Nil" [] _ -&gt; ...
	p = patData(cDataCtor, List( _
		patConst(nameOf(cNil)), _
		pNil, _
		pAny _
	))
	'refute_matches(p, e, pAny		).x	' does not type-check
	'refute_matches(p, e, pVarX		).x	' does not type-check
	'refute_matches(p, e, pVarY		).x	' does not type-check
	'refute_matches(p, e, pConst42	).x	' does not type-check
	'refute_matches(p, e, pConstFoo	).x	' does not type-check
	'refute_matches(p, e, p			).x	' does not type-check
	'refute_matches(p, e, pNil		).x	' does not type-check
	refute_matches(p, e, cpAny		).x
	refute_matches(p, e, cpVar		).x
	refute_matches(p, e, cpConst	).x
	refute_matches(p, e, cpData		).x
	refute_matches(p, e, cCons		).x
	assert_matches(p, e, cNil		).x
	
	' match a Data pattern that matches the empty list nil
	Dim pNilCtor : pNilCtor = p
	' Data (DataCtor "Nil" [] _) _
	p = patData(cpData, List(pNilCtor, pAny))
	assertEqual(TPattern_toSrc(p), "Data (DataCtor 'Nil' [] _) _").x
	refute_matches(p, e, pAny		).x
	refute_matches(p, e, pVarX		).x
	refute_matches(p, e, pVarY		).x
	refute_matches(p, e, pConst42	).x
	refute_matches(p, e, pConstFoo	).x
	refute_matches(p, e, p			).x
	assert_matches(p, e, pNil		).x
	' pNil = patData(cNil, nil)
	assert_matches(p, e, patData(cNil, nil)	).x
	
End Function
	
Function test_Pattern_matches_ASN()
	Dim p As Object, f As Object, e As Object, v As Object
	Dim act As Variant
	Dim x As Object, w As Object
	f = matches
	e = envEmpty

	v = mkDtTerminal("Foo")
	p = patASN(patAny, patAny, patList_nil)
	assert_matches(p, e, v).x
	p = patASN(patVal(Empty), patVar("val"), patList_nil)
	assert_matches(p, e, v).x
	e = matches(p, e, v)
	assertEqual(lookup("val", e), "Foo").x
	

	'ASN "Alt"  () [x]        -&gt; x
	p = patASN(patVal("Alt"), patVal(Empty), patList_cons(patVar("x"), patList_nil))
	v = mkDtNonterminal("Con", List(mkDtNonterminal("Atom", List(mkASN("Terminal", "foo", nil)))))
	e = envEmpty
	refute_matches(p, e, v).x
	v = mkDtNonterminal("Alt", List(v))
	assert_matches(p, e, v).x
	e = matches(p, e, v)
	assertEqual(isASN(lookup("x", e)), True).x
	assert_toString_equals(lookup("x", e), asnChild(v, 0)).x
	
	'ASN lbl    () [ASN () val []] -&gt; ASN lbl v []
	'inner one first:
	p = patASN(patVal(Empty), patVar("val"), patList_nil)
	p = patASN(patVar("lbl"), patVal(Empty), patList_cons(p, patList_nil))
	v = mkDtNonTerminal("Foo", List(mkDtTerminal("bar")))
	e = envEmpty
	assert_matches(p, e, v).x
	e = matches(p, e, v)
	assertEqual(lookup("lbl", e), "Foo").x
	assertEqual(lookup("val", e), "bar").x
	
	w = xpApp( _
			xpApp( _
				xpApp( _
					xpBuiltin(mkASN), _
					xpVar("lbl") _
				), _
				xpVar("val") _
			), xpVal(nil) _
		)
	w = evalX(w, e)
	'show(v)
	'show(w)
	assert_toString_equals(w, mkASN("Foo", "bar", nil)).x
		
	'ASN "Con"  () [x]        -&gt; x
	'ASN "Atom" () [x]        -&gt; x
	
End Function	


</script:module>
</file>

<file path=Basic/Standard/M10_Env.xml><?xml version="1.0" encoding="utf-8"?>
<!DOCTYPE module  PUBLIC '-//OpenOffice.org//DTD OfficeDocument 1.0//EN'  'module.dtd'>
<script:module xmlns:script="http://openoffice.org/2000/script" script:name="M10_Env" script:language="StarBasic">REM  *****  BASIC  *****
Option Explicit



Sub Main
	[test_Env======================================]
End Sub

Function envEmpty
	Static out As Object
	If isNull(out) Then
		out = fstArg(Empty)
		out.str = "{}"
	End If
	envEmpty = out
End Function

Function lookup(key As Variant, env As Object)
	lookup = apply(env, key)
End Function

Function extend(env As Object, key As Variant, value As Variant)
	Dim out As Variant
	out = ite(equ(key), fstArg(value), env)
	out.str = Env_toString(out)
	extend = out
End Function

Function Env_toString(env As Object)
	Env_toString = "{" &amp; _Env_toString(env) &amp; "}"
End Function

Function _Env_toString(ByVal env As Object)
	Dim out As Variant, seen As Object
	out = ""
	seen = envEmpty
_Env_toString_start:	
	If isKEmpty(env) Then
		' nothing to do
	Else
		Dim args As Object, a0 As Object, a1 As Object, a2 As Object
		args = partialArgs(env)
		a2 = car(args) : args = cdr(args)
		a1 = car(args) : args = cdr(args)
		a0 = car(args)
		Dim key As Variant, val As Variant
		key = car(partialArgs(a0))
		val = car(partialArgs(a1))
		'If isEmpty(lookup(key, seen)) Then ' don't show shadowed entries
		'	seen = extend(seen, key, val)
			key = toString(key)
			If isEnv(val) Then
				val = Env_toString(val)
			Else
				val = toString(val)
			End If
			If (out = "") Then
				out = key &amp; ": " &amp; val
			Else
				out = out &amp; ", " &amp; key &amp; ": " &amp; val
			End If
		'End If
		env = a2
		Goto _Env_toString_start
	End If
	_Env_toString = out
End Function


Function isEnv(ByVal x As Variant)
	Dim out As Variant
	out = False
isEnv_start:
	If isFn(x) Then
		If isKEmpty(x) Then
			out = True
		ElseIf (getFnName(x) = getFnName(Fn.ite)) And (arity(x) = 1) Then
			Dim args As Object, a0 As Variant, a1 As Variant, a2 As Variant
			args = partialArgs(x)
			a2 = car(args) : args = cdr(args)
			a1 = car(args) : args = cdr(args)
			a0 = car(args)
			If (getFnName(a0) = getFnName(Fn.equ)) _
				And (arity(a0) = 1) _
				And isKsomething(a1) _
			Then
				x = a2
				Goto isEnv_start
			End If
		End If
	End If
	isEnv = out
End Function

Function [test_Env======================================]()
	test_Env_empty()
	test_Env_extend()
	test_Env_toString()
End Function

Function test_Env_empty()
	Dim e As Object
	e = envEmpty
	assertEqual(isEnv(e),	   True).x
	assertEqual(lookup("a", e), Empty).x
	assertEqual(lookup("b", e), Empty).x
	assertEqual(lookup("c", e), Empty).x
End Function

Function test_Env_extend()
	Dim e As Object
	e = envEmpty	
	
	e = extend(e, "a", 7)
	assertEqual(isEnv(e),	   True).x
	assertEqual(lookup("a", e), 7).x
	assertEqual(lookup("b", e), Empty).x
	assertEqual(lookup("c", e), Empty).x
	
	
	e = extend(e, "b", 42)
	assertEqual(isEnv(e),	   True).x
	assertEqual(lookup("a", e), 7).x
	assertEqual(lookup("b", e), 42).x
	assertEqual(lookup("c", e), Empty).x
	
	e = extend(e, "a", 4711)
	assertEqual(isEnv(e),	   True).x
	assertEqual(lookup("a", e), 4711).x
	assertEqual(lookup("b", e), 42).x
	assertEqual(lookup("c", e), Empty).x
End Function

Function test_Env_toString()
	Dim e As Object
	e = envEmpty
	
	assertEqual(Env_toString(e), "{}").x
	e = extend(e, "a", 7)
	assertEqual(Env_toString(e), "{'a': 7}").x
	e = extend(e, "b", 42)
	assertEqual(Env_toString(e), "{'b': 42, 'a': 7}").x
	e = extend(e, "c", 4711)
	assertEqual(Env_toString(e), "{'c': 4711, 'b': 42, 'a': 7}").x
	e = extend(e, "a", 88)
	assertEqual(Env_toString(e), "{'a': 88, 'c': 4711, 'b': 42, 'a': 7}").x
	
	' nested envs
	Dim d As Object
	d = extend(envEmpty, "foo", e)
	assertEqual(Env_toString(d), "{'foo': " &amp; Env_toString(e) &amp; "}").x
	
	
End Function

</script:module>
</file>

<file path=Basic/Standard/M11_Expr.xml><?xml version="1.0" encoding="utf-8"?>
<!DOCTYPE module  PUBLIC '-//OpenOffice.org//DTD OfficeDocument 1.0//EN'  'module.dtd'>
<script:module xmlns:script="http://openoffice.org/2000/script" script:name="M11_Expr" script:language="StarBasic">REM  *****  BASIC  *****
Option Explicit

' data Expr = Const TNative
'           | Var Str
'           | Lam Str Expr
'           | App Expr Expr
'           | Err Str
'           | Builtin Obj

Const TExpr_tyname = "TExpr"
Type TExpr
	tyname	As String
	which	As String
	id		As Long
	a0		As Variant
	a1		As Variant
End Type


Sub Main
	[test_Expr======================================]()
End Sub


Function TExpr()
	Static out As Object
	If isNull(out) Then
		Dim tcExpr
		tcExpr = _mkDataTypeCtor("Expr", 0)
		Dim cConst, cVar, cLam, cApp
		cConst = mkDataCtor(tcExpr, "Const",	List(Tp.Native_Variant))
		cVar   = mkDataCtor(tcExpr, "Var",		List(Tp.Native_String))
		cLam   = mkDataCtor(tcExpr, "Lam",		List(Tp.Native_String, tcExpr))
		cApp   = mkDataCtor(tcExpr, "App",		List(tcExpr, tcExpr))
		Tp.TExpr = tcExpr
		Tp.TExpr_Const = cConst
		Tp.TExpr_Var   = cVar
		Tp.TExpr_Lam   = cLam
		Tp.TExpr_App   = cApp
		out = tcExpr
	End If
	TExpr = out
End Function


Function expConst(Optional val)
	Static c As Object : If isNull(c) Then : c = Tp.TExpr_Const : End If
	Dim out
	If isMissing(val) Then
		out = applyDC(c)
	Else
		out = applyDC(c, val)
		'out.str = TExpr_toString(out)
	End If
	expConst = out
End Function

Function expConst_value(Optional x)
	Static c As Object : If isNull(c) Then : c = Tp.TExpr_Const : End If
	expConst_value = _destructure(c, 0, x)
End Function




Function newExpr(which As String, a0 As Variant, a1 As Variant)
	Static instanceCount As Long
	Dim out As New TExpr
	out.tyname = TExpr_tyname
	out.which  = which
	out.a0	   = a0
	out.a1	   = a1
	out.id     = instanceCount
	instanceCount = instanceCount + 1
	newExpr = out
End Function

Function isExpr(Optional x As Variant)
	Static oFn As Object : If isNull(oFn) Then : oFn = Fn.isExpr : End If
	Dim out As Variant
	If isMissing(x) Then
		out = oFn
	Else
		out = (typeStr(x) = "Object/" &amp; TExpr_tyname)
	End If
	isExpr = out
End Function

Function TExpr_same(Optional x As Object, Optional y As Object)
	'Static oFn As Object : If isNull(oFn) Then : oFn = Fn.TExpr_same : End If
	Dim out As Variant
	If isMissing(x) Then 	 : out = oFn
	ElseIf isMissing(y) Then : out = apply(oFn, x)
	Else
		If isExpr(x) And isExpr(y) Then
			out = (x.id = y.id)
		Else
			croak("TExpr_same: invalid types " &amp; typeStr(x) &amp; ", " &amp; typeStr(y))
		End If
	End If
	TExpr_same = out
End Function

Function TExpr_equ(Optional x As Object, Optional y As Object)
	'Static oFn As Object : If isNull(oFn) Then : oFn = Fn.TExpr_equ : End If
	Dim out As Variant
	If isMissing(x) Then 	 : out = oFn
	ElseIf isMissing(y) Then : out = apply(oFn, x)
	ElseIf TExpr_same(x, y) Then
		out = True
	ElseIf (x.which = y.which) Then
		Select Case x.which
			Case "Val":	out = equ(x.a0, y.a0)
			Case "Var":	out = (x.a0 = y.a0)
			Case "Lam"
				If (x.a0 = y.a0) Then
					out = TExpr_equ(x.a1, y.a1) ' tail-recursive!
				Else
					out = False
				End If
			Case "App"
				out = TExpr_equ(x.a0, y.a0) 
				If out Then
					out = TExpr_equ(x.a1, y.a1) ' tail-recursive!
				End If
			'Case "BuiltIn" ' TODO: TExpr_equ Builtin
		Case Else
			croak("TExpr_equ: unsupported expr .which = " &amp; toString(x.which))
		End Select
	Else
		out = False
	End If
	TExpr_equ = out
End Function

Function xpVal(v As Variant)
	xpVal = newExpr("Val", v, Empty)
End Function

Function xpVar(ByVal s As String)
	xpVar = newExpr("Var", s, Empty)
End Function

Function xpLam(ByVal s As String, ByVal x As Object)
	xpLam = newExpr("Lam", s, x)
End Function

Function xpApp(ByVal f As Object, ByVal a As Variant)
	xpApp = newExpr("App", f, a)
End Function

Function xpBuiltin(ByVal oFn As Object)
	xpBuiltin = newExpr("Builtin", oFn, Empty)
End Function

Function xpErr(ByVal msg As String)
	xpErr = newExpr("Err", msg, Empty)
End Function


' Builtin (+) 
' ~&gt; Lam "fresh_1" 
'        (Lam "fresh_2"
'             (App
'                  (App (Builtin (+))
'                       (fresh_1)     
'                  )
'                  fresh_2
'             )
'        )


Function evalX(ByVal x As Object, ByVal env As Object)
	evalX = _evalX(x, env, nil)
End Function

Function _evalX( _
	ByVal x     As Object, _
	ByVal env   As Object, _
	ByVal argXs As Object _
)
	Dim out As Variant
	Select Case x.which
		Case "Val":	out = x.a0
		Case "Var"
			Dim v As Variant
			v = lookup(x.a0, env)
			If isEmpty(v) Then
				croak("evalX: unbound Var " &amp; toString(x.a0))
			Else
				out = v
			End If
		Case "Lam"
		 	out = List(x, env)
		Case "Builtin": out = x.a0
		Case "App"
			Dim f As Object, a As Variant
_evalX_descend_Apps:
			f = x.a0
			a = x.a1
			If (f.which = "App") Then
				' tail-call:
				'out = _evalX(f, env, cons(a, argXs))
				argXs = cons(a, argXs)
				x = f
				Goto _evalX_descend_Apps
			Else
				f = evalX(f, env)
				' tail-call:
				out = _applyX(f, env, cons(a, argXs))
			End If
		Case "Err"
		 	croak(x.a0)
		Case Else
			croak("evalX: unsupported expr .which = " &amp; toString(x.which))
	End Select
	_evalX = out
End Function

Function _applyX( _
	ByVal f As Object, _
	ByVal dynamicEnv As Object, _
	ByVal argXs As Object _
)
	Dim out As Variant, arg As Variant
_applyX_begin:
	If isList(f) Then ' eval'd Lambda (= nothing but the lambda expr together with a (lexical) env)
		Dim x As Object, v As String, body As Object, lexicalEnv As Object
		x = car(f)
		v = x.a0
		body = x.a1
		lexicalEnv = cadr(f)
		If (v &lt;&gt; "_") Then
			arg = evalX(car(argXs), dynamicEnv)
			lexicalEnv = extend(lexicalEnv, v, arg)
		End If
		out = evalX(body, lexicalEnv)
		argXs = cdr(argXs)
		If Not(isNil(argXs)) Then
			'out = _applyX(out, dynamicEnv, argXs) ' tail-recursive
			f = out
			Goto _applyX_begin
		End If
	Else
		Dim r As Integer, n As Integer, argVs As Object
			n = length(argXs)
			argVs = nil
			Do Until(isNil(argXs))	' strict: eval argXs from left to right
				arg = car(argXs)	' *before* passing them to oFn
				argVs = cons(evalX(arg, dynamicEnv), argVs)
				argXs = cdr(argXs)
			Loop
		argVs = reverse(argVs)		
		r = arity(f)
		If False And (r &lt;&gt; n) Then
			show("applying " &amp; getFnName(f) _
					&amp; " (arity " &amp; r &amp; ") to " &amp; n &amp; " args", _
				argVs _
			)
		End If
		out = applyToList(f, argVs)
	End If
	_applyX = out
End Function

Function [test_Expr======================================]
	test_Expr_TExpr()
	test_Expr_Const()

	'test_Expr_isExpr()
	' TODO: test TExpr_equ
	
	'test_Expr_eval_Const()
	
	test_Expr_eval_Var()
	test_Expr_eval_Builtin() ' App (Builtin ...) ... tested here
	test_Expr_eval_Lam() ' App (Lam ...) ... tested here
End Function



Function test_Expr_TExpr()
	Dim tc : tc = TExpr
	Dim dcs
	assert_hasCtor(tc, Tp.DataTypeCtor).x
	dcs = dataCtors(tc)
	assertEqual(isList(dcs), True).x
	assertEqual(isNil(dcs), False).x
End Function

Function test_Expr_Const()
	Dim cConst : cConst = Tp.TExpr_Const
	Dim vConst : vConst = expConst(47)
	assert_hasCtor(vConst, cConst).x
	refute_same(expConst("47"), vConst).x

	' destructure:
	assertEqual(expConst_value(vConst), 47).x
	assertEqual(expConst_value(expConst(Nothing)), Nothing).x
	assertEqual(expConst_value(expConst(Empty)), 	 Empty).x
	assertEqual(expConst_value(expConst("qmbl")),  "qmbl").x
	
	assertEqual(isFn(expConst()), True).x
	assertThrows(expConst, Array(cConst)).x
End Function



Function test_Expr_isExpr()
	Dim x As Object
	assertEqual(isExpr(xpVal(True)), 					 True).x
	assertEqual(isExpr(xpVar("a")), 					 True).x
	assertEqual(isExpr(xpLam("a", xpVar("a"))), 		 True).x
	assertEqual(isExpr(xpApp(xpVar("a"), xpVal(False))), True).x
End Function

Function test_Expr_eval_Const()
	Dim x As Object, e As Object, v As Variant
	e = envEmpty
	v = "foo" :	x = expConst(v)
	assertEqual(evalX(x, e), v).x
	v = "bar"
	assertEqual(evalX(x, e), "foo").x
	e = extend(e, "foo", "bar")
	assertEqual(evalX(x, e), "foo").x
End Function

Function test_Expr_eval_Var()
	Dim x As Object, e As Object, v As Variant
	e = envEmpty
	x = xpVar("a")
	v = "foo"
	e = extend(e, "a", v)
	assertEqual(evalX(x, e), v).x
	
	e = extend(e, "b", v)
	x = xpVar("b")
	assertEqual(evalX(x, e), v).x
End Function

Function test_Expr_eval_Builtin()
	Dim f As Object, a As Object, e As Object, x As Variant, act As Variant
	e = envEmpty
	assertEqual(arity(Fn.fstArg), 2).x ' are we assuming the right arity?
	f = xpBuiltin(Fn.fstArg)
	
	' first, Builtin as such evaluates to the fn obj withing:
	a = evalX(f, e)
	assertEqual(isFn(a), True).x
	assertEqual(getFnName(a), getFnName(Fn.fstArg)).x
	assertEqual(arity(a), 2).x
	
	' let's apply it to as many args as it expects:
	a = xpVal(42)
	x = xpApp(xpApp(f, a), xpVal(88))
	act = evalX(x, e)
	assertEqual(act, 42).x
	
	' partial application:
	x = xpApp(f, a)
	act = evalX(x, e)
	assertEqual(isFn(act), True).x
	assertEqual(getFnName(act), getFnName(Fn.fstArg)).x
	assertEqual(arity(act), 1).x
	
	' apply partially applied fn to more args:
	x = xpApp(xpVar("K_42"), xpVal(88))
	act = evalX(x, extend(e, "K_42", act))
	assertEqual(act, 42).x
	
	' "over-application":
	x = xpApp(xpApp(xpApp(f, xpBuiltin(id)), xpVal(1)), xpVal(2))
	act = evalX(x, e)
	assertEqual(act, 2).x
	
	'----------------
	' apply builtin swap (arity 3)
	assertEqual(arity(Fn.swap), 3).x ' are we assuming the right arity?
	f = xpBuiltin(Fn.swap)

	' let's apply it to as many args as it expects:
	a = xpBuiltin(Fn.cons)
	x = xpApp(xpApp(xpApp(f, a), xpVal(nil)), xpVal(42))
	act = evalX(x, e)
	assert_toString_equals(act, List(42)).x
	
	' partial application (2 more missing):
	x = xpApp(f, a)
	act = evalX(x, e)
	assertEqual(isFn(act), True).x
	assertEqual(getFnName(act), getFnName(Fn.swap)).x
	assertEqual(arity(act), 2).x
	
	' partial application (1 more missing):
	x = xpApp(xpApp(f, a), xpVal(List(2))
	act = evalX(x, e)
	assertEqual(isFn(act), True).x
	assertEqual(getFnName(act), getFnName(Fn.swap)).x
	assertEqual(arity(act), 1).x

	' apply partially applied fn to more args:
	x = xpApp(xpVar("swap_cons_[2]"), xpVal(1))
	act = evalX(x, extend(e, "swap_cons_[2]", act))
	assert_toString_equals(act, List(1, 2)).x
End Function

Function test_Expr_eval_Lam()
	Dim x As Object, e As Object, act As Variant
	e = envEmpty
	x = xpLam("a", xpVal(42))
	
	act = evalX(x, e)
	assertEqual(isList(act), True).x
	assertEqual(length(act), 2).x
	assertEqual(TExpr_same(car(act), x), True).x
	assertEqual(Env_toString(cadr(act)), Env_toString(e)).x
		
	e = extend(e, "a", 4711)
	act = evalX(x, e)
	assertEqual(isList(act), True).x
	assertEqual(length(act), 2).x
	assertEqual(TExpr_same(car(act), x), True).x
	assertEqual(Env_toString(cadr(act)), Env_toString(e)).x

	' one-arg lambda

	Dim f As Object, a As Object
	e = envEmpty
	f = xpLam("a", xpVal(42))
	a = xpVal(88)
	x = xpApp(f, a)
	assertEqual(evalX(x, e), 42).x
	e = extend(e, "a", 4711)
	assertEqual(evalX(x, e), 42).x

	f = xpLam("a", xpVar("a"))
	x = xpApp(f, a)
	assertEqual(evalX(x, e), 88).x

	f = xpLam("_", xpVar("a"))
	x = xpApp(f, a)
	assertEqual(evalX(x, e), 4711).x

	' lexical scope:
	' evaluate the lambda in its own env, then apply that in another
	e = extend(envEmpty, "a", 4711)
	act = evalX(xpLam("_", xpVar("a")), e)
	e = extend(envEmpty, "it", act)
	x = xpApp(xpVar("it"), xpVal(88))
	act = evalX(x, e)
	assertEqual(act, 4711).x

	' "over-applying a one-arg lambda (which returns a builtin fn obj)
	' make sure we're assuming the right arity:
	assertEqual(arity(Fn.fstArg), 2).x
	f = xpLam("_", xpVal(Fn.fstArg))
	x = xpApp(xpApp(xpApp(f, xpVal(1)), xpVal(2)), xpVal(3))
	assertEqual(evalX(x, e), 2).x

	' two-arg lambda
	' \ys.\y.cons y ys
	f = xpLam("ys", xpLam("y", xpApp(xpApp(xpVar("cons"), xpVar("y")), xpVar("ys")))
	e = extend(envEmpty, "cons", Fn.cons)
	x = xpApp(xpApp(f, xpVal(List(2, 3))), xpVal(1))
	act = evalX(x, e)
	assertEqual(equ(act, List(1, 2, 3)), True).x

	' "_" parameter isn't eval'd
	f = xpLam("_", xpVal(42))
	x = xpApp(f, xpErr("Boom!"))
	act = evalX(x, envEmpty)
	assertEqual(act, 42).x
	
	f = xpLam("a", xpLam("_", xpVar("a")))
	x = xpApp(xpApp(f, xpVal(42)), xpErr("Boom!"))
	act = evalX(x, envEmpty)
	assertEqual(act, 42).x

End Function


</script:module>
</file>

<file path=Basic/Standard/M12_Type.xml><?xml version="1.0" encoding="utf-8"?>
<!DOCTYPE module  PUBLIC '-//OpenOffice.org//DTD OfficeDocument 1.0//EN'  'module.dtd'>
<script:module xmlns:script="http://openoffice.org/2000/script" script:name="M12_Type" script:language="StarBasic">REM  *****  BASIC  *****
Option Explicit
		
Type DataValue
	id		As Long
	str		As String	' debugger shows that in inspector
	ctor	As Object
	fields	As Variant Array
	x		As Variant
End Type

Type Tp
	TDataTypeCtor	As Object
	DataTypeCtor	As Object
	
	TDataCtor		As Object
	DataCtor		As Object
	
	List			As Object
	List_Nil		As Object
	List_Cons		As Object
	
	TNative			As Object
	Native			As Object
	
	TType			As Object
	TType_TyParam	As Object
	TType_TyApp		As Object
	
	Native_Boolean	As Object
	Native_Byte		As Object
	Native_Integer	As Object
	Native_Long		As Object
	Native_Single	As Object
	Native_Double	As Object
	Native_String	As Object
	
	Native_Empty	As Object
	Native_Object	As Object
	Native_Date		As Object
	Native_Array	As Object
	Native_Variant	As Object
	
	TPattern		As Object
	TPattern_Any	As Object
	TPattern_Var	As Object
	TPattern_Const	As Object
	TPattern_Data	As Object
	
	TExpr			As Object
	TExpr_Var		As Object
	TExpr_Const		As Object
	TExpr_Lam		As Object
	TExpr_App		As Object
End Type


Const DataCtor_name     = 0
Const DataCtor_argTypes = 1
Const DataCtor_typeCtor = 2


Const DataTypeCtor_name  	 = 0
Const DataTypeCtor_arity 	 = 1
Const DataTypeCtor_dataCtors = 2

Const Ntv_shortName = 0
Const Ntv_typeName  = 1
Const Ntv_varType   = 2

Sub Main
	[test_Type======================================]()
End Sub

Function _DataTypeCtor_name(x)
	_DataTypeCtor_name = _destructure(Tp.DataTypeCtor, 0, x)
End Function

Function _DataTypeCtor_arity(x)
	_DataTypeCtor_arity = _destructure(Tp.DataTypeCtor, 1, x)
End Function

Function _DataTypeCtor_dataCtors(x)
	_DataTypeCtor_dataCtors = _destructure(Tp.DataTypeCtor, 2, x)
End Function


Function _newDataValue(ctor As DataValue, ByRef args As Array)
	Static instanceCount As Long
	Dim out As New DataValue
	out.ctor   = ctor
	out.fields = args
	out.id	   = instanceCount
	instanceCount = instanceCount + 1
	_newDataValue = out
End Function

' old stuff, to be replaced
Function _tyname(o As Object)
	_tyname = o.tyname
End Function

Function _id(o As Object)
	_id = o.id
End Function

Function _str(o As Object)
	_str = o.str
End Function

Function _ctor(o As Object)
	_ctor = o.ctor
End Function

Function _fields(o As Object)
	_fields = o.fields
End Function

Function _x(o As Object)
	_x = o.x
End Function

Function Tp() ' bootstrap TType and data types
	Static out As Object
	If isNull(out) Then
		out = New Tp
		
		Dim vNil, tcList, cNil
		vNil = _newDataValue(Nothing, emptyArray)
		tcList = _newDataValue(Nothing, Array("List", 1, vNil))
		out.List = tcList
		
		cNil = _newDataValue(Nothing, Array("Nil", vNil, tcList))
		cNil.x = vNil
		vNil.ctor = cNil
		out.List_Nil = cNil
		
		
		Dim tcDataCtor, cDataCtor
		tcDataCtor = _newDataValue(Nothing, Array( _
			"TDataCtor", 0, vNil _
		)
		out.TDataCtor = tcDataCtor
		
		cDataCtor = _newDataValue(Nothing, Array( _
			"DataCtor", vNil, tcDataCtor _
		))
		cDataCtor.ctor	= cDataCtor
		cNil.ctor		= cDataCtor
		out.DataCtor = cDataCtor
		
		Dim cCons
		cCons = _newDataValue(cDataCtor, Array( _
			"Cons", vNil, tcList _
		))
		out.List_Cons = cCons
		
		out.List.str			= "List"
		out.List_Nil.str		= "Nil :: List a0"	' singleton data ctor
		out.List_Nil.x.str		= "[]"	' singleton value
		out.List_Cons.str		= "Cons :: a0 -&gt; (List a0) -&gt; (List a0)"


		tcList.fields(DataTypeCtor_dataCtors) = _
			_newDataValue(cCons, Array(cNil, _
			_newDataValue(cCons, Array(cCons, _
								 vNil _
		))))
		
		tcDataCtor.fields(DataTypeCtor_dataCtors) = _
			_newDataValue(cCons, Array(cDataCtor, _
								 vNil _
		))
		
		' can use _mkDataCtor from now on
		
		Dim tcDataTypeCtor
		tcDataTypeCtor = _mkDataTypeCtor("TDataTypeCtor", 0)
		out.TDataTypeCtor = tcDataTypeCtor
		
		Dim cDataTypeCtor
		cDataTypeCtor = _mkDataCtor(tcDataTypeCtor, "DataTypeCtor", vNil)
		tcDataTypeCtor.ctor = cDataTypeCtor
		tcDataCtor.ctor 	= cDataTypeCtor
		tcList.ctor			= cDataTypeCtor
		out.DataTypeCtor = cDataTypeCtor
		
		' Now we need types to fix up the argTypes fields
		
		Dim tcNative
		tcNative =  _mkDataTypeCtor("TNative", 0)
		out.TNative = tcNative
		
		Dim cNtv ' data ctor of TNative for native types
				 ' later: its argTypes = [Native Str, Native Str, Native Int]
		cNtv = _mkDataCtor(tcNative, "Native", vNil)
		out.Native = cNtv
		
		' make Native instances:
		
		Dim nStr
		nStr = _newDataValue(cNtv, Array( _
			"Str", TypeName(CStr("")), VarType(CStr("")) _
		)
		
		Dim nInt
		nInt = _newDataValue(cNtv, Array( _
			"Int", TypeName(CInt(0)), VarType(CInt(0)) _
		)
		
		' With nStr and nInt we can fix argTypes of cNtv:
		
		cNtv.fields(DataCtor_argTypes) = _
			_newDataValue(cCons, Array(nStr, _
			_newDataValue(cCons, Array(nStr, _
			_newDataValue(cCons, Array(nInt, _
								 vNil _
		))))))
		' TODO: cNtv.x
		
		
		
		Dim tcType
		tcType = _mkDataTypeCtor("Type", 0)
		out.TType = tcType
				
		Dim cParam
		cParam = _mkDataCtor(tcType, "TyParam", _
			_newDataValue(cCons, Array(nInt, _
								 vNil _
		)))
		out.TType_TyParam = cParam
		
		Dim cApp
		cApp = _mkDataCtor(tcType, "TyApp", _
			_newDataValue(cCons, Array(tcType, _
			_newDataValue(cCons, Array(tcType, _
								 vNil _
		)))))
		out.TType_TyApp = cApp
		
		
		' With cApp we can fix field argTypes of cons 
		' so we can use list fns (can use convenience fns already)
		Dim a0 : a0 = TypeParam(0)
		cCons.fields(DataCtor_argTypes) =		_
			_newDataValue( cCons, Array(a0,	_
			_newDataValue( cCons, Array(TList(a0), _
			vNil _
		))))
		
		
		' argTypes of DataTypeCtor
		cDataTypeCtor.fields(DataCtor_argTypes) = _
			List(nStr, nInt, TList(tcDataCtor))
		
		' argTypes of DataCtor
		cDataCtor.fields(DataCtor_argTypes) = _
			List(nStr, TList(tcType), tcDataTypeCtor)
		
		
		out.TDataTypeCtor.str	= "TDataTypeCtor"
		out.DataTypeCtor.str	= "DataTypeCtor :: Str -&gt; Int -&gt; (List TDataCtor) -&gt; TDataTypeCtor"
		
		out.TDataCtor.str		= "TDataCtor"
		out.DataCtor.str		= "DataCtor :: Str -&gt; (List Type) -&gt; TDataTypeCtor -&gt; TDataCtor"

		out.TNative.str			= "TNative"
		out.Native.str			= "Native"

		out.TType.str			= "Type"
		out.TType_TyParam.str	= "TyParam :: Int -&gt; Type"
		out.TType_TyApp.str		= "TyApp :: Type -&gt; Type -&gt; Type"
		
		nStr.str 				= cNtv.str &amp; "_Str"
		nInt.str 				= cNtv.str &amp; "_Int"
		
		' -- more BASIC types:
		out.Native_Boolean	= _mkNative("Bool",		CBool(0))
		out.Native_Byte		= _mkNative("Byte",		CByte(0))
		out.Native_Integer	= nInt		
		out.Native_Long 	= _mkNative("Long",		CLng(0))
		out.Native_Single	= _mkNative("Single",	CSng(0))
		out.Native_Double	= _mkNative("Double",	CDbl(0))
		out.Native_String 	= nStr
		out.Native_Object	= _mkNative("Obj",		Nothing)
		out.Native_Empty	= _mkNative("Empty",	Empty)
		out.Native_Array	= _mkNative("Array",	Array())
		out.Native_Date		= _mkNative("Date",		Date)
		Dim aVariant As Variant
		out.Native_Variant	= _mkNative("Variant",	aVariant)
		
		' -- init other data types
		out.TPattern = TPattern
		out.TExpr    = TExpr
	End If
	Tp = out
End Function

Function _mkNative(shortName As String, sampleValue As Variant)
	Dim out
	' cannot use applyDC because it needs the native types
	If isArray(sampleValue) Then
		out = _newDataValue(Tp.Native, Array( _
			shortName, "Array", VarType(sampleValue)))
	Else
		out = _newDataValue(Tp.Native, Array( _
			shortName, TypeName(sampleValue), VarType(sampleValue)))
	End If
	out.str = Tp.Native.str &amp; "_" &amp; shortName
	_mkNative = out
End Function

' duck-type like test:
' - does it have member .ctor of (BASIC) type Object?
' - does it have member .fields of (BASIC) type Array?
Function isDataValue(x As Variant)
	Dim out
	out = False
	' TODO: isDataValue: check isObject &amp; Not isNull first
	On Local Error Goto isDataValue_end
	If isObject(_ctor(x)) And isArray(_fields(x)) Then
		out = True
	End If
isDataValue_end:
	isDataValue = out
End Function



Function field(idx As Integer, v As DataValue)
	field = v.fields(idx)
End Function

Function fieldCount(v As DataValue)
	fieldCount = CInt(UBound(v.fields) + 1)
End Function


Function DataValue_same(a As DataValue, b As DataValue)
	DataValue_same = (a.id = b.id)
End Function


'	assertEqual(VarType(Empty),		0).x
'	'assertEqual(VarType(?),		1).x	' doc says "Null" (?!)
'	assertEqual(VarType(CInt(0)),	2).x
'	assertEqual(VarType(CLng(0)),	3).x
'	assertEqual(VarType(CSng(0)),	4).x
'	assertEqual(VarType(CDbl(0)),	5).x
'	'assertEqual(VarType(?),	6).x
'	assertEqual(VarType(Date),		7).x
'	assertEqual(VarType("string"),	8).x
'	assertEqual(VarType(Nothing),	9).x
'	assertEqual(VarType(missing),	10).x
'	assertEqual(VarType(True),		11).x
'	'assertEqual(VarType(?),		12).x	' doc says "Variant"...
'	'assertEqual(VarType(Array()),	8204).x	' let's treat it as random

Function typeOf(Optional x As Variant)
	Static oFn As Object ' init only when needed (Fn() requires List)
	Static cs As Variant, cDataCtor As Object
	' ATTENTION: cByte, cInt, cLng, cSng, cDbl, cStr, cDate, cBool
	'            are BASIC *keywords*! 
	Static _Byte, _Int, _Lng, _Sng, _Dbl, _Str, _Bool
	Static _Empty, _Obj, _Date, _Variant, _Array
	If isEmpty(cs) Then
		Dim cs(0 To 17)
		_Empty 	= Tp.Native_Empty	' vt =  0
									' vt =  1 ??? ("Null")
		_Int 	= Tp.Native_Integer	' vt =  2
		_Lng 	= Tp.Native_Long	' vt =  3
		_Sng 	= Tp.Native_Single	' vt =  4
		_Dbl 	= Tp.Native_Double	' vt =  5
									' vt =  6 ???
		_Date 	= Tp.Native_Date	' vt =  7
		_Str 	= Tp.Native_String	' vt =  8
		_Obj 	= Tp.Native_Object	' vt =  9
									' vt = 10 (isMissing = True)
		_Bool 	= Tp.Native_Boolean	' vt = 11
		_Variant= Tp.Native_Variant	' vt = 12 ??? ("Variant")
		_Array 	= Tp.Native_Array	' vt = &amp;H2000 + VarType(elem)
		_Byte	= Tp.Native_Byte	' vt = 17
		
		cs( 0) = _Empty
		cs( 2) = _Int
		cs( 3) = _Lng
		cs( 4) = _Sng
		cs( 5) = _Dbl
		cs( 7) = _Date
		cs( 8) = _Str
		cs( 9) = _Obj
		cs(11) = _Bool
		cs(12) = _Variant
		cs(17) = _Byte
		
		cDataCtor = Tp.DataCtor
	End If
		
	Dim out As Variant, vt As Integer
	vt = VarType(x)
		
	On vt Goto _vtXX, _vtNN, _vtNN, _vtNN, _vtNN, _
			   _vtXX, _vtNN, _vtNN, _vt09, _vt10, _
			   _vtNN, _vtNN, _vtXX, _vtXX, _vtXX, _
			   _vtXX, _vtNN
	' when we get here then vt = 0 or &gt;17
	If vt = 0 Then
		out = _Empty
		Goto _typeOf_end
	ElseIf isArray(x) Then
		out = _Array
		Goto _typeOf_end
	End If
_vt10: ' isMissing(x) = True
	If isNull(oFn) Then : oFn = Fn.typeOf :	End If
	out = oFn
	Goto _typeOf_end
_vtNN:
	out = cs(vt)
	Goto _typeOf_end
_vt09: ' isObject(x) = True
	out = _Obj
	On Local Error Goto _typeOf_end
	' Does x have a .ctor member?
	Dim cx  : cx  = _ctor(x)  ' DON'T dot-access members in here!
	' But is it (cx) a TDataCtor?
	' The field access may throw if cx ain't a TDataCtor...
	out = field(DataCtor_typeCtor, cx)
	' But if it didn't we have to make sure that cx
	' really was constructed by DataCtor:
	Dim ccx : ccx = _ctor(cx) ' .ctor of x's .ctor
	If DataValue_same(ccx, cDataCtor) Then
		Dim r As Integer, i As Integer
		r = field(DataTypeCtor_arity, out)
		' TODO: typeOf - fully apply DataTypeCtor with arity &gt; 0?
		'For i = 0 To r - 1
		'	out = TypeApp(out, TypeParam(i))
		'Next i
	Else
		out = _Obj
	End If
_typeOf_end:
	typeOf = out
	Exit Function
_vtXX: ' vt =1, =6, &gt;17 and not Array
	croak("typeOf: unsupported VarType = " &amp; vt _
		&amp; NL &amp; "TypeName: '" &amp; TypeName(x) &amp; "'" _
	)
End Function


Function ctorOf(Optional x As Variant)
	Static oFn As Object ' init only when needed (Fn() requires List)
	Dim out : out = Empty
	If isMissing(x) Then
		out = Fn.ctorOf
	Else
		On Local Error Goto ctorOf_end
		out = _ctor(x) ' DON'T dot-access members in here!
	End If
ctorOf_end:
	ctorOf = out
	Exit Function
End Function

Function isCtorOf(c As Object, v As Variant)
	Dim actC As Variant
	actC = ctorOf(v)
	isCtorOf = DataValue_same(actC, c)
End Function

Function ctorName(v As DataValue)
	Dim out
	out = v.ctor.fields(DataCtor_name)
	ctorName = out
End Function

Function typectorOf(c)
	'require(hasType, c, TDataCtor)
	typeCtorOf = c.fields(DataCtor_typeCtor)
End Function

Function typeCtorName(c)
	'require(hasType, c, TDataCtor)
	typeCtorName = field(DataTypeCtor_name, typectorOf(c))
End Function

' --------------------------------------------------------------
	
Function _destructure(c As Object, i As Integer, Optional v As Variant)
	Dim out
	If isMissing(v) Then
		out = apply(Fn.destructure, c, i)
	Else
		On Local Error Goto _destructure_error
		If DataValue_same(_ctor(v), c) Then
			out = field(i, v)
		Else
_destructure_error:
			On Local Error Goto 0 ' disable error handler
			Dim cName : cName = field(DataCtor_name, c)
			Dim tExp : tExp = field(DataCtor_typeCtor, c)
			Dim r, k : r = field(DataTypeCtor_arity, tExp)
			For k = 0 To r - 1
				tExp = TypeApp(tExp, TypeParam(k))
			Next k
			Dim msg
			msg = "destructure " &amp; cName &amp; " " &amp; i &amp; ": "
			If hasType(v, tExp) Then
				' wrong data ctor
				msg = msg &amp; " wrong ctor " &amp; ctorName(v)
			Else
				Dim tAct : tAct = typeOf(v)
				' wrong type
				msg = msg &amp; " expected a " &amp; tExp.str &amp; ", not a " &amp; tAct.str
			End If
			croak(msg)
		End If
	End If
	_destructure = out
End Function







Function DataValue_genericToString(v As DataValue)
	Dim seen As String : seen = ""
	DataValue_genericToString = _DataValue_genericToString(v, 0, seen)
End Function

Function _DataValue_genericToString( _
	ByVal v 	 As DataValue, _
	ByVal indent As Integer, _
	ByRef seen 	 As String _
)
	Dim out
	Dim ctor   As Variant : ctor   = v.ctor
	Dim fields As Variant : fields = v.fields
	Dim cStr   As String
	Dim fStr   As String
	
	If inStr(seen, " " &amp; v.id) &lt;&gt; 0 Then
		out = "{ id: " &amp; v.id &amp; " }"
	Else
		seen = v.id &amp; " " &amp; seen 
		If isDataValue(ctor) Then
			cStr = _DataValue_genericToString(ctor, indent + 2, seen)
		Else
			cStr = toString(ctor)
		End If
		If isArray(fields) Then
			fStr = _DataValue_genericToString_Array(fields, indent, seen)
		Else
			fStr = toString(fields)
		End If
		out = "{ id: " &amp; v.id &amp; ","			&amp; NL &amp; space(indent) _
			&amp; "  ctor: " &amp; cStr &amp; "," 		&amp; NL &amp; space(indent) _
			&amp; "  fields: " &amp; fStr 			&amp; NL &amp; space(indent) _
			&amp; "}"
	End If
	_DataValue_genericToString = out
End Function

Function _DataValue_genericToString_Array( _
	ByVal a 	 As Array, _
	ByVal indent As Integer, _
	ByRef seen 	 As String _
)
	Dim out
	out = "Array("
	If UBound(a) &lt; 0 Then
		out = out &amp; ")"
	Else
		out = out &amp; NL &amp; space(indent + 4)
		Dim i As Integer, w As Variant
		For i = 0 To UBound(a)
			If i &gt; 0 Then
				out = out &amp; "," &amp; NL &amp; space(indent + 4)
			End If
			w = a(i)
			If isArray(w) Then
				out = out &amp; _
				_DataValue_genericToString_Array(w, indent + 2, seen)
			ElseIf isDataValue(w) Then
				out = out &amp; _
				_DataValue_genericToString(w, indent + 4, seen)
			Else
				out = out &amp; toString(w)
			End If
		Next i
		out = out &amp; NL &amp; space(indent + 2) &amp; ")"
	End If	
	_DataValue_genericToString_Array = out
End Function

Function _mkValueFrom_lax(ctor As DataValue, args As Array)
	Dim x As Integer, a As Integer
	a = LBound(args)
	If a &lt;&gt; 0 Then
		croak("_mkValueFrom_lax " &amp; ctor.fields(DataCtor_name) &amp; ":" _
			&amp; NL &amp; "invalid " &amp; a &amp; "-based args Array" _
			&amp; NL &amp; "expected 0-based Array")
	Else
		x = UBound(ctor.fields(DataCtor_argTypes))
		a = UBound(args)
		If a &lt;&gt; x Then
			a = a + 1 : x = x + 1
			croak("_mkValueFrom_lax " &amp; ctor.fields(DataCtor_name) _
				&amp; ":" _
				&amp; NL &amp; "expected " &amp; x &amp; " arg" &amp; IIf(x = 1, "", "s") _
				&amp; " but got " &amp; a _
				&amp; NL &amp; toString(args))
		End If
	End If
	_mkValueFrom_lax = _newDataValue(ctor, args)
End Function

Sub _setTypeCtor(dataCtor As DataValue, dataTypeCtor As DataValue)
	' TODO: check that dataCtor really is a DataCtor
	' TODO: check that dataTypeCtor really is a DatatypeCtor
	dataCtor.fields(DataCtor_typeCtor) = dataTypeCtor
End Sub


' --------------------------------------------------------------

' --- TDataTypeCtor

Function TDataTypeCtor()
	Static out As Object : If isNull(out) Then : out = Tp.TDataTypeCtor : End If
	TDataTypeCtor = out
End Function

Function dataCtors(Optional tc)
	dataCtors = _destructure(Tp.DataTypeCtor, 2, tc)
End Function

Function findDataCtor(tc, dcName As String)
	Dim dcs As Object, dc as Object, out
	dcs = dataCtors(tc)
	Do Until isNil(dcs)
		dc = car(dcs)
		If nameOf(dc) = dcName Then
			out = dc
			Exit Do
		End If
		dcs = cdr(dcs)
	Loop
	findDataCtor = out
End Function

Function nameOf(x)
	On Local Error Goto nameOf_error
	Dim out, c : c = _ctor(x)
	If DataValue_same(c, Tp.DataCtor) Then
		out = field(DataCtor_name, x)
	ElseIf DataValue_same(c, Tp.DataTypeCtor) Then
		out = field(DataTypeCtor_name, x)
	Else
nameOf_error:
		croak("nameOf: expected DataCtor or DataTypeCtor - got " _
			&amp; _str(typeOf(x)))
	End If
	nameOf = out
End Function

' --- TDataCtor

Function TDataCtor()
	Static out As Object : If isNull(out) Then : out = Tp.TDataCtor : End If
	TDataCtor = out
End Function

Function argTypes(Optional dc)
	argTypes = _destructure(Tp.DataCtor, 1, dc)
End Function

Function singletonVal(Optional dc)
	Dim out
	If isMissing(dc) Then
		out = Fn.singletonVal
	ElseIf isNil(argTypes(dc)) Then
		out = _x(dc)
	Else
		croak("not a singleton data ctor: " &amp; nameOf(dc) _
			&amp; NL &amp; _str(dc))
	End If
	singletonVal = out
End Function

' --- List

Function TList(Optional typeArg)
	Static tc As Object : If isNull(tc) Then : tc = Tp.List : End If
	Dim out
	If isMissing(typeArg) Then
		out = tc
	Else
		out = TypeApp(tc, typeArg)
	End If
	TList = out
End Function

' --- TType

Function TType()
	Static out As Object : If isNull(out) Then : out = Tp.TType : End If
	TType = out
End Function

' Str -&gt; [Type] -&gt; TDataTypeCtor -&gt; TDataCtor
Function DataCtor( _
	Optional _name As String, _
	Optional argTypes As Object, _
	Optional typeCtor As Object _
)
	Static c As Object : If isNull(c) Then : c = Tp.DataCtor : End If
	Dim out
	If isMissing(_name) Then
		out = c
	Else
		out = applyDC(c, _name, argTypes, typeCtor)
	End If
	DataCtor = c
End Function

' String -&gt; Integer -&gt; [TDataCtor] -&gt; TDataTypeCtor
Function DataTypeCtor( _
	Optional _name As String, _
	Optional arity As Integer, _
	Optional dataCtors As Object _
)
	Static c As Object : If isNull(c) Then : c = Tp.DataTypeCtor : End If
	Dim out
	If isMissing(_name) Then
		out = c
	Else
		out = applyDC(c, _name, arity, dataCtors)
	End If
	DataTypeCtor = out
End Function

Function TypeParam(Optional i As Integer)
	Static c As Object : If isNull(c) Then : c = Tp.TType_TyParam : End If
	Dim out
	If isMissing(i) Then
		out = c
	Else
		'out = applyDC(c, i)
		out = _newDataValue(c, Array(i))
		out.str = "a" &amp; i
	End If
	TypeParam = out
End Function

Function TypeParam_index(Optional x)
	TypeParam_index = _destructure(Tp.TType_TyParam, 0, x)
End Function


Function TypeApp(Optional tc As Object, Optional ta As Object)
	Static cApp As Object : If isNull(cApp) Then : cApp = Tp.TType_TyApp : End If
	Dim out
	If isMissing(tc) Then
		out = cApp
	Else
		Dim r As Integer
		'out = applyDC(cApp, tc, ta)
		out = _newDataValue(cApp, Array(tc, ta))
		
		' tc must be an "applicable" type,
		' ie: a DataTypeCtor with arity &gt; 0
		'     or a TypeApp with at least 1 unbound TypeParam
		If isType(tc) Then
			r = Type_arity(tc)
			If r &gt; 0 Then
				Dim tcCtor As Variant, tcStr As String
				tcCtor = _ctor(tc)
				If DataValue_same(tcCtor, DataTypeCtor) Then
					tcStr = field(DataTypeCtor_name, tc)
				ElseIf DataValue_same(tcCtor, cApp) Then
					tcStr = tc.str
				Else
					show("TypeApp/NYI: ", tc).boom
				End If
			Else
				croak("TypeApp: cannot apply " _
					&amp; TType_toString(tc))
			End If
		Else
			Goto TypeApp_invalid_1st_arg
		End If
				
		' ta must be a "complete" type,
		' ie: a DataTypeCtor with arity = 0
		'  or a TypeApp
		'  or a TypeParam
		'  or a native type (Native_Str, Native_Int, ...)
		If isType(ta) Then
			r = Type_arity(ta)
			If r = 0 Then
				Dim taCtor As Object, taStr As String
				taCtor = _ctor(ta)
				If DataValue_same(taCtor, DataTypeCtor) Then
					taStr = field(DataTypeCtor_name, ta)
				ElseIf DataValue_same(taCtor, Tp.Native) Then
					taStr = field(Ntv_shortName, ta)
				ElseIf DataValue_same(taCtor, cApp) Then
					taStr = ta.str
					If Not(startsWith(taStr, "[")) Then
						taStr = "(" &amp; taStr &amp; ")"
					End If
				Else
					taStr = ta.str
				End If
			Else
				croak("TypeApp: incomplete type arg: " _
					&amp; TType_toString(ta))
			End If
		Else
			Goto TypeApp_invalid_2nd_arg
		End If
		
		If DataValue_same(tc, TList) Then
			out.str = "[" &amp; taStr &amp; "]"
		Else
			out.str = tcStr &amp; " " &amp; taStr
		End If
		
	End If
	TypeApp = out
	Exit Function
TypeApp_invalid_1st_arg:
	croak("TypeApp: cannot apply " &amp; toString(tc))
TypeApp_invalid_2nd_arg:
	croak("TypeApp: invalid type arg " &amp; toString(ta))
End Function

' --------------------------------------------------------------

Function TypeApp_typeFn(Optional x)
	TypeApp_typeFn = _destructure(Tp.TType_TyApp, 0, x)
End Function

Function TypeApp_typeArg(Optional x)
	TypeApp_typeArg = _destructure(Tp.TType_TyApp, 1, x)
End Function

Function Type_arity(x)
	Dim out
	On Local Error Goto Type_arity_error
	Dim ct : ct = _ctor(x)
	If DataValue_same(ct, Tp.DataTypeCtor) Then
		out = field(DataTypeCtor_arity, x)
	ElseIf DataValue_same(ct, Tp.TType_TyApp) Then
		out = CInt(Type_arity(TypeApp_typeFn(x)) - 1)
	ElseIf isType(x) Then
		out = 0
	Else
Type_arity_error:
		On Local Error Goto 0 ' disable error handler
		show("Type_arity: expected a Type, not a " _
			&amp; typeStr(x)).boom
	End If
	Type_arity = out
End Function

'Function isSubtypeOf(s As Object, t As Object)
'	Dim out
'	out = DataValue_same(s, t)
'	If Not(out) Then
'		If DataValue_same(t, TType) Then
'			out = CBool(DataValue_same(s, TDataTypeCtor) _
'					Or DataValue_same(s, TString) _
'					Or DataValue_same(s, TInteger) _
'			)
'		End If
'	End If
'	isSubtypeOf = out
'End Function

Function hasType(Optional v As Variant, Optional t As Object)
	Static oFn As Object, tcType As Object
	Static cDataTypeCtor As Object, cNative As Object
	Static nVariant As Object
	Static cParam As Object, cApp As Object
	Dim out As Variant
	If isMissing(t) Then
		If isNull(oFn) Then : oFn = Fn.hasType : End If
		If isMissing(v) Then	: out = oFn
		Else					: out = apply1(oFn, v)
		End If
	ElseIf isType(t) Then
		If isNull(tcType) Then
			tcType = Tp.TType
			cDataTypeCtor = Tp.DataTypeCtor
			cNative = Tp.Native
			nVariant = Tp.Native_Variant
			cParam = Tp.TType_TyParam
			cApp = Tp.TType_TyApp
		End If
		If DataValue_same(t, tcType) Then
			out = isType(v)
		ElseIf isCtorOf(cParam, t) Then
			' TODO: hasType - type context
			out = True
		Else
			out = False
			Dim tv As Object
			tv = typeOf(v)
			If DataValue_same(tv, t) Then
				out = True
			ElseIf isCtorOf(cNative, tv) Then
				If DataValue_same(t, nVariant) Then
					out = True
				Else
					' TODO: subtype relation for native types
					out = False
				End If			
			ElseIf isCtorOf(cDataTypeCtor, tv) Then
				Dim r As Integer
				r = field(DataTypeCtor_arity, tv)
				If (r &gt; 0) And (isCtorOf(cApp, t)) Then
					out = DataValue_same(tv, TypeApp_typeFn(t))
					' TODO: test type arg
				Else
					' TODO: subtype relation for data types
				End If
			End If
		End If
	Else
		croak("hasType: not a type: " &amp; toString(t))	
	End If	
	hasType = out
End Function

'Function requireType(t As Object, v As Variant)
'	Dim out
'	If hasType(v, t) Then
'		out = mkPass
'	Else
'		out = mkFail(v, t, "need " &amp; DataValue_toString(t) &amp; " - got" &amp; NL &amp; toString(v))
'	End If
'	requireType = out
'End Function

Function applyDC(c, _
	Optional a0, _
	Optional a1, _
	Optional a2, _
	Optional a3, _
	Optional a4 _
)
	If Not(isctorOf(Tp.DataCtor, c)) Then
		croak("applyDC: not a data ctor: " &amp; NL &amp; toString(c))
	End If
	Dim out As Object
	Dim cName As String : cName = field(DataCtor_name, c)
	Dim ats As Object	: ats = field(DataCtor_argTypes, c)
	Dim r As Integer	: r = length(ats)
	Dim n As Integer, i As Integer
	Dim a As Variant, t As Object
	
	If     isMissing(a0) Then :	n = 0
	ElseIf isMissing(a1) Then : n = 1
	ElseIf isMissing(a2) Then : n = 2
	ElseIf isMissing(a3) Then : n = 3
	ElseIf isMissing(a4) Then : n = 4
	Else
		croak("applyDC " &amp; cName &amp; ": " _
			&amp; " only up to 4 args supported - got 5" _
		)
	End If
	If r &lt; n Then
		Goto applyDC_too_many_args
	End If
	On n Goto _tc1, _tc2, _tc3, _tc4, _tc5
	Goto _tc0
_tc5: a = a4 : t = nth(4, ats) : If Not(hasType(a, t)) Then : Goto applyDC_typeError : End If
_tc4: a = a3 : t = nth(3, ats) : If Not(hasType(a, t)) Then : Goto applyDC_typeError : End If
_tc3: a = a2 : t = nth(2, ats) : If Not(hasType(a, t)) Then : Goto applyDC_typeError : End If
_tc2: a = a1 : t = nth(1, ats) : If Not(hasType(a, t)) Then : Goto applyDC_typeError : End If
_tc1: a = a0 : t = nth(0, ats) : If Not(hasType(a, t)) Then : Goto applyDC_typeError : End If
_tc0:
	If n &lt; r Then
		Dim typeStr As String
		For i = n To r - 1
			t = nth(i, ats)
			If (t.str &lt;&gt; "") Then
				typeStr = typeStr &amp; t.str &amp; " -&gt; "
			Else
				typeStr = typeStr &amp; _DataValue_toString_Type(t, "") &amp; " -&gt; "
			End If
		Next i
		typeStr = typeStr &amp; typeCtorName(c)
		Dim oFn As Object
		oFn = _newFn("applyDC", r + 1, typeStr)
		Select Case n
			Case 0:	out = apply(oFn, c)
			Case 1:	out = apply(oFn, c, a0)
			Case 2:	out = apply(oFn, c, a0, a1)
			Case 3:	out = apply(oFn, c, a0, a1, a2)
			Case 4:	out = apply(oFn, c, a0, a1, a2, a3)
		End Select
	ElseIf n = r Then
		If r = 0 Then
			out = singletonVal(c)
			If isEmpty(out) Then
				croak("applyDC " &amp; cName &amp; ": singleton ctor " _
					&amp; " empty with .x" _
				)
			End If
		Else
			Dim fields
			Select Case r
				Case 1:	fields = Array(a0)
				Case 2:	fields = Array(a0, a1)
				Case 3:	fields = Array(a0, a1, a2)
				Case 4:	fields = Array(a0, a1, a2, a3)
			End Select
			out = _newDataValue(c, fields)
		End If
	Else
applyDC_too_many_args:
		croak("applyDC " &amp; cName &amp; ": " _
			&amp; " cannot apply " &amp; r &amp; "-arg ctor to " &amp; n &amp; " args" _
		)
	End If
	applyDC = out
	Exit Function
applyDC_typeError:
	croak("applyDC " &amp; cName &amp; ": type error: expected " _
		&amp; TType_toString(t) _
		&amp; ", not a " &amp; typeof(a).str _
	)
End Function


' --------------------------------------------------------------

Function Data_toString( _
	v As DataValue, _
	Optional ByRef needParens As Boolean, _
	Optional expandElementary As Boolean _
)
	Dim out As String
	Dim id_v As Long
	id_v = _id(v)
	If isMissing(needParens) Then
		needParens = False
	End If
	If isMissing(expandElementary) Then
		expandElementary = True
	End If
	' dispatch on data type:
	Dim tc
	tc = typeCtorOf(_ctor(v))
	Select Case _id(tc)
		Case _id(TDataCtor)
			out = TDataCtor_toString(v, needParens, expandElementary)
		Case _id(TDataTypeCtor)
			If expandElementary Then
				out = generic_Data_toString(v, needParens, True)
			Else
				out = "´" &amp; nameOf(v)
			End If
		Case _id(TType)
			out = TType_toString(v, needParens)
		Case _id(TList)
			out = TList_toString(v, expandElementary)
		Case _id(TPattern)
			out = TPattern_toString(v, needParens)
		Case Else
			out = generic_Data_toString(v, needParens, expandElementary)
			'croak("Data_toString/NYI: a " &amp; typeStr(v))
	End Select
	Data_toString = out
End Function

Function generic_Data_toString( _
	v As Object, _
	Optional needParens       As Boolean, _
	Optional expandElementary As Boolean _
)
	Dim out As String
	If isMissing(needParens) Then
		needParens = False
	End If
	If isMissing(expandElementary) Then
		expandElementary = True
	End If
	Dim i As Integer, n As Integer
	Dim f As Variant, tf As Object, fStr As String
	out = ctorName(v)
	n = fieldCount(v) - 1
	For i = 0 To n
		f = field(i, v)
		If isDataValue(f) Then
			fStr = Data_toString(f, True, False)
		Else
			fStr = toString(f)
		End If	
		out = out &amp; " " &amp; fStr
	Next i
	If needParens And (i &gt; 0) Then
		out = "(" &amp; out &amp; ")"
	End If
	generic_Data_toString = out
End Function

Function TDataCtor_toString( _
	v As Object, _
	Optional needParens As Boolean, _
	Optional expandElementary As Boolean _
)
	If isMissing(needParens) Then
		needParens = False
	End If
	If isMissing(expandElementary) Then
		expandElementary = True
	End If
	Dim out
	out = nameOf(v)
	If expandElementary Then
		Dim ats As Object
		ats = argTypes(v)
		out = typeCtorName(v) &amp; "." &amp; out
		If Not(isNil(ats)) Then
			Do
				out = out &amp; " " &amp; TType_toString(car(ats), True)
				ats = cdr(ats)
			Loop Until isNil(ats)
			If needParens Then
				out = "(" &amp; out &amp; ")"
			End If
		End If
	Else
		out = "´" &amp; out
	End If
	TDataCtor_toString = out
End Function

Function TType_toString( _
	v As Object, _
	Optional needParens As Boolean _
)
	Static tcType   As Object, cParam As Object, cApp As Object
	Static tcNative As Object
	If isNull(tcType) Then
		tcType   = Tp.TType
		cParam   = Tp.TType_TyParam
		cApp     = Tp.TType_TyApp
		tcNative = Tp.TNative
	End If
	If isMissing(needParens) Then
		needParens = False
	End If
	Dim out
	Dim c  As Object : c  = _ctor(v)
	Dim tc As Object : tc = typeCtorOf(c)
	
	If DataValue_same(tc, tcType) Then
		If DataValue_same(c, cParam) Then
			out = "a" &amp; TypeParam_index(v)
		ElseIf DataValue_same(c, cApp) Then
			out = TType_toString(TypeApp_typeFn(v), False) _
				&amp; " " _
				&amp; TType_toString(TypeApp_typeArg(v), True)
			If needParens Then
				out = "(" &amp; out &amp; ")"
			End If
		Else
			croak("TType_toString/NYI: TType." &amp; nameOf(c))
		End If
	ElseIf isType(v) Then
		If DataValue_same(tc, tcNative) Then
			out = field(Ntv_shortName, v)
		ElseIf DataValue_same(c, DataTypeCtor) Then
			out = nameOf(v)
		Else
			croak("TType_toString/NYI: " &amp; typeStr(v))
		End If
	Else
		croak("TType_toString: not a Type: " &amp; typeStr(v))
	End If

	TType_toString = out
End Function


Function _mkDataCtor( _
	typeCtor As Object, _
	cName 	 As String, _
	ByVal argTypes As Object _
)
	Dim dc As Object : dc = Tp.DataCtor
	Dim nl As Object : nl = Tp.List_Nil.x
	Dim out
	out = _newDataValue(dc, Array(cName, argTypes, typeCtor))
	Dim dcs As Object
	dcs = typeCtor.fields(DataTypeCtor_dataCtors, typeCtor)
	Dim isFirst As Boolean, isSingle As Boolean
	isFirst  = DataValue_same(nl, dcs)
	isSingle = DataValue_same(nl, argTypes) ' singleton data ctor?
	typeCtor.fields(DataTypeCtor_dataCtors, typeCtor) _
		= _newDataValue(Tp.List_Cons, Array(out, dcs))
	Dim tcName As String
	tcName = field(DataTypeCtor_name, typeCtor)
	If Not(isFirst) Then
		typeCtor.str = typeCtor.str &amp; " | "
	End If
	out.str = cName
	If isSingle Then
		out.x = _newDataValue(out, emptyArray)
		out.x.str = cName
	Else
		' cannot use TType_toString yet!
		out.str = out.str &amp; " ..."
	End If
	typeCtor.str = typeCtor.str &amp; out.str
	out.str = tcName &amp; "." &amp; out.str
	_mkDataCtor = out	
End Function

Function mkDataCtor( _
	typeCtor As Object, _
	cName 	 As String, _
	ByVal argTypes As Object _
)
	Dim out
	out = _newDataValue(Tp.DataCtor, Array(cName, argTypes, typeCtor))
	Dim dcs As Object
	dcs = dataCtors(typeCtor)
	Dim isFirst As Boolean, isSingle As Boolean
	isFirst  = isNil(dcs)
	isSingle = isNil(argTypes) ' singleton data ctor?
	typeCtor.fields(DataTypeCtor_dataCtors, typeCtor) _
		= cons(out, dcs)
	Dim tcName As String
	tcName = nameOf(typeCtor)
	If Not(isFirst) Then
		typeCtor.str = typeCtor.str &amp; " | "
	End If
	out.str = cName
	If isSingle Then
		out.x = _newDataValue(out, emptyArray)
		out.x.str = cName
	Else
		' can use TType_toString now:
		Do
			out.str = out.str _
				&amp; " " &amp; TType_toString(car(argTypes), True)
			argTypes = cdr(argTypes)
		Loop Until(isNil(argTypes))
	End If
	typeCtor.str = typeCtor.str &amp; out.str
	out.str = tcName &amp; "." &amp; out.str
	
	mkDataCtor = out
End Function

Function _mkDataTypeCtor( _
	ByVal tcName As String, _
	ByVal arity As Integer _
)
	Dim dtc As Object : dtc = Tp.DataTypeCtor
	Dim nl	As Object : nl  = Tp.List_Nil.x
	Dim out As Object
	out = _newDataValue(dtc, Array(tcName, arity, nl))
	out.str = tcName
	Dim i As Integer, p As Object
	For i = 0 To arity - 1
		out.str = out.str &amp; " a" &amp; i
	Next i
	out.str = out.str &amp; " = "
	_mkDataTypeCtor = out
End Function

Function isType(t As Variant)
	Dim out
	out = False
	If isObject(t) Then
		On Local Error Goto isType_end
		Dim c : c = _ctor(t) ' DON't dot-access it!
		If DataValue_same(c, Tp.Native) Then
			out = True
		ElseIf DataValue_same(c, Tp.DataTypeCtor) Then
			out = True
		ElseIf DataValue_same(_ctor(c), Tp.DataCtor) Then
			' DON't use typeCtorOf
			out = DataValue_same(field(DataCtor_typeCtor, c), Tp.TType)
		End If
	End If
isType_end:
	isType = out
End Function

' --- equ ---

Function TypeCtor_equ(a As TypeCtor, b As TypeCtor)
	Dim out
	out = (a._name = b._name)
	TypeCtor_equ = out
End Function

Function DataType_equ(a As DataType, b As DataType)
	Dim out
	out = False
	If TypeCtor_equ(a.typeCtor, b.typeCtor) Then
		Dim aArgs : aArgs = a.typeArgs
		Dim bArgs : bArgs = b.typeArgs
		Dim i As Integer
		For i = 0 To UBound(aArgs)
			If Not(Type_equ(aArgs(i), bArgs(i))) Then
				Goto DataType_equ_end
			End If
		Next i
		out = True
	End If
DataType_equ_end:
	DataType_equ = out
End Function

Function DataCtor_equ(a As DataCtor, b As DataCtor)
	Dim out
	out = False
	Dim aStr
	If a._name = b._name Then
		out = TypeCtor_equ(a.typeCtor, b.typeCtor)
	End If
	DataCtor_equ = out
End Function

Function Type_equ(a As Object, b As Object)
	Dim out
	out = False
	If isType(a) And isType(b) Then
		If isDataType(a) And isDataType(b) Then
			out = DataType_equ(a, b)
		'ElseIf ... 'TODO: Type_equ for other Types
		End If
	Else
		croak("Type_equ: cannot compare " &amp; typeStr(a) _
			&amp; " and " &amp; typeStr(b))
	End If
	Type_equ = out
End Function









Function typeStr(x As Variant)
	Dim out As String, t As Object, ct
	t = typeOf(x)
	ct = ctorOf(t)
	If Not(isObject(ct)) Then
		ct = ctorOf(t)
		croak("typeStr: invalid ctor of type " &amp; toString(t))
	ElseIf DataValue_same(ct, Tp.Native) Then
		' Special case: native values have as "ctors"
		' members of the enum TNative. They are not
		' data ctors, but rather "NativeTypeCtor" s.
		' They cannot be "applied" to construct values.
		' They do however contain x's TypeName, VarType and short_name.
		If DataValue_same(t, Tp.Native_Object) Then ' x is not a DataValue
			out = _typeStr(x)
		Else
			out = field(Ntv_typeName, t)
		End If
	Else ' x is normal DataValue
		out = "Data/" &amp; field(DataTypeCtor_name, t)
	End If
	typeStr = out
End Function

Function _typeStr(o As Object)
	Dim out As String
	out = "Object"
	On Local Error Goto _typeStr_end
	out = out &amp; "/" &amp; _tyname(o)
_typeStr_end:
	_typeStr = out
End Function



Function isString(Optional x As Variant)
	If isMissing(x) Then
		isString = Fn.isString
	Else
		isString = DataValue_same(typeOf(x), Tp.Native_String)
	End If
End Function

Function isInteger(Optional x As Variant)
	Dim out As Variant
	If isMissing(x) Then : out = Fn.isInteger
	Else 				 : out = DataValue_same(typeOf(x), Tp.Native_Integer)
	End If
	isInteger = out
End Function


Function [test_Type======================================]
	test_Type_DataValue()
	test_Type_isDataValue()
	
	test_bootstrapTypes()
	test_Type_typeOf()
	test_Type_typeStr()
	test_Type_isType()
	test_Type_isObject()
	test_Type_isString()
	test_Type_isInteger()
	
	test_Type_hasType()
	
	test_Type_dot_str()
	
	test_Data_toString()
	
	test_Type_applyDC()
	test_Type_destructure()
	test_Type_dataCtors()
	'test_Type_nameOf()
	test_Type_findDataCtor()
	test_Type_singletonVal()

	test_Type_Type_arity()
End Function

' some dummy (BASIC) Type s used in tests
' ---------------------------------------

Type TTest_NoTyname
End Type

Type TTest_Tyname
	tyname As String
End Type

Type TTest_Foo
	bar As Integer
End Type

Type TTest_Ctor
	ctor As Variant
End Type

' test helpers
' --------------------------------------------------


Function test_same(x As Variant, y As Variant, exp As Boolean)
	Dim out, lvl As Integer, msg As String
	If Not(isDataValue(x)) Or Not(isDataValue(y)) Then
		Goto test_same_invalid_args
	End If
	testLevel = testLevel + 1
	out = assertEqual(DataValue_same(x, y), exp)
	testLevel = testLevel - 1
	If out.isFail Then
		msg = "expected .id " &amp; _id(x) _
			&amp; IIf(exp, "", "NOT") _
			&amp; " to be same as .id " &amp; _id(y) &amp; ":" _
			&amp; NL &amp; ".id " &amp; _id(x) &amp; ": " &amp; DataValue_toString(x) _
			&amp; NL _
			&amp; NL &amp; ".id " &amp; _id(y) &amp; ": " &amp; DataValue_toString(y)
		out = mkFail(x, y, msg)
	End If
	test_same = out
	Exit Function
test_same_invalid_args:
	dim xStr : xStr = toString(x)
	dim yStr : yStr = toString(y)
	msg = IIf(exp, "assert", "refute") _
		&amp; "_same: invalid args " &amp; NL &amp; xStr _
		&amp; NL &amp; NL &amp; yStr
	'croak(msg)
	test_same = mkFail(x, y, msg)
End Function

Function assert_same(act As Variant, exp As Variant)
	assert_same = test_same(act, exp, True)
End Function

Function refute_same(act As Variant, exp As Variant)
	refute_same = test_same(act, exp, False)
End Function

Function assert_hasCtor(v As Variant, c As Variant)
	If Not(isDataValue(c)) Or Not(isDataValue(c)) Then
		Goto assert_hasCtor_invalid_args
	End If
	If assert_same(ctorOf(c), DataCtor).isFail Then
		Goto assert_hasCtor_invalid_args
	End If
	assert_hasCtor = assert_same(ctorOf(v), c)
	Exit Function
assert_hasCtor_invalid_args:
	croak("assert_hasCtor: invalid args " &amp; NL &amp; toString(v) _
		&amp; NL &amp; NL &amp; toString(c)
End Function

Function assert_hasTypeCtor(c As Variant, tc As Variant)
	If Not(isDataValue(c)) Or Not(isDataValue(tc)) Then
		Goto assert_hasTypeCtor_invalid_args
	End If
	If assert_same(ctorOf(c),  DataCtor    ).isFail _
	Or assert_same(ctorOf(tc), DataTypeCtor).isFail Then
		Goto assert_hasTypeCtor_invalid_args
	End If
	assert_hasTypeCtor = assert_same(field(DataCtor_typeCtor, c), tc)
	Exit Function
assert_hasTypeCtor_invalid_args:
		croak("assert_hasTypeCtor: invalid args " &amp; NL &amp; toString(c) _
			&amp; NL &amp; NL &amp; toString(tc)
End Function

' actual tests
' ----------------------------------------------------



' isObject is a BASIC function:
' make sure we know exactly what it does
Function test_Type_isObject()
	Dim o As Object

	assertEqual(isObject(Nothing),	True).x

	assertEqual(isObject(Empty),	False).x
	assertEqual(isObject(True),		False).x
	assertEqual(isObject(False),	False).x
	assertEqual(isObject(""),		False).x
	assertEqual(isObject("foobar"),	False).x
	assertEqual(isObject( 0),		False).x
	assertEqual(isObject( 1),		False).x
	assertEqual(isObject(-1),		False).x
	assertEqual(isObject(3.1415),	False).x
	assertEqual(isObject(Array()),	False).x

	o = New TTest_Foo
	assertEqual(isObject(o), True).x
	o.bar = 4711
	assertEqual(isObject(o), True).x
End Function

' isString: implemented above
Function test_Type_isString()
	assertEqual(isString(""),                  True).x
	assertEqual(isString("a"),                 True).x
	assertEqual(isString("foobar"),            True).x
	assertEqual(isString(Nothing),            False).x
	assertEqual(isString(Empty),              False).x
	assertEqual(isString(True),               False).x
	assertEqual(isString(False),              False).x
	assertEqual(isString(0),                  False).x
	assertEqual(isString(1),                  False).x
	assertEqual(isString(3.14),               False).x
	assertEqual(isString(Array()),            False).x
	assertEqual(isString(Array(42)),          False).x
	assertEqual(isString(Array(42)),          False).x
	
	assertEqual(arity(Fn.isString),	1).x ' from Fn object
	assertEqual(arity(isString),	1).x ' from 0-arg call
	
	assertEqual(apply(isString, ""),         True).x
	assertEqual(apply(isString, "a"),        True).x
	assertEqual(apply(isString, "foobar"),   True).x
	assertEqual(apply(isString, Nothing),   False).x
	assertEqual(apply(isString, Empty),     False).x
	assertEqual(apply(isString, True),      False).x
	assertEqual(apply(isString, False),     False).x
	assertEqual(apply(isString, 0),         False).x
	assertEqual(apply(isString, 1),         False).x
	assertEqual(apply(isString, 3.14),      False).x
	assertEqual(apply(isString, Array()),   False).x
	assertEqual(apply(isString, Array(42)), False).x
	assertEqual(apply(isString, Array(42)), False).x
End Function

' isInteger: implemented above
Function test_Type_isInteger()
	assertEqual(isInteger(""),                 False).x
	assertEqual(isInteger("a"),                False).x
	assertEqual(isInteger("foobar"),           False).x
	assertEqual(isInteger(Nothing),            False).x
	assertEqual(isInteger(Empty),              False).x
	assertEqual(isInteger(True),               False).x
	assertEqual(isInteger(False),              False).x
	assertEqual(isInteger( 0),                  True).x
	assertEqual(isInteger( 1),                  True).x
	assertEqual(isInteger(-1),                  True).x
	assertEqual(isInteger( 32766),              True).x '0x7FFE
	assertEqual(isInteger( 32767),              True).x '0x7FFF
	assertEqual(isInteger( 32768),             False).x '0x8000 (!)
	assertEqual(isInteger( 65534),             False).x '0xFFFE
	assertEqual(isInteger( 65535),             False).x '0xFFFF
	assertEqual(isInteger( 65536),             False).x '0x80000
	assertEqual(isInteger(-32766),              True).x '0x8002
	assertEqual(isInteger(-32767),              True).x '0x8001
	assertEqual(isInteger(-32768),              True).x '0x8000
	assertEqual(isInteger(-32769),             False).x '0x17FFF (!)
	assertEqual(isInteger(-65534),             False).x '0xFFFE
	assertEqual(isInteger(-65535),             False).x '0xFFFF
	assertEqual(isInteger(-65536),             False).x '0x80000
	assertEqual(isInteger(3.14),               False).x
	assertEqual(isInteger(Array()),            False).x
	assertEqual(isInteger(Array(42)),          False).x
	assertEqual(isInteger(Array(42)),          False).x
End Function

Function test_Type_isDataValue()
	' positive tests below
	assertEqual(isDataValue(""),                 False).x
	assertEqual(isDataValue("a"),                False).x
	assertEqual(isDataValue("foobar"),           False).x
	assertEqual(isDataValue(Nothing),            False).x
	assertEqual(isDataValue(Empty),              False).x
	assertEqual(isDataValue(True),               False).x
	assertEqual(isDataValue(False),              False).x
	assertEqual(isDataValue( 0),                 False).x
	assertEqual(isDataValue( 1),                 False).x
	assertEqual(isDataValue(-1),                 False).x
	assertEqual(isDataValue( 32766),             False).x '0x7FFE
	assertEqual(isDataValue( 32767),             False).x '0x7FFF
	assertEqual(isDataValue( 32768),             False).x '0x8000 (!)
	assertEqual(isDataValue( 65534),             False).x '0xFFFE
	assertEqual(isDataValue( 65535),             False).x '0xFFFF
	assertEqual(isDataValue( 65536),             False).x '0x80000
	assertEqual(isDataValue(-32766),             False).x '0x8002
	assertEqual(isDataValue(-32767),             False).x '0x8001
	assertEqual(isDataValue(-32768),             False).x '0x8000
	assertEqual(isDataValue(-32769),             False).x '0x17FFF (!)
	assertEqual(isDataValue(-65534),             False).x '0xFFFE
	assertEqual(isDataValue(-65535),             False).x '0xFFFF
	assertEqual(isDataValue(-65536),             False).x '0x80000
	assertEqual(isDataValue(3.14),               False).x
	assertEqual(isDataValue(Array()),            False).x
	assertEqual(isDataValue(Array(42)),          False).x
	assertEqual(isDataValue(Array(42)),          False).x
End Function

Function test_Type_DataValue()
	Dim v, c
	v = _newDataValue(Nothing, emptyArray)
	assertEqual(v.ctor, Nothing)
	assertEqual(LBound(v.fields),  0).x
	assertEqual(UBound(v.fields), -1).x
	assertEqual(isDataValue(v), True).x

	v = _newDataValue(Nothing, Array(42))
	assertEqual(v.ctor, Nothing)
	assertEqual(UBound(v.fields), 0).x
	assertEqual(v.fields(0), 42).x 
	assertEqual(isDataValue(v), True).x

	v = _newDataValue(Nothing, Array("foo", 4711))
	assertEqual(v.ctor, Nothing)
	assertEqual(UBound(v.fields), 1).x
	assertEqual(v.fields(0), "foo").x 
	assertEqual(v.fields(1), 4711).x 
	assertEqual(isDataValue(v), True).x
End Function


Function bootstrapTypes()
	Dim vNil
	' The most simple DataValue is one without any fields.
	' Since we don't have data ctors yet we'll leave the
	' .ctor member empty.
	vNil = _newDataValue(Nothing, emptyArray)
	' The function DataValue_genericToString provides a way to
	' see what's inside a DataValue:
	Dim vNilStr As String
	vNilStr = DataValue_genericToString(vNil)
	assertEqual( _
		vNilStr, _
		"{ id: " &amp; vNil.id &amp; ","	&amp; NL &amp; _
		"  ctor: Nothing,"			&amp; NL &amp; _
		"  fields: Array()"			&amp; NL &amp; _
		"}"							       _
	).x
	' We can see that there's another member: .id, which is unique
	' to the particular DataValue instance. This gives rise to a 
	' notion of sameness. The function `DataValue_same` provides a
	' means of testing for sameness:
	assertEqual(DataValue_same(vNil, vNil), True).x
	' Even if we provide the very same values, we'll get a
	' different instance:
	Dim x
	x = _newDataValue(Nothing, emptyArray)
	assertEqual(DataValue_same(x, vNil), False).x
	' To make the tests more readable we'll abbreviate that to
	refute_same(x, vNil).x
	' and for a positive test:
	assert_same(x,    x).x
	assert_same(vNil, vNil).x
	' ...which simply means that "sameness" is of course
	' reflexive, ie for all x, y: if x = y then x same y.
	' It is - again of course - 
	' symmetric, ie forall x, y: x same y iff y same x.
	assertEqual(_
		DataValue_same(vNil, x), _
		DataValue_same(x, vNil) _
	).x
	
	' Now we have to fill in the .ctor member of vNil, which should
	' point to vNil's data ctor.
	' A data ctor has
	'   - a name (a String)
	'   - a list of argument types (tbd)
	'   - a pointer to its datatype ctor (tbd)
	' ...and we'll consider DataValue s with a .ctor member pointing
	' to it as having been "created" from that data ctor.
	' We already can provide a name, and for the particular data ctor
	' of vNil - which has no fields whatsoever - we can also provide
	' the list of argument types: it's just the empty list, represented
	' by vNil.
	' If we want to represent data ctors as DataValue as well,
	' then they in turn need a .ctor member. For now we'll leave it
	' empty.
	Dim cNil
	cNil = _newDataValue(Nothing, Array( _
		"Nil", _
		vNil, _
		Nothing _
	)
	assertEqual(isDataValue(cNil), True).x
	' The data ctor is different from the value, even if the data ctor
	' takes no arguments:
	refute_same(cNil, vNil).x
	' Let's make sure that cNil has an empty argument list.
	' We'll use the fn `field` and constants to index into a
	' DataValue's fields:
	assert_same(field(DataCtor_argTypes, cNil), vNil).x
	' Fill in cNil as vNil's .ctor and see what it looks like then:
	vNil.ctor = cNil
	vNilStr = DataValue_genericToString(vNil)
	assertEqual( vNilStr, _
		"{ id: " &amp; vNil.id &amp; ","			&amp; NL &amp; _
		"  ctor: { id: " &amp; cNil.id &amp; ","	&amp; NL &amp; _
		"    ctor: Nothing,"				&amp; NL &amp; _
		"    fields: Array("				&amp; NL &amp; _
		"      'Nil',"						&amp; NL &amp; _ 
		"      { id: " &amp; vNil.id &amp; " },"	&amp; NL &amp; _ 
		"      Nothing"						&amp; NL &amp; _
		"    )"								&amp; NL &amp; _
		"  },"								&amp; NL &amp; _
		"  fields: Array()"					&amp; NL &amp; _
		"}"										   _
	).x
	' We've just created a circular structure:
	' vNil refers to cNil via .ctor and cNil refers to vNil
	' via field argTypes. DataValue_genericToString resolves
	' the problem by showing only the .id member of previously
	' encountered DataValue s.
	' Looking at cNil (first):
	Dim cNilStr
	cNilStr = DataValue_genericToString(cNil)
	assertEqual(cNilStr, _
		"{ id: " &amp; cNil.id &amp; ","				&amp; NL &amp; _
		"  ctor: Nothing,"						&amp; NL &amp; _
		"  fields: Array("						&amp; NL &amp; _
		"    'Nil',"							&amp; NL &amp; _ 
		"    { id: " &amp; vNil.id &amp; ","			&amp; NL &amp; _ 
		"      ctor: { id: " &amp; cNil.id &amp; " },"	&amp; NL &amp; _
		"      fields: Array()"					&amp; NL &amp; _
		"    },"								&amp; NL &amp; _
		"    Nothing"							&amp; NL &amp; _
		"  )"									&amp; NL &amp; _
		"}"											   _
	).x

	' access ctor fields:
	' TODO: why not .fields ?
	Dim c
	c = ctorOf(vNil)
	assertEqual(field(DataCtor_name,     c), "Nil").x
	assert_same(field(DataCtor_argTypes, c), vNil).x
	assertEqual(field(DataCtor_typeCtor, c), Nothing).x
	
	
	
	
	
	
	
	' Since the ctor is itself a DataValue - what's the ctor of that ctor?
	Dim cDataCtor As DataValue
	' it'll be a DataValue again, and it'll be a data ctor with
	' - name: "DataCtor"
	' - argTypes: a list of argument types
	' - and as the third field typeCtor: a DataTypeCtor
	' The typeCtor field will be left empty for now, but we must mention
	' it in the definition of DataCtor. Therefore there are not only
	' two entries in argTypes - "String" and "List_of_TypeExpr" - but three: the
	' third must be "TDataTypeCtor".
	Dim cName As String, argTypes As Variant
	cName    = "DataCtor"
	' The argTypes should be types (type expressions), which we don't
	' have yet.
	' But types (type expressions) may also be type variables. Let's
	' just use plain strings and pretend they're type vars.
	' Similarly, since we don't have the List data type yet, we'll
	' use a native Array instead for argTypes and pretend it were a
	' List.
	argTypes = Array("String", "List_of_TypeExpr", "TDataTypeCtor")
	cDataCtor = _newDataValue(Nothing, Array(cName, argTypes, Nothing))
	c = cDataCtor
	assertEqual(           field(DataCtor_name,     c), cName).x
	assert_toString_equals(field(DataCtor_argTypes, c), argTypes).x
	assertEqual(           field(DataCtor_typeCtor, c), Nothing).x

	' What does it look like?
	Dim cDataCtorStr As String
	cDataCtorStr = DataValue_genericToString(cDataCtor)
	'msgbox(cDataCtorStr)
	assertEqual( _
		cDataCtorStr, _
		"{ id: " &amp; cDataCtor.id &amp; ","	&amp; NL &amp; _
		"  ctor: Nothing,"				&amp; NL &amp; _
		"  fields: Array("				&amp; NL &amp; _
		"    'DataCtor',"				&amp; NL &amp; _ 
		"    Array("					&amp; NL &amp; _
		"      'String',"				&amp; NL &amp; _
		"      'List_of_TypeExpr',"		&amp; NL &amp; _
		"      'TDataTypeCtor'"			&amp; NL &amp; _
		"    ),"						&amp; NL &amp; _
		"    Nothing"					&amp; NL &amp; _
		"  )"							&amp; NL &amp; _
		"}"							           _
	).x

	' Let's put this in as cNil's .ctor:
	cNil.ctor = cDataCtor
	' Now cNil looks like this:
	cNilStr = DataValue_genericToString(cNil)
	assertEqual( _
		cNilStr, _
		"{ id: " &amp; cNil.id &amp; ","				&amp; NL &amp; _
		"  ctor: { id: " &amp; cDataCtor.id &amp; ","	&amp; NL &amp; _
		"    ctor: Nothing,"					&amp; NL &amp; _
		"    fields: Array("					&amp; NL &amp; _
		"      'DataCtor',"						&amp; NL &amp; _ 
		"      Array("							&amp; NL &amp; _ 
		"        'String',"						&amp; NL &amp; _ 
		"        'List_of_TypeExpr',"			&amp; NL &amp; _ 
		"        'TDataTypeCtor'"				&amp; NL &amp; _ 
		"      ),"								&amp; NL &amp; _
		"      Nothing"							&amp; NL &amp; _
		"    )"									&amp; NL &amp; _
		"  },"									&amp; NL &amp; _
		"  fields: Array("						&amp; NL &amp; _
		"    'Nil',"							&amp; NL &amp; _
		"    { id: " &amp; vNil.id &amp; ","			&amp; NL &amp; _
		"      ctor: { id: " &amp; cNil.id &amp; " },"	&amp; NL &amp; _
		"      fields: Array()"					&amp; NL &amp; _
		"    },"								&amp; NL &amp; _
		"    Nothing"							&amp; NL &amp; _
		"  )"									&amp; NL &amp; _
		"}" _
	).x
	
	
	' What's the ctor of cDataCtor?
	' Since again, cDataCtor is just a DataValue, it's constructor
	' must be a data ctor as we have just described, ie have fields:
	' - 1st a String for the name - which we don't care about
	' - 2nd a three-elem list with types "String", "List_of_Type_Expr"
	'       and "TDataTypeCtor"
	' - 3rd a a value of type "TDataTypeCtor" (still left empty)
	' But that's just cDataCtor itself!
	cDataCtor.ctor = cDataCtor
	' Also: once we worked out the typeCtor field (left empty but we
	' already "know" it must be a value of type "TDataTypeCtor")
	' - it'll work just fine as the typeCtor for both cDataCtor, and
	' its constructor. Proof: if it works for cDataCtor then it will
	' work for cDataCtor :)
	
	' But we've created a problem with traversing the structure
	' in order to create a string representation. 
	' TODO: infinite regression in toString(cDataCtor) via .ctor
	' In the special case at hand, DataCtor, it's enough to not
	' go down the .ctor member if it's the same as the current
	' instance. This is indicated by "-&gt;self":
	cDataCtorStr = DataValue_genericToString(cDataCtor)
	assertEqual( _
		cDataCtorStr, _
		"{ id: " &amp; cDataCtor.id &amp; ","			&amp; NL &amp; _
		"  ctor: { id: " &amp; cDataCtor.id &amp; " },"	&amp; NL &amp; _
		"  fields: Array("						&amp; NL &amp; _
		"    'DataCtor',"						&amp; NL &amp; _
		"    Array("							&amp; NL &amp; _
		"      'String',"						&amp; NL &amp; _
		"      'List_of_TypeExpr',"				&amp; NL &amp; _
		"      'TDataTypeCtor'"					&amp; NL &amp; _
		"    ),"								&amp; NL &amp; _
		"    Nothing"							&amp; NL &amp; _
		"  )"									&amp; NL &amp; _
		"}" _
	).x
	
	
	' So what's the type of cDataCtor, ie what should we put in its 
	' typeCtor field?
	' It's the very simple data type
	'   TDataCtor = DataCtor Str (List TypeExpr)
	' The "DataCtor" on the rhs is just a data ctor as we have defined,
	' and its name is "DataCtor".
	' On the lhs, however, it's a DataTypeCtor and there's "T" as a name
	' prefix. We *could* have given it just the same name, but the "T" may
	' help to reduce confusion (a little bit...).
	' Now, a DataTypeCtor has
	' - a name (a String)
	' - an arity (an Integer), which is the nr of it's type parameters
	' - zero or more DataCtors
	' We can describe that by defining another data ctor - which itself,
	' as we saw, has DataCtor as it's (data) constructor:
	Dim cDataTypeCtor As DataValue, arity As Integer
	cDataTypeCtor = _newDataValue(cDataCtor, Array( _
		"DataTypeCtor", _
		Array("String", "Integer", "List_of_DataCtor"), _
		Nothing _
	))
	' Except for the typeCtor field - again left empty -
	' what we've just done will be bread-and-butter: create a value
	' from a data ctor where the value's fields are filled with the
	' argument values - provided they comply with the data ctor's
	' argTypes.
	' However, we cannot factor this pattern out until we've completed
	' the bootstrap.
	cDataTypeCtor = _newDataValue(cDataCtor, Array( _
		"DataTypeCtor", _
		Array("String", "Integer", "List_of_DataCtor"), _
		Nothing _
	))
	assertEqual(DataValue_same(ctorOf(cDataTypeCtor), cDataCtor), True).x

	'TODO: Another repeated pattern is that of making DataValues that serve
	' serve as DataCtor s:
	'cTypeCtor = _mkDataCtor("DataTypeCtor", Nothing)
	' This will stick in the repeated cDataCtor as .ctor member and
	' Array("String", "Integer", "List_of_DataCtor") as argType field
	
	' Let's inspect cDataTypeCtor.
	Dim cDataTypeCtorStr As String
	cDataTypeCtorStr = DataValue_genericToString(cDataTypeCtor)
	assertEqual( _
		cDataTypeCtorStr, _
		"{ id: " &amp; cDataTypeCtor.id &amp; ","			&amp; NL &amp; _
		"  ctor: { id: " &amp; cDataCtor.id &amp; ","		&amp; NL &amp; _
		"    ctor: { id: " &amp; cDataCtor.id &amp; " },"	&amp; NL &amp; _
		"    fields: Array("						&amp; NL &amp; _
		"      'DataCtor',"							&amp; NL &amp; _
		"      Array("								&amp; NL &amp; _
		"        'String',"							&amp; NL &amp; _
		"        'List_of_TypeExpr',"				&amp; NL &amp; _
		"        'TDataTypeCtor'"					&amp; NL &amp; _
		"      ),"									&amp; NL &amp; _
		"      Nothing"								&amp; NL &amp; _
		"    )"										&amp; NL &amp; _
		"  },"										&amp; NL &amp; _
		"  fields: Array("							&amp; NL &amp; _
		"    'DataTypeCtor',"						&amp; NL &amp; _
		"    Array("								&amp; NL &amp; _
		"      'String',"							&amp; NL &amp; _
		"      'Integer',"							&amp; NL &amp; _
		"      'List_of_DataCtor'"					&amp; NL &amp; _
		"    ),"									&amp; NL &amp; _
		"    Nothing"								&amp; NL &amp; _
		"  )"										&amp; NL &amp; _
		"}" _
	).x
	
	
	' Now we'll make a value from that cDataTypeCtor, and that value
	' will serve as the typeCtor for DataCtor:
	Dim tcDataCtor As DataValue
	tcDataCtor = _newDataValue(cDataTypeCtor, Array( _
		"TDataCtor", _
		0, _
		Array(cDataCtor) _
	)
	' Since cDataCtor is a (the only) data ctor of tcDataCtor, cDataCtor's
	' "typeCtor" field points back to tcDataCtor. We could do this by indexing
	' into the .fields member and writing it there, like so:
	' cDataCtor.fields(DataCtor_typeCtor) = tcDataCtor
	' But again, this pointer-fixing will occur everytime we create a new
	' data type (and its constructors), so:
 	assertEqual(field(DataCtor_typeCtor, cDataCtor), Nothing).x
	' was empty, now set it:
	_setTypeCtor(cDataCtor, tcDataCtor)
	' now it's set:
	Dim it
	it = field(DataCtor_typeCtor, cDataCtor)
	assertEqual(DataValue_same(it, tcDataCtor), True).x
	' we also have constants for accessing a DataTypeCtor's fields:	
	assertEqual( _
		field(DataTypeCtor_name, it), _
		field(DataTypeCtor_name, tcDataCtor) ).x
	assertEqual( _
		field(DataTypeCtor_arity, it), _
		field(DataTypeCtor_arity, tcDataCtor) ).x
	
	it = field(DataTypeCtor_dataCtors, tcDataCtor)
	assertEqual(isArray(it), True).x
	assertEqual(DataValue_same(it(0), cDataCtor), True).x
	
	Dim tcDatStr As String
	tcDatStr = DataValue_genericToString(tcDataCtor)
	
	'msgbox(tcDatStr &amp; NL &amp; NL &amp; _
	assertEqual(tcDatStr, _
		"{ id: " &amp; tcDataCtor.id &amp; ","				&amp; NL &amp; _
		"  ctor: { id: " &amp; cDataTypeCtor.id &amp; ","	&amp; NL &amp; _
		"    ctor: { id: " &amp; cDataCtor.id &amp; ","		&amp; NL &amp; _
		"      ctor: { id: " &amp; cDataCtor.id &amp; " },"	&amp; NL &amp; _
		"      fields: Array("						&amp; NL &amp; _
		"        'DataCtor',"						&amp; NL &amp; _
		"        Array("							&amp; NL &amp; _
		"          'String',"						&amp; NL &amp; _
		"          'List_of_TypeExpr',"				&amp; NL &amp; _
		"          'TDataTypeCtor'"					&amp; NL &amp; _
		"        ),"								&amp; NL &amp; _
		"        { id: " &amp; tcDataCtor.id &amp; " }"		&amp; NL &amp; _
		"      )"									&amp; NL &amp; _
		"    },"									&amp; NL &amp; _
		"    fields: Array("						&amp; NL &amp; _
		"      'DataTypeCtor',"						&amp; NL &amp; _
		"      Array("								&amp; NL &amp; _
		"        'String',"							&amp; NL &amp; _
		"        'Integer',"						&amp; NL &amp; _
		"        'List_of_DataCtor'"				&amp; NL &amp; _
		"      ),"									&amp; NL &amp; _
		"      Nothing"								&amp; NL &amp; _
		"    )"										&amp; NL &amp; _
		"  },"										&amp; NL &amp; _
		"  fields: Array("							&amp; NL &amp; _
		"    'TDataCtor',"							&amp; NL &amp; _
		"    0,"									&amp; NL &amp; _
		"    Array("								&amp; NL &amp; _
		"      { id: " &amp; cDataCtor.id &amp; " }"		&amp; NL &amp; _
		"    )"										&amp; NL &amp; _
		"  )"										&amp; NL &amp; _
		"}" _
	).x
	
	' What's still missing is a typeCtor for cDataTypeCtor. We already
	' have a ctor to construct DataTypeCtor s: cDataTypeCtor. It'll
	' be quite simple again, with only one data ctor (cDataTypeCtor),
	' and name "TDataTypeCtor":
	' TDataTypeCtor = DataTypeCtor String Int (List DataCtor)
	Dim tcDataTypeCtor As DataValue
	tcDataTypeCtor = _newDataValue(cDataTypeCtor, Array( _
		"TDataTypeCtor", _
		0, _
		Array(cDataTypeCtor) _
	))
	' and fill in the back-pointer:
	_setTypeCtor(cDataTypeCtor, tcDataTypeCtor)
	assertEqual(DataValue_same( _
		field(DataCtor_typeCtor, cDataTypeCtor), _
		tcDataTypeCtor), True).x
	
	Dim tcDataTypeCtorStr As String
	tcDataTypeCtorStr = DataValue_genericToString(tcDataTypeCtor)
	
	'msgbox(tcDataTypeCtorStr &amp; NL &amp; NL &amp; _
	assertEqual(tcDataTypeCtorStr, _
		"{ id: " &amp; tcDataTypeCtor.id &amp; ","					&amp; NL &amp; _
		"  ctor: { id: " &amp; cDataTypeCtor.id &amp; ","			&amp; NL &amp; _
		"    ctor: { id: " &amp; cDataCtor.id &amp; ","				&amp; NL &amp; _
		"      ctor: { id: " &amp; cDataCtor.id &amp; " },"			&amp; NL &amp; _
		"      fields: Array("								&amp; NL &amp; _
		"        'DataCtor',"								&amp; NL &amp; _
		"        Array("									&amp; NL &amp; _
		"          'String',"								&amp; NL &amp; _
		"          'List_of_TypeExpr',"						&amp; NL &amp; _
		"          'TDataTypeCtor'"							&amp; NL &amp; _
		"        ),"										&amp; NL &amp; _
		"        { id: " &amp; tcDataCtor.id &amp; ","				&amp; NL &amp; _
		"          ctor: { id: " &amp; cDataTypeCtor.id &amp; " },"	&amp; NL &amp; _
		"          fields: Array("							&amp; NL &amp; _
		"            'TDataCtor',"							&amp; NL &amp; _
		"            0,"									&amp; NL &amp; _
		"            Array("								&amp; NL &amp; _
		"              { id: " &amp; cDataCtor.id &amp; " }"		&amp; NL &amp; _
		"            )"										&amp; NL &amp; _
		"          )"										&amp; NL &amp; _
		"        }"											&amp; NL &amp; _
		"      )"											&amp; NL &amp; _
		"    },"											&amp; NL &amp; _
		"    fields: Array("								&amp; NL &amp; _
		"      'DataTypeCtor',"								&amp; NL &amp; _
		"      Array("										&amp; NL &amp; _
		"        'String',"									&amp; NL &amp; _
		"        'Integer',"								&amp; NL &amp; _
		"        'List_of_DataCtor'"						&amp; NL &amp; _
		"      ),"											&amp; NL &amp; _
		"      { id: " &amp; tcDataTypeCtor.id &amp; " }"			&amp; NL &amp; _
		"    )"												&amp; NL &amp; _
		"  },"												&amp; NL &amp; _
		"  fields: Array("									&amp; NL &amp; _
		"    'TDataTypeCtor',"								&amp; NL &amp; _
		"    0,"											&amp; NL &amp; _
		"    Array("										&amp; NL &amp; _
		"      { id: " &amp; cDataTypeCtor.id &amp; " }"			&amp; NL &amp; _
		"    )"												&amp; NL &amp; _
		"  )"												&amp; NL &amp; _
		"}" _
	).x
	
	' We have now established a structure of DataValue s where every
	' DataValue has a
	'   - a .ctor member which was made by "applying" cDataCtor to some arguments 
	'   - a type ctor associated to it, and that is the .ctor's typeCtor field
	' With that we can make more concise String representations of DataValue s.
	assertEqual(DataValue_toString(tcDataTypeCtor), _
		"(TDataTypeCtor.DataTypeCtor 'TDataTypeCtor' 0 Array(DataTypeCtor))").x
	assertEqual(DataValue_toString(tcDataCtor), _
		"(TDataTypeCtor.DataTypeCtor 'TDataCtor' 0 Array(DataCtor))").x
	assertEqual(DataValue_toString(cDataTypeCtor), _
		"(TDataCtor.DataCtor 'DataTypeCtor' Array('String', 'Integer', 'List_of_DataCtor') TDataTypeCtor)").x
	assertEqual(DataValue_toString(cDataCtor), _
		"(TDataCtor.DataCtor 'DataCtor' Array('String', 'List_of_TypeExpr', 'TDataTypeCtor') TDataCtor)").x
	
	' The List data type
	' ------------------
	
	' Let's go back to old data ctor cNil. It itself has got a proper
	' constructor (cDataCtor) but no DataTypeCtor in field typeCtor:
	assertEqual(field(DataCtor_typeCtor, cNil), Nothing).x
	
	' So let's make one:
	Dim tcList As DataValue
	tcList = _newDataValue(cDataTypeCtor, Array( _
		"List", 1, Nothing _
	))
	_setTypeCtor(cNil, tcList)
	' There are two things that are different from what we did before:
	'   - the arity field is set to 1, rather than 0
	'   - the dataCtors field is left empty
	' The former is to say that List will have a type parameter,
	' and the latter is because we will be using *a List* again
	' for this field - and once we have it do the same to the other
	' TDataTypeCtor s we have.
	' But before we can do so we need another data ctor for List:
	Dim cCons As DataValue
	cCons = _newDataValue(cDataCtor, Array( _
		"Cons", vNil, tcList _
	))
	' There we have left empty the argTypes field, again because we
	' a List itself there. But we already filled in the type ctor:
	assert_same(field(DataCtor_typeCtor, cCons), tcList).x
	
	' With those two data ctors we can now make List values.
	' We already made one from cNil : vNil. It represents the 
	' empty List. But that is exactly the argTypes list that 
	' we want for the 0-arity data ctor cNil.
	cNil.fields(DataCtor_argTypes) = vNil
	' A singleton list that contains just the data ctor cCons is this:
	x = _newDataValue(cCons, Array(cCons, vNil))
	' ...and the two-elem list that contains both data ctors, cNil and
	' and cCons - which we want for tcList's dataCtors field:
	tcList.fields(DataTypeCtor_dataCtors) = _newDataValue( _
		cCons, Array(cNil, x) _
	)

	assertEqual(DataValue_toString(tcList), _
		"(TDataTypeCtor.DataTypeCtor 'List' 1 [Nil, Cons])").x
	assertEqual(DataValue_toString(cCons), _
		"(TDataCtor.DataCtor 'Cons' [] List)").x
	assertEqual(DataValue_toString(cNil), _
		"(TDataCtor.DataCtor 'Nil' [] List)").x
	
	
	' Now, we had given cCons an empty argTypes list, which needs to be fixed.
	' We will express Types as yet another data type:
	Dim tcType As DataValue
	tcType = _newDataValue(cDataTypeCtor, Array("Type", 0, vNil))
	Dim cStr As DataValue, vStr As DataValue
	cStr = _newDataValue(cDataCtor, Array("String", vNil, tcType))
	' add to dataCtors
	tcType.fields(DataTypeCtor_dataCtors) = _newDataValue(cCons, Array( _
		cStr, _
		field(DataTypeCtor_dataCtors, tcType) _
	))
	assertEqual(DataValue_toString(tcType), _
		"(TDataTypeCtor.DataTypeCtor 'Type' 0 [String])").x
	assertEqual(DataValue_toString(cStr), _
		"(TDataCtor.DataCtor 'String' [] Type)").x
	vStr = _newDataValue(cStr, Array())
	assertEqual(DataValue_toString(vStr), _
		"Type.String").x
	
	
	Dim cInt As DataValue, vInt As DataValue
	cInt = _newDataValue(cDataCtor, Array("Integer", vNil, tcType))
	' add to dataCtors
	tcType.fields(DataTypeCtor_dataCtors) = _newDataValue(cCons, Array( _
		cInt, _
		field(DataTypeCtor_dataCtors, tcType) _
	))
	assertEqual(DataValue_toString(tcType), _
		"(TDataTypeCtor.DataTypeCtor 'Type' 0 [Integer, String])").x
	assertEqual(DataValue_toString(cInt), _
		"(TDataCtor.DataCtor 'Integer' [] Type)").x
	vInt = _newDataValue(cInt, Array())
	assertEqual(DataValue_toString(vInt), _
		"Type.Integer").x
	
	
	Dim cParam As DataValue
	cParam = _newDataValue(cDataCtor, Array( _
		"TypeParam", _
		_newDataValue(cCons, Array(vInt, vNil)), _
		tcType _
	))
	' add to dataCtors
	tcType.fields(DataTypeCtor_dataCtors) = _newDataValue(cCons, Array( _
		cParam, _
		field(DataTypeCtor_dataCtors, tcType) _
	))
	assertEqual(DataValue_toString(tcType), _
		"(TDataTypeCtor.DataTypeCtor 'Type' 0 [TypeParam, Integer, String])").x
	Dim vParam As DataValue
	vParam = _newDataValue(cParam, Array(0))
	assertEqual(DataValue_toString(vParam), _
		"(Type.TypeParam 0)").x
	vParam.str = "a0"
	
	Dim cApp As DataValue
	cApp = _newDataValue(cDataCtor, Array( _
		"TypeApp", _
		_newDataValue(cCons, Array(tcDataTypeCtor, _newDataValue(cCons, Array(tcType, vNil)))), _
		tcType _
	))
	' add to dataCtors
	tcType.fields(DataTypeCtor_dataCtors) = _newDataValue(cCons, Array( _
		cApp, _
		field(DataTypeCtor_dataCtors, tcType) _
	))
	assertEqual(DataValue_toString(tcType), _
		"(TDataTypeCtor.DataTypeCtor 'Type' 0 [TypeApp, TypeParam, Integer, String])").x
	assertEqual(DataValue_toString(cApp), _
		"(TDataCtor.DataCtor 'TypeApp' [TDataTypeCtor, Type] Type)").x
	Dim vApp As DataValue
	vApp = _newDataValue(cApp, Array(tcList, vParam))
	assertEqual(DataValue_toString(vApp), _
		"(Type.TypeApp (TDataTypeCtor.DataTypeCtor 'List' 1 [Nil, Cons]) (Type.TypeParam 0))").x
	vApp.str = "List " &amp; vParam.str
	
	' With vParam and vApp we can fix the argTypes List of cCons:
	argTypes = _
		_newDataValue(cCons, Array(vParam, _
		_newDataValue(cCons, Array(vApp, _
		vNil))))
	cCons.fields(DataCtor_argTypes) = argTypes
	assertEqual(DataValue_toString(cCons), _
		"(TDataCtor.DataCtor 'Cons' [(TypeParam 0), (TypeApp List (TypeParam 0))] List)").x
	
	
	' fix the rest
	vApp = _newDataValue(cApp, Array(tcList, tcType))
	argTypes = vNil
	argTypes = _newDataValue(cCons, Array(tcDataTypeCtor, argTypes))
	argTypes = _newDataValue(cCons, Array(vApp,  argTypes))
	argTypes = _newDataValue(cCons, Array(vStr,  argTypes))
	cDataCtor.fields(DataCtor_argTypes) = argTypes
	assertEqual(DataValue_toString(cDataCtor), _
		"(TDataCtor.DataCtor 'DataCtor' [String, (TypeApp List Type), TDataTypeCtor] TDataCtor)").x
	
	
	tcDataCtor.fields(DataTypeCtor_dataCtors) = _newDataValue( _
		cCons, Array(cDataCtor , vNil))
	assertEqual(DataValue_toString(tcDataCtor), _
		"(TDataTypeCtor.DataTypeCtor 'TDataCtor' 0 [DataCtor])").x


	vApp = _newDataValue(cApp, Array(tcList, tcDataCtor))
	argTypes = vNil
	argTypes = _newDataValue(cCons, Array(vApp, argTypes))
	argTypes = _newDataValue(cCons, Array(vInt,  argTypes))
	argTypes = _newDataValue(cCons, Array(vStr,  argTypes))
	cDataTypeCtor.fields(DataCtor_argTypes) = argTypes
	assertEqual(DataValue_toString(cDataTypeCtor), _
		"(TDataCtor.DataCtor 'DataTypeCtor' [String, Integer, (TypeApp List TDataCtor)] TDataTypeCtor)").x
	
	
	tcDataTypeCtor.fields(DataTypeCtor_dataCtors) = _newDataValue( _
		cCons, Array(cDataTypeCtor , vNil))
	assertEqual(DataValue_toString(tcDataTypeCtor), _
		"(TDataTypeCtor.DataTypeCtor 'TDataTypeCtor' 0 [DataTypeCtor])").x
	
	' from that we can reach everything in the object graph:
	bootstrapTypes = tcType
End Function	


Function test_bootstrapTypes()
	Dim tcType As Variant
	tcType = Tp.TType
	assertEqual(isDataValue(tcType), True).x
	assertEqual(fieldCount( tcType), 3).x
	assertEqual(field(DataTypeCtor_name,  tcType), "Type").x
	assertEqual(field(DataTypeCtor_arity, tcType), 0).x
	' field dataCtors later

	Dim cDataTypeCtor As Variant
	cDataTypeCtor = Tp.DataTypeCtor
	assertEqual(isDataValue(cDataTypeCtor), True).x
	assertEqual(fieldCount( cDataTypeCtor), 3).x
	assertEqual(field(DataTypeCtor_name, cDataTypeCtor), "DataTypeCtor").x
	' field argTypes later
	assert_hasCtor(tcType, cDataTypeCtor).x
	' different from anything else so far:
	refute_same(cDataTypeCtor, tcType).x

	Dim tcDataTypeCtor As Variant
	tcDataTypeCtor = Tp.TDataTypeCtor
	assertEqual(isDataValue(tcDataTypeCtor), True).x
	assertEqual(fieldCount( tcDataTypeCtor), 3).x
	assertEqual(field(DataTypeCtor_name, tcDataTypeCtor), "TDataTypeCtor").x
	assertEqual(field(DataTypeCtor_arity, tcDataTypeCtor), 0).x
	' field dataCtors later
	assert_hasCtor(    tcDataTypeCtor,	cDataTypeCtor).x
	assert_hasTypeCtor(cDataTypeCtor,	tcDataTypeCtor).x
	' TODO: confirm that tcDataTypeCtor dataCtors(0) = cDataTypeCtor
	' different from anything else so far:
	refute_same(tcDataTypeCtor, tcType).x
	refute_same(tcDataTypeCtor, cDataTypeCtor).x

	Dim cDataCtor As Variant
	cDataCtor = Tp.DataCtor
	assertEqual(isDataValue(cDataCtor), True).x
	assertEqual(fieldCount( cDataCtor), 3).x
	assertEqual(field(DataCtor_name, cDataCtor), "DataCtor").x
	' field argTypes later
	assert_hasCtor(cDataCtor, 	cDataCtor).x
	assert_hasCtor(cDataTypeCtor,	cDataCtor).x
	' different from anything else so far:
	refute_same(cDataCtor, tcType).x
	refute_same(cDataCtor, cDataTypeCtor).x
	refute_same(cDataCtor, tcDataTypeCtor).x
	
	Dim tcDataCtor As Variant
	tcDataCtor = Tp.TDataCtor
	assertEqual(isDataValue(tcDataCtor), True).x
	assertEqual(fieldCount( tcDataCtor), 3).x
	assertEqual(field(DataTypeCtor_name,  tcDataCtor), "TDataCtor").x
	assertEqual(field(DataTypeCtor_arity, tcDataCtor), 0).x
	' field dataCtors later
	assert_hasCtor(tcDataCtor, 		cDataTypeCtor).x
	assert_hasCtor(cDataTypeCtor, 	cDataCtor).x
	assert_hasTypeCtor(cDataCtor, 	tcDataCtor).x
	' TODO: confirm that tcDataCtor dataCtors(0) = cDataCtor
	' different from anything else so far:
	refute_same(tcDataCtor, tcType).x
	refute_same(tcDataCtor, cDataTypeCtor).x
	refute_same(tcDataCtor, tcDataTypeCtor).x
	refute_same(tcDataCtor, cDataCtor).x
	
	Dim tcList As Variant
	tcList = Tp.List
	assertEqual(isDataValue(tcList), True).x
	assertEqual(fieldCount(tcList), 3).x
	assertEqual(field(DataTypeCtor_name,  tcList), "List").x
	assertEqual(field(DataTypeCtor_arity, tcList), 1).x
	' its dataCtors field is a List instance:
	assert_hasTypeCtor(ctorOf(field(DataTypeCtor_dataCtors, tcList)), tcList).x
	assert_hasCtor(    tcList, cDataTypeCtor).x
	' different from anything else so far:
	refute_same(tcList, tcType).x
	refute_same(tcList, cDataTypeCtor).x
	refute_same(tcList, tcDataTypeCtor).x
	refute_same(tcList, cDataCtor).x
	refute_same(tcList, tcDataCtor).x

	' dataCtors fields of the other type ctors so far:
	assert_hasTypeCtor(ctorOf(field(DataTypeCtor_dataCtors, tcType)), 			tcList).x
	assert_hasTypeCtor(ctorOf(field(DataTypeCtor_dataCtors, tcDataTypeCtor)), 	tcList).x
	assert_hasTypeCtor(ctorOf(field(DataTypeCtor_dataCtors, tcDataCtor)), 		tcList).x

	' argTypes fields of the data ctors so far:
	assert_hasTypeCtor(ctorOf(field(DataCtor_argTypes, cDataTypeCtor)),			tcList).x
	assert_hasTypeCtor(ctorOf(field(DataCtor_argTypes, cDataCtor)),				tcList).x
	

	'---- data ctors of TList
	
	Dim vNil As Variant, cNil As Variant
	cNil = Tp.List_Nil
	assertEqual(isDataValue(cNil), True).x
	assertEqual(fieldCount(cNil),  3).x
	assert_hasCtor(    cNil, cDataCtor	).x
	assert_hasTypeCtor(cNil, tcList		).x
	
	vNil = applyDC(cNil)
	assertEqual(isDataValue(vNil), True).x
	assertEqual(fieldCount(vNil),  0).x
	' applying cNil again yields the same instance:
	assert_same(applyDC(cNil), vNil).x
	assert_hasCtor(vNil, cNil).x

	' Let's not test cNil's name, rather confirm that cNil is a
	' singleton data ctor: its argTypes field is the same as vNil!
	assert_same(field(DataCtor_argTypes, cNil), vNil).x
	
	
	' nil returns the same instance again
	assertEqual(DataValue_same(nil, vNil), True).x
	cNil = ctorOf(vNil)

	' TList's dataCtors field is non-nil:
	Dim ListCtors
	ListCtors = field(DataTypeCtor_dataCtors, tcList)
	refute_same(ListCtors, vNil).x

	' vNil is different from anything else so far:
	refute_same(vNil, tcType).x
	refute_same(vNil, cDataTypeCtor).x
	refute_same(vNil, tcDataTypeCtor).x
	refute_same(vNil, cDataCtor).x
	refute_same(vNil, tcDataCtor).x
	refute_same(vNil, tcList).x
	' cNil is different from anything else so far:
	refute_same(cNil, vNil).x
	refute_same(cNil, tcType).x
	refute_same(cNil, cDataTypeCtor).x
	refute_same(cNil, tcDataTypeCtor).x
	refute_same(cNil, cDataCtor).x
	refute_same(cNil, tcDataCtor).x
	refute_same(cNil, tcList).x
	
	Dim cCons As Variant
	cCons = Tp.List_Cons
	assertEqual(isDataValue(cCons), True).x
	assert_hasCtor(    cCons, cDataCtor	).x
	assert_hasTypeCtor(cCons, tcList	).x
	' Let's not test the name, rather confirm that it has 
	' a non-nil argTypes field and is itself the data ctor of that!
	refute_same(field(DataCtor_argTypes, cCons), vNil).x
	assert_hasCtor(field(DataCtor_argTypes, cCons), cCons).x
	' TList's dataCtors field is a cons value:
	assert_hasCtor(ListCtors, cCons).x

	' cCons is different from anything else so far:
	refute_same(cCons, tcType).x
	refute_same(cCons, cDataTypeCtor).x
	refute_same(cCons, tcDataTypeCtor).x
	refute_same(cCons, cDataCtor).x
	refute_same(cCons, tcDataCtor).x
	refute_same(cCons, tcList).x
	refute_same(cCons, vNil).x
	refute_same(cCons, cNil).x
	
	'--- apply cons, test isNil
	Dim xs As Variant, ys As Variant
	xs = vNil
	assertEqual(isNil(xs), True).x
	
	xs = cons(vNil, vNil)
	assertEqual(isDataValue(xs), True).x
	assert_hasCtor(xs, cCons).x
	assertEqual(isNil(xs), False).x
	ys = cons(vNil, xs)
	assertEqual(isDataValue(ys), True).x
	assert_hasCtor(ys, cCons).x
	assertEqual(isNil(ys), False).x
	
	assertThrows(isNil, Array(Empty)).x
	assertThrows(isNil, Array(Nothing)).x
	assertThrows(isNil, Array(0)).x
	assertThrows(isNil, Array("")).x
	assertThrows(isNil, Array(cNil)).x ' ctor != value
	
	'--- List_car, List_cdr, List_nth
	xs = cons(vNil, cons(vNil, vNil))
	ys = cons(vNil, xs)
	assert_same(car(ys), vNil).x
	assert_same(cdr(ys), xs).x
	assert_same(car(xs), vNil).x
	xs = cons(2, cons(3, vNil))
	ys = cons(1, xs)
	assertEqual(                  car(ys),		1).x
	assert_same(         	      cdr(ys),	   xs).x
	assertEqual(                  car(xs),		2).x	
	assertEqual(              car(cdr(ys)),		2).x	
	assertEqual(              car(cdr(xs)),		3).x	
	assertEqual(          car(cdr(cdr(ys))),	3).x	
	assertEqual(	isNil(cdr(cdr(cdr(ys)))), 	True).x	

	assertEqual(            cadr(ys),	2).x	
	assertEqual(            cadr(xs),	3).x	
	assertEqual(	isNil(  cddr(xs)),	True).x	
	assertEqual(           caddr(ys),	3).x	
	assertEqual(	isNil( cdddr(ys)),	True).x	

	assertEqual(nth(0, xs), 2).x
	assertEqual(nth(1, xs), 3).x
	assertEqual(nth(0, ys), 1).x
	assertEqual(nth(1, ys), 2).x
	assertEqual(nth(2, ys), 3).x

	'--- List_length
	assertEqual(length(			    vNil), 		0).x
	assertEqual(length(		cons(0, vNil)), 	1).x
	assertEqual(length(cons(0, cons(0, vNil))), 	2).x

	'assertEqual(isFn(Fn.length), 	True).x	' from Fn object
	'assertEqual(isFn(length), 	True).x	' from 0-arg call
	'assertEqual(arity(length), 1).x
	
	'assertEqual(apply(length,					vNil), 	 0).x
	'assertEqual(apply(length,			cons(0, vNil)),	 1).x
	'assertEqual(apply(length,	cons(0, cons(0, vNil))), 2).x

	
	'--- with List_length and List_nth, 
	'    check dataCtors fields of data type ctors so far (TType later)
	Dim dataCtors
	dataCtors = field(DataTypeCtor_dataCtors,         tcDataTypeCtor)
	assertEqual(length(dataCtors), 1).x
	assert_same(nth(0, dataCtors), cDataTypeCtor).x
	
	dataCtors = field(DataTypeCtor_dataCtors,         tcDataCtor)
	assertEqual(length(dataCtors), 1).x
	assert_same(nth(0, dataCtors), cDataCtor).x
	
	dataCtors = field(DataTypeCtor_dataCtors,         tcList)
	assertEqual(length(dataCtors), 2).x
	assert_same(nth(0, dataCtors), cNil).x
	assert_same(nth(1, dataCtors), cCons).x
	
	
	'--- data ctors of TType

	dataCtors = field(DataTypeCtor_dataCtors, tcType)
	assertEqual(length(dataCtors), 2).x
	Dim cParam	: cParam = Tp.TType_TyParam
	Dim cApp	: cApp	 = Tp.TType_TyApp
	assert_same(nth(0, dataCtors), cApp).x
	assert_same(nth(1, dataCtors), cParam).x
	
	assert_hasTypeCtor(cParam, 	tcType).x
	assert_hasTypeCtor(cApp, 	tcType).x

	'--- native types
	Dim nStr : nStr = Tp.Native_String
	Dim nInt : nInt = Tp.Native_Integer
	
	refute_same(nStr, nInt).x

	'--- fix argument order for DataTypeCtor
	Dim argTypes, at
	argTypes = field(DataCtor_argTypes, cDataTypeCtor)
	assertEqual(length(argTypes), 3).x
	
	assert_same(nth(DataTypeCtor_name,			argTypes), nStr).x
	assert_same(nth(DataTypeCtor_arity, 		argTypes), nInt).x
	' third argType should be (App TList TDataCtor) - later

	
	'--- TType data ctor: Param (Ntv Int)
	assertEqual(isDataValue(cParam), True		).x
	assertEqual( fieldCount(cParam), 3			).x
	assert_hasTypeCtor(     cParam,  tcType		).x
	assert_hasCtor(			cParam,  cDataCtor	).x
	assertEqual(field(DataCtor_name,     cParam),  "TyParam").x
	argTypes =  field(DataCtor_argTypes, cParam)
	assertEqual(length(argTypes), 1).x
	assert_same(nth(0, argTypes), nInt).x

	'--- apply data ctor Param
	Dim vParam As Variant
	vParam = TypeParam(42)
	assertEqual(isDataValue(vParam),	True	).x
	assertEqual( fieldCount(vParam),	1		).x
	assert_hasCtor(         vParam,		cParam	).x
	assertEqual(field(0,	vParam),	42).x

	'--- TType data ctor: App Type Type
	assertEqual(isDataValue(cApp), True		).x
	assertEqual( fieldCount(cApp), 3			).x
	assert_hasTypeCtor(     cApp,  tcType		).x
	assert_hasCtor(			cApp,  cDataCtor	).x
	assertEqual(field(DataCtor_name,     cApp),  "TyApp").x
	argTypes =  field(DataCtor_argTypes, cApp)
	assertEqual(length(argTypes), 2).x
	assert_same(nth(0, argTypes), tcType).x
	assert_same(nth(1, argTypes), tcType).x

	'--- apply data ctor App
	Dim vApp As Variant
	vApp = TypeApp(tcList, nInt)
	assertEqual(isDataValue(vApp),	True	).x
	assertEqual( fieldCount(vApp),	2		).x
	assert_hasCtor(         vApp,	cApp	).x	

	assert_same(field(0,	vApp),	tcList).x
	assert_same(field(1,	vApp),	nInt).x
	
	' TODO: make fn TypeApp return a TFn on 0 args
	'assertThrows(TypeApp, Array(TList(nInt), nStr))
	'assertThrows(TypeApp, Array(nInt, tcList))
	
	
	'--- apply data ctor DataTypeCtor

	
	
	'--- argTypes of DataCtor
	argTypes =  field(DataCtor_argTypes, cDataCtor)
	assertEqual(length(argTypes), 3).x
	assert_same(nth(0, argTypes), nStr).x
	assert_same(nth(2, argTypes), tcDataTypeCtor).x
	at = nth(1, argTypes)
	assert_hasCtor(at, cApp).x
	assert_same(TypeApp_typeFn(at),  tcList).x
	assert_same(TypeApp_typeArg(at), tcType).x

	'--- argTypes of DataTypeCtor
	argTypes =  field(DataCtor_argTypes, cDataTypeCtor)
	assertEqual(length(argTypes), 3).x
	assert_same(nth(0, argTypes), nStr).x
	assert_same(nth(1, argTypes), nInt).x
	at = nth(2, argTypes)
	assert_hasCtor(at, cApp).x
	assert_same(TypeApp_typeFn(at),  tcList).x
	assert_same(TypeApp_typeArg(at), tcDataCtor).x

	'--- argTypes of Native
	argTypes =  field(DataCtor_argTypes, Tp.Native)
	assertEqual(length(argTypes), 3).x
	assert_same(nth(0, argTypes), nStr).x
	assert_same(nth(1, argTypes), nStr).x
	assert_same(nth(2, argTypes), nInt).x

	'--- argTypes of List.Nil
	argTypes =  field(DataCtor_argTypes, cNil)
	assertEqual(length(argTypes), 0).x
	'--- argTypes of List.Cons
	argTypes =  field(DataCtor_argTypes, cCons)
	assertEqual(length(argTypes), 2).x
	at = nth(0, argTypes)
	assert_hasCtor(at, cParam).x
	assertEqual(TypeParam_index(at), 0).x
	at = nth(1, argTypes)
	assert_hasCtor(at, cApp).x
	assert_same(TypeApp_typeFn(at),  	tcList).x
	assert_hasCtor(TypeApp_typeArg(at), cParam).x
	assertEqual(TypeParam_index(TypeApp_typeArg(at)), 0).x
	

End Function

	
Function test_Type_typeOf(Optional missing)
	If Not isMissing(missing) Then
		croak("test_Type_typeOf: must NOT pass argument!")
	End If
	
	' VarType returns an Integer:
	assertEqual(VarType(VarType(Empty)), VarType(CInt(0))).x
	
	assertEqual(VarType(Empty),		0).x
	'assertEqual(VarType(?),		1).x	' doc says "Null" (?!)
	assertEqual(VarType(CInt(0)),	2).x
	assertEqual(VarType(CLng(0)),	3).x
	assertEqual(VarType(CSng(0)),	4).x
	assertEqual(VarType(CDbl(0)),	5).x
	'assertEqual(VarType(?),	6).x		' left empty in doc
	assertEqual(VarType(Date),		7).x
	assertEqual(VarType("string"),	8).x
	assertEqual(VarType(Nothing),	9).x
	assertEqual(VarType(missing),	10).x
	assertEqual(VarType(True),		11).x
	'assertEqual(VarType(?),		12).x	' doc says "Variant"...
	assertEqual(VarType(CByte(0)),	17).x	' not mentioned in doc
	
	Const vtArr = &amp;H2000
	Dim variantArray(0 To 3) As Variant
	assertEqual(VarType(variantArray),	vtArr + 12).x
	assertEqual(VarType(Array(1, 2)),	vtArr + 12).x
	Dim byteArray(0 To 3) As Byte
	assertEqual(VarType(byteArray),		vtArr + 17).x
	Dim intArray(0 To 3) As Integer
	assertEqual(VarType(intArray),		vtArr +  2).x
	Dim lngArray(0 To 3) As Long
	assertEqual(VarType(lngArray),		vtArr +  3).x
	Dim sngArray(0 To 3) As Single
	assertEqual(VarType(sngArray),		vtArr +  4).x
	Dim dblArray(0 To 3) As Double
	assertEqual(VarType(dblArray),		vtArr +  5).x
	Dim dateArray(0 To 3) As Date
	assertEqual(VarType(dateArray),		vtArr +  7).x
	Dim strArray(0 To 3) As String
	assertEqual(VarType(strArray),		vtArr +  8).x
	Dim objArray(0 To 3) As Object
	assertEqual(VarType(objArray),		vtArr +  9).x
	Dim boolArray(0 To 3) As Boolean
	assertEqual(VarType(boolArray),		vtArr + 11).x
	
	' ATTENTION cByte, cInt, ... are BASIC *keywords*!
	Dim nByte	 : nByte	= Tp.Native_Byte
	Dim nInt	 : nInt		= Tp.Native_Integer
	Dim nLng	 : nLng		= Tp.Native_Long
	Dim nSng	 : nSng		= Tp.Native_Single
	Dim nDbl	 : nDbl		= Tp.Native_Double
	Dim nStr	 : nStr		= Tp.Native_String
	Dim nBool	 : nBool	= Tp.Native_Boolean
	Dim nObj 	 : nObj		= Tp.Native_Object
	Dim nEmpty	 : nEmpty	= Tp.Native_Empty
	Dim nDate	 : nDate	= Tp.Native_Date
	Dim nArray	 : nArray	= Tp.Native_Array
	Dim nVariant : nVariant	= Tp.Native_Variant
	
	assert_same(typeOf(Nothing),		nObj).x
	assert_same(typeOf(Empty),			nEmpty).x
	assert_same(typeOf(True),			nBool).x
	assert_same(typeOf(False),			nBool).x
	assert_same(typeOf(""),				nStr).x
	assert_same(typeOf("blah"),			nStr).x
	assert_same(typeOf(CByte(0)),		nByte).x
	assert_same(typeOf( 0),				nInt).x
	assert_same(typeOf( 1),				nInt).x
	assert_same(typeOf(-1),				nInt).x
	assert_same(typeOf(CLng(0)),		nLng).x
	assert_same(typeOf(CSng(0)),		nSng).x
	assert_same(typeOf(3.1415),			nDbl).x
	assert_same(typeOf(CDbl(0)),		nDbl).x
	assert_same(typeOf(Date),			nDate).x
	assert_same(typeOf(Array()),		nArray).x

	Dim o As Object, act As Variant
	
	' an object without member .ctor:
	o = New TTest_TyName
	assert_same(typeOf(o), nObj).x
	o.tyname = "foo"
	assert_same(typeOf(o), nObj).x

	' an object with (invalid) member .ctor: ~&gt; Native_Object
	o = New TTest_Ctor
	o.ctor = Empty		: assert_same(typeOf(o), nObj).x
	o.ctor = Nothing	: assert_same(typeOf(o), nObj).x
	o.ctor = True		: assert_same(typeOf(o), nObj).x
	o.ctor = False		: assert_same(typeOf(o), nObj).x
	o.ctor = ""			: assert_same(typeOf(o), nObj).x
	o.ctor = "foo"		: assert_same(typeOf(o), nObj).x
	o.ctor =  0			: assert_same(typeOf(o), nObj).x
	o.ctor =  1			: assert_same(typeOf(o), nObj).x
	o.ctor = -1			: assert_same(typeOf(o), nObj).x
	o.ctor = 3.1415		: assert_same(typeOf(o), nObj).x
	o.ctor = Array()	: assert_same(typeOf(o), nObj).x
	
	' even a a data value as .ctor but not something
	' that has itself .ctor = DataCtor:
	o.ctor = Tp.List	: assert_same(typeOf(o), nObj).x
	
	' data values:
	assert_same(typeOf(Tp.DataTypeCtor),	Tp.TDataCtor).x
	assert_same(typeOf(Tp.TDataTypeCtor),	Tp.TDataTypeCtor).x

	assert_same(typeOf(Tp.DataCtor),		Tp.TDataCtor).x
	assert_same(typeOf(Tp.TDataCtor),		Tp.TDataTypeCtor).x
	
	assert_same(typeOf(Tp.TType),			Tp.TDataTypeCtor).x
	assert_same(typeOf(Tp.TType_TyApp),		Tp.TDataCtor).x
	assert_same(typeOf(Tp.TType_TyParam),	Tp.TDataCtor).x
		
	assert_same(typeOf(Tp.Native),		Tp.TDataCtor).x
	assert_same(typeOf(Tp.TNative),		Tp.TDataTypeCtor).x
	assert_same(typeOf(nByte),			Tp.TNative).x
	assert_same(typeOf(nInt),			Tp.TNative).x
	assert_same(typeOf(nLng),			Tp.TNative).x
	assert_same(typeOf(nSng),			Tp.TNative).x
	assert_same(typeOf(nDbl),			Tp.TNative).x
	assert_same(typeOf(nStr),			Tp.TNative).x
	assert_same(typeOf(nBool),			Tp.TNative).x
	assert_same(typeOf(nEmpty),			Tp.TNative).x
	assert_same(typeOf(nObj),			Tp.TNative).x
	assert_same(typeOf(nDate),			Tp.TNative).x
	assert_same(typeOf(nArray),			Tp.TNative).x
	assert_same(typeOf(nVariant),		Tp.TNative).x
	
	Dim cNil  : cNil  = Tp.List_Nil
	Dim cCons : cCons = Tp.List_Cons
	
	assert_same(typeOf(Tp.List),	Tp.TDataTypeCtor).x
	assert_same(typeOf(cNil),		Tp.TDataCtor).x
	assert_same(typeOf(cCons),		Tp.TDataCtor).x

	Dim vNil : vNil = field(DataCtor_argTypes, cNil)
	assert_same(typeOf(vNil),	Tp.List).x
	Dim vCons : vCons = field(DataCtor_argTypes, cCons)
	assert_same(typeOf(vCons),	Tp.List).x
End Function


Function test_Type_typeStr()
	assertEqual(typeStr(Nothing),		"Object").x
	assertEqual(typeStr(Empty),			"Empty").x
	assertEqual(typeStr(True),			"Boolean").x
	assertEqual(typeStr(False),			"Boolean").x
	assertEqual(typeStr(""),			"String").x
	assertEqual(typeStr("blah"),		"String").x
	assertEqual(typeStr(CByte(0)),		"Byte").x
	assertEqual(typeStr( 0),			"Integer").x
	assertEqual(typeStr( 1),			"Integer").x
	assertEqual(typeStr(-1),			"Integer").x
	assertEqual(typeStr(CLng(0)),		"Long").x
	assertEqual(typeStr(CSng(0)),		"Single").x
	assertEqual(typeStr(3.1415),		"Double").x
	assertEqual(typeStr(CDbl(0)),		"Double").x
	assertEqual(typeStr(Date),			"Date").x
	
	' arrays
	
	Dim byteArray() As Byte
	assertEqual(typeName(byteArray),	"Byte()").x
	assertEqual(typeStr(byteArray),		"Array").x
	
	Dim intArray() As Integer
	assertEqual(typeName(intArray),		"Integer()").x
	assertEqual(typeStr(intArray),		"Array").x


	assertEqual(typeName(Array()),		"Variant()").x
	assertEqual(typeStr(Array()),		"Array").x
	Dim variantArray() As Variant
	assertEqual(typeName(variantArray),	"Variant()").x
	assertEqual(typeStr(variantArray),	"Array").x
	
	' objects
	
	Dim t1 As New TTest_NoTyName
	assertEqual(typeStr(t1), "Object").x

	Dim t2 As New TTest_TyName
	t2.tyname = "foobar"
	assertEqual(typeStr(t2), "Object/foobar").x
	
	' typeStr of a fn object
	assertEqual(typeStr(typeOf), "Object/TFn").x
	
	
	' data values
	
	assertEqual(typeStr(Tp.DataTypeCtor), 	"Data/TDataCtor").x
	assertEqual(typeStr(Tp.TDataTypeCtor),	"Data/TDataTypeCtor").x

	assertEqual(typeStr(Tp.DataCtor),		"Data/TDataCtor").x
	assertEqual(typeStr(Tp.TDataCtor),		"Data/TDataTypeCtor").x
		
	assertEqual(typeStr(Tp.TType),			"Data/TDataTypeCtor").x
	assertEqual(typeStr(Tp.TType_TyApp),	"Data/TDataCtor").x
	assertEqual(typeStr(Tp.TType_TyParam),	"Data/TDataCtor").x
		
	assertEqual(typeStr(Tp.Native),			"Data/TDataCtor").x
	assertEqual(typeStr(Tp.TNative),		"Data/TDataTypeCtor").x
	assertEqual(typeStr(Tp.Native_Byte),	"Data/TNative").x
	assertEqual(typeStr(Tp.Native_Integer),	"Data/TNative").x
	assertEqual(typeStr(Tp.Native_Long),	"Data/TNative").x
	assertEqual(typeStr(Tp.Native_Single),	"Data/TNative").x
	assertEqual(typeStr(Tp.Native_Double),	"Data/TNative").x
	assertEqual(typeStr(Tp.Native_String),	"Data/TNative").x
	assertEqual(typeStr(Tp.Native_Boolean),	"Data/TNative").x
	assertEqual(typeStr(Tp.Native_Empty),	"Data/TNative").x
	assertEqual(typeStr(Tp.Native_Object),	"Data/TNative").x
	assertEqual(typeStr(Tp.Native_Date),	"Data/TNative").x
	assertEqual(typeStr(Tp.Native_Array),	"Data/TNative").x
	assertEqual(typeStr(Tp.Native_Variant),	"Data/TNative").x
	
	' list
	
	Dim a
	a = TList	' the data type ctor
	assertEqual(typeStr(a), "Data/TDataTypeCtor").x
	a = Tp.List	' the data type ctor
	assertEqual(typeStr(a), "Data/TDataTypeCtor").x
	a = TList	' the data type ctor
	assertEqual(typeStr(a), "Data/TDataTypeCtor").x
	a = TList(Tp.Native_Integer)
	' the applied data type ctor is a TypeApp, hence:
	assertEqual(typeStr(a), "Data/Type").x
	
	a = Tp.List_Nil	' the data ctor
	assertEqual(typeStr(a), "Data/TDataCtor").x
	a = nil	' returns the singleton *value*
	assertEqual(typeStr(a), "Data/List").x
	'assertEqual(typeStr(a), "Data/[a0]").x	' TODO: typeStr for List
	
	a = Tp.List_Cons	' the data ctor
	assertEqual(typeStr(a), "Data/TDataCtor").x
	a = cons(nil, nil)	' a cons value
	assertEqual(typeStr(a), "Data/List").x
	'assertEqual(typeStr(a), "Data/[[a0]]").x	' TODO: typeStr for List
	
End Function

Function test_Type_isType
	assertEqual(isType(Tp.TDataTypeCtor),			True).x
	assertEqual(isType(Tp.DataTypeCtor),			False).x
	assertEqual(isType(Tp.TDataCtor),				True).x
	assertEqual(isType(Tp.DataCtor),				False).x
	assertEqual(isType(Tp.TNative),					True).x
	assertEqual(isType(Tp.Native),					False).x
	assertEqual(isType(Tp.TType),					True).x
	assertEqual(isType(Tp.TType_TyParam),			False).x
	assertEqual(isType(TypeParam(0)),				True).x
	assertEqual(isType(Tp.TType_TyApp),				False).x
	assertEqual(isType(TypeApp(TList, Tp.TType)),	True).x
	
	assertEqual(isType(Tp.Native_Boolean),	True).x
	assertEqual(isType(Tp.Native_Byte),		True).x
	assertEqual(isType(Tp.Native_Integer),	True).x
	assertEqual(isType(Tp.Native_Long),		True).x
	assertEqual(isType(Tp.Native_Single),	True).x
	assertEqual(isType(Tp.Native_Double),	True).x
	assertEqual(isType(Tp.Native_String),	True).x

	assertEqual(isType(Tp.Native_Object),	True).x
	assertEqual(isType(Tp.Native_Empty),	True).x
	assertEqual(isType(Tp.Native_Array),	True).x
	assertEqual(isType(Tp.Native_Date),		True).x
	assertEqual(isType(Tp.Native_Variant),	True).x
	
	' unapplied List type ctor ??
	assertEqual(isType(Tp.List),				True).x
	assertEqual(isType(TList(Tp.Native_Long)),	True).x
	assertEqual(isType(Tp.List_Nil),			False).x
	assertEqual(isType(nil),					False).x
	assertEqual(isType(Tp.List_Cons),			False).x
	assertEqual(isType(cons(1, nil)),			False).x
	assertEqual(isType(List()),					False).x
	assertEqual(isType(List(1)),				False).x
	assertEqual(isType(List(1, 2)),				False).x

	assertEqual(isType(""),				False).x
	assertEqual(isType("a"),			False).x
	assertEqual(isType("foobar"),		False).x
	assertEqual(isType(Nothing),		False).x
	assertEqual(isType(Empty),			False).x
	assertEqual(isType(True),			False).x
	assertEqual(isType(False),			False).x
	assertEqual(isType( 0),				False).x
	assertEqual(isType( 1),				False).x
	assertEqual(isType(-1),				False).x
	assertEqual(isType( 32766),			False).x '0x7FFE
	assertEqual(isType( 32767),			False).x '0x7FFF
	assertEqual(isType( 32768),			False).x '0x8000 (!)
	assertEqual(isType( 65534),			False).x '0xFFFE
	assertEqual(isType( 65535),			False).x '0xFFFF
	assertEqual(isType( 65536),			False).x '0x80000
	assertEqual(isType(-32766),			False).x '0x8002
	assertEqual(isType(-32767),			False).x '0x8001
	assertEqual(isType(-32768),			False).x '0x8000
	assertEqual(isType(-32769),			False).x '0x17FFF (!)
	assertEqual(isType(-65534),			False).x '0xFFFE
	assertEqual(isType(-65535),			False).x '0xFFFF
	assertEqual(isType(-65536),			False).x '0x80000
	assertEqual(isType(3.14),			False).x
	assertEqual(isType(Array()),		False).x
	assertEqual(isType(Array(42)),		False).x
	assertEqual(isType(Array(42)),		False).x
	
	assertEqual(isType(CBool(0)),		False).x
	assertEqual(isType(CByte(0)),		False).x
	assertEqual(isType(CInt(0)),		False).x
	assertEqual(isType(CLng(0)),		False).x
	assertEqual(isType(CSng(0)),		False).x
	assertEqual(isType(CDbl(0)),		False).x
	assertEqual(isType(Date),			False).x

End Function

Function test_Type_hasType
	assertEqual(hasType(DataTypeCtor,	TDataCtor), 	True).x
	assertEqual(hasType(DataCtor,		TDataCtor), 	True).x
	assertEqual(hasType(TDataCtor,		TDataTypeCtor), True).x
	assertEqual(hasType(TDataTypeCtor,	TDataTypeCtor), True).x
	assertEqual(hasType(TType, 			TDataTypeCtor), True).x
		
	assertEqual(hasType(DataCtor,		TDataTypeCtor), False).x
	assertEqual(hasType(DataTypeCtor,	TDataTypeCtor), False).x

	assertThrows(hasType, Array(TDataCtor, DataCtor)).x
	
	assertEqual(hasType(Tp.List,		TType),			True).x
	assertEqual(hasType(Tp.List,		TDataTypeCtor),	True).x
	assertEqual(hasType(Tp.List,		TDataCtor),		False).x
	assertEqual(hasType(Tp.List_Nil,	TDataCtor),		True).x
	assertEqual(hasType(Tp.List_Cons,	TDataCtor),		True).x
	assertEqual(hasType(Tp.List_Nil,	TType),			False).x
	assertEqual(hasType(Tp.List_Cons,	TType),			False).x
	assertEqual(hasType(List(0),		TType),			False).x
	assertEqual(hasType(List(0, "one"),	TType),			False).x
	
	Dim a		: a		= TypeParam(0)
	Dim nBool	: nBool	= Tp.Native_Boolean
	Dim nByte	: nByte	= Tp.Native_Byte
	Dim nInt	: nInt	= Tp.Native_Integer
	Dim nLong	: nLong	= Tp.Native_Long
	Dim nStr	: nStr	= Tp.Native_String
	Dim nVar	: nVar	= Tp.Native_Variant
		
	assertEqual(hasType(a,					TType), True).x
	assertEqual(hasType(TypeApp(TList, a),	TType), True).x
	assertEqual(hasType(TList(a),			TType), True).x
	assertEqual(hasType(TList(nInt),		TType), True).x
	
	assertEqual(hasType(nBool,				Tp.TNative), True).x
	assertEqual(hasType(nByte,				Tp.TNative), True).x
	assertEqual(hasType(nInt,				Tp.TNative), True).x
	assertEqual(hasType(nLong,				Tp.TNative), True).x
	assertEqual(hasType(nStr,				Tp.TNative), True).x
	assertEqual(hasType(nVar,				Tp.TNative), True).x

	assertEqual(hasType(nBool,				TType), True).x
	assertEqual(hasType(nByte,				TType), True).x
	assertEqual(hasType(nInt,				TType), True).x
	assertEqual(hasType(nLong,				TType), True).x
	assertEqual(hasType(nStr,				TType), True).x
	assertEqual(hasType(nVar,				TType), True).x
	
	
	assertEqual(hasType("",				nStr),	 True).x
	assertEqual(hasType("a",			nStr),	 True).x
	assertEqual(hasType("foobar",		nStr),	 True).x
	assertEqual(hasType(Nothing,		nStr),	False).x
	assertEqual(hasType(Empty,			nStr),	False).x
	assertEqual(hasType(True,			nStr),	False).x
	assertEqual(hasType(False,			nStr),	False).x
	assertEqual(hasType(0,				nStr),	False).x
	assertEqual(hasType(1,				nStr),	False).x
	assertEqual(hasType(3.14,			nStr),	False).x
	assertEqual(hasType(Array(),		nStr),	False).x
	assertEqual(hasType(Array(42),		nStr),	False).x
	assertEqual(hasType(Array(42),		nStr),	False).x
	assertEqual(hasType(TList,			nStr),	False).x
	assertEqual(hasType(Tp.List_Nil,	nStr),	False).x
	assertEqual(hasType(Tp.List_Cons,	nStr),	False).x
	assertEqual(hasType(nil,			nStr),	False).x
	assertEqual(hasType(List(),			nStr),	False).x
	assertEqual(hasType(List(1),		nStr),	False).x
	assertEqual(hasType(List(1, 2),		nStr),	False).x

	assertEqual(hasType("",				nInt),	False).x
	assertEqual(hasType("a",			nInt),	False).x
	assertEqual(hasType("foobar",		nInt),	False).x
	assertEqual(hasType(Nothing,		nInt),	False).x
	assertEqual(hasType(Empty,			nInt),	False).x
	assertEqual(hasType(True,			nInt),	False).x
	assertEqual(hasType(False,			nInt),	False).x
	assertEqual(hasType( 0,				nInt),	 True).x
	assertEqual(hasType( 1,				nInt),	 True).x
	assertEqual(hasType(-1,				nInt),	 True).x
	assertEqual(hasType( 32766,			nInt),	 True).x '0x7FFE
	assertEqual(hasType( 32767,			nInt),	 True).x '0x7FFF
	assertEqual(hasType( 32768,			nInt),	False).x '0x8000 (!)
	assertEqual(hasType( 65534,			nInt),	False).x '0xFFFE
	assertEqual(hasType( 65535,			nInt),	False).x '0xFFFF
	assertEqual(hasType( 65536,			nInt),	False).x '0x80000
	assertEqual(hasType(-32766,			nInt),	 True).x '0x8002
	assertEqual(hasType(-32767,			nInt),	 True).x '0x8001
	assertEqual(hasType(-32768,			nInt),	 True).x '0x8000
	assertEqual(hasType(-32769,			nInt),	False).x '0x17FFF (!)
	assertEqual(hasType(-65534,			nInt),	False).x '0xFFFE
	assertEqual(hasType(-65535,			nInt),	False).x '0xFFFF
	assertEqual(hasType(-65536,			nInt),	False).x '0x80000
	assertEqual(hasType(3.14,			nInt),	False).x
	assertEqual(hasType(Array(),		nInt),	False).x
	assertEqual(hasType(Array(42),		nInt),	False).x
	assertEqual(hasType(Array(42),		nInt),	False).x
	assertEqual(hasType(TList,			nInt),	False).x
	assertEqual(hasType(Tp.List_Nil,	nInt),	False).x
	assertEqual(hasType(Tp.List_Cons,	nInt),	False).x
	assertEqual(hasType(nil,			nInt),	False).x
	assertEqual(hasType(List(),			nInt),	False).x
	assertEqual(hasType(List(1),		nInt),	False).x
	assertEqual(hasType(List(1, 2),		nInt),	False).x
	
	' lists
	
	assertEqual(hasType(nil,			TList(a)),		True).x
	assertEqual(hasType(nil,			TList(nInt)),	True).x
	assertEqual(hasType(nil,			TList(nStr)),	True).x
	assertEqual(hasType(nil,			TList(nVar)),	True).x
	
	assertEqual(hasType(List(1),		TList(a)),		True).x
	assertEqual(hasType(List(1),		TList(nInt)),	True).x

	' TODO: hasType(..., TList) [unapplied TList]?
	assertEqual(hasType(List(1),		TList),		True).x
	
	' NYI
	'assertEqual(hasType(List(1),		TList(nStr)),	False).x
	'assertEqual(hasType(List(1),		TList(nVar)),	False).x

	' NYI
	'assertEqual(hasType(3, TypeParam(0)), True).x
	
	
	assertEqual(hasType(3,		TList(nStr)), False).x
	assertEqual(hasType("foo",	TList(nStr)), False).x


	' depending on isSubtypeOf
	
	assertEqual(hasType(TDataCtor,		TType), True).x
	assertEqual(hasType(TDataTypeCtor,	TType), True).x
	assertEqual(hasType(TList,			TType), True).x
	assertEqual(hasType(TType,			TType), True).x

	'assertEqual(isSubtypeOf(TDataCtor,		TType), False).x
	'assertEqual(isSubtypeOf(TDataTypeCtor,	TType), True).x
	'assertEqual(isSubtypeOf(TList,			TType), False).x
	'assertEqual(isSubtypeOf(TString,		TType), True).x
	'assertEqual(isSubtypeOf(TInteger,		TType), True).x

End Function

Function test_Type_dot_str()
	assertEqual(TDataTypeCtor.str,	"TDataTypeCtor").x
	assertEqual(TDataCtor.str,		"TDataCtor").x
	assertEqual(TType.str, 			"Type").x
	assertEqual(TList.str,			"List").x


	'assertEqual(DataTypeCtor.str,	"TDataTypeCtor.DataTypeCtor").x
	assertEqual(DataTypeCtor.str,	"DataTypeCtor :: Str -&gt; Int -&gt; (List TDataCtor) -&gt; TDataTypeCtor").x
	
	'assertEqual(DataCtor.str,		"TDataCtor.DataCtor").x
	assertEqual(DataCtor.str,		"DataCtor :: Str -&gt; (List Type) -&gt; TDataTypeCtor -&gt; TDataCtor").x
	
	Dim vNil, cNil, cCons
	vNil = nil
	cNil = ctorOf(vNil)
	cCons = Tp.List_Cons
	assertEqual(vNil.str,		"[]").x
	'assertEqual(cNil.str,		"List.Nil").x
	assertEqual(cNil.str,		"Nil :: List a0").x
	'assertEqualcCons.str,	"List.Cons").x
	assertEqual(cCons.str,	"Cons :: a0 -&gt; (List a0) -&gt; (List a0)").x
	
	Dim cNtv	: cNtv	= Tp.Native
	Dim nBool	: nBool	= Tp.Native_Boolean
	Dim nByte	: nByte	= Tp.Native_Byte
	Dim nInt	: nInt	= Tp.Native_Integer
	Dim nLong	: nLong	= Tp.Native_Long
	Dim nSng	: nSng	= Tp.Native_Single
	Dim nDbl	: nDbl	= Tp.Native_Double
	Dim nStr	: nStr	= Tp.Native_String
	Dim nDate	: nDate	= Tp.Native_Date
	Dim nEmpty	: nEmpty = Tp.Native_Empty
	Dim nObj	: nObj	= Tp.Native_Object
	Dim nArr	: nArr	= Tp.Native_Array
	Dim nVar	: nVar	= Tp.Native_Variant
		
	assertEqual(nBool.str,	cNtv.str &amp; "_Bool").x
	assertEqual(nByte.str,	cNtv.str &amp; "_Byte").x
	assertEqual(nInt.str,	cNtv.str &amp; "_Int").x
	assertEqual(nLong.str,	cNtv.str &amp; "_Long").x
	assertEqual(nSng.str,	cNtv.str &amp; "_Single").x
	assertEqual(nDbl.str,	cNtv.str &amp; "_Double").x
	assertEqual(nStr.str,	cNtv.str &amp; "_Str").x
	assertEqual(nDate.str,	cNtv.str &amp; "_Date").x
	assertEqual(nEmpty.str,	cNtv.str &amp; "_Empty").x
	assertEqual(nObj.str,	cNtv.str &amp; "_Obj").x
	assertEqual(nArr.str,	cNtv.str &amp; "_Array").x
	assertEqual(nVar.str,	cNtv.str &amp; "_Variant").x
	
	'assertEqual(TypeParam.str,		"Type.Param").x
	assertEqual(TypeParam.str,		"TyParam :: Int -&gt; Type").x
	assertEqual(TypeParam(0).str,	"a0").x
	assertEqual(TypeParam(1).str,	"a1").x
	assertEqual(TypeParam(2).str,	"a2").x
	
	'assertEqual(TypeApp.str,				"Type.App").x
	'assertEqual(TList(TypeParam(0)).str,	"List a0").x
	'assertEqual(TList(nStr).str,			"List Str").x
	'assertEqual(TList(nInt).str,			"List Int").x
	'assertEqual(TList(TType).str,			"List Type").x
	
	assertEqual(TypeApp.str,				"TyApp :: Type -&gt; Type -&gt; Type").x
	assertEqual(TList(TypeParam(0)).str,	"[a0]").x
	assertEqual(TList(nStr).str,			"[Str]").x
	assertEqual(TList(nInt).str,			"[Int]").x
	assertEqual(TList(TType).str,			"[Type]").x

	Dim t : t = TList(TList(nStr))
	'assertEqual(t.str,	"List (List Str)").x
	assertEqual(t.str,	"[[Str]]").x
	
End Function

Function test_Data_toString()
	Dim x
	
	' -- data type ctors
	x = TDataTypeCtor
	assertEqual(Data_toString(x), _
		"DataTypeCtor 'TDataTypeCtor' 0 [´DataTypeCtor]").x
	x = TDataCtor
	assertEqual(Data_toString(x), _
		"DataTypeCtor 'TDataCtor' 0 [´DataCtor]").x
	x = TType
	assertEqual(Data_toString(x), _
		"DataTypeCtor 'Type' 0 [´TyApp, ´TyParam]").x
	x = TList
	assertEqual(Data_toString(x), _
		"DataTypeCtor 'List' 1 [´Nil, ´Cons]").x
	x = Tp.TNative
	assertEqual(Data_toString(x), _
		"DataTypeCtor 'TNative' 0 [´Native]").x
	x = TPattern
	assertEqual(Data_toString(x), _
		"DataTypeCtor 'Pattern' 0 [´Data, ´Const, ´Var, ´Any]").x

	Dim nInt  : nInt  = Tp.Native_Integer
	Dim nStr  : nStr  = Tp.Native_String
	Dim nBool : nBool = Tp.Native_Boolean
	' -- types
	x = TypeParam(0)
	assertEqual(Data_toString(x), "a0").x
	x = TypeParam(1)
	assertEqual(Data_toString(x), "a1").x
	x = TList(TypeParam(2)) ' = TypeApp(TList, TypeParam(2))
	assertEqual(Data_toString(x), "List a2").x
	x = TList(nInt)
	assertEqual(Data_toString(x), "List Int").x
	x = TList(TType)
	assertEqual(Data_toString(x), "List Type").x
	x = TList(TList(nInt))
	assertEqual(Data_toString(x), "List (List Int)").x
	' (0-arity) type ctors, viewed as Type
	x = TDataTypeCtor
	assertEqual(TType_toString(x), "TDataTypeCtor").x
	x = TDataCtor
	assertEqual(TType_toString(x), "TDataCtor").x
	x = TType
	assertEqual(TType_toString(x), "Type").x
	'x = TList ' &lt;----------------- TODO: unapplied List really a type?
	'assertEqual(TType_toString(x), "List ?").x
	x = Tp.TNative
	assertEqual(TType_toString(x), "TNative").x
	x = TPattern
	assertEqual(TType_toString(x), "Pattern").x
	' native types - viewed as Type, not as NativeTypeCtor
	x = nInt
	assertEqual(TType_toString(x), "Int").x
	x = nStr
	assertEqual(TType_toString(x), "Str").x
	x = nBool
	assertEqual(TType_toString(x), "Bool").x

	' make up a type with two type parameters
	Dim tcPair, cPair
	tcPair = _mkDataTypeCtor("TPair", 2)
	cPair  = mkDataCtor(tcPair, "Pair", List(TypeParam(0), TypeParam(1)))
	dim tcList : tcList = TList
	x = tcPair
	assertEqual(Data_toString(x), "DataTypeCtor 'TPair' 2 [´Pair]").x
	' as Type: ' &lt;----------------- TODO: unapplied TPair really a type?
	'assertEqual(TType_toString(x), "TPair ? ?").x
	'x = TypeApp(tcPair, nStr)
	'assertEqual(TType_toString(x), "TPair Str ?").x

	'x = TList(TypeApp(tcPair, nStr)) ' should throw "incomplete type arg"

	x = TypeApp(TypeApp(tcPair, nStr), nInt)
	assertEqual(TType_toString(x), "TPair Str Int").x
	x = TypeApp(TypeApp(tcPair, TList(nStr)), nInt)
	assertEqual(TType_toString(x), "TPair (List Str) Int").x
	x = TypeApp(TypeApp(tcPair, nStr), TList(nInt))
	assertEqual(TType_toString(x), "TPair Str (List Int)").x
	x = TypeApp(TypeApp(tcPair, TList(nStr)), TList(nInt))
	assertEqual(TType_toString(x), "TPair (List Str) (List Int)").x

	
	' -- data ctors
	x = Tp.DataCtor
	assertEqual(Data_toString(x), _
		"TDataCtor.DataCtor Str (List Type) TDataTypeCtor").x
	x = Tp.DataTypeCtor
	assertEqual(Data_toString(x), _
		"TDataTypeCtor.DataTypeCtor Str Int (List TDataCtor)").x
	x = Tp.TType_TyParam
	assertEqual(Data_toString(x), "Type.TyParam Int").x
	x = Tp.TType_TyApp
	assertEqual(Data_toString(x), "Type.TyApp Type Type").x
	x = Tp.List_Nil
	assertEqual(Data_toString(x), "List.Nil").x
	x = Tp.List_Cons
	assertEqual(Data_toString(x), "List.Cons a0 (List a0)").x
	x = cPair
	assertEqual(Data_toString(x), "TPair.Pair a0 a1").x


	' -- data values
	x = nil
	assertEqual(Data_toString(x), "[]").x
	x = List(1, 2, 3)
	assertEqual(Data_toString(x), "[1, 2, 3]").x
	x = List(Tp.List_Nil, Tp.List_Cons)
	assertEqual(Data_toString(x), "[List.Nil, List.Cons a0 (List a0)]").x
	x = List(TList, TType)
'	assertEqual(Data_toString(x), "[´List, ´Type]").x
	
	' -- generic toString
	x = applyDC(cPair, 5, 47)
	assertEqual(Data_toString(x), "Pair 5 47").x
	x = applyDC(cPair, 5, applyDC(cPair, "foo", nil))
	assertEqual(Data_toString(x), "Pair 5 (Pair 'foo' [])").x



	x = patCons(patCons(patVar("y"), patVar("x")), patVar("xs"))
	'assertEqual(generic_Data_toString(x), "Data ´Cons [y:x, xs]").x
	'assertEqual(        Data_toString(x), "(y:x):xs").x


	x = patAny
	assertEqual(generic_Data_toString(x), ctorName(x)).x
	assertEqual(        Data_toString(x), TPattern_toString(x)).x
	x = patConst("foo")
	assertEqual(generic_Data_toString(x), ctorName(x) &amp; " " &amp; toString("foo")).x
	assertEqual(        Data_toString(x), TPattern_toString(x)).x
	x = patConst(Empty)
	assertEqual(generic_Data_toString(x), ctorName(x) &amp; " " &amp; toString(Empty)).x
	assertEqual(        Data_toString(x), TPattern_toString(x)).x
	x = patVar("foo")
	assertEqual(generic_Data_toString(x), ctorName(x) &amp; " " &amp; toString("foo")).x
	assertEqual(        Data_toString(x), TPattern_toString(x)).x
	x = patNil
	assertEqual(generic_Data_toString(x), "Data ´Nil []").x
	assertEqual(        Data_toString(x), TPattern_toString(x)).x
	x = patData(Tp.List_Nil, nil)
	assertEqual(generic_Data_toString(x), "Data ´Nil []").x
	assertEqual(        Data_toString(x), TPattern_toString(x)).x
	x = patData(Tp.List_Cons, List(patVar("x"), patVar("xs")))
	assertEqual(generic_Data_toString(x), _
		"Data ´Cons [Pattern(x), Pattern(xs)]").x
	assertEqual(        Data_toString(x), TPattern_toString(x)).x
End Function


Function test_Type_applyDC()
	Dim a, c

	c = Tp.TType_TyParam
	a = applyDC(c, 0)
	assert_hasCtor(a, c).x
	
	a = applyDC(c)
	assertEqual(isFn(a), True).x
	
	a = apply(applyDC(c), 0)
	assert_hasCtor(a, c).x
	
	c = Tp.TType_TyApp
	a = applyDC(c, TList)
	assertEqual(isFn(a), True).x
	a = apply(a, TypeParam(0))
	assert_hasCtor(a, c).x
	
	c = Tp.List_Cons
	a = applyDC(c, 42)
	assertEqual(isFn(a), True).x
	a = apply(a, nil)
	assert_hasCtor(a, c).x
	assertEqual(TList_equ(a, List(42)), True).x
	
	a = applyDC(c, 42, nil)
	assert_hasCtor(a, c).x
	assertEqual(TList_equ(a, List(42)), True).x
		
	a = applyDC(c)
	assertEqual(isFn(a), True).x
	a = apply(a, 4711)
	assertEqual(isFn(a), True).x
	a = apply(a, nil)
	assert_hasCtor(a, c).x
	assertEqual(TList_equ(a, List(4711)), True).x
	
	
	Dim tc, cFoo, cBar
	tc = applyDC(DataTypeCtor, "TFoo", 0, nil)
	cFoo = mkDataCtor(tc, "Foo", nil)
	cBar = mkDataCtor(tc, "Bar", nil)
	'show(cBar.str, Data_toString(cBar))
	a = applyDC(cFoo)
	'show(a.str, DataValue_toString(a))
	' should return singleton instances
	assert_same(applyDC(cFoo), a).x
	refute_same(applyDC(cBar), a).x
	a = applyDC(cBar)
	assert_same(applyDC(cBar), a).x
	
End Function

' ##############################################


Function asdf
	' But before we go on to make one, let's make things a bit more 
	' interesting. Why not give him a brother:
	Dim cBar As DataValue
	cBar = _mkValueFrom_lax(cDataCtor, Array( _
		"Bar", _
		emptyArray, _
		Nothing _
	)
	' Bar just looks like his twin Foo, only the names are different.
	' Of course they have the same "parent":
	Dim tcFooOrBar As DataValue
	tcFooOrBar = _mkValueFrom_lax(cDataTypeCtor, Array( _
		"FooOrBar", _
		0, _
		Array(cFoo, cBar) _
	)
	_setTypeCtor(cFoo, tcFooOrBar)
	_setTypeCtor(cBar, tcFooOrBar)
	' FooOrBar = Foo | Bar
	' We can now make values of type FooOrBar
	Dim y, z
	x = _mkValueFrom_lax(cFoo, Array())
	y = _mkValueFrom_lax(cBar, Array())
	z = _mkValueFrom_lax(cFoo, Array())
	' the function isTypeOf takes a type and a value, and tests
	' whether the value has the given type:
	assertEqual(isTypeOf(tcFooOrBar, x), True).x
	assertEqual(isTypeOf(tcFooOrBar, y), True).x
	assertEqual(isTypeOf(tcFooOrBar, z), True).x
	' But of course, FooOrBar itself is NOT a FooOrBar
	assertEqual(isTypeOf(tcFooOrBar, tcFooOrBar), False).x
	' Rather it is a TDataTypeCtor
	assertEqual(isTypeOf(tcDataTypeCtor, tcFooOrBar), True).x
	' Similarly, neither cFoo nor cBar are FooBar s:
	assertEqual(isTypeOf(tcFooOrBar, cFoo), False).x
	assertEqual(isTypeOf(tcFooOrBar, cBar), False).x
	' They're data constructors:
	assertEqual(isTypeOf(tcDataCtor, cFoo), True).x
	assertEqual(isTypeOf(tcDataCtor, cBar), True).x
	
	' We can also dispatch on the values' ctors (names).
	' Since extracting the ctor's name will be common, we'll
	' extract that into another helper function:
	assertEqual(ctorName(x), field(DataCtor_name, cFoo)).x
	assertEqual(ctorName(y), field(DataCtor_name, cBar)).x
	assertEqual(ctorName(z), field(DataCtor_name, cFoo)).x
	' With that in place:
	Dim what As String, i As Integer, vs As Variant
	what = ""
	vs = Array(x, y, z)
	For i = 0 To 2
		Select Case ctorName(vs(i))
			Case "Foo": what = what &amp; "aFoo "
			Case "Bar": what = what &amp; "aBar "
		End Select
	Next i
	assertEqual(what, "aFoo aBar aFoo ").x
		
End Function

Function test_Type_destructure()
	Dim vP : vP = TypeParam(42)
	Dim vA : vA = TypeApp(TList, vP)
	Dim f
	
	f = _destructure(Tp.TType_TyParam, 0)
	assertEqual(isFn(f), True).x
	assertThrows(f, Array(vA)).x
	assertEqual(apply(f, vP), 42).x
	
	f = _destructure(Tp.TType_TyApp, 0)
	assertEqual(isFn(f), True).x
	assertThrows(f, Array(vP)).x
	assert_same(apply(f, vA), TList).x
	
	f = _destructure(Tp.TType_TyApp, 1)
	assertEqual(isFn(f), True).x
	assertThrows(f, Array(vP)).x
	assert_same(apply(f, vA), vP).x

End Function

Function test_Type_dataCtors()
	Dim tc, dcs
	tc = Tp.TDataTypeCtor : dcs = dataCtors(tc)
	assert_same(dcs, field(DataTypeCtor_dataCtors, tc)).x
	assertEqual(length(dcs), 1).x
	
	tc = Tp.TDataCtor : dcs = dataCtors(tc)
	assert_same(dcs, field(DataTypeCtor_dataCtors, tc)).x
	assertEqual(length(dcs), 1).x
	
	tc = Tp.TNative : dcs = dataCtors(tc)
	assert_same(dcs, field(DataTypeCtor_dataCtors, tc)).x
	assertEqual(length(dcs), 1).x
	
	tc = Tp.TType : dcs = dataCtors(tc)
	assert_same(dcs, field(DataTypeCtor_dataCtors, tc)).x
	assertEqual(length(dcs), 2).x
	
	tc = Tp.List : dcs = dataCtors(tc)
	assert_same(dcs, field(DataTypeCtor_dataCtors, tc)).x
	assertEqual(length(dcs), 2).x
	
	assertThrows(dataCtors, Array(Tp.DataTypeCtor)).x
	assertThrows(dataCtors, Array(Tp.DataCtor)).x
	assertThrows(dataCtors, Array(Tp.Native)).x
	assertThrows(dataCtors, Array(Tp.TType_TyParam)).x
	assertThrows(dataCtors, Array(Tp.TType_TyApp)).x
	assertThrows(dataCtors, Array(Tp.List_Nil)).x
	assertThrows(dataCtors, Array(Tp.List_Cons)).x
	assertThrows(dataCtors, Array(nil)).x
	assertThrows(dataCtors, Array(List(1, 2, 3))).x
End Function

Function test_Type_findDataCtor()
	assert_same(findDataCtor(Tp.TDataTypeCtor, "DataTypeCtor"), Tp.DataTypeCtor).x
	assert_same(findDataCtor(Tp.TDataCtor, "DataCtor"), Tp.DataCtor).x
	assert_same(findDataCtor(Tp.TNative, "Native"), Tp.Native).x
	assert_same(findDataCtor(Tp.TType, "TyParam"), Tp.TType_TyParam).x
	assert_same(findDataCtor(Tp.TType, "TyApp"), Tp.TType_TyApp).x
	assert_same(findDataCtor(Tp.List, "Nil"), Tp.List_Nil).x
	assert_same(findDataCtor(Tp.List, "Cons"), Tp.List_Cons).x
End Function

Function test_Type_singletonVal()
	Dim v
	v = nil
	assert_same(singletonVal(Tp.List_Nil), v).x
	' throws if data ctor is not singleton ctor
	assertThrows(singletonVal, Array(Tp.List_Cons)).x
	' throws if passed something not a data ctor
	assertThrows(singletonVal, Array(v)).x
	assertThrows(singletonVal, Array("asdf")).x
End Function

Function test_Type_Type_arity()
	assertEqual(Type_arity(Tp.TDataTypeCtor), 	0).x
	assertEqual(Type_arity(Tp.TDataCtor), 		0).x
	assertEqual(Type_arity(Tp.TType),			0).x
	assertEqual(Type_arity(Tp.List), 			1).x
	assertEqual(Type_arity(Tp.TNative), 		0).x
	assertEqual(Type_arity(TypeParam(0)),		0).x
	assertEqual(Type_arity(TypeParam(1)),		0).x

	' don't use applyDC, nor TypeApp(..)
	Dim cApp, nStr, vApp
	cApp = Tp.TType_TyApp : nStr = Tp.Native_String
	vApp = _newDataValue(cApp, Array(Tp.List, nStr))
	assertEqual(Type_arity(vApp),				0).x
	
	'assertThrows(Type_arity, Array(nil)).x	
	'assertThrows(Type_arity, Array("foo")).x	

End Function



</script:module>
</file>

<file path=Basic/Standard/Mxx_Scratch.xml><?xml version="1.0" encoding="utf-8"?>
<!DOCTYPE module  PUBLIC '-//OpenOffice.org//DTD OfficeDocument 1.0//EN'  'module.dtd'>
<script:module xmlns:script="http://openoffice.org/2000/script" script:name="Mxx_Scratch" script:language="StarBasic">REM  *****  BASIC  *****
Option Explicit


Type KeyValuePair
	key As String
	val As Variant
	nxt As Object
End Type

Type Env
	daddy As Object
	mappings As Object
End Type


Sub Main
	Dim s As String
	s = "µ -A B -C"
	MsgBox("'" &amp; s &amp; "'" &amp; CR &amp; evalNorExpr(s))
	
	
	Dim e0 As Object
	Dim e1 As Object
	Dim lu As Variant
	Set e0 = Env_new()
	Set e1 = Env_new(e0)

	lu = Env_lookup(e1, "A")
	MsgBox(Env_show(e1) &amp; CR &amp; "lookup('A') ~&gt; " &amp; toString(lu))	

	Env_add(e0, "A", 1)
	Env_add(e1, "B", 2)
	Env_add(e1, "C", 3)

	lu = Env_lookup(e1, "A")
	MsgBox(Env_show(e1) &amp; CR &amp; "lookup('A') ~&gt; " &amp; toString(lu))	

	Env_add(e1, "A", "abc")

	lu = Env_lookup(e1, "A")
	MsgBox(Env_show(e1) &amp; CR &amp; "lookup('A') ~&gt; " &amp; toString(lu))
End Sub

'================================================================================

Function inspect(o As Object)
	On Local Error Goto ErrorHandler
	Dim result As Variant
	result = o.tp
		MsgBox("property 'tp' equals " &amp; toString(result))
	Exit Function
	ErrorHandler:
		croak("property 'tp' not found in " &amp; toString(o))
End Function

'================================================================================

Function KeyValuePair_new(ByVal k As String, ByVal v As Variant)
	Dim result As New KeyValuePair
	result.key = k
	result.val = v
	Set result.nxt = Nothing
	KeyValuePair_new = result
End Function

Function KeyValuePair_show(hd As KeyValuePair, Optional sep As String, Optional indent As String)
	Dim result As String
	result = ""
	If IsMissing(sep) Then
		sep = ", "
	End If
	If IsMissing(indent) Then
		indent = ""
	End If
	If Not(IsNull(hd)) Then
		result = result &amp; indent &amp; "'" &amp; hd.key &amp; "' -&gt; " &amp; hd.val
		If Not(IsNull(hd.nxt)) Then
			result = result &amp; sep &amp; KeyValuePair_show(hd.nxt, sep)
		End If
	End If
	KeyValuePair_show = result
End Function

Function Env_new(Optional p As Object)
	Dim result As New Env
	If IsMissing(p) Then
		Set result.daddy = Nothing
	Else
		Set result.daddy = p
	End If
	Set result.mappings = Nothing
	Env_new = result
End Function

Function Env_show(e As Env, Optional indent As String)
	Dim nl As String
	Dim result As String
	Dim mappingsStr As String
	nl = CR
	If IsMissing(indent) Then
		indent = ""
	End If
	If IsNull(e) Then
		result = "null"
	Else
		mappingsStr = KeyValuePair_show(e.mappings, ", " &amp; nl &amp; indent &amp; Space(2 + 4))
		result = "{" _
			&amp; nl &amp; indent &amp; "  mappings: [" _
				&amp; IIf(IsNull(e.mappings), "", nl &amp; indent &amp; Space(2 + 4) &amp; mappingsStr) _
				&amp; nl &amp; indent &amp; "  ]," _
			&amp; nl &amp; indent &amp; "  daddy: " &amp; Env_show(e.daddy, indent &amp; Space(4)) _
			&amp; nl &amp; indent &amp; "}"
	End If
	Env_show = result
End Function

Function Env_add(e As Env, key As String, val As Variant)
	Dim kvp As KeyValuePair
	Set kvp = KeyValuePair_new(key, val)
	Set kvp.nxt = e.mappings
	Set e.mappings = kvp
	Env_add = e
End Function

Function Env_lookup(e As Env, k As String)
	Dim kvp As KeyValuePair
	Dim result As Variant
	Set kvp = e.mappings
	Set result = Nothing
	While (IsNull(result) And Not(IsNull(kvp)))
		If (kvp.key = k) Then
			result = kvp.val
		Else
			kvp = kvp.nxt
		End If
	Wend
	If IsNull(result) And Not(IsNull(e.daddy)) Then
		result = Env_lookup(e.daddy, k)
	End If
	Env_lookup = result
End Function


'========================================================

Function NOR(a0, Optional a1, Optional a2, Optional a3, Optional a4, Optional a5, Optional a6, Optional a7)
	If Not IsMissing(a7) Then
		NOR = CVErr("NOR: cannot handle more than 7 arguments")
	Else
		If a0 Then
			NOR = 0
		ElseIf IsMissing(a1) Then
			NOR = 1
		   Else
		   	NOR = NOR(a1, a2, a3, a4, a5, a6)
		End If
	End If
End Function

Function evalArgs(s As String, e As Variant)
	Dim args As Variant
	s = LTrim(s)
	If Len(s) = 0 Then
		evalArgs = Array("xxx")
	Else
		evalArgs = Array()
	End If
End Function

Function evalNorExpr(s As String, Optional e As Variant)
	Dim args As Variant
	Dim result As Variant
	If IsMissing(e) Then
		e = Array()
	End If
	s = LTrim(s)
	If Left(s, 1) = "-" Then
		s = Right(s, Len(s) - 1)
		result = NOR(evalNorExpr(s, e))
	ElseIf IsNumeric(s) Then
	 	result = IIf(s, 1, 0)
	Else
		If Left(s, 1) = "µ" Then
			s = Right(s, Len(s) - 1)
			args = evalArgs(s, e)
			result = "NOR(args " &amp; LBound(args) &amp; "..." &amp; UBound(args) &amp; ")"
		Else
			result = Empty
		End If
	End If
	evalNorExpr = result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03_List"/>
  <library:element library:name="M02_Array"/>
  <library:element library:name="M04_Fn"/>
  <library:element library:name="M00_Test"/>
  <library:element library:name="M01_Common"/>
  <library:element library:name="M05_Parser"/>
  <library:element library:name="M09_Pattern"/>
  <library:element library:name="M06_AST"/>
  <library:element library:name="M07_PrsLogic"/>
  <library:element library:name="M08_PrsGrammar"/>
  <library:element library:name="Mxx_Scratch"/>
  <library:element library:name="M10_Env"/>
  <library:element library:name="M11_Expr"/>
  <library:element library:name="M12_Type"/>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